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7mm"/>
    </style:style>
    <style:style style:name="co4" style:family="table-column">
      <style:table-column-properties fo:break-before="auto" style:column-width="38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iragino Sans"/>
    </style:style>
    <style:style style:name="ce2" style:family="table-cell" style:parent-style-name="Default">
      <style:table-cell-properties fo:background-color="#ffff00"/>
      <style:text-properties style:font-name="Hiragino Sans"/>
    </style:style>
    <style:style style:name="ce5" style:family="table-cell" style:parent-style-name="Default">
      <style:table-cell-properties fo:background-color="transparent"/>
      <style:text-properties style:font-name="Hiragin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7.65mm" svg:height="184.44mm" svg:x="354.32mm" svg:y="228.88mm">
            <draw:object draw:notify-on-update-of-ranges="Sheet1.A7:Sheet1.A25 Sheet1.P1:Sheet1.P1 Sheet1.P7:Sheet1.P25 Sheet1.A7:Sheet1.A25 Sheet1.Q1:Sheet1.Q1 Sheet1.Q7:Sheet1.Q25 Sheet1.A7:Sheet1.A25 Sheet1.R1:Sheet1.R1 Sheet1.R7:Sheet1.R25 Sheet1.A7:Sheet1.A25 Sheet1.S1:Sheet1.S1 Sheet1.S7:Sheet1.S25 Sheet1.A7:Sheet1.A25 Sheet1.T1:Sheet1.T1 Sheet1.T7:Sheet1.T25 Sheet1.A7:Sheet1.A25 Sheet1.U1:Sheet1.U1 Sheet1.U7:Sheet1.U25 Sheet1.A7:Sheet1.A25 Sheet1.V1:Sheet1.V1 Sheet1.V7:Sheet1.V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2.97mm" svg:height="176.46mm" svg:x="252.91mm" svg:y="74.68mm">
            <draw:object draw:notify-on-update-of-ranges="Sheet1.A1:Sheet1.A1 Sheet1.A2:Sheet1.A32 Sheet1.B1:Sheet1.B1 Sheet1.B2:Sheet1.B32 Sheet1.A1:Sheet1.A1 Sheet1.A2:Sheet1.A32 Sheet1.C1:Sheet1.C1 Sheet1.C2:Sheet1.C32 Sheet1.A1:Sheet1.A1 Sheet1.A2:Sheet1.A32 Sheet1.D1:Sheet1.D1 Sheet1.D2:Sheet1.D32 Sheet1.A1:Sheet1.A1 Sheet1.A2:Sheet1.A32 Sheet1.E1:Sheet1.E1 Sheet1.E2:Sheet1.E32 Sheet1.A1:Sheet1.A1 Sheet1.A2:Sheet1.A32 Sheet1.F1:Sheet1.F1 Sheet1.F2:Sheet1.F32 Sheet1.A1:Sheet1.A1 Sheet1.A2:Sheet1.A32 Sheet1.G1:Sheet1.G1 Sheet1.G2:Sheet1.G32 Sheet1.A1:Sheet1.A1 Sheet1.A2:Sheet1.A32 Sheet1.H1:Sheet1.H1 Sheet1.H2:Sheet1.H32 Sheet1.A1:Sheet1.A1 Sheet1.A2:Sheet1.A32 Sheet1.I1:Sheet1.I1 Sheet1.I2:Sheet1.I32 Sheet1.A1:Sheet1.A1 Sheet1.A2:Sheet1.A32 Sheet1.J1:Sheet1.J1 Sheet1.J2:Sheet1.J32 Sheet1.A1:Sheet1.A1 Sheet1.A2:Sheet1.A32 Sheet1.K1:Sheet1.K1 Sheet1.K2:Sheet1.K32 Sheet1.A1:Sheet1.A1 Sheet1.A2:Sheet1.A32 Sheet1.L1:Sheet1.L1 Sheet1.L2:Sheet1.L32 Sheet1.A1:Sheet1.A1 Sheet1.A2:Sheet1.A32 Sheet1.M1:Sheet1.M1 Sheet1.M2:Sheet1.M32 Sheet1.A1:Sheet1.A1 Sheet1.A2:Sheet1.A32 Sheet1.N1:Sheet1.N1 Sheet1.N2:Sheet1.N32 Sheet1.A1:Sheet1.A1 Sheet1.A2:Sheet1.A32 Sheet1.O1:Sheet1.O1 Sheet1.O2:Sheet1.O32 Sheet1.A1:Sheet1.A1 Sheet1.A2:Sheet1.A32 Sheet1.P1:Sheet1.P1 Sheet1.P2:Sheet1.P32 Sheet1.A1:Sheet1.A1 Sheet1.A2:Sheet1.A32 Sheet1.Q1:Sheet1.Q1 Sheet1.Q2:Sheet1.Q32 Sheet1.A1:Sheet1.A1 Sheet1.A2:Sheet1.A32 Sheet1.R1:Sheet1.R1 Sheet1.R2:Sheet1.R32 Sheet1.A1:Sheet1.A1 Sheet1.A2:Sheet1.A32 Sheet1.S1:Sheet1.S1 Sheet1.S2:Sheet1.S32 Sheet1.A1:Sheet1.A1 Sheet1.A2:Sheet1.A32 Sheet1.T1:Sheet1.T1 Sheet1.T2:Sheet1.T32 Sheet1.A1:Sheet1.A1 Sheet1.A2:Sheet1.A32 Sheet1.U1:Sheet1.U1 Sheet1.U2:Sheet1.U32 Sheet1.A1:Sheet1.A1 Sheet1.A2:Sheet1.A32 Sheet1.V1:Sheet1.V1 Sheet1.V2:Sheet1.V32 Sheet1.A1:Sheet1.A1 Sheet1.A2:Sheet1.A32 Sheet1.W1:Sheet1.W1 Sheet1.W2:Sheet1.W32 Sheet1.A1:Sheet1.A1 Sheet1.A2:Sheet1.A32 Sheet1.X1:Sheet1.X1 Sheet1.X2:Sheet1.X32 Sheet1.A1:Sheet1.A1 Sheet1.A2:Sheet1.A32 Sheet1.Y1:Sheet1.Y1 Sheet1.Y2:Sheet1.Y32 Sheet1.A1:Sheet1.A1 Sheet1.A2:Sheet1.A32 Sheet1.Z1:Sheet1.Z1 Sheet1.Z2:Sheet1.Z32 Sheet1.A1:Sheet1.A1 Sheet1.A2:Sheet1.A32 Sheet1.AA1:Sheet1.AA1 Sheet1.AA2:Sheet1.AA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42.65mm" svg:height="195.91mm" svg:x="375.32mm" svg:y="85.44mm">
            <draw:object draw:notify-on-update-of-ranges="Sheet1.A1:Sheet1.A1 Sheet1.A2:Sheet1.A82 Sheet1.L1:Sheet1.L1 Sheet1.L2:Sheet1.L82 Sheet1.A1:Sheet1.A1 Sheet1.A2:Sheet1.A82 Sheet1.M1:Sheet1.M1 Sheet1.M2:Sheet1.M82 Sheet1.A1:Sheet1.A1 Sheet1.A2:Sheet1.A82 Sheet1.N1:Sheet1.N1 Sheet1.N2:Sheet1.N82 Sheet1.A1:Sheet1.A1 Sheet1.A2:Sheet1.A82 Sheet1.O1:Sheet1.O1 Sheet1.O2:Sheet1.O82 Sheet1.A1:Sheet1.A1 Sheet1.A2:Sheet1.A82 Sheet1.P1:Sheet1.P1 Sheet1.P2:Sheet1.P82 Sheet1.A1:Sheet1.A1 Sheet1.A2:Sheet1.A82 Sheet1.Q1:Sheet1.Q1 Sheet1.Q2:Sheet1.Q82 Sheet1.A1:Sheet1.A1 Sheet1.A2:Sheet1.A82 Sheet1.R1:Sheet1.R1 Sheet1.R2:Sheet1.R82 Sheet1.A1:Sheet1.A1 Sheet1.A2:Sheet1.A82 Sheet1.S1:Sheet1.S1 Sheet1.S2:Sheet1.S82 Sheet1.A1:Sheet1.A1 Sheet1.A2:Sheet1.A82 Sheet1.T1:Sheet1.T1 Sheet1.T2:Sheet1.T82 Sheet1.A1:Sheet1.A1 Sheet1.A2:Sheet1.A82 Sheet1.U1:Sheet1.U1 Sheet1.U2:Sheet1.U82 Sheet1.A1:Sheet1.A1 Sheet1.A2:Sheet1.A82 Sheet1.V1:Sheet1.V1 Sheet1.V2:Sheet1.V82 Sheet1.A1:Sheet1.A1 Sheet1.A2:Sheet1.A82 Sheet1.W1:Sheet1.W1 Sheet1.W2:Sheet1.W82 Sheet1.A1:Sheet1.A1 Sheet1.A2:Sheet1.A82 Sheet1.X1:Sheet1.X1 Sheet1.X2:Sheet1.X82 Sheet1.A1:Sheet1.A1 Sheet1.A2:Sheet1.A82 Sheet1.Y1:Sheet1.Y1 Sheet1.Y2:Sheet1.Y82 Sheet1.A1:Sheet1.A1 Sheet1.A2:Sheet1.A82 Sheet1.Z1:Sheet1.Z1 Sheet1.Z2:Sheet1.Z82 Sheet1.A1:Sheet1.A1 Sheet1.A2:Sheet1.A82 Sheet1.AA1:Sheet1.AA1 Sheet1.AA2:Sheet1.AA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40.22mm" svg:y="15.59mm">
            <draw:object draw:notify-on-update-of-ranges="Sheet1.A1:Sheet1.A1 Sheet1.A2:Sheet1.A82 Sheet1.F1:Sheet1.F1 Sheet1.F2:Sheet1.F82 Sheet1.A1:Sheet1.A1 Sheet1.A2:Sheet1.A82 Sheet1.G1:Sheet1.G1 Sheet1.G2:Sheet1.G82 Sheet1.A1:Sheet1.A1 Sheet1.A2:Sheet1.A82 Sheet1.H1:Sheet1.H1 Sheet1.H2:Sheet1.H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153.48mm" svg:y="101.38mm">
            <draw:object draw:notify-on-update-of-ranges="Sheet1.A1:Sheet1.A1 Sheet1.A2:Sheet1.A82 Sheet1.B1:Sheet1.B1 Sheet1.B2:Sheet1.B82 Sheet1.A1:Sheet1.A1 Sheet1.A2:Sheet1.A82 Sheet1.C1:Sheet1.C1 Sheet1.C2:Sheet1.C82 Sheet1.A1:Sheet1.A1 Sheet1.A2:Sheet1.A82 Sheet1.D1:Sheet1.D1 Sheet1.D2:Sheet1.D82 Sheet1.A1:Sheet1.A1 Sheet1.A2:Sheet1.A82 Sheet1.E1:Sheet1.E1 Sheet1.E2:Sheet1.E8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226.54mm" svg:y="80.2mm">
            <draw:object draw:notify-on-update-of-ranges="Sheet1.A1:Sheet1.A1 Sheet1.A2:Sheet1.A82 Sheet1.G1:Sheet1.G1 Sheet1.G2:Sheet1.G82 Sheet1.A1:Sheet1.A1 Sheet1.A2:Sheet1.A82 Sheet1.H1:Sheet1.H1 Sheet1.H2:Sheet1.H82 Sheet1.A1:Sheet1.A1 Sheet1.A2:Sheet1.A82 Sheet1.I1:Sheet1.I1 Sheet1.I2:Sheet1.I8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=0.5</text:p>
          </table:table-cell>
          <table:table-cell office:value-type="string" calcext:value-type="string">
            <text:p>R=0.6</text:p>
          </table:table-cell>
          <table:table-cell office:value-type="string" calcext:value-type="string">
            <text:p>R=0.7</text:p>
          </table:table-cell>
          <table:table-cell office:value-type="string" calcext:value-type="string">
            <text:p>R=0.8</text:p>
          </table:table-cell>
          <table:table-cell office:value-type="string" calcext:value-type="string">
            <text:p>R=0.9</text:p>
          </table:table-cell>
          <table:table-cell office:value-type="string" calcext:value-type="string">
            <text:p>R=1.0</text:p>
          </table:table-cell>
          <table:table-cell office:value-type="string" calcext:value-type="string">
            <text:p>R=1.1</text:p>
          </table:table-cell>
          <table:table-cell office:value-type="string" calcext:value-type="string">
            <text:p>R=1.2</text:p>
          </table:table-cell>
          <table:table-cell office:value-type="string" calcext:value-type="string">
            <text:p>R=1.3</text:p>
          </table:table-cell>
          <table:table-cell office:value-type="string" calcext:value-type="string">
            <text:p>R=1.4</text:p>
          </table:table-cell>
          <table:table-cell office:value-type="string" calcext:value-type="string">
            <text:p>R=1.5</text:p>
          </table:table-cell>
          <table:table-cell office:value-type="string" calcext:value-type="string">
            <text:p>R=1.6</text:p>
          </table:table-cell>
          <table:table-cell office:value-type="string" calcext:value-type="string">
            <text:p>R=1.7</text:p>
          </table:table-cell>
          <table:table-cell office:value-type="string" calcext:value-type="string">
            <text:p>R=1.8</text:p>
          </table:table-cell>
          <table:table-cell office:value-type="string" calcext:value-type="string">
            <text:p>R=1.9</text:p>
          </table:table-cell>
          <table:table-cell office:value-type="string" calcext:value-type="string">
            <text:p>R=2.0</text:p>
          </table:table-cell>
          <table:table-cell office:value-type="string" calcext:value-type="string">
            <text:p>R=2.1</text:p>
          </table:table-cell>
          <table:table-cell office:value-type="string" calcext:value-type="string">
            <text:p>R=2.2</text:p>
          </table:table-cell>
          <table:table-cell office:value-type="string" calcext:value-type="string">
            <text:p>R=2.3</text:p>
          </table:table-cell>
          <table:table-cell office:value-type="string" calcext:value-type="string">
            <text:p>R=2.4</text:p>
          </table:table-cell>
          <table:table-cell office:value-type="string" calcext:value-type="string">
            <text:p>R=2.5</text:p>
          </table:table-cell>
          <table:table-cell office:value-type="string" calcext:value-type="string">
            <text:p>R=2.6</text:p>
          </table:table-cell>
          <table:table-cell office:value-type="string" calcext:value-type="string">
            <text:p>R=2.7</text:p>
          </table:table-cell>
          <table:table-cell office:value-type="string" calcext:value-type="string">
            <text:p>R=2.8</text:p>
          </table:table-cell>
          <table:table-cell office:value-type="string" calcext:value-type="string">
            <text:p>R=2.9</text:p>
          </table:table-cell>
          <table:table-cell office:value-type="string" calcext:value-type="string">
            <text:p>R=3.0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6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98268343395" calcext:value-type="float">
            <text:p>10.9898268343395</text:p>
          </table:table-cell>
          <table:table-cell office:value-type="float" office:value="11.2000411204344" calcext:value-type="float">
            <text:p>11.2000411204344</text:p>
          </table:table-cell>
          <table:table-cell office:value-type="float" office:value="11.4145369352691" calcext:value-type="float">
            <text:p>11.4145369352691</text:p>
          </table:table-cell>
          <table:table-cell office:value-type="float" office:value="11.6334029359536" calcext:value-type="float">
            <text:p>11.6334029359536</text:p>
          </table:table-cell>
          <table:table-cell office:value-type="float" office:value="11.8567296277374" calcext:value-type="float">
            <text:p>11.8567296277374</text:p>
          </table:table-cell>
          <table:table-cell office:value-type="float" office:value="12.0846094026646" calcext:value-type="float">
            <text:p>12.0846094026646</text:p>
          </table:table-cell>
          <table:table-cell office:value-type="float" office:value="12.3171365790397" calcext:value-type="float">
            <text:p>12.3171365790397</text:p>
          </table:table-cell>
          <table:table-cell office:value-type="float" office:value="12.5544074417186" calcext:value-type="float">
            <text:p>12.5544074417186</text:p>
          </table:table-cell>
          <table:table-cell office:value-type="float" office:value="12.796520283246" calcext:value-type="float">
            <text:p>12.796520283246</text:p>
          </table:table-cell>
          <table:table-cell office:value-type="float" office:value="13.0435754458538" calcext:value-type="float">
            <text:p>13.0435754458538</text:p>
          </table:table-cell>
          <table:table-cell office:value-type="float" office:value="13.2956753643405" calcext:value-type="float">
            <text:p>13.2956753643405</text:p>
          </table:table-cell>
          <table:table-cell office:value-type="float" office:value="13.5529246098476" calcext:value-type="float">
            <text:p>13.5529246098476</text:p>
          </table:table-cell>
          <table:table-cell office:value-type="float" office:value="13.8154299345553" calcext:value-type="float">
            <text:p>13.8154299345553</text:p>
          </table:table-cell>
          <table:table-cell office:value-type="float" office:value="14.0833003173136" calcext:value-type="float">
            <text:p>14.0833003173136</text:p>
          </table:table-cell>
          <table:table-cell office:value-type="float" office:value="14.3566470102323" calcext:value-type="float">
            <text:p>14.3566470102323</text:p>
          </table:table-cell>
          <table:table-cell office:value-type="float" office:value="14.6355835862425" calcext:value-type="float">
            <text:p>14.6355835862425</text:p>
          </table:table-cell>
          <table:table-cell office:value-type="float" office:value="14.920225987661" calcext:value-type="float">
            <text:p>14.920225987661</text:p>
          </table:table-cell>
          <table:table-cell office:value-type="float" office:value="15.2106925757681" calcext:value-type="float">
            <text:p>15.2106925757681</text:p>
          </table:table-cell>
          <table:table-cell office:value-type="float" office:value="15.5071041814263" calcext:value-type="float">
            <text:p>15.5071041814263</text:p>
          </table:table-cell>
          <table:table-cell office:value-type="float" office:value="15.8095841567617" calcext:value-type="float">
            <text:p>15.8095841567617</text:p>
          </table:table-cell>
          <table:table-cell office:value-type="float" office:value="16.1182584279243" calcext:value-type="float">
            <text:p>16.1182584279243</text:p>
          </table:table-cell>
          <table:table-cell office:value-type="float" office:value="16.4332555489597" calcext:value-type="float">
            <text:p>16.4332555489597</text:p>
          </table:table-cell>
          <table:table-cell office:value-type="float" office:value="16.7547067568054" calcext:value-type="float">
            <text:p>16.7547067568054</text:p>
          </table:table-cell>
          <table:table-cell office:value-type="float" office:value="17.0827460274434" calcext:value-type="float">
            <text:p>17.0827460274434</text:p>
          </table:table-cell>
          <table:table-cell office:value-type="float" office:value="17.4175101332276" calcext:value-type="float">
            <text:p>17.4175101332276</text:p>
          </table:table-cell>
          <table:table-cell office:value-type="float" office:value="17.759138701415" calcext:value-type="float">
            <text:p>17.75913870141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816779291463" calcext:value-type="float">
            <text:p>11.8816779291463</text:p>
          </table:table-cell>
          <table:table-cell office:value-type="float" office:value="12.3040756305598" calcext:value-type="float">
            <text:p>12.3040756305598</text:p>
          </table:table-cell>
          <table:table-cell office:value-type="float" office:value="12.7433203418043" calcext:value-type="float">
            <text:p>12.7433203418043</text:p>
          </table:table-cell>
          <table:table-cell office:value-type="float" office:value="13.2001056929279" calcext:value-type="float">
            <text:p>13.2001056929279</text:p>
          </table:table-cell>
          <table:table-cell office:value-type="float" office:value="13.6751542497745" calcext:value-type="float">
            <text:p>13.6751542497745</text:p>
          </table:table-cell>
          <table:table-cell office:value-type="float" office:value="14.1692187291382" calcext:value-type="float">
            <text:p>14.1692187291382</text:p>
          </table:table-cell>
          <table:table-cell office:value-type="float" office:value="14.683083265142" calcext:value-type="float">
            <text:p>14.683083265142</text:p>
          </table:table-cell>
          <table:table-cell office:value-type="float" office:value="15.217564729006" calcext:value-type="float">
            <text:p>15.217564729006</text:p>
          </table:table-cell>
          <table:table-cell office:value-type="float" office:value="15.7735141044623" calcext:value-type="float">
            <text:p>15.7735141044623</text:p>
          </table:table-cell>
          <table:table-cell office:value-type="float" office:value="16.3518179211677" calcext:value-type="float">
            <text:p>16.3518179211677</text:p>
          </table:table-cell>
          <table:table-cell office:value-type="float" office:value="16.9533997485652" calcext:value-type="float">
            <text:p>16.9533997485652</text:p>
          </table:table-cell>
          <table:table-cell office:value-type="float" office:value="17.5792217527481" calcext:value-type="float">
            <text:p>17.5792217527481</text:p>
          </table:table-cell>
          <table:table-cell office:value-type="float" office:value="18.2302863189937" calcext:value-type="float">
            <text:p>18.2302863189937</text:p>
          </table:table-cell>
          <table:table-cell office:value-type="float" office:value="18.9076377427368" calcext:value-type="float">
            <text:p>18.9076377427368</text:p>
          </table:table-cell>
          <table:table-cell office:value-type="float" office:value="19.6123639918842" calcext:value-type="float">
            <text:p>19.6123639918842</text:p>
          </table:table-cell>
          <table:table-cell office:value-type="float" office:value="20.3455985434739" calcext:value-type="float">
            <text:p>20.3455985434739</text:p>
          </table:table-cell>
          <table:table-cell office:value-type="float" office:value="21.108522297838" calcext:value-type="float">
            <text:p>21.108522297838</text:p>
          </table:table-cell>
          <table:table-cell office:value-type="float" office:value="21.9023655735315" calcext:value-type="float">
            <text:p>21.9023655735315</text:p>
          </table:table-cell>
          <table:table-cell office:value-type="float" office:value="22.7284101864522" calcext:value-type="float">
            <text:p>22.7284101864522</text:p>
          </table:table-cell>
          <table:table-cell office:value-type="float" office:value="23.5879916167101" calcext:value-type="float">
            <text:p>23.5879916167101</text:p>
          </table:table-cell>
          <table:table-cell office:value-type="float" office:value="24.4825012669467" calcext:value-type="float">
            <text:p>24.4825012669467</text:p>
          </table:table-cell>
          <table:table-cell office:value-type="float" office:value="25.4133888159931" calcext:value-type="float">
            <text:p>25.4133888159931</text:p>
          </table:table-cell>
          <table:table-cell office:value-type="float" office:value="26.3821646718728" calcext:value-type="float">
            <text:p>26.3821646718728</text:p>
          </table:table-cell>
          <table:table-cell office:value-type="float" office:value="27.3904025283773" calcext:value-type="float">
            <text:p>27.3904025283773</text:p>
          </table:table-cell>
          <table:table-cell office:value-type="float" office:value="28.4397420295712" calcext:value-type="float">
            <text:p>28.4397420295712</text:p>
          </table:table-cell>
          <table:table-cell office:value-type="float" office:value="29.5318915468115" calcext:value-type="float">
            <text:p>29.5318915468115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852511883405" calcext:value-type="float">
            <text:p>12.6852511883405</text:p>
          </table:table-cell>
          <table:table-cell office:value-type="float" office:value="13.3197843244922" calcext:value-type="float">
            <text:p>13.3197843244922</text:p>
          </table:table-cell>
          <table:table-cell office:value-type="float" office:value="13.9915488580806" calcext:value-type="float">
            <text:p>13.9915488580806</text:p>
          </table:table-cell>
          <table:table-cell office:value-type="float" office:value="14.7028319773386" calcext:value-type="float">
            <text:p>14.7028319773386</text:p>
          </table:table-cell>
          <table:table-cell office:value-type="float" office:value="15.4560641079853" calcext:value-type="float">
            <text:p>15.4560641079853</text:p>
          </table:table-cell>
          <table:table-cell office:value-type="float" office:value="16.2538279722288" calcext:value-type="float">
            <text:p>16.2538279722288</text:p>
          </table:table-cell>
          <table:table-cell office:value-type="float" office:value="17.0988682239617" calcext:value-type="float">
            <text:p>17.0988682239617</text:p>
          </table:table-cell>
          <table:table-cell office:value-type="float" office:value="17.994101696924" calcext:value-type="float">
            <text:p>17.994101696924</text:p>
          </table:table-cell>
          <table:table-cell office:value-type="float" office:value="18.9426283049738" calcext:value-type="float">
            <text:p>18.9426283049738</text:p>
          </table:table-cell>
          <table:table-cell office:value-type="float" office:value="19.9477426360938" calcext:value-type="float">
            <text:p>19.9477426360938</text:p>
          </table:table-cell>
          <table:table-cell office:value-type="float" office:value="21.0129462844418" calcext:value-type="float">
            <text:p>21.0129462844418</text:p>
          </table:table-cell>
          <table:table-cell office:value-type="float" office:value="22.1419609675721" calcext:value-type="float">
            <text:p>22.1419609675721</text:p>
          </table:table-cell>
          <table:table-cell office:value-type="float" office:value="23.3387424789927" calcext:value-type="float">
            <text:p>23.3387424789927</text:p>
          </table:table-cell>
          <table:table-cell office:value-type="float" office:value="24.6074955294084" calcext:value-type="float">
            <text:p>24.6074955294084</text:p>
          </table:table-cell>
          <table:table-cell office:value-type="float" office:value="25.9526895334464" calcext:value-type="float">
            <text:p>25.9526895334464</text:p>
          </table:table-cell>
          <table:table-cell office:value-type="float" office:value="27.3790754022574" calcext:value-type="float">
            <text:p>27.3790754022574</text:p>
          </table:table-cell>
          <table:table-cell office:value-type="float" office:value="28.8917034062981" calcext:value-type="float">
            <text:p>28.8917034062981</text:p>
          </table:table-cell>
          <table:table-cell office:value-type="float" office:value="30.4959421766819" calcext:value-type="float">
            <text:p>30.4959421766819</text:p>
          </table:table-cell>
          <table:table-cell office:value-type="float" office:value="32.1974989178797" calcext:value-type="float">
            <text:p>32.1974989178797</text:p>
          </table:table-cell>
          <table:table-cell office:value-type="float" office:value="34.0024409092216" calcext:value-type="float">
            <text:p>34.0024409092216</text:p>
          </table:table-cell>
          <table:table-cell office:value-type="float" office:value="35.9172183775815" calcext:value-type="float">
            <text:p>35.9172183775815</text:p>
          </table:table-cell>
          <table:table-cell office:value-type="float" office:value="37.9486888289562" calcext:value-type="float">
            <text:p>37.9486888289562</text:p>
          </table:table-cell>
          <table:table-cell office:value-type="float" office:value="40.1041429321995" calcext:value-type="float">
            <text:p>40.1041429321995</text:p>
          </table:table-cell>
          <table:table-cell office:value-type="float" office:value="42.391332054225" calcext:value-type="float">
            <text:p>42.391332054225</text:p>
          </table:table-cell>
          <table:table-cell office:value-type="float" office:value="44.8184975522765" calcext:value-type="float">
            <text:p>44.8184975522765</text:p>
          </table:table-cell>
          <table:table-cell office:value-type="float" office:value="47.3944019357009" calcext:value-type="float">
            <text:p>47.3944019357009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092845910598" calcext:value-type="float">
            <text:p>13.4092845910598</text:p>
          </table:table-cell>
          <table:table-cell office:value-type="float" office:value="14.2542335116517" calcext:value-type="float">
            <text:p>14.2542335116517</text:p>
          </table:table-cell>
          <table:table-cell office:value-type="float" office:value="15.1641059655026" calcext:value-type="float">
            <text:p>15.1641059655026</text:p>
          </table:table-cell>
          <table:table-cell office:value-type="float" office:value="16.144194273049" calcext:value-type="float">
            <text:p>16.144194273049</text:p>
          </table:table-cell>
          <table:table-cell office:value-type="float" office:value="17.2002331415303" calcext:value-type="float">
            <text:p>17.2002331415303</text:p>
          </table:table-cell>
          <table:table-cell office:value-type="float" office:value="18.3384371247447" calcext:value-type="float">
            <text:p>18.3384371247447</text:p>
          </table:table-cell>
          <table:table-cell office:value-type="float" office:value="19.5655412785741" calcext:value-type="float">
            <text:p>19.5655412785741</text:p>
          </table:table-cell>
          <table:table-cell office:value-type="float" office:value="20.8888452861994" calcext:value-type="float">
            <text:p>20.8888452861994</text:p>
          </table:table-cell>
          <table:table-cell office:value-type="float" office:value="22.3162613504886" calcext:value-type="float">
            <text:p>22.3162613504886</text:p>
          </table:table-cell>
          <table:table-cell office:value-type="float" office:value="23.8563661766085" calcext:value-type="float">
            <text:p>23.8563661766085</text:p>
          </table:table-cell>
          <table:table-cell office:value-type="float" office:value="25.5184573957181" calcext:value-type="float">
            <text:p>25.5184573957181</text:p>
          </table:table-cell>
          <table:table-cell office:value-type="float" office:value="27.3126148107569" calcext:value-type="float">
            <text:p>27.3126148107569</text:p>
          </table:table-cell>
          <table:table-cell office:value-type="float" office:value="29.2497668781633" calcext:value-type="float">
            <text:p>29.2497668781633</text:p>
          </table:table-cell>
          <table:table-cell office:value-type="float" office:value="31.3417628749247" calcext:value-type="float">
            <text:p>31.3417628749247</text:p>
          </table:table-cell>
          <table:table-cell table:style-name="ce2" office:value-type="float" office:value="33.6014512390924" calcext:value-type="float">
            <text:p>33.6014512390924</text:p>
          </table:table-cell>
          <table:table-cell table:style-name="ce2" office:value-type="float" office:value="36.0427646138532" calcext:value-type="float">
            <text:p>36.0427646138532</text:p>
          </table:table-cell>
          <table:table-cell table:style-name="ce2" office:value-type="float" office:value="38.6808121709536" calcext:value-type="float">
            <text:p>38.6808121709536</text:p>
          </table:table-cell>
          <table:table-cell table:style-name="ce2" office:value-type="float" office:value="41.5319798388045" calcext:value-type="float">
            <text:p>41.5319798388045</text:p>
          </table:table-cell>
          <table:table-cell table:style-name="ce2" office:value-type="float" office:value="44.6140391144549" calcext:value-type="float">
            <text:p>44.6140391144549</text:p>
          </table:table-cell>
          <table:table-cell table:style-name="ce2" office:value-type="float" office:value="47.9462651971638" calcext:value-type="float">
            <text:p>47.9462651971638</text:p>
          </table:table-cell>
          <table:table-cell table:style-name="ce2" office:value-type="float" office:value="51.5495652447605" calcext:value-type="float">
            <text:p>51.5495652447605</text:p>
          </table:table-cell>
          <table:table-cell office:value-type="float" office:value="55.4466176231441" calcext:value-type="float">
            <text:p>55.4466176231441</text:p>
          </table:table-cell>
          <table:table-cell office:value-type="float" office:value="59.6620230941038" calcext:value-type="float">
            <text:p>59.6620230941038</text:p>
          </table:table-cell>
          <table:table-cell office:value-type="float" office:value="64.2224689682699" calcext:value-type="float">
            <text:p>64.2224689682699</text:p>
          </table:table-cell>
          <table:table-cell office:value-type="float" office:value="69.1569073383308" calcext:value-type="float">
            <text:p>69.1569073383308</text:p>
          </table:table-cell>
          <table:table-cell office:value-type="float" office:value="74.4967486039259" calcext:value-type="float">
            <text:p>74.496748603925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0616512076132" calcext:value-type="float">
            <text:p>14.0616512076132</text:p>
          </table:table-cell>
          <table:table-cell office:value-type="float" office:value="15.1139241772222" calcext:value-type="float">
            <text:p>15.1139241772222</text:p>
          </table:table-cell>
          <table:table-cell office:value-type="float" office:value="16.2655790941563" calcext:value-type="float">
            <text:p>16.2655790941563</text:p>
          </table:table-cell>
          <table:table-cell office:value-type="float" office:value="17.5266983831278" calcext:value-type="float">
            <text:p>17.5266983831278</text:p>
          </table:table-cell>
          <table:table-cell office:value-type="float" office:value="18.9084193231761" calcext:value-type="float">
            <text:p>18.9084193231761</text:p>
          </table:table-cell>
          <table:table-cell office:value-type="float" office:value="20.4230461794939" calcext:value-type="float">
            <text:p>20.4230461794939</text:p>
          </table:table-cell>
          <table:table-cell office:value-type="float" office:value="22.0841743656495" calcext:value-type="float">
            <text:p>22.0841743656495</text:p>
          </table:table-cell>
          <table:table-cell office:value-type="float" office:value="23.906827934461" calcext:value-type="float">
            <text:p>23.906827934461</text:p>
          </table:table-cell>
          <table:table-cell office:value-type="float" office:value="25.9076118364426" calcext:value-type="float">
            <text:p>25.9076118364426</text:p>
          </table:table-cell>
          <table:table-cell office:value-type="float" office:value="28.1048805406504" calcext:value-type="float">
            <text:p>28.1048805406504</text:p>
          </table:table-cell>
          <table:table-cell office:value-type="float" office:value="30.5189247856491" calcext:value-type="float">
            <text:p>30.5189247856491</text:p>
          </table:table-cell>
          <table:table-cell office:value-type="float" office:value="33.1721784199467" calcext:value-type="float">
            <text:p>33.1721784199467</text:p>
          </table:table-cell>
          <table:table-cell office:value-type="float" office:value="36.0894475037793" calcext:value-type="float">
            <text:p>36.0894475037793</text:p>
          </table:table-cell>
          <table:table-cell office:value-type="float" office:value="39.2981640796591" calcext:value-type="float">
            <text:p>39.2981640796591</text:p>
          </table:table-cell>
          <table:table-cell table:style-name="ce2" office:value-type="float" office:value="42.8286672803694" calcext:value-type="float">
            <text:p>42.8286672803694</text:p>
          </table:table-cell>
          <table:table-cell table:style-name="ce2" office:value-type="float" office:value="46.7145147326246" calcext:value-type="float">
            <text:p>46.7145147326246</text:p>
          </table:table-cell>
          <table:table-cell table:style-name="ce2" office:value-type="float" office:value="50.992827535812" calcext:value-type="float">
            <text:p>50.992827535812</text:p>
          </table:table-cell>
          <table:table-cell table:style-name="ce2" office:value-type="float" office:value="55.7046724512042" calcext:value-type="float">
            <text:p>55.7046724512042</text:p>
          </table:table-cell>
          <table:table-cell table:style-name="ce2" office:value-type="float" office:value="60.8954853318359" calcext:value-type="float">
            <text:p>60.8954853318359</text:p>
          </table:table-cell>
          <table:table-cell table:style-name="ce2" office:value-type="float" office:value="66.6155402610278" calcext:value-type="float">
            <text:p>66.6155402610278</text:p>
          </table:table-cell>
          <table:table-cell table:style-name="ce2" office:value-type="float" office:value="72.9204693527972" calcext:value-type="float">
            <text:p>72.9204693527972</text:p>
          </table:table-cell>
          <table:table-cell office:value-type="float" office:value="79.8718387058075" calcext:value-type="float">
            <text:p>79.8718387058075</text:p>
          </table:table-cell>
          <table:table-cell office:value-type="float" office:value="87.5377865990829" calcext:value-type="float">
            <text:p>87.5377865990829</text:p>
          </table:table-cell>
          <table:table-cell office:value-type="float" office:value="95.9937306797463" calcext:value-type="float">
            <text:p>95.9937306797463</text:p>
          </table:table-cell>
          <table:table-cell office:value-type="float" office:value="105.323151626661" calcext:value-type="float">
            <text:p>105.323151626661</text:p>
          </table:table-cell>
          <table:table-cell office:value-type="float" office:value="115.618461587823" calcext:value-type="float">
            <text:p>115.618461587823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49444810498" calcext:value-type="float">
            <text:p>14.649444810498</text:p>
          </table:table-cell>
          <table:table-cell office:value-type="float" office:value="15.9048372096423" calcext:value-type="float">
            <text:p>15.9048372096423</text:p>
          </table:table-cell>
          <table:table-cell office:value-type="float" office:value="17.3002775703172" calcext:value-type="float">
            <text:p>17.3002775703172</text:p>
          </table:table-cell>
          <table:table-cell office:value-type="float" office:value="18.8527477861461" calcext:value-type="float">
            <text:p>18.8527477861461</text:p>
          </table:table-cell>
          <table:table-cell office:value-type="float" office:value="20.5813649886745" calcext:value-type="float">
            <text:p>20.5813649886745</text:p>
          </table:table-cell>
          <table:table-cell office:value-type="float" office:value="22.5076551292847" calcext:value-type="float">
            <text:p>22.5076551292847</text:p>
          </table:table-cell>
          <table:table-cell office:value-type="float" office:value="24.6558620012353" calcext:value-type="float">
            <text:p>24.6558620012353</text:p>
          </table:table-cell>
          <table:table-cell office:value-type="float" office:value="27.0532963246992" calcext:value-type="float">
            <text:p>27.0532963246992</text:p>
          </table:table-cell>
          <table:table-cell office:value-type="float" office:value="29.7307301235293" calcext:value-type="float">
            <text:p>29.7307301235293</text:p>
          </table:table-cell>
          <table:table-cell office:value-type="float" office:value="32.722842307925" calcext:value-type="float">
            <text:p>32.722842307925</text:p>
          </table:table-cell>
          <table:table-cell office:value-type="float" office:value="36.0687221528285" calcext:value-type="float">
            <text:p>36.0687221528285</text:p>
          </table:table-cell>
          <table:table-cell office:value-type="float" office:value="39.8124382395033" calcext:value-type="float">
            <text:p>39.8124382395033</text:p>
          </table:table-cell>
          <table:table-cell office:value-type="float" office:value="44.0036814209319" calcext:value-type="float">
            <text:p>44.0036814209319</text:p>
          </table:table-cell>
          <table:table-cell office:value-type="float" office:value="48.6984914954611" calcext:value-type="float">
            <text:p>48.6984914954611</text:p>
          </table:table-cell>
          <table:table-cell table:style-name="ce2" office:value-type="float" office:value="53.9600785449816" calcext:value-type="float">
            <text:p>53.9600785449816</text:p>
          </table:table-cell>
          <table:table-cell table:style-name="ce2" office:value-type="float" office:value="59.8597513331244" calcext:value-type="float">
            <text:p>59.8597513331244</text:p>
          </table:table-cell>
          <table:table-cell table:style-name="ce2" office:value-type="float" office:value="66.4779667878433" calcext:value-type="float">
            <text:p>66.4779667878433</text:p>
          </table:table-cell>
          <table:table-cell table:style-name="ce2" office:value-type="float" office:value="73.9055164360942" calcext:value-type="float">
            <text:p>73.9055164360942</text:p>
          </table:table-cell>
          <table:table-cell table:style-name="ce2" office:value-type="float" office:value="82.2448677445934" calcext:value-type="float">
            <text:p>82.2448677445934</text:p>
          </table:table-cell>
          <table:table-cell table:style-name="ce2" office:value-type="float" office:value="91.6116806819406" calcext:value-type="float">
            <text:p>91.6116806819406</text:p>
          </table:table-cell>
          <table:table-cell table:style-name="ce2" office:value-type="float" office:value="102.136522489683" calcext:value-type="float">
            <text:p>102.136522489683</text:p>
          </table:table-cell>
          <table:table-cell office:value-type="float" office:value="113.966806674954" calcext:value-type="float">
            <text:p>113.966806674954</text:p>
          </table:table-cell>
          <table:table-cell office:value-type="float" office:value="127.268985660653" calcext:value-type="float">
            <text:p>127.268985660653</text:p>
          </table:table-cell>
          <table:table-cell office:value-type="float" office:value="142.231030404683" calcext:value-type="float">
            <text:p>142.231030404683</text:p>
          </table:table-cell>
          <table:table-cell office:value-type="float" office:value="159.06523468571" calcext:value-type="float">
            <text:p>159.06523468571</text:p>
          </table:table-cell>
          <table:table-cell office:value-type="float" office:value="178.011386718337" calcext:value-type="float">
            <text:p>178.011386718337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1790570114069" calcext:value-type="float">
            <text:p>15.1790570114069</text:p>
          </table:table-cell>
          <table:table-cell office:value-type="float" office:value="16.632475009772" calcext:value-type="float">
            <text:p>16.632475009772</text:p>
          </table:table-cell>
          <table:table-cell office:value-type="float" office:value="18.2722494759273" calcext:value-type="float">
            <text:p>18.2722494759273</text:p>
          </table:table-cell>
          <table:table-cell office:value-type="float" office:value="20.1246478145875" calcext:value-type="float">
            <text:p>20.1246478145875</text:p>
          </table:table-cell>
          <table:table-cell office:value-type="float" office:value="22.219797159349" calcext:value-type="float">
            <text:p>22.219797159349</text:p>
          </table:table-cell>
          <table:table-cell office:value-type="float" office:value="24.5922639669251" calcext:value-type="float">
            <text:p>24.5922639669251</text:p>
          </table:table-cell>
          <table:table-cell office:value-type="float" office:value="27.2817217563469" calcext:value-type="float">
            <text:p>27.2817217563469</text:p>
          </table:table-cell>
          <table:table-cell office:value-type="float" office:value="30.3337205061551" calcext:value-type="float">
            <text:p>30.3337205061551</text:p>
          </table:table-cell>
          <table:table-cell office:value-type="float" office:value="33.8005733054075" calcext:value-type="float">
            <text:p>33.8005733054075</text:p>
          </table:table-cell>
          <table:table-cell office:value-type="float" office:value="37.7423782593142" calcext:value-type="float">
            <text:p>37.7423782593142</text:p>
          </table:table-cell>
          <table:table-cell office:value-type="float" office:value="42.2281964275661" calcext:value-type="float">
            <text:p>42.2281964275661</text:p>
          </table:table-cell>
          <table:table-cell office:value-type="float" office:value="47.3374097806035" calcext:value-type="float">
            <text:p>47.3374097806035</text:p>
          </table:table-cell>
          <table:table-cell office:value-type="float" office:value="53.1612868630539" calcext:value-type="float">
            <text:p>53.1612868630539</text:p>
          </table:table-cell>
          <table:table-cell office:value-type="float" office:value="59.8047881312862" calcext:value-type="float">
            <text:p>59.8047881312862</text:p>
          </table:table-cell>
          <table:table-cell table:style-name="ce2" office:value-type="float" office:value="67.3886478727969" calcext:value-type="float">
            <text:p>67.3886478727969</text:p>
          </table:table-cell>
          <table:table-cell table:style-name="ce2" office:value-type="float" office:value="76.0517753217594" calcext:value-type="float">
            <text:p>76.0517753217594</text:p>
          </table:table-cell>
          <table:table-cell table:style-name="ce2" office:value-type="float" office:value="85.9540241766432" calcext:value-type="float">
            <text:p>85.9540241766432</text:p>
          </table:table-cell>
          <table:table-cell table:style-name="ce2" office:value-type="float" office:value="97.279387339877" calcext:value-type="float">
            <text:p>97.279387339877</text:p>
          </table:table-cell>
          <table:table-cell table:style-name="ce2" office:value-type="float" office:value="110.239682494689" calcext:value-type="float">
            <text:p>110.239682494689</text:p>
          </table:table-cell>
          <table:table-cell office:value-type="float" office:value="125.07880429486" calcext:value-type="float">
            <text:p>125.07880429486</text:p>
          </table:table-cell>
          <table:table-cell office:value-type="float" office:value="142.077630680318" calcext:value-type="float">
            <text:p>142.077630680318</text:p>
          </table:table-cell>
          <table:table-cell office:value-type="float" office:value="161.559684391879" calcext:value-type="float">
            <text:p>161.559684391879</text:p>
          </table:table-cell>
          <table:table-cell office:value-type="float" office:value="183.897666423998" calcext:value-type="float">
            <text:p>183.897666423998</text:p>
          </table:table-cell>
          <table:table-cell office:value-type="float" office:value="209.52099625425" calcext:value-type="float">
            <text:p>209.52099625425</text:p>
          </table:table-cell>
          <table:table-cell office:value-type="float" office:value="238.924514599287" calcext:value-type="float">
            <text:p>238.924514599287</text:p>
          </table:table-cell>
          <table:table-cell office:value-type="float" office:value="272.678528608743" calcext:value-type="float">
            <text:p>272.678528608743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656246763005" calcext:value-type="float">
            <text:p>15.656246763005</text:p>
          </table:table-cell>
          <table:table-cell office:value-type="float" office:value="17.301899771215" calcext:value-type="float">
            <text:p>17.301899771215</text:p>
          </table:table-cell>
          <table:table-cell office:value-type="float" office:value="19.1852974860028" calcext:value-type="float">
            <text:p>19.1852974860028</text:p>
          </table:table-cell>
          <table:table-cell office:value-type="float" office:value="21.3446096626326" calcext:value-type="float">
            <text:p>21.3446096626326</text:p>
          </table:table-cell>
          <table:table-cell office:value-type="float" office:value="23.8244278580262" calcext:value-type="float">
            <text:p>23.8244278580262</text:p>
          </table:table-cell>
          <table:table-cell office:value-type="float" office:value="26.6768726852233" calcext:value-type="float">
            <text:p>26.6768726852233</text:p>
          </table:table-cell>
          <table:table-cell office:value-type="float" office:value="29.9628947425775" calcext:value-type="float">
            <text:p>29.9628947425775</text:p>
          </table:table-cell>
          <table:table-cell office:value-type="float" office:value="33.7538034034924" calcext:value-type="float">
            <text:p>33.7538034034924</text:p>
          </table:table-cell>
          <table:table-cell office:value-type="float" office:value="38.133063723611" calcext:value-type="float">
            <text:p>38.133063723611</text:p>
          </table:table-cell>
          <table:table-cell office:value-type="float" office:value="43.1984088762531" calcext:value-type="float">
            <text:p>43.1984088762531</text:p>
          </table:table-cell>
          <table:table-cell office:value-type="float" office:value="49.0643239573107" calcext:value-type="float">
            <text:p>49.0643239573107</text:p>
          </table:table-cell>
          <table:table-cell office:value-type="float" office:value="55.8649669361454" calcext:value-type="float">
            <text:p>55.8649669361454</text:p>
          </table:table-cell>
          <table:table-cell office:value-type="float" office:value="63.7576042388503" calcext:value-type="float">
            <text:p>63.7576042388503</text:p>
          </table:table-cell>
          <table:table-cell office:value-type="float" office:value="72.9266522520481" calcext:value-type="float">
            <text:p>72.9266522520481</text:p>
          </table:table-cell>
          <table:table-cell office:value-type="float" office:value="83.5884323042933" calcext:value-type="float">
            <text:p>83.5884323042933</text:p>
          </table:table-cell>
          <table:table-cell office:value-type="float" office:value="95.9967658598997" calcext:value-type="float">
            <text:p>95.9967658598997</text:p>
          </table:table-cell>
          <table:table-cell office:value-type="float" office:value="110.44955926814" calcext:value-type="float">
            <text:p>110.44955926814</text:p>
          </table:table-cell>
          <table:table-cell office:value-type="float" office:value="127.296554064365" calcext:value-type="float">
            <text:p>127.296554064365</text:p>
          </table:table-cell>
          <table:table-cell office:value-type="float" office:value="146.948450243684" calcext:value-type="float">
            <text:p>146.948450243684</text:p>
          </table:table-cell>
          <table:table-cell office:value-type="float" office:value="169.887646978953" calcext:value-type="float">
            <text:p>169.887646978953</text:p>
          </table:table-cell>
          <table:table-cell office:value-type="float" office:value="196.680888941183" calcext:value-type="float">
            <text:p>196.680888941183</text:p>
          </table:table-cell>
          <table:table-cell office:value-type="float" office:value="227.994157894338" calcext:value-type="float">
            <text:p>227.994157894338</text:p>
          </table:table-cell>
          <table:table-cell office:value-type="float" office:value="264.61020998075" calcext:value-type="float">
            <text:p>264.61020998075</text:p>
          </table:table-cell>
          <table:table-cell office:value-type="float" office:value="307.449230747038" calcext:value-type="float">
            <text:p>307.449230747038</text:p>
          </table:table-cell>
          <table:table-cell office:value-type="float" office:value="357.593164435816" calcext:value-type="float">
            <text:p>357.593164435816</text:p>
          </table:table-cell>
          <table:table-cell office:value-type="float" office:value="416.31437369425" calcext:value-type="float">
            <text:p>416.31437369425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862029812332" calcext:value-type="float">
            <text:p>16.0862029812332</text:p>
          </table:table-cell>
          <table:table-cell office:value-type="float" office:value="17.9177686981094" calcext:value-type="float">
            <text:p>17.9177686981094</text:p>
          </table:table-cell>
          <table:table-cell office:value-type="float" office:value="20.0429937459328" calcext:value-type="float">
            <text:p>20.0429937459328</text:p>
          </table:table-cell>
          <table:table-cell office:value-type="float" office:value="22.5147542302883" calcext:value-type="float">
            <text:p>22.5147542302883</text:p>
          </table:table-cell>
          <table:table-cell office:value-type="float" office:value="25.3959544184493" calcext:value-type="float">
            <text:p>25.3959544184493</text:p>
          </table:table-cell>
          <table:table-cell office:value-type="float" office:value="28.7614812769875" calcext:value-type="float">
            <text:p>28.7614812769875</text:p>
          </table:table-cell>
          <table:table-cell office:value-type="float" office:value="32.7005461079325" calcext:value-type="float">
            <text:p>32.7005461079325</text:p>
          </table:table-cell>
          <table:table-cell office:value-type="float" office:value="37.3194907307794" calcext:value-type="float">
            <text:p>37.3194907307794</text:p>
          </table:table-cell>
          <table:table-cell office:value-type="float" office:value="42.7451512585624" calcext:value-type="float">
            <text:p>42.7451512585624</text:p>
          </table:table-cell>
          <table:table-cell office:value-type="float" office:value="49.1288912748001" calcext:value-type="float">
            <text:p>49.1288912748001</text:p>
          </table:table-cell>
          <table:table-cell office:value-type="float" office:value="56.6514387757393" calcext:value-type="float">
            <text:p>56.6514387757393</text:p>
          </table:table-cell>
          <table:table-cell office:value-type="float" office:value="65.5286883708612" calcext:value-type="float">
            <text:p>65.5286883708612</text:p>
          </table:table-cell>
          <table:table-cell office:value-type="float" office:value="76.01866286338" calcext:value-type="float">
            <text:p>76.01866286338</text:p>
          </table:table-cell>
          <table:table-cell office:value-type="float" office:value="88.429867579599" calcext:value-type="float">
            <text:p>88.429867579599</text:p>
          </table:table-cell>
          <table:table-cell office:value-type="float" office:value="103.131318028346" calcext:value-type="float">
            <text:p>103.131318028346</text:p>
          </table:table-cell>
          <table:table-cell office:value-type="float" office:value="120.564578269766" calcext:value-type="float">
            <text:p>120.564578269766</text:p>
          </table:table-cell>
          <table:table-cell office:value-type="float" office:value="141.258215708105" calcext:value-type="float">
            <text:p>141.258215708105</text:p>
          </table:table-cell>
          <table:table-cell office:value-type="float" office:value="165.845160245111" calcext:value-type="float">
            <text:p>165.845160245111</text:p>
          </table:table-cell>
          <table:table-cell office:value-type="float" office:value="195.083554667496" calcext:value-type="float">
            <text:p>195.083554667496</text:p>
          </table:table-cell>
          <table:table-cell office:value-type="float" office:value="229.881802199942" calcext:value-type="float">
            <text:p>229.881802199942</text:p>
          </table:table-cell>
          <table:table-cell office:value-type="float" office:value="271.328660433504" calcext:value-type="float">
            <text:p>271.328660433504</text:p>
          </table:table-cell>
          <table:table-cell office:value-type="float" office:value="320.729403276821" calcext:value-type="float">
            <text:p>320.729403276821</text:p>
          </table:table-cell>
          <table:table-cell office:value-type="float" office:value="379.649280116856" calcext:value-type="float">
            <text:p>379.649280116856</text:p>
          </table:table-cell>
          <table:table-cell office:value-type="float" office:value="449.965751177037" calcext:value-type="float">
            <text:p>449.965751177037</text:p>
          </table:table-cell>
          <table:table-cell office:value-type="float" office:value="533.931278738721" calcext:value-type="float">
            <text:p>533.931278738721</text:p>
          </table:table-cell>
          <table:table-cell office:value-type="float" office:value="634.248815827243" calcext:value-type="float">
            <text:p>634.248815827243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736009690858" calcext:value-type="float">
            <text:p>16.4736009690858</text:p>
          </table:table-cell>
          <table:table-cell office:value-type="float" office:value="18.4843664053991" calcext:value-type="float">
            <text:p>18.4843664053991</text:p>
          </table:table-cell>
          <table:table-cell office:value-type="float" office:value="20.8486938468717" calcext:value-type="float">
            <text:p>20.8486938468717</text:p>
          </table:table-cell>
          <table:table-cell office:value-type="float" office:value="23.6371158105435" calcext:value-type="float">
            <text:p>23.6371158105435</text:p>
          </table:table-cell>
          <table:table-cell office:value-type="float" office:value="26.935059788309" calcext:value-type="float">
            <text:p>26.935059788309</text:p>
          </table:table-cell>
          <table:table-cell office:value-type="float" office:value="30.8460897350258" calcext:value-type="float">
            <text:p>30.8460897350258</text:p>
          </table:table-cell>
          <table:table-cell office:value-type="float" office:value="35.4958655431084" calcext:value-type="float">
            <text:p>35.4958655431084</text:p>
          </table:table-cell>
          <table:table-cell office:value-type="float" office:value="41.0369813275144" calcext:value-type="float">
            <text:p>41.0369813275144</text:p>
          </table:table-cell>
          <table:table-cell office:value-type="float" office:value="47.6548796403568" calcext:value-type="float">
            <text:p>47.6548796403568</text:p>
          </table:table-cell>
          <table:table-cell office:value-type="float" office:value="55.5750832643063" calcext:value-type="float">
            <text:p>55.5750832643063</text:p>
          </table:table-cell>
          <table:table-cell office:value-type="float" office:value="65.072040873833" calcext:value-type="float">
            <text:p>65.072040873833</text:p>
          </table:table-cell>
          <table:table-cell office:value-type="float" office:value="76.4799499068473" calcext:value-type="float">
            <text:p>76.4799499068473</text:p>
          </table:table-cell>
          <table:table-cell office:value-type="float" office:value="90.2060022866365" calcext:value-type="float">
            <text:p>90.2060022866365</text:p>
          </table:table-cell>
          <table:table-cell office:value-type="float" office:value="106.746599651562" calcext:value-type="float">
            <text:p>106.746599651562</text:p>
          </table:table-cell>
          <table:table-cell office:value-type="float" office:value="126.707208760013" calcext:value-type="float">
            <text:p>126.707208760013</text:p>
          </table:table-cell>
          <table:table-cell office:value-type="float" office:value="150.826679988819" calcext:value-type="float">
            <text:p>150.826679988819</text:p>
          </table:table-cell>
          <table:table-cell office:value-type="float" office:value="180.007038784061" calcext:value-type="float">
            <text:p>180.007038784061</text:p>
          </table:table-cell>
          <table:table-cell office:value-type="float" office:value="215.34998947921" calcext:value-type="float">
            <text:p>215.34998947921</text:p>
          </table:table-cell>
          <table:table-cell office:value-type="float" office:value="258.201652804494" calcext:value-type="float">
            <text:p>258.201652804494</text:p>
          </table:table-cell>
          <table:table-cell office:value-type="float" office:value="310.207404642496" calcext:value-type="float">
            <text:p>310.207404642496</text:p>
          </table:table-cell>
          <table:table-cell office:value-type="float" office:value="373.379108843291" calcext:value-type="float">
            <text:p>373.379108843291</text:p>
          </table:table-cell>
          <table:table-cell office:value-type="float" office:value="450.177559274874" calcext:value-type="float">
            <text:p>450.177559274874</text:p>
          </table:table-cell>
          <table:table-cell office:value-type="float" office:value="543.613587959912" calcext:value-type="float">
            <text:p>543.613587959912</text:p>
          </table:table-cell>
          <table:table-cell office:value-type="float" office:value="657.372084438724" calcext:value-type="float">
            <text:p>657.372084438724</text:p>
          </table:table-cell>
          <table:table-cell office:value-type="float" office:value="795.964139939702" calcext:value-type="float">
            <text:p>795.964139939702</text:p>
          </table:table-cell>
          <table:table-cell office:value-type="float" office:value="964.913719758057" calcext:value-type="float">
            <text:p>964.913719758057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822653255411" calcext:value-type="float">
            <text:p>16.822653255411</text:p>
          </table:table-cell>
          <table:table-cell office:value-type="float" office:value="19.0056347269955" calcext:value-type="float">
            <text:p>19.0056347269955</text:p>
          </table:table-cell>
          <table:table-cell office:value-type="float" office:value="21.6055499539036" calcext:value-type="float">
            <text:p>21.6055499539036</text:p>
          </table:table-cell>
          <table:table-cell office:value-type="float" office:value="24.7136456259597" calcext:value-type="float">
            <text:p>24.7136456259597</text:p>
          </table:table-cell>
          <table:table-cell office:value-type="float" office:value="28.4424128260244" calcext:value-type="float">
            <text:p>28.4424128260244</text:p>
          </table:table-cell>
          <table:table-cell office:value-type="float" office:value="32.9306980521464" calcext:value-type="float">
            <text:p>32.9306980521464</text:p>
          </table:table-cell>
          <table:table-cell office:value-type="float" office:value="38.3500677984338" calcext:value-type="float">
            <text:p>38.3500677984338</text:p>
          </table:table-cell>
          <table:table-cell office:value-type="float" office:value="44.9127379346592" calcext:value-type="float">
            <text:p>44.9127379346592</text:p>
          </table:table-cell>
          <table:table-cell office:value-type="float" office:value="52.8814570387106" calcext:value-type="float">
            <text:p>52.8814570387106</text:p>
          </table:table-cell>
          <table:table-cell office:value-type="float" office:value="62.5818303675255" calcext:value-type="float">
            <text:p>62.5818303675255</text:p>
          </table:table-cell>
          <table:table-cell office:value-type="float" office:value="74.417693261001" calcext:value-type="float">
            <text:p>74.417693261001</text:p>
          </table:table-cell>
          <table:table-cell office:value-type="float" office:value="88.8902956774058" calcext:value-type="float">
            <text:p>88.8902956774058</text:p>
          </table:table-cell>
          <table:table-cell office:value-type="float" office:value="106.622251053726" calcext:value-type="float">
            <text:p>106.622251053726</text:p>
          </table:table-cell>
          <table:table-cell office:value-type="float" office:value="128.387442543982" calcext:value-type="float">
            <text:p>128.387442543982</text:p>
          </table:table-cell>
          <table:table-cell office:value-type="float" office:value="155.148380169444" calcext:value-type="float">
            <text:p>155.148380169444</text:p>
          </table:table-cell>
          <table:table-cell office:value-type="float" office:value="188.10287888609" calcext:value-type="float">
            <text:p>188.10287888609</text:p>
          </table:table-cell>
          <table:table-cell office:value-type="float" office:value="228.742399311037" calcext:value-type="float">
            <text:p>228.742399311037</text:p>
          </table:table-cell>
          <table:table-cell office:value-type="float" office:value="278.924984025254" calcext:value-type="float">
            <text:p>278.924984025254</text:p>
          </table:table-cell>
          <table:table-cell office:value-type="float" office:value="340.966463302035" calcext:value-type="float">
            <text:p>340.966463302035</text:p>
          </table:table-cell>
          <table:table-cell office:value-type="float" office:value="417.754532828994" calcext:value-type="float">
            <text:p>417.754532828994</text:p>
          </table:table-cell>
          <table:table-cell office:value-type="float" office:value="512.891470189546" calcext:value-type="float">
            <text:p>512.891470189546</text:p>
          </table:table-cell>
          <table:table-cell office:value-type="float" office:value="630.872716376355" calcext:value-type="float">
            <text:p>630.872716376355</text:p>
          </table:table-cell>
          <table:table-cell office:value-type="float" office:value="777.310378456174" calcext:value-type="float">
            <text:p>777.310378456174</text:p>
          </table:table-cell>
          <table:table-cell office:value-type="float" office:value="959.213003807501" calcext:value-type="float">
            <text:p>959.213003807501</text:p>
          </table:table-cell>
          <table:table-cell office:value-type="float" office:value="1185.33585312885" calcext:value-type="float">
            <text:p>1185.33585312885</text:p>
          </table:table-cell>
          <table:table-cell office:value-type="float" office:value="1466.61950667623" calcext:value-type="float">
            <text:p>1466.61950667623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1371554015481" calcext:value-type="float">
            <text:p>17.1371554015481</text:p>
          </table:table-cell>
          <table:table-cell office:value-type="float" office:value="19.4852001392046" calcext:value-type="float">
            <text:p>19.4852001392046</text:p>
          </table:table-cell>
          <table:table-cell office:value-type="float" office:value="22.3165231383388" calcext:value-type="float">
            <text:p>22.3165231383388</text:p>
          </table:table-cell>
          <table:table-cell office:value-type="float" office:value="25.7462152208465" calcext:value-type="float">
            <text:p>25.7462152208465</text:p>
          </table:table-cell>
          <table:table-cell office:value-type="float" office:value="29.9186685913993" calcext:value-type="float">
            <text:p>29.9186685913993</text:p>
          </table:table-cell>
          <table:table-cell office:value-type="float" office:value="35.0153062211574" calcext:value-type="float">
            <text:p>35.0153062211574</text:p>
          </table:table-cell>
          <table:table-cell office:value-type="float" office:value="41.2643932116984" calcext:value-type="float">
            <text:p>41.2643932116984</text:p>
          </table:table-cell>
          <table:table-cell office:value-type="float" office:value="48.9534984294113" calcext:value-type="float">
            <text:p>48.9534984294113</text:p>
          </table:table-cell>
          <table:table-cell office:value-type="float" office:value="58.4453312081999" calcext:value-type="float">
            <text:p>58.4453312081999</text:p>
          </table:table-cell>
          <table:table-cell office:value-type="float" office:value="70.1978777987014" calcext:value-type="float">
            <text:p>70.1978777987014</text:p>
          </table:table-cell>
          <table:table-cell office:value-type="float" office:value="84.7900175696051" calcext:value-type="float">
            <text:p>84.7900175696051</text:p>
          </table:table-cell>
          <table:table-cell office:value-type="float" office:value="102.954125187945" calcext:value-type="float">
            <text:p>102.954125187945</text:p>
          </table:table-cell>
          <table:table-cell office:value-type="float" office:value="125.617581884176" calcext:value-type="float">
            <text:p>125.617581884176</text:p>
          </table:table-cell>
          <table:table-cell office:value-type="float" office:value="153.955651733404" calcext:value-type="float">
            <text:p>153.955651733404</text:p>
          </table:table-cell>
          <table:table-cell office:value-type="float" office:value="189.458860019991" calcext:value-type="float">
            <text:p>189.458860019991</text:p>
          </table:table-cell>
          <table:table-cell office:value-type="float" office:value="234.018881617995" calcext:value-type="float">
            <text:p>234.018881617995</text:p>
          </table:table-cell>
          <table:table-cell office:value-type="float" office:value="290.03806092758" calcext:value-type="float">
            <text:p>290.03806092758</text:p>
          </table:table-cell>
          <table:table-cell office:value-type="float" office:value="360.569109115669" calcext:value-type="float">
            <text:p>360.569109115669</text:p>
          </table:table-cell>
          <table:table-cell office:value-type="float" office:value="449.493346077297" calcext:value-type="float">
            <text:p>449.493346077297</text:p>
          </table:table-cell>
          <table:table-cell office:value-type="float" office:value="561.748184855149" calcext:value-type="float">
            <text:p>561.748184855149</text:p>
          </table:table-cell>
          <table:table-cell office:value-type="float" office:value="703.617537561712" calcext:value-type="float">
            <text:p>703.617537561712</text:p>
          </table:table-cell>
          <table:table-cell office:value-type="float" office:value="883.10263634638" calcext:value-type="float">
            <text:p>883.10263634638</text:p>
          </table:table-cell>
          <table:table-cell office:value-type="float" office:value="1110.39564385728" calcext:value-type="float">
            <text:p>1110.39564385728</text:p>
          </table:table-cell>
          <table:table-cell office:value-type="float" office:value="1398.48467347412" calcext:value-type="float">
            <text:p>1398.48467347412</text:p>
          </table:table-cell>
          <table:table-cell office:value-type="float" office:value="1763.92683233136" calcext:value-type="float">
            <text:p>1763.92683233136</text:p>
          </table:table-cell>
          <table:table-cell office:value-type="float" office:value="2227.83612859425" calcext:value-type="float">
            <text:p>2227.83612859425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205272739007" calcext:value-type="float">
            <text:p>17.4205272739007</text:p>
          </table:table-cell>
          <table:table-cell office:value-type="float" office:value="19.9263989902039" calcext:value-type="float">
            <text:p>19.9263989902039</text:p>
          </table:table-cell>
          <table:table-cell office:value-type="float" office:value="22.9843949623903" calcext:value-type="float">
            <text:p>22.9843949623903</text:p>
          </table:table-cell>
          <table:table-cell office:value-type="float" office:value="26.736619714919" calcext:value-type="float">
            <text:p>26.736619714919</text:p>
          </table:table-cell>
          <table:table-cell office:value-type="float" office:value="31.3644686302843" calcext:value-type="float">
            <text:p>31.3644686302843</text:p>
          </table:table-cell>
          <table:table-cell office:value-type="float" office:value="37.099914234867" calcext:value-type="float">
            <text:p>37.099914234867</text:p>
          </table:table-cell>
          <table:table-cell office:value-type="float" office:value="44.240108247096" calcext:value-type="float">
            <text:p>44.240108247096</text:p>
          </table:table-cell>
          <table:table-cell office:value-type="float" office:value="53.1662875382362" calcext:value-type="float">
            <text:p>53.1662875382362</text:p>
          </table:table-cell>
          <table:table-cell office:value-type="float" office:value="64.368269482736" calcext:value-type="float">
            <text:p>64.368269482736</text:p>
          </table:table-cell>
          <table:table-cell office:value-type="float" office:value="78.4762095697696" calcext:value-type="float">
            <text:p>78.4762095697696</text:p>
          </table:table-cell>
          <table:table-cell office:value-type="float" office:value="96.3017990275073" calcext:value-type="float">
            <text:p>96.3017990275073</text:p>
          </table:table-cell>
          <table:table-cell office:value-type="float" office:value="118.891738370038" calcext:value-type="float">
            <text:p>118.891738370038</text:p>
          </table:table-cell>
          <table:table-cell office:value-type="float" office:value="147.597180948356" calcext:value-type="float">
            <text:p>147.597180948356</text:p>
          </table:table-cell>
          <table:table-cell office:value-type="float" office:value="184.163959799248" calcext:value-type="float">
            <text:p>184.163959799248</text:p>
          </table:table-cell>
          <table:table-cell office:value-type="float" office:value="230.84987104286" calcext:value-type="float">
            <text:p>230.84987104286</text:p>
          </table:table-cell>
          <table:table-cell office:value-type="float" office:value="290.57719188414" calcext:value-type="float">
            <text:p>290.57719188414</text:p>
          </table:table-cell>
          <table:table-cell office:value-type="float" office:value="367.131096909206" calcext:value-type="float">
            <text:p>367.131096909206</text:p>
          </table:table-cell>
          <table:table-cell office:value-type="float" office:value="465.417880478276" calcext:value-type="float">
            <text:p>465.417880478276</text:p>
          </table:table-cell>
          <table:table-cell office:value-type="float" office:value="591.801127671093" calcext:value-type="float">
            <text:p>591.801127671093</text:p>
          </table:table-cell>
          <table:table-cell office:value-type="float" office:value="754.539504625938" calcext:value-type="float">
            <text:p>754.539504625938</text:p>
          </table:table-cell>
          <table:table-cell office:value-type="float" office:value="964.357057308891" calcext:value-type="float">
            <text:p>964.357057308891</text:p>
          </table:table-cell>
          <table:table-cell office:value-type="float" office:value="1235.18633318145" calcext:value-type="float">
            <text:p>1235.18633318145</text:p>
          </table:table-cell>
          <table:table-cell office:value-type="float" office:value="1585.13694876021" calcext:value-type="float">
            <text:p>1585.13694876021</text:p>
          </table:table-cell>
          <table:table-cell office:value-type="float" office:value="2037.75830036462" calcext:value-type="float">
            <text:p>2037.75830036462</text:p>
          </table:table-cell>
          <table:table-cell office:value-type="float" office:value="2623.68610790724" calcext:value-type="float">
            <text:p>2623.68610790724</text:p>
          </table:table-cell>
          <table:table-cell office:value-type="float" office:value="3382.78989666116" calcext:value-type="float">
            <text:p>3382.78989666116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6758502312376" calcext:value-type="float">
            <text:p>17.6758502312376</text:p>
          </table:table-cell>
          <table:table-cell office:value-type="float" office:value="20.3323007110932" calcext:value-type="float">
            <text:p>20.3323007110932</text:p>
          </table:table-cell>
          <table:table-cell office:value-type="float" office:value="23.6117783615533" calcext:value-type="float">
            <text:p>23.6117783615533</text:p>
          </table:table-cell>
          <table:table-cell office:value-type="float" office:value="27.6865809240924" calcext:value-type="float">
            <text:p>27.6865809240924</text:p>
          </table:table-cell>
          <table:table-cell office:value-type="float" office:value="32.7804412533667" calcext:value-type="float">
            <text:p>32.7804412533667</text:p>
          </table:table-cell>
          <table:table-cell office:value-type="float" office:value="39.1845220860833" calcext:value-type="float">
            <text:p>39.1845220860833</text:p>
          </table:table-cell>
          <table:table-cell office:value-type="float" office:value="47.2785060455214" calcext:value-type="float">
            <text:p>47.2785060455214</text:p>
          </table:table-cell>
          <table:table-cell office:value-type="float" office:value="57.5584290485296" calcext:value-type="float">
            <text:p>57.5584290485296</text:p>
          </table:table-cell>
          <table:table-cell office:value-type="float" office:value="70.673443932184" calcext:value-type="float">
            <text:p>70.673443932184</text:p>
          </table:table-cell>
          <table:table-cell office:value-type="float" office:value="87.4744170834704" calcext:value-type="float">
            <text:p>87.4744170834704</text:p>
          </table:table-cell>
          <table:table-cell office:value-type="float" office:value="109.078212812213" calcext:value-type="float">
            <text:p>109.078212812213</text:p>
          </table:table-cell>
          <table:table-cell office:value-type="float" office:value="136.952786321014" calcext:value-type="float">
            <text:p>136.952786321014</text:p>
          </table:table-cell>
          <table:table-cell office:value-type="float" office:value="173.029890544696" calcext:value-type="float">
            <text:p>173.029890544696</text:p>
          </table:table-cell>
          <table:table-cell office:value-type="float" office:value="219.854443644852" calcext:value-type="float">
            <text:p>219.854443644852</text:p>
          </table:table-cell>
          <table:table-cell office:value-type="float" office:value="280.782587531606" calcext:value-type="float">
            <text:p>280.782587531606</text:p>
          </table:table-cell>
          <table:table-cell office:value-type="float" office:value="360.24444001281" calcext:value-type="float">
            <text:p>360.24444001281</text:p>
          </table:table-cell>
          <table:table-cell office:value-type="float" office:value="464.092832737161" calcext:value-type="float">
            <text:p>464.092832737161</text:p>
          </table:table-cell>
          <table:table-cell office:value-type="float" office:value="600.066372217676" calcext:value-type="float">
            <text:p>600.066372217676</text:p>
          </table:table-cell>
          <table:table-cell office:value-type="float" office:value="778.40454613701" calcext:value-type="float">
            <text:p>778.40454613701</text:p>
          </table:table-cell>
          <table:table-cell office:value-type="float" office:value="1012.66510079009" calcext:value-type="float">
            <text:p>1012.66510079009</text:p>
          </table:table-cell>
          <table:table-cell office:value-type="float" office:value="1320.81057637947" calcext:value-type="float">
            <text:p>1320.81057637947</text:p>
          </table:table-cell>
          <table:table-cell office:value-type="float" office:value="1726.6530892771" calcext:value-type="float">
            <text:p>1726.6530892771</text:p>
          </table:table-cell>
          <table:table-cell office:value-type="float" office:value="2261.77603932697" calcext:value-type="float">
            <text:p>2261.77603932697</text:p>
          </table:table-cell>
          <table:table-cell office:value-type="float" office:value="2968.09085413793" calcext:value-type="float">
            <text:p>2968.09085413793</text:p>
          </table:table-cell>
          <table:table-cell office:value-type="float" office:value="3901.23943523681" calcext:value-type="float">
            <text:p>3901.23943523681</text:p>
          </table:table-cell>
          <table:table-cell office:value-type="float" office:value="5135.12300098435" calcext:value-type="float">
            <text:p>5135.12300098435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9059006310957" calcext:value-type="float">
            <text:p>17.9059006310957</text:p>
          </table:table-cell>
          <table:table-cell office:value-type="float" office:value="20.7057291699967" calcext:value-type="float">
            <text:p>20.7057291699967</text:p>
          </table:table-cell>
          <table:table-cell office:value-type="float" office:value="24.2011278672617" calcext:value-type="float">
            <text:p>24.2011278672617</text:p>
          </table:table-cell>
          <table:table-cell office:value-type="float" office:value="28.5977503538389" calcext:value-type="float">
            <text:p>28.5977503538389</text:p>
          </table:table-cell>
          <table:table-cell office:value-type="float" office:value="34.1672018092087" calcext:value-type="float">
            <text:p>34.1672018092087</text:p>
          </table:table-cell>
          <table:table-cell office:value-type="float" office:value="41.2691297676146" calcext:value-type="float">
            <text:p>41.2691297676146</text:p>
          </table:table-cell>
          <table:table-cell office:value-type="float" office:value="50.3809069864544" calcext:value-type="float">
            <text:p>50.3809069864544</text:p>
          </table:table-cell>
          <table:table-cell office:value-type="float" office:value="62.1375585401197" calcext:value-type="float">
            <text:p>62.1375585401197</text:p>
          </table:table-cell>
          <table:table-cell office:value-type="float" office:value="77.3855220142249" calcext:value-type="float">
            <text:p>77.3855220142249</text:p>
          </table:table-cell>
          <table:table-cell office:value-type="float" office:value="97.2550997772642" calcext:value-type="float">
            <text:p>97.2550997772642</text:p>
          </table:table-cell>
          <table:table-cell office:value-type="float" office:value="123.25818511966" calcext:value-type="float">
            <text:p>123.25818511966</text:p>
          </table:table-cell>
          <table:table-cell office:value-type="float" office:value="157.420181774397" calcext:value-type="float">
            <text:p>157.420181774397</text:p>
          </table:table-cell>
          <table:table-cell office:value-type="float" office:value="202.458209503179" calcext:value-type="float">
            <text:p>202.458209503179</text:p>
          </table:table-cell>
          <table:table-cell office:value-type="float" office:value="262.021996949326" calcext:value-type="float">
            <text:p>262.021996949326</text:p>
          </table:table-cell>
          <table:table-cell office:value-type="float" office:value="341.0197147253" calcext:value-type="float">
            <text:p>341.0197147253</text:p>
          </table:table-cell>
          <table:table-cell office:value-type="float" office:value="446.05895158563" calcext:value-type="float">
            <text:p>446.05895158563</text:p>
          </table:table-cell>
          <table:table-cell office:value-type="float" office:value="586.043839401112" calcext:value-type="float">
            <text:p>586.043839401112</text:p>
          </table:table-cell>
          <table:table-cell office:value-type="float" office:value="772.984015526827" calcext:value-type="float">
            <text:p>772.984015526827</text:p>
          </table:table-cell>
          <table:table-cell office:value-type="float" office:value="1023.09107139991" calcext:value-type="float">
            <text:p>1023.09107139991</text:p>
          </table:table-cell>
          <table:table-cell office:value-type="float" office:value="1358.26527498575" calcext:value-type="float">
            <text:p>1358.26527498575</text:p>
          </table:table-cell>
          <table:table-cell office:value-type="float" office:value="1808.11225838783" calcext:value-type="float">
            <text:p>1808.11225838783</text:p>
          </table:table-cell>
          <table:table-cell office:value-type="float" office:value="2412.67954842527" calcext:value-type="float">
            <text:p>2412.67954842527</text:p>
          </table:table-cell>
          <table:table-cell office:value-type="float" office:value="3226.17107059988" calcext:value-type="float">
            <text:p>3226.17107059988</text:p>
          </table:table-cell>
          <table:table-cell office:value-type="float" office:value="4321.99057655512" calcext:value-type="float">
            <text:p>4321.99057655512</text:p>
          </table:table-cell>
          <table:table-cell office:value-type="float" office:value="5799.59116086982" calcext:value-type="float">
            <text:p>5799.59116086982</text:p>
          </table:table-cell>
          <table:table-cell office:value-type="float" office:value="7793.7796236837" calcext:value-type="float">
            <text:p>7793.7796236837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1131800196275" calcext:value-type="float">
            <text:p>18.1131800196275</text:p>
          </table:table-cell>
          <table:table-cell office:value-type="float" office:value="21.0492823177794" calcext:value-type="float">
            <text:p>21.0492823177794</text:p>
          </table:table-cell>
          <table:table-cell office:value-type="float" office:value="24.7547492098201" calcext:value-type="float">
            <text:p>24.7547492098201</text:p>
          </table:table-cell>
          <table:table-cell office:value-type="float" office:value="29.4717120703134" calcext:value-type="float">
            <text:p>29.4717120703134</text:p>
          </table:table-cell>
          <table:table-cell office:value-type="float" office:value="35.5253529516513" calcext:value-type="float">
            <text:p>35.5253529516513</text:p>
          </table:table-cell>
          <table:table-cell office:value-type="float" office:value="43.3537372722688" calcext:value-type="float">
            <text:p>43.3537372722688</text:p>
          </table:table-cell>
          <table:table-cell office:value-type="float" office:value="53.5486592616782" calcext:value-type="float">
            <text:p>53.5486592616782</text:p>
          </table:table-cell>
          <table:table-cell office:value-type="float" office:value="66.9116366587507" calcext:value-type="float">
            <text:p>66.9116366587507</text:p>
          </table:table-cell>
          <table:table-cell office:value-type="float" office:value="84.5307630760506" calcext:value-type="float">
            <text:p>84.5307630760506</text:p>
          </table:table-cell>
          <table:table-cell office:value-type="float" office:value="107.886300604826" calcext:value-type="float">
            <text:p>107.886300604826</text:p>
          </table:table-cell>
          <table:table-cell office:value-type="float" office:value="138.995903745082" calcext:value-type="float">
            <text:p>138.995903745082</text:p>
          </table:table-cell>
          <table:table-cell office:value-type="float" office:value="180.614530545491" calcext:value-type="float">
            <text:p>180.614530545491</text:p>
          </table:table-cell>
          <table:table-cell office:value-type="float" office:value="236.509864591518" calcext:value-type="float">
            <text:p>236.509864591518</text:p>
          </table:table-cell>
          <table:table-cell office:value-type="float" office:value="311.842062019313" calcext:value-type="float">
            <text:p>311.842062019313</text:p>
          </table:table-cell>
          <table:table-cell office:value-type="float" office:value="413.687711360142" calcext:value-type="float">
            <text:p>413.687711360142</text:p>
          </table:table-cell>
          <table:table-cell office:value-type="float" office:value="551.76324498033" calcext:value-type="float">
            <text:p>551.76324498033</text:p>
          </table:table-cell>
          <table:table-cell office:value-type="float" office:value="739.424327180004" calcext:value-type="float">
            <text:p>739.424327180004</text:p>
          </table:table-cell>
          <table:table-cell office:value-type="float" office:value="995.047267663943" calcext:value-type="float">
            <text:p>995.047267663943</text:p>
          </table:table-cell>
          <table:table-cell office:value-type="float" office:value="1343.93946627865" calcext:value-type="float">
            <text:p>1343.93946627865</text:p>
          </table:table-cell>
          <table:table-cell office:value-type="float" office:value="1820.98272296989" calcext:value-type="float">
            <text:p>1820.98272296989</text:p>
          </table:table-cell>
          <table:table-cell office:value-type="float" office:value="2474.2921052367" calcext:value-type="float">
            <text:p>2474.2921052367</text:p>
          </table:table-cell>
          <table:table-cell office:value-type="float" office:value="3370.28250092572" calcext:value-type="float">
            <text:p>3370.28250092572</text:p>
          </table:table-cell>
          <table:table-cell office:value-type="float" office:value="4600.68685102805" calcext:value-type="float">
            <text:p>4600.68685102805</text:p>
          </table:table-cell>
          <table:table-cell office:value-type="float" office:value="6292.28078313173" calcext:value-type="float">
            <text:p>6292.28078313173</text:p>
          </table:table-cell>
          <table:table-cell office:value-type="float" office:value="8620.3606920355" calcext:value-type="float">
            <text:p>8620.3606920355</text:p>
          </table:table-cell>
          <table:table-cell office:value-type="float" office:value="11827.4276675028" calcext:value-type="float">
            <text:p>11827.4276675028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2999423331755" calcext:value-type="float">
            <text:p>18.2999423331755</text:p>
          </table:table-cell>
          <table:table-cell office:value-type="float" office:value="21.3653502620506" calcext:value-type="float">
            <text:p>21.3653502620506</text:p>
          </table:table-cell>
          <table:table-cell office:value-type="float" office:value="25.2748083391735" calcext:value-type="float">
            <text:p>25.2748083391735</text:p>
          </table:table-cell>
          <table:table-cell office:value-type="float" office:value="30.3099854542349" calcext:value-type="float">
            <text:p>30.3099854542349</text:p>
          </table:table-cell>
          <table:table-cell office:value-type="float" office:value="36.8554849017065" calcext:value-type="float">
            <text:p>36.8554849017065</text:p>
          </table:table-cell>
          <table:table-cell office:value-type="float" office:value="45.4383445928543" calcext:value-type="float">
            <text:p>45.4383445928543</text:p>
          </table:table-cell>
          <table:table-cell office:value-type="float" office:value="56.7831394610796" calcext:value-type="float">
            <text:p>56.7831394610796</text:p>
          </table:table-cell>
          <table:table-cell office:value-type="float" office:value="71.8889629546043" calcext:value-type="float">
            <text:p>71.8889629546043</text:p>
          </table:table-cell>
          <table:table-cell office:value-type="float" office:value="92.1371210833597" calcext:value-type="float">
            <text:p>92.1371210833597</text:p>
          </table:table-cell>
          <table:table-cell office:value-type="float" office:value="119.441979384198" calcext:value-type="float">
            <text:p>119.441979384198</text:p>
          </table:table-cell>
          <table:table-cell office:value-type="float" office:value="156.462494598574" calcext:value-type="float">
            <text:p>156.462494598574</text:p>
          </table:table-cell>
          <table:table-cell office:value-type="float" office:value="206.899153354022" calcext:value-type="float">
            <text:p>206.899153354022</text:p>
          </table:table-cell>
          <table:table-cell office:value-type="float" office:value="275.911199697019" calcext:value-type="float">
            <text:p>275.911199697019</text:p>
          </table:table-cell>
          <table:table-cell office:value-type="float" office:value="370.70339388541" calcext:value-type="float">
            <text:p>370.70339388541</text:p>
          </table:table-cell>
          <table:table-cell office:value-type="float" office:value="501.351851273926" calcext:value-type="float">
            <text:p>501.351851273926</text:p>
          </table:table-cell>
          <table:table-cell office:value-type="float" office:value="681.967234152986" calcext:value-type="float">
            <text:p>681.967234152986</text:p>
          </table:table-cell>
          <table:table-cell office:value-type="float" office:value="932.334212861137" calcext:value-type="float">
            <text:p>932.334212861137</text:p>
          </table:table-cell>
          <table:table-cell office:value-type="float" office:value="1280.22363686541" calcext:value-type="float">
            <text:p>1280.22363686541</text:p>
          </table:table-cell>
          <table:table-cell office:value-type="float" office:value="1764.65529110179" calcext:value-type="float">
            <text:p>1764.65529110179</text:p>
          </table:table-cell>
          <table:table-cell office:value-type="float" office:value="2440.50441521703" calcext:value-type="float">
            <text:p>2440.50441521703</text:p>
          </table:table-cell>
          <table:table-cell office:value-type="float" office:value="3385.00843477495" calcext:value-type="float">
            <text:p>3385.00843477495</text:p>
          </table:table-cell>
          <table:table-cell office:value-type="float" office:value="4706.96155335412" calcext:value-type="float">
            <text:p>4706.96155335412</text:p>
          </table:table-cell>
          <table:table-cell office:value-type="float" office:value="6559.71221096097" calcext:value-type="float">
            <text:p>6559.71221096097</text:p>
          </table:table-cell>
          <table:table-cell office:value-type="float" office:value="9159.54180131709" calcext:value-type="float">
            <text:p>9159.54180131709</text:p>
          </table:table-cell>
          <table:table-cell office:value-type="float" office:value="12811.6586807634" calcext:value-type="float">
            <text:p>12811.6586807634</text:p>
          </table:table-cell>
          <table:table-cell office:value-type="float" office:value="17946.9684586411" calcext:value-type="float">
            <text:p>17946.9684586411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4682184073613" calcext:value-type="float">
            <text:p>18.4682184073613</text:p>
          </table:table-cell>
          <table:table-cell office:value-type="float" office:value="21.656131895198" calcext:value-type="float">
            <text:p>21.656131895198</text:p>
          </table:table-cell>
          <table:table-cell office:value-type="float" office:value="25.7633398988147" calcext:value-type="float">
            <text:p>25.7633398988147</text:p>
          </table:table-cell>
          <table:table-cell office:value-type="float" office:value="31.1140278423172" calcext:value-type="float">
            <text:p>31.1140278423172</text:p>
          </table:table-cell>
          <table:table-cell office:value-type="float" office:value="38.1581757040419" calcext:value-type="float">
            <text:p>38.1581757040419</text:p>
          </table:table-cell>
          <table:table-cell office:value-type="float" office:value="47.5229517221793" calcext:value-type="float">
            <text:p>47.5229517221793</text:p>
          </table:table-cell>
          <table:table-cell office:value-type="float" office:value="60.0857531707876" calcext:value-type="float">
            <text:p>60.0857531707876</text:p>
          </table:table-cell>
          <table:table-cell office:value-type="float" office:value="77.0781903099199" calcext:value-type="float">
            <text:p>77.0781903099199</text:p>
          </table:table-cell>
          <table:table-cell office:value-type="float" office:value="100.234353978467" calcext:value-type="float">
            <text:p>100.234353978467</text:p>
          </table:table-cell>
          <table:table-cell office:value-type="float" office:value="132.002527304974" calcext:value-type="float">
            <text:p>132.002527304974</text:p>
          </table:table-cell>
          <table:table-cell office:value-type="float" office:value="175.847882381579" calcext:value-type="float">
            <text:p>175.847882381579</text:p>
          </table:table-cell>
          <table:table-cell office:value-type="float" office:value="236.685776669705" calcext:value-type="float">
            <text:p>236.685776669705</text:p>
          </table:table-cell>
          <table:table-cell office:value-type="float" office:value="321.502668312811" calcext:value-type="float">
            <text:p>321.502668312811</text:p>
          </table:table-cell>
          <table:table-cell office:value-type="float" office:value="440.246769684087" calcext:value-type="float">
            <text:p>440.246769684087</text:p>
          </table:table-cell>
          <table:table-cell office:value-type="float" office:value="607.106772870032" calcext:value-type="float">
            <text:p>607.106772870032</text:p>
          </table:table-cell>
          <table:table-cell office:value-type="float" office:value="842.349250941061" calcext:value-type="float">
            <text:p>842.349250941061</text:p>
          </table:table-cell>
          <table:table-cell office:value-type="float" office:value="1174.96080885087" calcext:value-type="float">
            <text:p>1174.96080885087</text:p>
          </table:table-cell>
          <table:table-cell office:value-type="float" office:value="1646.45005616952" calcext:value-type="float">
            <text:p>1646.45005616952</text:p>
          </table:table-cell>
          <table:table-cell office:value-type="float" office:value="2316.32193171831" calcext:value-type="float">
            <text:p>2316.32193171831</text:p>
          </table:table-cell>
          <table:table-cell office:value-type="float" office:value="3269.96440687708" calcext:value-type="float">
            <text:p>3269.96440687708</text:p>
          </table:table-cell>
          <table:table-cell office:value-type="float" office:value="4630.01630282219" calcext:value-type="float">
            <text:p>4630.01630282219</text:p>
          </table:table-cell>
          <table:table-cell office:value-type="float" office:value="6572.75987333619" calcext:value-type="float">
            <text:p>6572.75987333619</text:p>
          </table:table-cell>
          <table:table-cell office:value-type="float" office:value="9351.76779747932" calcext:value-type="float">
            <text:p>9351.76779747932</text:p>
          </table:table-cell>
          <table:table-cell office:value-type="float" office:value="13332.0246357233" calcext:value-type="float">
            <text:p>13332.0246357233</text:p>
          </table:table-cell>
          <table:table-cell office:value-type="float" office:value="19039.1715569881" calcext:value-type="float">
            <text:p>19039.1715569881</text:p>
          </table:table-cell>
          <table:table-cell office:value-type="float" office:value="27230.5815926303" calcext:value-type="float">
            <text:p>27230.5815926303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6198380601993" calcext:value-type="float">
            <text:p>18.6198380601993</text:p>
          </table:table-cell>
          <table:table-cell office:value-type="float" office:value="21.9236501921348" calcext:value-type="float">
            <text:p>21.9236501921348</text:p>
          </table:table-cell>
          <table:table-cell office:value-type="float" office:value="26.2222551859763" calcext:value-type="float">
            <text:p>26.2222551859763</text:p>
          </table:table-cell>
          <table:table-cell office:value-type="float" office:value="31.885237060833" calcext:value-type="float">
            <text:p>31.885237060833</text:p>
          </table:table-cell>
          <table:table-cell office:value-type="float" office:value="39.4339914781781" calcext:value-type="float">
            <text:p>39.4339914781781</text:p>
          </table:table-cell>
          <table:table-cell office:value-type="float" office:value="49.6075586530517" calcext:value-type="float">
            <text:p>49.6075586530517</text:p>
          </table:table-cell>
          <table:table-cell office:value-type="float" office:value="63.4579355839072" calcext:value-type="float">
            <text:p>63.4579355839072</text:p>
          </table:table-cell>
          <table:table-cell office:value-type="float" office:value="82.4883399807844" calcext:value-type="float">
            <text:p>82.4883399807844</text:p>
          </table:table-cell>
          <table:table-cell office:value-type="float" office:value="108.85414009528" calcext:value-type="float">
            <text:p>108.85414009528</text:p>
          </table:table-cell>
          <table:table-cell office:value-type="float" office:value="145.655326173157" calcext:value-type="float">
            <text:p>145.655326173157</text:p>
          </table:table-cell>
          <table:table-cell office:value-type="float" office:value="197.36285565218" calcext:value-type="float">
            <text:p>197.36285565218</text:p>
          </table:table-cell>
          <table:table-cell office:value-type="float" office:value="270.440981701207" calcext:value-type="float">
            <text:p>270.440981701207</text:p>
          </table:table-cell>
          <table:table-cell office:value-type="float" office:value="374.256759696884" calcext:value-type="float">
            <text:p>374.256759696884</text:p>
          </table:table-cell>
          <table:table-cell office:value-type="float" office:value="522.410721980875" calcext:value-type="float">
            <text:p>522.410721980875</text:p>
          </table:table-cell>
          <table:table-cell office:value-type="float" office:value="734.68571153075" calcext:value-type="float">
            <text:p>734.68571153075</text:p>
          </table:table-cell>
          <table:table-cell office:value-type="float" office:value="1039.90364878945" calcext:value-type="float">
            <text:p>1039.90364878945</text:p>
          </table:table-cell>
          <table:table-cell office:value-type="float" office:value="1480.11670363643" calcext:value-type="float">
            <text:p>1480.11670363643</text:p>
          </table:table-cell>
          <table:table-cell office:value-type="float" office:value="2116.76080211372" calcext:value-type="float">
            <text:p>2116.76080211372</text:p>
          </table:table-cell>
          <table:table-cell office:value-type="float" office:value="3039.6963613747" calcext:value-type="float">
            <text:p>3039.6963613747</text:p>
          </table:table-cell>
          <table:table-cell office:value-type="float" office:value="4380.49894739971" calcext:value-type="float">
            <text:p>4380.49894739971</text:p>
          </table:table-cell>
          <table:table-cell office:value-type="float" office:value="6332.00797401957" calcext:value-type="float">
            <text:p>6332.00797401957</text:p>
          </table:table-cell>
          <table:table-cell office:value-type="float" office:value="9177.09288635731" calcext:value-type="float">
            <text:p>9177.09288635731</text:p>
          </table:table-cell>
          <table:table-cell office:value-type="float" office:value="13330.9978448467" calcext:value-type="float">
            <text:p>13330.9978448467</text:p>
          </table:table-cell>
          <table:table-cell office:value-type="float" office:value="19403.6891491955" calcext:value-type="float">
            <text:p>19403.6891491955</text:p>
          </table:table-cell>
          <table:table-cell office:value-type="float" office:value="28291.6627504238" calcext:value-type="float">
            <text:p>28291.6627504238</text:p>
          </table:table-cell>
          <table:table-cell office:value-type="float" office:value="41313.1185863715" calcext:value-type="float">
            <text:p>41313.1185863715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7564499893638" calcext:value-type="float">
            <text:p>18.7564499893638</text:p>
          </table:table-cell>
          <table:table-cell office:value-type="float" office:value="22.1697662841833" calcext:value-type="float">
            <text:p>22.1697662841833</text:p>
          </table:table-cell>
          <table:table-cell office:value-type="float" office:value="26.6533496292533" calcext:value-type="float">
            <text:p>26.6533496292533</text:p>
          </table:table-cell>
          <table:table-cell office:value-type="float" office:value="32.624953855723" calcext:value-type="float">
            <text:p>32.624953855723</text:p>
          </table:table-cell>
          <table:table-cell office:value-type="float" office:value="40.6834866644998" calcext:value-type="float">
            <text:p>40.6834866644998</text:p>
          </table:table-cell>
          <table:table-cell office:value-type="float" office:value="51.6921653782798" calcext:value-type="float">
            <text:p>51.6921653782798</text:p>
          </table:table-cell>
          <table:table-cell office:value-type="float" office:value="66.9011521241177" calcext:value-type="float">
            <text:p>66.9011521241177</text:p>
          </table:table-cell>
          <table:table-cell office:value-type="float" office:value="88.1288172792347" calcext:value-type="float">
            <text:p>88.1288172792347</text:p>
          </table:table-cell>
          <table:table-cell office:value-type="float" office:value="118.030202086468" calcext:value-type="float">
            <text:p>118.030202086468</text:p>
          </table:table-cell>
          <table:table-cell office:value-type="float" office:value="160.495356283385" calcext:value-type="float">
            <text:p>160.495356283385</text:p>
          </table:table-cell>
          <table:table-cell office:value-type="float" office:value="221.241358728445" calcext:value-type="float">
            <text:p>221.241358728445</text:p>
          </table:table-cell>
          <table:table-cell office:value-type="float" office:value="308.693512518301" calcext:value-type="float">
            <text:p>308.693512518301</text:p>
          </table:table-cell>
          <table:table-cell office:value-type="float" office:value="435.298740950245" calcext:value-type="float">
            <text:p>435.298740950245</text:p>
          </table:table-cell>
          <table:table-cell office:value-type="float" office:value="619.485570328428" calcext:value-type="float">
            <text:p>619.485570328428</text:p>
          </table:table-cell>
          <table:table-cell office:value-type="float" office:value="888.592268930855" calcext:value-type="float">
            <text:p>888.592268930855</text:p>
          </table:table-cell>
          <table:table-cell office:value-type="float" office:value="1283.24577862298" calcext:value-type="float">
            <text:p>1283.24577862298</text:p>
          </table:table-cell>
          <table:table-cell office:value-type="float" office:value="1863.91621223773" calcext:value-type="float">
            <text:p>1863.91621223773</text:p>
          </table:table-cell>
          <table:table-cell office:value-type="float" office:value="2720.73581490053" calcext:value-type="float">
            <text:p>2720.73581490053</text:p>
          </table:table-cell>
          <table:table-cell office:value-type="float" office:value="3988.21897293239" calcext:value-type="float">
            <text:p>3988.21897293239</text:p>
          </table:table-cell>
          <table:table-cell office:value-type="float" office:value="5867.34369258865" calcext:value-type="float">
            <text:p>5867.34369258865</text:p>
          </table:table-cell>
          <table:table-cell office:value-type="float" office:value="8658.69405562862" calcext:value-type="float">
            <text:p>8658.69405562862</text:p>
          </table:table-cell>
          <table:table-cell office:value-type="float" office:value="12812.2260668019" calcext:value-type="float">
            <text:p>12812.2260668019</text:p>
          </table:table-cell>
          <table:table-cell office:value-type="float" office:value="19002.0179359347" calcext:value-type="float">
            <text:p>19002.0179359347</text:p>
          </table:table-cell>
          <table:table-cell office:value-type="float" office:value="28238.5645322807" calcext:value-type="float">
            <text:p>28238.5645322807</text:p>
          </table:table-cell>
          <table:table-cell office:value-type="float" office:value="42037.4610941292" calcext:value-type="float">
            <text:p>42037.4610941292</text:p>
          </table:table-cell>
          <table:table-cell office:value-type="float" office:value="62672.6975462257" calcext:value-type="float">
            <text:p>62672.6975462257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8795396999696" calcext:value-type="float">
            <text:p>18.8795396999696</text:p>
          </table:table-cell>
          <table:table-cell office:value-type="float" office:value="22.3961924070084" calcext:value-type="float">
            <text:p>22.3961924070084</text:p>
          </table:table-cell>
          <table:table-cell office:value-type="float" office:value="27.0583098129081" calcext:value-type="float">
            <text:p>27.0583098129081</text:p>
          </table:table-cell>
          <table:table-cell office:value-type="float" office:value="33.334464223472" calcext:value-type="float">
            <text:p>33.334464223472</text:p>
          </table:table-cell>
          <table:table-cell office:value-type="float" office:value="41.907204265198" calcext:value-type="float">
            <text:p>41.907204265198</text:p>
          </table:table-cell>
          <table:table-cell office:value-type="float" office:value="53.776771890672" calcext:value-type="float">
            <text:p>53.776771890672</text:p>
          </table:table-cell>
          <table:table-cell office:value-type="float" office:value="70.4168990824011" calcext:value-type="float">
            <text:p>70.4168990824011</text:p>
          </table:table-cell>
          <table:table-cell office:value-type="float" office:value="94.0094279229218" calcext:value-type="float">
            <text:p>94.0094279229218</text:p>
          </table:table-cell>
          <table:table-cell office:value-type="float" office:value="127.798438847551" calcext:value-type="float">
            <text:p>127.798438847551</text:p>
          </table:table-cell>
          <table:table-cell office:value-type="float" office:value="176.625857146381" calcext:value-type="float">
            <text:p>176.625857146381</text:p>
          </table:table-cell>
          <table:table-cell office:value-type="float" office:value="247.743035344315" calcext:value-type="float">
            <text:p>247.743035344315</text:p>
          </table:table-cell>
          <table:table-cell office:value-type="float" office:value="352.042557746213" calcext:value-type="float">
            <text:p>352.042557746213</text:p>
          </table:table-cell>
          <table:table-cell office:value-type="float" office:value="505.930657280578" calcext:value-type="float">
            <text:p>505.930657280578</text:p>
          </table:table-cell>
          <table:table-cell office:value-type="float" office:value="734.177256448755" calcext:value-type="float">
            <text:p>734.177256448755</text:p>
          </table:table-cell>
          <table:table-cell office:value-type="float" office:value="1074.25936780265" calcext:value-type="float">
            <text:p>1074.25936780265</text:p>
          </table:table-cell>
          <table:table-cell office:value-type="float" office:value="1582.98762561159" calcext:value-type="float">
            <text:p>1582.98762561159</text:p>
          </table:table-cell>
          <table:table-cell office:value-type="float" office:value="2346.62607724582" calcext:value-type="float">
            <text:p>2346.62607724582</text:p>
          </table:table-cell>
          <table:table-cell office:value-type="float" office:value="3496.36037070184" calcext:value-type="float">
            <text:p>3496.36037070184</text:p>
          </table:table-cell>
          <table:table-cell office:value-type="float" office:value="5231.959366737" calcext:value-type="float">
            <text:p>5231.959366737</text:p>
          </table:table-cell>
          <table:table-cell office:value-type="float" office:value="7857.99436616097" calcext:value-type="float">
            <text:p>7857.99436616097</text:p>
          </table:table-cell>
          <table:table-cell office:value-type="float" office:value="11839.3109018418" calcext:value-type="float">
            <text:p>11839.3109018418</text:p>
          </table:table-cell>
          <table:table-cell office:value-type="float" office:value="17886.0215785529" calcext:value-type="float">
            <text:p>17886.0215785529</text:p>
          </table:table-cell>
          <table:table-cell office:value-type="float" office:value="27083.7605270405" calcext:value-type="float">
            <text:p>27083.7605270405</text:p>
          </table:table-cell>
          <table:table-cell office:value-type="float" office:value="41093.3014328558" calcext:value-type="float">
            <text:p>41093.3014328558</text:p>
          </table:table-cell>
          <table:table-cell office:value-type="float" office:value="62456.3728094515" calcext:value-type="float">
            <text:p>62456.3728094515</text:p>
          </table:table-cell>
          <table:table-cell office:value-type="float" office:value="95063.7819602351" calcext:value-type="float">
            <text:p>95063.7819602351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9904456578148" calcext:value-type="float">
            <text:p>18.9904456578148</text:p>
          </table:table-cell>
          <table:table-cell office:value-type="float" office:value="22.6045038126834" calcext:value-type="float">
            <text:p>22.6045038126834</text:p>
          </table:table-cell>
          <table:table-cell office:value-type="float" office:value="27.4387200753447" calcext:value-type="float">
            <text:p>27.4387200753447</text:p>
          </table:table-cell>
          <table:table-cell office:value-type="float" office:value="34.0150016468019" calcext:value-type="float">
            <text:p>34.0150016468019</text:p>
          </table:table-cell>
          <table:table-cell office:value-type="float" office:value="43.1056760802359" calcext:value-type="float">
            <text:p>43.1056760802359</text:p>
          </table:table-cell>
          <table:table-cell office:value-type="float" office:value="55.8613781830363" calcext:value-type="float">
            <text:p>55.8613781830363</text:p>
          </table:table-cell>
          <table:table-cell office:value-type="float" office:value="74.0067042671819" calcext:value-type="float">
            <text:p>74.0067042671819</text:p>
          </table:table-cell>
          <table:table-cell office:value-type="float" office:value="100.140395080762" calcext:value-type="float">
            <text:p>100.140395080762</text:p>
          </table:table-cell>
          <table:table-cell office:value-type="float" office:value="138.197065953878" calcext:value-type="float">
            <text:p>138.197065953878</text:p>
          </table:table-cell>
          <table:table-cell office:value-type="float" office:value="194.159045666975" calcext:value-type="float">
            <text:p>194.159045666975</text:p>
          </table:table-cell>
          <table:table-cell office:value-type="float" office:value="277.156051708429" calcext:value-type="float">
            <text:p>277.156051708429</text:p>
          </table:table-cell>
          <table:table-cell office:value-type="float" office:value="401.167135510734" calcext:value-type="float">
            <text:p>401.167135510734</text:p>
          </table:table-cell>
          <table:table-cell office:value-type="float" office:value="587.659102155796" calcext:value-type="float">
            <text:p>587.659102155796</text:p>
          </table:table-cell>
          <table:table-cell office:value-type="float" office:value="869.68276139978" calcext:value-type="float">
            <text:p>869.68276139978</text:p>
          </table:table-cell>
          <table:table-cell office:value-type="float" office:value="1298.24099895136" calcext:value-type="float">
            <text:p>1298.24099895136</text:p>
          </table:table-cell>
          <table:table-cell office:value-type="float" office:value="1952.20047101274" calcext:value-type="float">
            <text:p>1952.20047101274</text:p>
          </table:table-cell>
          <table:table-cell office:value-type="float" office:value="2953.73527795112" calcext:value-type="float">
            <text:p>2953.73527795112</text:p>
          </table:table-cell>
          <table:table-cell office:value-type="float" office:value="4492.41283292731" calcext:value-type="float">
            <text:p>4492.41283292731</text:p>
          </table:table-cell>
          <table:table-cell office:value-type="float" office:value="6862.78876966359" calcext:value-type="float">
            <text:p>6862.78876966359</text:p>
          </table:table-cell>
          <table:table-cell office:value-type="float" office:value="10523.1279005087" calcext:value-type="float">
            <text:p>10523.1279005087</text:p>
          </table:table-cell>
          <table:table-cell office:value-type="float" office:value="16187.1716326158" calcext:value-type="float">
            <text:p>16187.1716326158</text:p>
          </table:table-cell>
          <table:table-cell office:value-type="float" office:value="24967.5987524575" calcext:value-type="float">
            <text:p>24967.5987524575</text:p>
          </table:table-cell>
          <table:table-cell office:value-type="float" office:value="38600.3198146018" calcext:value-type="float">
            <text:p>38600.3198146018</text:p>
          </table:table-cell>
          <table:table-cell office:value-type="float" office:value="59795.0605047273" calcext:value-type="float">
            <text:p>59795.0605047273</text:p>
          </table:table-cell>
          <table:table-cell office:value-type="float" office:value="92782.9173262443" calcext:value-type="float">
            <text:p>92782.9173262443</text:p>
          </table:table-cell>
          <table:table-cell office:value-type="float" office:value="144170.229635635" calcext:value-type="float">
            <text:p>144170.229635635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0903738437292" calcext:value-type="float">
            <text:p>19.0903738437292</text:p>
          </table:table-cell>
          <table:table-cell office:value-type="float" office:value="22.7961497287545" calcext:value-type="float">
            <text:p>22.7961497287545</text:p>
          </table:table-cell>
          <table:table-cell office:value-type="float" office:value="27.7960687075595" calcext:value-type="float">
            <text:p>27.7960687075595</text:p>
          </table:table-cell>
          <table:table-cell office:value-type="float" office:value="34.667749239073" calcext:value-type="float">
            <text:p>34.667749239073</text:p>
          </table:table-cell>
          <table:table-cell office:value-type="float" office:value="44.2794229384506" calcext:value-type="float">
            <text:p>44.2794229384506</text:p>
          </table:table-cell>
          <table:table-cell office:value-type="float" office:value="57.9459842481808" calcext:value-type="float">
            <text:p>57.9459842481808</text:p>
          </table:table-cell>
          <table:table-cell office:value-type="float" office:value="77.6721276681575" calcext:value-type="float">
            <text:p>77.6721276681575</text:p>
          </table:table-cell>
          <table:table-cell office:value-type="float" office:value="106.53237714418" calcext:value-type="float">
            <text:p>106.53237714418</text:p>
          </table:table-cell>
          <table:table-cell office:value-type="float" office:value="149.266765159766" calcext:value-type="float">
            <text:p>149.266765159766</text:p>
          </table:table-cell>
          <table:table-cell office:value-type="float" office:value="213.216896767502" calcext:value-type="float">
            <text:p>213.216896767502</text:p>
          </table:table-cell>
          <table:table-cell office:value-type="float" office:value="309.800229652287" calcext:value-type="float">
            <text:p>309.800229652287</text:p>
          </table:table-cell>
          <table:table-cell office:value-type="float" office:value="456.83672858032" calcext:value-type="float">
            <text:p>456.83672858032</text:p>
          </table:table-cell>
          <table:table-cell office:value-type="float" office:value="682.227349384121" calcext:value-type="float">
            <text:p>682.227349384121</text:p>
          </table:table-cell>
          <table:table-cell office:value-type="float" office:value="1029.77920550531" calcext:value-type="float">
            <text:p>1029.77920550531</text:p>
          </table:table-cell>
          <table:table-cell office:value-type="float" office:value="1568.44352283493" calcext:value-type="float">
            <text:p>1568.44352283493</text:p>
          </table:table-cell>
          <table:table-cell office:value-type="float" office:value="2406.98472915" calcext:value-type="float">
            <text:p>2406.98472915</text:p>
          </table:table-cell>
          <table:table-cell office:value-type="float" office:value="3717.30033609611" calcext:value-type="float">
            <text:p>3717.30033609611</text:p>
          </table:table-cell>
          <table:table-cell office:value-type="float" office:value="5771.53026363373" calcext:value-type="float">
            <text:p>5771.53026363373</text:p>
          </table:table-cell>
          <table:table-cell office:value-type="float" office:value="9001.15976485905" calcext:value-type="float">
            <text:p>9001.15976485905</text:p>
          </table:table-cell>
          <table:table-cell office:value-type="float" office:value="14091.2155163262" calcext:value-type="float">
            <text:p>14091.2155163262</text:p>
          </table:table-cell>
          <table:table-cell office:value-type="float" office:value="22130.4653040053" calcext:value-type="float">
            <text:p>22130.4653040053</text:p>
          </table:table-cell>
          <table:table-cell office:value-type="float" office:value="34850.9732312737" calcext:value-type="float">
            <text:p>34850.9732312737</text:p>
          </table:table-cell>
          <table:table-cell office:value-type="float" office:value="55010.1202199777" calcext:value-type="float">
            <text:p>55010.1202199777</text:p>
          </table:table-cell>
          <table:table-cell office:value-type="float" office:value="86999.4160630526" calcext:value-type="float">
            <text:p>86999.4160630526</text:p>
          </table:table-cell>
          <table:table-cell office:value-type="float" office:value="137813.32868722" calcext:value-type="float">
            <text:p>137813.32868722</text:p>
          </table:table-cell>
          <table:table-cell office:value-type="float" office:value="218586.859596425" calcext:value-type="float">
            <text:p>218586.859596425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1804108672954" calcext:value-type="float">
            <text:p>19.1804108672954</text:p>
          </table:table-cell>
          <table:table-cell office:value-type="float" office:value="22.9724634405527" calcext:value-type="float">
            <text:p>22.9724634405527</text:p>
          </table:table-cell>
          <table:table-cell office:value-type="float" office:value="28.1317537758268" calcext:value-type="float">
            <text:p>28.1317537758268</text:p>
          </table:table-cell>
          <table:table-cell office:value-type="float" office:value="35.293841801117" calcext:value-type="float">
            <text:p>35.293841801117</text:p>
          </table:table-cell>
          <table:table-cell office:value-type="float" office:value="45.4289549238853" calcext:value-type="float">
            <text:p>45.4289549238853</text:p>
          </table:table-cell>
          <table:table-cell office:value-type="float" office:value="60.0305900789138" calcext:value-type="float">
            <text:p>60.0305900789138</text:p>
          </table:table-cell>
          <table:table-cell office:value-type="float" office:value="81.4147621341082" calcext:value-type="float">
            <text:p>81.4147621341082</text:p>
          </table:table-cell>
          <table:table-cell office:value-type="float" office:value="113.196486254852" calcext:value-type="float">
            <text:p>113.196486254852</text:p>
          </table:table-cell>
          <table:table-cell office:value-type="float" office:value="161.050843544511" calcext:value-type="float">
            <text:p>161.050843544511</text:p>
          </table:table-cell>
          <table:table-cell office:value-type="float" office:value="233.931991885517" calcext:value-type="float">
            <text:p>233.931991885517</text:p>
          </table:table-cell>
          <table:table-cell office:value-type="float" office:value="346.03052392363" calcext:value-type="float">
            <text:p>346.03052392363</text:p>
          </table:table-cell>
          <table:table-cell office:value-type="float" office:value="519.923336216951" calcext:value-type="float">
            <text:p>519.923336216951</text:p>
          </table:table-cell>
          <table:table-cell office:value-type="float" office:value="791.652532089982" calcext:value-type="float">
            <text:p>791.652532089982</text:p>
          </table:table-cell>
          <table:table-cell office:value-type="float" office:value="1218.92911263397" calcext:value-type="float">
            <text:p>1218.92911263397</text:p>
          </table:table-cell>
          <table:table-cell office:value-type="float" office:value="1894.40468129454" calcext:value-type="float">
            <text:p>1894.40468129454</text:p>
          </table:table-cell>
          <table:table-cell office:value-type="float" office:value="2967.17176932494" calcext:value-type="float">
            <text:p>2967.17176932494</text:p>
          </table:table-cell>
          <table:table-cell office:value-type="float" office:value="4677.6369922646" calcext:value-type="float">
            <text:p>4677.6369922646</text:p>
          </table:table-cell>
          <table:table-cell office:value-type="float" office:value="7414.14404633622" calcext:value-type="float">
            <text:p>7414.14404633622</text:p>
          </table:table-cell>
          <table:table-cell office:value-type="float" office:value="11804.9916900222" calcext:value-type="float">
            <text:p>11804.9916900222</text:p>
          </table:table-cell>
          <table:table-cell office:value-type="float" office:value="18868.0716620078" calcext:value-type="float">
            <text:p>18868.0716620078</text:p>
          </table:table-cell>
          <table:table-cell office:value-type="float" office:value="30254.3058567001" calcext:value-type="float">
            <text:p>30254.3058567001</text:p>
          </table:table-cell>
          <table:table-cell office:value-type="float" office:value="48643.6996461489" calcext:value-type="float">
            <text:p>48643.6996461489</text:p>
          </table:table-cell>
          <table:table-cell office:value-type="float" office:value="78389.3861313935" calcext:value-type="float">
            <text:p>78389.3861313935</text:p>
          </table:table-cell>
          <table:table-cell office:value-type="float" office:value="126563.615528783" calcext:value-type="float">
            <text:p>126563.615528783</text:p>
          </table:table-cell>
          <table:table-cell office:value-type="float" office:value="204652.263402417" calcext:value-type="float">
            <text:p>204652.263402417</text:p>
          </table:table-cell>
          <table:table-cell office:value-type="float" office:value="331287.507264512" calcext:value-type="float">
            <text:p>331287.507264512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261535782538" calcext:value-type="float">
            <text:p>19.261535782538</text:p>
          </table:table-cell>
          <table:table-cell office:value-type="float" office:value="23.1346715668904" calcext:value-type="float">
            <text:p>23.1346715668904</text:p>
          </table:table-cell>
          <table:table-cell office:value-type="float" office:value="28.4470885913937" calcext:value-type="float">
            <text:p>28.4470885913937</text:p>
          </table:table-cell>
          <table:table-cell office:value-type="float" office:value="35.8943677940804" calcext:value-type="float">
            <text:p>35.8943677940804</text:p>
          </table:table-cell>
          <table:table-cell office:value-type="float" office:value="46.5547715974522" calcext:value-type="float">
            <text:p>46.5547715974522</text:p>
          </table:table-cell>
          <table:table-cell office:value-type="float" office:value="62.1151956680435" calcext:value-type="float">
            <text:p>62.1151956680435</text:p>
          </table:table-cell>
          <table:table-cell office:value-type="float" office:value="85.2362340649835" calcext:value-type="float">
            <text:p>85.2362340649835</text:p>
          </table:table-cell>
          <table:table-cell office:value-type="float" office:value="120.144307621122" calcext:value-type="float">
            <text:p>120.144307621122</text:p>
          </table:table-cell>
          <table:table-cell office:value-type="float" office:value="173.595402927663" calcext:value-type="float">
            <text:p>173.595402927663</text:p>
          </table:table-cell>
          <table:table-cell office:value-type="float" office:value="256.448441246681" calcext:value-type="float">
            <text:p>256.448441246681</text:p>
          </table:table-cell>
          <table:table-cell office:value-type="float" office:value="386.240881419856" calcext:value-type="float">
            <text:p>386.240881419856</text:p>
          </table:table-cell>
          <table:table-cell office:value-type="float" office:value="591.41513141623" calcext:value-type="float">
            <text:p>591.41513141623</text:p>
          </table:table-cell>
          <table:table-cell office:value-type="float" office:value="918.268661060765" calcext:value-type="float">
            <text:p>918.268661060765</text:p>
          </table:table-cell>
          <table:table-cell office:value-type="float" office:value="1442.40477015182" calcext:value-type="float">
            <text:p>1442.40477015182</text:p>
          </table:table-cell>
          <table:table-cell office:value-type="float" office:value="2287.63015479604" calcext:value-type="float">
            <text:p>2287.63015479604</text:p>
          </table:table-cell>
          <table:table-cell office:value-type="float" office:value="3657.18826673445" calcext:value-type="float">
            <text:p>3657.18826673445</text:p>
          </table:table-cell>
          <table:table-cell office:value-type="float" office:value="5885.44731816349" calcext:value-type="float">
            <text:p>5885.44731816349</text:p>
          </table:table-cell>
          <table:table-cell office:value-type="float" office:value="9523.53195381254" calcext:value-type="float">
            <text:p>9523.53195381254</text:p>
          </table:table-cell>
          <table:table-cell office:value-type="float" office:value="15481.3137837738" calcext:value-type="float">
            <text:p>15481.3137837738</text:p>
          </table:table-cell>
          <table:table-cell office:value-type="float" office:value="25262.9985515329" calcext:value-type="float">
            <text:p>25262.9985515329</text:p>
          </table:table-cell>
          <table:table-cell office:value-type="float" office:value="41358.1116097339" calcext:value-type="float">
            <text:p>41358.1116097339</text:p>
          </table:table-cell>
          <table:table-cell office:value-type="float" office:value="67890.2361054789" calcext:value-type="float">
            <text:p>67890.2361054789</text:p>
          </table:table-cell>
          <table:table-cell office:value-type="float" office:value="111692.356205874" calcext:value-type="float">
            <text:p>111692.356205874</text:p>
          </table:table-cell>
          <table:table-cell office:value-type="float" office:value="184085.416434286" calcext:value-type="float">
            <text:p>184085.416434286</text:p>
          </table:table-cell>
          <table:table-cell office:value-type="float" office:value="303807.715454489" calcext:value-type="float">
            <text:p>303807.715454489</text:p>
          </table:table-cell>
          <table:table-cell office:value-type="float" office:value="501803.996541408" calcext:value-type="float">
            <text:p>501803.996541408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.3346307340638" calcext:value-type="float">
            <text:p>19.3346307340638</text:p>
          </table:table-cell>
          <table:table-cell office:value-type="float" office:value="23.2839025936794" calcext:value-type="float">
            <text:p>23.2839025936794</text:p>
          </table:table-cell>
          <table:table-cell office:value-type="float" office:value="28.7433068485865" calcext:value-type="float">
            <text:p>28.7433068485865</text:p>
          </table:table-cell>
          <table:table-cell office:value-type="float" office:value="36.4703712317069" calcext:value-type="float">
            <text:p>36.4703712317069</text:p>
          </table:table-cell>
          <table:table-cell office:value-type="float" office:value="47.6573622140263" calcext:value-type="float">
            <text:p>47.6573622140263</text:p>
          </table:table-cell>
          <table:table-cell office:value-type="float" office:value="64.199801008378" calcext:value-type="float">
            <text:p>64.199801008378</text:p>
          </table:table-cell>
          <table:table-cell office:value-type="float" office:value="89.1382041185619" calcext:value-type="float">
            <text:p>89.1382041185619</text:p>
          </table:table-cell>
          <table:table-cell office:value-type="float" office:value="127.387919656672" calcext:value-type="float">
            <text:p>127.387919656672</text:p>
          </table:table-cell>
          <table:table-cell office:value-type="float" office:value="186.949520216162" calcext:value-type="float">
            <text:p>186.949520216162</text:p>
          </table:table-cell>
          <table:table-cell office:value-type="float" office:value="280.922886326452" calcext:value-type="float">
            <text:p>280.922886326452</text:p>
          </table:table-cell>
          <table:table-cell office:value-type="float" office:value="430.868524305694" calcext:value-type="float">
            <text:p>430.868524305694</text:p>
          </table:table-cell>
          <table:table-cell office:value-type="float" office:value="672.431937334865" calcext:value-type="float">
            <text:p>672.431937334865</text:p>
          </table:table-cell>
          <table:table-cell office:value-type="float" office:value="1064.77639929898" calcext:value-type="float">
            <text:p>1064.77639929898</text:p>
          </table:table-cell>
          <table:table-cell office:value-type="float" office:value="1706.43514698661" calcext:value-type="float">
            <text:p>1706.43514698661</text:p>
          </table:table-cell>
          <table:table-cell office:value-type="float" office:value="2761.99952547755" calcext:value-type="float">
            <text:p>2761.99952547755</text:p>
          </table:table-cell>
          <table:table-cell office:value-type="float" office:value="4507.12068149082" calcext:value-type="float">
            <text:p>4507.12068149082</text:p>
          </table:table-cell>
          <table:table-cell office:value-type="float" office:value="7404.4941661373" calcext:value-type="float">
            <text:p>7404.4941661373</text:p>
          </table:table-cell>
          <table:table-cell office:value-type="float" office:value="12232.3025903764" calcext:value-type="float">
            <text:p>12232.3025903764</text:p>
          </table:table-cell>
          <table:table-cell office:value-type="float" office:value="20301.5187230737" calcext:value-type="float">
            <text:p>20301.5187230737</text:p>
          </table:table-cell>
          <table:table-cell office:value-type="float" office:value="33823.7382389911" calcext:value-type="float">
            <text:p>33823.7382389911</text:p>
          </table:table-cell>
          <table:table-cell office:value-type="float" office:value="56533.8516715769" calcext:value-type="float">
            <text:p>56533.8516715769</text:p>
          </table:table-cell>
          <table:table-cell office:value-type="float" office:value="94743.4258649819" calcext:value-type="float">
            <text:p>94743.4258649819</text:p>
          </table:table-cell>
          <table:table-cell office:value-type="float" office:value="159119.564478569" calcext:value-type="float">
            <text:p>159119.564478569</text:p>
          </table:table-cell>
          <table:table-cell office:value-type="float" office:value="267678.047893162" calcext:value-type="float">
            <text:p>267678.047893162</text:p>
          </table:table-cell>
          <table:table-cell office:value-type="float" office:value="450785.903713062" calcext:value-type="float">
            <text:p>450785.903713062</text:p>
          </table:table-cell>
          <table:table-cell office:value-type="float" office:value="759422.219073885" calcext:value-type="float">
            <text:p>759422.219073885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.4004905494191" calcext:value-type="float">
            <text:p>19.4004905494191</text:p>
          </table:table-cell>
          <table:table-cell office:value-type="float" office:value="23.4211947248332" calcext:value-type="float">
            <text:p>23.4211947248332</text:p>
          </table:table-cell>
          <table:table-cell office:value-type="float" office:value="29.0215674514299" calcext:value-type="float">
            <text:p>29.0215674514299</text:p>
          </table:table-cell>
          <table:table-cell office:value-type="float" office:value="37.0228534953482" calcext:value-type="float">
            <text:p>37.0228534953482</text:p>
          </table:table-cell>
          <table:table-cell office:value-type="float" office:value="48.737205935057" calcext:value-type="float">
            <text:p>48.737205935057</text:p>
          </table:table-cell>
          <table:table-cell office:value-type="float" office:value="66.2844060927257" calcext:value-type="float">
            <text:p>66.2844060927257</text:p>
          </table:table-cell>
          <table:table-cell office:value-type="float" office:value="93.1223679319903" calcext:value-type="float">
            <text:p>93.1223679319903</text:p>
          </table:table-cell>
          <table:table-cell office:value-type="float" office:value="134.939914976449" calcext:value-type="float">
            <text:p>134.939914976449</text:p>
          </table:table-cell>
          <table:table-cell office:value-type="float" office:value="201.165439388613" calcext:value-type="float">
            <text:p>201.165439388613</text:p>
          </table:table-cell>
          <table:table-cell office:value-type="float" office:value="307.525589471723" calcext:value-type="float">
            <text:p>307.525589471723</text:p>
          </table:table-cell>
          <table:table-cell office:value-type="float" office:value="480.398703563851" calcext:value-type="float">
            <text:p>480.398703563851</text:p>
          </table:table-cell>
          <table:table-cell office:value-type="float" office:value="764.242765161816" calcext:value-type="float">
            <text:p>764.242765161816</text:p>
          </table:table-cell>
          <table:table-cell office:value-type="float" office:value="1234.30065346291" calcext:value-type="float">
            <text:p>1234.30065346291</text:p>
          </table:table-cell>
          <table:table-cell office:value-type="float" office:value="2018.37945939934" calcext:value-type="float">
            <text:p>2018.37945939934</text:p>
          </table:table-cell>
          <table:table-cell office:value-type="float" office:value="3334.25594694485" calcext:value-type="float">
            <text:p>3334.25594694485</text:p>
          </table:table-cell>
          <table:table-cell office:value-type="float" office:value="5554.02614243215" calcext:value-type="float">
            <text:p>5554.02614243215</text:p>
          </table:table-cell>
          <table:table-cell office:value-type="float" office:value="9314.96350998732" calcext:value-type="float">
            <text:p>9314.96350998732</text:p>
          </table:table-cell>
          <table:table-cell office:value-type="float" office:value="15710.7170325065" calcext:value-type="float">
            <text:p>15710.7170325065</text:p>
          </table:table-cell>
          <table:table-cell office:value-type="float" office:value="26621.3404575663" calcext:value-type="float">
            <text:p>26621.3404575663</text:p>
          </table:table-cell>
          <table:table-cell office:value-type="float" office:value="45283.1753889843" calcext:value-type="float">
            <text:p>45283.1753889843</text:p>
          </table:table-cell>
          <table:table-cell office:value-type="float" office:value="77272.6489311891" calcext:value-type="float">
            <text:p>77272.6489311891</text:p>
          </table:table-cell>
          <table:table-cell office:value-type="float" office:value="132202.464262661" calcext:value-type="float">
            <text:p>132202.464262661</text:p>
          </table:table-cell>
          <table:table-cell office:value-type="float" office:value="226637.488375479" calcext:value-type="float">
            <text:p>226637.488375479</text:p>
          </table:table-cell>
          <table:table-cell office:value-type="float" office:value="389078.646683531" calcext:value-type="float">
            <text:p>389078.646683531</text:p>
          </table:table-cell>
          <table:table-cell office:value-type="float" office:value="668391.179068915" calcext:value-type="float">
            <text:p>668391.179068915</text:p>
          </table:table-cell>
          <table:table-cell office:value-type="float" office:value="1147783.57080679" calcext:value-type="float">
            <text:p>1147783.57080679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4598313819673" calcext:value-type="float">
            <text:p>19.4598313819673</text:p>
          </table:table-cell>
          <table:table-cell office:value-type="float" office:value="23.5475031050775" calcext:value-type="float">
            <text:p>23.5475031050775</text:p>
          </table:table-cell>
          <table:table-cell office:value-type="float" office:value="29.2829590476613" calcext:value-type="float">
            <text:p>29.2829590476613</text:p>
          </table:table-cell>
          <table:table-cell office:value-type="float" office:value="37.5527750748576" calcext:value-type="float">
            <text:p>37.5527750748576</text:p>
          </table:table-cell>
          <table:table-cell office:value-type="float" office:value="49.7947720367944" calcext:value-type="float">
            <text:p>49.7947720367944</text:p>
          </table:table-cell>
          <table:table-cell office:value-type="float" office:value="68.3690109138946" calcext:value-type="float">
            <text:p>68.3690109138946</text:p>
          </table:table-cell>
          <table:table-cell office:value-type="float" office:value="97.1904568585247" calcext:value-type="float">
            <text:p>97.1904568585247</text:p>
          </table:table-cell>
          <table:table-cell office:value-type="float" office:value="142.813422286309" calcext:value-type="float">
            <text:p>142.813422286309</text:p>
          </table:table-cell>
          <table:table-cell office:value-type="float" office:value="216.298775867494" calcext:value-type="float">
            <text:p>216.298775867494</text:p>
          </table:table-cell>
          <table:table-cell office:value-type="float" office:value="336.441618259291" calcext:value-type="float">
            <text:p>336.441618259291</text:p>
          </table:table-cell>
          <table:table-cell office:value-type="float" office:value="535.369974636963" calcext:value-type="float">
            <text:p>535.369974636963</text:p>
          </table:table-cell>
          <table:table-cell office:value-type="float" office:value="868.28568793166" calcext:value-type="float">
            <text:p>868.28568793166</text:p>
          </table:table-cell>
          <table:table-cell office:value-type="float" office:value="1430.45720926165" calcext:value-type="float">
            <text:p>1430.45720926165</text:p>
          </table:table-cell>
          <table:table-cell office:value-type="float" office:value="2386.9322145559" calcext:value-type="float">
            <text:p>2386.9322145559</text:p>
          </table:table-cell>
          <table:table-cell office:value-type="float" office:value="4024.59676291864" calcext:value-type="float">
            <text:p>4024.59676291864</text:p>
          </table:table-cell>
          <table:table-cell office:value-type="float" office:value="6843.5466821095" calcext:value-type="float">
            <text:p>6843.5466821095</text:p>
          </table:table-cell>
          <table:table-cell office:value-type="float" office:value="11717.6911596724" calcext:value-type="float">
            <text:p>11717.6911596724</text:p>
          </table:table-cell>
          <table:table-cell office:value-type="float" office:value="20177.3660691199" calcext:value-type="float">
            <text:p>20177.3660691199</text:p>
          </table:table-cell>
          <table:table-cell office:value-type="float" office:value="34907.0098633448" calcext:value-type="float">
            <text:p>34907.0098633448</text:p>
          </table:table-cell>
          <table:table-cell office:value-type="float" office:value="60621.6984220222" calcext:value-type="float">
            <text:p>60621.6984220222</text:p>
          </table:table-cell>
          <table:table-cell office:value-type="float" office:value="105609.831426385" calcext:value-type="float">
            <text:p>105609.831426385</text:p>
          </table:table-cell>
          <table:table-cell office:value-type="float" office:value="184442.350864451" calcext:value-type="float">
            <text:p>184442.350864451</text:p>
          </table:table-cell>
          <table:table-cell office:value-type="float" office:value="322708.578225642" calcext:value-type="float">
            <text:p>322708.578225642</text:p>
          </table:table-cell>
          <table:table-cell office:value-type="float" office:value="565220.779144754" calcext:value-type="float">
            <text:p>565220.779144754</text:p>
          </table:table-cell>
          <table:table-cell office:value-type="float" office:value="989991.81296907" calcext:value-type="float">
            <text:p>989991.81296907</text:p>
          </table:table-cell>
          <table:table-cell office:value-type="float" office:value="1731314.27646653" calcext:value-type="float">
            <text:p>1731314.27646653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.5132984982738" calcext:value-type="float">
            <text:p>19.5132984982738</text:p>
          </table:table-cell>
          <table:table-cell office:value-type="float" office:value="23.6637064649146" calcext:value-type="float">
            <text:p>23.6637064649146</text:p>
          </table:table-cell>
          <table:table-cell office:value-type="float" office:value="29.5285042878801" calcext:value-type="float">
            <text:p>29.5285042878801</text:p>
          </table:table-cell>
          <table:table-cell office:value-type="float" office:value="38.0610572384002" calcext:value-type="float">
            <text:p>38.0610572384002</text:p>
          </table:table-cell>
          <table:table-cell office:value-type="float" office:value="50.8305201142198" calcext:value-type="float">
            <text:p>50.8305201142198</text:p>
          </table:table-cell>
          <table:table-cell office:value-type="float" office:value="70.4536154646929" calcext:value-type="float">
            <text:p>70.4536154646929</text:p>
          </table:table-cell>
          <table:table-cell office:value-type="float" office:value="101.344238719775" calcext:value-type="float">
            <text:p>101.344238719775</text:p>
          </table:table-cell>
          <table:table-cell office:value-type="float" office:value="151.022129204448" calcext:value-type="float">
            <text:p>151.022129204448</text:p>
          </table:table-cell>
          <table:table-cell office:value-type="float" office:value="232.408734078544" calcext:value-type="float">
            <text:p>232.408734078544</text:p>
          </table:table-cell>
          <table:table-cell office:value-type="float" office:value="367.872132826569" calcext:value-type="float">
            <text:p>367.872132826569</text:p>
          </table:table-cell>
          <table:table-cell office:value-type="float" office:value="596.380052489164" calcext:value-type="float">
            <text:p>596.380052489164</text:p>
          </table:table-cell>
          <table:table-cell office:value-type="float" office:value="986.190361306512" calcext:value-type="float">
            <text:p>986.190361306512</text:p>
          </table:table-cell>
          <table:table-cell office:value-type="float" office:value="1657.42983030679" calcext:value-type="float">
            <text:p>1657.42983030679</text:p>
          </table:table-cell>
          <table:table-cell office:value-type="float" office:value="2822.36543620782" calcext:value-type="float">
            <text:p>2822.36543620782</text:p>
          </table:table-cell>
          <table:table-cell office:value-type="float" office:value="4857.38586036843" calcext:value-type="float">
            <text:p>4857.38586036843</text:p>
          </table:table-cell>
          <table:table-cell office:value-type="float" office:value="8431.89688296665" calcext:value-type="float">
            <text:p>8431.89688296665</text:p>
          </table:table-cell>
          <table:table-cell office:value-type="float" office:value="14739.4753487282" calcext:value-type="float">
            <text:p>14739.4753487282</text:p>
          </table:table-cell>
          <table:table-cell office:value-type="float" office:value="25912.8663415391" calcext:value-type="float">
            <text:p>25912.8663415391</text:p>
          </table:table-cell>
          <table:table-cell office:value-type="float" office:value="45769.4819724134" calcext:value-type="float">
            <text:p>45769.4819724134</text:p>
          </table:table-cell>
          <table:table-cell office:value-type="float" office:value="81150.3921931848" calcext:value-type="float">
            <text:p>81150.3921931848</text:p>
          </table:table-cell>
          <table:table-cell office:value-type="float" office:value="144321.954601348" calcext:value-type="float">
            <text:p>144321.954601348</text:p>
          </table:table-cell>
          <table:table-cell office:value-type="float" office:value="257268.487675169" calcext:value-type="float">
            <text:p>257268.487675169</text:p>
          </table:table-cell>
          <table:table-cell office:value-type="float" office:value="459310.375688885" calcext:value-type="float">
            <text:p>459310.375688885</text:p>
          </table:table-cell>
          <table:table-cell office:value-type="float" office:value="820438.300479484" calcext:value-type="float">
            <text:p>820438.300479484</text:p>
          </table:table-cell>
          <table:table-cell office:value-type="float" office:value="1464046.88885269" calcext:value-type="float">
            <text:p>1464046.88885269</text:p>
          </table:table-cell>
          <table:table-cell office:value-type="float" office:value="2603770.75156811" calcext:value-type="float">
            <text:p>2603770.75156811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5614732946724" calcext:value-type="float">
            <text:p>19.5614732946724</text:p>
          </table:table-cell>
          <table:table-cell office:value-type="float" office:value="23.7706132339729" calcext:value-type="float">
            <text:p>23.7706132339729</text:p>
          </table:table-cell>
          <table:table-cell office:value-type="float" office:value="29.7591638264938" calcext:value-type="float">
            <text:p>29.7591638264938</text:p>
          </table:table-cell>
          <table:table-cell office:value-type="float" office:value="38.548583634069" calcext:value-type="float">
            <text:p>38.548583634069</text:p>
          </table:table-cell>
          <table:table-cell office:value-type="float" office:value="51.8449002807709" calcext:value-type="float">
            <text:p>51.8449002807709</text:p>
          </table:table-cell>
          <table:table-cell office:value-type="float" office:value="72.5382197379289" calcext:value-type="float">
            <text:p>72.5382197379289</text:p>
          </table:table-cell>
          <table:table-cell office:value-type="float" office:value="105.585518573806" calcext:value-type="float">
            <text:p>105.585518573806</text:p>
          </table:table-cell>
          <table:table-cell office:value-type="float" office:value="159.580306054245" calcext:value-type="float">
            <text:p>159.580306054245</text:p>
          </table:table-cell>
          <table:table-cell office:value-type="float" office:value="249.558339048047" calcext:value-type="float">
            <text:p>249.558339048047</text:p>
          </table:table-cell>
          <table:table-cell office:value-type="float" office:value="402.035785125432" calcext:value-type="float">
            <text:p>402.035785125432</text:p>
          </table:table-cell>
          <table:table-cell office:value-type="float" office:value="664.0923097073" calcext:value-type="float">
            <text:p>664.0923097073</text:p>
          </table:table-cell>
          <table:table-cell office:value-type="float" office:value="1119.8035437351" calcext:value-type="float">
            <text:p>1119.8035437351</text:p>
          </table:table-cell>
          <table:table-cell office:value-type="float" office:value="1920.05946247452" calcext:value-type="float">
            <text:p>1920.05946247452</text:p>
          </table:table-cell>
          <table:table-cell office:value-type="float" office:value="3336.81480873154" calcext:value-type="float">
            <text:p>3336.81480873154</text:p>
          </table:table-cell>
          <table:table-cell office:value-type="float" office:value="5862.01281089113" calcext:value-type="float">
            <text:p>5862.01281089113</text:p>
          </table:table-cell>
          <table:table-cell office:value-type="float" office:value="10388.3111037185" calcext:value-type="float">
            <text:p>10388.3111037185</text:p>
          </table:table-cell>
          <table:table-cell office:value-type="float" office:value="18539.7530396002" calcext:value-type="float">
            <text:p>18539.7530396002</text:p>
          </table:table-cell>
          <table:table-cell office:value-type="float" office:value="33277.4231850421" calcext:value-type="float">
            <text:p>33277.4231850421</text:p>
          </table:table-cell>
          <table:table-cell office:value-type="float" office:value="60009.1970628373" calcext:value-type="float">
            <text:p>60009.1970628373</text:p>
          </table:table-cell>
          <table:table-cell office:value-type="float" office:value="108621.883485943" calcext:value-type="float">
            <text:p>108621.883485943</text:p>
          </table:table-cell>
          <table:table-cell office:value-type="float" office:value="197193.772431415" calcext:value-type="float">
            <text:p>197193.772431415</text:p>
          </table:table-cell>
          <table:table-cell office:value-type="float" office:value="358741.029652666" calcext:value-type="float">
            <text:p>358741.029652666</text:p>
          </table:table-cell>
          <table:table-cell office:value-type="float" office:value="653345.151796431" calcext:value-type="float">
            <text:p>653345.151796431</text:p>
          </table:table-cell>
          <table:table-cell office:value-type="float" office:value="1189497.42498348" calcext:value-type="float">
            <text:p>1189497.42498348</text:p>
          </table:table-cell>
          <table:table-cell office:value-type="float" office:value="2160142.71552416" calcext:value-type="float">
            <text:p>2160142.71552416</text:p>
          </table:table-cell>
          <table:table-cell office:value-type="float" office:value="3898624.57395136" calcext:value-type="float">
            <text:p>3898624.57395136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6048796193139" calcext:value-type="float">
            <text:p>19.6048796193139</text:p>
          </table:table-cell>
          <table:table-cell office:value-type="float" office:value="23.8689671652713" calcext:value-type="float">
            <text:p>23.8689671652713</text:p>
          </table:table-cell>
          <table:table-cell office:value-type="float" office:value="29.9758400801161" calcext:value-type="float">
            <text:p>29.9758400801161</text:p>
          </table:table-cell>
          <table:table-cell office:value-type="float" office:value="39.0162018261018" calcext:value-type="float">
            <text:p>39.0162018261018</text:p>
          </table:table-cell>
          <table:table-cell office:value-type="float" office:value="52.8383533639451" calcext:value-type="float">
            <text:p>52.8383533639451</text:p>
          </table:table-cell>
          <table:table-cell office:value-type="float" office:value="74.6228237264108" calcext:value-type="float">
            <text:p>74.6228237264108</text:p>
          </table:table-cell>
          <table:table-cell office:value-type="float" office:value="109.9161394994" calcext:value-type="float">
            <text:p>109.9161394994</text:p>
          </table:table-cell>
          <table:table-cell office:value-type="float" office:value="168.502830669887" calcext:value-type="float">
            <text:p>168.502830669887</text:p>
          </table:table-cell>
          <table:table-cell office:value-type="float" office:value="267.814682943699" calcext:value-type="float">
            <text:p>267.814682943699</text:p>
          </table:table-cell>
          <table:table-cell office:value-type="float" office:value="439.170239828013" calcext:value-type="float">
            <text:p>439.170239828013</text:p>
          </table:table-cell>
          <table:table-cell office:value-type="float" office:value="739.242988243319" calcext:value-type="float">
            <text:p>739.242988243319</text:p>
          </table:table-cell>
          <table:table-cell office:value-type="float" office:value="1271.21801527662" calcext:value-type="float">
            <text:p>1271.21801527662</text:p>
          </table:table-cell>
          <table:table-cell office:value-type="float" office:value="2223.94744319372" calcext:value-type="float">
            <text:p>2223.94744319372</text:p>
          </table:table-cell>
          <table:table-cell office:value-type="float" office:value="3944.6176936936" calcext:value-type="float">
            <text:p>3944.6176936936</text:p>
          </table:table-cell>
          <table:table-cell office:value-type="float" office:value="7073.92899329836" calcext:value-type="float">
            <text:p>7073.92899329836</text:p>
          </table:table-cell>
          <table:table-cell office:value-type="float" office:value="12798.0562307761" calcext:value-type="float">
            <text:p>12798.0562307761</text:p>
          </table:table-cell>
          <table:table-cell office:value-type="float" office:value="23318.9882309575" calcext:value-type="float">
            <text:p>23318.9882309575</text:p>
          </table:table-cell>
          <table:table-cell office:value-type="float" office:value="42733.3423143375" calcext:value-type="float">
            <text:p>42733.3423143375</text:p>
          </table:table-cell>
          <table:table-cell office:value-type="float" office:value="78674.5684221917" calcext:value-type="float">
            <text:p>78674.5684221917</text:p>
          </table:table-cell>
          <table:table-cell office:value-type="float" office:value="145377.784960934" calcext:value-type="float">
            <text:p>145377.784960934</text:p>
          </table:table-cell>
          <table:table-cell office:value-type="float" office:value="269378.793121861" calcext:value-type="float">
            <text:p>269378.793121861</text:p>
          </table:table-cell>
          <table:table-cell office:value-type="float" office:value="500026.690727511" calcext:value-type="float">
            <text:p>500026.690727511</text:p>
          </table:table-cell>
          <table:table-cell office:value-type="float" office:value="928563.450893019" calcext:value-type="float">
            <text:p>928563.450893019</text:p>
          </table:table-cell>
          <table:table-cell office:value-type="float" office:value="1721650.39811579" calcext:value-type="float">
            <text:p>1721650.39811579</text:p>
          </table:table-cell>
          <table:table-cell office:value-type="float" office:value="3176530.30919477" calcext:value-type="float">
            <text:p>3176530.30919477</text:p>
          </table:table-cell>
          <table:table-cell office:value-type="float" office:value="5799533.48145123" calcext:value-type="float">
            <text:p>5799533.48145123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6439894684411" calcext:value-type="float">
            <text:p>19.6439894684411</text:p>
          </table:table-cell>
          <table:table-cell office:value-type="float" office:value="23.9594525095274" calcext:value-type="float">
            <text:p>23.9594525095274</text:p>
          </table:table-cell>
          <table:table-cell office:value-type="float" office:value="30.179380758118" calcext:value-type="float">
            <text:p>30.179380758118</text:p>
          </table:table-cell>
          <table:table-cell office:value-type="float" office:value="39.4647247683698" calcext:value-type="float">
            <text:p>39.4647247683698</text:p>
          </table:table-cell>
          <table:table-cell office:value-type="float" office:value="53.8113110968686" calcext:value-type="float">
            <text:p>53.8113110968686</text:p>
          </table:table-cell>
          <table:table-cell office:value-type="float" office:value="76.7074274229468" calcext:value-type="float">
            <text:p>76.7074274229468</text:p>
          </table:table-cell>
          <table:table-cell office:value-type="float" office:value="114.33798339684" calcext:value-type="float">
            <text:p>114.33798339684</text:p>
          </table:table-cell>
          <table:table-cell office:value-type="float" office:value="177.805214257849" calcext:value-type="float">
            <text:p>177.805214257849</text:p>
          </table:table-cell>
          <table:table-cell office:value-type="float" office:value="287.249187523043" calcext:value-type="float">
            <text:p>287.249187523043</text:p>
          </table:table-cell>
          <table:table-cell office:value-type="float" office:value="479.533827458381" calcext:value-type="float">
            <text:p>479.533827458381</text:p>
          </table:table-cell>
          <table:table-cell office:value-type="float" office:value="822.649203145956" calcext:value-type="float">
            <text:p>822.649203145956</text:p>
          </table:table-cell>
          <table:table-cell office:value-type="float" office:value="1442.80534748146" calcext:value-type="float">
            <text:p>1442.80534748146</text:p>
          </table:table-cell>
          <table:table-cell office:value-type="float" office:value="2575.57491265927" calcext:value-type="float">
            <text:p>2575.57491265927</text:p>
          </table:table-cell>
          <table:table-cell office:value-type="float" office:value="4662.71241024667" calcext:value-type="float">
            <text:p>4662.71241024667</text:p>
          </table:table-cell>
          <table:table-cell office:value-type="float" office:value="8535.89707601553" calcext:value-type="float">
            <text:p>8535.89707601553</text:p>
          </table:table-cell>
          <table:table-cell office:value-type="float" office:value="15766.1401576471" calcext:value-type="float">
            <text:p>15766.1401576471</text:p>
          </table:table-cell>
          <table:table-cell office:value-type="float" office:value="29329.2084655673" calcext:value-type="float">
            <text:p>29329.2084655673</text:p>
          </table:table-cell>
          <table:table-cell office:value-type="float" office:value="54873.8691625509" calcext:value-type="float">
            <text:p>54873.8691625509</text:p>
          </table:table-cell>
          <table:table-cell office:value-type="float" office:value="103138.321904895" calcext:value-type="float">
            <text:p>103138.321904895</text:p>
          </table:table-cell>
          <table:table-cell office:value-type="float" office:value="194544.381255724" calcext:value-type="float">
            <text:p>194544.381255724</text:p>
          </table:table-cell>
          <table:table-cell office:value-type="float" office:value="367883.993125408" calcext:value-type="float">
            <text:p>367883.993125408</text:p>
          </table:table-cell>
          <table:table-cell office:value-type="float" office:value="696549.86827606" calcext:value-type="float">
            <text:p>696549.86827606</text:p>
          </table:table-cell>
          <table:table-cell office:value-type="float" office:value="1318136.22464985" calcext:value-type="float">
            <text:p>1318136.22464985</text:p>
          </table:table-cell>
          <table:table-cell office:value-type="float" office:value="2485810.91850937" calcext:value-type="float">
            <text:p>2485810.91850937</text:p>
          </table:table-cell>
          <table:table-cell office:value-type="float" office:value="4648445.01444708" calcext:value-type="float">
            <text:p>4648445.01444708</text:p>
          </table:table-cell>
          <table:table-cell office:value-type="float" office:value="8546073.80999565" calcext:value-type="float">
            <text:p>8546073.80999565</text:p>
          </table:table-cell>
          <table:table-cell table:number-columns-repeated="9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.6792281188308" calcext:value-type="float">
            <text:p>19.6792281188308</text:p>
          </table:table-cell>
          <table:table-cell office:value-type="float" office:value="24.0426987755062" calcext:value-type="float">
            <text:p>24.0426987755062</text:p>
          </table:table-cell>
          <table:table-cell office:value-type="float" office:value="30.3705821791475" calcext:value-type="float">
            <text:p>30.3705821791475</text:p>
          </table:table-cell>
          <table:table-cell office:value-type="float" office:value="39.8949322176916" calcext:value-type="float">
            <text:p>39.8949322176916</text:p>
          </table:table-cell>
          <table:table-cell office:value-type="float" office:value="54.7641963059131" calcext:value-type="float">
            <text:p>54.7641963059131</text:p>
          </table:table-cell>
          <table:table-cell office:value-type="float" office:value="78.7920308203451" calcext:value-type="float">
            <text:p>78.7920308203451</text:p>
          </table:table-cell>
          <table:table-cell office:value-type="float" office:value="118.85297180556" calcext:value-type="float">
            <text:p>118.85297180556</text:p>
          </table:table-cell>
          <table:table-cell office:value-type="float" office:value="187.503628359196" calcext:value-type="float">
            <text:p>187.503628359196</text:p>
          </table:table-cell>
          <table:table-cell office:value-type="float" office:value="307.937883515722" calcext:value-type="float">
            <text:p>307.937883515722</text:p>
          </table:table-cell>
          <table:table-cell office:value-type="float" office:value="523.407341242777" calcext:value-type="float">
            <text:p>523.407341242777</text:p>
          </table:table-cell>
          <table:table-cell office:value-type="float" office:value="915.217825225481" calcext:value-type="float">
            <text:p>915.217825225481</text:p>
          </table:table-cell>
          <table:table-cell office:value-type="float" office:value="1637.25303687354" calcext:value-type="float">
            <text:p>1637.25303687354</text:p>
          </table:table-cell>
          <table:table-cell office:value-type="float" office:value="2982.44096802962" calcext:value-type="float">
            <text:p>2982.44096802962</text:p>
          </table:table-cell>
          <table:table-cell office:value-type="float" office:value="5511.10986608239" calcext:value-type="float">
            <text:p>5511.10986608239</text:p>
          </table:table-cell>
          <table:table-cell office:value-type="float" office:value="10299.4976794892" calcext:value-type="float">
            <text:p>10299.4976794892</text:p>
          </table:table-cell>
          <table:table-cell office:value-type="float" office:value="19421.875922151" calcext:value-type="float">
            <text:p>19421.875922151</text:p>
          </table:table-cell>
          <table:table-cell office:value-type="float" office:value="36887.2352386619" calcext:value-type="float">
            <text:p>36887.2352386619</text:p>
          </table:table-cell>
          <table:table-cell office:value-type="float" office:value="70460.108638761" calcext:value-type="float">
            <text:p>70460.108638761</text:p>
          </table:table-cell>
          <table:table-cell office:value-type="float" office:value="135196.991153873" calcext:value-type="float">
            <text:p>135196.991153873</text:p>
          </table:table-cell>
          <table:table-cell office:value-type="float" office:value="260291.554319459" calcext:value-type="float">
            <text:p>260291.554319459</text:p>
          </table:table-cell>
          <table:table-cell office:value-type="float" office:value="502217.292751395" calcext:value-type="float">
            <text:p>502217.292751395</text:p>
          </table:table-cell>
          <table:table-cell office:value-type="float" office:value="969527.024387786" calcext:value-type="float">
            <text:p>969527.024387786</text:p>
          </table:table-cell>
          <table:table-cell office:value-type="float" office:value="1867989.0401094" calcext:value-type="float">
            <text:p>1867989.0401094</text:p>
          </table:table-cell>
          <table:table-cell office:value-type="float" office:value="3576658.8064584" calcext:value-type="float">
            <text:p>3576658.8064584</text:p>
          </table:table-cell>
          <table:table-cell office:value-type="float" office:value="6754944.73407303" calcext:value-type="float">
            <text:p>6754944.73407303</text:p>
          </table:table-cell>
          <table:table-cell office:value-type="float" office:value="12424859.5303415" calcext:value-type="float">
            <text:p>12424859.5303415</text:p>
          </table:table-cell>
          <table:table-cell table:number-columns-repeated="99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7109787522138" calcext:value-type="float">
            <text:p>19.7109787522138</text:p>
          </table:table-cell>
          <table:table-cell office:value-type="float" office:value="24.1192851095271" calcext:value-type="float">
            <text:p>24.1192851095271</text:p>
          </table:table-cell>
          <table:table-cell office:value-type="float" office:value="30.5501923865906" calcext:value-type="float">
            <text:p>30.5501923865906</text:p>
          </table:table-cell>
          <table:table-cell office:value-type="float" office:value="40.3075720894384" calcext:value-type="float">
            <text:p>40.3075720894384</text:p>
          </table:table-cell>
          <table:table-cell office:value-type="float" office:value="55.6974230944416" calcext:value-type="float">
            <text:p>55.6974230944416</text:p>
          </table:table-cell>
          <table:table-cell office:value-type="float" office:value="80.8766339114138" calcext:value-type="float">
            <text:p>80.8766339114138</text:p>
          </table:table-cell>
          <table:table-cell office:value-type="float" office:value="123.463066739003" calcext:value-type="float">
            <text:p>123.463066739003</text:p>
          </table:table-cell>
          <table:table-cell office:value-type="float" office:value="197.614932959527" calcext:value-type="float">
            <text:p>197.614932959527</text:p>
          </table:table-cell>
          <table:table-cell office:value-type="float" office:value="329.961708031886" calcext:value-type="float">
            <text:p>329.961708031886</text:p>
          </table:table-cell>
          <table:table-cell office:value-type="float" office:value="571.095990169401" calcext:value-type="float">
            <text:p>571.095990169401</text:p>
          </table:table-cell>
          <table:table-cell office:value-type="float" office:value="1017.95533913231" calcext:value-type="float">
            <text:p>1017.95533913231</text:p>
          </table:table-cell>
          <table:table-cell office:value-type="float" office:value="1857.60658271112" calcext:value-type="float">
            <text:p>1857.60658271112</text:p>
          </table:table-cell>
          <table:table-cell office:value-type="float" office:value="3453.22249940415" calcext:value-type="float">
            <text:p>3453.22249940415</text:p>
          </table:table-cell>
          <table:table-cell office:value-type="float" office:value="6513.45062524817" calcext:value-type="float">
            <text:p>6513.45062524817</text:p>
          </table:table-cell>
          <table:table-cell office:value-type="float" office:value="12426.9459861928" calcext:value-type="float">
            <text:p>12426.9459861928</text:p>
          </table:table-cell>
          <table:table-cell office:value-type="float" office:value="23924.4978153732" calcext:value-type="float">
            <text:p>23924.4978153732</text:p>
          </table:table-cell>
          <table:table-cell office:value-type="float" office:value="46391.2900390727" calcext:value-type="float">
            <text:p>46391.2900390727</text:p>
          </table:table-cell>
          <table:table-cell office:value-type="float" office:value="90468.2467658366" calcext:value-type="float">
            <text:p>90468.2467658366</text:p>
          </table:table-cell>
          <table:table-cell office:value-type="float" office:value="177200.343403697" calcext:value-type="float">
            <text:p>177200.343403697</text:p>
          </table:table-cell>
          <table:table-cell office:value-type="float" office:value="348173.977984275" calcext:value-type="float">
            <text:p>348173.977984275</text:p>
          </table:table-cell>
          <table:table-cell office:value-type="float" office:value="685244.737580309" calcext:value-type="float">
            <text:p>685244.737580309</text:p>
          </table:table-cell>
          <table:table-cell office:value-type="float" office:value="1347971.03494085" calcext:value-type="float">
            <text:p>1347971.03494085</text:p>
          </table:table-cell>
          <table:table-cell office:value-type="float" office:value="2640914.87067147" calcext:value-type="float">
            <text:p>2640914.87067147</text:p>
          </table:table-cell>
          <table:table-cell office:value-type="float" office:value="5120804.32210384" calcext:value-type="float">
            <text:p>5120804.32210384</text:p>
          </table:table-cell>
          <table:table-cell office:value-type="float" office:value="9719236.55356076" calcext:value-type="float">
            <text:p>9719236.55356076</text:p>
          </table:table-cell>
          <table:table-cell office:value-type="float" office:value="17730737.075989" calcext:value-type="float">
            <text:p>17730737.075989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.7395866219553" calcext:value-type="float">
            <text:p>19.7395866219553</text:p>
          </table:table-cell>
          <table:table-cell office:value-type="float" office:value="24.1897443245999" calcext:value-type="float">
            <text:p>24.1897443245999</text:p>
          </table:table-cell>
          <table:table-cell office:value-type="float" office:value="30.7189140751647" calcext:value-type="float">
            <text:p>30.7189140751647</text:p>
          </table:table-cell>
          <table:table-cell office:value-type="float" office:value="40.7033617577805" calcext:value-type="float">
            <text:p>40.7033617577805</text:p>
          </table:table-cell>
          <table:table-cell office:value-type="float" office:value="56.6113970227642" calcext:value-type="float">
            <text:p>56.6113970227642</text:p>
          </table:table-cell>
          <table:table-cell office:value-type="float" office:value="82.9612366889615" calcext:value-type="float">
            <text:p>82.9612366889615</text:p>
          </table:table-cell>
          <table:table-cell office:value-type="float" office:value="128.170271537076" calcext:value-type="float">
            <text:p>128.170271537076</text:p>
          </table:table-cell>
          <table:table-cell office:value-type="float" office:value="208.156705795417" calcext:value-type="float">
            <text:p>208.156705795417</text:p>
          </table:table-cell>
          <table:table-cell office:value-type="float" office:value="353.406821159608" calcext:value-type="float">
            <text:p>353.406821159608</text:p>
          </table:table-cell>
          <table:table-cell office:value-type="float" office:value="622.93152183371" calcext:value-type="float">
            <text:p>622.93152183371</text:p>
          </table:table-cell>
          <table:table-cell office:value-type="float" office:value="1131.97878391197" calcext:value-type="float">
            <text:p>1131.97878391197</text:p>
          </table:table-cell>
          <table:table-cell office:value-type="float" office:value="2107.31716686923" calcext:value-type="float">
            <text:p>2107.31716686923</text:p>
          </table:table-cell>
          <table:table-cell office:value-type="float" office:value="3997.95910610114" calcext:value-type="float">
            <text:p>3997.95910610114</text:p>
          </table:table-cell>
          <table:table-cell office:value-type="float" office:value="7697.66285668117" calcext:value-type="float">
            <text:p>7697.66285668117</text:p>
          </table:table-cell>
          <table:table-cell office:value-type="float" office:value="14993.2818161859" calcext:value-type="float">
            <text:p>14993.2818161859</text:p>
          </table:table-cell>
          <table:table-cell office:value-type="float" office:value="29470.0702405843" calcext:value-type="float">
            <text:p>29470.0702405843</text:p>
          </table:table-cell>
          <table:table-cell office:value-type="float" office:value="58341.8261805982" calcext:value-type="float">
            <text:p>58341.8261805982</text:p>
          </table:table-cell>
          <table:table-cell office:value-type="float" office:value="116149.878637445" calcext:value-type="float">
            <text:p>116149.878637445</text:p>
          </table:table-cell>
          <table:table-cell office:value-type="float" office:value="232219.312833145" calcext:value-type="float">
            <text:p>232219.312833145</text:p>
          </table:table-cell>
          <table:table-cell office:value-type="float" office:value="465578.209951505" calcext:value-type="float">
            <text:p>465578.209951505</text:p>
          </table:table-cell>
          <table:table-cell office:value-type="float" office:value="934311.015460504" calcext:value-type="float">
            <text:p>934311.015460504</text:p>
          </table:table-cell>
          <table:table-cell office:value-type="float" office:value="1871230.98861204" calcext:value-type="float">
            <text:p>1871230.98861204</text:p>
          </table:table-cell>
          <table:table-cell office:value-type="float" office:value="3721232.01277142" calcext:value-type="float">
            <text:p>3721232.01277142</text:p>
          </table:table-cell>
          <table:table-cell office:value-type="float" office:value="7280833.64751498" calcext:value-type="float">
            <text:p>7280833.64751498</text:p>
          </table:table-cell>
          <table:table-cell office:value-type="float" office:value="13793660.9457332" calcext:value-type="float">
            <text:p>13793660.9457332</text:p>
          </table:table-cell>
          <table:table-cell office:value-type="float" office:value="24683576.9791488" calcext:value-type="float">
            <text:p>24683576.9791488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.765362807308" calcext:value-type="float">
            <text:p>19.765362807308</text:p>
          </table:table-cell>
          <table:table-cell office:value-type="float" office:value="24.2545666072179" calcext:value-type="float">
            <text:p>24.2545666072179</text:p>
          </table:table-cell>
          <table:table-cell office:value-type="float" office:value="30.8774073400933" calcext:value-type="float">
            <text:p>30.8774073400933</text:p>
          </table:table-cell>
          <table:table-cell office:value-type="float" office:value="41.0829893028403" calcext:value-type="float">
            <text:p>41.0829893028403</text:p>
          </table:table-cell>
          <table:table-cell office:value-type="float" office:value="57.5065152843822" calcext:value-type="float">
            <text:p>57.5065152843822</text:p>
          </table:table-cell>
          <table:table-cell office:value-type="float" office:value="85.0458391457964" calcext:value-type="float">
            <text:p>85.0458391457964</text:p>
          </table:table-cell>
          <table:table-cell office:value-type="float" office:value="132.976631736537" calcext:value-type="float">
            <text:p>132.976631736537</text:p>
          </table:table-cell>
          <table:table-cell office:value-type="float" office:value="219.147272908267" calcext:value-type="float">
            <text:p>219.147272908267</text:p>
          </table:table-cell>
          <table:table-cell office:value-type="float" office:value="378.364942989065" calcext:value-type="float">
            <text:p>378.364942989065</text:p>
          </table:table-cell>
          <table:table-cell office:value-type="float" office:value="679.274529824503" calcext:value-type="float">
            <text:p>679.274529824503</text:p>
          </table:table-cell>
          <table:table-cell office:value-type="float" office:value="1258.52789483875" calcext:value-type="float">
            <text:p>1258.52789483875</text:p>
          </table:table-cell>
          <table:table-cell office:value-type="float" office:value="2390.29568107621" calcext:value-type="float">
            <text:p>2390.29568107621</text:p>
          </table:table-cell>
          <table:table-cell office:value-type="float" office:value="4628.26702303718" calcext:value-type="float">
            <text:p>4628.26702303718</text:p>
          </table:table-cell>
          <table:table-cell office:value-type="float" office:value="9096.73938584346" calcext:value-type="float">
            <text:p>9096.73938584346</text:p>
          </table:table-cell>
          <table:table-cell office:value-type="float" office:value="18089.0095918453" calcext:value-type="float">
            <text:p>18089.0095918453</text:p>
          </table:table-cell>
          <table:table-cell office:value-type="float" office:value="36299.9843361445" calcext:value-type="float">
            <text:p>36299.9843361445</text:p>
          </table:table-cell>
          <table:table-cell office:value-type="float" office:value="73367.6442114681" calcext:value-type="float">
            <text:p>73367.6442114681</text:p>
          </table:table-cell>
          <table:table-cell office:value-type="float" office:value="149108.964805057" calcext:value-type="float">
            <text:p>149108.964805057</text:p>
          </table:table-cell>
          <table:table-cell office:value-type="float" office:value="304263.166372718" calcext:value-type="float">
            <text:p>304263.166372718</text:p>
          </table:table-cell>
          <table:table-cell office:value-type="float" office:value="622304.070683955" calcext:value-type="float">
            <text:p>622304.070683955</text:p>
          </table:table-cell>
          <table:table-cell office:value-type="float" office:value="1272677.78125512" calcext:value-type="float">
            <text:p>1272677.78125512</text:p>
          </table:table-cell>
          <table:table-cell office:value-type="float" office:value="2592060.35641365" calcext:value-type="float">
            <text:p>2592060.35641365</text:p>
          </table:table-cell>
          <table:table-cell office:value-type="float" office:value="5219231.03158783" calcext:value-type="float">
            <text:p>5219231.03158783</text:p>
          </table:table-cell>
          <table:table-cell office:value-type="float" office:value="10252954.0591184" calcext:value-type="float">
            <text:p>10252954.0591184</text:p>
          </table:table-cell>
          <table:table-cell office:value-type="float" office:value="19217831.8672375" calcext:value-type="float">
            <text:p>19217831.8672375</text:p>
          </table:table-cell>
          <table:table-cell office:value-type="float" office:value="33305747.0213826" calcext:value-type="float">
            <text:p>33305747.0213826</text:p>
          </table:table-cell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.788587596058" calcext:value-type="float">
            <text:p>19.788587596058</text:p>
          </table:table-cell>
          <table:table-cell office:value-type="float" office:value="24.3142029275965" calcext:value-type="float">
            <text:p>24.3142029275965</text:p>
          </table:table-cell>
          <table:table-cell office:value-type="float" office:value="31.0262922596161" calcext:value-type="float">
            <text:p>31.0262922596161</text:p>
          </table:table-cell>
          <table:table-cell office:value-type="float" office:value="41.4471147069149" calcext:value-type="float">
            <text:p>41.4471147069149</text:p>
          </table:table-cell>
          <table:table-cell office:value-type="float" office:value="58.3831668785935" calcext:value-type="float">
            <text:p>58.3831668785935</text:p>
          </table:table-cell>
          <table:table-cell office:value-type="float" office:value="87.1304412747264" calcext:value-type="float">
            <text:p>87.1304412747264</text:p>
          </table:table-cell>
          <table:table-cell office:value-type="float" office:value="137.884235959729" calcext:value-type="float">
            <text:p>137.884235959729</text:p>
          </table:table-cell>
          <table:table-cell office:value-type="float" office:value="230.605740498652" calcext:value-type="float">
            <text:p>230.605740498652</text:p>
          </table:table-cell>
          <table:table-cell office:value-type="float" office:value="404.9337123811" calcext:value-type="float">
            <text:p>404.9337123811</text:p>
          </table:table-cell>
          <table:table-cell office:value-type="float" office:value="740.516961687113" calcext:value-type="float">
            <text:p>740.516961687113</text:p>
          </table:table-cell>
          <table:table-cell office:value-type="float" office:value="1398.97857835533" calcext:value-type="float">
            <text:p>1398.97857835533</text:p>
          </table:table-cell>
          <table:table-cell office:value-type="float" office:value="2710.97394569726" calcext:value-type="float">
            <text:p>2710.97394569726</text:p>
          </table:table-cell>
          <table:table-cell office:value-type="float" office:value="5357.58660085954" calcext:value-type="float">
            <text:p>5357.58660085954</text:p>
          </table:table-cell>
          <table:table-cell office:value-type="float" office:value="10749.6553450438" calcext:value-type="float">
            <text:p>10749.6553450438</text:p>
          </table:table-cell>
          <table:table-cell office:value-type="float" office:value="21823.2800924609" calcext:value-type="float">
            <text:p>21823.2800924609</text:p>
          </table:table-cell>
          <table:table-cell office:value-type="float" office:value="44711.4033739466" calcext:value-type="float">
            <text:p>44711.4033739466</text:p>
          </table:table-cell>
          <table:table-cell office:value-type="float" office:value="92258.6032146554" calcext:value-type="float">
            <text:p>92258.6032146554</text:p>
          </table:table-cell>
          <table:table-cell office:value-type="float" office:value="191399.80920438" calcext:value-type="float">
            <text:p>191399.80920438</text:p>
          </table:table-cell>
          <table:table-cell office:value-type="float" office:value="398559.080660793" calcext:value-type="float">
            <text:p>398559.080660793</text:p>
          </table:table-cell>
          <table:table-cell office:value-type="float" office:value="831312.6703265" calcext:value-type="float">
            <text:p>831312.6703265</text:p>
          </table:table-cell>
          <table:table-cell office:value-type="float" office:value="1731321.17561568" calcext:value-type="float">
            <text:p>1731321.17561568</text:p>
          </table:table-cell>
          <table:table-cell office:value-type="float" office:value="3580036.37995238" calcext:value-type="float">
            <text:p>3580036.37995238</text:p>
          </table:table-cell>
          <table:table-cell office:value-type="float" office:value="7273716.78688896" calcext:value-type="float">
            <text:p>7273716.78688896</text:p>
          </table:table-cell>
          <table:table-cell office:value-type="float" office:value="14251447.7086799" calcext:value-type="float">
            <text:p>14251447.7086799</text:p>
          </table:table-cell>
          <table:table-cell office:value-type="float" office:value="26142710.7489973" calcext:value-type="float">
            <text:p>26142710.7489973</text:p>
          </table:table-cell>
          <table:table-cell office:value-type="float" office:value="43309409.6257998" calcext:value-type="float">
            <text:p>43309409.6257998</text:p>
          </table:table-cell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8095135323481" calcext:value-type="float">
            <text:p>19.8095135323481</text:p>
          </table:table-cell>
          <table:table-cell office:value-type="float" office:value="24.3690681770848" calcext:value-type="float">
            <text:p>24.3690681770848</text:p>
          </table:table-cell>
          <table:table-cell office:value-type="float" office:value="31.1661513209401" calcext:value-type="float">
            <text:p>31.1661513209401</text:p>
          </table:table-cell>
          <table:table-cell office:value-type="float" office:value="41.7963710018542" calcext:value-type="float">
            <text:p>41.7963710018542</text:p>
          </table:table-cell>
          <table:table-cell office:value-type="float" office:value="59.2417327795422" calcext:value-type="float">
            <text:p>59.2417327795422</text:p>
          </table:table-cell>
          <table:table-cell office:value-type="float" office:value="89.21504306856" calcext:value-type="float">
            <text:p>89.21504306856</text:p>
          </table:table-cell>
          <table:table-cell office:value-type="float" office:value="142.89521682201" calcext:value-type="float">
            <text:p>142.89521682201</text:p>
          </table:table-cell>
          <table:table-cell office:value-type="float" office:value="242.552028136497" calcext:value-type="float">
            <text:p>242.552028136497</text:p>
          </table:table-cell>
          <table:table-cell office:value-type="float" office:value="433.217068882705" calcext:value-type="float">
            <text:p>433.217068882705</text:p>
          </table:table-cell>
          <table:table-cell office:value-type="float" office:value="807.084844893022" calcext:value-type="float">
            <text:p>807.084844893022</text:p>
          </table:table-cell>
          <table:table-cell office:value-type="float" office:value="1554.85786639485" calcext:value-type="float">
            <text:p>1554.85786639485</text:p>
          </table:table-cell>
          <table:table-cell office:value-type="float" office:value="3074.37407630854" calcext:value-type="float">
            <text:p>3074.37407630854</text:p>
          </table:table-cell>
          <table:table-cell office:value-type="float" office:value="6201.46859257301" calcext:value-type="float">
            <text:p>6201.46859257301</text:p>
          </table:table-cell>
          <table:table-cell office:value-type="float" office:value="12702.4517718975" calcext:value-type="float">
            <text:p>12702.4517718975</text:p>
          </table:table-cell>
          <table:table-cell office:value-type="float" office:value="26327.7244368462" calcext:value-type="float">
            <text:p>26327.7244368462</text:p>
          </table:table-cell>
          <table:table-cell office:value-type="float" office:value="55070.0980152433" calcext:value-type="float">
            <text:p>55070.0980152433</text:p>
          </table:table-cell>
          <table:table-cell office:value-type="float" office:value="116006.550026861" calcext:value-type="float">
            <text:p>116006.550026861</text:p>
          </table:table-cell>
          <table:table-cell office:value-type="float" office:value="245651.487748923" calcext:value-type="float">
            <text:p>245651.487748923</text:p>
          </table:table-cell>
          <table:table-cell office:value-type="float" office:value="521909.918299396" calcext:value-type="float">
            <text:p>521909.918299396</text:p>
          </table:table-cell>
          <table:table-cell office:value-type="float" office:value="1109674.68225419" calcext:value-type="float">
            <text:p>1109674.68225419</text:p>
          </table:table-cell>
          <table:table-cell office:value-type="float" office:value="2351088.48227491" calcext:value-type="float">
            <text:p>2351088.48227491</text:p>
          </table:table-cell>
          <table:table-cell office:value-type="float" office:value="4924817.67480572" calcext:value-type="float">
            <text:p>4924817.67480572</text:p>
          </table:table-cell>
          <table:table-cell office:value-type="float" office:value="10049538.5385528" calcext:value-type="float">
            <text:p>10049538.5385528</text:p>
          </table:table-cell>
          <table:table-cell office:value-type="float" office:value="19472063.3158036" calcext:value-type="float">
            <text:p>19472063.3158036</text:p>
          </table:table-cell>
          <table:table-cell office:value-type="float" office:value="34532445.6949932" calcext:value-type="float">
            <text:p>34532445.6949932</text:p>
          </table:table-cell>
          <table:table-cell office:value-type="float" office:value="54081674.0201767" calcext:value-type="float">
            <text:p>54081674.0201767</text:p>
          </table:table-cell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8283681628172" calcext:value-type="float">
            <text:p>19.8283681628172</text:p>
          </table:table-cell>
          <table:table-cell office:value-type="float" office:value="24.4195440545742" calcext:value-type="float">
            <text:p>24.4195440545742</text:p>
          </table:table-cell>
          <table:table-cell office:value-type="float" office:value="31.2975316991229" calcext:value-type="float">
            <text:p>31.2975316991229</text:p>
          </table:table-cell>
          <table:table-cell office:value-type="float" office:value="42.1313653695844" calcext:value-type="float">
            <text:p>42.1313653695844</text:p>
          </table:table-cell>
          <table:table-cell office:value-type="float" office:value="60.0825861017759" calcext:value-type="float">
            <text:p>60.0825861017759</text:p>
          </table:table-cell>
          <table:table-cell office:value-type="float" office:value="91.2996445201052" calcext:value-type="float">
            <text:p>91.2996445201052</text:p>
          </table:table-cell>
          <table:table-cell office:value-type="float" office:value="148.01175185831" calcext:value-type="float">
            <text:p>148.01175185831</text:p>
          </table:table-cell>
          <table:table-cell office:value-type="float" office:value="255.006903384782" calcext:value-type="float">
            <text:p>255.006903384782</text:p>
          </table:table-cell>
          <table:table-cell office:value-type="float" office:value="463.325659282351" calcext:value-type="float">
            <text:p>463.325659282351</text:p>
          </table:table-cell>
          <table:table-cell office:value-type="float" office:value="879.441249758074" calcext:value-type="float">
            <text:p>879.441249758074</text:p>
          </table:table-cell>
          <table:table-cell office:value-type="float" office:value="1727.86051239146" calcext:value-type="float">
            <text:p>1727.86051239146</text:p>
          </table:table-cell>
          <table:table-cell office:value-type="float" office:value="3486.18708116494" calcext:value-type="float">
            <text:p>3486.18708116494</text:p>
          </table:table-cell>
          <table:table-cell office:value-type="float" office:value="7177.90531829046" calcext:value-type="float">
            <text:p>7177.90531829046</text:p>
          </table:table-cell>
          <table:table-cell office:value-type="float" office:value="15009.515040013" calcext:value-type="float">
            <text:p>15009.515040013</text:p>
          </table:table-cell>
          <table:table-cell office:value-type="float" office:value="31761.0729010395" calcext:value-type="float">
            <text:p>31761.0729010395</text:p>
          </table:table-cell>
          <table:table-cell office:value-type="float" office:value="67826.209283789" calcext:value-type="float">
            <text:p>67826.209283789</text:p>
          </table:table-cell>
          <table:table-cell office:value-type="float" office:value="145856.461596663" calcext:value-type="float">
            <text:p>145856.461596663</text:p>
          </table:table-cell>
          <table:table-cell office:value-type="float" office:value="315225.353169169" calcext:value-type="float">
            <text:p>315225.353169169</text:p>
          </table:table-cell>
          <table:table-cell office:value-type="float" office:value="683148.402153201" calcext:value-type="float">
            <text:p>683148.402153201</text:p>
          </table:table-cell>
          <table:table-cell office:value-type="float" office:value="1479747.33146617" calcext:value-type="float">
            <text:p>1479747.33146617</text:p>
          </table:table-cell>
          <table:table-cell office:value-type="float" office:value="3185120.38921023" calcext:value-type="float">
            <text:p>3185120.38921023</text:p>
          </table:table-cell>
          <table:table-cell office:value-type="float" office:value="6738146.97090326" calcext:value-type="float">
            <text:p>6738146.97090326</text:p>
          </table:table-cell>
          <table:table-cell office:value-type="float" office:value="13725418.6114725" calcext:value-type="float">
            <text:p>13725418.6114725</text:p>
          </table:table-cell>
          <table:table-cell office:value-type="float" office:value="26030847.1606563" calcext:value-type="float">
            <text:p>26030847.1606563</text:p>
          </table:table-cell>
          <table:table-cell office:value-type="float" office:value="44088221.7493957" calcext:value-type="float">
            <text:p>44088221.7493957</text:p>
          </table:table-cell>
          <table:table-cell office:value-type="float" office:value="64824634.6420812" calcext:value-type="float">
            <text:p>64824634.6420812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8453565109228" calcext:value-type="float">
            <text:p>19.8453565109228</text:p>
          </table:table-cell>
          <table:table-cell office:value-type="float" office:value="24.4659817219877" calcext:value-type="float">
            <text:p>24.4659817219877</text:p>
          </table:table-cell>
          <table:table-cell office:value-type="float" office:value="31.4209473978026" calcext:value-type="float">
            <text:p>31.4209473978026</text:p>
          </table:table-cell>
          <table:table-cell office:value-type="float" office:value="42.452680197691" calcext:value-type="float">
            <text:p>42.452680197691</text:p>
          </table:table-cell>
          <table:table-cell office:value-type="float" office:value="60.9060922623894" calcext:value-type="float">
            <text:p>60.9060922623894</text:p>
          </table:table-cell>
          <table:table-cell office:value-type="float" office:value="93.38424562217" calcext:value-type="float">
            <text:p>93.38424562217</text:p>
          </table:table-cell>
          <table:table-cell office:value-type="float" office:value="153.23606446918" calcext:value-type="float">
            <text:p>153.23606446918</text:p>
          </table:table-cell>
          <table:table-cell office:value-type="float" office:value="267.992017896945" calcext:value-type="float">
            <text:p>267.992017896945</text:p>
          </table:table-cell>
          <table:table-cell office:value-type="float" office:value="495.377270394414" calcext:value-type="float">
            <text:p>495.377270394414</text:p>
          </table:table-cell>
          <table:table-cell office:value-type="float" office:value="958.089509896125" calcext:value-type="float">
            <text:p>958.089509896125</text:p>
          </table:table-cell>
          <table:table-cell office:value-type="float" office:value="1919.86740906593" calcext:value-type="float">
            <text:p>1919.86740906593</text:p>
          </table:table-cell>
          <table:table-cell office:value-type="float" office:value="3952.86191627091" calcext:value-type="float">
            <text:p>3952.86191627091</text:p>
          </table:table-cell>
          <table:table-cell office:value-type="float" office:value="8307.71372512346" calcext:value-type="float">
            <text:p>8307.71372512346</text:p>
          </table:table-cell>
          <table:table-cell office:value-type="float" office:value="17735.0873375882" calcext:value-type="float">
            <text:p>17735.0873375882</text:p>
          </table:table-cell>
          <table:table-cell office:value-type="float" office:value="38314.7176401593" calcext:value-type="float">
            <text:p>38314.7176401593</text:p>
          </table:table-cell>
          <table:table-cell office:value-type="float" office:value="83533.593529021" calcext:value-type="float">
            <text:p>83533.593529021</text:p>
          </table:table-cell>
          <table:table-cell office:value-type="float" office:value="183370.239458218" calcext:value-type="float">
            <text:p>183370.239458218</text:p>
          </table:table-cell>
          <table:table-cell office:value-type="float" office:value="404413.561534777" calcext:value-type="float">
            <text:p>404413.561534777</text:p>
          </table:table-cell>
          <table:table-cell office:value-type="float" office:value="893707.384852059" calcext:value-type="float">
            <text:p>893707.384852059</text:p>
          </table:table-cell>
          <table:table-cell office:value-type="float" office:value="1970590.73142494" calcext:value-type="float">
            <text:p>1970590.73142494</text:p>
          </table:table-cell>
          <table:table-cell office:value-type="float" office:value="4301265.09279919" calcext:value-type="float">
            <text:p>4301265.09279919</text:p>
          </table:table-cell>
          <table:table-cell office:value-type="float" office:value="9152647.06834824" calcext:value-type="float">
            <text:p>9152647.06834824</text:p>
          </table:table-cell>
          <table:table-cell office:value-type="float" office:value="18466803.024089" calcext:value-type="float">
            <text:p>18466803.024089</text:p>
          </table:table-cell>
          <table:table-cell office:value-type="float" office:value="33889163.0767697" calcext:value-type="float">
            <text:p>33889163.0767697</text:p>
          </table:table-cell>
          <table:table-cell office:value-type="float" office:value="54257420.5110505" calcext:value-type="float">
            <text:p>54257420.5110505</text:p>
          </table:table-cell>
          <table:table-cell office:value-type="float" office:value="74794013.330197" calcext:value-type="float">
            <text:p>74794013.330197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8606633063456" calcext:value-type="float">
            <text:p>19.8606633063456</text:p>
          </table:table-cell>
          <table:table-cell office:value-type="float" office:value="24.5087042473207" calcext:value-type="float">
            <text:p>24.5087042473207</text:p>
          </table:table-cell>
          <table:table-cell office:value-type="float" office:value="31.5368812601497" calcext:value-type="float">
            <text:p>31.5368812601497</text:p>
          </table:table-cell>
          <table:table-cell office:value-type="float" office:value="42.7608740918992" calcext:value-type="float">
            <text:p>42.7608740918992</text:p>
          </table:table-cell>
          <table:table-cell office:value-type="float" office:value="61.7126091398252" calcext:value-type="float">
            <text:p>61.7126091398252</text:p>
          </table:table-cell>
          <table:table-cell office:value-type="float" office:value="95.4688463675636" calcext:value-type="float">
            <text:p>95.4688463675636</text:p>
          </table:table-cell>
          <table:table-cell office:value-type="float" office:value="158.570424886778" calcext:value-type="float">
            <text:p>158.570424886778</text:p>
          </table:table-cell>
          <table:table-cell office:value-type="float" office:value="281.529945050634" calcext:value-type="float">
            <text:p>281.529945050634</text:p>
          </table:table-cell>
          <table:table-cell office:value-type="float" office:value="529.497289764225" calcext:value-type="float">
            <text:p>529.497289764225</text:p>
          </table:table-cell>
          <table:table-cell office:value-type="float" office:value="1043.57672258179" calcext:value-type="float">
            <text:p>1043.57672258179</text:p>
          </table:table-cell>
          <table:table-cell office:value-type="float" office:value="2132.96602779614" calcext:value-type="float">
            <text:p>2132.96602779614</text:p>
          </table:table-cell>
          <table:table-cell office:value-type="float" office:value="4481.70638730498" calcext:value-type="float">
            <text:p>4481.70638730498</text:p>
          </table:table-cell>
          <table:table-cell office:value-type="float" office:value="9614.97845026972" calcext:value-type="float">
            <text:p>9614.97845026972</text:p>
          </table:table-cell>
          <table:table-cell office:value-type="float" office:value="20955.0496725523" calcext:value-type="float">
            <text:p>20955.0496725523</text:p>
          </table:table-cell>
          <table:table-cell office:value-type="float" office:value="46219.4098971196" calcext:value-type="float">
            <text:p>46219.4098971196</text:p>
          </table:table-cell>
          <table:table-cell office:value-type="float" office:value="102873.542826173" calcext:value-type="float">
            <text:p>102873.542826173</text:p>
          </table:table-cell>
          <table:table-cell office:value-type="float" office:value="230506.113362358" calcext:value-type="float">
            <text:p>230506.113362358</text:p>
          </table:table-cell>
          <table:table-cell office:value-type="float" office:value="518687.912755154" calcext:value-type="float">
            <text:p>518687.912755154</text:p>
          </table:table-cell>
          <table:table-cell office:value-type="float" office:value="1168325.183079" calcext:value-type="float">
            <text:p>1168325.183079</text:p>
          </table:table-cell>
          <table:table-cell office:value-type="float" office:value="2619593.3573485" calcext:value-type="float">
            <text:p>2619593.3573485</text:p>
          </table:table-cell>
          <table:table-cell office:value-type="float" office:value="5783901.77651188" calcext:value-type="float">
            <text:p>5783901.77651188</text:p>
          </table:table-cell>
          <table:table-cell office:value-type="float" office:value="12314467.6458124" calcext:value-type="float">
            <text:p>12314467.6458124</text:p>
          </table:table-cell>
          <table:table-cell office:value-type="float" office:value="24381242.2580215" calcext:value-type="float">
            <text:p>24381242.2580215</text:p>
          </table:table-cell>
          <table:table-cell office:value-type="float" office:value="42797331.5478552" calcext:value-type="float">
            <text:p>42797331.5478552</text:p>
          </table:table-cell>
          <table:table-cell office:value-type="float" office:value="64357235.096256" calcext:value-type="float">
            <text:p>64357235.096256</text:p>
          </table:table-cell>
          <table:table-cell office:value-type="float" office:value="83494467.5215514" calcext:value-type="float">
            <text:p>83494467.5215514</text:p>
          </table:table-cell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.8744549937217" calcext:value-type="float">
            <text:p>19.8744549937217</text:p>
          </table:table-cell>
          <table:table-cell office:value-type="float" office:value="24.5480088522348" calcext:value-type="float">
            <text:p>24.5480088522348</text:p>
          </table:table-cell>
          <table:table-cell office:value-type="float" office:value="31.6457868579095" calcext:value-type="float">
            <text:p>31.6457868579095</text:p>
          </table:table-cell>
          <table:table-cell office:value-type="float" office:value="43.0564828472041" calcext:value-type="float">
            <text:p>43.0564828472041</text:p>
          </table:table-cell>
          <table:table-cell office:value-type="float" office:value="62.5024872293935" calcext:value-type="float">
            <text:p>62.5024872293935</text:p>
          </table:table-cell>
          <table:table-cell office:value-type="float" office:value="97.5534467490937" calcext:value-type="float">
            <text:p>97.5534467490937</text:p>
          </table:table-cell>
          <table:table-cell office:value-type="float" office:value="164.017151161193" calcext:value-type="float">
            <text:p>164.017151161193</text:p>
          </table:table-cell>
          <table:table-cell office:value-type="float" office:value="295.644219183261" calcext:value-type="float">
            <text:p>295.644219183261</text:p>
          </table:table-cell>
          <table:table-cell office:value-type="float" office:value="565.819196094511" calcext:value-type="float">
            <text:p>565.819196094511</text:p>
          </table:table-cell>
          <table:table-cell office:value-type="float" office:value="1136.49755333777" calcext:value-type="float">
            <text:p>1136.49755333777</text:p>
          </table:table-cell>
          <table:table-cell office:value-type="float" office:value="2369.47310125715" calcext:value-type="float">
            <text:p>2369.47310125715</text:p>
          </table:table-cell>
          <table:table-cell office:value-type="float" office:value="5081.0014715899" calcext:value-type="float">
            <text:p>5081.0014715899</text:p>
          </table:table-cell>
          <table:table-cell office:value-type="float" office:value="11127.5642539513" calcext:value-type="float">
            <text:p>11127.5642539513</text:p>
          </table:table-cell>
          <table:table-cell office:value-type="float" office:value="24759.0262319285" calcext:value-type="float">
            <text:p>24759.0262319285</text:p>
          </table:table-cell>
          <table:table-cell office:value-type="float" office:value="55753.3197040821" calcext:value-type="float">
            <text:p>55753.3197040821</text:p>
          </table:table-cell>
          <table:table-cell office:value-type="float" office:value="126683.839329252" calcext:value-type="float">
            <text:p>126683.839329252</text:p>
          </table:table-cell>
          <table:table-cell office:value-type="float" office:value="289717.200246334" calcext:value-type="float">
            <text:p>289717.200246334</text:p>
          </table:table-cell>
          <table:table-cell office:value-type="float" office:value="665009.471941899" calcext:value-type="float">
            <text:p>665009.471941899</text:p>
          </table:table-cell>
          <table:table-cell office:value-type="float" office:value="1525899.72251655" calcext:value-type="float">
            <text:p>1525899.72251655</text:p>
          </table:table-cell>
          <table:table-cell office:value-type="float" office:value="3474197.21719359" calcext:value-type="float">
            <text:p>3474197.21719359</text:p>
          </table:table-cell>
          <table:table-cell office:value-type="float" office:value="7734125.02588489" calcext:value-type="float">
            <text:p>7734125.02588489</text:p>
          </table:table-cell>
          <table:table-cell office:value-type="float" office:value="16366288.2934298" calcext:value-type="float">
            <text:p>16366288.2934298</text:p>
          </table:table-cell>
          <table:table-cell office:value-type="float" office:value="31462573.68556" calcext:value-type="float">
            <text:p>31462573.68556</text:p>
          </table:table-cell>
          <table:table-cell office:value-type="float" office:value="52300702.9619961" calcext:value-type="float">
            <text:p>52300702.9619961</text:p>
          </table:table-cell>
          <table:table-cell office:value-type="float" office:value="73760980.1998126" calcext:value-type="float">
            <text:p>73760980.1998126</text:p>
          </table:table-cell>
          <table:table-cell office:value-type="float" office:value="90735044.7921161" calcext:value-type="float">
            <text:p>90735044.7921161</text:p>
          </table:table-cell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8868815425468" calcext:value-type="float">
            <text:p>19.8868815425468</text:p>
          </table:table-cell>
          <table:table-cell office:value-type="float" office:value="24.5841689798349" calcext:value-type="float">
            <text:p>24.5841689798349</text:p>
          </table:table-cell>
          <table:table-cell office:value-type="float" office:value="31.7480902659259" calcext:value-type="float">
            <text:p>31.7480902659259</text:p>
          </table:table-cell>
          <table:table-cell office:value-type="float" office:value="43.3400203793542" calcext:value-type="float">
            <text:p>43.3400203793542</text:p>
          </table:table-cell>
          <table:table-cell office:value-type="float" office:value="63.276069795591" calcext:value-type="float">
            <text:p>63.276069795591</text:p>
          </table:table-cell>
          <table:table-cell office:value-type="float" office:value="99.6380467595686" calcext:value-type="float">
            <text:p>99.6380467595686</text:p>
          </table:table-cell>
          <table:table-cell office:value-type="float" office:value="169.578610167523" calcext:value-type="float">
            <text:p>169.578610167523</text:p>
          </table:table-cell>
          <table:table-cell office:value-type="float" office:value="310.359376497433" calcext:value-type="float">
            <text:p>310.359376497433</text:p>
          </table:table-cell>
          <table:table-cell office:value-type="float" office:value="604.485081309835" calcext:value-type="float">
            <text:p>604.485081309835</text:p>
          </table:table-cell>
          <table:table-cell office:value-type="float" office:value="1237.49837117189" calcext:value-type="float">
            <text:p>1237.49837117189</text:p>
          </table:table-cell>
          <table:table-cell office:value-type="float" office:value="2631.9597952773" calcext:value-type="float">
            <text:p>2631.9597952773</text:p>
          </table:table-cell>
          <table:table-cell office:value-type="float" office:value="5760.13084142135" calcext:value-type="float">
            <text:p>5760.13084142135</text:p>
          </table:table-cell>
          <table:table-cell office:value-type="float" office:value="12877.7086400391" calcext:value-type="float">
            <text:p>12877.7086400391</text:p>
          </table:table-cell>
          <table:table-cell office:value-type="float" office:value="29252.8675354469" calcext:value-type="float">
            <text:p>29252.8675354469</text:p>
          </table:table-cell>
          <table:table-cell office:value-type="float" office:value="67251.7303673739" calcext:value-type="float">
            <text:p>67251.7303673739</text:p>
          </table:table-cell>
          <table:table-cell office:value-type="float" office:value="155994.295844247" calcext:value-type="float">
            <text:p>155994.295844247</text:p>
          </table:table-cell>
          <table:table-cell office:value-type="float" office:value="364073.408733948" calcext:value-type="float">
            <text:p>364073.408733948</text:p>
          </table:table-cell>
          <table:table-cell office:value-type="float" office:value="852210.070980097" calcext:value-type="float">
            <text:p>852210.070980097</text:p>
          </table:table-cell>
          <table:table-cell office:value-type="float" office:value="1990491.81690559" calcext:value-type="float">
            <text:p>1990491.81690559</text:p>
          </table:table-cell>
          <table:table-cell office:value-type="float" office:value="4593475.61688045" calcext:value-type="float">
            <text:p>4593475.61688045</text:p>
          </table:table-cell>
          <table:table-cell office:value-type="float" office:value="10266655.3893121" calcext:value-type="float">
            <text:p>10266655.3893121</text:p>
          </table:table-cell>
          <table:table-cell office:value-type="float" office:value="21418276.8030858" calcext:value-type="float">
            <text:p>21418276.8030858</text:p>
          </table:table-cell>
          <table:table-cell office:value-type="float" office:value="39543970.2062258" calcext:value-type="float">
            <text:p>39543970.2062258</text:p>
          </table:table-cell>
          <table:table-cell office:value-type="float" office:value="61829053.2216072" calcext:value-type="float">
            <text:p>61829053.2216072</text:p>
          </table:table-cell>
          <table:table-cell office:value-type="float" office:value="82045178.4252625" calcext:value-type="float">
            <text:p>82045178.4252625</text:p>
          </table:table-cell>
          <table:table-cell office:value-type="float" office:value="96563776.6245225" calcext:value-type="float">
            <text:p>96563776.6245225</text:p>
          </table:table-cell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.8980780779306" calcext:value-type="float">
            <text:p>19.8980780779306</text:p>
          </table:table-cell>
          <table:table-cell office:value-type="float" office:value="24.6174361970195" calcext:value-type="float">
            <text:p>24.6174361970195</text:p>
          </table:table-cell>
          <table:table-cell office:value-type="float" office:value="31.8441917290855" calcext:value-type="float">
            <text:p>31.8441917290855</text:p>
          </table:table-cell>
          <table:table-cell office:value-type="float" office:value="43.6119796182887" calcext:value-type="float">
            <text:p>43.6119796182887</text:p>
          </table:table-cell>
          <table:table-cell office:value-type="float" office:value="64.0336930212695" calcext:value-type="float">
            <text:p>64.0336930212695</text:p>
          </table:table-cell>
          <table:table-cell office:value-type="float" office:value="101.722646391797" calcext:value-type="float">
            <text:p>101.722646391797</text:p>
          </table:table-cell>
          <table:table-cell office:value-type="float" office:value="175.257218634178" calcext:value-type="float">
            <text:p>175.257218634178</text:p>
          </table:table-cell>
          <table:table-cell office:value-type="float" office:value="325.700997707377" calcext:value-type="float">
            <text:p>325.700997707377</text:p>
          </table:table-cell>
          <table:table-cell office:value-type="float" office:value="645.646206299228" calcext:value-type="float">
            <text:p>645.646206299228</text:p>
          </table:table-cell>
          <table:table-cell office:value-type="float" office:value="1347.28174318175" calcext:value-type="float">
            <text:p>1347.28174318175</text:p>
          </table:table-cell>
          <table:table-cell office:value-type="float" office:value="2923.27964276104" calcext:value-type="float">
            <text:p>2923.27964276104</text:p>
          </table:table-cell>
          <table:table-cell office:value-type="float" office:value="6529.72760549776" calcext:value-type="float">
            <text:p>6529.72760549776</text:p>
          </table:table-cell>
          <table:table-cell office:value-type="float" office:value="14902.7071544814" calcext:value-type="float">
            <text:p>14902.7071544814</text:p>
          </table:table-cell>
          <table:table-cell office:value-type="float" office:value="34561.5799006843" calcext:value-type="float">
            <text:p>34561.5799006843</text:p>
          </table:table-cell>
          <table:table-cell office:value-type="float" office:value="81118.6922022709" calcext:value-type="float">
            <text:p>81118.6922022709</text:p>
          </table:table-cell>
          <table:table-cell office:value-type="float" office:value="192070.159160384" calcext:value-type="float">
            <text:p>192070.159160384</text:p>
          </table:table-cell>
          <table:table-cell office:value-type="float" office:value="457411.539526146" calcext:value-type="float">
            <text:p>457411.539526146</text:p>
          </table:table-cell>
          <table:table-cell office:value-type="float" office:value="1091456.2383684" calcext:value-type="float">
            <text:p>1091456.2383684</text:p>
          </table:table-cell>
          <table:table-cell office:value-type="float" office:value="2592450.61672705" calcext:value-type="float">
            <text:p>2592450.61672705</text:p>
          </table:table-cell>
          <table:table-cell office:value-type="float" office:value="6049100.38762531" calcext:value-type="float">
            <text:p>6049100.38762531</text:p>
          </table:table-cell>
          <table:table-cell office:value-type="float" office:value="13501337.0738242" calcext:value-type="float">
            <text:p>13501337.0738242</text:p>
          </table:table-cell>
          <table:table-cell office:value-type="float" office:value="27508900.5657601" calcext:value-type="float">
            <text:p>27508900.5657601</text:p>
          </table:table-cell>
          <table:table-cell office:value-type="float" office:value="48289449.3162536" calcext:value-type="float">
            <text:p>48289449.3162536</text:p>
          </table:table-cell>
          <table:table-cell office:value-type="float" office:value="70836851.7394468" calcext:value-type="float">
            <text:p>70836851.7394468</text:p>
          </table:table-cell>
          <table:table-cell office:value-type="float" office:value="89032666.4151712" calcext:value-type="float">
            <text:p>89032666.4151712</text:p>
          </table:table-cell>
          <table:table-cell office:value-type="float" office:value="101160350.459438" calcext:value-type="float">
            <text:p>101160350.459438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9081663499328" calcext:value-type="float">
            <text:p>19.9081663499328</text:p>
          </table:table-cell>
          <table:table-cell office:value-type="float" office:value="24.6480419446385" calcext:value-type="float">
            <text:p>24.6480419446385</text:p>
          </table:table-cell>
          <table:table-cell office:value-type="float" office:value="31.9344672282105" calcext:value-type="float">
            <text:p>31.9344672282105</text:p>
          </table:table-cell>
          <table:table-cell office:value-type="float" office:value="43.8728333650955" calcext:value-type="float">
            <text:p>43.8728333650955</text:p>
          </table:table-cell>
          <table:table-cell office:value-type="float" office:value="64.7756861537333" calcext:value-type="float">
            <text:p>64.7756861537333</text:p>
          </table:table-cell>
          <table:table-cell office:value-type="float" office:value="103.807245638586" calcext:value-type="float">
            <text:p>103.807245638586</text:p>
          </table:table-cell>
          <table:table-cell office:value-type="float" office:value="181.055444192829" calcext:value-type="float">
            <text:p>181.055444192829</text:p>
          </table:table-cell>
          <table:table-cell office:value-type="float" office:value="341.695752500384" calcext:value-type="float">
            <text:p>341.695752500384</text:p>
          </table:table-cell>
          <table:table-cell office:value-type="float" office:value="689.463592508764" calcext:value-type="float">
            <text:p>689.463592508764</text:p>
          </table:table-cell>
          <table:table-cell office:value-type="float" office:value="1466.61131973553" calcext:value-type="float">
            <text:p>1466.61131973553</text:p>
          </table:table-cell>
          <table:table-cell office:value-type="float" office:value="3246.59954236469" calcext:value-type="float">
            <text:p>3246.59954236469</text:p>
          </table:table-cell>
          <table:table-cell office:value-type="float" office:value="7401.84055144967" calcext:value-type="float">
            <text:p>7401.84055144967</text:p>
          </table:table-cell>
          <table:table-cell office:value-type="float" office:value="17245.7057774429" calcext:value-type="float">
            <text:p>17245.7057774429</text:p>
          </table:table-cell>
          <table:table-cell office:value-type="float" office:value="40832.7805064469" calcext:value-type="float">
            <text:p>40832.7805064469</text:p>
          </table:table-cell>
          <table:table-cell office:value-type="float" office:value="97841.0211199108" calcext:value-type="float">
            <text:p>97841.0211199108</text:p>
          </table:table-cell>
          <table:table-cell office:value-type="float" office:value="236465.007362734" calcext:value-type="float">
            <text:p>236465.007362734</text:p>
          </table:table-cell>
          <table:table-cell office:value-type="float" office:value="574519.032338183" calcext:value-type="float">
            <text:p>574519.032338183</text:p>
          </table:table-cell>
          <table:table-cell office:value-type="float" office:value="1396803.3140874" calcext:value-type="float">
            <text:p>1396803.3140874</text:p>
          </table:table-cell>
          <table:table-cell office:value-type="float" office:value="3369585.13327873" calcext:value-type="float">
            <text:p>3369585.13327873</text:p>
          </table:table-cell>
          <table:table-cell office:value-type="float" office:value="7924935.94899947" calcext:value-type="float">
            <text:p>7924935.94899947</text:p>
          </table:table-cell>
          <table:table-cell office:value-type="float" office:value="17547153.7914114" calcext:value-type="float">
            <text:p>17547153.7914114</text:p>
          </table:table-cell>
          <table:table-cell office:value-type="float" office:value="34565373.616276" calcext:value-type="float">
            <text:p>34565373.616276</text:p>
          </table:table-cell>
          <table:table-cell office:value-type="float" office:value="57244012.3994722" calcext:value-type="float">
            <text:p>57244012.3994722</text:p>
          </table:table-cell>
          <table:table-cell office:value-type="float" office:value="78924613.3999873" calcext:value-type="float">
            <text:p>78924613.3999873</text:p>
          </table:table-cell>
          <table:table-cell office:value-type="float" office:value="94745535.0799332" calcext:value-type="float">
            <text:p>94745535.0799332</text:p>
          </table:table-cell>
          <table:table-cell office:value-type="float" office:value="104747022.812064" calcext:value-type="float">
            <text:p>104747022.812064</text:p>
          </table:table-cell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.9172560574636" calcext:value-type="float">
            <text:p>19.9172560574636</text:p>
          </table:table-cell>
          <table:table-cell office:value-type="float" office:value="24.6761991476322" calcext:value-type="float">
            <text:p>24.6761991476322</text:p>
          </table:table-cell>
          <table:table-cell office:value-type="float" office:value="32.0192699510188" calcext:value-type="float">
            <text:p>32.0192699510188</text:p>
          </table:table-cell>
          <table:table-cell office:value-type="float" office:value="44.1230351139762" calcext:value-type="float">
            <text:p>44.1230351139762</text:p>
          </table:table-cell>
          <table:table-cell office:value-type="float" office:value="65.5023716478172" calcext:value-type="float">
            <text:p>65.5023716478172</text:p>
          </table:table-cell>
          <table:table-cell office:value-type="float" office:value="105.891844492745" calcext:value-type="float">
            <text:p>105.891844492745</text:p>
          </table:table-cell>
          <table:table-cell office:value-type="float" office:value="186.975806450456" calcext:value-type="float">
            <text:p>186.975806450456</text:p>
          </table:table-cell>
          <table:table-cell office:value-type="float" office:value="358.371445890533" calcext:value-type="float">
            <text:p>358.371445890533</text:p>
          </table:table-cell>
          <table:table-cell office:value-type="float" office:value="736.108651695569" calcext:value-type="float">
            <text:p>736.108651695569</text:p>
          </table:table-cell>
          <table:table-cell office:value-type="float" office:value="1596.31714414389" calcext:value-type="float">
            <text:p>1596.31714414389</text:p>
          </table:table-cell>
          <table:table-cell office:value-type="float" office:value="3605.43415768945" calcext:value-type="float">
            <text:p>3605.43415768945</text:p>
          </table:table-cell>
          <table:table-cell office:value-type="float" office:value="8390.12247350342" calcext:value-type="float">
            <text:p>8390.12247350342</text:p>
          </table:table-cell>
          <table:table-cell office:value-type="float" office:value="19956.6170410771" calcext:value-type="float">
            <text:p>19956.6170410771</text:p>
          </table:table-cell>
          <table:table-cell office:value-type="float" office:value="48240.7710562551" calcext:value-type="float">
            <text:p>48240.7710562551</text:p>
          </table:table-cell>
          <table:table-cell office:value-type="float" office:value="118005.098807021" calcext:value-type="float">
            <text:p>118005.098807021</text:p>
          </table:table-cell>
          <table:table-cell office:value-type="float" office:value="291085.053835519" calcext:value-type="float">
            <text:p>291085.053835519</text:p>
          </table:table-cell>
          <table:table-cell office:value-type="float" office:value="721357.214810849" calcext:value-type="float">
            <text:p>721357.214810849</text:p>
          </table:table-cell>
          <table:table-cell office:value-type="float" office:value="1785840.81907186" calcext:value-type="float">
            <text:p>1785840.81907186</text:p>
          </table:table-cell>
          <table:table-cell office:value-type="float" office:value="4368224.94090476" calcext:value-type="float">
            <text:p>4368224.94090476</text:p>
          </table:table-cell>
          <table:table-cell office:value-type="float" office:value="10314156.0713115" calcext:value-type="float">
            <text:p>10314156.0713115</text:p>
          </table:table-cell>
          <table:table-cell office:value-type="float" office:value="22478133.4217166" calcext:value-type="float">
            <text:p>22478133.4217166</text:p>
          </table:table-cell>
          <table:table-cell office:value-type="float" office:value="42381582.0005885" calcext:value-type="float">
            <text:p>42381582.0005885</text:p>
          </table:table-cell>
          <table:table-cell office:value-type="float" office:value="65931153.756638" calcext:value-type="float">
            <text:p>65931153.756638</text:p>
          </table:table-cell>
          <table:table-cell office:value-type="float" office:value="85889079.028186" calcext:value-type="float">
            <text:p>85889079.028186</text:p>
          </table:table-cell>
          <table:table-cell office:value-type="float" office:value="99323196.7946697" calcext:value-type="float">
            <text:p>99323196.7946697</text:p>
          </table:table-cell>
          <table:table-cell office:value-type="float" office:value="107536252.254159" calcext:value-type="float">
            <text:p>107536252.254159</text:p>
          </table:table-cell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925446041137" calcext:value-type="float">
            <text:p>19.925446041137</text:p>
          </table:table-cell>
          <table:table-cell office:value-type="float" office:value="24.7021036963559" calcext:value-type="float">
            <text:p>24.7021036963559</text:p>
          </table:table-cell>
          <table:table-cell office:value-type="float" office:value="32.0989316739112" calcext:value-type="float">
            <text:p>32.0989316739112</text:p>
          </table:table-cell>
          <table:table-cell office:value-type="float" office:value="44.3630198406434" calcext:value-type="float">
            <text:p>44.3630198406434</text:p>
          </table:table-cell>
          <table:table-cell office:value-type="float" office:value="66.2140653060192" calcext:value-type="float">
            <text:p>66.2140653060192</text:p>
          </table:table-cell>
          <table:table-cell office:value-type="float" office:value="107.976442947082" calcext:value-type="float">
            <text:p>107.976442947082</text:p>
          </table:table-cell>
          <table:table-cell office:value-type="float" office:value="193.020878083981" calcext:value-type="float">
            <text:p>193.020878083981</text:p>
          </table:table-cell>
          <table:table-cell office:value-type="float" office:value="375.757066545159" calcext:value-type="float">
            <text:p>375.757066545159</text:p>
          </table:table-cell>
          <table:table-cell office:value-type="float" office:value="785.763856303737" calcext:value-type="float">
            <text:p>785.763856303737</text:p>
          </table:table-cell>
          <table:table-cell office:value-type="float" office:value="1737.30142367829" calcext:value-type="float">
            <text:p>1737.30142367829</text:p>
          </table:table-cell>
          <table:table-cell office:value-type="float" office:value="4003.68408943099" calcext:value-type="float">
            <text:p>4003.68408943099</text:p>
          </table:table-cell>
          <table:table-cell office:value-type="float" office:value="9510.04350957089" calcext:value-type="float">
            <text:p>9510.04350957089</text:p>
          </table:table-cell>
          <table:table-cell office:value-type="float" office:value="23093.1790525398" calcext:value-type="float">
            <text:p>23093.1790525398</text:p>
          </table:table-cell>
          <table:table-cell office:value-type="float" office:value="56991.3389832332" calcext:value-type="float">
            <text:p>56991.3389832332</text:p>
          </table:table-cell>
          <table:table-cell office:value-type="float" office:value="142317.013282393" calcext:value-type="float">
            <text:p>142317.013282393</text:p>
          </table:table-cell>
          <table:table-cell office:value-type="float" office:value="358267.069400957" calcext:value-type="float">
            <text:p>358267.069400957</text:p>
          </table:table-cell>
          <table:table-cell office:value-type="float" office:value="905329.890299401" calcext:value-type="float">
            <text:p>905329.890299401</text:p>
          </table:table-cell>
          <table:table-cell office:value-type="float" office:value="2280417.10614506" calcext:value-type="float">
            <text:p>2280417.10614506</text:p>
          </table:table-cell>
          <table:table-cell office:value-type="float" office:value="5643891.51168351" calcext:value-type="float">
            <text:p>5643891.51168351</text:p>
          </table:table-cell>
          <table:table-cell office:value-type="float" office:value="13312535.1013821" calcext:value-type="float">
            <text:p>13312535.1013821</text:p>
          </table:table-cell>
          <table:table-cell office:value-type="float" office:value="28304029.4451577" calcext:value-type="float">
            <text:p>28304029.4451577</text:p>
          </table:table-cell>
          <table:table-cell office:value-type="float" office:value="50631737.8337977" calcext:value-type="float">
            <text:p>50631737.8337977</text:p>
          </table:table-cell>
          <table:table-cell office:value-type="float" office:value="73955299.13247" calcext:value-type="float">
            <text:p>73955299.13247</text:p>
          </table:table-cell>
          <table:table-cell office:value-type="float" office:value="91701618.693979" calcext:value-type="float">
            <text:p>91701618.693979</text:p>
          </table:table-cell>
          <table:table-cell office:value-type="float" office:value="102950326.194377" calcext:value-type="float">
            <text:p>102950326.194377</text:p>
          </table:table-cell>
          <table:table-cell office:value-type="float" office:value="109708503.17992" calcext:value-type="float">
            <text:p>109708503.17992</text:p>
          </table:table-cell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9328253580558" calcext:value-type="float">
            <text:p>19.9328253580558</text:p>
          </table:table-cell>
          <table:table-cell office:value-type="float" office:value="24.7259358093938" calcext:value-type="float">
            <text:p>24.7259358093938</text:p>
          </table:table-cell>
          <table:table-cell office:value-type="float" office:value="32.1737640599915" calcext:value-type="float">
            <text:p>32.1737640599915</text:p>
          </table:table-cell>
          <table:table-cell office:value-type="float" office:value="44.5932047585233" calcext:value-type="float">
            <text:p>44.5932047585233</text:p>
          </table:table-cell>
          <table:table-cell office:value-type="float" office:value="66.9110764157383" calcext:value-type="float">
            <text:p>66.9110764157383</text:p>
          </table:table-cell>
          <table:table-cell office:value-type="float" office:value="110.061040994405" calcext:value-type="float">
            <text:p>110.061040994405</text:p>
          </table:table-cell>
          <table:table-cell office:value-type="float" office:value="199.193285957949" calcext:value-type="float">
            <text:p>199.193285957949</text:p>
          </table:table-cell>
          <table:table-cell office:value-type="float" office:value="393.882837168046" calcext:value-type="float">
            <text:p>393.882837168046</text:p>
          </table:table-cell>
          <table:table-cell office:value-type="float" office:value="838.623453081228" calcext:value-type="float">
            <text:p>838.623453081228</text:p>
          </table:table-cell>
          <table:table-cell office:value-type="float" office:value="1890.54480198509" calcext:value-type="float">
            <text:p>1890.54480198509</text:p>
          </table:table-cell>
          <table:table-cell office:value-type="float" office:value="4445.67823357686" calcext:value-type="float">
            <text:p>4445.67823357686</text:p>
          </table:table-cell>
          <table:table-cell office:value-type="float" office:value="10779.1327965011" calcext:value-type="float">
            <text:p>10779.1327965011</text:p>
          </table:table-cell>
          <table:table-cell office:value-type="float" office:value="26722.179527749" calcext:value-type="float">
            <text:p>26722.179527749</text:p>
          </table:table-cell>
          <table:table-cell office:value-type="float" office:value="67327.413601612" calcext:value-type="float">
            <text:p>67327.413601612</text:p>
          </table:table-cell>
          <table:table-cell office:value-type="float" office:value="171626.672142743" calcext:value-type="float">
            <text:p>171626.672142743</text:p>
          </table:table-cell>
          <table:table-cell office:value-type="float" office:value="440872.43087484" calcext:value-type="float">
            <text:p>440872.43087484</text:p>
          </table:table-cell>
          <table:table-cell office:value-type="float" office:value="1135602.29442394" calcext:value-type="float">
            <text:p>1135602.29442394</text:p>
          </table:table-cell>
          <table:table-cell office:value-type="float" office:value="2907408.51131207" calcext:value-type="float">
            <text:p>2907408.51131207</text:p>
          </table:table-cell>
          <table:table-cell office:value-type="float" office:value="7261137.33181312" calcext:value-type="float">
            <text:p>7261137.33181312</text:p>
          </table:table-cell>
          <table:table-cell office:value-type="float" office:value="17006707.794397" calcext:value-type="float">
            <text:p>17006707.794397</text:p>
          </table:table-cell>
          <table:table-cell office:value-type="float" office:value="34943842.0478659" calcext:value-type="float">
            <text:p>34943842.0478659</text:p>
          </table:table-cell>
          <table:table-cell office:value-type="float" office:value="58924494.3471122" calcext:value-type="float">
            <text:p>58924494.3471122</text:p>
          </table:table-cell>
          <table:table-cell office:value-type="float" office:value="81064889.4732136" calcext:value-type="float">
            <text:p>81064889.4732136</text:p>
          </table:table-cell>
          <table:table-cell office:value-type="float" office:value="96449823.8536737" calcext:value-type="float">
            <text:p>96449823.8536737</text:p>
          </table:table-cell>
          <table:table-cell office:value-type="float" office:value="105811162.584678" calcext:value-type="float">
            <text:p>105811162.584678</text:p>
          </table:table-cell>
          <table:table-cell office:value-type="float" office:value="111407760.361467" calcext:value-type="float">
            <text:p>111407760.361467</text:p>
          </table:table-cell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9394742502103" calcext:value-type="float">
            <text:p>19.9394742502103</text:p>
          </table:table-cell>
          <table:table-cell office:value-type="float" office:value="24.7478612873439" calcext:value-type="float">
            <text:p>24.7478612873439</text:p>
          </table:table-cell>
          <table:table-cell office:value-type="float" office:value="32.2440598783954" calcext:value-type="float">
            <text:p>32.2440598783954</text:p>
          </table:table-cell>
          <table:table-cell office:value-type="float" office:value="44.8139900440837" calcext:value-type="float">
            <text:p>44.8139900440837</text:p>
          </table:table-cell>
          <table:table-cell office:value-type="float" office:value="67.5937078836801" calcext:value-type="float">
            <text:p>67.5937078836801</text:p>
          </table:table-cell>
          <table:table-cell office:value-type="float" office:value="112.145638627523" calcext:value-type="float">
            <text:p>112.145638627523</text:p>
          </table:table-cell>
          <table:table-cell office:value-type="float" office:value="205.495712265733" calcext:value-type="float">
            <text:p>205.495712265733</text:p>
          </table:table-cell>
          <table:table-cell office:value-type="float" office:value="412.780267026816" calcext:value-type="float">
            <text:p>412.780267026816</text:p>
          </table:table-cell>
          <table:table-cell office:value-type="float" office:value="894.894222725221" calcext:value-type="float">
            <text:p>894.894222725221</text:p>
          </table:table-cell>
          <table:table-cell office:value-type="float" office:value="2057.11317641541" calcext:value-type="float">
            <text:p>2057.11317641541</text:p>
          </table:table-cell>
          <table:table-cell office:value-type="float" office:value="4936.22078380252" calcext:value-type="float">
            <text:p>4936.22078380252</text:p>
          </table:table-cell>
          <table:table-cell office:value-type="float" office:value="12217.2521864333" calcext:value-type="float">
            <text:p>12217.2521864333</text:p>
          </table:table-cell>
          <table:table-cell office:value-type="float" office:value="30920.8702975154" calcext:value-type="float">
            <text:p>30920.8702975154</text:p>
          </table:table-cell>
          <table:table-cell office:value-type="float" office:value="79535.725912958" calcext:value-type="float">
            <text:p>79535.725912958</text:p>
          </table:table-cell>
          <table:table-cell office:value-type="float" office:value="206956.625801373" calcext:value-type="float">
            <text:p>206956.625801373</text:p>
          </table:table-cell>
          <table:table-cell office:value-type="float" office:value="542400.065106513" calcext:value-type="float">
            <text:p>542400.065106513</text:p>
          </table:table-cell>
          <table:table-cell office:value-type="float" office:value="1423473.29275007" calcext:value-type="float">
            <text:p>1423473.29275007</text:p>
          </table:table-cell>
          <table:table-cell office:value-type="float" office:value="3699461.38797717" calcext:value-type="float">
            <text:p>3699461.38797717</text:p>
          </table:table-cell>
          <table:table-cell office:value-type="float" office:value="9291922.05737561" calcext:value-type="float">
            <text:p>9291922.05737561</text:p>
          </table:table-cell>
          <table:table-cell office:value-type="float" office:value="21457141.2912746" calcext:value-type="float">
            <text:p>21457141.2912746</text:p>
          </table:table-cell>
          <table:table-cell office:value-type="float" office:value="42214343.4003904" calcext:value-type="float">
            <text:p>42214343.4003904</text:p>
          </table:table-cell>
          <table:table-cell office:value-type="float" office:value="66880104.4220448" calcext:value-type="float">
            <text:p>66880104.4220448</text:p>
          </table:table-cell>
          <table:table-cell office:value-type="float" office:value="87160207.4571744" calcext:value-type="float">
            <text:p>87160207.4571744</text:p>
          </table:table-cell>
          <table:table-cell office:value-type="float" office:value="100277805.332685" calcext:value-type="float">
            <text:p>100277805.332685</text:p>
          </table:table-cell>
          <table:table-cell office:value-type="float" office:value="108067615.180038" calcext:value-type="float">
            <text:p>108067615.180038</text:p>
          </table:table-cell>
          <table:table-cell office:value-type="float" office:value="112745088.94769" calcext:value-type="float">
            <text:p>112745088.94769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9454650170207" calcext:value-type="float">
            <text:p>19.9454650170207</text:p>
          </table:table-cell>
          <table:table-cell office:value-type="float" office:value="24.7680326662964" calcext:value-type="float">
            <text:p>24.7680326662964</text:p>
          </table:table-cell>
          <table:table-cell office:value-type="float" office:value="32.3100941497009" calcext:value-type="float">
            <text:p>32.3100941497009</text:p>
          </table:table-cell>
          <table:table-cell office:value-type="float" office:value="45.0257595325381" calcext:value-type="float">
            <text:p>45.0257595325381</text:p>
          </table:table-cell>
          <table:table-cell office:value-type="float" office:value="68.2622563674932" calcext:value-type="float">
            <text:p>68.2622563674932</text:p>
          </table:table-cell>
          <table:table-cell office:value-type="float" office:value="114.230235839243" calcext:value-type="float">
            <text:p>114.230235839243</text:p>
          </table:table-cell>
          <table:table-cell office:value-type="float" office:value="211.930895694778" calcext:value-type="float">
            <text:p>211.930895694778</text:p>
          </table:table-cell>
          <table:table-cell office:value-type="float" office:value="432.482206715695" calcext:value-type="float">
            <text:p>432.482206715695</text:p>
          </table:table-cell>
          <table:table-cell office:value-type="float" office:value="954.796288523256" calcext:value-type="float">
            <text:p>954.796288523256</text:p>
          </table:table-cell>
          <table:table-cell office:value-type="float" office:value="2238.16510755994" calcext:value-type="float">
            <text:p>2238.16510755994</text:p>
          </table:table-cell>
          <table:table-cell office:value-type="float" office:value="5480.64338615073" calcext:value-type="float">
            <text:p>5480.64338615073</text:p>
          </table:table-cell>
          <table:table-cell office:value-type="float" office:value="13846.9062573592" calcext:value-type="float">
            <text:p>13846.9062573592</text:p>
          </table:table-cell>
          <table:table-cell office:value-type="float" office:value="35778.6015916869" calcext:value-type="float">
            <text:p>35778.6015916869</text:p>
          </table:table-cell>
          <table:table-cell office:value-type="float" office:value="93954.6452332838" calcext:value-type="float">
            <text:p>93954.6452332838</text:p>
          </table:table-cell>
          <table:table-cell office:value-type="float" office:value="249536.45342239" calcext:value-type="float">
            <text:p>249536.45342239</text:p>
          </table:table-cell>
          <table:table-cell office:value-type="float" office:value="667121.225380139" calcext:value-type="float">
            <text:p>667121.225380139</text:p>
          </table:table-cell>
          <table:table-cell office:value-type="float" office:value="1782799.35488493" calcext:value-type="float">
            <text:p>1782799.35488493</text:p>
          </table:table-cell>
          <table:table-cell office:value-type="float" office:value="4695580.13571853" calcext:value-type="float">
            <text:p>4695580.13571853</text:p>
          </table:table-cell>
          <table:table-cell office:value-type="float" office:value="11811744.7717716" calcext:value-type="float">
            <text:p>11811744.7717716</text:p>
          </table:table-cell>
          <table:table-cell office:value-type="float" office:value="26677655.4069369" calcext:value-type="float">
            <text:p>26677655.4069369</text:p>
          </table:table-cell>
          <table:table-cell office:value-type="float" office:value="49844279.8588224" calcext:value-type="float">
            <text:p>49844279.8588224</text:p>
          </table:table-cell>
          <table:table-cell office:value-type="float" office:value="74199349.1670671" calcext:value-type="float">
            <text:p>74199349.1670671</text:p>
          </table:table-cell>
          <table:table-cell office:value-type="float" office:value="92260968.2435263" calcext:value-type="float">
            <text:p>92260968.2435263</text:p>
          </table:table-cell>
          <table:table-cell office:value-type="float" office:value="103343114.202657" calcext:value-type="float">
            <text:p>103343114.202657</text:p>
          </table:table-cell>
          <table:table-cell office:value-type="float" office:value="109852635.294524" calcext:value-type="float">
            <text:p>109852635.294524</text:p>
          </table:table-cell>
          <table:table-cell office:value-type="float" office:value="113804720.813353" calcext:value-type="float">
            <text:p>113804720.813353</text:p>
          </table:table-cell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950862801515" calcext:value-type="float">
            <text:p>19.950862801515</text:p>
          </table:table-cell>
          <table:table-cell office:value-type="float" office:value="24.7865902790326" calcext:value-type="float">
            <text:p>24.7865902790326</text:p>
          </table:table-cell>
          <table:table-cell office:value-type="float" office:value="32.3721252218993" calcext:value-type="float">
            <text:p>32.3721252218993</text:p>
          </table:table-cell>
          <table:table-cell office:value-type="float" office:value="45.2288813851427" calcext:value-type="float">
            <text:p>45.2288813851427</text:p>
          </table:table-cell>
          <table:table-cell office:value-type="float" office:value="68.9170124046848" calcext:value-type="float">
            <text:p>68.9170124046848</text:p>
          </table:table-cell>
          <table:table-cell office:value-type="float" office:value="116.314832622375" calcext:value-type="float">
            <text:p>116.314832622375</text:p>
          </table:table-cell>
          <table:table-cell office:value-type="float" office:value="218.501632616368" calcext:value-type="float">
            <text:p>218.501632616368</text:p>
          </table:table-cell>
          <table:table-cell office:value-type="float" office:value="453.022905248824" calcext:value-type="float">
            <text:p>453.022905248824</text:p>
          </table:table-cell>
          <table:table-cell office:value-type="float" office:value="1018.56397714818" calcext:value-type="float">
            <text:p>1018.56397714818</text:p>
          </table:table-cell>
          <table:table-cell office:value-type="float" office:value="2434.95987237323" calcext:value-type="float">
            <text:p>2434.95987237323</text:p>
          </table:table-cell>
          <table:table-cell office:value-type="float" office:value="6084.86300940636" calcext:value-type="float">
            <text:p>6084.86300940636</text:p>
          </table:table-cell>
          <table:table-cell office:value-type="float" office:value="15693.5934040663" calcext:value-type="float">
            <text:p>15693.5934040663</text:p>
          </table:table-cell>
          <table:table-cell office:value-type="float" office:value="41398.7098022943" calcext:value-type="float">
            <text:p>41398.7098022943</text:p>
          </table:table-cell>
          <table:table-cell office:value-type="float" office:value="110983.393717362" calcext:value-type="float">
            <text:p>110983.393717362</text:p>
          </table:table-cell>
          <table:table-cell office:value-type="float" office:value="300843.687343768" calcext:value-type="float">
            <text:p>300843.687343768</text:p>
          </table:table-cell>
          <table:table-cell office:value-type="float" office:value="820239.021313252" calcext:value-type="float">
            <text:p>820239.021313252</text:p>
          </table:table-cell>
          <table:table-cell office:value-type="float" office:value="2230461.15970051" calcext:value-type="float">
            <text:p>2230461.15970051</text:p>
          </table:table-cell>
          <table:table-cell office:value-type="float" office:value="5941358.03589583" calcext:value-type="float">
            <text:p>5941358.03589583</text:p>
          </table:table-cell>
          <table:table-cell office:value-type="float" office:value="14892765.2337589" calcext:value-type="float">
            <text:p>14892765.2337589</text:p>
          </table:table-cell>
          <table:table-cell office:value-type="float" office:value="32616318.1167841" calcext:value-type="float">
            <text:p>32616318.1167841</text:p>
          </table:table-cell>
          <table:table-cell office:value-type="float" office:value="57515376.8236351" calcext:value-type="float">
            <text:p>57515376.8236351</text:p>
          </table:table-cell>
          <table:table-cell office:value-type="float" office:value="80699489.0206829" calcext:value-type="float">
            <text:p>80699489.0206829</text:p>
          </table:table-cell>
          <table:table-cell office:value-type="float" office:value="96459963.7573594" calcext:value-type="float">
            <text:p>96459963.7573594</text:p>
          </table:table-cell>
          <table:table-cell office:value-type="float" office:value="105792531.605484" calcext:value-type="float">
            <text:p>105792531.605484</text:p>
          </table:table-cell>
          <table:table-cell office:value-type="float" office:value="111271345.283837" calcext:value-type="float">
            <text:p>111271345.283837</text:p>
          </table:table-cell>
          <table:table-cell office:value-type="float" office:value="114650114.712593" calcext:value-type="float">
            <text:p>114650114.712593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.9557262986882" calcext:value-type="float">
            <text:p>19.9557262986882</text:p>
          </table:table-cell>
          <table:table-cell office:value-type="float" office:value="24.8036632313215" calcext:value-type="float">
            <text:p>24.8036632313215</text:p>
          </table:table-cell>
          <table:table-cell office:value-type="float" office:value="32.4303957811386" calcext:value-type="float">
            <text:p>32.4303957811386</text:p>
          </table:table-cell>
          <table:table-cell office:value-type="float" office:value="45.4237087292427" calcext:value-type="float">
            <text:p>45.4237087292427</text:p>
          </table:table-cell>
          <table:table-cell office:value-type="float" office:value="69.5582605388861" calcext:value-type="float">
            <text:p>69.5582605388861</text:p>
          </table:table-cell>
          <table:table-cell office:value-type="float" office:value="118.399428969726" calcext:value-type="float">
            <text:p>118.399428969726</text:p>
          </table:table-cell>
          <table:table-cell office:value-type="float" office:value="225.21077830046" calcext:value-type="float">
            <text:p>225.21077830046</text:p>
          </table:table-cell>
          <table:table-cell office:value-type="float" office:value="474.438069583182" calcext:value-type="float">
            <text:p>474.438069583182</text:p>
          </table:table-cell>
          <table:table-cell office:value-type="float" office:value="1086.44673496859" calcext:value-type="float">
            <text:p>1086.44673496859</text:p>
          </table:table-cell>
          <table:table-cell office:value-type="float" office:value="2648.86621671918" calcext:value-type="float">
            <text:p>2648.86621671918</text:p>
          </table:table-cell>
          <table:table-cell office:value-type="float" office:value="6755.44615587305" calcext:value-type="float">
            <text:p>6755.44615587305</text:p>
          </table:table-cell>
          <table:table-cell office:value-type="float" office:value="17786.2034192859" calcext:value-type="float">
            <text:p>17786.2034192859</text:p>
          </table:table-cell>
          <table:table-cell office:value-type="float" office:value="47900.6974423302" calcext:value-type="float">
            <text:p>47900.6974423302</text:p>
          </table:table-cell>
          <table:table-cell office:value-type="float" office:value="131092.871464402" calcext:value-type="float">
            <text:p>131092.871464402</text:p>
          </table:table-cell>
          <table:table-cell office:value-type="float" office:value="362652.37726461" calcext:value-type="float">
            <text:p>362652.37726461</text:p>
          </table:table-cell>
          <table:table-cell office:value-type="float" office:value="1008075.28525698" calcext:value-type="float">
            <text:p>1008075.28525698</text:p>
          </table:table-cell>
          <table:table-cell office:value-type="float" office:value="2786851.13239579" calcext:value-type="float">
            <text:p>2786851.13239579</text:p>
          </table:table-cell>
          <table:table-cell office:value-type="float" office:value="7488553.66251722" calcext:value-type="float">
            <text:p>7488553.66251722</text:p>
          </table:table-cell>
          <table:table-cell office:value-type="float" office:value="18593517.6399333" calcext:value-type="float">
            <text:p>18593517.6399333</text:p>
          </table:table-cell>
          <table:table-cell office:value-type="float" office:value="39145064.730454" calcext:value-type="float">
            <text:p>39145064.730454</text:p>
          </table:table-cell>
          <table:table-cell office:value-type="float" office:value="64917859.218441" calcext:value-type="float">
            <text:p>64917859.218441</text:p>
          </table:table-cell>
          <table:table-cell office:value-type="float" office:value="86312800.4971519" calcext:value-type="float">
            <text:p>86312800.4971519</text:p>
          </table:table-cell>
          <table:table-cell office:value-type="float" office:value="99882231.9323994" calcext:value-type="float">
            <text:p>99882231.9323994</text:p>
          </table:table-cell>
          <table:table-cell office:value-type="float" office:value="107751863.19333" calcext:value-type="float">
            <text:p>107751863.19333</text:p>
          </table:table-cell>
          <table:table-cell office:value-type="float" office:value="112405190.051779" calcext:value-type="float">
            <text:p>112405190.051779</text:p>
          </table:table-cell>
          <table:table-cell office:value-type="float" office:value="115329070.034241" calcext:value-type="float">
            <text:p>115329070.034241</text:p>
          </table:table-cell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9601083937458" calcext:value-type="float">
            <text:p>19.9601083937458</text:p>
          </table:table-cell>
          <table:table-cell office:value-type="float" office:value="24.8193703001134" calcext:value-type="float">
            <text:p>24.8193703001134</text:p>
          </table:table-cell>
          <table:table-cell office:value-type="float" office:value="32.4851338011921" calcext:value-type="float">
            <text:p>32.4851338011921</text:p>
          </table:table-cell>
          <table:table-cell office:value-type="float" office:value="45.6105802721867" calcext:value-type="float">
            <text:p>45.6105802721867</text:p>
          </table:table-cell>
          <table:table-cell office:value-type="float" office:value="70.1862794435009" calcext:value-type="float">
            <text:p>70.1862794435009</text:p>
          </table:table-cell>
          <table:table-cell office:value-type="float" office:value="120.484024874105" calcext:value-type="float">
            <text:p>120.484024874105</text:p>
          </table:table-cell>
          <table:table-cell office:value-type="float" office:value="232.061248156081" calcext:value-type="float">
            <text:p>232.061248156081</text:p>
          </table:table-cell>
          <table:table-cell office:value-type="float" office:value="496.764926674543" calcext:value-type="float">
            <text:p>496.764926674543</text:p>
          </table:table-cell>
          <table:table-cell office:value-type="float" office:value="1158.71010345248" calcext:value-type="float">
            <text:p>1158.71010345248</text:p>
          </table:table-cell>
          <table:table-cell office:value-type="float" office:value="2881.37186800088" calcext:value-type="float">
            <text:p>2881.37186800088</text:p>
          </table:table-cell>
          <table:table-cell office:value-type="float" office:value="7499.68010514351" calcext:value-type="float">
            <text:p>7499.68010514351</text:p>
          </table:table-cell>
          <table:table-cell office:value-type="float" office:value="20157.4676776394" calcext:value-type="float">
            <text:p>20157.4676776394</text:p>
          </table:table-cell>
          <table:table-cell office:value-type="float" office:value="55422.7497266764" calcext:value-type="float">
            <text:p>55422.7497266764</text:p>
          </table:table-cell>
          <table:table-cell office:value-type="float" office:value="154838.36034015" calcext:value-type="float">
            <text:p>154838.36034015</text:p>
          </table:table-cell>
          <table:table-cell office:value-type="float" office:value="437090.514147921" calcext:value-type="float">
            <text:p>437090.514147921</text:p>
          </table:table-cell>
          <table:table-cell office:value-type="float" office:value="1238286.49190858" calcext:value-type="float">
            <text:p>1238286.49190858</text:p>
          </table:table-cell>
          <table:table-cell office:value-type="float" office:value="3476340.96728735" calcext:value-type="float">
            <text:p>3476340.96728735</text:p>
          </table:table-cell>
          <table:table-cell office:value-type="float" office:value="9393619.90943107" calcext:value-type="float">
            <text:p>9393619.90943107</text:p>
          </table:table-cell>
          <table:table-cell office:value-type="float" office:value="22945742.4541589" calcext:value-type="float">
            <text:p>22945742.4541589</text:p>
          </table:table-cell>
          <table:table-cell office:value-type="float" office:value="46065134.1643149" calcext:value-type="float">
            <text:p>46065134.1643149</text:p>
          </table:table-cell>
          <table:table-cell office:value-type="float" office:value="71800422.837688" calcext:value-type="float">
            <text:p>71800422.837688</text:p>
          </table:table-cell>
          <table:table-cell office:value-type="float" office:value="91060353.0042906" calcext:value-type="float">
            <text:p>91060353.0042906</text:p>
          </table:table-cell>
          <table:table-cell office:value-type="float" office:value="102657360.654303" calcext:value-type="float">
            <text:p>102657360.654303</text:p>
          </table:table-cell>
          <table:table-cell office:value-type="float" office:value="109323952.623955" calcext:value-type="float">
            <text:p>109323952.623955</text:p>
          </table:table-cell>
          <table:table-cell office:value-type="float" office:value="113316670.817747" calcext:value-type="float">
            <text:p>113316670.817747</text:p>
          </table:table-cell>
          <table:table-cell office:value-type="float" office:value="115877728.65938" calcext:value-type="float">
            <text:p>115877728.65938</text:p>
          </table:table-cell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.9640567371721" calcext:value-type="float">
            <text:p>19.9640567371721</text:p>
          </table:table-cell>
          <table:table-cell office:value-type="float" office:value="24.833820759873" calcext:value-type="float">
            <text:p>24.833820759873</text:p>
          </table:table-cell>
          <table:table-cell office:value-type="float" office:value="32.5365534353666" calcext:value-type="float">
            <text:p>32.5365534353666</text:p>
          </table:table-cell>
          <table:table-cell office:value-type="float" office:value="45.7898208901666" calcext:value-type="float">
            <text:p>45.7898208901666</text:p>
          </table:table-cell>
          <table:table-cell office:value-type="float" office:value="70.801342042814" calcext:value-type="float">
            <text:p>70.801342042814</text:p>
          </table:table-cell>
          <table:table-cell office:value-type="float" office:value="122.568620328319" calcext:value-type="float">
            <text:p>122.568620328319</text:p>
          </table:table-cell>
          <table:table-cell office:value-type="float" office:value="239.056018997852" calcext:value-type="float">
            <text:p>239.056018997852</text:p>
          </table:table-cell>
          <table:table-cell office:value-type="float" office:value="520.042288174115" calcext:value-type="float">
            <text:p>520.042288174115</text:p>
          </table:table-cell>
          <table:table-cell office:value-type="float" office:value="1235.63675747237" calcext:value-type="float">
            <text:p>1235.63675747237</text:p>
          </table:table-cell>
          <table:table-cell office:value-type="float" office:value="3134.09387378391" calcext:value-type="float">
            <text:p>3134.09387378391</text:p>
          </table:table-cell>
          <table:table-cell office:value-type="float" office:value="8325.65195863099" calcext:value-type="float">
            <text:p>8325.65195863099</text:p>
          </table:table-cell>
          <table:table-cell office:value-type="float" office:value="22844.468826279" calcext:value-type="float">
            <text:p>22844.468826279</text:p>
          </table:table-cell>
          <table:table-cell office:value-type="float" office:value="64124.638683521" calcext:value-type="float">
            <text:p>64124.638683521</text:p>
          </table:table-cell>
          <table:table-cell office:value-type="float" office:value="182874.413918322" calcext:value-type="float">
            <text:p>182874.413918322</text:p>
          </table:table-cell>
          <table:table-cell office:value-type="float" office:value="526707.630726552" calcext:value-type="float">
            <text:p>526707.630726552</text:p>
          </table:table-cell>
          <table:table-cell office:value-type="float" office:value="1520108.75875541" calcext:value-type="float">
            <text:p>1520108.75875541</text:p>
          </table:table-cell>
          <table:table-cell office:value-type="float" office:value="4327660.45518359" calcext:value-type="float">
            <text:p>4327660.45518359</text:p>
          </table:table-cell>
          <table:table-cell office:value-type="float" office:value="11714733.2818701" calcext:value-type="float">
            <text:p>11714733.2818701</text:p>
          </table:table-cell>
          <table:table-cell office:value-type="float" office:value="27940356.7391402" calcext:value-type="float">
            <text:p>27940356.7391402</text:p>
          </table:table-cell>
          <table:table-cell office:value-type="float" office:value="53130768.8334863" calcext:value-type="float">
            <text:p>53130768.8334863</text:p>
          </table:table-cell>
          <table:table-cell office:value-type="float" office:value="77998572.8021288" calcext:value-type="float">
            <text:p>77998572.8021288</text:p>
          </table:table-cell>
          <table:table-cell office:value-type="float" office:value="95018137.6744689" calcext:value-type="float">
            <text:p>95018137.6744689</text:p>
          </table:table-cell>
          <table:table-cell office:value-type="float" office:value="104904367.590828" calcext:value-type="float">
            <text:p>104904367.590828</text:p>
          </table:table-cell>
          <table:table-cell office:value-type="float" office:value="110590632.471607" calcext:value-type="float">
            <text:p>110590632.471607</text:p>
          </table:table-cell>
          <table:table-cell office:value-type="float" office:value="114053622.540731" calcext:value-type="float">
            <text:p>114053622.540731</text:p>
          </table:table-cell>
          <table:table-cell office:value-type="float" office:value="116323589.108759" calcext:value-type="float">
            <text:p>116323589.108759</text:p>
          </table:table-cell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967614262878" calcext:value-type="float">
            <text:p>19.967614262878</text:p>
          </table:table-cell>
          <table:table-cell office:value-type="float" office:value="24.8471151428056" calcext:value-type="float">
            <text:p>24.8471151428056</text:p>
          </table:table-cell>
          <table:table-cell office:value-type="float" office:value="32.5848558543433" calcext:value-type="float">
            <text:p>32.5848558543433</text:p>
          </table:table-cell>
          <table:table-cell office:value-type="float" office:value="45.9617421930132" calcext:value-type="float">
            <text:p>45.9617421930132</text:p>
          </table:table-cell>
          <table:table-cell office:value-type="float" office:value="71.4037156305915" calcext:value-type="float">
            <text:p>71.4037156305915</text:p>
          </table:table-cell>
          <table:table-cell office:value-type="float" office:value="124.653215325179" calcext:value-type="float">
            <text:p>124.653215325179</text:p>
          </table:table-cell>
          <table:table-cell office:value-type="float" office:value="246.198130339167" calcext:value-type="float">
            <text:p>246.198130339167</text:p>
          </table:table-cell>
          <table:table-cell office:value-type="float" office:value="544.310617878273" calcext:value-type="float">
            <text:p>544.310617878273</text:p>
          </table:table-cell>
          <table:table-cell office:value-type="float" office:value="1317.52761056502" calcext:value-type="float">
            <text:p>1317.52761056502</text:p>
          </table:table-cell>
          <table:table-cell office:value-type="float" office:value="3408.78983801983" calcext:value-type="float">
            <text:p>3408.78983801983</text:p>
          </table:table-cell>
          <table:table-cell office:value-type="float" office:value="9242.33633584968" calcext:value-type="float">
            <text:p>9242.33633584968</text:p>
          </table:table-cell>
          <table:table-cell office:value-type="float" office:value="25889.2177763221" calcext:value-type="float">
            <text:p>25889.2177763221</text:p>
          </table:table-cell>
          <table:table-cell office:value-type="float" office:value="74191.0730379595" calcext:value-type="float">
            <text:p>74191.0730379595</text:p>
          </table:table-cell>
          <table:table-cell office:value-type="float" office:value="215972.283728154" calcext:value-type="float">
            <text:p>215972.283728154</text:p>
          </table:table-cell>
          <table:table-cell office:value-type="float" office:value="634553.947503449" calcext:value-type="float">
            <text:p>634553.947503449</text:p>
          </table:table-cell>
          <table:table-cell office:value-type="float" office:value="1864629.03745606" calcext:value-type="float">
            <text:p>1864629.03745606</text:p>
          </table:table-cell>
          <table:table-cell office:value-type="float" office:value="5374081.69401839" calcext:value-type="float">
            <text:p>5374081.69401839</text:p>
          </table:table-cell>
          <table:table-cell office:value-type="float" office:value="14506915.3806106" calcext:value-type="float">
            <text:p>14506915.3806106</text:p>
          </table:table-cell>
          <table:table-cell office:value-type="float" office:value="33516247.8521518" calcext:value-type="float">
            <text:p>33516247.8521518</text:p>
          </table:table-cell>
          <table:table-cell office:value-type="float" office:value="60085939.6560208" calcext:value-type="float">
            <text:p>60085939.6560208</text:p>
          </table:table-cell>
          <table:table-cell office:value-type="float" office:value="83437329.9893929" calcext:value-type="float">
            <text:p>83437329.9893929</text:p>
          </table:table-cell>
          <table:table-cell office:value-type="float" office:value="98287533.2343905" calcext:value-type="float">
            <text:p>98287533.2343905</text:p>
          </table:table-cell>
          <table:table-cell office:value-type="float" office:value="106725485.250642" calcext:value-type="float">
            <text:p>106725485.250642</text:p>
          </table:table-cell>
          <table:table-cell office:value-type="float" office:value="111616076.965177" calcext:value-type="float">
            <text:p>111616076.965177</text:p>
          </table:table-cell>
          <table:table-cell office:value-type="float" office:value="114652716.922751" calcext:value-type="float">
            <text:p>114652716.922751</text:p>
          </table:table-cell>
          <table:table-cell office:value-type="float" office:value="116687733.343384" calcext:value-type="float">
            <text:p>116687733.343384</text:p>
          </table:table-cell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9708196550593" calcext:value-type="float">
            <text:p>19.9708196550593</text:p>
          </table:table-cell>
          <table:table-cell office:value-type="float" office:value="24.8593459382609" calcext:value-type="float">
            <text:p>24.8593459382609</text:p>
          </table:table-cell>
          <table:table-cell office:value-type="float" office:value="32.6302300332224" calcext:value-type="float">
            <text:p>32.6302300332224</text:p>
          </table:table-cell>
          <table:table-cell office:value-type="float" office:value="46.1266430659332" calcext:value-type="float">
            <text:p>46.1266430659332</text:p>
          </table:table-cell>
          <table:table-cell office:value-type="float" office:value="71.9936619862436" calcext:value-type="float">
            <text:p>71.9936619862436</text:p>
          </table:table-cell>
          <table:table-cell office:value-type="float" office:value="126.737809857491" calcext:value-type="float">
            <text:p>126.737809857491</text:p>
          </table:table-cell>
          <table:table-cell office:value-type="float" office:value="253.49068571261" calcext:value-type="float">
            <text:p>253.49068571261</text:p>
          </table:table-cell>
          <table:table-cell office:value-type="float" office:value="569.612102048421" calcext:value-type="float">
            <text:p>569.612102048421</text:p>
          </table:table-cell>
          <table:table-cell office:value-type="float" office:value="1404.70299145965" calcext:value-type="float">
            <text:p>1404.70299145965</text:p>
          </table:table-cell>
          <table:table-cell office:value-type="float" office:value="3707.3701326635" calcext:value-type="float">
            <text:p>3707.3701326635</text:p>
          </table:table-cell>
          <table:table-cell office:value-type="float" office:value="10259.6926655352" calcext:value-type="float">
            <text:p>10259.6926655352</text:p>
          </table:table-cell>
          <table:table-cell office:value-type="float" office:value="29339.3067895876" calcext:value-type="float">
            <text:p>29339.3067895876</text:p>
          </table:table-cell>
          <table:table-cell office:value-type="float" office:value="85835.5603725769" calcext:value-type="float">
            <text:p>85835.5603725769</text:p>
          </table:table-cell>
          <table:table-cell office:value-type="float" office:value="255040.27757282" calcext:value-type="float">
            <text:p>255040.27757282</text:p>
          </table:table-cell>
          <table:table-cell office:value-type="float" office:value="764272.405391358" calcext:value-type="float">
            <text:p>764272.405391358</text:p>
          </table:table-cell>
          <table:table-cell office:value-type="float" office:value="2285074.92890444" calcext:value-type="float">
            <text:p>2285074.92890444</text:p>
          </table:table-cell>
          <table:table-cell office:value-type="float" office:value="6653257.23751232" calcext:value-type="float">
            <text:p>6653257.23751232</text:p>
          </table:table-cell>
          <table:table-cell office:value-type="float" office:value="17815078.2336751" calcext:value-type="float">
            <text:p>17815078.2336751</text:p>
          </table:table-cell>
          <table:table-cell office:value-type="float" office:value="39556465.3078001" calcext:value-type="float">
            <text:p>39556465.3078001</text:p>
          </table:table-cell>
          <table:table-cell office:value-type="float" office:value="66702663.3040545" calcext:value-type="float">
            <text:p>66702663.3040545</text:p>
          </table:table-cell>
          <table:table-cell office:value-type="float" office:value="88115255.2463573" calcext:value-type="float">
            <text:p>88115255.2463573</text:p>
          </table:table-cell>
          <table:table-cell office:value-type="float" office:value="100974795.14032" calcext:value-type="float">
            <text:p>100974795.14032</text:p>
          </table:table-cell>
          <table:table-cell office:value-type="float" office:value="108205142.612376" calcext:value-type="float">
            <text:p>108205142.612376</text:p>
          </table:table-cell>
          <table:table-cell office:value-type="float" office:value="112450282.942414" calcext:value-type="float">
            <text:p>112450282.942414</text:p>
          </table:table-cell>
          <table:table-cell office:value-type="float" office:value="115142191.913247" calcext:value-type="float">
            <text:p>115142191.913247</text:p>
          </table:table-cell>
          <table:table-cell office:value-type="float" office:value="116986457.999289" calcext:value-type="float">
            <text:p>116986457.999289</text:p>
          </table:table-cell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.9737077688454" calcext:value-type="float">
            <text:p>19.9737077688454</text:p>
          </table:table-cell>
          <table:table-cell office:value-type="float" office:value="24.8705982361845" calcext:value-type="float">
            <text:p>24.8705982361845</text:p>
          </table:table-cell>
          <table:table-cell office:value-type="float" office:value="32.6728534908563" calcext:value-type="float">
            <text:p>32.6728534908563</text:p>
          </table:table-cell>
          <table:table-cell office:value-type="float" office:value="46.2848101891172" calcext:value-type="float">
            <text:p>46.2848101891172</text:p>
          </table:table-cell>
          <table:table-cell office:value-type="float" office:value="72.5714374885841" calcext:value-type="float">
            <text:p>72.5714374885841</text:p>
          </table:table-cell>
          <table:table-cell office:value-type="float" office:value="128.822403918064" calcext:value-type="float">
            <text:p>128.822403918064</text:p>
          </table:table-cell>
          <table:table-cell office:value-type="float" office:value="260.936854018167" calcext:value-type="float">
            <text:p>260.936854018167</text:p>
          </table:table-cell>
          <table:table-cell office:value-type="float" office:value="595.990722723074" calcext:value-type="float">
            <text:p>595.990722723074</text:p>
          </table:table-cell>
          <table:table-cell office:value-type="float" office:value="1497.50389646606" calcext:value-type="float">
            <text:p>1497.50389646606</text:p>
          </table:table-cell>
          <table:table-cell office:value-type="float" office:value="4031.91116919526" calcext:value-type="float">
            <text:p>4031.91116919526</text:p>
          </table:table-cell>
          <table:table-cell office:value-type="float" office:value="11388.7731165994" calcext:value-type="float">
            <text:p>11388.7731165994</text:p>
          </table:table-cell>
          <table:table-cell office:value-type="float" office:value="33248.6485781163" calcext:value-type="float">
            <text:p>33248.6485781163</text:p>
          </table:table-cell>
          <table:table-cell office:value-type="float" office:value="99304.8573350344" calcext:value-type="float">
            <text:p>99304.8573350344</text:p>
          </table:table-cell>
          <table:table-cell office:value-type="float" office:value="301147.492708386" calcext:value-type="float">
            <text:p>301147.492708386</text:p>
          </table:table-cell>
          <table:table-cell office:value-type="float" office:value="920204.767856622" calcext:value-type="float">
            <text:p>920204.767856622</text:p>
          </table:table-cell>
          <table:table-cell office:value-type="float" office:value="2797108.46802152" calcext:value-type="float">
            <text:p>2797108.46802152</text:p>
          </table:table-cell>
          <table:table-cell office:value-type="float" office:value="8206512.77495406" calcext:value-type="float">
            <text:p>8206512.77495406</text:p>
          </table:table-cell>
          <table:table-cell office:value-type="float" office:value="21665342.6487393" calcext:value-type="float">
            <text:p>21665342.6487393</text:p>
          </table:table-cell>
          <table:table-cell office:value-type="float" office:value="45895380.049059" calcext:value-type="float">
            <text:p>45895380.049059</text:p>
          </table:table-cell>
          <table:table-cell office:value-type="float" office:value="72809089.5090196" calcext:value-type="float">
            <text:p>72809089.5090196</text:p>
          </table:table-cell>
          <table:table-cell office:value-type="float" office:value="92080728.2805746" calcext:value-type="float">
            <text:p>92080728.2805746</text:p>
          </table:table-cell>
          <table:table-cell office:value-type="float" office:value="103179275.091173" calcext:value-type="float">
            <text:p>103179275.091173</text:p>
          </table:table-cell>
          <table:table-cell office:value-type="float" office:value="109411476.534595" calcext:value-type="float">
            <text:p>109411476.534595</text:p>
          </table:table-cell>
          <table:table-cell office:value-type="float" office:value="113132147.73541" calcext:value-type="float">
            <text:p>113132147.73541</text:p>
          </table:table-cell>
          <table:table-cell office:value-type="float" office:value="115543923.232564" calcext:value-type="float">
            <text:p>115543923.232564</text:p>
          </table:table-cell>
          <table:table-cell office:value-type="float" office:value="117232467.101843" calcext:value-type="float">
            <text:p>117232467.101843</text:p>
          </table:table-cell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.976310009311" calcext:value-type="float">
            <text:p>19.976310009311</text:p>
          </table:table-cell>
          <table:table-cell office:value-type="float" office:value="24.8809503190908" calcext:value-type="float">
            <text:p>24.8809503190908</text:p>
          </table:table-cell>
          <table:table-cell office:value-type="float" office:value="32.712892984364" calcext:value-type="float">
            <text:p>32.712892984364</text:p>
          </table:table-cell>
          <table:table-cell office:value-type="float" office:value="46.4365185361341" calcext:value-type="float">
            <text:p>46.4365185361341</text:p>
          </table:table-cell>
          <table:table-cell office:value-type="float" office:value="73.1372932272495" calcext:value-type="float">
            <text:p>73.1372932272495</text:p>
          </table:table-cell>
          <table:table-cell office:value-type="float" office:value="130.906997499707" calcext:value-type="float">
            <text:p>130.906997499707</text:p>
          </table:table-cell>
          <table:table-cell office:value-type="float" office:value="268.539870899828" calcext:value-type="float">
            <text:p>268.539870899828</text:p>
          </table:table-cell>
          <table:table-cell office:value-type="float" office:value="623.492334149414" calcext:value-type="float">
            <text:p>623.492334149414</text:p>
          </table:table-cell>
          <table:table-cell office:value-type="float" office:value="1596.29332260935" calcext:value-type="float">
            <text:p>1596.29332260935</text:p>
          </table:table-cell>
          <table:table-cell office:value-type="float" office:value="4384.66982185204" calcext:value-type="float">
            <text:p>4384.66982185204</text:p>
          </table:table-cell>
          <table:table-cell office:value-type="float" office:value="12641.8423266186" calcext:value-type="float">
            <text:p>12641.8423266186</text:p>
          </table:table-cell>
          <table:table-cell office:value-type="float" office:value="37678.3125927632" calcext:value-type="float">
            <text:p>37678.3125927632</text:p>
          </table:table-cell>
          <table:table-cell office:value-type="float" office:value="114884.093989521" calcext:value-type="float">
            <text:p>114884.093989521</text:p>
          </table:table-cell>
          <table:table-cell office:value-type="float" office:value="355551.412890332" calcext:value-type="float">
            <text:p>355551.412890332</text:p>
          </table:table-cell>
          <table:table-cell office:value-type="float" office:value="1107512.61452161" calcext:value-type="float">
            <text:p>1107512.61452161</text:p>
          </table:table-cell>
          <table:table-cell office:value-type="float" office:value="3419099.01837537" calcext:value-type="float">
            <text:p>3419099.01837537</text:p>
          </table:table-cell>
          <table:table-cell office:value-type="float" office:value="10077358.2075434" calcext:value-type="float">
            <text:p>10077358.2075434</text:p>
          </table:table-cell>
          <table:table-cell office:value-type="float" office:value="26055771.3446794" calcext:value-type="float">
            <text:p>26055771.3446794</text:p>
          </table:table-cell>
          <table:table-cell office:value-type="float" office:value="52337106.8660881" calcext:value-type="float">
            <text:p>52337106.8660881</text:p>
          </table:table-cell>
          <table:table-cell office:value-type="float" office:value="78301056.2947071" calcext:value-type="float">
            <text:p>78301056.2947071</text:p>
          </table:table-cell>
          <table:table-cell office:value-type="float" office:value="95409245.492891" calcext:value-type="float">
            <text:p>95409245.492891</text:p>
          </table:table-cell>
          <table:table-cell office:value-type="float" office:value="104988060.629027" calcext:value-type="float">
            <text:p>104988060.629027</text:p>
          </table:table-cell>
          <table:table-cell office:value-type="float" office:value="110398777.242915" calcext:value-type="float">
            <text:p>110398777.242915</text:p>
          </table:table-cell>
          <table:table-cell office:value-type="float" office:value="113691992.612451" calcext:value-type="float">
            <text:p>113691992.612451</text:p>
          </table:table-cell>
          <table:table-cell office:value-type="float" office:value="115874975.760778" calcext:value-type="float">
            <text:p>115874975.760778</text:p>
          </table:table-cell>
          <table:table-cell office:value-type="float" office:value="117435746.153481" calcext:value-type="float">
            <text:p>117435746.153481</text:p>
          </table:table-cell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9786546729709" calcext:value-type="float">
            <text:p>19.9786546729709</text:p>
          </table:table-cell>
          <table:table-cell office:value-type="float" office:value="24.8904742066758" calcext:value-type="float">
            <text:p>24.8904742066758</text:p>
          </table:table-cell>
          <table:table-cell office:value-type="float" office:value="32.7505051615376" calcext:value-type="float">
            <text:p>32.7505051615376</text:p>
          </table:table-cell>
          <table:table-cell office:value-type="float" office:value="46.5820318519724" calcext:value-type="float">
            <text:p>46.5820318519724</text:p>
          </table:table-cell>
          <table:table-cell office:value-type="float" office:value="73.6914751118092" calcext:value-type="float">
            <text:p>73.6914751118092</text:p>
          </table:table-cell>
          <table:table-cell office:value-type="float" office:value="132.991590595228" calcext:value-type="float">
            <text:p>132.991590595228</text:p>
          </table:table-cell>
          <table:table-cell office:value-type="float" office:value="276.303040151155" calcext:value-type="float">
            <text:p>276.303040151155</text:p>
          </table:table-cell>
          <table:table-cell office:value-type="float" office:value="652.164742466983" calcext:value-type="float">
            <text:p>652.164742466983</text:p>
          </table:table-cell>
          <table:table-cell office:value-type="float" office:value="1701.45768671186" calcext:value-type="float">
            <text:p>1701.45768671186</text:p>
          </table:table-cell>
          <table:table-cell office:value-type="float" office:value="4768.09910228876" calcext:value-type="float">
            <text:p>4768.09910228876</text:p>
          </table:table-cell>
          <table:table-cell office:value-type="float" office:value="14032.5102101511" calcext:value-type="float">
            <text:p>14032.5102101511</text:p>
          </table:table-cell>
          <table:table-cell office:value-type="float" office:value="42697.4710860282" calcext:value-type="float">
            <text:p>42697.4710860282</text:p>
          </table:table-cell>
          <table:table-cell office:value-type="float" office:value="132902.669834483" calcext:value-type="float">
            <text:p>132902.669834483</text:p>
          </table:table-cell>
          <table:table-cell office:value-type="float" office:value="419729.900160996" calcext:value-type="float">
            <text:p>419729.900160996</text:p>
          </table:table-cell>
          <table:table-cell office:value-type="float" office:value="1332313.38511198" calcext:value-type="float">
            <text:p>1332313.38511198</text:p>
          </table:table-cell>
          <table:table-cell office:value-type="float" office:value="4172336.4729538" calcext:value-type="float">
            <text:p>4172336.4729538</text:p>
          </table:table-cell>
          <table:table-cell office:value-type="float" office:value="12308980.0035412" calcext:value-type="float">
            <text:p>12308980.0035412</text:p>
          </table:table-cell>
          <table:table-cell office:value-type="float" office:value="30948538.6347739" calcext:value-type="float">
            <text:p>30948538.6347739</text:p>
          </table:table-cell>
          <table:table-cell office:value-type="float" office:value="58681144.4796723" calcext:value-type="float">
            <text:p>58681144.4796723</text:p>
          </table:table-cell>
          <table:table-cell office:value-type="float" office:value="83138146.1747101" calcext:value-type="float">
            <text:p>83138146.1747101</text:p>
          </table:table-cell>
          <table:table-cell office:value-type="float" office:value="98186112.7294707" calcext:value-type="float">
            <text:p>98186112.7294707</text:p>
          </table:table-cell>
          <table:table-cell office:value-type="float" office:value="106474578.119381" calcext:value-type="float">
            <text:p>106474578.119381</text:p>
          </table:table-cell>
          <table:table-cell office:value-type="float" office:value="111210040.54303" calcext:value-type="float">
            <text:p>111210040.54303</text:p>
          </table:table-cell>
          <table:table-cell office:value-type="float" office:value="114153550.157437" calcext:value-type="float">
            <text:p>114153550.157437</text:p>
          </table:table-cell>
          <table:table-cell office:value-type="float" office:value="116148759.096693" calcext:value-type="float">
            <text:p>116148759.096693</text:p>
          </table:table-cell>
          <table:table-cell office:value-type="float" office:value="117604205.921198" calcext:value-type="float">
            <text:p>117604205.921198</text:p>
          </table:table-cell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07672554746" calcext:value-type="float">
            <text:p>19.9807672554746</text:p>
          </table:table-cell>
          <table:table-cell office:value-type="float" office:value="24.8992361568605" calcext:value-type="float">
            <text:p>24.8992361568605</text:p>
          </table:table-cell>
          <table:table-cell office:value-type="float" office:value="32.7858371737027" calcext:value-type="float">
            <text:p>32.7858371737027</text:p>
          </table:table-cell>
          <table:table-cell office:value-type="float" office:value="46.7216031115609" calcext:value-type="float">
            <text:p>46.7216031115609</text:p>
          </table:table-cell>
          <table:table-cell office:value-type="float" office:value="74.2342239786394" calcext:value-type="float">
            <text:p>74.2342239786394</text:p>
          </table:table-cell>
          <table:table-cell office:value-type="float" office:value="135.076183197435" calcext:value-type="float">
            <text:p>135.076183197435</text:p>
          </table:table-cell>
          <table:table-cell office:value-type="float" office:value="284.229735150467" calcext:value-type="float">
            <text:p>284.229735150467</text:p>
          </table:table-cell>
          <table:table-cell office:value-type="float" office:value="682.057788781758" calcext:value-type="float">
            <text:p>682.057788781758</text:p>
          </table:table-cell>
          <table:table-cell office:value-type="float" office:value="1813.40833595761" calcext:value-type="float">
            <text:p>1813.40833595761</text:p>
          </table:table-cell>
          <table:table-cell office:value-type="float" office:value="5184.86519398476" calcext:value-type="float">
            <text:p>5184.86519398476</text:p>
          </table:table-cell>
          <table:table-cell office:value-type="float" office:value="15575.8792668757" calcext:value-type="float">
            <text:p>15575.8792668757</text:p>
          </table:table-cell>
          <table:table-cell office:value-type="float" office:value="48384.4691082876" calcext:value-type="float">
            <text:p>48384.4691082876</text:p>
          </table:table-cell>
          <table:table-cell office:value-type="float" office:value="153741.031534261" calcext:value-type="float">
            <text:p>153741.031534261</text:p>
          </table:table-cell>
          <table:table-cell office:value-type="float" office:value="495418.144423177" calcext:value-type="float">
            <text:p>495418.144423177</text:p>
          </table:table-cell>
          <table:table-cell office:value-type="float" office:value="1601830.5342784" calcext:value-type="float">
            <text:p>1601830.5342784</text:p>
          </table:table-cell>
          <table:table-cell office:value-type="float" office:value="5081128.0567562" calcext:value-type="float">
            <text:p>5081128.0567562</text:p>
          </table:table-cell>
          <table:table-cell office:value-type="float" office:value="14940548.0014348" calcext:value-type="float">
            <text:p>14940548.0014348</text:p>
          </table:table-cell>
          <table:table-cell office:value-type="float" office:value="36266107.0196195" calcext:value-type="float">
            <text:p>36266107.0196195</text:p>
          </table:table-cell>
          <table:table-cell office:value-type="float" office:value="64748177.2992531" calcext:value-type="float">
            <text:p>64748177.2992531</text:p>
          </table:table-cell>
          <table:table-cell office:value-type="float" office:value="87330045.3804569" calcext:value-type="float">
            <text:p>87330045.3804569</text:p>
          </table:table-cell>
          <table:table-cell office:value-type="float" office:value="100495321.836533" calcext:value-type="float">
            <text:p>100495321.836533</text:p>
          </table:table-cell>
          <table:table-cell office:value-type="float" office:value="107699291.546528" calcext:value-type="float">
            <text:p>107699291.546528</text:p>
          </table:table-cell>
          <table:table-cell office:value-type="float" office:value="111879262.272282" calcext:value-type="float">
            <text:p>111879262.272282</text:p>
          </table:table-cell>
          <table:table-cell office:value-type="float" office:value="114535495.530023" calcext:value-type="float">
            <text:p>114535495.530023</text:p>
          </table:table-cell>
          <table:table-cell office:value-type="float" office:value="116375887.893995" calcext:value-type="float">
            <text:p>116375887.893995</text:p>
          </table:table-cell>
          <table:table-cell office:value-type="float" office:value="117744159.806997" calcext:value-type="float">
            <text:p>117744159.806997</text:p>
          </table:table-cell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9826707288435" calcext:value-type="float">
            <text:p>19.9826707288435</text:p>
          </table:table-cell>
          <table:table-cell office:value-type="float" office:value="24.9072971267481" calcext:value-type="float">
            <text:p>24.9072971267481</text:p>
          </table:table-cell>
          <table:table-cell office:value-type="float" office:value="32.8190272514227" calcext:value-type="float">
            <text:p>32.8190272514227</text:p>
          </table:table-cell>
          <table:table-cell office:value-type="float" office:value="46.8554749595646" calcext:value-type="float">
            <text:p>46.8554749595646</text:p>
          </table:table-cell>
          <table:table-cell office:value-type="float" office:value="74.765775695577" calcext:value-type="float">
            <text:p>74.765775695577</text:p>
          </table:table-cell>
          <table:table-cell office:value-type="float" office:value="137.160775299137" calcext:value-type="float">
            <text:p>137.160775299137</text:p>
          </table:table-cell>
          <table:table-cell office:value-type="float" office:value="292.323400326215" calcext:value-type="float">
            <text:p>292.323400326215</text:p>
          </table:table-cell>
          <table:table-cell office:value-type="float" office:value="713.223435774912" calcext:value-type="float">
            <text:p>713.223435774912</text:p>
          </table:table-cell>
          <table:table-cell office:value-type="float" office:value="1932.5831558299" calcext:value-type="float">
            <text:p>1932.5831558299</text:p>
          </table:table-cell>
          <table:table-cell office:value-type="float" office:value="5637.86596403703" calcext:value-type="float">
            <text:p>5637.86596403703</text:p>
          </table:table-cell>
          <table:table-cell office:value-type="float" office:value="17288.7079616274" calcext:value-type="float">
            <text:p>17288.7079616274</text:p>
          </table:table-cell>
          <table:table-cell office:value-type="float" office:value="54828.0343513501" calcext:value-type="float">
            <text:p>54828.0343513501</text:p>
          </table:table-cell>
          <table:table-cell office:value-type="float" office:value="177838.455983283" calcext:value-type="float">
            <text:p>177838.455983283</text:p>
          </table:table-cell>
          <table:table-cell office:value-type="float" office:value="584651.148510387" calcext:value-type="float">
            <text:p>584651.148510387</text:p>
          </table:table-cell>
          <table:table-cell office:value-type="float" office:value="1924555.1528402" calcext:value-type="float">
            <text:p>1924555.1528402</text:p>
          </table:table-cell>
          <table:table-cell office:value-type="float" office:value="6172700.88631417" calcext:value-type="float">
            <text:p>6172700.88631417</text:p>
          </table:table-cell>
          <table:table-cell office:value-type="float" office:value="18002350.6212263" calcext:value-type="float">
            <text:p>18002350.6212263</text:p>
          </table:table-cell>
          <table:table-cell office:value-type="float" office:value="41893676.1440662" calcext:value-type="float">
            <text:p>41893676.1440662</text:p>
          </table:table-cell>
          <table:table-cell office:value-type="float" office:value="70399170.7293957" calcext:value-type="float">
            <text:p>70399170.7293957</text:p>
          </table:table-cell>
          <table:table-cell office:value-type="float" office:value="90919777.9038778" calcext:value-type="float">
            <text:p>90919777.9038778</text:p>
          </table:table-cell>
          <table:table-cell office:value-type="float" office:value="102413533.676525" calcext:value-type="float">
            <text:p>102413533.676525</text:p>
          </table:table-cell>
          <table:table-cell office:value-type="float" office:value="108711306.06909" calcext:value-type="float">
            <text:p>108711306.06909</text:p>
          </table:table-cell>
          <table:table-cell office:value-type="float" office:value="112433357.346813" calcext:value-type="float">
            <text:p>112433357.346813</text:p>
          </table:table-cell>
          <table:table-cell office:value-type="float" office:value="114852613.016349" calcext:value-type="float">
            <text:p>114852613.016349</text:p>
          </table:table-cell>
          <table:table-cell office:value-type="float" office:value="116564824.192584" calcext:value-type="float">
            <text:p>116564824.192584</text:p>
          </table:table-cell>
          <table:table-cell office:value-type="float" office:value="117860680.605111" calcext:value-type="float">
            <text:p>117860680.605111</text:p>
          </table:table-cell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9843857912656" calcext:value-type="float">
            <text:p>19.9843857912656</text:p>
          </table:table-cell>
          <table:table-cell office:value-type="float" office:value="24.9147131967053" calcext:value-type="float">
            <text:p>24.9147131967053</text:p>
          </table:table-cell>
          <table:table-cell office:value-type="float" office:value="32.8502052453028" calcext:value-type="float">
            <text:p>32.8502052453028</text:p>
          </table:table-cell>
          <table:table-cell office:value-type="float" office:value="46.9838801322219" calcext:value-type="float">
            <text:p>46.9838801322219</text:p>
          </table:table-cell>
          <table:table-cell office:value-type="float" office:value="75.2863612644238" calcext:value-type="float">
            <text:p>75.2863612644238</text:p>
          </table:table-cell>
          <table:table-cell office:value-type="float" office:value="139.245366893142" calcext:value-type="float">
            <text:p>139.245366893142</text:p>
          </table:table-cell>
          <table:table-cell office:value-type="float" office:value="300.587552653229" calcext:value-type="float">
            <text:p>300.587552653229</text:p>
          </table:table-cell>
          <table:table-cell office:value-type="float" office:value="745.71585799634" calcext:value-type="float">
            <text:p>745.71585799634</text:p>
          </table:table-cell>
          <table:table-cell office:value-type="float" office:value="2059.44828169112" calcext:value-type="float">
            <text:p>2059.44828169112</text:p>
          </table:table-cell>
          <table:table-cell office:value-type="float" office:value="6130.25108010248" calcext:value-type="float">
            <text:p>6130.25108010248</text:p>
          </table:table-cell>
          <table:table-cell office:value-type="float" office:value="19189.5919162967" calcext:value-type="float">
            <text:p>19189.5919162967</text:p>
          </table:table-cell>
          <table:table-cell office:value-type="float" office:value="62128.644704776" calcext:value-type="float">
            <text:p>62128.644704776</text:p>
          </table:table-cell>
          <table:table-cell office:value-type="float" office:value="205701.976803979" calcext:value-type="float">
            <text:p>205701.976803979</text:p>
          </table:table-cell>
          <table:table-cell office:value-type="float" office:value="689812.312484458" calcext:value-type="float">
            <text:p>689812.312484458</text:p>
          </table:table-cell>
          <table:table-cell office:value-type="float" office:value="2310413.88992961" calcext:value-type="float">
            <text:p>2310413.88992961</text:p>
          </table:table-cell>
          <table:table-cell office:value-type="float" office:value="7476810.52647968" calcext:value-type="float">
            <text:p>7476810.52647968</text:p>
          </table:table-cell>
          <table:table-cell office:value-type="float" office:value="21510086.7163599" calcext:value-type="float">
            <text:p>21510086.7163599</text:p>
          </table:table-cell>
          <table:table-cell office:value-type="float" office:value="47688733.4506073" calcext:value-type="float">
            <text:p>47688733.4506073</text:p>
          </table:table-cell>
          <table:table-cell office:value-type="float" office:value="75544054.1980516" calcext:value-type="float">
            <text:p>75544054.1980516</text:p>
          </table:table-cell>
          <table:table-cell office:value-type="float" office:value="93968492.0944929" calcext:value-type="float">
            <text:p>93968492.0944929</text:p>
          </table:table-cell>
          <table:table-cell office:value-type="float" office:value="104007578.417259" calcext:value-type="float">
            <text:p>104007578.417259</text:p>
          </table:table-cell>
          <table:table-cell office:value-type="float" office:value="109550208.574901" calcext:value-type="float">
            <text:p>109550208.574901</text:p>
          </table:table-cell>
          <table:table-cell office:value-type="float" office:value="112893702.845321" calcext:value-type="float">
            <text:p>112893702.845321</text:p>
          </table:table-cell>
          <table:table-cell office:value-type="float" office:value="115116680.554774" calcext:value-type="float">
            <text:p>115116680.554774</text:p>
          </table:table-cell>
          <table:table-cell office:value-type="float" office:value="116722359.360815" calcext:value-type="float">
            <text:p>116722359.360815</text:p>
          </table:table-cell>
          <table:table-cell office:value-type="float" office:value="117957869.394176" calcext:value-type="float">
            <text:p>117957869.394176</text:p>
          </table:table-cell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9859310921663" calcext:value-type="float">
            <text:p>19.9859310921663</text:p>
          </table:table-cell>
          <table:table-cell office:value-type="float" office:value="24.921535960514" calcext:value-type="float">
            <text:p>24.921535960514</text:p>
          </table:table-cell>
          <table:table-cell office:value-type="float" office:value="32.8794931340073" calcext:value-type="float">
            <text:p>32.8794931340073</text:p>
          </table:table-cell>
          <table:table-cell office:value-type="float" office:value="47.1070418619584" calcext:value-type="float">
            <text:p>47.1070418619584</text:p>
          </table:table-cell>
          <table:table-cell office:value-type="float" office:value="75.7962069213368" calcext:value-type="float">
            <text:p>75.7962069213368</text:p>
          </table:table-cell>
          <table:table-cell office:value-type="float" office:value="141.329957972257" calcext:value-type="float">
            <text:p>141.329957972257</text:p>
          </table:table-cell>
          <table:table-cell office:value-type="float" office:value="309.025783180457" calcext:value-type="float">
            <text:p>309.025783180457</text:p>
          </table:table-cell>
          <table:table-cell office:value-type="float" office:value="779.591535999871" calcext:value-type="float">
            <text:p>779.591535999871</text:p>
          </table:table-cell>
          <table:table-cell office:value-type="float" office:value="2194.49992067676" calcext:value-type="float">
            <text:p>2194.49992067676</text:p>
          </table:table-cell>
          <table:table-cell office:value-type="float" office:value="6665.44387123447" calcext:value-type="float">
            <text:p>6665.44387123447</text:p>
          </table:table-cell>
          <table:table-cell office:value-type="float" office:value="21299.164838781" calcext:value-type="float">
            <text:p>21299.164838781</text:p>
          </table:table-cell>
          <table:table-cell office:value-type="float" office:value="70400.0735545402" calcext:value-type="float">
            <text:p>70400.0735545402</text:p>
          </table:table-cell>
          <table:table-cell office:value-type="float" office:value="237916.607524451" calcext:value-type="float">
            <text:p>237916.607524451</text:p>
          </table:table-cell>
          <table:table-cell office:value-type="float" office:value="813688.622734778" calcext:value-type="float">
            <text:p>813688.622734778</text:p>
          </table:table-cell>
          <table:table-cell office:value-type="float" office:value="2770934.43592471" calcext:value-type="float">
            <text:p>2770934.43592471</text:p>
          </table:table-cell>
          <table:table-cell office:value-type="float" office:value="9024938.34644181" calcext:value-type="float">
            <text:p>9024938.34644181</text:p>
          </table:table-cell>
          <table:table-cell office:value-type="float" office:value="25459063.6172561" calcext:value-type="float">
            <text:p>25459063.6172561</text:p>
          </table:table-cell>
          <table:table-cell office:value-type="float" office:value="53496311.8375906" calcext:value-type="float">
            <text:p>53496311.8375906</text:p>
          </table:table-cell>
          <table:table-cell office:value-type="float" office:value="80140359.2434296" calcext:value-type="float">
            <text:p>80140359.2434296</text:p>
          </table:table-cell>
          <table:table-cell office:value-type="float" office:value="96543956.1824708" calcext:value-type="float">
            <text:p>96543956.1824708</text:p>
          </table:table-cell>
          <table:table-cell office:value-type="float" office:value="105334066.81564" calcext:value-type="float">
            <text:p>105334066.81564</text:p>
          </table:table-cell>
          <table:table-cell office:value-type="float" office:value="110247816.172125" calcext:value-type="float">
            <text:p>110247816.172125</text:p>
          </table:table-cell>
          <table:table-cell office:value-type="float" office:value="113277351.573646" calcext:value-type="float">
            <text:p>113277351.573646</text:p>
          </table:table-cell>
          <table:table-cell office:value-type="float" office:value="115337140.130139" calcext:value-type="float">
            <text:p>115337140.130139</text:p>
          </table:table-cell>
          <table:table-cell office:value-type="float" office:value="116853977.998122" calcext:value-type="float">
            <text:p>116853977.998122</text:p>
          </table:table-cell>
          <table:table-cell office:value-type="float" office:value="118039059.999495" calcext:value-type="float">
            <text:p>118039059.999495</text:p>
          </table:table-cell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9873234350008" calcext:value-type="float">
            <text:p>19.9873234350008</text:p>
          </table:table-cell>
          <table:table-cell office:value-type="float" office:value="24.9278128843095" calcext:value-type="float">
            <text:p>24.9278128843095</text:p>
          </table:table-cell>
          <table:table-cell office:value-type="float" office:value="32.9070055014829" calcext:value-type="float">
            <text:p>32.9070055014829</text:p>
          </table:table-cell>
          <table:table-cell office:value-type="float" office:value="47.2251742654736" calcext:value-type="float">
            <text:p>47.2251742654736</text:p>
          </table:table-cell>
          <table:table-cell office:value-type="float" office:value="76.295534235141" calcext:value-type="float">
            <text:p>76.295534235141</text:p>
          </table:table-cell>
          <table:table-cell office:value-type="float" office:value="143.414548529293" calcext:value-type="float">
            <text:p>143.414548529293</text:p>
          </table:table-cell>
          <table:table-cell office:value-type="float" office:value="317.64175859084" calcext:value-type="float">
            <text:p>317.64175859084</text:p>
          </table:table-cell>
          <table:table-cell office:value-type="float" office:value="814.90935448329" calcext:value-type="float">
            <text:p>814.90935448329</text:p>
          </table:table-cell>
          <table:table-cell office:value-type="float" office:value="2338.26629100345" calcext:value-type="float">
            <text:p>2338.26629100345</text:p>
          </table:table-cell>
          <table:table-cell office:value-type="float" office:value="7247.16508326934" calcext:value-type="float">
            <text:p>7247.16508326934</text:p>
          </table:table-cell>
          <table:table-cell office:value-type="float" office:value="23640.3213183835" calcext:value-type="float">
            <text:p>23640.3213183835</text:p>
          </table:table-cell>
          <table:table-cell office:value-type="float" office:value="79771.135245511" calcext:value-type="float">
            <text:p>79771.135245511</text:p>
          </table:table-cell>
          <table:table-cell office:value-type="float" office:value="275157.030079446" calcext:value-type="float">
            <text:p>275157.030079446</text:p>
          </table:table-cell>
          <table:table-cell office:value-type="float" office:value="959532.827918548" calcext:value-type="float">
            <text:p>959532.827918548</text:p>
          </table:table-cell>
          <table:table-cell office:value-type="float" office:value="3319394.96135239" calcext:value-type="float">
            <text:p>3319394.96135239</text:p>
          </table:table-cell>
          <table:table-cell office:value-type="float" office:value="10848956.5223446" calcext:value-type="float">
            <text:p>10848956.5223446</text:p>
          </table:table-cell>
          <table:table-cell office:value-type="float" office:value="29819469.805228" calcext:value-type="float">
            <text:p>29819469.805228</text:p>
          </table:table-cell>
          <table:table-cell office:value-type="float" office:value="59166528.6611716" calcext:value-type="float">
            <text:p>59166528.6611716</text:p>
          </table:table-cell>
          <table:table-cell office:value-type="float" office:value="84185007.5284664" calcext:value-type="float">
            <text:p>84185007.5284664</text:p>
          </table:table-cell>
          <table:table-cell office:value-type="float" office:value="98713030.780893" calcext:value-type="float">
            <text:p>98713030.780893</text:p>
          </table:table-cell>
          <table:table-cell office:value-type="float" office:value="106440103.222837" calcext:value-type="float">
            <text:p>106440103.222837</text:p>
          </table:table-cell>
          <table:table-cell office:value-type="float" office:value="110829698.771236" calcext:value-type="float">
            <text:p>110829698.771236</text:p>
          </table:table-cell>
          <table:table-cell office:value-type="float" office:value="113597975.035441" calcext:value-type="float">
            <text:p>113597975.035441</text:p>
          </table:table-cell>
          <table:table-cell office:value-type="float" office:value="115521607.105661" calcext:value-type="float">
            <text:p>115521607.105661</text:p>
          </table:table-cell>
          <table:table-cell office:value-type="float" office:value="116964134.702699" calcext:value-type="float">
            <text:p>116964134.702699</text:p>
          </table:table-cell>
          <table:table-cell office:value-type="float" office:value="118106975.852716" calcext:value-type="float">
            <text:p>118106975.852716</text:p>
          </table:table-cell>
          <table:table-cell table:number-columns-repeated="99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9885779599725" calcext:value-type="float">
            <text:p>19.9885779599725</text:p>
          </table:table-cell>
          <table:table-cell office:value-type="float" office:value="24.9335876368062" calcext:value-type="float">
            <text:p>24.9335876368062</text:p>
          </table:table-cell>
          <table:table-cell office:value-type="float" office:value="32.9328499852454" calcext:value-type="float">
            <text:p>32.9328499852454</text:p>
          </table:table-cell>
          <table:table-cell office:value-type="float" office:value="47.338482715984" calcext:value-type="float">
            <text:p>47.338482715984</text:p>
          </table:table-cell>
          <table:table-cell office:value-type="float" office:value="76.7845602036181" calcext:value-type="float">
            <text:p>76.7845602036181</text:p>
          </table:table-cell>
          <table:table-cell office:value-type="float" office:value="145.499138557057" calcext:value-type="float">
            <text:p>145.499138557057</text:p>
          </table:table-cell>
          <table:table-cell office:value-type="float" office:value="326.439222794094" calcext:value-type="float">
            <text:p>326.439222794094</text:p>
          </table:table-cell>
          <table:table-cell office:value-type="float" office:value="851.730704603538" calcext:value-type="float">
            <text:p>851.730704603538</text:p>
          </table:table-cell>
          <table:table-cell office:value-type="float" office:value="2491.30968624706" calcext:value-type="float">
            <text:p>2491.30968624706</text:p>
          </table:table-cell>
          <table:table-cell office:value-type="float" office:value="7879.45869234338" calcext:value-type="float">
            <text:p>7879.45869234338</text:p>
          </table:table-cell>
          <table:table-cell office:value-type="float" office:value="26238.4638420143" calcext:value-type="float">
            <text:p>26238.4638420143</text:p>
          </table:table-cell>
          <table:table-cell office:value-type="float" office:value="90387.6557623506" calcext:value-type="float">
            <text:p>90387.6557623506</text:p>
          </table:table-cell>
          <table:table-cell office:value-type="float" office:value="318200.93229744" calcext:value-type="float">
            <text:p>318200.93229744</text:p>
          </table:table-cell>
          <table:table-cell office:value-type="float" office:value="1131132.76655447" calcext:value-type="float">
            <text:p>1131132.76655447</text:p>
          </table:table-cell>
          <table:table-cell office:value-type="float" office:value="3970937.5761937" calcext:value-type="float">
            <text:p>3970937.5761937</text:p>
          </table:table-cell>
          <table:table-cell office:value-type="float" office:value="12979162.0394079" calcext:value-type="float">
            <text:p>12979162.0394079</text:p>
          </table:table-cell>
          <table:table-cell office:value-type="float" office:value="34534111.6478688" calcext:value-type="float">
            <text:p>34534111.6478688</text:p>
          </table:table-cell>
          <table:table-cell office:value-type="float" office:value="64570212.5018602" calcext:value-type="float">
            <text:p>64570212.5018602</text:p>
          </table:table-cell>
          <table:table-cell office:value-type="float" office:value="87703194.1933271" calcext:value-type="float">
            <text:p>87703194.1933271</text:p>
          </table:table-cell>
          <table:table-cell office:value-type="float" office:value="100537423.768764" calcext:value-type="float">
            <text:p>100537423.768764</text:p>
          </table:table-cell>
          <table:table-cell office:value-type="float" office:value="107364465.28204" calcext:value-type="float">
            <text:p>107364465.28204</text:p>
          </table:table-cell>
          <table:table-cell office:value-type="float" office:value="111316443.829018" calcext:value-type="float">
            <text:p>111316443.829018</text:p>
          </table:table-cell>
          <table:table-cell office:value-type="float" office:value="113866591.987105" calcext:value-type="float">
            <text:p>113866591.987105</text:p>
          </table:table-cell>
          <table:table-cell office:value-type="float" office:value="115676258.867519" calcext:value-type="float">
            <text:p>115676258.867519</text:p>
          </table:table-cell>
          <table:table-cell office:value-type="float" office:value="117056466.204847" calcext:value-type="float">
            <text:p>117056466.204847</text:p>
          </table:table-cell>
          <table:table-cell office:value-type="float" office:value="118163851.392721" calcext:value-type="float">
            <text:p>118163851.392721</text:p>
          </table:table-cell>
          <table:table-cell table:number-columns-repeated="99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9897083086664" calcext:value-type="float">
            <text:p>19.9897083086664</text:p>
          </table:table-cell>
          <table:table-cell office:value-type="float" office:value="24.9389003930993" calcext:value-type="float">
            <text:p>24.9389003930993</text:p>
          </table:table-cell>
          <table:table-cell office:value-type="float" office:value="32.9571276974974" calcext:value-type="float">
            <text:p>32.9571276974974</text:p>
          </table:table-cell>
          <table:table-cell office:value-type="float" office:value="47.4471642002643" calcext:value-type="float">
            <text:p>47.4471642002643</text:p>
          </table:table-cell>
          <table:table-cell office:value-type="float" office:value="77.2634973478108" calcext:value-type="float">
            <text:p>77.2634973478108</text:p>
          </table:table-cell>
          <table:table-cell office:value-type="float" office:value="147.583728048358" calcext:value-type="float">
            <text:p>147.583728048358</text:p>
          </table:table-cell>
          <table:table-cell office:value-type="float" office:value="335.421998552939" calcext:value-type="float">
            <text:p>335.421998552939</text:p>
          </table:table-cell>
          <table:table-cell office:value-type="float" office:value="890.119590644495" calcext:value-type="float">
            <text:p>890.119590644495</text:p>
          </table:table-cell>
          <table:table-cell office:value-type="float" office:value="2654.22867263103" calcext:value-type="float">
            <text:p>2654.22867263103</text:p>
          </table:table-cell>
          <table:table-cell office:value-type="float" office:value="8566.7199541303" calcext:value-type="float">
            <text:p>8566.7199541303</text:p>
          </table:table-cell>
          <table:table-cell office:value-type="float" office:value="29121.7766331499" calcext:value-type="float">
            <text:p>29121.7766331499</text:p>
          </table:table-cell>
          <table:table-cell office:value-type="float" office:value="102414.696568519" calcext:value-type="float">
            <text:p>102414.696568519</text:p>
          </table:table-cell>
          <table:table-cell office:value-type="float" office:value="367944.191747373" calcext:value-type="float">
            <text:p>367944.191747373</text:p>
          </table:table-cell>
          <table:table-cell office:value-type="float" office:value="1332887.66325792" calcext:value-type="float">
            <text:p>1332887.66325792</text:p>
          </table:table-cell>
          <table:table-cell office:value-type="float" office:value="4742618.06860409" calcext:value-type="float">
            <text:p>4742618.06860409</text:p>
          </table:table-cell>
          <table:table-cell office:value-type="float" office:value="15441645.2104855" calcext:value-type="float">
            <text:p>15441645.2104855</text:p>
          </table:table-cell>
          <table:table-cell office:value-type="float" office:value="39519809.7517973" calcext:value-type="float">
            <text:p>39519809.7517973</text:p>
          </table:table-cell>
          <table:table-cell office:value-type="float" office:value="69609319.3652055" calcext:value-type="float">
            <text:p>69609319.3652055</text:p>
          </table:table-cell>
          <table:table-cell office:value-type="float" office:value="90737497.74283" calcext:value-type="float">
            <text:p>90737497.74283</text:p>
          </table:table-cell>
          <table:table-cell office:value-type="float" office:value="102071766.101011" calcext:value-type="float">
            <text:p>102071766.101011</text:p>
          </table:table-cell>
          <table:table-cell office:value-type="float" office:value="108138891.43639" calcext:value-type="float">
            <text:p>108138891.43639</text:p>
          </table:table-cell>
          <table:table-cell office:value-type="float" office:value="111724678.737104" calcext:value-type="float">
            <text:p>111724678.737104</text:p>
          </table:table-cell>
          <table:table-cell office:value-type="float" office:value="114092130.487816" calcext:value-type="float">
            <text:p>114092130.487816</text:p>
          </table:table-cell>
          <table:table-cell office:value-type="float" office:value="115806133.044796" calcext:value-type="float">
            <text:p>115806133.044796</text:p>
          </table:table-cell>
          <table:table-cell office:value-type="float" office:value="117133955.262552" calcext:value-type="float">
            <text:p>117133955.262552</text:p>
          </table:table-cell>
          <table:table-cell office:value-type="float" office:value="118211526.826336" calcext:value-type="float">
            <text:p>118211526.826336</text:p>
          </table:table-cell>
          <table:table-cell table:number-columns-repeated="99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9907267723867" calcext:value-type="float">
            <text:p>19.9907267723867</text:p>
          </table:table-cell>
          <table:table-cell office:value-type="float" office:value="24.9437881141658" calcext:value-type="float">
            <text:p>24.9437881141658</text:p>
          </table:table-cell>
          <table:table-cell office:value-type="float" office:value="32.9799336207109" calcext:value-type="float">
            <text:p>32.9799336207109</text:p>
          </table:table-cell>
          <table:table-cell office:value-type="float" office:value="47.551407661109" calcext:value-type="float">
            <text:p>47.551407661109</text:p>
          </table:table-cell>
          <table:table-cell office:value-type="float" office:value="77.7325538043752" calcext:value-type="float">
            <text:p>77.7325538043752</text:p>
          </table:table-cell>
          <table:table-cell office:value-type="float" office:value="149.668316996004" calcext:value-type="float">
            <text:p>149.668316996004</text:p>
          </table:table-cell>
          <table:table-cell office:value-type="float" office:value="344.593989143623" calcext:value-type="float">
            <text:p>344.593989143623</text:p>
          </table:table-cell>
          <table:table-cell office:value-type="float" office:value="930.142741222522" calcext:value-type="float">
            <text:p>930.142741222522</text:p>
          </table:table-cell>
          <table:table-cell office:value-type="float" office:value="2827.66042788137" calcext:value-type="float">
            <text:p>2827.66042788137</text:p>
          </table:table-cell>
          <table:table-cell office:value-type="float" office:value="9313.72588158441" calcext:value-type="float">
            <text:p>9313.72588158441</text:p>
          </table:table-cell>
          <table:table-cell office:value-type="float" office:value="32321.5291877705" calcext:value-type="float">
            <text:p>32321.5291877705</text:p>
          </table:table-cell>
          <table:table-cell office:value-type="float" office:value="116039.062686371" calcext:value-type="float">
            <text:p>116039.062686371</text:p>
          </table:table-cell>
          <table:table-cell office:value-type="float" office:value="425418.114389799" calcext:value-type="float">
            <text:p>425418.114389799</text:p>
          </table:table-cell>
          <table:table-cell office:value-type="float" office:value="1569890.68543445" calcext:value-type="float">
            <text:p>1569890.68543445</text:p>
          </table:table-cell>
          <table:table-cell office:value-type="float" office:value="5653355.22996124" calcext:value-type="float">
            <text:p>5653355.22996124</text:p>
          </table:table-cell>
          <table:table-cell office:value-type="float" office:value="18255076.3059484" calcext:value-type="float">
            <text:p>18255076.3059484</text:p>
          </table:table-cell>
          <table:table-cell office:value-type="float" office:value="44672938.2106854" calcext:value-type="float">
            <text:p>44672938.2106854</text:p>
          </table:table-cell>
          <table:table-cell office:value-type="float" office:value="74220839.2016792" calcext:value-type="float">
            <text:p>74220839.2016792</text:p>
          </table:table-cell>
          <table:table-cell office:value-type="float" office:value="93338966.0247192" calcext:value-type="float">
            <text:p>93338966.0247192</text:p>
          </table:table-cell>
          <table:table-cell office:value-type="float" office:value="103363144.749267" calcext:value-type="float">
            <text:p>103363144.749267</text:p>
          </table:table-cell>
          <table:table-cell office:value-type="float" office:value="108789295.686448" calcext:value-type="float">
            <text:p>108789295.686448</text:p>
          </table:table-cell>
          <table:table-cell office:value-type="float" office:value="112067884.429052" calcext:value-type="float">
            <text:p>112067884.429052</text:p>
          </table:table-cell>
          <table:table-cell office:value-type="float" office:value="114281862.072999" calcext:value-type="float">
            <text:p>114281862.072999</text:p>
          </table:table-cell>
          <table:table-cell office:value-type="float" office:value="115915357.815311" calcext:value-type="float">
            <text:p>115915357.815311</text:p>
          </table:table-cell>
          <table:table-cell office:value-type="float" office:value="117199058.304593" calcext:value-type="float">
            <text:p>117199058.304593</text:p>
          </table:table-cell>
          <table:table-cell office:value-type="float" office:value="118251522.698016" calcext:value-type="float">
            <text:p>118251522.698016</text:p>
          </table:table-cell>
          <table:table-cell table:number-columns-repeated="9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.9916444258108" calcext:value-type="float">
            <text:p>19.9916444258108</text:p>
          </table:table-cell>
          <table:table-cell office:value-type="float" office:value="24.9482848040013" calcext:value-type="float">
            <text:p>24.9482848040013</text:p>
          </table:table-cell>
          <table:table-cell office:value-type="float" office:value="33.0013569792306" calcext:value-type="float">
            <text:p>33.0013569792306</text:p>
          </table:table-cell>
          <table:table-cell office:value-type="float" office:value="47.6513943258074" calcext:value-type="float">
            <text:p>47.6513943258074</text:p>
          </table:table-cell>
          <table:table-cell office:value-type="float" office:value="78.1919334160329" calcext:value-type="float">
            <text:p>78.1919334160329</text:p>
          </table:table-cell>
          <table:table-cell office:value-type="float" office:value="151.752905392803" calcext:value-type="float">
            <text:p>151.752905392803</text:p>
          </table:table-cell>
          <table:table-cell office:value-type="float" office:value="353.95918005138" calcext:value-type="float">
            <text:p>353.95918005138</text:p>
          </table:table-cell>
          <table:table-cell office:value-type="float" office:value="971.869725222448" calcext:value-type="float">
            <text:p>971.869725222448</text:p>
          </table:table-cell>
          <table:table-cell office:value-type="float" office:value="3012.28323075282" calcext:value-type="float">
            <text:p>3012.28323075282</text:p>
          </table:table-cell>
          <table:table-cell office:value-type="float" office:value="10125.6683604417" calcext:value-type="float">
            <text:p>10125.6683604417</text:p>
          </table:table-cell>
          <table:table-cell office:value-type="float" office:value="35872.4126805534" calcext:value-type="float">
            <text:p>35872.4126805534</text:p>
          </table:table-cell>
          <table:table-cell office:value-type="float" office:value="131472.129502503" calcext:value-type="float">
            <text:p>131472.129502503</text:p>
          </table:table-cell>
          <table:table-cell office:value-type="float" office:value="491808.943049482" calcext:value-type="float">
            <text:p>491808.943049482</text:p>
          </table:table-cell>
          <table:table-cell office:value-type="float" office:value="1848016.2926027" calcext:value-type="float">
            <text:p>1848016.2926027</text:p>
          </table:table-cell>
          <table:table-cell office:value-type="float" office:value="6723733.87881753" calcext:value-type="float">
            <text:p>6723733.87881753</text:p>
          </table:table-cell>
          <table:table-cell office:value-type="float" office:value="21427165.8525565" calcext:value-type="float">
            <text:p>21427165.8525565</text:p>
          </table:table-cell>
          <table:table-cell office:value-type="float" office:value="49878503.5319386" calcext:value-type="float">
            <text:p>49878503.5319386</text:p>
          </table:table-cell>
          <table:table-cell office:value-type="float" office:value="78374928.4834064" calcext:value-type="float">
            <text:p>78374928.4834064</text:p>
          </table:table-cell>
          <table:table-cell office:value-type="float" office:value="95560724.2474138" calcext:value-type="float">
            <text:p>95560724.2474138</text:p>
          </table:table-cell>
          <table:table-cell office:value-type="float" office:value="104451449.606799" calcext:value-type="float">
            <text:p>104451449.606799</text:p>
          </table:table-cell>
          <table:table-cell office:value-type="float" office:value="109336833.786193" calcext:value-type="float">
            <text:p>109336833.786193</text:p>
          </table:table-cell>
          <table:table-cell office:value-type="float" office:value="112357037.3487" calcext:value-type="float">
            <text:p>112357037.3487</text:p>
          </table:table-cell>
          <table:table-cell office:value-type="float" office:value="114441738.236847" calcext:value-type="float">
            <text:p>114441738.236847</text:p>
          </table:table-cell>
          <table:table-cell office:value-type="float" office:value="116007330.991783" calcext:value-type="float">
            <text:p>116007330.991783</text:p>
          </table:table-cell>
          <table:table-cell office:value-type="float" office:value="117253805.622539" calcext:value-type="float">
            <text:p>117253805.622539</text:p>
          </table:table-cell>
          <table:table-cell office:value-type="float" office:value="118285099.021204" calcext:value-type="float">
            <text:p>118285099.021204</text:p>
          </table:table-cell>
          <table:table-cell table:number-columns-repeated="99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.9924712474152" calcext:value-type="float">
            <text:p>19.9924712474152</text:p>
          </table:table-cell>
          <table:table-cell office:value-type="float" office:value="24.9524217461883" calcext:value-type="float">
            <text:p>24.9524217461883</text:p>
          </table:table-cell>
          <table:table-cell office:value-type="float" office:value="33.0214815883496" calcext:value-type="float">
            <text:p>33.0214815883496</text:p>
          </table:table-cell>
          <table:table-cell office:value-type="float" office:value="47.7472980212102" calcext:value-type="float">
            <text:p>47.7472980212102</text:p>
          </table:table-cell>
          <table:table-cell office:value-type="float" office:value="78.6418358201572" calcext:value-type="float">
            <text:p>78.6418358201572</text:p>
          </table:table-cell>
          <table:table-cell office:value-type="float" office:value="153.837493231564" calcext:value-type="float">
            <text:p>153.837493231564</text:p>
          </table:table-cell>
          <table:table-cell office:value-type="float" office:value="363.521640701568" calcext:value-type="float">
            <text:p>363.521640701568</text:p>
          </table:table-cell>
          <table:table-cell office:value-type="float" office:value="1015.37307266521" calcext:value-type="float">
            <text:p>1015.37307266521</text:p>
          </table:table-cell>
          <table:table-cell office:value-type="float" office:value="3208.8191109141" calcext:value-type="float">
            <text:p>3208.8191109141</text:p>
          </table:table-cell>
          <table:table-cell office:value-type="float" office:value="11008.1901295797" calcext:value-type="float">
            <text:p>11008.1901295797</text:p>
          </table:table-cell>
          <table:table-cell office:value-type="float" office:value="39812.9127426469" calcext:value-type="float">
            <text:p>39812.9127426469</text:p>
          </table:table-cell>
          <table:table-cell office:value-type="float" office:value="148953.026431945" calcext:value-type="float">
            <text:p>148953.026431945</text:p>
          </table:table-cell>
          <table:table-cell office:value-type="float" office:value="568479.850252383" calcext:value-type="float">
            <text:p>568479.850252383</text:p>
          </table:table-cell>
          <table:table-cell office:value-type="float" office:value="2174009.84989448" calcext:value-type="float">
            <text:p>2174009.84989448</text:p>
          </table:table-cell>
          <table:table-cell office:value-type="float" office:value="7975608.03385859" calcext:value-type="float">
            <text:p>7975608.03385859</text:p>
          </table:table-cell>
          <table:table-cell office:value-type="float" office:value="24951255.9432165" calcext:value-type="float">
            <text:p>24951255.9432165</text:p>
          </table:table-cell>
          <table:table-cell office:value-type="float" office:value="55021099.9080359" calcext:value-type="float">
            <text:p>55021099.9080359</text:p>
          </table:table-cell>
          <table:table-cell office:value-type="float" office:value="82069239.0592223" calcext:value-type="float">
            <text:p>82069239.0592223</text:p>
          </table:table-cell>
          <table:table-cell office:value-type="float" office:value="97453909.6231412" calcext:value-type="float">
            <text:p>97453909.6231412</text:p>
          </table:table-cell>
          <table:table-cell office:value-type="float" office:value="105370108.98222" calcext:value-type="float">
            <text:p>105370108.98222</text:p>
          </table:table-cell>
          <table:table-cell office:value-type="float" office:value="109798801.577888" calcext:value-type="float">
            <text:p>109798801.577888</text:p>
          </table:table-cell>
          <table:table-cell office:value-type="float" office:value="112601114.062091" calcext:value-type="float">
            <text:p>112601114.062091</text:p>
          </table:table-cell>
          <table:table-cell office:value-type="float" office:value="114576652.39336" calcext:value-type="float">
            <text:p>114576652.39336</text:p>
          </table:table-cell>
          <table:table-cell office:value-type="float" office:value="116084860.270981" calcext:value-type="float">
            <text:p>116084860.270981</text:p>
          </table:table-cell>
          <table:table-cell office:value-type="float" office:value="117299880.611856" calcext:value-type="float">
            <text:p>117299880.611856</text:p>
          </table:table-cell>
          <table:table-cell office:value-type="float" office:value="118313302.502208" calcext:value-type="float">
            <text:p>118313302.502208</text:p>
          </table:table-cell>
          <table:table-cell table:number-columns-repeated="99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9932162279788" calcext:value-type="float">
            <text:p>19.9932162279788</text:p>
          </table:table-cell>
          <table:table-cell office:value-type="float" office:value="24.9562277215356" calcext:value-type="float">
            <text:p>24.9562277215356</text:p>
          </table:table-cell>
          <table:table-cell office:value-type="float" office:value="33.0403861822213" calcext:value-type="float">
            <text:p>33.0403861822213</text:p>
          </table:table-cell>
          <table:table-cell office:value-type="float" office:value="47.8392854759253" calcext:value-type="float">
            <text:p>47.8392854759253</text:p>
          </table:table-cell>
          <table:table-cell office:value-type="float" office:value="79.0824565355311" calcext:value-type="float">
            <text:p>79.0824565355311</text:p>
          </table:table-cell>
          <table:table-cell office:value-type="float" office:value="155.922080505096" calcext:value-type="float">
            <text:p>155.922080505096</text:p>
          </table:table-cell>
          <table:table-cell office:value-type="float" office:value="373.285526227279" calcext:value-type="float">
            <text:p>373.285526227279</text:p>
          </table:table-cell>
          <table:table-cell office:value-type="float" office:value="1060.72840071659" calcext:value-type="float">
            <text:p>1060.72840071659</text:p>
          </table:table-cell>
          <table:table-cell office:value-type="float" office:value="3418.03666950077" calcext:value-type="float">
            <text:p>3418.03666950077</text:p>
          </table:table-cell>
          <table:table-cell office:value-type="float" office:value="11967.4238726701" calcext:value-type="float">
            <text:p>11967.4238726701</text:p>
          </table:table-cell>
          <table:table-cell office:value-type="float" office:value="44185.7224717495" calcext:value-type="float">
            <text:p>44185.7224717495</text:p>
          </table:table-cell>
          <table:table-cell office:value-type="float" office:value="168752.219449727" calcext:value-type="float">
            <text:p>168752.219449727</text:p>
          </table:table-cell>
          <table:table-cell office:value-type="float" office:value="656995.619020185" calcext:value-type="float">
            <text:p>656995.619020185</text:p>
          </table:table-cell>
          <table:table-cell office:value-type="float" office:value="2555575.54362558" calcext:value-type="float">
            <text:p>2555575.54362558</text:p>
          </table:table-cell>
          <table:table-cell office:value-type="float" office:value="9431447.47679358" calcext:value-type="float">
            <text:p>9431447.47679358</text:p>
          </table:table-cell>
          <table:table-cell office:value-type="float" office:value="28803675.4378273" calcext:value-type="float">
            <text:p>28803675.4378273</text:p>
          </table:table-cell>
          <table:table-cell office:value-type="float" office:value="59995515.2405764" calcext:value-type="float">
            <text:p>59995515.2405764</text:p>
          </table:table-cell>
          <table:table-cell office:value-type="float" office:value="85321642.9392322" calcext:value-type="float">
            <text:p>85321642.9392322</text:p>
          </table:table-cell>
          <table:table-cell office:value-type="float" office:value="99065421.9483228" calcext:value-type="float">
            <text:p>99065421.9483228</text:p>
          </table:table-cell>
          <table:table-cell office:value-type="float" office:value="106146957.516493" calcext:value-type="float">
            <text:p>106146957.516493</text:p>
          </table:table-cell>
          <table:table-cell office:value-type="float" office:value="110189373.727569" calcext:value-type="float">
            <text:p>110189373.727569</text:p>
          </table:table-cell>
          <table:table-cell office:value-type="float" office:value="112807487.65555" calcext:value-type="float">
            <text:p>112807487.65555</text:p>
          </table:table-cell>
          <table:table-cell office:value-type="float" office:value="114690644.924026" calcext:value-type="float">
            <text:p>114690644.924026</text:p>
          </table:table-cell>
          <table:table-cell office:value-type="float" office:value="116150273.851592" calcext:value-type="float">
            <text:p>116150273.851592</text:p>
          </table:table-cell>
          <table:table-cell office:value-type="float" office:value="117338682.894286" calcext:value-type="float">
            <text:p>117338682.894286</text:p>
          </table:table-cell>
          <table:table-cell office:value-type="float" office:value="118337004.501794" calcext:value-type="float">
            <text:p>118337004.501794</text:p>
          </table:table-cell>
          <table:table-cell table:number-columns-repeated="99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.9938874683495" calcext:value-type="float">
            <text:p>19.9938874683495</text:p>
          </table:table-cell>
          <table:table-cell office:value-type="float" office:value="24.9597292083071" calcext:value-type="float">
            <text:p>24.9597292083071</text:p>
          </table:table-cell>
          <table:table-cell office:value-type="float" office:value="33.0581447218943" calcext:value-type="float">
            <text:p>33.0581447218943</text:p>
          </table:table-cell>
          <table:table-cell office:value-type="float" office:value="47.9275166101747" calcext:value-type="float">
            <text:p>47.9275166101747</text:p>
          </table:table-cell>
          <table:table-cell office:value-type="float" office:value="79.5139870473118" calcext:value-type="float">
            <text:p>79.5139870473118</text:p>
          </table:table-cell>
          <table:table-cell office:value-type="float" office:value="158.006667206205" calcext:value-type="float">
            <text:p>158.006667206205</text:p>
          </table:table-cell>
          <table:table-cell office:value-type="float" office:value="383.25507927413" calcext:value-type="float">
            <text:p>383.25507927413</text:p>
          </table:table-cell>
          <table:table-cell office:value-type="float" office:value="1108.01454505573" calcext:value-type="float">
            <text:p>1108.01454505573</text:p>
          </table:table-cell>
          <table:table-cell office:value-type="float" office:value="3640.75408130432" calcext:value-type="float">
            <text:p>3640.75408130432</text:p>
          </table:table-cell>
          <table:table-cell office:value-type="float" office:value="13010.0346885057" calcext:value-type="float">
            <text:p>13010.0346885057</text:p>
          </table:table-cell>
          <table:table-cell office:value-type="float" office:value="49038.1999282727" calcext:value-type="float">
            <text:p>49038.1999282727</text:p>
          </table:table-cell>
          <table:table-cell office:value-type="float" office:value="191175.53855824" calcext:value-type="float">
            <text:p>191175.53855824</text:p>
          </table:table-cell>
          <table:table-cell office:value-type="float" office:value="759150.189247469" calcext:value-type="float">
            <text:p>759150.189247469</text:p>
          </table:table-cell>
          <table:table-cell office:value-type="float" office:value="3001456.76108622" calcext:value-type="float">
            <text:p>3001456.76108622</text:p>
          </table:table-cell>
          <table:table-cell office:value-type="float" office:value="11113376.3673929" calcext:value-type="float">
            <text:p>11113376.3673929</text:p>
          </table:table-cell>
          <table:table-cell office:value-type="float" office:value="32942559.1544186" calcext:value-type="float">
            <text:p>32942559.1544186</text:p>
          </table:table-cell>
          <table:table-cell office:value-type="float" office:value="64714956.9171269" calcext:value-type="float">
            <text:p>64714956.9171269</text:p>
          </table:table-cell>
          <table:table-cell office:value-type="float" office:value="88163081.0762959" calcext:value-type="float">
            <text:p>88163081.0762959</text:p>
          </table:table-cell>
          <table:table-cell office:value-type="float" office:value="100436937.243912" calcext:value-type="float">
            <text:p>100436937.243912</text:p>
          </table:table-cell>
          <table:table-cell office:value-type="float" office:value="106805096.024351" calcext:value-type="float">
            <text:p>106805096.024351</text:p>
          </table:table-cell>
          <table:table-cell office:value-type="float" office:value="110520202.492355" calcext:value-type="float">
            <text:p>110520202.492355</text:p>
          </table:table-cell>
          <table:table-cell office:value-type="float" office:value="112982239.616736" calcext:value-type="float">
            <text:p>112982239.616736</text:p>
          </table:table-cell>
          <table:table-cell office:value-type="float" office:value="114787064.628763" calcext:value-type="float">
            <text:p>114787064.628763</text:p>
          </table:table-cell>
          <table:table-cell office:value-type="float" office:value="116205508.29094" calcext:value-type="float">
            <text:p>116205508.29094</text:p>
          </table:table-cell>
          <table:table-cell office:value-type="float" office:value="117371378.939182" calcext:value-type="float">
            <text:p>117371378.939182</text:p>
          </table:table-cell>
          <table:table-cell office:value-type="float" office:value="118356931.733195" calcext:value-type="float">
            <text:p>118356931.733195</text:p>
          </table:table-cell>
          <table:table-cell table:number-columns-repeated="99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9944922675315" calcext:value-type="float">
            <text:p>19.9944922675315</text:p>
          </table:table-cell>
          <table:table-cell office:value-type="float" office:value="24.9629505664335" calcext:value-type="float">
            <text:p>24.9629505664335</text:p>
          </table:table-cell>
          <table:table-cell office:value-type="float" office:value="33.0748266846732" calcext:value-type="float">
            <text:p>33.0748266846732</text:p>
          </table:table-cell>
          <table:table-cell office:value-type="float" office:value="48.0121448138185" calcext:value-type="float">
            <text:p>48.0121448138185</text:p>
          </table:table-cell>
          <table:table-cell office:value-type="float" office:value="79.936614890248" calcext:value-type="float">
            <text:p>79.936614890248</text:p>
          </table:table-cell>
          <table:table-cell office:value-type="float" office:value="160.091253327703" calcext:value-type="float">
            <text:p>160.091253327703</text:p>
          </table:table-cell>
          <table:table-cell office:value-type="float" office:value="393.434631843056" calcext:value-type="float">
            <text:p>393.434631843056</text:p>
          </table:table-cell>
          <table:table-cell office:value-type="float" office:value="1157.31369683091" calcext:value-type="float">
            <text:p>1157.31369683091</text:p>
          </table:table-cell>
          <table:table-cell office:value-type="float" office:value="3877.84229026688" calcext:value-type="float">
            <text:p>3877.84229026688</text:p>
          </table:table-cell>
          <table:table-cell office:value-type="float" office:value="14143.266230054" calcext:value-type="float">
            <text:p>14143.266230054</text:p>
          </table:table-cell>
          <table:table-cell office:value-type="float" office:value="54422.8748004998" calcext:value-type="float">
            <text:p>54422.8748004998</text:p>
          </table:table-cell>
          <table:table-cell office:value-type="float" office:value="216568.70043929" calcext:value-type="float">
            <text:p>216568.70043929</text:p>
          </table:table-cell>
          <table:table-cell office:value-type="float" office:value="876997.200381887" calcext:value-type="float">
            <text:p>876997.200381887</text:p>
          </table:table-cell>
          <table:table-cell office:value-type="float" office:value="3521500.72856994" calcext:value-type="float">
            <text:p>3521500.72856994</text:p>
          </table:table-cell>
          <table:table-cell office:value-type="float" office:value="13041871.7360211" calcext:value-type="float">
            <text:p>13041871.7360211</text:p>
          </table:table-cell>
          <table:table-cell office:value-type="float" office:value="37308710.4070976" calcext:value-type="float">
            <text:p>37308710.4070976</text:p>
          </table:table-cell>
          <table:table-cell office:value-type="float" office:value="69115698.9880051" calcext:value-type="float">
            <text:p>69115698.9880051</text:p>
          </table:table-cell>
          <table:table-cell office:value-type="float" office:value="90631544.0217293" calcext:value-type="float">
            <text:p>90631544.0217293</text:p>
          </table:table-cell>
          <table:table-cell office:value-type="float" office:value="101604718.552826" calcext:value-type="float">
            <text:p>101604718.552826</text:p>
          </table:table-cell>
          <table:table-cell office:value-type="float" office:value="107363675.189077" calcext:value-type="float">
            <text:p>107363675.189077</text:p>
          </table:table-cell>
          <table:table-cell office:value-type="float" office:value="110800899.080279" calcext:value-type="float">
            <text:p>110800899.080279</text:p>
          </table:table-cell>
          <table:table-cell office:value-type="float" office:value="113130405.976859" calcext:value-type="float">
            <text:p>113130405.976859</text:p>
          </table:table-cell>
          <table:table-cell office:value-type="float" office:value="114868696.636617" calcext:value-type="float">
            <text:p>114868696.636617</text:p>
          </table:table-cell>
          <table:table-cell office:value-type="float" office:value="116252178.753277" calcext:value-type="float">
            <text:p>116252178.753277</text:p>
          </table:table-cell>
          <table:table-cell office:value-type="float" office:value="117398942.912661" calcext:value-type="float">
            <text:p>117398942.912661</text:p>
          </table:table-cell>
          <table:table-cell office:value-type="float" office:value="118373691.219772" calcext:value-type="float">
            <text:p>118373691.219772</text:p>
          </table:table-cell>
          <table:table-cell table:number-columns-repeated="99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.995037202053" calcext:value-type="float">
            <text:p>19.995037202053</text:p>
          </table:table-cell>
          <table:table-cell office:value-type="float" office:value="24.9659142069823" calcext:value-type="float">
            <text:p>24.9659142069823</text:p>
          </table:table-cell>
          <table:table-cell office:value-type="float" office:value="33.0904973359361" calcext:value-type="float">
            <text:p>33.0904973359361</text:p>
          </table:table-cell>
          <table:table-cell office:value-type="float" office:value="48.093317213021" calcext:value-type="float">
            <text:p>48.093317213021</text:p>
          </table:table-cell>
          <table:table-cell office:value-type="float" office:value="80.3505237301764" calcext:value-type="float">
            <text:p>80.3505237301764</text:p>
          </table:table-cell>
          <table:table-cell office:value-type="float" office:value="162.175838862395" calcext:value-type="float">
            <text:p>162.175838862395</text:p>
          </table:table-cell>
          <table:table-cell office:value-type="float" office:value="403.828607171895" calcext:value-type="float">
            <text:p>403.828607171895</text:p>
          </table:table-cell>
          <table:table-cell office:value-type="float" office:value="1208.71154544025" calcext:value-type="float">
            <text:p>1208.71154544025</text:p>
          </table:table-cell>
          <table:table-cell office:value-type="float" office:value="4130.22841069904" calcext:value-type="float">
            <text:p>4130.22841069904</text:p>
          </table:table-cell>
          <table:table-cell office:value-type="float" office:value="15374.9908268354" calcext:value-type="float">
            <text:p>15374.9908268354</text:p>
          </table:table-cell>
          <table:table-cell office:value-type="float" office:value="60398.0093891795" calcext:value-type="float">
            <text:p>60398.0093891795</text:p>
          </table:table-cell>
          <table:table-cell office:value-type="float" office:value="245322.380744751" calcext:value-type="float">
            <text:p>245322.380744751</text:p>
          </table:table-cell>
          <table:table-cell office:value-type="float" office:value="1012883.58570521" calcext:value-type="float">
            <text:p>1012883.58570521</text:p>
          </table:table-cell>
          <table:table-cell office:value-type="float" office:value="4126696.33570197" calcext:value-type="float">
            <text:p>4126696.33570197</text:p>
          </table:table-cell>
          <table:table-cell office:value-type="float" office:value="15234127.539456" calcext:value-type="float">
            <text:p>15234127.539456</text:p>
          </table:table-cell>
          <table:table-cell office:value-type="float" office:value="41828747.252314" calcext:value-type="float">
            <text:p>41828747.252314</text:p>
          </table:table-cell>
          <table:table-cell office:value-type="float" office:value="73158015.6258066" calcext:value-type="float">
            <text:p>73158015.6258066</text:p>
          </table:table-cell>
          <table:table-cell office:value-type="float" office:value="92767554.3630578" calcext:value-type="float">
            <text:p>92767554.3630578</text:p>
          </table:table-cell>
          <table:table-cell office:value-type="float" office:value="102599881.030291" calcext:value-type="float">
            <text:p>102599881.030291</text:p>
          </table:table-cell>
          <table:table-cell office:value-type="float" office:value="107838577.188186" calcext:value-type="float">
            <text:p>107838577.188186</text:p>
          </table:table-cell>
          <table:table-cell office:value-type="float" office:value="111039419.080122" calcext:value-type="float">
            <text:p>111039419.080122</text:p>
          </table:table-cell>
          <table:table-cell office:value-type="float" office:value="113256172.370038" calcext:value-type="float">
            <text:p>113256172.370038</text:p>
          </table:table-cell>
          <table:table-cell office:value-type="float" office:value="114937864.377857" calcext:value-type="float">
            <text:p>114937864.377857</text:p>
          </table:table-cell>
          <table:table-cell office:value-type="float" office:value="116291635.5367" calcext:value-type="float">
            <text:p>116291635.5367</text:p>
          </table:table-cell>
          <table:table-cell office:value-type="float" office:value="117422189.829146" calcext:value-type="float">
            <text:p>117422189.829146</text:p>
          </table:table-cell>
          <table:table-cell office:value-type="float" office:value="118387790.683127" calcext:value-type="float">
            <text:p>118387790.683127</text:p>
          </table:table-cell>
          <table:table-cell table:number-columns-repeated="99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9955281974807" calcext:value-type="float">
            <text:p>19.9955281974807</text:p>
          </table:table-cell>
          <table:table-cell office:value-type="float" office:value="24.968640748074" calcext:value-type="float">
            <text:p>24.968640748074</text:p>
          </table:table-cell>
          <table:table-cell office:value-type="float" office:value="33.1052179844745" calcext:value-type="float">
            <text:p>33.1052179844745</text:p>
          </table:table-cell>
          <table:table-cell office:value-type="float" office:value="48.1711749260298" calcext:value-type="float">
            <text:p>48.1711749260298</text:p>
          </table:table-cell>
          <table:table-cell office:value-type="float" office:value="80.755893443838" calcext:value-type="float">
            <text:p>80.755893443838</text:p>
          </table:table-cell>
          <table:table-cell office:value-type="float" office:value="164.260423803092" calcext:value-type="float">
            <text:p>164.260423803092</text:p>
          </table:table-cell>
          <table:table-cell office:value-type="float" office:value="414.441521656571" calcext:value-type="float">
            <text:p>414.441521656571</text:p>
          </table:table-cell>
          <table:table-cell office:value-type="float" office:value="1262.29742738467" calcext:value-type="float">
            <text:p>1262.29742738467</text:p>
          </table:table-cell>
          <table:table-cell office:value-type="float" office:value="4398.89934742961" calcext:value-type="float">
            <text:p>4398.89934742961</text:p>
          </table:table-cell>
          <table:table-cell office:value-type="float" office:value="16713.7639317801" calcext:value-type="float">
            <text:p>16713.7639317801</text:p>
          </table:table-cell>
          <table:table-cell office:value-type="float" office:value="67028.2195701583" calcext:value-type="float">
            <text:p>67028.2195701583</text:p>
          </table:table-cell>
          <table:table-cell office:value-type="float" office:value="277877.894571846" calcext:value-type="float">
            <text:p>277877.894571846</text:p>
          </table:table-cell>
          <table:table-cell office:value-type="float" office:value="1169486.16004714" calcext:value-type="float">
            <text:p>1169486.16004714</text:p>
          </table:table-cell>
          <table:table-cell office:value-type="float" office:value="4829170.78917863" calcext:value-type="float">
            <text:p>4829170.78917863</text:p>
          </table:table-cell>
          <table:table-cell office:value-type="float" office:value="17702149.1864622" calcext:value-type="float">
            <text:p>17702149.1864622</text:p>
          </table:table-cell>
          <table:table-cell office:value-type="float" office:value="46420276.077112" calcext:value-type="float">
            <text:p>46420276.077112</text:p>
          </table:table-cell>
          <table:table-cell office:value-type="float" office:value="76824125.4198232" calcext:value-type="float">
            <text:p>76824125.4198232</text:p>
          </table:table-cell>
          <table:table-cell office:value-type="float" office:value="94611101.3960223" calcext:value-type="float">
            <text:p>94611101.3960223</text:p>
          </table:table-cell>
          <table:table-cell office:value-type="float" office:value="103448881.562597" calcext:value-type="float">
            <text:p>103448881.562597</text:p>
          </table:table-cell>
          <table:table-cell office:value-type="float" office:value="108242992.052739" calcext:value-type="float">
            <text:p>108242992.052739</text:p>
          </table:table-cell>
          <table:table-cell office:value-type="float" office:value="111242370.735345" calcext:value-type="float">
            <text:p>111242370.735345</text:p>
          </table:table-cell>
          <table:table-cell office:value-type="float" office:value="113363029.349856" calcext:value-type="float">
            <text:p>113363029.349856</text:p>
          </table:table-cell>
          <table:table-cell office:value-type="float" office:value="114996511.378679" calcext:value-type="float">
            <text:p>114996511.378679</text:p>
          </table:table-cell>
          <table:table-cell office:value-type="float" office:value="116325009.829839" calcext:value-type="float">
            <text:p>116325009.829839</text:p>
          </table:table-cell>
          <table:table-cell office:value-type="float" office:value="117441802.594902" calcext:value-type="float">
            <text:p>117441802.594902</text:p>
          </table:table-cell>
          <table:table-cell office:value-type="float" office:value="118399655.269221" calcext:value-type="float">
            <text:p>118399655.269221</text:p>
          </table:table-cell>
          <table:table-cell table:number-columns-repeated="99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9959705928517" calcext:value-type="float">
            <text:p>19.9959705928517</text:p>
          </table:table-cell>
          <table:table-cell office:value-type="float" office:value="24.9711491583222" calcext:value-type="float">
            <text:p>24.9711491583222</text:p>
          </table:table-cell>
          <table:table-cell office:value-type="float" office:value="33.119046222354" calcext:value-type="float">
            <text:p>33.119046222354</text:p>
          </table:table-cell>
          <table:table-cell office:value-type="float" office:value="48.2458533085101" calcext:value-type="float">
            <text:p>48.2458533085101</text:p>
          </table:table-cell>
          <table:table-cell office:value-type="float" office:value="81.1529001970514" calcext:value-type="float">
            <text:p>81.1529001970514</text:p>
          </table:table-cell>
          <table:table-cell office:value-type="float" office:value="166.345008142603" calcext:value-type="float">
            <text:p>166.345008142603</text:p>
          </table:table-cell>
          <table:table-cell office:value-type="float" office:value="425.277986812725" calcext:value-type="float">
            <text:p>425.277986812725</text:p>
          </table:table-cell>
          <table:table-cell office:value-type="float" office:value="1318.164481451" calcext:value-type="float">
            <text:p>1318.164481451</text:p>
          </table:table-cell>
          <table:table-cell office:value-type="float" office:value="4684.9056489413" calcext:value-type="float">
            <text:p>4684.9056489413</text:p>
          </table:table-cell>
          <table:table-cell office:value-type="float" office:value="18168.8832624368" calcext:value-type="float">
            <text:p>18168.8832624368</text:p>
          </table:table-cell>
          <table:table-cell office:value-type="float" office:value="74385.1619444695" calcext:value-type="float">
            <text:p>74385.1619444695</text:p>
          </table:table-cell>
          <table:table-cell office:value-type="float" office:value="314733.547457378" calcext:value-type="float">
            <text:p>314733.547457378</text:p>
          </table:table-cell>
          <table:table-cell office:value-type="float" office:value="1349850.97954723" calcext:value-type="float">
            <text:p>1349850.97954723</text:p>
          </table:table-cell>
          <table:table-cell office:value-type="float" office:value="5642127.25267372" calcext:value-type="float">
            <text:p>5642127.25267372</text:p>
          </table:table-cell>
          <table:table-cell office:value-type="float" office:value="20450721.2860712" calcext:value-type="float">
            <text:p>20450721.2860712</text:p>
          </table:table-cell>
          <table:table-cell office:value-type="float" office:value="50998333.8288731" calcext:value-type="float">
            <text:p>50998333.8288731</text:p>
          </table:table-cell>
          <table:table-cell office:value-type="float" office:value="80114290.611882" calcext:value-type="float">
            <text:p>80114290.611882</text:p>
          </table:table-cell>
          <table:table-cell office:value-type="float" office:value="96199773.2127585" calcext:value-type="float">
            <text:p>96199773.2127585</text:p>
          </table:table-cell>
          <table:table-cell office:value-type="float" office:value="104174090.474085" calcext:value-type="float">
            <text:p>104174090.474085</text:p>
          </table:table-cell>
          <table:table-cell office:value-type="float" office:value="108587896.613888" calcext:value-type="float">
            <text:p>108587896.613888</text:p>
          </table:table-cell>
          <table:table-cell office:value-type="float" office:value="111415261.728048" calcext:value-type="float">
            <text:p>111415261.728048</text:p>
          </table:table-cell>
          <table:table-cell office:value-type="float" office:value="113453896.699556" calcext:value-type="float">
            <text:p>113453896.699556</text:p>
          </table:table-cell>
          <table:table-cell office:value-type="float" office:value="115046267.262002" calcext:value-type="float">
            <text:p>115046267.262002</text:p>
          </table:table-cell>
          <table:table-cell office:value-type="float" office:value="116353250.954259" calcext:value-type="float">
            <text:p>116353250.954259</text:p>
          </table:table-cell>
          <table:table-cell office:value-type="float" office:value="117458354.171386" calcext:value-type="float">
            <text:p>117458354.171386</text:p>
          </table:table-cell>
          <table:table-cell office:value-type="float" office:value="118409641.32164" calcext:value-type="float">
            <text:p>118409641.32164</text:p>
          </table:table-cell>
          <table:table-cell table:number-columns-repeated="99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.9963691987313" calcext:value-type="float">
            <text:p>19.9963691987313</text:p>
          </table:table-cell>
          <table:table-cell office:value-type="float" office:value="24.973456888799" calcext:value-type="float">
            <text:p>24.973456888799</text:p>
          </table:table-cell>
          <table:table-cell office:value-type="float" office:value="33.132036150233" calcext:value-type="float">
            <text:p>33.132036150233</text:p>
          </table:table-cell>
          <table:table-cell office:value-type="float" office:value="48.3174821888612" calcext:value-type="float">
            <text:p>48.3174821888612</text:p>
          </table:table-cell>
          <table:table-cell office:value-type="float" office:value="81.5417165212681" calcext:value-type="float">
            <text:p>81.5417165212681</text:p>
          </table:table-cell>
          <table:table-cell office:value-type="float" office:value="168.429591873734" calcext:value-type="float">
            <text:p>168.429591873734</text:p>
          </table:table-cell>
          <table:table-cell office:value-type="float" office:value="436.342711278631" calcext:value-type="float">
            <text:p>436.342711278631</text:p>
          </table:table-cell>
          <table:table-cell office:value-type="float" office:value="1376.40981049442" calcext:value-type="float">
            <text:p>1376.40981049442</text:p>
          </table:table-cell>
          <table:table-cell office:value-type="float" office:value="4989.36560844288" calcext:value-type="float">
            <text:p>4989.36560844288</text:p>
          </table:table-cell>
          <table:table-cell office:value-type="float" office:value="19750.4530374502" calcext:value-type="float">
            <text:p>19750.4530374502</text:p>
          </table:table-cell>
          <table:table-cell office:value-type="float" office:value="82548.2939805145" calcext:value-type="float">
            <text:p>82548.2939805145</text:p>
          </table:table-cell>
          <table:table-cell office:value-type="float" office:value="356451.722449788" calcext:value-type="float">
            <text:p>356451.722449788</text:p>
          </table:table-cell>
          <table:table-cell office:value-type="float" office:value="1557435.02511026" calcext:value-type="float">
            <text:p>1557435.02511026</text:p>
          </table:table-cell>
          <table:table-cell office:value-type="float" office:value="6579702.3658257" calcext:value-type="float">
            <text:p>6579702.3658257</text:p>
          </table:table-cell>
          <table:table-cell office:value-type="float" office:value="23475476.4779692" calcext:value-type="float">
            <text:p>23475476.4779692</text:p>
          </table:table-cell>
          <table:table-cell office:value-type="float" office:value="55482017.71652" calcext:value-type="float">
            <text:p>55482017.71652</text:p>
          </table:table-cell>
          <table:table-cell office:value-type="float" office:value="83042206.3442258" calcext:value-type="float">
            <text:p>83042206.3442258</text:p>
          </table:table-cell>
          <table:table-cell office:value-type="float" office:value="97567776.2553052" calcext:value-type="float">
            <text:p>97567776.2553052</text:p>
          </table:table-cell>
          <table:table-cell office:value-type="float" office:value="104794363.735526" calcext:value-type="float">
            <text:p>104794363.735526</text:p>
          </table:table-cell>
          <table:table-cell office:value-type="float" office:value="108882448.320412" calcext:value-type="float">
            <text:p>108882448.320412</text:p>
          </table:table-cell>
          <table:table-cell office:value-type="float" office:value="111562697.191854" calcext:value-type="float">
            <text:p>111562697.191854</text:p>
          </table:table-cell>
          <table:table-cell office:value-type="float" office:value="113531223.45738" calcext:value-type="float">
            <text:p>113531223.45738</text:p>
          </table:table-cell>
          <table:table-cell office:value-type="float" office:value="115088501.305835" calcext:value-type="float">
            <text:p>115088501.305835</text:p>
          </table:table-cell>
          <table:table-cell office:value-type="float" office:value="116377156.82942" calcext:value-type="float">
            <text:p>116377156.82942</text:p>
          </table:table-cell>
          <table:table-cell office:value-type="float" office:value="117472325.814218" calcext:value-type="float">
            <text:p>117472325.814218</text:p>
          </table:table-cell>
          <table:table-cell office:value-type="float" office:value="118418047.760507" calcext:value-type="float">
            <text:p>118418047.760507</text:p>
          </table:table-cell>
          <table:table-cell table:number-columns-repeated="99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.9967283495219" calcext:value-type="float">
            <text:p>19.9967283495219</text:p>
          </table:table-cell>
          <table:table-cell office:value-type="float" office:value="24.975579994442" calcext:value-type="float">
            <text:p>24.975579994442</text:p>
          </table:table-cell>
          <table:table-cell office:value-type="float" office:value="33.1442385890233" calcext:value-type="float">
            <text:p>33.1442385890233</text:p>
          </table:table-cell>
          <table:table-cell office:value-type="float" office:value="48.3861860939207" calcext:value-type="float">
            <text:p>48.3861860939207</text:p>
          </table:table-cell>
          <table:table-cell office:value-type="float" office:value="81.9225113885463" calcext:value-type="float">
            <text:p>81.9225113885463</text:p>
          </table:table-cell>
          <table:table-cell office:value-type="float" office:value="170.514174989293" calcext:value-type="float">
            <text:p>170.514174989293</text:p>
          </table:table-cell>
          <table:table-cell office:value-type="float" office:value="447.640502860281" calcext:value-type="float">
            <text:p>447.640502860281</text:p>
          </table:table-cell>
          <table:table-cell office:value-type="float" office:value="1437.13465010006" calcext:value-type="float">
            <text:p>1437.13465010006</text:p>
          </table:table-cell>
          <table:table-cell office:value-type="float" office:value="5313.46962878122" calcext:value-type="float">
            <text:p>5313.46962878122</text:p>
          </table:table-cell>
          <table:table-cell office:value-type="float" office:value="21469.4537427706" calcext:value-type="float">
            <text:p>21469.4537427706</text:p>
          </table:table-cell>
          <table:table-cell office:value-type="float" office:value="91605.7145937564" calcext:value-type="float">
            <text:p>91605.7145937564</text:p>
          </table:table-cell>
          <table:table-cell office:value-type="float" office:value="403666.77113204" calcext:value-type="float">
            <text:p>403666.77113204</text:p>
          </table:table-cell>
          <table:table-cell office:value-type="float" office:value="1796149.45431066" calcext:value-type="float">
            <text:p>1796149.45431066</text:p>
          </table:table-cell>
          <table:table-cell office:value-type="float" office:value="7656720.19528943" calcext:value-type="float">
            <text:p>7656720.19528943</text:p>
          </table:table-cell>
          <table:table-cell office:value-type="float" office:value="26761364.0678487" calcext:value-type="float">
            <text:p>26761364.0678487</text:p>
          </table:table-cell>
          <table:table-cell office:value-type="float" office:value="59800204.544625" calcext:value-type="float">
            <text:p>59800204.544625</text:p>
          </table:table-cell>
          <table:table-cell office:value-type="float" office:value="85630540.8028795" calcext:value-type="float">
            <text:p>85630540.8028795</text:p>
          </table:table-cell>
          <table:table-cell office:value-type="float" office:value="98745559.0164844" calcext:value-type="float">
            <text:p>98745559.0164844</text:p>
          </table:table-cell>
          <table:table-cell office:value-type="float" office:value="105325573.498717" calcext:value-type="float">
            <text:p>105325573.498717</text:p>
          </table:table-cell>
          <table:table-cell office:value-type="float" office:value="109134307.119087" calcext:value-type="float">
            <text:p>109134307.119087</text:p>
          </table:table-cell>
          <table:table-cell office:value-type="float" office:value="111688539.109599" calcext:value-type="float">
            <text:p>111688539.109599</text:p>
          </table:table-cell>
          <table:table-cell office:value-type="float" office:value="113597068.832345" calcext:value-type="float">
            <text:p>113597068.832345</text:p>
          </table:table-cell>
          <table:table-cell office:value-type="float" office:value="115124366.135735" calcext:value-type="float">
            <text:p>115124366.135735</text:p>
          </table:table-cell>
          <table:table-cell office:value-type="float" office:value="116397399.007086" calcext:value-type="float">
            <text:p>116397399.007086</text:p>
          </table:table-cell>
          <table:table-cell office:value-type="float" office:value="117484122.137604" calcext:value-type="float">
            <text:p>117484122.137604</text:p>
          </table:table-cell>
          <table:table-cell office:value-type="float" office:value="118425125.510103" calcext:value-type="float">
            <text:p>118425125.510103</text:p>
          </table:table-cell>
          <table:table-cell table:number-columns-repeated="99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997051950595" calcext:value-type="float">
            <text:p>19.997051950595</text:p>
          </table:table-cell>
          <table:table-cell office:value-type="float" office:value="24.9775332457499" calcext:value-type="float">
            <text:p>24.9775332457499</text:p>
          </table:table-cell>
          <table:table-cell office:value-type="float" office:value="33.1557012787183" calcext:value-type="float">
            <text:p>33.1557012787183</text:p>
          </table:table-cell>
          <table:table-cell office:value-type="float" office:value="48.4520844654566" calcext:value-type="float">
            <text:p>48.4520844654566</text:p>
          </table:table-cell>
          <table:table-cell office:value-type="float" office:value="82.2954502849911" calcext:value-type="float">
            <text:p>82.2954502849911</text:p>
          </table:table-cell>
          <table:table-cell office:value-type="float" office:value="172.598757482093" calcext:value-type="float">
            <text:p>172.598757482093</text:p>
          </table:table-cell>
          <table:table-cell office:value-type="float" office:value="459.176270619488" calcext:value-type="float">
            <text:p>459.176270619488</text:p>
          </table:table-cell>
          <table:table-cell office:value-type="float" office:value="1500.44454441653" calcext:value-type="float">
            <text:p>1500.44454441653</text:p>
          </table:table-cell>
          <table:table-cell office:value-type="float" office:value="5658.48486811103" calcext:value-type="float">
            <text:p>5658.48486811103</text:p>
          </table:table-cell>
          <table:table-cell office:value-type="float" office:value="23337.8178982789" calcext:value-type="float">
            <text:p>23337.8178982789</text:p>
          </table:table-cell>
          <table:table-cell office:value-type="float" office:value="101655.093296324" calcext:value-type="float">
            <text:p>101655.093296324</text:p>
          </table:table-cell>
          <table:table-cell office:value-type="float" office:value="457093.777414987" calcext:value-type="float">
            <text:p>457093.777414987</text:p>
          </table:table-cell>
          <table:table-cell office:value-type="float" office:value="2070403.26190174" calcext:value-type="float">
            <text:p>2070403.26190174</text:p>
          </table:table-cell>
          <table:table-cell office:value-type="float" office:value="8888318.78646502" calcext:value-type="float">
            <text:p>8888318.78646502</text:p>
          </table:table-cell>
          <table:table-cell office:value-type="float" office:value="30281844.9009239" calcext:value-type="float">
            <text:p>30281844.9009239</text:p>
          </table:table-cell>
          <table:table-cell office:value-type="float" office:value="63895549.0357899" calcext:value-type="float">
            <text:p>63895549.0357899</text:p>
          </table:table-cell>
          <table:table-cell office:value-type="float" office:value="87907132.989901" calcext:value-type="float">
            <text:p>87907132.989901</text:p>
          </table:table-cell>
          <table:table-cell office:value-type="float" office:value="99759815.2658634" calcext:value-type="float">
            <text:p>99759815.2658634</text:p>
          </table:table-cell>
          <table:table-cell office:value-type="float" office:value="105781078.776116" calcext:value-type="float">
            <text:p>105781078.776116</text:p>
          </table:table-cell>
          <table:table-cell office:value-type="float" office:value="109349897.784436" calcext:value-type="float">
            <text:p>109349897.784436</text:p>
          </table:table-cell>
          <table:table-cell office:value-type="float" office:value="111796035.124962" calcext:value-type="float">
            <text:p>111796035.124962</text:p>
          </table:table-cell>
          <table:table-cell office:value-type="float" office:value="113653168.004567" calcext:value-type="float">
            <text:p>113653168.004567</text:p>
          </table:table-cell>
          <table:table-cell office:value-type="float" office:value="115154833.544191" calcext:value-type="float">
            <text:p>115154833.544191</text:p>
          </table:table-cell>
          <table:table-cell office:value-type="float" office:value="116414543.327402" calcext:value-type="float">
            <text:p>116414543.327402</text:p>
          </table:table-cell>
          <table:table-cell office:value-type="float" office:value="117494083.596812" calcext:value-type="float">
            <text:p>117494083.596812</text:p>
          </table:table-cell>
          <table:table-cell office:value-type="float" office:value="118431085.32913" calcext:value-type="float">
            <text:p>118431085.32913</text:p>
          </table:table-cell>
          <table:table-cell table:number-columns-repeated="99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997343520758" calcext:value-type="float">
            <text:p>19.997343520758</text:p>
          </table:table-cell>
          <table:table-cell office:value-type="float" office:value="24.97933023154" calcext:value-type="float">
            <text:p>24.97933023154</text:p>
          </table:table-cell>
          <table:table-cell office:value-type="float" office:value="33.1664690651661" calcext:value-type="float">
            <text:p>33.1664690651661</text:p>
          </table:table-cell>
          <table:table-cell office:value-type="float" office:value="48.515291867817" calcext:value-type="float">
            <text:p>48.515291867817</text:p>
          </table:table-cell>
          <table:table-cell office:value-type="float" office:value="82.6606952826629" calcext:value-type="float">
            <text:p>82.6606952826629</text:p>
          </table:table-cell>
          <table:table-cell office:value-type="float" office:value="174.683339344938" calcext:value-type="float">
            <text:p>174.683339344938</text:p>
          </table:table-cell>
          <table:table-cell office:value-type="float" office:value="470.955027005964" calcext:value-type="float">
            <text:p>470.955027005964</text:p>
          </table:table-cell>
          <table:table-cell office:value-type="float" office:value="1566.44952946523" calcext:value-type="float">
            <text:p>1566.44952946523</text:p>
          </table:table-cell>
          <table:table-cell office:value-type="float" office:value="6025.76018431702" calcext:value-type="float">
            <text:p>6025.76018431702</text:p>
          </table:table-cell>
          <table:table-cell office:value-type="float" office:value="25368.5123346049" calcext:value-type="float">
            <text:p>25368.5123346049</text:p>
          </table:table-cell>
          <table:table-cell office:value-type="float" office:value="112804.696781711" calcext:value-type="float">
            <text:p>112804.696781711</text:p>
          </table:table-cell>
          <table:table-cell office:value-type="float" office:value="517538.261907104" calcext:value-type="float">
            <text:p>517538.261907104</text:p>
          </table:table-cell>
          <table:table-cell office:value-type="float" office:value="2385145.66859312" calcext:value-type="float">
            <text:p>2385145.66859312</text:p>
          </table:table-cell>
          <table:table-cell office:value-type="float" office:value="10289428.412751" calcext:value-type="float">
            <text:p>10289428.412751</text:p>
          </table:table-cell>
          <table:table-cell office:value-type="float" office:value="33999095.8488618" calcext:value-type="float">
            <text:p>33999095.8488618</text:p>
          </table:table-cell>
          <table:table-cell office:value-type="float" office:value="67726416.0981404" calcext:value-type="float">
            <text:p>67726416.0981404</text:p>
          </table:table-cell>
          <table:table-cell office:value-type="float" office:value="89902047.3116888" calcext:value-type="float">
            <text:p>89902047.3116888</text:p>
          </table:table-cell>
          <table:table-cell office:value-type="float" office:value="100633704.445236" calcext:value-type="float">
            <text:p>100633704.445236</text:p>
          </table:table-cell>
          <table:table-cell office:value-type="float" office:value="106172131.801419" calcext:value-type="float">
            <text:p>106172131.801419</text:p>
          </table:table-cell>
          <table:table-cell office:value-type="float" office:value="109534623.572281" calcext:value-type="float">
            <text:p>109534623.572281</text:p>
          </table:table-cell>
          <table:table-cell office:value-type="float" office:value="111887923.08095" calcext:value-type="float">
            <text:p>111887923.08095</text:p>
          </table:table-cell>
          <table:table-cell office:value-type="float" office:value="113700985.903413" calcext:value-type="float">
            <text:p>113700985.903413</text:p>
          </table:table-cell>
          <table:table-cell office:value-type="float" office:value="115180723.988076" calcext:value-type="float">
            <text:p>115180723.988076</text:p>
          </table:table-cell>
          <table:table-cell office:value-type="float" office:value="116429067.024497" calcext:value-type="float">
            <text:p>116429067.024497</text:p>
          </table:table-cell>
          <table:table-cell office:value-type="float" office:value="117502496.860364" calcext:value-type="float">
            <text:p>117502496.860364</text:p>
          </table:table-cell>
          <table:table-cell office:value-type="float" office:value="118436104.328153" calcext:value-type="float">
            <text:p>118436104.328153</text:p>
          </table:table-cell>
          <table:table-cell table:number-columns-repeated="99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97606230517" calcext:value-type="float">
            <text:p>19.997606230517</text:p>
          </table:table-cell>
          <table:table-cell office:value-type="float" office:value="24.9809834534866" calcext:value-type="float">
            <text:p>24.9809834534866</text:p>
          </table:table-cell>
          <table:table-cell office:value-type="float" office:value="33.1765840755236" calcext:value-type="float">
            <text:p>33.1765840755236</text:p>
          </table:table-cell>
          <table:table-cell office:value-type="float" office:value="48.5759181870989" calcext:value-type="float">
            <text:p>48.5759181870989</text:p>
          </table:table-cell>
          <table:table-cell office:value-type="float" office:value="83.0184051100147" calcext:value-type="float">
            <text:p>83.0184051100147</text:p>
          </table:table-cell>
          <table:table-cell office:value-type="float" office:value="176.76792057064" calcext:value-type="float">
            <text:p>176.76792057064</text:p>
          </table:table-cell>
          <table:table-cell office:value-type="float" office:value="482.981890034275" calcext:value-type="float">
            <text:p>482.981890034275</text:p>
          </table:table-cell>
          <table:table-cell office:value-type="float" office:value="1635.26432424358" calcext:value-type="float">
            <text:p>1635.26432424358</text:p>
          </table:table-cell>
          <table:table-cell office:value-type="float" office:value="6416.73139732639" calcext:value-type="float">
            <text:p>6416.73139732639</text:p>
          </table:table-cell>
          <table:table-cell office:value-type="float" office:value="27575.6275320706" calcext:value-type="float">
            <text:p>27575.6275320706</text:p>
          </table:table-cell>
          <table:table-cell office:value-type="float" office:value="125174.522586737" calcext:value-type="float">
            <text:p>125174.522586737</text:p>
          </table:table-cell>
          <table:table-cell office:value-type="float" office:value="585906.890931171" calcext:value-type="float">
            <text:p>585906.890931171</text:p>
          </table:table-cell>
          <table:table-cell office:value-type="float" office:value="2745904.90501436" calcext:value-type="float">
            <text:p>2745904.90501436</text:p>
          </table:table-cell>
          <table:table-cell office:value-type="float" office:value="11874088.4226336" calcext:value-type="float">
            <text:p>11874088.4226336</text:p>
          </table:table-cell>
          <table:table-cell office:value-type="float" office:value="37865380.5826381" calcext:value-type="float">
            <text:p>37865380.5826381</text:p>
          </table:table-cell>
          <table:table-cell office:value-type="float" office:value="71266869.2651171" calcext:value-type="float">
            <text:p>71266869.2651171</text:p>
          </table:table-cell>
          <table:table-cell office:value-type="float" office:value="91645475.2221722" calcext:value-type="float">
            <text:p>91645475.2221722</text:p>
          </table:table-cell>
          <table:table-cell office:value-type="float" office:value="101387179.916665" calcext:value-type="float">
            <text:p>101387179.916665</text:p>
          </table:table-cell>
          <table:table-cell office:value-type="float" office:value="106508222.850757" calcext:value-type="float">
            <text:p>106508222.850757</text:p>
          </table:table-cell>
          <table:table-cell office:value-type="float" office:value="109693040.383117" calcext:value-type="float">
            <text:p>109693040.383117</text:p>
          </table:table-cell>
          <table:table-cell office:value-type="float" office:value="111966516.236747" calcext:value-type="float">
            <text:p>111966516.236747</text:p>
          </table:table-cell>
          <table:table-cell office:value-type="float" office:value="113741761.369536" calcext:value-type="float">
            <text:p>113741761.369536</text:p>
          </table:table-cell>
          <table:table-cell office:value-type="float" office:value="115202730.979426" calcext:value-type="float">
            <text:p>115202730.979426</text:p>
          </table:table-cell>
          <table:table-cell office:value-type="float" office:value="116441372.937636" calcext:value-type="float">
            <text:p>116441372.937636</text:p>
          </table:table-cell>
          <table:table-cell office:value-type="float" office:value="117509603.449816" calcext:value-type="float">
            <text:p>117509603.449816</text:p>
          </table:table-cell>
          <table:table-cell office:value-type="float" office:value="118440331.404258" calcext:value-type="float">
            <text:p>118440331.404258</text:p>
          </table:table-cell>
          <table:table-cell table:number-columns-repeated="99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9.99mm" svg:height="89.99mm" svg:x="220.45mm" svg:y="26mm">
            <draw:object draw:notify-on-update-of-ranges="Sheet2.A12:Sheet2.A23 Sheet2.B12:Sheet2.B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72.88mm" svg:y="121.87mm">
            <draw:object draw:notify-on-update-of-ranges="Sheet2.D15:Sheet2.D30 Sheet2.E15:Sheet2.E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248.75mm" svg:y="218.43mm">
            <draw:object draw:notify-on-update-of-ranges="Sheet2.G19:Sheet2.G39 Sheet2.H19:Sheet2.H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209.27mm" svg:y="244.84mm">
            <draw:object draw:notify-on-update-of-ranges="Sheet2.J30:Sheet2.J82 Sheet2.K30:Sheet2.K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260.05mm" svg:height="146.27mm" svg:x="184.66mm" svg:y="327.86mm">
            <draw:object draw:notify-on-update-of-ranges="Sheet2.J55:Sheet2.J82 Sheet2.K55:Sheet2.K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=3.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=2.5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=2.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=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59138701415" calcext:value-type="float">
            <text:p>17.759138701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1182584279243" calcext:value-type="float">
            <text:p>16.1182584279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20225987661" calcext:value-type="float">
            <text:p>14.9202259876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544074417186" calcext:value-type="float">
            <text:p>12.5544074417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5318915468115" calcext:value-type="float">
            <text:p>29.5318915468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4825012669467" calcext:value-type="float">
            <text:p>24.48250126694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108522297838" calcext:value-type="float">
            <text:p>21.108522297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217564729006" calcext:value-type="float">
            <text:p>15.217564729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3944019357009" calcext:value-type="float">
            <text:p>47.39440193570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9172183775815" calcext:value-type="float">
            <text:p>35.91721837758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8917034062981" calcext:value-type="float">
            <text:p>28.89170340629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94101696924" calcext:value-type="float">
            <text:p>17.994101696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967486039259" calcext:value-type="float">
            <text:p>74.4967486039259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51.5495652447605" calcext:value-type="float">
            <text:p>51.54956524476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8.6808121709536" calcext:value-type="float">
            <text:p>38.68081217095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8888452861994" calcext:value-type="float">
            <text:p>20.8888452861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.618461587823" calcext:value-type="float">
            <text:p>115.61846158782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72.9204693527972" calcext:value-type="float">
            <text:p>72.920469352797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0.992827535812" calcext:value-type="float">
            <text:p>50.9928275358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906827934461" calcext:value-type="float">
            <text:p>23.9068279344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.011386718337" calcext:value-type="float">
            <text:p>178.011386718337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02.136522489683" calcext:value-type="float">
            <text:p>102.13652248968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66.4779667878433" calcext:value-type="float">
            <text:p>66.4779667878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.0532963246992" calcext:value-type="float">
            <text:p>27.0532963246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.678528608743" calcext:value-type="float">
            <text:p>272.6785286087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077630680318" calcext:value-type="float">
            <text:p>142.077630680318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85.9540241766432" calcext:value-type="float">
            <text:p>85.95402417664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.3337205061551" calcext:value-type="float">
            <text:p>30.333720506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.31437369425" calcext:value-type="float">
            <text:p>416.314373694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6.680888941183" calcext:value-type="float">
            <text:p>196.6808889411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0.44955926814" calcext:value-type="float">
            <text:p>110.449559268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.7538034034924" calcext:value-type="float">
            <text:p>33.75380340349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4.248815827243" calcext:value-type="float">
            <text:p>634.2488158272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1.328660433504" calcext:value-type="float">
            <text:p>271.3286604335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1.258215708105" calcext:value-type="float">
            <text:p>141.2582157081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.3194907307794" calcext:value-type="float">
            <text:p>37.3194907307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4.913719758057" calcext:value-type="float">
            <text:p>964.9137197580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3.379108843291" calcext:value-type="float">
            <text:p>373.3791088432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0.007038784061" calcext:value-type="float">
            <text:p>180.0070387840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.0369813275144" calcext:value-type="float">
            <text:p>41.0369813275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6.61950667623" calcext:value-type="float">
            <text:p>1466.619506676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2.891470189546" calcext:value-type="float">
            <text:p>512.8914701895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8.742399311037" calcext:value-type="float">
            <text:p>228.7423993110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4.9127379346592" calcext:value-type="float">
            <text:p>44.9127379346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27.83612859425" calcext:value-type="float">
            <text:p>2227.836128594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3.617537561712" calcext:value-type="float">
            <text:p>703.6175375617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0.03806092758" calcext:value-type="float">
            <text:p>290.038060927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.9534984294113" calcext:value-type="float">
            <text:p>48.9534984294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2.78989666116" calcext:value-type="float">
            <text:p>3382.789896661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4.357057308891" calcext:value-type="float">
            <text:p>964.3570573088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7.131096909206" calcext:value-type="float">
            <text:p>367.1310969092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3.1662875382362" calcext:value-type="float">
            <text:p>53.1662875382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35.12300098435" calcext:value-type="float">
            <text:p>5135.123000984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20.81057637947" calcext:value-type="float">
            <text:p>1320.810576379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64.092832737161" calcext:value-type="float">
            <text:p>464.0928327371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.5584290485296" calcext:value-type="float">
            <text:p>57.5584290485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93.7796236837" calcext:value-type="float">
            <text:p>7793.77962368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8.11225838783" calcext:value-type="float">
            <text:p>1808.112258387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6.043839401112" calcext:value-type="float">
            <text:p>586.0438394011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2.1375585401197" calcext:value-type="float">
            <text:p>62.13755854011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27.4276675028" calcext:value-type="float">
            <text:p>11827.42766750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74.2921052367" calcext:value-type="float">
            <text:p>2474.29210523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39.424327180004" calcext:value-type="float">
            <text:p>739.4243271800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.9116366587507" calcext:value-type="float">
            <text:p>66.9116366587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46.9684586411" calcext:value-type="float">
            <text:p>17946.9684586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85.00843477495" calcext:value-type="float">
            <text:p>3385.008434774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32.334212861137" calcext:value-type="float">
            <text:p>932.3342128611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1.8889629546043" calcext:value-type="float">
            <text:p>71.8889629546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230.5815926303" calcext:value-type="float">
            <text:p>27230.58159263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30.01630282219" calcext:value-type="float">
            <text:p>4630.016302822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74.96080885087" calcext:value-type="float">
            <text:p>1174.960808850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7.0781903099199" calcext:value-type="float">
            <text:p>77.0781903099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13.1185863715" calcext:value-type="float">
            <text:p>41313.11858637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332.00797401957" calcext:value-type="float">
            <text:p>6332.007974019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80.11670363643" calcext:value-type="float">
            <text:p>1480.116703636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2.4883399807844" calcext:value-type="float">
            <text:p>82.48833998078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672.6975462257" calcext:value-type="float">
            <text:p>62672.69754622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658.69405562862" calcext:value-type="float">
            <text:p>8658.694055628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63.91621223773" calcext:value-type="float">
            <text:p>1863.916212237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.1288172792347" calcext:value-type="float">
            <text:p>88.1288172792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063.7819602351" calcext:value-type="float">
            <text:p>95063.78196023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839.3109018418" calcext:value-type="float">
            <text:p>11839.31090184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46.62607724582" calcext:value-type="float">
            <text:p>2346.6260772458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.0094279229218" calcext:value-type="float">
            <text:p>94.00942792292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170.229635635" calcext:value-type="float">
            <text:p>144170.2296356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187.1716326158" calcext:value-type="float">
            <text:p>16187.17163261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53.73527795112" calcext:value-type="float">
            <text:p>2953.735277951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0.140395080762" calcext:value-type="float">
            <text:p>100.1403950807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586.859596425" calcext:value-type="float">
            <text:p>218586.8595964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130.4653040053" calcext:value-type="float">
            <text:p>22130.46530400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17.30033609611" calcext:value-type="float">
            <text:p>3717.300336096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6.53237714418" calcext:value-type="float">
            <text:p>106.53237714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1287.507264512" calcext:value-type="float">
            <text:p>331287.5072645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254.3058567001" calcext:value-type="float">
            <text:p>30254.30585670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677.6369922646" calcext:value-type="float">
            <text:p>4677.63699226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3.196486254852" calcext:value-type="float">
            <text:p>113.196486254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1803.996541408" calcext:value-type="float">
            <text:p>501803.9965414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1358.1116097339" calcext:value-type="float">
            <text:p>41358.11160973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85.44731816349" calcext:value-type="float">
            <text:p>5885.447318163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.144307621122" calcext:value-type="float">
            <text:p>120.1443076211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9422.219073885" calcext:value-type="float">
            <text:p>759422.2190738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6533.8516715769" calcext:value-type="float">
            <text:p>56533.85167157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404.4941661373" calcext:value-type="float">
            <text:p>7404.49416613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7.387919656672" calcext:value-type="float">
            <text:p>127.3879196566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7783.57080679" calcext:value-type="float">
            <text:p>1147783.570806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272.6489311891" calcext:value-type="float">
            <text:p>77272.64893118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14.96350998732" calcext:value-type="float">
            <text:p>9314.963509987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4.939914976449" calcext:value-type="float">
            <text:p>134.9399149764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1314.27646653" calcext:value-type="float">
            <text:p>1731314.276466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5609.831426385" calcext:value-type="float">
            <text:p>105609.8314263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717.6911596724" calcext:value-type="float">
            <text:p>11717.69115967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2.813422286309" calcext:value-type="float">
            <text:p>142.8134222863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03770.75156811" calcext:value-type="float">
            <text:p>2603770.751568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4321.954601348" calcext:value-type="float">
            <text:p>144321.9546013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739.4753487282" calcext:value-type="float">
            <text:p>14739.475348728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1.022129204448" calcext:value-type="float">
            <text:p>151.022129204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98624.57395136" calcext:value-type="float">
            <text:p>3898624.573951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7193.772431415" calcext:value-type="float">
            <text:p>197193.7724314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539.7530396002" calcext:value-type="float">
            <text:p>18539.7530396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.580306054245" calcext:value-type="float">
            <text:p>159.580306054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99533.48145123" calcext:value-type="float">
            <text:p>5799533.481451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69378.793121861" calcext:value-type="float">
            <text:p>269378.7931218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318.9882309575" calcext:value-type="float">
            <text:p>23318.988230957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.502830669887" calcext:value-type="float">
            <text:p>168.502830669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46073.80999565" calcext:value-type="float">
            <text:p>8546073.809995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7883.993125408" calcext:value-type="float">
            <text:p>367883.9931254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9329.2084655673" calcext:value-type="float">
            <text:p>29329.20846556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7.805214257849" calcext:value-type="float">
            <text:p>177.805214257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424859.5303415" calcext:value-type="float">
            <text:p>12424859.53034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2217.292751395" calcext:value-type="float">
            <text:p>502217.2927513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6887.2352386619" calcext:value-type="float">
            <text:p>36887.23523866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7.503628359196" calcext:value-type="float">
            <text:p>187.503628359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30737.075989" calcext:value-type="float">
            <text:p>17730737.0759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5244.737580309" calcext:value-type="float">
            <text:p>685244.7375803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6391.2900390727" calcext:value-type="float">
            <text:p>46391.29003907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7.614932959527" calcext:value-type="float">
            <text:p>197.6149329595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83576.9791488" calcext:value-type="float">
            <text:p>24683576.97914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34311.015460504" calcext:value-type="float">
            <text:p>934311.0154605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341.8261805982" calcext:value-type="float">
            <text:p>58341.82618059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8.156705795417" calcext:value-type="float">
            <text:p>208.1567057954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305747.0213826" calcext:value-type="float">
            <text:p>33305747.02138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72677.78125512" calcext:value-type="float">
            <text:p>1272677.781255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3367.6442114681" calcext:value-type="float">
            <text:p>73367.64421146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9.147272908267" calcext:value-type="float">
            <text:p>219.1472729082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309409.6257998" calcext:value-type="float">
            <text:p>43309409.62579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31321.17561568" calcext:value-type="float">
            <text:p>1731321.175615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258.6032146554" calcext:value-type="float">
            <text:p>92258.603214655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0.605740498652" calcext:value-type="float">
            <text:p>230.6057404986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081674.0201767" calcext:value-type="float">
            <text:p>54081674.02017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1088.48227491" calcext:value-type="float">
            <text:p>2351088.482274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6006.550026861" calcext:value-type="float">
            <text:p>116006.5500268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2.552028136497" calcext:value-type="float">
            <text:p>242.5520281364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824634.6420812" calcext:value-type="float">
            <text:p>64824634.642081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85120.38921023" calcext:value-type="float">
            <text:p>3185120.38921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5856.461596663" calcext:value-type="float">
            <text:p>145856.46159666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5.006903384782" calcext:value-type="float">
            <text:p>255.0069033847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794013.330197" calcext:value-type="float">
            <text:p>74794013.3301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01265.09279919" calcext:value-type="float">
            <text:p>4301265.092799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3370.239458218" calcext:value-type="float">
            <text:p>183370.2394582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7.992017896945" calcext:value-type="float">
            <text:p>267.992017896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494467.5215514" calcext:value-type="float">
            <text:p>83494467.52155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783901.77651188" calcext:value-type="float">
            <text:p>5783901.7765118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0506.113362358" calcext:value-type="float">
            <text:p>230506.1133623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1.529945050634" calcext:value-type="float">
            <text:p>281.5299450506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735044.7921161" calcext:value-type="float">
            <text:p>90735044.792116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34125.02588489" calcext:value-type="float">
            <text:p>7734125.025884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89717.200246334" calcext:value-type="float">
            <text:p>289717.2002463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95.644219183261" calcext:value-type="float">
            <text:p>295.6442191832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563776.6245225" calcext:value-type="float">
            <text:p>96563776.624522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266655.3893121" calcext:value-type="float">
            <text:p>10266655.38931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4073.408733948" calcext:value-type="float">
            <text:p>364073.4087339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0.359376497433" calcext:value-type="float">
            <text:p>310.3593764974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60350.459438" calcext:value-type="float">
            <text:p>101160350.4594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501337.0738242" calcext:value-type="float">
            <text:p>13501337.07382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7411.539526146" calcext:value-type="float">
            <text:p>457411.5395261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25.700997707377" calcext:value-type="float">
            <text:p>325.7009977073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747022.812064" calcext:value-type="float">
            <text:p>104747022.8120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547153.7914114" calcext:value-type="float">
            <text:p>17547153.79141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4519.032338183" calcext:value-type="float">
            <text:p>574519.0323381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1.695752500384" calcext:value-type="float">
            <text:p>341.6957525003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7536252.254159" calcext:value-type="float">
            <text:p>107536252.25415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478133.4217166" calcext:value-type="float">
            <text:p>22478133.42171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21357.214810849" calcext:value-type="float">
            <text:p>721357.2148108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8.371445890533" calcext:value-type="float">
            <text:p>358.3714458905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708503.17992" calcext:value-type="float">
            <text:p>109708503.1799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8304029.4451577" calcext:value-type="float">
            <text:p>28304029.44515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05329.890299401" calcext:value-type="float">
            <text:p>905329.89029940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5.757066545159" calcext:value-type="float">
            <text:p>375.7570665451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407760.361467" calcext:value-type="float">
            <text:p>111407760.3614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943842.0478659" calcext:value-type="float">
            <text:p>34943842.04786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35602.29442394" calcext:value-type="float">
            <text:p>1135602.2944239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3.882837168046" calcext:value-type="float">
            <text:p>393.8828371680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745088.94769" calcext:value-type="float">
            <text:p>112745088.9476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2214343.4003904" calcext:value-type="float">
            <text:p>42214343.40039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23473.29275007" calcext:value-type="float">
            <text:p>1423473.29275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12.780267026816" calcext:value-type="float">
            <text:p>412.780267026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804720.813353" calcext:value-type="float">
            <text:p>113804720.8133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844279.8588224" calcext:value-type="float">
            <text:p>49844279.85882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82799.35488493" calcext:value-type="float">
            <text:p>1782799.354884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2.482206715695" calcext:value-type="float">
            <text:p>432.4822067156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650114.712593" calcext:value-type="float">
            <text:p>114650114.71259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7515376.8236351" calcext:value-type="float">
            <text:p>57515376.82363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230461.15970051" calcext:value-type="float">
            <text:p>2230461.159700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53.022905248824" calcext:value-type="float">
            <text:p>453.0229052488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5329070.034241" calcext:value-type="float">
            <text:p>115329070.03424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4917859.218441" calcext:value-type="float">
            <text:p>64917859.21844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786851.13239579" calcext:value-type="float">
            <text:p>2786851.1323957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74.438069583182" calcext:value-type="float">
            <text:p>474.4380695831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5877728.65938" calcext:value-type="float">
            <text:p>115877728.6593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800422.837688" calcext:value-type="float">
            <text:p>71800422.8376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476340.96728735" calcext:value-type="float">
            <text:p>3476340.9672873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96.764926674543" calcext:value-type="float">
            <text:p>496.7649266745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323589.108759" calcext:value-type="float">
            <text:p>116323589.1087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7998572.8021288" calcext:value-type="float">
            <text:p>77998572.80212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27660.45518359" calcext:value-type="float">
            <text:p>4327660.455183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0.042288174115" calcext:value-type="float">
            <text:p>520.042288174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6687733.343384" calcext:value-type="float">
            <text:p>116687733.3433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3437329.9893929" calcext:value-type="float">
            <text:p>83437329.989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74081.69401839" calcext:value-type="float">
            <text:p>5374081.6940183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4.310617878273" calcext:value-type="float">
            <text:p>544.310617878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6986457.999289" calcext:value-type="float">
            <text:p>116986457.9992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115255.2463573" calcext:value-type="float">
            <text:p>88115255.24635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653257.23751232" calcext:value-type="float">
            <text:p>6653257.237512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69.612102048421" calcext:value-type="float">
            <text:p>569.6121020484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232467.101843" calcext:value-type="float">
            <text:p>117232467.10184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2080728.2805746" calcext:value-type="float">
            <text:p>92080728.28057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206512.77495406" calcext:value-type="float">
            <text:p>8206512.774954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5.990722723074" calcext:value-type="float">
            <text:p>595.9907227230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7435746.153481" calcext:value-type="float">
            <text:p>117435746.15348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5409245.492891" calcext:value-type="float">
            <text:p>95409245.4928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77358.2075434" calcext:value-type="float">
            <text:p>10077358.20754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23.492334149414" calcext:value-type="float">
            <text:p>623.4923341494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7604205.921198" calcext:value-type="float">
            <text:p>117604205.9211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8186112.7294707" calcext:value-type="float">
            <text:p>98186112.72947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308980.0035412" calcext:value-type="float">
            <text:p>12308980.00354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52.164742466983" calcext:value-type="float">
            <text:p>652.1647424669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744159.806997" calcext:value-type="float">
            <text:p>117744159.8069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495321.836533" calcext:value-type="float">
            <text:p>100495321.8365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940548.0014348" calcext:value-type="float">
            <text:p>14940548.00143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2.057788781758" calcext:value-type="float">
            <text:p>682.0577887817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860680.605111" calcext:value-type="float">
            <text:p>117860680.6051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2413533.676525" calcext:value-type="float">
            <text:p>102413533.6765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8002350.6212263" calcext:value-type="float">
            <text:p>18002350.621226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13.223435774912" calcext:value-type="float">
            <text:p>713.2234357749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957869.394176" calcext:value-type="float">
            <text:p>117957869.3941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4007578.417259" calcext:value-type="float">
            <text:p>104007578.4172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1510086.7163599" calcext:value-type="float">
            <text:p>21510086.71635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45.71585799634" calcext:value-type="float">
            <text:p>745.715857996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8039059.999495" calcext:value-type="float">
            <text:p>118039059.9994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5334066.81564" calcext:value-type="float">
            <text:p>105334066.815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5459063.6172561" calcext:value-type="float">
            <text:p>25459063.61725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79.591535999871" calcext:value-type="float">
            <text:p>779.591535999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106975.852716" calcext:value-type="float">
            <text:p>118106975.8527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6440103.222837" calcext:value-type="float">
            <text:p>106440103.2228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9819469.805228" calcext:value-type="float">
            <text:p>29819469.8052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14.90935448329" calcext:value-type="float">
            <text:p>814.909354483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163851.392721" calcext:value-type="float">
            <text:p>118163851.3927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7364465.28204" calcext:value-type="float">
            <text:p>107364465.2820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4534111.6478688" calcext:value-type="float">
            <text:p>34534111.64786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1.730704603538" calcext:value-type="float">
            <text:p>851.7307046035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211526.826336" calcext:value-type="float">
            <text:p>118211526.82633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8138891.43639" calcext:value-type="float">
            <text:p>108138891.4363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9519809.7517973" calcext:value-type="float">
            <text:p>39519809.751797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90.119590644495" calcext:value-type="float">
            <text:p>890.1195906444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251522.698016" calcext:value-type="float">
            <text:p>118251522.698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8789295.686448" calcext:value-type="float">
            <text:p>108789295.6864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672938.2106854" calcext:value-type="float">
            <text:p>44672938.21068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30.142741222522" calcext:value-type="float">
            <text:p>930.1427412225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8285099.021204" calcext:value-type="float">
            <text:p>118285099.02120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9336833.786193" calcext:value-type="float">
            <text:p>109336833.78619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878503.5319386" calcext:value-type="float">
            <text:p>49878503.53193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71.869725222448" calcext:value-type="float">
            <text:p>971.869725222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8313302.502208" calcext:value-type="float">
            <text:p>118313302.5022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9798801.577888" calcext:value-type="float">
            <text:p>109798801.5778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021099.9080359" calcext:value-type="float">
            <text:p>55021099.90803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15.37307266521" calcext:value-type="float">
            <text:p>1015.373072665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8337004.501794" calcext:value-type="float">
            <text:p>118337004.5017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0189373.727569" calcext:value-type="float">
            <text:p>110189373.7275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9995515.2405764" calcext:value-type="float">
            <text:p>59995515.24057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0.72840071659" calcext:value-type="float">
            <text:p>1060.728400716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8356931.733195" calcext:value-type="float">
            <text:p>118356931.7331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0520202.492355" calcext:value-type="float">
            <text:p>110520202.49235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4714956.9171269" calcext:value-type="float">
            <text:p>64714956.91712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08.01454505573" calcext:value-type="float">
            <text:p>1108.014545055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373691.219772" calcext:value-type="float">
            <text:p>118373691.2197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0800899.080279" calcext:value-type="float">
            <text:p>110800899.0802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9115698.9880051" calcext:value-type="float">
            <text:p>69115698.98800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57.31369683091" calcext:value-type="float">
            <text:p>1157.313696830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8387790.683127" calcext:value-type="float">
            <text:p>118387790.6831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1039419.080122" calcext:value-type="float">
            <text:p>111039419.0801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158015.6258066" calcext:value-type="float">
            <text:p>73158015.625806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08.71154544025" calcext:value-type="float">
            <text:p>1208.711545440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399655.269221" calcext:value-type="float">
            <text:p>118399655.2692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1242370.735345" calcext:value-type="float">
            <text:p>111242370.73534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824125.4198232" calcext:value-type="float">
            <text:p>76824125.419823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62.29742738467" calcext:value-type="float">
            <text:p>1262.297427384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409641.32164" calcext:value-type="float">
            <text:p>118409641.321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1415261.728048" calcext:value-type="float">
            <text:p>111415261.72804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114290.611882" calcext:value-type="float">
            <text:p>80114290.61188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18.164481451" calcext:value-type="float">
            <text:p>1318.164481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8418047.760507" calcext:value-type="float">
            <text:p>118418047.7605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562697.191854" calcext:value-type="float">
            <text:p>111562697.1918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3042206.3442258" calcext:value-type="float">
            <text:p>83042206.34422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76.40981049442" calcext:value-type="float">
            <text:p>1376.409810494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8425125.510103" calcext:value-type="float">
            <text:p>118425125.5101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1688539.109599" calcext:value-type="float">
            <text:p>111688539.1095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630540.8028795" calcext:value-type="float">
            <text:p>85630540.802879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37.13465010006" calcext:value-type="float">
            <text:p>1437.134650100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431085.32913" calcext:value-type="float">
            <text:p>118431085.329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1796035.124962" calcext:value-type="float">
            <text:p>111796035.12496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907132.989901" calcext:value-type="float">
            <text:p>87907132.98990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00.44454441653" calcext:value-type="float">
            <text:p>1500.44454441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8436104.328153" calcext:value-type="float">
            <text:p>118436104.32815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1887923.08095" calcext:value-type="float">
            <text:p>111887923.080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9902047.3116888" calcext:value-type="float">
            <text:p>89902047.31168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66.44952946523" calcext:value-type="float">
            <text:p>1566.449529465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440331.404258" calcext:value-type="float">
            <text:p>118440331.4042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1966516.236747" calcext:value-type="float">
            <text:p>111966516.2367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1645475.2221722" calcext:value-type="float">
            <text:p>91645475.22217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35.26432424358" calcext:value-type="float">
            <text:p>1635.26432424358</text:p>
          </table:table-cell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shapes>
          <draw:frame draw:z-index="0" draw:style-name="gr1" draw:text-style-name="P1" svg:width="159.99mm" svg:height="89.99mm" svg:x="275.46mm" svg:y="19.06mm">
            <draw:object draw:notify-on-update-of-ranges="Sheet3.A1:Sheet3.A1 Sheet3.A2:Sheet3.A82 Sheet3.B1:Sheet3.B1 Sheet3.B2:Sheet3.B82 Sheet3.A1:Sheet3.A1 Sheet3.A2:Sheet3.A82 Sheet3.C1:Sheet3.C1 Sheet3.C2:Sheet3.C8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263.99mm" svg:y="129.52mm">
            <draw:object draw:notify-on-update-of-ranges="Sheet3.E1:Sheet3.E1 Sheet3.E2:Sheet3.E82 Sheet3.F1:Sheet3.F1 Sheet3.F2:Sheet3.F82 Sheet3.E1:Sheet3.E1 Sheet3.E2:Sheet3.E82 Sheet3.G1:Sheet3.G1 Sheet3.G2:Sheet3.G8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5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=2.0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R=0.5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R=1.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*(2*EXP(0.208460960385849*[.A2])-1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*(-1*EXP(0.208460960385849*-0.5*[.E2])+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+0.208460960385849*[.I2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355835862425" calcext:value-type="float">
            <text:p>14.6355835862425</text:p>
          </table:table-cell>
          <table:table-cell table:formula="of:=10*(2*EXP(0.208460960385849*[.A3])-1)" office:value-type="float" office:value="14.6356168174702" calcext:value-type="float">
            <text:p>14.63561681747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9898268343395" calcext:value-type="float">
            <text:p>10.9898268343395</text:p>
          </table:table-cell>
          <table:table-cell table:formula="of:=10*(-1*EXP(0.208460960385849*-0.5*[.E3])+2)" office:value-type="float" office:value="10.98982393224" calcext:value-type="float">
            <text:p>10.98982393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0846094026646" calcext:value-type="float">
            <text:p>12.0846094026646</text:p>
          </table:table-cell>
          <table:table-cell table:formula="of:=10+10*0.208460960385849*[.I3]" office:value-type="float" office:value="12.0846096038585" calcext:value-type="float">
            <text:p>12.084609603858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3455985434739" calcext:value-type="float">
            <text:p>20.3455985434739</text:p>
          </table:table-cell>
          <table:table-cell table:formula="of:=10*(2*EXP(0.208460960385849*[.A4])-1)" office:value-type="float" office:value="20.345680798861" calcext:value-type="float">
            <text:p>20.3456807988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816779291463" calcext:value-type="float">
            <text:p>11.8816779291463</text:p>
          </table:table-cell>
          <table:table-cell table:formula="of:=10*(-1*EXP(0.208460960385849*-0.5*[.E4])+2)" office:value-type="float" office:value="11.8816727227966" calcext:value-type="float">
            <text:p>11.88167272279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1692187291382" calcext:value-type="float">
            <text:p>14.1692187291382</text:p>
          </table:table-cell>
          <table:table-cell table:formula="of:=10+10*0.208460960385849*[.I4]" office:value-type="float" office:value="14.169219207717" calcext:value-type="float">
            <text:p>14.1692192077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790754022574" calcext:value-type="float">
            <text:p>27.3790754022574</text:p>
          </table:table-cell>
          <table:table-cell table:formula="of:=10*(2*EXP(0.208460960385849*[.A5])-1)" office:value-type="float" office:value="27.3792282113002" calcext:value-type="float">
            <text:p>27.3792282113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6852511883405" calcext:value-type="float">
            <text:p>12.6852511883405</text:p>
          </table:table-cell>
          <table:table-cell table:formula="of:=10*(-1*EXP(0.208460960385849*-0.5*[.E5])+2)" office:value-type="float" office:value="12.6852441856699" calcext:value-type="float">
            <text:p>12.6852441856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2538279722288" calcext:value-type="float">
            <text:p>16.2538279722288</text:p>
          </table:table-cell>
          <table:table-cell table:formula="of:=10+10*0.208460960385849*[.I5]" office:value-type="float" office:value="16.2538288115755" calcext:value-type="float">
            <text:p>16.253828811575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0427646138532" calcext:value-type="float">
            <text:p>36.0427646138532</text:p>
          </table:table-cell>
          <table:table-cell table:formula="of:=10*(2*EXP(0.208460960385849*[.A6])-1)" office:value-type="float" office:value="36.0430171573181" calcext:value-type="float">
            <text:p>36.04301715731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4092845910598" calcext:value-type="float">
            <text:p>13.4092845910598</text:p>
          </table:table-cell>
          <table:table-cell table:formula="of:=10*(-1*EXP(0.208460960385849*-0.5*[.E6])+2)" office:value-type="float" office:value="13.4092762220215" calcext:value-type="float">
            <text:p>13.4092762220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3384371247447" calcext:value-type="float">
            <text:p>18.3384371247447</text:p>
          </table:table-cell>
          <table:table-cell table:formula="of:=10+10*0.208460960385849*[.I6]" office:value-type="float" office:value="18.338438415434" calcext:value-type="float">
            <text:p>18.33843841543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7145147326246" calcext:value-type="float">
            <text:p>46.7145147326246</text:p>
          </table:table-cell>
          <table:table-cell table:formula="of:=10*(2*EXP(0.208460960385849*[.A7])-1)" office:value-type="float" office:value="46.7149063903948" calcext:value-type="float">
            <text:p>46.71490639039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.0616512076132" calcext:value-type="float">
            <text:p>14.0616512076132</text:p>
          </table:table-cell>
          <table:table-cell table:formula="of:=10*(-1*EXP(0.208460960385849*-0.5*[.E7])+2)" office:value-type="float" office:value="14.0616418346441" calcext:value-type="float">
            <text:p>14.0616418346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4230461794939" calcext:value-type="float">
            <text:p>20.4230461794939</text:p>
          </table:table-cell>
          <table:table-cell table:formula="of:=10+10*0.208460960385849*[.I7]" office:value-type="float" office:value="20.4230480192925" calcext:value-type="float">
            <text:p>20.423048019292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8597513331244" calcext:value-type="float">
            <text:p>59.8597513331244</text:p>
          </table:table-cell>
          <table:table-cell table:formula="of:=10*(2*EXP(0.208460960385849*[.A8])-1)" office:value-type="float" office:value="59.8603350836229" calcext:value-type="float">
            <text:p>59.86033508362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.649444810498" calcext:value-type="float">
            <text:p>14.649444810498</text:p>
          </table:table-cell>
          <table:table-cell table:formula="of:=10*(-1*EXP(0.208460960385849*-0.5*[.E8])+2)" office:value-type="float" office:value="14.6494347376724" calcext:value-type="float">
            <text:p>14.64943473767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5076551292847" calcext:value-type="float">
            <text:p>22.5076551292847</text:p>
          </table:table-cell>
          <table:table-cell table:formula="of:=10+10*0.208460960385849*[.I8]" office:value-type="float" office:value="22.5076576231509" calcext:value-type="float">
            <text:p>22.507657623150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.0517753217594" calcext:value-type="float">
            <text:p>76.0517753217594</text:p>
          </table:table-cell>
          <table:table-cell table:formula="of:=10*(2*EXP(0.208460960385849*[.A9])-1)" office:value-type="float" office:value="76.0526222930102" calcext:value-type="float">
            <text:p>76.05262229301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.1790570114069" calcext:value-type="float">
            <text:p>15.1790570114069</text:p>
          </table:table-cell>
          <table:table-cell table:formula="of:=10*(-1*EXP(0.208460960385849*-0.5*[.E9])+2)" office:value-type="float" office:value="15.1790464924388" calcext:value-type="float">
            <text:p>15.17904649243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5922639669251" calcext:value-type="float">
            <text:p>24.5922639669251</text:p>
          </table:table-cell>
          <table:table-cell table:formula="of:=10+10*0.208460960385849*[.I9]" office:value-type="float" office:value="24.5922672270094" calcext:value-type="float">
            <text:p>24.592267227009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9967658598997" calcext:value-type="float">
            <text:p>95.9967658598997</text:p>
          </table:table-cell>
          <table:table-cell table:formula="of:=10*(2*EXP(0.208460960385849*[.A10])-1)" office:value-type="float" office:value="95.9979714474546" calcext:value-type="float">
            <text:p>95.99797144745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656246763005" calcext:value-type="float">
            <text:p>15.656246763005</text:p>
          </table:table-cell>
          <table:table-cell table:formula="of:=10*(-1*EXP(0.208460960385849*-0.5*[.E10])+2)" office:value-type="float" office:value="15.6562360082388" calcext:value-type="float">
            <text:p>15.65623600823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6768726852233" calcext:value-type="float">
            <text:p>26.6768726852233</text:p>
          </table:table-cell>
          <table:table-cell table:formula="of:=10+10*0.208460960385849*[.I10]" office:value-type="float" office:value="26.6768768308679" calcext:value-type="float">
            <text:p>26.676876830867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.564578269766" calcext:value-type="float">
            <text:p>120.564578269766</text:p>
          </table:table-cell>
          <table:table-cell table:formula="of:=10*(2*EXP(0.208460960385849*[.A11])-1)" office:value-type="float" office:value="120.566270400432" calcext:value-type="float">
            <text:p>120.566270400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0862029812332" calcext:value-type="float">
            <text:p>16.0862029812332</text:p>
          </table:table-cell>
          <table:table-cell table:formula="of:=10*(-1*EXP(0.208460960385849*-0.5*[.E11])+2)" office:value-type="float" office:value="16.0861921637436" calcext:value-type="float">
            <text:p>16.0861921637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.7614812769875" calcext:value-type="float">
            <text:p>28.7614812769875</text:p>
          </table:table-cell>
          <table:table-cell table:formula="of:=10+10*0.208460960385849*[.I11]" office:value-type="float" office:value="28.7614864347264" calcext:value-type="float">
            <text:p>28.7614864347264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.826679988819" calcext:value-type="float">
            <text:p>150.826679988819</text:p>
          </table:table-cell>
          <table:table-cell table:formula="of:=10*(2*EXP(0.208460960385849*[.A12])-1)" office:value-type="float" office:value="150.829030343562" calcext:value-type="float">
            <text:p>150.8290303435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4736009690858" calcext:value-type="float">
            <text:p>16.4736009690858</text:p>
          </table:table-cell>
          <table:table-cell table:formula="of:=10*(-1*EXP(0.208460960385849*-0.5*[.E12])+2)" office:value-type="float" office:value="16.4735902299951" calcext:value-type="float">
            <text:p>16.47359022999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.8460897350258" calcext:value-type="float">
            <text:p>30.8460897350258</text:p>
          </table:table-cell>
          <table:table-cell table:formula="of:=10+10*0.208460960385849*[.I12]" office:value-type="float" office:value="30.8460960385849" calcext:value-type="float">
            <text:p>30.846096038584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.10287888609" calcext:value-type="float">
            <text:p>188.10287888609</text:p>
          </table:table-cell>
          <table:table-cell table:formula="of:=10*(2*EXP(0.208460960385849*[.A13])-1)" office:value-type="float" office:value="188.106118233464" calcext:value-type="float">
            <text:p>188.1061182334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.822653255411" calcext:value-type="float">
            <text:p>16.822653255411</text:p>
          </table:table-cell>
          <table:table-cell table:formula="of:=10*(-1*EXP(0.208460960385849*-0.5*[.E13])+2)" office:value-type="float" office:value="16.8226427085187" calcext:value-type="float">
            <text:p>16.82264270851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.9306980521464" calcext:value-type="float">
            <text:p>32.9306980521464</text:p>
          </table:table-cell>
          <table:table-cell table:formula="of:=10+10*0.208460960385849*[.I13]" office:value-type="float" office:value="32.9307056424434" calcext:value-type="float">
            <text:p>32.930705642443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.018881617995" calcext:value-type="float">
            <text:p>234.018881617995</text:p>
          </table:table-cell>
          <table:table-cell table:formula="of:=10*(2*EXP(0.208460960385849*[.A14])-1)" office:value-type="float" office:value="234.023320899804" calcext:value-type="float">
            <text:p>234.0233208998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.1371554015481" calcext:value-type="float">
            <text:p>17.1371554015481</text:p>
          </table:table-cell>
          <table:table-cell table:formula="of:=10*(-1*EXP(0.208460960385849*-0.5*[.E14])+2)" office:value-type="float" office:value="17.1371451373573" calcext:value-type="float">
            <text:p>17.13714513735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.0153062211574" calcext:value-type="float">
            <text:p>35.0153062211574</text:p>
          </table:table-cell>
          <table:table-cell table:formula="of:=10+10*0.208460960385849*[.I14]" office:value-type="float" office:value="35.0153152463019" calcext:value-type="float">
            <text:p>35.0153152463019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.57719188414" calcext:value-type="float">
            <text:p>290.57719188414</text:p>
          </table:table-cell>
          <table:table-cell table:formula="of:=10*(2*EXP(0.208460960385849*[.A15])-1)" office:value-type="float" office:value="290.583251410706" calcext:value-type="float">
            <text:p>290.5832514107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4205272739007" calcext:value-type="float">
            <text:p>17.4205272739007</text:p>
          </table:table-cell>
          <table:table-cell table:formula="of:=10*(-1*EXP(0.208460960385849*-0.5*[.E15])+2)" office:value-type="float" office:value="17.4205173631146" calcext:value-type="float">
            <text:p>17.42051736311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.099914234867" calcext:value-type="float">
            <text:p>37.099914234867</text:p>
          </table:table-cell>
          <table:table-cell table:formula="of:=10+10*0.208460960385849*[.I15]" office:value-type="float" office:value="37.0999248501604" calcext:value-type="float">
            <text:p>37.09992485016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.24444001281" calcext:value-type="float">
            <text:p>360.24444001281</text:p>
          </table:table-cell>
          <table:table-cell table:formula="of:=10*(2*EXP(0.208460960385849*[.A16])-1)" office:value-type="float" office:value="360.252690175174" calcext:value-type="float">
            <text:p>360.2526901751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.6758502312376" calcext:value-type="float">
            <text:p>17.6758502312376</text:p>
          </table:table-cell>
          <table:table-cell table:formula="of:=10*(-1*EXP(0.208460960385849*-0.5*[.E16])+2)" office:value-type="float" office:value="17.6758407277933" calcext:value-type="float">
            <text:p>17.67584072779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.1845220860833" calcext:value-type="float">
            <text:p>39.1845220860833</text:p>
          </table:table-cell>
          <table:table-cell table:formula="of:=10+10*0.208460960385849*[.I16]" office:value-type="float" office:value="39.1845344540189" calcext:value-type="float">
            <text:p>39.18453445401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6.05895158563" calcext:value-type="float">
            <text:p>446.05895158563</text:p>
          </table:table-cell>
          <table:table-cell table:formula="of:=10*(2*EXP(0.208460960385849*[.A17])-1)" office:value-type="float" office:value="446.070170039655" calcext:value-type="float">
            <text:p>446.0701700396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.9059006310957" calcext:value-type="float">
            <text:p>17.9059006310957</text:p>
          </table:table-cell>
          <table:table-cell table:formula="of:=10*(-1*EXP(0.208460960385849*-0.5*[.E17])+2)" office:value-type="float" office:value="17.9058915747901" calcext:value-type="float">
            <text:p>17.90589157479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.2691297676146" calcext:value-type="float">
            <text:p>41.2691297676146</text:p>
          </table:table-cell>
          <table:table-cell table:formula="of:=10+10*0.208460960385849*[.I17]" office:value-type="float" office:value="41.2691440578774" calcext:value-type="float">
            <text:p>41.2691440578774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1.76324498033" calcext:value-type="float">
            <text:p>551.76324498033</text:p>
          </table:table-cell>
          <table:table-cell table:formula="of:=10*(2*EXP(0.208460960385849*[.A18])-1)" office:value-type="float" office:value="551.77849754877" calcext:value-type="float">
            <text:p>551.77849754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1131800196275" calcext:value-type="float">
            <text:p>18.1131800196275</text:p>
          </table:table-cell>
          <table:table-cell table:formula="of:=10*(-1*EXP(0.208460960385849*-0.5*[.E18])+2)" office:value-type="float" office:value="18.1131714383879" calcext:value-type="float">
            <text:p>18.11317143838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.3537372722688" calcext:value-type="float">
            <text:p>43.3537372722688</text:p>
          </table:table-cell>
          <table:table-cell table:formula="of:=10+10*0.208460960385849*[.I18]" office:value-type="float" office:value="43.3537536617359" calcext:value-type="float">
            <text:p>43.353753661735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1.967234152986" calcext:value-type="float">
            <text:p>681.967234152986</text:p>
          </table:table-cell>
          <table:table-cell table:formula="of:=10*(2*EXP(0.208460960385849*[.A19])-1)" office:value-type="float" office:value="681.987990095282" calcext:value-type="float">
            <text:p>681.9879900952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.2999423331755" calcext:value-type="float">
            <text:p>18.2999423331755</text:p>
          </table:table-cell>
          <table:table-cell table:formula="of:=10*(-1*EXP(0.208460960385849*-0.5*[.E19])+2)" office:value-type="float" office:value="18.2999342450197" calcext:value-type="float">
            <text:p>18.29993424501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.4383445928543" calcext:value-type="float">
            <text:p>45.4383445928543</text:p>
          </table:table-cell>
          <table:table-cell table:formula="of:=10+10*0.208460960385849*[.I19]" office:value-type="float" office:value="45.4383632655943" calcext:value-type="float">
            <text:p>45.438363265594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2.349250941061" calcext:value-type="float">
            <text:p>842.349250941061</text:p>
          </table:table-cell>
          <table:table-cell table:formula="of:=10*(2*EXP(0.208460960385849*[.A20])-1)" office:value-type="float" office:value="842.377548313936" calcext:value-type="float">
            <text:p>842.3775483139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4682184073613" calcext:value-type="float">
            <text:p>18.4682184073613</text:p>
          </table:table-cell>
          <table:table-cell table:formula="of:=10*(-1*EXP(0.208460960385849*-0.5*[.E20])+2)" office:value-type="float" office:value="18.4682108220858" calcext:value-type="float">
            <text:p>18.46821082208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.5229517221793" calcext:value-type="float">
            <text:p>47.5229517221793</text:p>
          </table:table-cell>
          <table:table-cell table:formula="of:=10+10*0.208460960385849*[.I20]" office:value-type="float" office:value="47.5229728694528" calcext:value-type="float">
            <text:p>47.522972869452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9.90364878945" calcext:value-type="float">
            <text:p>1039.90364878945</text:p>
          </table:table-cell>
          <table:table-cell table:formula="of:=10*(2*EXP(0.208460960385849*[.A21])-1)" office:value-type="float" office:value="1039.94233320384" calcext:value-type="float">
            <text:p>1039.94233320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.6198380601993" calcext:value-type="float">
            <text:p>18.6198380601993</text:p>
          </table:table-cell>
          <table:table-cell table:formula="of:=10*(-1*EXP(0.208460960385849*-0.5*[.E21])+2)" office:value-type="float" office:value="18.6198309808304" calcext:value-type="float">
            <text:p>18.61983098083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.6075586530517" calcext:value-type="float">
            <text:p>49.6075586530517</text:p>
          </table:table-cell>
          <table:table-cell table:formula="of:=10+10*0.208460960385849*[.I21]" office:value-type="float" office:value="49.6075824733113" calcext:value-type="float">
            <text:p>49.607582473311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3.24577862298" calcext:value-type="float">
            <text:p>1283.24577862298</text:p>
          </table:table-cell>
          <table:table-cell table:formula="of:=10*(2*EXP(0.208460960385849*[.A22])-1)" office:value-type="float" office:value="1283.29885006252" calcext:value-type="float">
            <text:p>1283.298850062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.7564499893638" calcext:value-type="float">
            <text:p>18.7564499893638</text:p>
          </table:table-cell>
          <table:table-cell table:formula="of:=10*(-1*EXP(0.208460960385849*-0.5*[.E22])+2)" office:value-type="float" office:value="18.7564434134014" calcext:value-type="float">
            <text:p>18.75644341340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.6921653782798" calcext:value-type="float">
            <text:p>51.6921653782798</text:p>
          </table:table-cell>
          <table:table-cell table:formula="of:=10+10*0.208460960385849*[.I22]" office:value-type="float" office:value="51.6921920771698" calcext:value-type="float">
            <text:p>51.692192077169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2.98762561159" calcext:value-type="float">
            <text:p>1582.98762561159</text:p>
          </table:table-cell>
          <table:table-cell table:formula="of:=10*(2*EXP(0.208460960385849*[.A23])-1)" office:value-type="float" office:value="1583.06074503076" calcext:value-type="float">
            <text:p>1583.060745030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.8795396999696" calcext:value-type="float">
            <text:p>18.8795396999696</text:p>
          </table:table-cell>
          <table:table-cell table:formula="of:=10*(-1*EXP(0.208460960385849*-0.5*[.E23])+2)" office:value-type="float" office:value="18.8795336204524" calcext:value-type="float">
            <text:p>18.87953362045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3.776771890672" calcext:value-type="float">
            <text:p>53.776771890672</text:p>
          </table:table-cell>
          <table:table-cell table:formula="of:=10+10*0.208460960385849*[.I23]" office:value-type="float" office:value="53.7768016810283" calcext:value-type="float">
            <text:p>53.776801681028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52.20047101274" calcext:value-type="float">
            <text:p>1952.20047101274</text:p>
          </table:table-cell>
          <table:table-cell table:formula="of:=10*(2*EXP(0.208460960385849*[.A24])-1)" office:value-type="float" office:value="1952.30170407657" calcext:value-type="float">
            <text:p>1952.301704076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.9904456578148" calcext:value-type="float">
            <text:p>18.9904456578148</text:p>
          </table:table-cell>
          <table:table-cell table:formula="of:=10*(-1*EXP(0.208460960385849*-0.5*[.E24])+2)" office:value-type="float" office:value="18.9904400642271" calcext:value-type="float">
            <text:p>18.99044006422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5.8613781830363" calcext:value-type="float">
            <text:p>55.8613781830363</text:p>
          </table:table-cell>
          <table:table-cell table:formula="of:=10+10*0.208460960385849*[.I24]" office:value-type="float" office:value="55.8614112848868" calcext:value-type="float">
            <text:p>55.861411284886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6.98472915" calcext:value-type="float">
            <text:p>2406.98472915</text:p>
          </table:table-cell>
          <table:table-cell table:formula="of:=10*(2*EXP(0.208460960385849*[.A25])-1)" office:value-type="float" office:value="2407.12564309495" calcext:value-type="float">
            <text:p>2407.125643094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9.0903738437292" calcext:value-type="float">
            <text:p>19.0903738437292</text:p>
          </table:table-cell>
          <table:table-cell table:formula="of:=10*(-1*EXP(0.208460960385849*-0.5*[.E25])+2)" office:value-type="float" office:value="19.090368722773" calcext:value-type="float">
            <text:p>19.0903687227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7.9459842481808" calcext:value-type="float">
            <text:p>57.9459842481808</text:p>
          </table:table-cell>
          <table:table-cell table:formula="of:=10+10*0.208460960385849*[.I25]" office:value-type="float" office:value="57.9460208887453" calcext:value-type="float">
            <text:p>57.9460208887453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67.17176932494" calcext:value-type="float">
            <text:p>2967.17176932494</text:p>
          </table:table-cell>
          <table:table-cell table:formula="of:=10*(2*EXP(0.208460960385849*[.A26])-1)" office:value-type="float" office:value="2967.36905714843" calcext:value-type="float">
            <text:p>2967.369057148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.1804108672954" calcext:value-type="float">
            <text:p>19.1804108672954</text:p>
          </table:table-cell>
          <table:table-cell table:formula="of:=10*(-1*EXP(0.208460960385849*-0.5*[.E26])+2)" office:value-type="float" office:value="19.1804062035443" calcext:value-type="float">
            <text:p>19.18040620354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.0305900789138" calcext:value-type="float">
            <text:p>60.0305900789138</text:p>
          </table:table-cell>
          <table:table-cell table:formula="of:=10+10*0.208460960385849*[.I26]" office:value-type="float" office:value="60.0306304926038" calcext:value-type="float">
            <text:p>60.030630492603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57.18826673445" calcext:value-type="float">
            <text:p>3657.18826673445</text:p>
          </table:table-cell>
          <table:table-cell table:formula="of:=10*(2*EXP(0.208460960385849*[.A27])-1)" office:value-type="float" office:value="3657.46616080506" calcext:value-type="float">
            <text:p>3657.466160805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.261535782538" calcext:value-type="float">
            <text:p>19.261535782538</text:p>
          </table:table-cell>
          <table:table-cell table:formula="of:=10*(-1*EXP(0.208460960385849*-0.5*[.E27])+2)" office:value-type="float" office:value="19.261531558989" calcext:value-type="float">
            <text:p>19.26153155898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.1151956680435" calcext:value-type="float">
            <text:p>62.1151956680435</text:p>
          </table:table-cell>
          <table:table-cell table:formula="of:=10+10*0.208460960385849*[.I27]" office:value-type="float" office:value="62.1152400964623" calcext:value-type="float">
            <text:p>62.1152400964623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7.12068149082" calcext:value-type="float">
            <text:p>4507.12068149082</text:p>
          </table:table-cell>
          <table:table-cell table:formula="of:=10*(2*EXP(0.208460960385849*[.A28])-1)" office:value-type="float" office:value="4507.5145514316" calcext:value-type="float">
            <text:p>4507.51455143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.3346307340638" calcext:value-type="float">
            <text:p>19.3346307340638</text:p>
          </table:table-cell>
          <table:table-cell table:formula="of:=10*(-1*EXP(0.208460960385849*-0.5*[.E28])+2)" office:value-type="float" office:value="19.3346269326007" calcext:value-type="float">
            <text:p>19.33462693260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4.199801008378" calcext:value-type="float">
            <text:p>64.199801008378</text:p>
          </table:table-cell>
          <table:table-cell table:formula="of:=10+10*0.208460960385849*[.I28]" office:value-type="float" office:value="64.1998497003208" calcext:value-type="float">
            <text:p>64.1998497003208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54.02614243215" calcext:value-type="float">
            <text:p>5554.02614243215</text:p>
          </table:table-cell>
          <table:table-cell table:formula="of:=10*(2*EXP(0.208460960385849*[.A29])-1)" office:value-type="float" office:value="5554.58787282073" calcext:value-type="float">
            <text:p>5554.587872820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.4004905494191" calcext:value-type="float">
            <text:p>19.4004905494191</text:p>
          </table:table-cell>
          <table:table-cell table:formula="of:=10*(-1*EXP(0.208460960385849*-0.5*[.E29])+2)" office:value-type="float" office:value="19.4004871511987" calcext:value-type="float">
            <text:p>19.40048715119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6.2844060927257" calcext:value-type="float">
            <text:p>66.2844060927257</text:p>
          </table:table-cell>
          <table:table-cell table:formula="of:=10+10*0.208460960385849*[.I29]" office:value-type="float" office:value="66.2844593041792" calcext:value-type="float">
            <text:p>66.284459304179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43.5466821095" calcext:value-type="float">
            <text:p>6843.5466821095</text:p>
          </table:table-cell>
          <table:table-cell table:formula="of:=10*(2*EXP(0.208460960385849*[.A30])-1)" office:value-type="float" office:value="6844.35272909766" calcext:value-type="float">
            <text:p>6844.352729097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.4598313819673" calcext:value-type="float">
            <text:p>19.4598313819673</text:p>
          </table:table-cell>
          <table:table-cell table:formula="of:=10*(-1*EXP(0.208460960385849*-0.5*[.E30])+2)" office:value-type="float" office:value="19.4598283677416" calcext:value-type="float">
            <text:p>19.45982836774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.3690109138946" calcext:value-type="float">
            <text:p>68.3690109138946</text:p>
          </table:table-cell>
          <table:table-cell table:formula="of:=10+10*0.208460960385849*[.I30]" office:value-type="float" office:value="68.3690689080377" calcext:value-type="float">
            <text:p>68.3690689080377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31.89688296665" calcext:value-type="float">
            <text:p>8431.89688296665</text:p>
          </table:table-cell>
          <table:table-cell table:formula="of:=10*(2*EXP(0.208460960385849*[.A31])-1)" office:value-type="float" office:value="8433.06036829155" calcext:value-type="float">
            <text:p>8433.060368291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.5132984982738" calcext:value-type="float">
            <text:p>19.5132984982738</text:p>
          </table:table-cell>
          <table:table-cell table:formula="of:=10*(-1*EXP(0.208460960385849*-0.5*[.E31])+2)" office:value-type="float" office:value="19.5132958486542" calcext:value-type="float">
            <text:p>19.51329584865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.4536154646929" calcext:value-type="float">
            <text:p>70.4536154646929</text:p>
          </table:table-cell>
          <table:table-cell table:formula="of:=10+10*0.208460960385849*[.I31]" office:value-type="float" office:value="70.4536785118962" calcext:value-type="float">
            <text:p>70.453678511896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88.3111037185" calcext:value-type="float">
            <text:p>10388.3111037185</text:p>
          </table:table-cell>
          <table:table-cell table:formula="of:=10*(2*EXP(0.208460960385849*[.A32])-1)" office:value-type="float" office:value="10390" calcext:value-type="float">
            <text:p>103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.5614732946724" calcext:value-type="float">
            <text:p>19.5614732946724</text:p>
          </table:table-cell>
          <table:table-cell table:formula="of:=10*(-1*EXP(0.208460960385849*-0.5*[.E32])+2)" office:value-type="float" office:value="19.5614709903465" calcext:value-type="float">
            <text:p>19.56147099034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.5382197379289" calcext:value-type="float">
            <text:p>72.5382197379289</text:p>
          </table:table-cell>
          <table:table-cell table:formula="of:=10+10*0.208460960385849*[.I32]" office:value-type="float" office:value="72.5382881157547" calcext:value-type="float">
            <text:p>72.5382881157547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98.0562307761" calcext:value-type="float">
            <text:p>12798.0562307761</text:p>
          </table:table-cell>
          <table:table-cell table:formula="of:=10*(2*EXP(0.208460960385849*[.A33])-1)" office:value-type="float" office:value="12800.5207450845" calcext:value-type="float">
            <text:p>12800.52074508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.6048796193139" calcext:value-type="float">
            <text:p>19.6048796193139</text:p>
          </table:table-cell>
          <table:table-cell table:formula="of:=10*(-1*EXP(0.208460960385849*-0.5*[.E33])+2)" office:value-type="float" office:value="19.6048776412201" calcext:value-type="float">
            <text:p>19.60487764122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4.6228237264108" calcext:value-type="float">
            <text:p>74.6228237264108</text:p>
          </table:table-cell>
          <table:table-cell table:formula="of:=10+10*0.208460960385849*[.I33]" office:value-type="float" office:value="74.6228977196132" calcext:value-type="float">
            <text:p>74.622897719613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66.1401576471" calcext:value-type="float">
            <text:p>15766.1401576471</text:p>
          </table:table-cell>
          <table:table-cell table:formula="of:=10*(2*EXP(0.208460960385849*[.A34])-1)" office:value-type="float" office:value="15769.7540154077" calcext:value-type="float">
            <text:p>15769.75401540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.6439894684411" calcext:value-type="float">
            <text:p>19.6439894684411</text:p>
          </table:table-cell>
          <table:table-cell table:formula="of:=10*(-1*EXP(0.208460960385849*-0.5*[.E34])+2)" office:value-type="float" office:value="19.6439877979085" calcext:value-type="float">
            <text:p>19.64398779790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.7074274229468" calcext:value-type="float">
            <text:p>76.7074274229468</text:p>
          </table:table-cell>
          <table:table-cell table:formula="of:=10+10*0.208460960385849*[.I34]" office:value-type="float" office:value="76.7075073234717" calcext:value-type="float">
            <text:p>76.7075073234717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421.875922151" calcext:value-type="float">
            <text:p>19421.875922151</text:p>
          </table:table-cell>
          <table:table-cell table:formula="of:=10*(2*EXP(0.208460960385849*[.A35])-1)" office:value-type="float" office:value="19427.198669876" calcext:value-type="float">
            <text:p>19427.1986698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.6792281188308" calcext:value-type="float">
            <text:p>19.6792281188308</text:p>
          </table:table-cell>
          <table:table-cell table:formula="of:=10*(-1*EXP(0.208460960385849*-0.5*[.E35])+2)" office:value-type="float" office:value="19.6792267376885" calcext:value-type="float">
            <text:p>19.67922673768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8.7920308203451" calcext:value-type="float">
            <text:p>78.7920308203451</text:p>
          </table:table-cell>
          <table:table-cell table:formula="of:=10+10*0.208460960385849*[.I35]" office:value-type="float" office:value="78.7921169273302" calcext:value-type="float">
            <text:p>78.792116927330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924.4978153732" calcext:value-type="float">
            <text:p>23924.4978153732</text:p>
          </table:table-cell>
          <table:table-cell table:formula="of:=10*(2*EXP(0.208460960385849*[.A36])-1)" office:value-type="float" office:value="23932.3689218054" calcext:value-type="float">
            <text:p>23932.36892180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.7109787522138" calcext:value-type="float">
            <text:p>19.7109787522138</text:p>
          </table:table-cell>
          <table:table-cell table:formula="of:=10*(-1*EXP(0.208460960385849*-0.5*[.E36])+2)" office:value-type="float" office:value="19.7109776428743" calcext:value-type="float">
            <text:p>19.71097764287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0.8766339114138" calcext:value-type="float">
            <text:p>80.8766339114138</text:p>
          </table:table-cell>
          <table:table-cell table:formula="of:=10+10*0.208460960385849*[.I36]" office:value-type="float" office:value="80.8767265311887" calcext:value-type="float">
            <text:p>80.8767265311887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470.0702405843" calcext:value-type="float">
            <text:p>29470.0702405843</text:p>
          </table:table-cell>
          <table:table-cell table:formula="of:=10*(2*EXP(0.208460960385849*[.A37])-1)" office:value-type="float" office:value="29481.7513230052" calcext:value-type="float">
            <text:p>29481.75132300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.7395866219553" calcext:value-type="float">
            <text:p>19.7395866219553</text:p>
          </table:table-cell>
          <table:table-cell table:formula="of:=10*(-1*EXP(0.208460960385849*-0.5*[.E37])+2)" office:value-type="float" office:value="19.7395857674779" calcext:value-type="float">
            <text:p>19.73958576747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2.9612366889615" calcext:value-type="float">
            <text:p>82.9612366889615</text:p>
          </table:table-cell>
          <table:table-cell table:formula="of:=10+10*0.208460960385849*[.I37]" office:value-type="float" office:value="82.9613361350472" calcext:value-type="float">
            <text:p>82.961336135047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299.9843361445" calcext:value-type="float">
            <text:p>36299.9843361445</text:p>
          </table:table-cell>
          <table:table-cell table:formula="of:=10*(2*EXP(0.208460960385849*[.A38])-1)" office:value-type="float" office:value="36317.3742434838" calcext:value-type="float">
            <text:p>36317.37424348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.765362807308" calcext:value-type="float">
            <text:p>19.765362807308</text:p>
          </table:table-cell>
          <table:table-cell table:formula="of:=10*(-1*EXP(0.208460960385849*-0.5*[.E38])+2)" office:value-type="float" office:value="19.7653621914425" calcext:value-type="float">
            <text:p>19.76536219144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5.0458391457964" calcext:value-type="float">
            <text:p>85.0458391457964</text:p>
          </table:table-cell>
          <table:table-cell table:formula="of:=10+10*0.208460960385849*[.I38]" office:value-type="float" office:value="85.0459457389056" calcext:value-type="float">
            <text:p>85.0459457389056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711.4033739466" calcext:value-type="float">
            <text:p>44711.4033739466</text:p>
          </table:table-cell>
          <table:table-cell table:formula="of:=10*(2*EXP(0.208460960385849*[.A39])-1)" office:value-type="float" office:value="44737.3635923652" calcext:value-type="float">
            <text:p>44737.363592365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.788587596058" calcext:value-type="float">
            <text:p>19.788587596058</text:p>
          </table:table-cell>
          <table:table-cell table:formula="of:=10*(-1*EXP(0.208460960385849*-0.5*[.E39])+2)" office:value-type="float" office:value="19.7885872032744" calcext:value-type="float">
            <text:p>19.78858720327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7.1304412747264" calcext:value-type="float">
            <text:p>87.1304412747264</text:p>
          </table:table-cell>
          <table:table-cell table:formula="of:=10+10*0.208460960385849*[.I39]" office:value-type="float" office:value="87.1305553427641" calcext:value-type="float">
            <text:p>87.130555342764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070.0980152433" calcext:value-type="float">
            <text:p>55070.0980152433</text:p>
          </table:table-cell>
          <table:table-cell table:formula="of:=10*(2*EXP(0.208460960385849*[.A40])-1)" office:value-type="float" office:value="55108.9451526763" calcext:value-type="float">
            <text:p>55108.94515267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.8095135323481" calcext:value-type="float">
            <text:p>19.8095135323481</text:p>
          </table:table-cell>
          <table:table-cell table:formula="of:=10*(-1*EXP(0.208460960385849*-0.5*[.E40])+2)" office:value-type="float" office:value="19.8095133478524" calcext:value-type="float">
            <text:p>19.80951334785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9.21504306856" calcext:value-type="float">
            <text:p>89.21504306856</text:p>
          </table:table-cell>
          <table:table-cell table:formula="of:=10+10*0.208460960385849*[.I40]" office:value-type="float" office:value="89.2151649466226" calcext:value-type="float">
            <text:p>89.215164946622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826.209283789" calcext:value-type="float">
            <text:p>67826.209283789</text:p>
          </table:table-cell>
          <table:table-cell table:formula="of:=10*(2*EXP(0.208460960385849*[.A41])-1)" office:value-type="float" office:value="67884.4606082244" calcext:value-type="float">
            <text:p>67884.46060822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.8283681628172" calcext:value-type="float">
            <text:p>19.8283681628172</text:p>
          </table:table-cell>
          <table:table-cell table:formula="of:=10*(-1*EXP(0.208460960385849*-0.5*[.E41])+2)" office:value-type="float" office:value="19.8283681725592" calcext:value-type="float">
            <text:p>19.82836817255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1.2996445201052" calcext:value-type="float">
            <text:p>91.2996445201052</text:p>
          </table:table-cell>
          <table:table-cell table:formula="of:=10+10*0.208460960385849*[.I41]" office:value-type="float" office:value="91.2997745504811" calcext:value-type="float">
            <text:p>91.299774550481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533.593529021" calcext:value-type="float">
            <text:p>83533.593529021</text:p>
          </table:table-cell>
          <table:table-cell table:formula="of:=10*(2*EXP(0.208460960385849*[.A42])-1)" office:value-type="float" office:value="83621.0957786522" calcext:value-type="float">
            <text:p>83621.09577865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.8453565109228" calcext:value-type="float">
            <text:p>19.8453565109228</text:p>
          </table:table-cell>
          <table:table-cell table:formula="of:=10*(-1*EXP(0.208460960385849*-0.5*[.E42])+2)" office:value-type="float" office:value="19.8453567015927" calcext:value-type="float">
            <text:p>19.84535670159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3.38424562217" calcext:value-type="float">
            <text:p>93.38424562217</text:p>
          </table:table-cell>
          <table:table-cell table:formula="of:=10+10*0.208460960385849*[.I42]" office:value-type="float" office:value="93.3843841543396" calcext:value-type="float">
            <text:p>93.384384154339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873.542826173" calcext:value-type="float">
            <text:p>102873.542826173</text:p>
          </table:table-cell>
          <table:table-cell table:formula="of:=10*(2*EXP(0.208460960385849*[.A43])-1)" office:value-type="float" office:value="103005.181481401" calcext:value-type="float">
            <text:p>103005.1814814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.8606633063456" calcext:value-type="float">
            <text:p>19.8606633063456</text:p>
          </table:table-cell>
          <table:table-cell table:formula="of:=10*(-1*EXP(0.208460960385849*-0.5*[.E43])+2)" office:value-type="float" office:value="19.8606636653651" calcext:value-type="float">
            <text:p>19.860663665365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5.4688463675636" calcext:value-type="float">
            <text:p>95.4688463675636</text:p>
          </table:table-cell>
          <table:table-cell table:formula="of:=10+10*0.208460960385849*[.I43]" office:value-type="float" office:value="95.4689937581981" calcext:value-type="float">
            <text:p>95.468993758198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6683.839329252" calcext:value-type="float">
            <text:p>126683.839329252</text:p>
          </table:table-cell>
          <table:table-cell table:formula="of:=10*(2*EXP(0.208460960385849*[.A44])-1)" office:value-type="float" office:value="126882.126867898" calcext:value-type="float">
            <text:p>126882.12686789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.8744549937217" calcext:value-type="float">
            <text:p>19.8744549937217</text:p>
          </table:table-cell>
          <table:table-cell table:formula="of:=10*(-1*EXP(0.208460960385849*-0.5*[.E44])+2)" office:value-type="float" office:value="19.8744555092304" calcext:value-type="float">
            <text:p>19.87445550923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7.5534467490937" calcext:value-type="float">
            <text:p>97.5534467490937</text:p>
          </table:table-cell>
          <table:table-cell table:formula="of:=10+10*0.208460960385849*[.I44]" office:value-type="float" office:value="97.5536033620566" calcext:value-type="float">
            <text:p>97.553603362056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5994.295844247" calcext:value-type="float">
            <text:p>155994.295844247</text:p>
          </table:table-cell>
          <table:table-cell table:formula="of:=10*(2*EXP(0.208460960385849*[.A45])-1)" office:value-type="float" office:value="156293.290733567" calcext:value-type="float">
            <text:p>156293.290733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.8868815425468" calcext:value-type="float">
            <text:p>19.8868815425468</text:p>
          </table:table-cell>
          <table:table-cell table:formula="of:=10*(-1*EXP(0.208460960385849*-0.5*[.E45])+2)" office:value-type="float" office:value="19.8868822033828" calcext:value-type="float">
            <text:p>19.88688220338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380467595686" calcext:value-type="float">
            <text:p>99.6380467595686</text:p>
          </table:table-cell>
          <table:table-cell table:formula="of:=10+10*0.208460960385849*[.I45]" office:value-type="float" office:value="99.6382129659151" calcext:value-type="float">
            <text:p>99.6382129659151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2070.159160384" calcext:value-type="float">
            <text:p>192070.159160384</text:p>
          </table:table-cell>
          <table:table-cell table:formula="of:=10*(2*EXP(0.208460960385849*[.A46])-1)" office:value-type="float" office:value="192521.39889109" calcext:value-type="float">
            <text:p>192521.398891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8980780779306" calcext:value-type="float">
            <text:p>19.8980780779306</text:p>
          </table:table-cell>
          <table:table-cell table:formula="of:=10*(-1*EXP(0.208460960385849*-0.5*[.E46])+2)" office:value-type="float" office:value="19.8980788736082" calcext:value-type="float">
            <text:p>19.89807887360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1.722646391797" calcext:value-type="float">
            <text:p>101.722646391797</text:p>
          </table:table-cell>
          <table:table-cell table:formula="of:=10+10*0.208460960385849*[.I46]" office:value-type="float" office:value="101.722822569774" calcext:value-type="float">
            <text:p>101.72282256977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6465.007362734" calcext:value-type="float">
            <text:p>236465.007362734</text:p>
          </table:table-cell>
          <table:table-cell table:formula="of:=10*(2*EXP(0.208460960385849*[.A47])-1)" office:value-type="float" office:value="237146.48842062" calcext:value-type="float">
            <text:p>237146.488420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.9081663499328" calcext:value-type="float">
            <text:p>19.9081663499328</text:p>
          </table:table-cell>
          <table:table-cell table:formula="of:=10*(-1*EXP(0.208460960385849*-0.5*[.E47])+2)" office:value-type="float" office:value="19.9081672706186" calcext:value-type="float">
            <text:p>19.90816727061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3.807245638586" calcext:value-type="float">
            <text:p>103.807245638586</text:p>
          </table:table-cell>
          <table:table-cell table:formula="of:=10+10*0.208460960385849*[.I47]" office:value-type="float" office:value="103.807432173632" calcext:value-type="float">
            <text:p>103.807432173632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085.053835519" calcext:value-type="float">
            <text:p>291085.053835519</text:p>
          </table:table-cell>
          <table:table-cell table:formula="of:=10*(2*EXP(0.208460960385849*[.A48])-1)" office:value-type="float" office:value="292114.81872536" calcext:value-type="float">
            <text:p>292114.818725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.9172560574636" calcext:value-type="float">
            <text:p>19.9172560574636</text:p>
          </table:table-cell>
          <table:table-cell table:formula="of:=10*(-1*EXP(0.208460960385849*-0.5*[.E48])+2)" office:value-type="float" office:value="19.917257093949" calcext:value-type="float">
            <text:p>19.9172570939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5.891844492745" calcext:value-type="float">
            <text:p>105.891844492745</text:p>
          </table:table-cell>
          <table:table-cell table:formula="of:=10+10*0.208460960385849*[.I48]" office:value-type="float" office:value="105.892041777491" calcext:value-type="float">
            <text:p>105.892041777491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8267.069400957" calcext:value-type="float">
            <text:p>358267.069400957</text:p>
          </table:table-cell>
          <table:table-cell table:formula="of:=10*(2*EXP(0.208460960385849*[.A49])-1)" office:value-type="float" office:value="359823.754849546" calcext:value-type="float">
            <text:p>359823.7548495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.925446041137" calcext:value-type="float">
            <text:p>19.925446041137</text:p>
          </table:table-cell>
          <table:table-cell table:formula="of:=10*(-1*EXP(0.208460960385849*-0.5*[.E49])+2)" office:value-type="float" office:value="19.9254471848123" calcext:value-type="float">
            <text:p>19.92544718481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7.976442947082" calcext:value-type="float">
            <text:p>107.976442947082</text:p>
          </table:table-cell>
          <table:table-cell table:formula="of:=10+10*0.208460960385849*[.I49]" office:value-type="float" office:value="107.976651381349" calcext:value-type="float">
            <text:p>107.976651381349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872.43087484" calcext:value-type="float">
            <text:p>440872.43087484</text:p>
          </table:table-cell>
          <table:table-cell table:formula="of:=10*(2*EXP(0.208460960385849*[.A50])-1)" office:value-type="float" office:value="443226.325123246" calcext:value-type="float">
            <text:p>443226.32512324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9.9328253580558" calcext:value-type="float">
            <text:p>19.9328253580558</text:p>
          </table:table-cell>
          <table:table-cell table:formula="of:=10*(-1*EXP(0.208460960385849*-0.5*[.E50])+2)" office:value-type="float" office:value="19.9328266008811" calcext:value-type="float">
            <text:p>19.93282660088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0.061040994405" calcext:value-type="float">
            <text:p>110.061040994405</text:p>
          </table:table-cell>
          <table:table-cell table:formula="of:=10+10*0.208460960385849*[.I50]" office:value-type="float" office:value="110.061260985208" calcext:value-type="float">
            <text:p>110.061260985208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2400.065106513" calcext:value-type="float">
            <text:p>542400.065106513</text:p>
          </table:table-cell>
          <table:table-cell table:formula="of:=10*(2*EXP(0.208460960385849*[.A51])-1)" office:value-type="float" office:value="545960.013265996" calcext:value-type="float">
            <text:p>545960.01326599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9.9394742502103" calcext:value-type="float">
            <text:p>19.9394742502103</text:p>
          </table:table-cell>
          <table:table-cell table:formula="of:=10*(-1*EXP(0.208460960385849*-0.5*[.E51])+2)" office:value-type="float" office:value="19.9394755846869" calcext:value-type="float">
            <text:p>19.939475584686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2.145638627523" calcext:value-type="float">
            <text:p>112.145638627523</text:p>
          </table:table-cell>
          <table:table-cell table:formula="of:=10+10*0.208460960385849*[.I51]" office:value-type="float" office:value="112.145870589066" calcext:value-type="float">
            <text:p>112.145870589066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7121.225380139" calcext:value-type="float">
            <text:p>667121.225380139</text:p>
          </table:table-cell>
          <table:table-cell table:formula="of:=10*(2*EXP(0.208460960385849*[.A52])-1)" office:value-type="float" office:value="672505.402032511" calcext:value-type="float">
            <text:p>672505.4020325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.9454650170207" calcext:value-type="float">
            <text:p>19.9454650170207</text:p>
          </table:table-cell>
          <table:table-cell table:formula="of:=10*(-1*EXP(0.208460960385849*-0.5*[.E52])+2)" office:value-type="float" office:value="19.9454664361631" calcext:value-type="float">
            <text:p>19.94546643616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4.230235839243" calcext:value-type="float">
            <text:p>114.230235839243</text:p>
          </table:table-cell>
          <table:table-cell table:formula="of:=10+10*0.208460960385849*[.I52]" office:value-type="float" office:value="114.230480192925" calcext:value-type="float">
            <text:p>114.23048019292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0239.021313252" calcext:value-type="float">
            <text:p>820239.021313252</text:p>
          </table:table-cell>
          <table:table-cell table:formula="of:=10*(2*EXP(0.208460960385849*[.A53])-1)" office:value-type="float" office:value="828381.587415991" calcext:value-type="float">
            <text:p>828381.58741599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.950862801515" calcext:value-type="float">
            <text:p>19.950862801515</text:p>
          </table:table-cell>
          <table:table-cell table:formula="of:=10*(-1*EXP(0.208460960385849*-0.5*[.E53])+2)" office:value-type="float" office:value="19.9508642988227" calcext:value-type="float">
            <text:p>19.95086429882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6.314832622375" calcext:value-type="float">
            <text:p>116.314832622375</text:p>
          </table:table-cell>
          <table:table-cell table:formula="of:=10+10*0.208460960385849*[.I53]" office:value-type="float" office:value="116.315089796783" calcext:value-type="float">
            <text:p>116.31508979678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8075.28525698" calcext:value-type="float">
            <text:p>1008075.28525698</text:p>
          </table:table-cell>
          <table:table-cell table:formula="of:=10*(2*EXP(0.208460960385849*[.A54])-1)" office:value-type="float" office:value="1020386.88611981" calcext:value-type="float">
            <text:p>1020386.8861198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.9557262986882" calcext:value-type="float">
            <text:p>19.9557262986882</text:p>
          </table:table-cell>
          <table:table-cell table:formula="of:=10*(-1*EXP(0.208460960385849*-0.5*[.E54])+2)" office:value-type="float" office:value="19.955727868118" calcext:value-type="float">
            <text:p>19.9557278681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8.399428969726" calcext:value-type="float">
            <text:p>118.399428969726</text:p>
          </table:table-cell>
          <table:table-cell table:formula="of:=10+10*0.208460960385849*[.I54]" office:value-type="float" office:value="118.399699400642" calcext:value-type="float">
            <text:p>118.399699400642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8286.49190858" calcext:value-type="float">
            <text:p>1238286.49190858</text:p>
          </table:table-cell>
          <table:table-cell table:formula="of:=10*(2*EXP(0.208460960385849*[.A55])-1)" office:value-type="float" office:value="1256895.33440937" calcext:value-type="float">
            <text:p>1256895.3344093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.9601083937458" calcext:value-type="float">
            <text:p>19.9601083937458</text:p>
          </table:table-cell>
          <table:table-cell table:formula="of:=10*(-1*EXP(0.208460960385849*-0.5*[.E55])+2)" office:value-type="float" office:value="19.9601100296848" calcext:value-type="float">
            <text:p>19.96011002968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.484024874105" calcext:value-type="float">
            <text:p>120.484024874105</text:p>
          </table:table-cell>
          <table:table-cell table:formula="of:=10+10*0.208460960385849*[.I55]" office:value-type="float" office:value="120.4843090045" calcext:value-type="float">
            <text:p>120.484309004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20108.75875541" calcext:value-type="float">
            <text:p>1520108.75875541</text:p>
          </table:table-cell>
          <table:table-cell table:formula="of:=10*(2*EXP(0.208460960385849*[.A56])-1)" office:value-type="float" office:value="1548221.90971718" calcext:value-type="float">
            <text:p>1548221.909717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.9640567371721" calcext:value-type="float">
            <text:p>19.9640567371721</text:p>
          </table:table-cell>
          <table:table-cell table:formula="of:=10*(-1*EXP(0.208460960385849*-0.5*[.E56])+2)" office:value-type="float" office:value="19.9640584344122" calcext:value-type="float">
            <text:p>19.96405843441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2.568620328319" calcext:value-type="float">
            <text:p>122.568620328319</text:p>
          </table:table-cell>
          <table:table-cell table:formula="of:=10+10*0.208460960385849*[.I56]" office:value-type="float" office:value="122.568918608358" calcext:value-type="float">
            <text:p>122.568918608358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4629.03745606" calcext:value-type="float">
            <text:p>1864629.03745606</text:p>
          </table:table-cell>
          <table:table-cell table:formula="of:=10*(2*EXP(0.208460960385849*[.A57])-1)" office:value-type="float" office:value="1907072.40361863" calcext:value-type="float">
            <text:p>1907072.4036186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.967614262878" calcext:value-type="float">
            <text:p>19.967614262878</text:p>
          </table:table-cell>
          <table:table-cell table:formula="of:=10*(-1*EXP(0.208460960385849*-0.5*[.E57])+2)" office:value-type="float" office:value="19.9676160165903" calcext:value-type="float">
            <text:p>19.96761601659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.653215325179" calcext:value-type="float">
            <text:p>124.653215325179</text:p>
          </table:table-cell>
          <table:table-cell table:formula="of:=10+10*0.208460960385849*[.I57]" office:value-type="float" office:value="124.653528212217" calcext:value-type="float">
            <text:p>124.653528212217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5074.92890444" calcext:value-type="float">
            <text:p>2285074.92890444</text:p>
          </table:table-cell>
          <table:table-cell table:formula="of:=10*(2*EXP(0.208460960385849*[.A58])-1)" office:value-type="float" office:value="2349097.56674443" calcext:value-type="float">
            <text:p>2349097.5667444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.9708196550593" calcext:value-type="float">
            <text:p>19.9708196550593</text:p>
          </table:table-cell>
          <table:table-cell table:formula="of:=10*(-1*EXP(0.208460960385849*-0.5*[.E58])+2)" office:value-type="float" office:value="19.9708214607703" calcext:value-type="float">
            <text:p>19.970821460770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.737809857491" calcext:value-type="float">
            <text:p>126.737809857491</text:p>
          </table:table-cell>
          <table:table-cell table:formula="of:=10+10*0.208460960385849*[.I58]" office:value-type="float" office:value="126.738137816075" calcext:value-type="float">
            <text:p>126.73813781607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97108.46802152" calcext:value-type="float">
            <text:p>2797108.46802152</text:p>
          </table:table-cell>
          <table:table-cell table:formula="of:=10*(2*EXP(0.208460960385849*[.A59])-1)" office:value-type="float" office:value="2893575.69386677" calcext:value-type="float">
            <text:p>2893575.693866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.9737077688454" calcext:value-type="float">
            <text:p>19.9737077688454</text:p>
          </table:table-cell>
          <table:table-cell table:formula="of:=10*(-1*EXP(0.208460960385849*-0.5*[.E59])+2)" office:value-type="float" office:value="19.9737096224141" calcext:value-type="float">
            <text:p>19.97370962241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8.822403918064" calcext:value-type="float">
            <text:p>128.822403918064</text:p>
          </table:table-cell>
          <table:table-cell table:formula="of:=10+10*0.208460960385849*[.I59]" office:value-type="float" office:value="128.822747419934" calcext:value-type="float">
            <text:p>128.822747419934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19099.01837537" calcext:value-type="float">
            <text:p>3419099.01837537</text:p>
          </table:table-cell>
          <table:table-cell table:formula="of:=10*(2*EXP(0.208460960385849*[.A60])-1)" office:value-type="float" office:value="3564253.41913077" calcext:value-type="float">
            <text:p>3564253.4191307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.976310009311" calcext:value-type="float">
            <text:p>19.976310009311</text:p>
          </table:table-cell>
          <table:table-cell table:formula="of:=10*(-1*EXP(0.208460960385849*-0.5*[.E60])+2)" office:value-type="float" office:value="19.9763119069063" calcext:value-type="float">
            <text:p>19.97631190690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0.906997499707" calcext:value-type="float">
            <text:p>130.906997499707</text:p>
          </table:table-cell>
          <table:table-cell table:formula="of:=10+10*0.208460960385849*[.I60]" office:value-type="float" office:value="130.907357023792" calcext:value-type="float">
            <text:p>130.907357023792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72336.4729538" calcext:value-type="float">
            <text:p>4172336.4729538</text:p>
          </table:table-cell>
          <table:table-cell table:formula="of:=10*(2*EXP(0.208460960385849*[.A61])-1)" office:value-type="float" office:value="4390381.3915116" calcext:value-type="float">
            <text:p>4390381.39151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.9786546729709" calcext:value-type="float">
            <text:p>19.9786546729709</text:p>
          </table:table-cell>
          <table:table-cell table:formula="of:=10*(-1*EXP(0.208460960385849*-0.5*[.E61])+2)" office:value-type="float" office:value="19.9786566110516" calcext:value-type="float">
            <text:p>19.97865661105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2.991590595228" calcext:value-type="float">
            <text:p>132.991590595228</text:p>
          </table:table-cell>
          <table:table-cell table:formula="of:=10+10*0.208460960385849*[.I61]" office:value-type="float" office:value="132.991966627651" calcext:value-type="float">
            <text:p>132.99196662765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81128.0567562" calcext:value-type="float">
            <text:p>5081128.0567562</text:p>
          </table:table-cell>
          <table:table-cell table:formula="of:=10*(2*EXP(0.208460960385849*[.A62])-1)" office:value-type="float" office:value="5407989.99999997" calcext:value-type="float">
            <text:p>5407989.999999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.9807672554746" calcext:value-type="float">
            <text:p>19.9807672554746</text:p>
          </table:table-cell>
          <table:table-cell table:formula="of:=10*(-1*EXP(0.208460960385849*-0.5*[.E62])+2)" office:value-type="float" office:value="19.9807692307692" calcext:value-type="float">
            <text:p>19.98076923076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5.076183197435" calcext:value-type="float">
            <text:p>135.076183197435</text:p>
          </table:table-cell>
          <table:table-cell table:formula="of:=10+10*0.208460960385849*[.I62]" office:value-type="float" office:value="135.076576231509" calcext:value-type="float">
            <text:p>135.07657623150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72700.88631417" calcext:value-type="float">
            <text:p>6172700.88631417</text:p>
          </table:table-cell>
          <table:table-cell table:formula="of:=10*(2*EXP(0.208460960385849*[.A63])-1)" office:value-type="float" office:value="6661460.78744391" calcext:value-type="float">
            <text:p>6661460.787443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.9826707288435" calcext:value-type="float">
            <text:p>19.9826707288435</text:p>
          </table:table-cell>
          <table:table-cell table:formula="of:=10*(-1*EXP(0.208460960385849*-0.5*[.E63])+2)" office:value-type="float" office:value="19.9826727383312" calcext:value-type="float">
            <text:p>19.98267273833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7.160775299137" calcext:value-type="float">
            <text:p>137.160775299137</text:p>
          </table:table-cell>
          <table:table-cell table:formula="of:=10+10*0.208460960385849*[.I63]" office:value-type="float" office:value="137.161185835368" calcext:value-type="float">
            <text:p>137.161185835368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76810.52647968" calcext:value-type="float">
            <text:p>7476810.52647968</text:p>
          </table:table-cell>
          <table:table-cell table:formula="of:=10*(2*EXP(0.208460960385849*[.A64])-1)" office:value-type="float" office:value="8205462.08801199" calcext:value-type="float">
            <text:p>8205462.088011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.9843857912656" calcext:value-type="float">
            <text:p>19.9843857912656</text:p>
          </table:table-cell>
          <table:table-cell table:formula="of:=10*(-1*EXP(0.208460960385849*-0.5*[.E64])+2)" office:value-type="float" office:value="19.9843878321592" calcext:value-type="float">
            <text:p>19.98438783215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9.245366893142" calcext:value-type="float">
            <text:p>139.245366893142</text:p>
          </table:table-cell>
          <table:table-cell table:formula="of:=10+10*0.208460960385849*[.I64]" office:value-type="float" office:value="139.245795439226" calcext:value-type="float">
            <text:p>139.245795439226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24938.34644181" calcext:value-type="float">
            <text:p>9024938.34644181</text:p>
          </table:table-cell>
          <table:table-cell table:formula="of:=10*(2*EXP(0.208460960385849*[.A65])-1)" office:value-type="float" office:value="10107333.3083355" calcext:value-type="float">
            <text:p>10107333.30833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.9859310921663" calcext:value-type="float">
            <text:p>19.9859310921663</text:p>
          </table:table-cell>
          <table:table-cell table:formula="of:=10*(-1*EXP(0.208460960385849*-0.5*[.E65])+2)" office:value-type="float" office:value="19.9859331618955" calcext:value-type="float">
            <text:p>19.98593316189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.329957972257" calcext:value-type="float">
            <text:p>141.329957972257</text:p>
          </table:table-cell>
          <table:table-cell table:formula="of:=10+10*0.208460960385849*[.I65]" office:value-type="float" office:value="141.330405043085" calcext:value-type="float">
            <text:p>141.33040504308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48956.5223446" calcext:value-type="float">
            <text:p>10848956.5223446</text:p>
          </table:table-cell>
          <table:table-cell table:formula="of:=10*(2*EXP(0.208460960385849*[.A66])-1)" office:value-type="float" office:value="12450021.8393388" calcext:value-type="float">
            <text:p>12450021.83933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.9873234350008" calcext:value-type="float">
            <text:p>19.9873234350008</text:p>
          </table:table-cell>
          <table:table-cell table:formula="of:=10*(-1*EXP(0.208460960385849*-0.5*[.E66])+2)" office:value-type="float" office:value="19.9873255311962" calcext:value-type="float">
            <text:p>19.98732553119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3.414548529293" calcext:value-type="float">
            <text:p>143.414548529293</text:p>
          </table:table-cell>
          <table:table-cell table:formula="of:=10+10*0.208460960385849*[.I66]" office:value-type="float" office:value="143.415014646943" calcext:value-type="float">
            <text:p>143.41501464694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79162.0394079" calcext:value-type="float">
            <text:p>12979162.0394079</text:p>
          </table:table-cell>
          <table:table-cell table:formula="of:=10*(2*EXP(0.208460960385849*[.A67])-1)" office:value-type="float" office:value="15335700.6879627" calcext:value-type="float">
            <text:p>15335700.68796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.9885779599725" calcext:value-type="float">
            <text:p>19.9885779599725</text:p>
          </table:table-cell>
          <table:table-cell table:formula="of:=10*(-1*EXP(0.208460960385849*-0.5*[.E67])+2)" office:value-type="float" office:value="19.9885800804512" calcext:value-type="float">
            <text:p>19.98858008045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5.499138557057" calcext:value-type="float">
            <text:p>145.499138557057</text:p>
          </table:table-cell>
          <table:table-cell table:formula="of:=10+10*0.208460960385849*[.I67]" office:value-type="float" office:value="145.499624250802" calcext:value-type="float">
            <text:p>145.499624250802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441645.2104855" calcext:value-type="float">
            <text:p>15441645.2104855</text:p>
          </table:table-cell>
          <table:table-cell table:formula="of:=10*(2*EXP(0.208460960385849*[.A68])-1)" office:value-type="float" office:value="18890224.6066115" calcext:value-type="float">
            <text:p>18890224.606611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.9897083086664" calcext:value-type="float">
            <text:p>19.9897083086664</text:p>
          </table:table-cell>
          <table:table-cell table:formula="of:=10*(-1*EXP(0.208460960385849*-0.5*[.E68])+2)" office:value-type="float" office:value="19.9897104514186" calcext:value-type="float">
            <text:p>19.989710451418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7.583728048358" calcext:value-type="float">
            <text:p>147.583728048358</text:p>
          </table:table-cell>
          <table:table-cell table:formula="of:=10+10*0.208460960385849*[.I68]" office:value-type="float" office:value="147.58423385466" calcext:value-type="float">
            <text:p>147.58423385466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55076.3059484" calcext:value-type="float">
            <text:p>18255076.3059484</text:p>
          </table:table-cell>
          <table:table-cell table:formula="of:=10*(2*EXP(0.208460960385849*[.A69])-1)" office:value-type="float" office:value="23268619.0680298" calcext:value-type="float">
            <text:p>23268619.06802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.9907267723867" calcext:value-type="float">
            <text:p>19.9907267723867</text:p>
          </table:table-cell>
          <table:table-cell table:formula="of:=10*(-1*EXP(0.208460960385849*-0.5*[.E69])+2)" office:value-type="float" office:value="19.9907289355624" calcext:value-type="float">
            <text:p>19.990728935562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9.668316996004" calcext:value-type="float">
            <text:p>149.668316996004</text:p>
          </table:table-cell>
          <table:table-cell table:formula="of:=10+10*0.208460960385849*[.I69]" office:value-type="float" office:value="149.668843458519" calcext:value-type="float">
            <text:p>149.66884345851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427165.8525565" calcext:value-type="float">
            <text:p>21427165.8525565</text:p>
          </table:table-cell>
          <table:table-cell table:formula="of:=10*(2*EXP(0.208460960385849*[.A70])-1)" office:value-type="float" office:value="28661841.4793916" calcext:value-type="float">
            <text:p>28661841.47939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.9916444258108" calcext:value-type="float">
            <text:p>19.9916444258108</text:p>
          </table:table-cell>
          <table:table-cell table:formula="of:=10*(-1*EXP(0.208460960385849*-0.5*[.E70])+2)" office:value-type="float" office:value="19.9916466077082" calcext:value-type="float">
            <text:p>19.991646607708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51.752905392803" calcext:value-type="float">
            <text:p>151.752905392803</text:p>
          </table:table-cell>
          <table:table-cell table:formula="of:=10+10*0.208460960385849*[.I70]" office:value-type="float" office:value="151.753453062377" calcext:value-type="float">
            <text:p>151.753453062377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951255.9432165" calcext:value-type="float">
            <text:p>24951255.9432165</text:p>
          </table:table-cell>
          <table:table-cell table:formula="of:=10*(2*EXP(0.208460960385849*[.A71])-1)" office:value-type="float" office:value="35305109.5162766" calcext:value-type="float">
            <text:p>35305109.516276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.9924712474152" calcext:value-type="float">
            <text:p>19.9924712474152</text:p>
          </table:table-cell>
          <table:table-cell table:formula="of:=10*(-1*EXP(0.208460960385849*-0.5*[.E71])+2)" office:value-type="float" office:value="19.9924734464687" calcext:value-type="float">
            <text:p>19.992473446468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3.837493231564" calcext:value-type="float">
            <text:p>153.837493231564</text:p>
          </table:table-cell>
          <table:table-cell table:formula="of:=10+10*0.208460960385849*[.I71]" office:value-type="float" office:value="153.838062666236" calcext:value-type="float">
            <text:p>153.83806266623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803675.4378273" calcext:value-type="float">
            <text:p>28803675.4378273</text:p>
          </table:table-cell>
          <table:table-cell table:formula="of:=10*(2*EXP(0.208460960385849*[.A72])-1)" office:value-type="float" office:value="43488159.804899" calcext:value-type="float">
            <text:p>43488159.8048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.9932162279788" calcext:value-type="float">
            <text:p>19.9932162279788</text:p>
          </table:table-cell>
          <table:table-cell table:formula="of:=10*(-1*EXP(0.208460960385849*-0.5*[.E72])+2)" office:value-type="float" office:value="19.99321844275" calcext:value-type="float">
            <text:p>19.993218442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5.922080505096" calcext:value-type="float">
            <text:p>155.922080505096</text:p>
          </table:table-cell>
          <table:table-cell table:formula="of:=10+10*0.208460960385849*[.I72]" office:value-type="float" office:value="155.922672270094" calcext:value-type="float">
            <text:p>155.92267227009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942559.1544186" calcext:value-type="float">
            <text:p>32942559.1544186</text:p>
          </table:table-cell>
          <table:table-cell table:formula="of:=10*(2*EXP(0.208460960385849*[.A73])-1)" office:value-type="float" office:value="53567884.3703285" calcext:value-type="float">
            <text:p>53567884.370328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.9938874683495" calcext:value-type="float">
            <text:p>19.9938874683495</text:p>
          </table:table-cell>
          <table:table-cell table:formula="of:=10*(-1*EXP(0.208460960385849*-0.5*[.E73])+2)" office:value-type="float" office:value="19.9938896975164" calcext:value-type="float">
            <text:p>19.993889697516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8.006667206205" calcext:value-type="float">
            <text:p>158.006667206205</text:p>
          </table:table-cell>
          <table:table-cell table:formula="of:=10+10*0.208460960385849*[.I73]" office:value-type="float" office:value="158.007281873953" calcext:value-type="float">
            <text:p>158.007281873953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308710.4070976" calcext:value-type="float">
            <text:p>37308710.4070976</text:p>
          </table:table-cell>
          <table:table-cell table:formula="of:=10*(2*EXP(0.208460960385849*[.A74])-1)" office:value-type="float" office:value="65983895.9713065" calcext:value-type="float">
            <text:p>65983895.97130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.9944922675315" calcext:value-type="float">
            <text:p>19.9944922675315</text:p>
          </table:table-cell>
          <table:table-cell table:formula="of:=10*(-1*EXP(0.208460960385849*-0.5*[.E74])+2)" office:value-type="float" office:value="19.9944945098795" calcext:value-type="float">
            <text:p>19.99449450987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0.091253327703" calcext:value-type="float">
            <text:p>160.091253327703</text:p>
          </table:table-cell>
          <table:table-cell table:formula="of:=10+10*0.208460960385849*[.I74]" office:value-type="float" office:value="160.091891477811" calcext:value-type="float">
            <text:p>160.091891477811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828747.252314" calcext:value-type="float">
            <text:p>41828747.252314</text:p>
          </table:table-cell>
          <table:table-cell table:formula="of:=10*(2*EXP(0.208460960385849*[.A75])-1)" office:value-type="float" office:value="81277701.1814546" calcext:value-type="float">
            <text:p>81277701.181454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.995037202053" calcext:value-type="float">
            <text:p>19.995037202053</text:p>
          </table:table-cell>
          <table:table-cell table:formula="of:=10*(-1*EXP(0.208460960385849*-0.5*[.E75])+2)" office:value-type="float" office:value="19.9950394564675" calcext:value-type="float">
            <text:p>19.99503945646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2.175838862395" calcext:value-type="float">
            <text:p>162.175838862395</text:p>
          </table:table-cell>
          <table:table-cell table:formula="of:=10+10*0.208460960385849*[.I75]" office:value-type="float" office:value="162.17650108167" calcext:value-type="float">
            <text:p>162.17650108167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420276.077112" calcext:value-type="float">
            <text:p>46420276.077112</text:p>
          </table:table-cell>
          <table:table-cell table:formula="of:=10*(2*EXP(0.208460960385849*[.A76])-1)" office:value-type="float" office:value="100116317.423367" calcext:value-type="float">
            <text:p>100116317.42336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.9955281974807" calcext:value-type="float">
            <text:p>19.9955281974807</text:p>
          </table:table-cell>
          <table:table-cell table:formula="of:=10*(-1*EXP(0.208460960385849*-0.5*[.E76])+2)" office:value-type="float" office:value="19.9955304629381" calcext:value-type="float">
            <text:p>19.99553046293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4.260423803092" calcext:value-type="float">
            <text:p>164.260423803092</text:p>
          </table:table-cell>
          <table:table-cell table:formula="of:=10+10*0.208460960385849*[.I76]" office:value-type="float" office:value="164.261110685528" calcext:value-type="float">
            <text:p>164.261110685528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998333.8288731" calcext:value-type="float">
            <text:p>50998333.8288731</text:p>
          </table:table-cell>
          <table:table-cell table:formula="of:=10*(2*EXP(0.208460960385849*[.A77])-1)" office:value-type="float" office:value="123321363.978722" calcext:value-type="float">
            <text:p>123321363.9787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.9959705928517" calcext:value-type="float">
            <text:p>19.9959705928517</text:p>
          </table:table-cell>
          <table:table-cell table:formula="of:=10*(-1*EXP(0.208460960385849*-0.5*[.E77])+2)" office:value-type="float" office:value="19.9959728684131" calcext:value-type="float">
            <text:p>19.995972868413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6.345008142603" calcext:value-type="float">
            <text:p>166.345008142603</text:p>
          </table:table-cell>
          <table:table-cell table:formula="of:=10+10*0.208460960385849*[.I77]" office:value-type="float" office:value="166.345720289387" calcext:value-type="float">
            <text:p>166.345720289387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482017.71652" calcext:value-type="float">
            <text:p>55482017.71652</text:p>
          </table:table-cell>
          <table:table-cell table:formula="of:=10*(2*EXP(0.208460960385849*[.A78])-1)" office:value-type="float" office:value="151904895.737187" calcext:value-type="float">
            <text:p>151904895.7371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.9963691987313" calcext:value-type="float">
            <text:p>19.9963691987313</text:p>
          </table:table-cell>
          <table:table-cell table:formula="of:=10*(-1*EXP(0.208460960385849*-0.5*[.E78])+2)" office:value-type="float" office:value="19.9963714835354" calcext:value-type="float">
            <text:p>19.99637148353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8.429591873734" calcext:value-type="float">
            <text:p>168.429591873734</text:p>
          </table:table-cell>
          <table:table-cell table:formula="of:=10+10*0.208460960385849*[.I78]" office:value-type="float" office:value="168.430329893245" calcext:value-type="float">
            <text:p>168.43032989324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800204.544625" calcext:value-type="float">
            <text:p>59800204.544625</text:p>
          </table:table-cell>
          <table:table-cell table:formula="of:=10*(2*EXP(0.208460960385849*[.A79])-1)" office:value-type="float" office:value="187113542.521763" calcext:value-type="float">
            <text:p>187113542.52176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.9967283495219" calcext:value-type="float">
            <text:p>19.9967283495219</text:p>
          </table:table-cell>
          <table:table-cell table:formula="of:=10*(-1*EXP(0.208460960385849*-0.5*[.E79])+2)" office:value-type="float" office:value="19.9967306427789" calcext:value-type="float">
            <text:p>19.996730642778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0.514174989293" calcext:value-type="float">
            <text:p>170.514174989293</text:p>
          </table:table-cell>
          <table:table-cell table:formula="of:=10+10*0.208460960385849*[.I79]" office:value-type="float" office:value="170.514939497104" calcext:value-type="float">
            <text:p>170.51493949710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895549.0357899" calcext:value-type="float">
            <text:p>63895549.0357899</text:p>
          </table:table-cell>
          <table:table-cell table:formula="of:=10*(2*EXP(0.208460960385849*[.A80])-1)" office:value-type="float" office:value="230482879.064087" calcext:value-type="float">
            <text:p>230482879.06408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.997051950595" calcext:value-type="float">
            <text:p>19.997051950595</text:p>
          </table:table-cell>
          <table:table-cell table:formula="of:=10*(-1*EXP(0.208460960385849*-0.5*[.E80])+2)" office:value-type="float" office:value="19.9970542515809" calcext:value-type="float">
            <text:p>19.99705425158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2.598757482093" calcext:value-type="float">
            <text:p>172.598757482093</text:p>
          </table:table-cell>
          <table:table-cell table:formula="of:=10+10*0.208460960385849*[.I80]" office:value-type="float" office:value="172.599549100962" calcext:value-type="float">
            <text:p>172.59954910096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726416.0981404" calcext:value-type="float">
            <text:p>67726416.0981404</text:p>
          </table:table-cell>
          <table:table-cell table:formula="of:=10*(2*EXP(0.208460960385849*[.A81])-1)" office:value-type="float" office:value="283904396.898317" calcext:value-type="float">
            <text:p>283904396.89831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.997343520758" calcext:value-type="float">
            <text:p>19.997343520758</text:p>
          </table:table-cell>
          <table:table-cell table:formula="of:=10*(-1*EXP(0.208460960385849*-0.5*[.E81])+2)" office:value-type="float" office:value="19.9973458288093" calcext:value-type="float">
            <text:p>19.99734582880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74.683339344938" calcext:value-type="float">
            <text:p>174.683339344938</text:p>
          </table:table-cell>
          <table:table-cell table:formula="of:=10+10*0.208460960385849*[.I81]" office:value-type="float" office:value="174.684158704821" calcext:value-type="float">
            <text:p>174.68415870482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266869.2651171" calcext:value-type="float">
            <text:p>71266869.2651171</text:p>
          </table:table-cell>
          <table:table-cell table:formula="of:=10*(2*EXP(0.208460960385849*[.A82])-1)" office:value-type="float" office:value="349707999.056904" calcext:value-type="float">
            <text:p>349707999.0569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.997606230517" calcext:value-type="float">
            <text:p>19.997606230517</text:p>
          </table:table-cell>
          <table:table-cell table:formula="of:=10*(-1*EXP(0.208460960385849*-0.5*[.E82])+2)" office:value-type="float" office:value="19.9976085450258" calcext:value-type="float">
            <text:p>19.99760854502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6.76792057064" calcext:value-type="float">
            <text:p>176.76792057064</text:p>
          </table:table-cell>
          <table:table-cell table:formula="of:=10+10*0.208460960385849*[.I82]" office:value-type="float" office:value="176.768768308679" calcext:value-type="float">
            <text:p>176.768768308679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/00/00</text:date>, <text:time style:data-style-name="N2" text:time-value="10:34:46.09391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22:32:31.917762676</meta:creation-date>
    <meta:generator>LibreOffice/6.2.8.2$MacOSX_X86_64 LibreOffice_project/f82ddfca21ebc1e222a662a32b25c0c9d20169ee</meta:generator>
    <dc:date>2020-05-08T14:51:51.187825225</dc:date>
    <meta:editing-duration>PT1H14M3S</meta:editing-duration>
    <meta:editing-cycles>10</meta:editing-cycles>
    <meta:document-statistic meta:table-count="3" meta:cell-count="360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83caff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314004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4.766cm" svg:height="18.445cm" xlink:href=".." xlink:type="simple" chart:class="chart:scatter" chart:style-name="ch1">
        <chart:legend chart:legend-position="end" svg:x="30.272cm" svg:y="5.707cm" style:legend-expansion="high" chart:style-name="ch2"/>
        <chart:plot-area chart:style-name="ch3" table:cell-range-address="Sheet1.A7:Sheet1.A25 Sheet1.P1:Sheet1.V1 Sheet1.P7:Sheet1.V25" chart:data-source-has-labels="row" svg:x="0.695cm" svg:y="0.368cm" svg:width="28.882cm" svg:height="17.709cm">
          <chartooo:coordinate-region svg:x="1.93cm" svg:y="0.566cm" svg:width="27.449cm" svg:height="16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7:Sheet1.P25" chart:label-cell-address="Sheet1.P1:Sheet1.P1" chart:class="chart:scatter">
            <chart:domain table:cell-range-address="Sheet1.A7:Sheet1.A25"/>
            <chart:regression-curve chart:style-name="ch7">
              <chart:equation chart:display-equation="true" chart:display-r-square="false"/>
            </chart:regression-curve>
            <chart:data-point chart:repeated="19"/>
          </chart:series>
          <chart:series chart:style-name="ch8" chart:values-cell-range-address="Sheet1.Q7:Sheet1.Q25" chart:label-cell-address="Sheet1.Q1:Sheet1.Q1" chart:class="chart:scatter">
            <chart:regression-curve chart:style-name="ch9">
              <chart:equation chart:display-equation="true" chart:display-r-square="false"/>
            </chart:regression-curve>
            <chart:data-point chart:repeated="19"/>
          </chart:series>
          <chart:series chart:style-name="ch10" chart:values-cell-range-address="Sheet1.R7:Sheet1.R25" chart:label-cell-address="Sheet1.R1:Sheet1.R1" chart:class="chart:scatter">
            <chart:regression-curve chart:style-name="ch11">
              <chart:equation chart:display-equation="true" chart:display-r-square="false"/>
            </chart:regression-curve>
            <chart:data-point chart:repeated="19"/>
          </chart:series>
          <chart:series chart:style-name="ch12" chart:values-cell-range-address="Sheet1.S7:Sheet1.S25" chart:label-cell-address="Sheet1.S1:Sheet1.S1" chart:class="chart:scatter">
            <chart:regression-curve chart:style-name="ch13">
              <chart:equation chart:display-equation="true" chart:display-r-square="false"/>
            </chart:regression-curve>
            <chart:data-point chart:repeated="19"/>
          </chart:series>
          <chart:series chart:style-name="ch14" chart:values-cell-range-address="Sheet1.T7:Sheet1.T25" chart:label-cell-address="Sheet1.T1:Sheet1.T1" chart:class="chart:scatter">
            <chart:regression-curve chart:style-name="ch15">
              <chart:equation chart:display-equation="true" chart:display-r-square="false"/>
            </chart:regression-curve>
            <chart:data-point chart:repeated="19"/>
          </chart:series>
          <chart:series chart:style-name="ch16" chart:values-cell-range-address="Sheet1.U7:Sheet1.U25" chart:label-cell-address="Sheet1.U1:Sheet1.U1" chart:class="chart:scatter">
            <chart:regression-curve chart:style-name="ch17">
              <chart:equation chart:display-equation="true" chart:display-r-square="false"/>
            </chart:regression-curve>
            <chart:data-point chart:repeated="19"/>
          </chart:series>
          <chart:series chart:style-name="ch18" chart:values-cell-range-address="Sheet1.V7:Sheet1.V25" chart:label-cell-address="Sheet1.V1:Sheet1.V1" chart:class="chart:scatter">
            <chart:regression-curve chart:style-name="ch19">
              <chart:equation chart:display-equation="true" chart:display-r-square="false"/>
            </chart:regression-curve>
            <chart:data-point chart:repeated="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1.9</text:p>
                <draw:g>
                  <svg:desc>Sheet1.P1:Sheet1.P1</svg:desc>
                </draw:g>
              </table:table-cell>
              <table:table-cell office:value-type="string">
                <text:p>R=2.0</text:p>
                <draw:g>
                  <svg:desc>Sheet1.Q1:Sheet1.Q1</svg:desc>
                </draw:g>
              </table:table-cell>
              <table:table-cell office:value-type="string">
                <text:p>R=2.1</text:p>
                <draw:g>
                  <svg:desc>Sheet1.R1:Sheet1.R1</svg:desc>
                </draw:g>
              </table:table-cell>
              <table:table-cell office:value-type="string">
                <text:p>R=2.2</text:p>
                <draw:g>
                  <svg:desc>Sheet1.S1:Sheet1.S1</svg:desc>
                </draw:g>
              </table:table-cell>
              <table:table-cell office:value-type="string">
                <text:p>R=2.3</text:p>
                <draw:g>
                  <svg:desc>Sheet1.T1:Sheet1.T1</svg:desc>
                </draw:g>
              </table:table-cell>
              <table:table-cell office:value-type="string">
                <text:p>R=2.4</text:p>
                <draw:g>
                  <svg:desc>Sheet1.U1:Sheet1.U1</svg:desc>
                </draw:g>
              </table:table-cell>
              <table:table-cell office:value-type="string">
                <text:p>R=2.5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7:Sheet1.A25</svg:desc>
                </draw:g>
              </table:table-cell>
              <table:table-cell office:value-type="float" office:value="42.8286672803694">
                <text:p>42.8286672803694</text:p>
                <draw:g>
                  <svg:desc>Sheet1.P7:Sheet1.P25</svg:desc>
                </draw:g>
              </table:table-cell>
              <table:table-cell office:value-type="float" office:value="46.7145147326246">
                <text:p>46.7145147326246</text:p>
                <draw:g>
                  <svg:desc>Sheet1.Q7:Sheet1.Q25</svg:desc>
                </draw:g>
              </table:table-cell>
              <table:table-cell office:value-type="float" office:value="50.992827535812">
                <text:p>50.992827535812</text:p>
                <draw:g>
                  <svg:desc>Sheet1.R7:Sheet1.R25</svg:desc>
                </draw:g>
              </table:table-cell>
              <table:table-cell office:value-type="float" office:value="55.7046724512042">
                <text:p>55.7046724512042</text:p>
                <draw:g>
                  <svg:desc>Sheet1.S7:Sheet1.S25</svg:desc>
                </draw:g>
              </table:table-cell>
              <table:table-cell office:value-type="float" office:value="60.8954853318359">
                <text:p>60.8954853318359</text:p>
                <draw:g>
                  <svg:desc>Sheet1.T7:Sheet1.T25</svg:desc>
                </draw:g>
              </table:table-cell>
              <table:table-cell office:value-type="float" office:value="66.6155402610278">
                <text:p>66.6155402610278</text:p>
                <draw:g>
                  <svg:desc>Sheet1.U7:Sheet1.U25</svg:desc>
                </draw:g>
              </table:table-cell>
              <table:table-cell office:value-type="float" office:value="72.9204693527972">
                <text:p>72.9204693527972</text:p>
                <draw:g>
                  <svg:desc>Sheet1.V7:Sheet1.V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3.9600785449816">
                <text:p>53.9600785449816</text:p>
              </table:table-cell>
              <table:table-cell office:value-type="float" office:value="59.8597513331244">
                <text:p>59.8597513331244</text:p>
              </table:table-cell>
              <table:table-cell office:value-type="float" office:value="66.4779667878433">
                <text:p>66.4779667878433</text:p>
              </table:table-cell>
              <table:table-cell office:value-type="float" office:value="73.9055164360942">
                <text:p>73.9055164360942</text:p>
              </table:table-cell>
              <table:table-cell office:value-type="float" office:value="82.2448677445934">
                <text:p>82.2448677445934</text:p>
              </table:table-cell>
              <table:table-cell office:value-type="float" office:value="91.6116806819406">
                <text:p>91.6116806819406</text:p>
              </table:table-cell>
              <table:table-cell office:value-type="float" office:value="102.136522489683">
                <text:p>102.13652248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7.3886478727969">
                <text:p>67.3886478727969</text:p>
              </table:table-cell>
              <table:table-cell office:value-type="float" office:value="76.0517753217594">
                <text:p>76.0517753217594</text:p>
              </table:table-cell>
              <table:table-cell office:value-type="float" office:value="85.9540241766432">
                <text:p>85.9540241766432</text:p>
              </table:table-cell>
              <table:table-cell office:value-type="float" office:value="97.279387339877">
                <text:p>97.279387339877</text:p>
              </table:table-cell>
              <table:table-cell office:value-type="float" office:value="110.239682494689">
                <text:p>110.239682494689</text:p>
              </table:table-cell>
              <table:table-cell office:value-type="float" office:value="125.07880429486">
                <text:p>125.07880429486</text:p>
              </table:table-cell>
              <table:table-cell office:value-type="float" office:value="142.077630680318">
                <text:p>142.077630680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3.5884323042933">
                <text:p>83.5884323042933</text:p>
              </table:table-cell>
              <table:table-cell office:value-type="float" office:value="95.9967658598997">
                <text:p>95.9967658598997</text:p>
              </table:table-cell>
              <table:table-cell office:value-type="float" office:value="110.44955926814">
                <text:p>110.44955926814</text:p>
              </table:table-cell>
              <table:table-cell office:value-type="float" office:value="127.296554064365">
                <text:p>127.296554064365</text:p>
              </table:table-cell>
              <table:table-cell office:value-type="float" office:value="146.948450243684">
                <text:p>146.948450243684</text:p>
              </table:table-cell>
              <table:table-cell office:value-type="float" office:value="169.887646978953">
                <text:p>169.887646978953</text:p>
              </table:table-cell>
              <table:table-cell office:value-type="float" office:value="196.680888941183">
                <text:p>196.68088894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3.131318028346">
                <text:p>103.131318028346</text:p>
              </table:table-cell>
              <table:table-cell office:value-type="float" office:value="120.564578269766">
                <text:p>120.564578269766</text:p>
              </table:table-cell>
              <table:table-cell office:value-type="float" office:value="141.258215708105">
                <text:p>141.258215708105</text:p>
              </table:table-cell>
              <table:table-cell office:value-type="float" office:value="165.845160245111">
                <text:p>165.845160245111</text:p>
              </table:table-cell>
              <table:table-cell office:value-type="float" office:value="195.083554667496">
                <text:p>195.083554667496</text:p>
              </table:table-cell>
              <table:table-cell office:value-type="float" office:value="229.881802199942">
                <text:p>229.881802199942</text:p>
              </table:table-cell>
              <table:table-cell office:value-type="float" office:value="271.328660433504">
                <text:p>271.32866043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6.707208760013">
                <text:p>126.707208760013</text:p>
              </table:table-cell>
              <table:table-cell office:value-type="float" office:value="150.826679988819">
                <text:p>150.826679988819</text:p>
              </table:table-cell>
              <table:table-cell office:value-type="float" office:value="180.007038784061">
                <text:p>180.007038784061</text:p>
              </table:table-cell>
              <table:table-cell office:value-type="float" office:value="215.34998947921">
                <text:p>215.34998947921</text:p>
              </table:table-cell>
              <table:table-cell office:value-type="float" office:value="258.201652804494">
                <text:p>258.201652804494</text:p>
              </table:table-cell>
              <table:table-cell office:value-type="float" office:value="310.207404642496">
                <text:p>310.207404642496</text:p>
              </table:table-cell>
              <table:table-cell office:value-type="float" office:value="373.379108843291">
                <text:p>373.37910884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55.148380169444">
                <text:p>155.148380169444</text:p>
              </table:table-cell>
              <table:table-cell office:value-type="float" office:value="188.10287888609">
                <text:p>188.10287888609</text:p>
              </table:table-cell>
              <table:table-cell office:value-type="float" office:value="228.742399311037">
                <text:p>228.742399311037</text:p>
              </table:table-cell>
              <table:table-cell office:value-type="float" office:value="278.924984025254">
                <text:p>278.924984025254</text:p>
              </table:table-cell>
              <table:table-cell office:value-type="float" office:value="340.966463302035">
                <text:p>340.966463302035</text:p>
              </table:table-cell>
              <table:table-cell office:value-type="float" office:value="417.754532828994">
                <text:p>417.754532828994</text:p>
              </table:table-cell>
              <table:table-cell office:value-type="float" office:value="512.891470189546">
                <text:p>512.891470189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89.458860019991">
                <text:p>189.458860019991</text:p>
              </table:table-cell>
              <table:table-cell office:value-type="float" office:value="234.018881617995">
                <text:p>234.018881617995</text:p>
              </table:table-cell>
              <table:table-cell office:value-type="float" office:value="290.03806092758">
                <text:p>290.03806092758</text:p>
              </table:table-cell>
              <table:table-cell office:value-type="float" office:value="360.569109115669">
                <text:p>360.569109115669</text:p>
              </table:table-cell>
              <table:table-cell office:value-type="float" office:value="449.493346077297">
                <text:p>449.493346077297</text:p>
              </table:table-cell>
              <table:table-cell office:value-type="float" office:value="561.748184855149">
                <text:p>561.748184855149</text:p>
              </table:table-cell>
              <table:table-cell office:value-type="float" office:value="703.617537561712">
                <text:p>703.617537561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30.84987104286">
                <text:p>230.84987104286</text:p>
              </table:table-cell>
              <table:table-cell office:value-type="float" office:value="290.57719188414">
                <text:p>290.57719188414</text:p>
              </table:table-cell>
              <table:table-cell office:value-type="float" office:value="367.131096909206">
                <text:p>367.131096909206</text:p>
              </table:table-cell>
              <table:table-cell office:value-type="float" office:value="465.417880478276">
                <text:p>465.417880478276</text:p>
              </table:table-cell>
              <table:table-cell office:value-type="float" office:value="591.801127671093">
                <text:p>591.801127671093</text:p>
              </table:table-cell>
              <table:table-cell office:value-type="float" office:value="754.539504625938">
                <text:p>754.539504625938</text:p>
              </table:table-cell>
              <table:table-cell office:value-type="float" office:value="964.357057308891">
                <text:p>964.357057308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80.782587531606">
                <text:p>280.782587531606</text:p>
              </table:table-cell>
              <table:table-cell office:value-type="float" office:value="360.24444001281">
                <text:p>360.24444001281</text:p>
              </table:table-cell>
              <table:table-cell office:value-type="float" office:value="464.092832737161">
                <text:p>464.092832737161</text:p>
              </table:table-cell>
              <table:table-cell office:value-type="float" office:value="600.066372217676">
                <text:p>600.066372217676</text:p>
              </table:table-cell>
              <table:table-cell office:value-type="float" office:value="778.40454613701">
                <text:p>778.40454613701</text:p>
              </table:table-cell>
              <table:table-cell office:value-type="float" office:value="1012.66510079009">
                <text:p>1012.66510079009</text:p>
              </table:table-cell>
              <table:table-cell office:value-type="float" office:value="1320.81057637947">
                <text:p>1320.81057637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41.0197147253">
                <text:p>341.0197147253</text:p>
              </table:table-cell>
              <table:table-cell office:value-type="float" office:value="446.05895158563">
                <text:p>446.05895158563</text:p>
              </table:table-cell>
              <table:table-cell office:value-type="float" office:value="586.043839401112">
                <text:p>586.043839401112</text:p>
              </table:table-cell>
              <table:table-cell office:value-type="float" office:value="772.984015526827">
                <text:p>772.984015526827</text:p>
              </table:table-cell>
              <table:table-cell office:value-type="float" office:value="1023.09107139991">
                <text:p>1023.09107139991</text:p>
              </table:table-cell>
              <table:table-cell office:value-type="float" office:value="1358.26527498575">
                <text:p>1358.26527498575</text:p>
              </table:table-cell>
              <table:table-cell office:value-type="float" office:value="1808.11225838783">
                <text:p>1808.11225838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13.687711360142">
                <text:p>413.687711360142</text:p>
              </table:table-cell>
              <table:table-cell office:value-type="float" office:value="551.76324498033">
                <text:p>551.76324498033</text:p>
              </table:table-cell>
              <table:table-cell office:value-type="float" office:value="739.424327180004">
                <text:p>739.424327180004</text:p>
              </table:table-cell>
              <table:table-cell office:value-type="float" office:value="995.047267663943">
                <text:p>995.047267663943</text:p>
              </table:table-cell>
              <table:table-cell office:value-type="float" office:value="1343.93946627865">
                <text:p>1343.93946627865</text:p>
              </table:table-cell>
              <table:table-cell office:value-type="float" office:value="1820.98272296989">
                <text:p>1820.98272296989</text:p>
              </table:table-cell>
              <table:table-cell office:value-type="float" office:value="2474.2921052367">
                <text:p>2474.2921052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501.351851273926">
                <text:p>501.351851273926</text:p>
              </table:table-cell>
              <table:table-cell office:value-type="float" office:value="681.967234152986">
                <text:p>681.967234152986</text:p>
              </table:table-cell>
              <table:table-cell office:value-type="float" office:value="932.334212861137">
                <text:p>932.334212861137</text:p>
              </table:table-cell>
              <table:table-cell office:value-type="float" office:value="1280.22363686541">
                <text:p>1280.22363686541</text:p>
              </table:table-cell>
              <table:table-cell office:value-type="float" office:value="1764.65529110179">
                <text:p>1764.65529110179</text:p>
              </table:table-cell>
              <table:table-cell office:value-type="float" office:value="2440.50441521703">
                <text:p>2440.50441521703</text:p>
              </table:table-cell>
              <table:table-cell office:value-type="float" office:value="3385.00843477495">
                <text:p>3385.00843477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07.106772870032">
                <text:p>607.106772870032</text:p>
              </table:table-cell>
              <table:table-cell office:value-type="float" office:value="842.349250941061">
                <text:p>842.349250941061</text:p>
              </table:table-cell>
              <table:table-cell office:value-type="float" office:value="1174.96080885087">
                <text:p>1174.96080885087</text:p>
              </table:table-cell>
              <table:table-cell office:value-type="float" office:value="1646.45005616952">
                <text:p>1646.45005616952</text:p>
              </table:table-cell>
              <table:table-cell office:value-type="float" office:value="2316.32193171831">
                <text:p>2316.32193171831</text:p>
              </table:table-cell>
              <table:table-cell office:value-type="float" office:value="3269.96440687708">
                <text:p>3269.96440687708</text:p>
              </table:table-cell>
              <table:table-cell office:value-type="float" office:value="4630.01630282219">
                <text:p>4630.01630282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734.68571153075">
                <text:p>734.68571153075</text:p>
              </table:table-cell>
              <table:table-cell office:value-type="float" office:value="1039.90364878945">
                <text:p>1039.90364878945</text:p>
              </table:table-cell>
              <table:table-cell office:value-type="float" office:value="1480.11670363643">
                <text:p>1480.11670363643</text:p>
              </table:table-cell>
              <table:table-cell office:value-type="float" office:value="2116.76080211372">
                <text:p>2116.76080211372</text:p>
              </table:table-cell>
              <table:table-cell office:value-type="float" office:value="3039.6963613747">
                <text:p>3039.6963613747</text:p>
              </table:table-cell>
              <table:table-cell office:value-type="float" office:value="4380.49894739971">
                <text:p>4380.49894739971</text:p>
              </table:table-cell>
              <table:table-cell office:value-type="float" office:value="6332.00797401957">
                <text:p>6332.00797401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88.592268930855">
                <text:p>888.592268930855</text:p>
              </table:table-cell>
              <table:table-cell office:value-type="float" office:value="1283.24577862298">
                <text:p>1283.24577862298</text:p>
              </table:table-cell>
              <table:table-cell office:value-type="float" office:value="1863.91621223773">
                <text:p>1863.91621223773</text:p>
              </table:table-cell>
              <table:table-cell office:value-type="float" office:value="2720.73581490053">
                <text:p>2720.73581490053</text:p>
              </table:table-cell>
              <table:table-cell office:value-type="float" office:value="3988.21897293239">
                <text:p>3988.21897293239</text:p>
              </table:table-cell>
              <table:table-cell office:value-type="float" office:value="5867.34369258865">
                <text:p>5867.34369258865</text:p>
              </table:table-cell>
              <table:table-cell office:value-type="float" office:value="8658.69405562862">
                <text:p>8658.69405562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74.25936780265">
                <text:p>1074.25936780265</text:p>
              </table:table-cell>
              <table:table-cell office:value-type="float" office:value="1582.98762561159">
                <text:p>1582.98762561159</text:p>
              </table:table-cell>
              <table:table-cell office:value-type="float" office:value="2346.62607724582">
                <text:p>2346.62607724582</text:p>
              </table:table-cell>
              <table:table-cell office:value-type="float" office:value="3496.36037070184">
                <text:p>3496.36037070184</text:p>
              </table:table-cell>
              <table:table-cell office:value-type="float" office:value="5231.959366737">
                <text:p>5231.959366737</text:p>
              </table:table-cell>
              <table:table-cell office:value-type="float" office:value="7857.99436616097">
                <text:p>7857.99436616097</text:p>
              </table:table-cell>
              <table:table-cell office:value-type="float" office:value="11839.3109018418">
                <text:p>11839.3109018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298.24099895136">
                <text:p>1298.24099895136</text:p>
              </table:table-cell>
              <table:table-cell office:value-type="float" office:value="1952.20047101274">
                <text:p>1952.20047101274</text:p>
              </table:table-cell>
              <table:table-cell office:value-type="float" office:value="2953.73527795112">
                <text:p>2953.73527795112</text:p>
              </table:table-cell>
              <table:table-cell office:value-type="float" office:value="4492.41283292731">
                <text:p>4492.41283292731</text:p>
              </table:table-cell>
              <table:table-cell office:value-type="float" office:value="6862.78876966359">
                <text:p>6862.78876966359</text:p>
              </table:table-cell>
              <table:table-cell office:value-type="float" office:value="10523.1279005087">
                <text:p>10523.1279005087</text:p>
              </table:table-cell>
              <table:table-cell office:value-type="float" office:value="16187.1716326158">
                <text:p>16187.1716326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68.44352283493">
                <text:p>1568.44352283493</text:p>
              </table:table-cell>
              <table:table-cell office:value-type="float" office:value="2406.98472915">
                <text:p>2406.98472915</text:p>
              </table:table-cell>
              <table:table-cell office:value-type="float" office:value="3717.30033609611">
                <text:p>3717.30033609611</text:p>
              </table:table-cell>
              <table:table-cell office:value-type="float" office:value="5771.53026363373">
                <text:p>5771.53026363373</text:p>
              </table:table-cell>
              <table:table-cell office:value-type="float" office:value="9001.15976485905">
                <text:p>9001.15976485905</text:p>
              </table:table-cell>
              <table:table-cell office:value-type="float" office:value="14091.2155163262">
                <text:p>14091.2155163262</text:p>
              </table:table-cell>
              <table:table-cell office:value-type="float" office:value="22130.4653040053">
                <text:p>22130.4653040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1cm" svg:y="3.46cm" style:legend-expansion="high" chart:style-name="ch2"/>
        <chart:plot-area chart:style-name="ch3" table:cell-range-address="Sheet1.A1:Sheet1.E82" chart:data-source-has-labels="row" svg:x="0.32cm" svg:y="0.18cm" svg:width="13.051cm" svg:height="8.64cm">
          <chartooo:coordinate-region svg:x="0.965cm" svg:y="0.378cm" svg:width="12.20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2" chart:label-cell-address="Sheet1.B1:Sheet1.B1" chart:class="chart:scatter">
            <chart:domain table:cell-range-address="Sheet1.A2:Sheet1.A82"/>
            <chart:data-point chart:repeated="81"/>
          </chart:series>
          <chart:series chart:style-name="ch7" chart:values-cell-range-address="Sheet1.C2:Sheet1.C82" chart:label-cell-address="Sheet1.C1:Sheet1.C1" chart:class="chart:scatter">
            <chart:data-point chart:repeated="81"/>
          </chart:series>
          <chart:series chart:style-name="ch8" chart:values-cell-range-address="Sheet1.D2:Sheet1.D82" chart:label-cell-address="Sheet1.D1:Sheet1.D1" chart:class="chart:scatter">
            <chart:data-point chart:repeated="81"/>
          </chart:series>
          <chart:series chart:style-name="ch9" chart:values-cell-range-address="Sheet1.E2:Sheet1.E82" chart:label-cell-address="Sheet1.E1:Sheet1.E1" chart:class="chart:scatte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0.5</text:p>
                <draw:g>
                  <svg:desc>Sheet1.B1:Sheet1.B1</svg:desc>
                </draw:g>
              </table:table-cell>
              <table:table-cell office:value-type="string">
                <text:p>R=0.6</text:p>
                <draw:g>
                  <svg:desc>Sheet1.C1:Sheet1.C1</svg:desc>
                </draw:g>
              </table:table-cell>
              <table:table-cell office:value-type="string">
                <text:p>R=0.7</text:p>
                <draw:g>
                  <svg:desc>Sheet1.D1:Sheet1.D1</svg:desc>
                </draw:g>
              </table:table-cell>
              <table:table-cell office:value-type="string">
                <text:p>R=0.8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0">
                <text:p>10</text:p>
                <draw:g>
                  <svg:desc>Sheet1.B2:Sheet1.B82</svg:desc>
                </draw:g>
              </table:table-cell>
              <table:table-cell office:value-type="float" office:value="10">
                <text:p>10</text:p>
                <draw:g>
                  <svg:desc>Sheet1.C2:Sheet1.C82</svg:desc>
                </draw:g>
              </table:table-cell>
              <table:table-cell office:value-type="float" office:value="10">
                <text:p>10</text:p>
                <draw:g>
                  <svg:desc>Sheet1.D2:Sheet1.D82</svg:desc>
                </draw:g>
              </table:table-cell>
              <table:table-cell office:value-type="float" office:value="10">
                <text:p>10</text:p>
                <draw:g>
                  <svg:desc>Sheet1.E2:Sheet1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898268343395">
                <text:p>10.9898268343395</text:p>
              </table:table-cell>
              <table:table-cell office:value-type="float" office:value="11.2000411204344">
                <text:p>11.2000411204344</text:p>
              </table:table-cell>
              <table:table-cell office:value-type="float" office:value="11.4145369352691">
                <text:p>11.4145369352691</text:p>
              </table:table-cell>
              <table:table-cell office:value-type="float" office:value="11.6334029359536">
                <text:p>11.6334029359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8816779291463">
                <text:p>11.8816779291463</text:p>
              </table:table-cell>
              <table:table-cell office:value-type="float" office:value="12.3040756305598">
                <text:p>12.3040756305598</text:p>
              </table:table-cell>
              <table:table-cell office:value-type="float" office:value="12.7433203418043">
                <text:p>12.7433203418043</text:p>
              </table:table-cell>
              <table:table-cell office:value-type="float" office:value="13.2001056929279">
                <text:p>13.2001056929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6852511883405">
                <text:p>12.6852511883405</text:p>
              </table:table-cell>
              <table:table-cell office:value-type="float" office:value="13.3197843244922">
                <text:p>13.3197843244922</text:p>
              </table:table-cell>
              <table:table-cell office:value-type="float" office:value="13.9915488580806">
                <text:p>13.9915488580806</text:p>
              </table:table-cell>
              <table:table-cell office:value-type="float" office:value="14.7028319773386">
                <text:p>14.702831977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4092845910598">
                <text:p>13.4092845910598</text:p>
              </table:table-cell>
              <table:table-cell office:value-type="float" office:value="14.2542335116517">
                <text:p>14.2542335116517</text:p>
              </table:table-cell>
              <table:table-cell office:value-type="float" office:value="15.1641059655026">
                <text:p>15.1641059655026</text:p>
              </table:table-cell>
              <table:table-cell office:value-type="float" office:value="16.144194273049">
                <text:p>16.14419427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.0616512076132">
                <text:p>14.0616512076132</text:p>
              </table:table-cell>
              <table:table-cell office:value-type="float" office:value="15.1139241772222">
                <text:p>15.1139241772222</text:p>
              </table:table-cell>
              <table:table-cell office:value-type="float" office:value="16.2655790941563">
                <text:p>16.2655790941563</text:p>
              </table:table-cell>
              <table:table-cell office:value-type="float" office:value="17.5266983831278">
                <text:p>17.526698383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.649444810498">
                <text:p>14.649444810498</text:p>
              </table:table-cell>
              <table:table-cell office:value-type="float" office:value="15.9048372096423">
                <text:p>15.9048372096423</text:p>
              </table:table-cell>
              <table:table-cell office:value-type="float" office:value="17.3002775703172">
                <text:p>17.3002775703172</text:p>
              </table:table-cell>
              <table:table-cell office:value-type="float" office:value="18.8527477861461">
                <text:p>18.8527477861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1790570114069">
                <text:p>15.1790570114069</text:p>
              </table:table-cell>
              <table:table-cell office:value-type="float" office:value="16.632475009772">
                <text:p>16.632475009772</text:p>
              </table:table-cell>
              <table:table-cell office:value-type="float" office:value="18.2722494759273">
                <text:p>18.2722494759273</text:p>
              </table:table-cell>
              <table:table-cell office:value-type="float" office:value="20.1246478145875">
                <text:p>20.1246478145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656246763005">
                <text:p>15.656246763005</text:p>
              </table:table-cell>
              <table:table-cell office:value-type="float" office:value="17.301899771215">
                <text:p>17.301899771215</text:p>
              </table:table-cell>
              <table:table-cell office:value-type="float" office:value="19.1852974860028">
                <text:p>19.1852974860028</text:p>
              </table:table-cell>
              <table:table-cell office:value-type="float" office:value="21.3446096626326">
                <text:p>21.3446096626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0862029812332">
                <text:p>16.0862029812332</text:p>
              </table:table-cell>
              <table:table-cell office:value-type="float" office:value="17.9177686981094">
                <text:p>17.9177686981094</text:p>
              </table:table-cell>
              <table:table-cell office:value-type="float" office:value="20.0429937459328">
                <text:p>20.0429937459328</text:p>
              </table:table-cell>
              <table:table-cell office:value-type="float" office:value="22.5147542302883">
                <text:p>22.514754230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4736009690858">
                <text:p>16.4736009690858</text:p>
              </table:table-cell>
              <table:table-cell office:value-type="float" office:value="18.4843664053991">
                <text:p>18.4843664053991</text:p>
              </table:table-cell>
              <table:table-cell office:value-type="float" office:value="20.8486938468717">
                <text:p>20.8486938468717</text:p>
              </table:table-cell>
              <table:table-cell office:value-type="float" office:value="23.6371158105435">
                <text:p>23.6371158105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822653255411">
                <text:p>16.822653255411</text:p>
              </table:table-cell>
              <table:table-cell office:value-type="float" office:value="19.0056347269955">
                <text:p>19.0056347269955</text:p>
              </table:table-cell>
              <table:table-cell office:value-type="float" office:value="21.6055499539036">
                <text:p>21.6055499539036</text:p>
              </table:table-cell>
              <table:table-cell office:value-type="float" office:value="24.7136456259597">
                <text:p>24.7136456259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.1371554015481">
                <text:p>17.1371554015481</text:p>
              </table:table-cell>
              <table:table-cell office:value-type="float" office:value="19.4852001392046">
                <text:p>19.4852001392046</text:p>
              </table:table-cell>
              <table:table-cell office:value-type="float" office:value="22.3165231383388">
                <text:p>22.3165231383388</text:p>
              </table:table-cell>
              <table:table-cell office:value-type="float" office:value="25.7462152208465">
                <text:p>25.7462152208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4205272739007">
                <text:p>17.4205272739007</text:p>
              </table:table-cell>
              <table:table-cell office:value-type="float" office:value="19.9263989902039">
                <text:p>19.9263989902039</text:p>
              </table:table-cell>
              <table:table-cell office:value-type="float" office:value="22.9843949623903">
                <text:p>22.9843949623903</text:p>
              </table:table-cell>
              <table:table-cell office:value-type="float" office:value="26.736619714919">
                <text:p>26.736619714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6758502312376">
                <text:p>17.6758502312376</text:p>
              </table:table-cell>
              <table:table-cell office:value-type="float" office:value="20.3323007110932">
                <text:p>20.3323007110932</text:p>
              </table:table-cell>
              <table:table-cell office:value-type="float" office:value="23.6117783615533">
                <text:p>23.6117783615533</text:p>
              </table:table-cell>
              <table:table-cell office:value-type="float" office:value="27.6865809240924">
                <text:p>27.6865809240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9059006310957">
                <text:p>17.9059006310957</text:p>
              </table:table-cell>
              <table:table-cell office:value-type="float" office:value="20.7057291699967">
                <text:p>20.7057291699967</text:p>
              </table:table-cell>
              <table:table-cell office:value-type="float" office:value="24.2011278672617">
                <text:p>24.2011278672617</text:p>
              </table:table-cell>
              <table:table-cell office:value-type="float" office:value="28.5977503538389">
                <text:p>28.5977503538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.1131800196275">
                <text:p>18.1131800196275</text:p>
              </table:table-cell>
              <table:table-cell office:value-type="float" office:value="21.0492823177794">
                <text:p>21.0492823177794</text:p>
              </table:table-cell>
              <table:table-cell office:value-type="float" office:value="24.7547492098201">
                <text:p>24.7547492098201</text:p>
              </table:table-cell>
              <table:table-cell office:value-type="float" office:value="29.4717120703134">
                <text:p>29.4717120703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.2999423331755">
                <text:p>18.2999423331755</text:p>
              </table:table-cell>
              <table:table-cell office:value-type="float" office:value="21.3653502620506">
                <text:p>21.3653502620506</text:p>
              </table:table-cell>
              <table:table-cell office:value-type="float" office:value="25.2748083391735">
                <text:p>25.2748083391735</text:p>
              </table:table-cell>
              <table:table-cell office:value-type="float" office:value="30.3099854542349">
                <text:p>30.3099854542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4682184073613">
                <text:p>18.4682184073613</text:p>
              </table:table-cell>
              <table:table-cell office:value-type="float" office:value="21.656131895198">
                <text:p>21.656131895198</text:p>
              </table:table-cell>
              <table:table-cell office:value-type="float" office:value="25.7633398988147">
                <text:p>25.7633398988147</text:p>
              </table:table-cell>
              <table:table-cell office:value-type="float" office:value="31.1140278423172">
                <text:p>31.1140278423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6198380601993">
                <text:p>18.6198380601993</text:p>
              </table:table-cell>
              <table:table-cell office:value-type="float" office:value="21.9236501921348">
                <text:p>21.9236501921348</text:p>
              </table:table-cell>
              <table:table-cell office:value-type="float" office:value="26.2222551859763">
                <text:p>26.2222551859763</text:p>
              </table:table-cell>
              <table:table-cell office:value-type="float" office:value="31.885237060833">
                <text:p>31.885237060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7564499893638">
                <text:p>18.7564499893638</text:p>
              </table:table-cell>
              <table:table-cell office:value-type="float" office:value="22.1697662841833">
                <text:p>22.1697662841833</text:p>
              </table:table-cell>
              <table:table-cell office:value-type="float" office:value="26.6533496292533">
                <text:p>26.6533496292533</text:p>
              </table:table-cell>
              <table:table-cell office:value-type="float" office:value="32.624953855723">
                <text:p>32.624953855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8795396999696">
                <text:p>18.8795396999696</text:p>
              </table:table-cell>
              <table:table-cell office:value-type="float" office:value="22.3961924070084">
                <text:p>22.3961924070084</text:p>
              </table:table-cell>
              <table:table-cell office:value-type="float" office:value="27.0583098129081">
                <text:p>27.0583098129081</text:p>
              </table:table-cell>
              <table:table-cell office:value-type="float" office:value="33.334464223472">
                <text:p>33.334464223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9904456578148">
                <text:p>18.9904456578148</text:p>
              </table:table-cell>
              <table:table-cell office:value-type="float" office:value="22.6045038126834">
                <text:p>22.6045038126834</text:p>
              </table:table-cell>
              <table:table-cell office:value-type="float" office:value="27.4387200753447">
                <text:p>27.4387200753447</text:p>
              </table:table-cell>
              <table:table-cell office:value-type="float" office:value="34.0150016468019">
                <text:p>34.0150016468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.0903738437292">
                <text:p>19.0903738437292</text:p>
              </table:table-cell>
              <table:table-cell office:value-type="float" office:value="22.7961497287545">
                <text:p>22.7961497287545</text:p>
              </table:table-cell>
              <table:table-cell office:value-type="float" office:value="27.7960687075595">
                <text:p>27.7960687075595</text:p>
              </table:table-cell>
              <table:table-cell office:value-type="float" office:value="34.667749239073">
                <text:p>34.667749239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1804108672954">
                <text:p>19.1804108672954</text:p>
              </table:table-cell>
              <table:table-cell office:value-type="float" office:value="22.9724634405527">
                <text:p>22.9724634405527</text:p>
              </table:table-cell>
              <table:table-cell office:value-type="float" office:value="28.1317537758268">
                <text:p>28.1317537758268</text:p>
              </table:table-cell>
              <table:table-cell office:value-type="float" office:value="35.293841801117">
                <text:p>35.293841801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.261535782538">
                <text:p>19.261535782538</text:p>
              </table:table-cell>
              <table:table-cell office:value-type="float" office:value="23.1346715668904">
                <text:p>23.1346715668904</text:p>
              </table:table-cell>
              <table:table-cell office:value-type="float" office:value="28.4470885913937">
                <text:p>28.4470885913937</text:p>
              </table:table-cell>
              <table:table-cell office:value-type="float" office:value="35.8943677940804">
                <text:p>35.8943677940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.3346307340638">
                <text:p>19.3346307340638</text:p>
              </table:table-cell>
              <table:table-cell office:value-type="float" office:value="23.2839025936794">
                <text:p>23.2839025936794</text:p>
              </table:table-cell>
              <table:table-cell office:value-type="float" office:value="28.7433068485865">
                <text:p>28.7433068485865</text:p>
              </table:table-cell>
              <table:table-cell office:value-type="float" office:value="36.4703712317069">
                <text:p>36.4703712317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.4004905494191">
                <text:p>19.4004905494191</text:p>
              </table:table-cell>
              <table:table-cell office:value-type="float" office:value="23.4211947248332">
                <text:p>23.4211947248332</text:p>
              </table:table-cell>
              <table:table-cell office:value-type="float" office:value="29.0215674514299">
                <text:p>29.0215674514299</text:p>
              </table:table-cell>
              <table:table-cell office:value-type="float" office:value="37.0228534953482">
                <text:p>37.0228534953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4598313819673">
                <text:p>19.4598313819673</text:p>
              </table:table-cell>
              <table:table-cell office:value-type="float" office:value="23.5475031050775">
                <text:p>23.5475031050775</text:p>
              </table:table-cell>
              <table:table-cell office:value-type="float" office:value="29.2829590476613">
                <text:p>29.2829590476613</text:p>
              </table:table-cell>
              <table:table-cell office:value-type="float" office:value="37.5527750748576">
                <text:p>37.5527750748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.5132984982738">
                <text:p>19.5132984982738</text:p>
              </table:table-cell>
              <table:table-cell office:value-type="float" office:value="23.6637064649146">
                <text:p>23.6637064649146</text:p>
              </table:table-cell>
              <table:table-cell office:value-type="float" office:value="29.5285042878801">
                <text:p>29.5285042878801</text:p>
              </table:table-cell>
              <table:table-cell office:value-type="float" office:value="38.0610572384002">
                <text:p>38.0610572384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.5614732946724">
                <text:p>19.5614732946724</text:p>
              </table:table-cell>
              <table:table-cell office:value-type="float" office:value="23.7706132339729">
                <text:p>23.7706132339729</text:p>
              </table:table-cell>
              <table:table-cell office:value-type="float" office:value="29.7591638264938">
                <text:p>29.7591638264938</text:p>
              </table:table-cell>
              <table:table-cell office:value-type="float" office:value="38.548583634069">
                <text:p>38.548583634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.6048796193139">
                <text:p>19.6048796193139</text:p>
              </table:table-cell>
              <table:table-cell office:value-type="float" office:value="23.8689671652713">
                <text:p>23.8689671652713</text:p>
              </table:table-cell>
              <table:table-cell office:value-type="float" office:value="29.9758400801161">
                <text:p>29.9758400801161</text:p>
              </table:table-cell>
              <table:table-cell office:value-type="float" office:value="39.0162018261018">
                <text:p>39.0162018261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.6439894684411">
                <text:p>19.6439894684411</text:p>
              </table:table-cell>
              <table:table-cell office:value-type="float" office:value="23.9594525095274">
                <text:p>23.9594525095274</text:p>
              </table:table-cell>
              <table:table-cell office:value-type="float" office:value="30.179380758118">
                <text:p>30.179380758118</text:p>
              </table:table-cell>
              <table:table-cell office:value-type="float" office:value="39.4647247683698">
                <text:p>39.4647247683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.6792281188308">
                <text:p>19.6792281188308</text:p>
              </table:table-cell>
              <table:table-cell office:value-type="float" office:value="24.0426987755062">
                <text:p>24.0426987755062</text:p>
              </table:table-cell>
              <table:table-cell office:value-type="float" office:value="30.3705821791475">
                <text:p>30.3705821791475</text:p>
              </table:table-cell>
              <table:table-cell office:value-type="float" office:value="39.8949322176916">
                <text:p>39.8949322176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.7109787522138">
                <text:p>19.7109787522138</text:p>
              </table:table-cell>
              <table:table-cell office:value-type="float" office:value="24.1192851095271">
                <text:p>24.1192851095271</text:p>
              </table:table-cell>
              <table:table-cell office:value-type="float" office:value="30.5501923865906">
                <text:p>30.5501923865906</text:p>
              </table:table-cell>
              <table:table-cell office:value-type="float" office:value="40.3075720894384">
                <text:p>40.3075720894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.7395866219553">
                <text:p>19.7395866219553</text:p>
              </table:table-cell>
              <table:table-cell office:value-type="float" office:value="24.1897443245999">
                <text:p>24.1897443245999</text:p>
              </table:table-cell>
              <table:table-cell office:value-type="float" office:value="30.7189140751647">
                <text:p>30.7189140751647</text:p>
              </table:table-cell>
              <table:table-cell office:value-type="float" office:value="40.7033617577805">
                <text:p>40.7033617577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765362807308">
                <text:p>19.765362807308</text:p>
              </table:table-cell>
              <table:table-cell office:value-type="float" office:value="24.2545666072179">
                <text:p>24.2545666072179</text:p>
              </table:table-cell>
              <table:table-cell office:value-type="float" office:value="30.8774073400933">
                <text:p>30.8774073400933</text:p>
              </table:table-cell>
              <table:table-cell office:value-type="float" office:value="41.0829893028403">
                <text:p>41.0829893028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.788587596058">
                <text:p>19.788587596058</text:p>
              </table:table-cell>
              <table:table-cell office:value-type="float" office:value="24.3142029275965">
                <text:p>24.3142029275965</text:p>
              </table:table-cell>
              <table:table-cell office:value-type="float" office:value="31.0262922596161">
                <text:p>31.0262922596161</text:p>
              </table:table-cell>
              <table:table-cell office:value-type="float" office:value="41.4471147069149">
                <text:p>41.4471147069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.8095135323481">
                <text:p>19.8095135323481</text:p>
              </table:table-cell>
              <table:table-cell office:value-type="float" office:value="24.3690681770848">
                <text:p>24.3690681770848</text:p>
              </table:table-cell>
              <table:table-cell office:value-type="float" office:value="31.1661513209401">
                <text:p>31.1661513209401</text:p>
              </table:table-cell>
              <table:table-cell office:value-type="float" office:value="41.7963710018542">
                <text:p>41.7963710018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.8283681628172">
                <text:p>19.8283681628172</text:p>
              </table:table-cell>
              <table:table-cell office:value-type="float" office:value="24.4195440545742">
                <text:p>24.4195440545742</text:p>
              </table:table-cell>
              <table:table-cell office:value-type="float" office:value="31.2975316991229">
                <text:p>31.2975316991229</text:p>
              </table:table-cell>
              <table:table-cell office:value-type="float" office:value="42.1313653695844">
                <text:p>42.1313653695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.8453565109228">
                <text:p>19.8453565109228</text:p>
              </table:table-cell>
              <table:table-cell office:value-type="float" office:value="24.4659817219877">
                <text:p>24.4659817219877</text:p>
              </table:table-cell>
              <table:table-cell office:value-type="float" office:value="31.4209473978026">
                <text:p>31.4209473978026</text:p>
              </table:table-cell>
              <table:table-cell office:value-type="float" office:value="42.452680197691">
                <text:p>42.452680197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.8606633063456">
                <text:p>19.8606633063456</text:p>
              </table:table-cell>
              <table:table-cell office:value-type="float" office:value="24.5087042473207">
                <text:p>24.5087042473207</text:p>
              </table:table-cell>
              <table:table-cell office:value-type="float" office:value="31.5368812601497">
                <text:p>31.5368812601497</text:p>
              </table:table-cell>
              <table:table-cell office:value-type="float" office:value="42.7608740918992">
                <text:p>42.7608740918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.8744549937217">
                <text:p>19.8744549937217</text:p>
              </table:table-cell>
              <table:table-cell office:value-type="float" office:value="24.5480088522348">
                <text:p>24.5480088522348</text:p>
              </table:table-cell>
              <table:table-cell office:value-type="float" office:value="31.6457868579095">
                <text:p>31.6457868579095</text:p>
              </table:table-cell>
              <table:table-cell office:value-type="float" office:value="43.0564828472041">
                <text:p>43.0564828472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.8868815425468">
                <text:p>19.8868815425468</text:p>
              </table:table-cell>
              <table:table-cell office:value-type="float" office:value="24.5841689798349">
                <text:p>24.5841689798349</text:p>
              </table:table-cell>
              <table:table-cell office:value-type="float" office:value="31.7480902659259">
                <text:p>31.7480902659259</text:p>
              </table:table-cell>
              <table:table-cell office:value-type="float" office:value="43.3400203793542">
                <text:p>43.3400203793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.8980780779306">
                <text:p>19.8980780779306</text:p>
              </table:table-cell>
              <table:table-cell office:value-type="float" office:value="24.6174361970195">
                <text:p>24.6174361970195</text:p>
              </table:table-cell>
              <table:table-cell office:value-type="float" office:value="31.8441917290855">
                <text:p>31.8441917290855</text:p>
              </table:table-cell>
              <table:table-cell office:value-type="float" office:value="43.6119796182887">
                <text:p>43.6119796182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9081663499328">
                <text:p>19.9081663499328</text:p>
              </table:table-cell>
              <table:table-cell office:value-type="float" office:value="24.6480419446385">
                <text:p>24.6480419446385</text:p>
              </table:table-cell>
              <table:table-cell office:value-type="float" office:value="31.9344672282105">
                <text:p>31.9344672282105</text:p>
              </table:table-cell>
              <table:table-cell office:value-type="float" office:value="43.8728333650955">
                <text:p>43.8728333650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9172560574636">
                <text:p>19.9172560574636</text:p>
              </table:table-cell>
              <table:table-cell office:value-type="float" office:value="24.6761991476322">
                <text:p>24.6761991476322</text:p>
              </table:table-cell>
              <table:table-cell office:value-type="float" office:value="32.0192699510188">
                <text:p>32.0192699510188</text:p>
              </table:table-cell>
              <table:table-cell office:value-type="float" office:value="44.1230351139762">
                <text:p>44.1230351139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925446041137">
                <text:p>19.925446041137</text:p>
              </table:table-cell>
              <table:table-cell office:value-type="float" office:value="24.7021036963559">
                <text:p>24.7021036963559</text:p>
              </table:table-cell>
              <table:table-cell office:value-type="float" office:value="32.0989316739112">
                <text:p>32.0989316739112</text:p>
              </table:table-cell>
              <table:table-cell office:value-type="float" office:value="44.3630198406434">
                <text:p>44.3630198406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9328253580558">
                <text:p>19.9328253580558</text:p>
              </table:table-cell>
              <table:table-cell office:value-type="float" office:value="24.7259358093938">
                <text:p>24.7259358093938</text:p>
              </table:table-cell>
              <table:table-cell office:value-type="float" office:value="32.1737640599915">
                <text:p>32.1737640599915</text:p>
              </table:table-cell>
              <table:table-cell office:value-type="float" office:value="44.5932047585233">
                <text:p>44.5932047585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9394742502103">
                <text:p>19.9394742502103</text:p>
              </table:table-cell>
              <table:table-cell office:value-type="float" office:value="24.7478612873439">
                <text:p>24.7478612873439</text:p>
              </table:table-cell>
              <table:table-cell office:value-type="float" office:value="32.2440598783954">
                <text:p>32.2440598783954</text:p>
              </table:table-cell>
              <table:table-cell office:value-type="float" office:value="44.8139900440837">
                <text:p>44.8139900440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.9454650170207">
                <text:p>19.9454650170207</text:p>
              </table:table-cell>
              <table:table-cell office:value-type="float" office:value="24.7680326662964">
                <text:p>24.7680326662964</text:p>
              </table:table-cell>
              <table:table-cell office:value-type="float" office:value="32.3100941497009">
                <text:p>32.3100941497009</text:p>
              </table:table-cell>
              <table:table-cell office:value-type="float" office:value="45.0257595325381">
                <text:p>45.0257595325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.950862801515">
                <text:p>19.950862801515</text:p>
              </table:table-cell>
              <table:table-cell office:value-type="float" office:value="24.7865902790326">
                <text:p>24.7865902790326</text:p>
              </table:table-cell>
              <table:table-cell office:value-type="float" office:value="32.3721252218993">
                <text:p>32.3721252218993</text:p>
              </table:table-cell>
              <table:table-cell office:value-type="float" office:value="45.2288813851427">
                <text:p>45.2288813851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.9557262986882">
                <text:p>19.9557262986882</text:p>
              </table:table-cell>
              <table:table-cell office:value-type="float" office:value="24.8036632313215">
                <text:p>24.8036632313215</text:p>
              </table:table-cell>
              <table:table-cell office:value-type="float" office:value="32.4303957811386">
                <text:p>32.4303957811386</text:p>
              </table:table-cell>
              <table:table-cell office:value-type="float" office:value="45.4237087292427">
                <text:p>45.4237087292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.9601083937458">
                <text:p>19.9601083937458</text:p>
              </table:table-cell>
              <table:table-cell office:value-type="float" office:value="24.8193703001134">
                <text:p>24.8193703001134</text:p>
              </table:table-cell>
              <table:table-cell office:value-type="float" office:value="32.4851338011921">
                <text:p>32.4851338011921</text:p>
              </table:table-cell>
              <table:table-cell office:value-type="float" office:value="45.6105802721867">
                <text:p>45.6105802721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.9640567371721">
                <text:p>19.9640567371721</text:p>
              </table:table-cell>
              <table:table-cell office:value-type="float" office:value="24.833820759873">
                <text:p>24.833820759873</text:p>
              </table:table-cell>
              <table:table-cell office:value-type="float" office:value="32.5365534353666">
                <text:p>32.5365534353666</text:p>
              </table:table-cell>
              <table:table-cell office:value-type="float" office:value="45.7898208901666">
                <text:p>45.789820890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967614262878">
                <text:p>19.967614262878</text:p>
              </table:table-cell>
              <table:table-cell office:value-type="float" office:value="24.8471151428056">
                <text:p>24.8471151428056</text:p>
              </table:table-cell>
              <table:table-cell office:value-type="float" office:value="32.5848558543433">
                <text:p>32.5848558543433</text:p>
              </table:table-cell>
              <table:table-cell office:value-type="float" office:value="45.9617421930132">
                <text:p>45.961742193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9708196550593">
                <text:p>19.9708196550593</text:p>
              </table:table-cell>
              <table:table-cell office:value-type="float" office:value="24.8593459382609">
                <text:p>24.8593459382609</text:p>
              </table:table-cell>
              <table:table-cell office:value-type="float" office:value="32.6302300332224">
                <text:p>32.6302300332224</text:p>
              </table:table-cell>
              <table:table-cell office:value-type="float" office:value="46.1266430659332">
                <text:p>46.1266430659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737077688454">
                <text:p>19.9737077688454</text:p>
              </table:table-cell>
              <table:table-cell office:value-type="float" office:value="24.8705982361845">
                <text:p>24.8705982361845</text:p>
              </table:table-cell>
              <table:table-cell office:value-type="float" office:value="32.6728534908563">
                <text:p>32.6728534908563</text:p>
              </table:table-cell>
              <table:table-cell office:value-type="float" office:value="46.2848101891172">
                <text:p>46.28481018911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.976310009311">
                <text:p>19.976310009311</text:p>
              </table:table-cell>
              <table:table-cell office:value-type="float" office:value="24.8809503190908">
                <text:p>24.8809503190908</text:p>
              </table:table-cell>
              <table:table-cell office:value-type="float" office:value="32.712892984364">
                <text:p>32.712892984364</text:p>
              </table:table-cell>
              <table:table-cell office:value-type="float" office:value="46.4365185361341">
                <text:p>46.4365185361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.9786546729709">
                <text:p>19.9786546729709</text:p>
              </table:table-cell>
              <table:table-cell office:value-type="float" office:value="24.8904742066758">
                <text:p>24.8904742066758</text:p>
              </table:table-cell>
              <table:table-cell office:value-type="float" office:value="32.7505051615376">
                <text:p>32.7505051615376</text:p>
              </table:table-cell>
              <table:table-cell office:value-type="float" office:value="46.5820318519724">
                <text:p>46.5820318519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.9807672554746">
                <text:p>19.9807672554746</text:p>
              </table:table-cell>
              <table:table-cell office:value-type="float" office:value="24.8992361568605">
                <text:p>24.8992361568605</text:p>
              </table:table-cell>
              <table:table-cell office:value-type="float" office:value="32.7858371737027">
                <text:p>32.7858371737027</text:p>
              </table:table-cell>
              <table:table-cell office:value-type="float" office:value="46.7216031115609">
                <text:p>46.72160311156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.9826707288435">
                <text:p>19.9826707288435</text:p>
              </table:table-cell>
              <table:table-cell office:value-type="float" office:value="24.9072971267481">
                <text:p>24.9072971267481</text:p>
              </table:table-cell>
              <table:table-cell office:value-type="float" office:value="32.8190272514227">
                <text:p>32.8190272514227</text:p>
              </table:table-cell>
              <table:table-cell office:value-type="float" office:value="46.8554749595646">
                <text:p>46.8554749595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.9843857912656">
                <text:p>19.9843857912656</text:p>
              </table:table-cell>
              <table:table-cell office:value-type="float" office:value="24.9147131967053">
                <text:p>24.9147131967053</text:p>
              </table:table-cell>
              <table:table-cell office:value-type="float" office:value="32.8502052453028">
                <text:p>32.8502052453028</text:p>
              </table:table-cell>
              <table:table-cell office:value-type="float" office:value="46.9838801322219">
                <text:p>46.9838801322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.9859310921663">
                <text:p>19.9859310921663</text:p>
              </table:table-cell>
              <table:table-cell office:value-type="float" office:value="24.921535960514">
                <text:p>24.921535960514</text:p>
              </table:table-cell>
              <table:table-cell office:value-type="float" office:value="32.8794931340073">
                <text:p>32.8794931340073</text:p>
              </table:table-cell>
              <table:table-cell office:value-type="float" office:value="47.1070418619584">
                <text:p>47.107041861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.9873234350008">
                <text:p>19.9873234350008</text:p>
              </table:table-cell>
              <table:table-cell office:value-type="float" office:value="24.9278128843095">
                <text:p>24.9278128843095</text:p>
              </table:table-cell>
              <table:table-cell office:value-type="float" office:value="32.9070055014829">
                <text:p>32.9070055014829</text:p>
              </table:table-cell>
              <table:table-cell office:value-type="float" office:value="47.2251742654736">
                <text:p>47.2251742654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9.9885779599725">
                <text:p>19.9885779599725</text:p>
              </table:table-cell>
              <table:table-cell office:value-type="float" office:value="24.9335876368062">
                <text:p>24.9335876368062</text:p>
              </table:table-cell>
              <table:table-cell office:value-type="float" office:value="32.9328499852454">
                <text:p>32.9328499852454</text:p>
              </table:table-cell>
              <table:table-cell office:value-type="float" office:value="47.338482715984">
                <text:p>47.338482715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9.9897083086664">
                <text:p>19.9897083086664</text:p>
              </table:table-cell>
              <table:table-cell office:value-type="float" office:value="24.9389003930993">
                <text:p>24.9389003930993</text:p>
              </table:table-cell>
              <table:table-cell office:value-type="float" office:value="32.9571276974974">
                <text:p>32.9571276974974</text:p>
              </table:table-cell>
              <table:table-cell office:value-type="float" office:value="47.4471642002643">
                <text:p>47.44716420026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.9907267723867">
                <text:p>19.9907267723867</text:p>
              </table:table-cell>
              <table:table-cell office:value-type="float" office:value="24.9437881141658">
                <text:p>24.9437881141658</text:p>
              </table:table-cell>
              <table:table-cell office:value-type="float" office:value="32.9799336207109">
                <text:p>32.9799336207109</text:p>
              </table:table-cell>
              <table:table-cell office:value-type="float" office:value="47.551407661109">
                <text:p>47.551407661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.9916444258108">
                <text:p>19.9916444258108</text:p>
              </table:table-cell>
              <table:table-cell office:value-type="float" office:value="24.9482848040013">
                <text:p>24.9482848040013</text:p>
              </table:table-cell>
              <table:table-cell office:value-type="float" office:value="33.0013569792306">
                <text:p>33.0013569792306</text:p>
              </table:table-cell>
              <table:table-cell office:value-type="float" office:value="47.6513943258074">
                <text:p>47.6513943258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.9924712474152">
                <text:p>19.9924712474152</text:p>
              </table:table-cell>
              <table:table-cell office:value-type="float" office:value="24.9524217461883">
                <text:p>24.9524217461883</text:p>
              </table:table-cell>
              <table:table-cell office:value-type="float" office:value="33.0214815883496">
                <text:p>33.0214815883496</text:p>
              </table:table-cell>
              <table:table-cell office:value-type="float" office:value="47.7472980212102">
                <text:p>47.7472980212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.9932162279788">
                <text:p>19.9932162279788</text:p>
              </table:table-cell>
              <table:table-cell office:value-type="float" office:value="24.9562277215356">
                <text:p>24.9562277215356</text:p>
              </table:table-cell>
              <table:table-cell office:value-type="float" office:value="33.0403861822213">
                <text:p>33.0403861822213</text:p>
              </table:table-cell>
              <table:table-cell office:value-type="float" office:value="47.8392854759253">
                <text:p>47.8392854759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.9938874683495">
                <text:p>19.9938874683495</text:p>
              </table:table-cell>
              <table:table-cell office:value-type="float" office:value="24.9597292083071">
                <text:p>24.9597292083071</text:p>
              </table:table-cell>
              <table:table-cell office:value-type="float" office:value="33.0581447218943">
                <text:p>33.0581447218943</text:p>
              </table:table-cell>
              <table:table-cell office:value-type="float" office:value="47.9275166101747">
                <text:p>47.9275166101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9.9944922675315">
                <text:p>19.9944922675315</text:p>
              </table:table-cell>
              <table:table-cell office:value-type="float" office:value="24.9629505664335">
                <text:p>24.9629505664335</text:p>
              </table:table-cell>
              <table:table-cell office:value-type="float" office:value="33.0748266846732">
                <text:p>33.0748266846732</text:p>
              </table:table-cell>
              <table:table-cell office:value-type="float" office:value="48.0121448138185">
                <text:p>48.0121448138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995037202053">
                <text:p>19.995037202053</text:p>
              </table:table-cell>
              <table:table-cell office:value-type="float" office:value="24.9659142069823">
                <text:p>24.9659142069823</text:p>
              </table:table-cell>
              <table:table-cell office:value-type="float" office:value="33.0904973359361">
                <text:p>33.0904973359361</text:p>
              </table:table-cell>
              <table:table-cell office:value-type="float" office:value="48.093317213021">
                <text:p>48.093317213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.9955281974807">
                <text:p>19.9955281974807</text:p>
              </table:table-cell>
              <table:table-cell office:value-type="float" office:value="24.968640748074">
                <text:p>24.968640748074</text:p>
              </table:table-cell>
              <table:table-cell office:value-type="float" office:value="33.1052179844745">
                <text:p>33.1052179844745</text:p>
              </table:table-cell>
              <table:table-cell office:value-type="float" office:value="48.1711749260298">
                <text:p>48.1711749260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.9959705928517">
                <text:p>19.9959705928517</text:p>
              </table:table-cell>
              <table:table-cell office:value-type="float" office:value="24.9711491583222">
                <text:p>24.9711491583222</text:p>
              </table:table-cell>
              <table:table-cell office:value-type="float" office:value="33.119046222354">
                <text:p>33.119046222354</text:p>
              </table:table-cell>
              <table:table-cell office:value-type="float" office:value="48.2458533085101">
                <text:p>48.2458533085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.9963691987313">
                <text:p>19.9963691987313</text:p>
              </table:table-cell>
              <table:table-cell office:value-type="float" office:value="24.973456888799">
                <text:p>24.973456888799</text:p>
              </table:table-cell>
              <table:table-cell office:value-type="float" office:value="33.132036150233">
                <text:p>33.132036150233</text:p>
              </table:table-cell>
              <table:table-cell office:value-type="float" office:value="48.3174821888612">
                <text:p>48.3174821888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.9967283495219">
                <text:p>19.9967283495219</text:p>
              </table:table-cell>
              <table:table-cell office:value-type="float" office:value="24.975579994442">
                <text:p>24.975579994442</text:p>
              </table:table-cell>
              <table:table-cell office:value-type="float" office:value="33.1442385890233">
                <text:p>33.1442385890233</text:p>
              </table:table-cell>
              <table:table-cell office:value-type="float" office:value="48.3861860939207">
                <text:p>48.3861860939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.997051950595">
                <text:p>19.997051950595</text:p>
              </table:table-cell>
              <table:table-cell office:value-type="float" office:value="24.9775332457499">
                <text:p>24.9775332457499</text:p>
              </table:table-cell>
              <table:table-cell office:value-type="float" office:value="33.1557012787183">
                <text:p>33.1557012787183</text:p>
              </table:table-cell>
              <table:table-cell office:value-type="float" office:value="48.4520844654566">
                <text:p>48.4520844654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.997343520758">
                <text:p>19.997343520758</text:p>
              </table:table-cell>
              <table:table-cell office:value-type="float" office:value="24.97933023154">
                <text:p>24.97933023154</text:p>
              </table:table-cell>
              <table:table-cell office:value-type="float" office:value="33.1664690651661">
                <text:p>33.1664690651661</text:p>
              </table:table-cell>
              <table:table-cell office:value-type="float" office:value="48.515291867817">
                <text:p>48.5152918678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.997606230517">
                <text:p>19.997606230517</text:p>
              </table:table-cell>
              <table:table-cell office:value-type="float" office:value="24.9809834534866">
                <text:p>24.9809834534866</text:p>
              </table:table-cell>
              <table:table-cell office:value-type="float" office:value="33.1765840755236">
                <text:p>33.1765840755236</text:p>
              </table:table-cell>
              <table:table-cell office:value-type="float" office:value="48.5759181870989">
                <text:p>48.57591818709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1cm" svg:y="3.707cm" style:legend-expansion="high" chart:style-name="ch2"/>
        <chart:plot-area chart:style-name="ch3" table:cell-range-address="Sheet1.A1:Sheet1.A82 Sheet1.G1:Sheet1.I82" chart:data-source-has-labels="row" svg:x="0.32cm" svg:y="0.18cm" svg:width="13.051cm" svg:height="8.64cm">
          <chartooo:coordinate-region svg:x="1.162cm" svg:y="0.378cm" svg:width="11.81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2" chart:label-cell-address="Sheet1.G1:Sheet1.G1" chart:class="chart:scatter">
            <chart:domain table:cell-range-address="Sheet1.A2:Sheet1.A82"/>
            <chart:data-point chart:repeated="81"/>
          </chart:series>
          <chart:series chart:style-name="ch7" chart:values-cell-range-address="Sheet1.H2:Sheet1.H82" chart:label-cell-address="Sheet1.H1:Sheet1.H1" chart:class="chart:scatter">
            <chart:data-point chart:repeated="81"/>
          </chart:series>
          <chart:series chart:style-name="ch8" chart:values-cell-range-address="Sheet1.I2:Sheet1.I82" chart:label-cell-address="Sheet1.I1:Sheet1.I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1.0</text:p>
                <draw:g>
                  <svg:desc>Sheet1.G1:Sheet1.G1</svg:desc>
                </draw:g>
              </table:table-cell>
              <table:table-cell office:value-type="string">
                <text:p>R=1.1</text:p>
                <draw:g>
                  <svg:desc>Sheet1.H1:Sheet1.H1</svg:desc>
                </draw:g>
              </table:table-cell>
              <table:table-cell office:value-type="string">
                <text:p>R=1.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0">
                <text:p>10</text:p>
                <draw:g>
                  <svg:desc>Sheet1.G2:Sheet1.G82</svg:desc>
                </draw:g>
              </table:table-cell>
              <table:table-cell office:value-type="float" office:value="10">
                <text:p>10</text:p>
                <draw:g>
                  <svg:desc>Sheet1.H2:Sheet1.H82</svg:desc>
                </draw:g>
              </table:table-cell>
              <table:table-cell office:value-type="float" office:value="10">
                <text:p>10</text:p>
                <draw:g>
                  <svg:desc>Sheet1.I2:Sheet1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0846094026646">
                <text:p>12.0846094026646</text:p>
              </table:table-cell>
              <table:table-cell office:value-type="float" office:value="12.3171365790397">
                <text:p>12.3171365790397</text:p>
              </table:table-cell>
              <table:table-cell office:value-type="float" office:value="12.5544074417186">
                <text:p>12.5544074417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1692187291382">
                <text:p>14.1692187291382</text:p>
              </table:table-cell>
              <table:table-cell office:value-type="float" office:value="14.683083265142">
                <text:p>14.683083265142</text:p>
              </table:table-cell>
              <table:table-cell office:value-type="float" office:value="15.217564729006">
                <text:p>15.217564729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2538279722288">
                <text:p>16.2538279722288</text:p>
              </table:table-cell>
              <table:table-cell office:value-type="float" office:value="17.0988682239617">
                <text:p>17.0988682239617</text:p>
              </table:table-cell>
              <table:table-cell office:value-type="float" office:value="17.994101696924">
                <text:p>17.994101696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.3384371247447">
                <text:p>18.3384371247447</text:p>
              </table:table-cell>
              <table:table-cell office:value-type="float" office:value="19.5655412785741">
                <text:p>19.5655412785741</text:p>
              </table:table-cell>
              <table:table-cell office:value-type="float" office:value="20.8888452861994">
                <text:p>20.8888452861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.4230461794939">
                <text:p>20.4230461794939</text:p>
              </table:table-cell>
              <table:table-cell office:value-type="float" office:value="22.0841743656495">
                <text:p>22.0841743656495</text:p>
              </table:table-cell>
              <table:table-cell office:value-type="float" office:value="23.906827934461">
                <text:p>23.906827934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5076551292847">
                <text:p>22.5076551292847</text:p>
              </table:table-cell>
              <table:table-cell office:value-type="float" office:value="24.6558620012353">
                <text:p>24.6558620012353</text:p>
              </table:table-cell>
              <table:table-cell office:value-type="float" office:value="27.0532963246992">
                <text:p>27.0532963246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.5922639669251">
                <text:p>24.5922639669251</text:p>
              </table:table-cell>
              <table:table-cell office:value-type="float" office:value="27.2817217563469">
                <text:p>27.2817217563469</text:p>
              </table:table-cell>
              <table:table-cell office:value-type="float" office:value="30.3337205061551">
                <text:p>30.3337205061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6.6768726852233">
                <text:p>26.6768726852233</text:p>
              </table:table-cell>
              <table:table-cell office:value-type="float" office:value="29.9628947425775">
                <text:p>29.9628947425775</text:p>
              </table:table-cell>
              <table:table-cell office:value-type="float" office:value="33.7538034034924">
                <text:p>33.7538034034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8.7614812769875">
                <text:p>28.7614812769875</text:p>
              </table:table-cell>
              <table:table-cell office:value-type="float" office:value="32.7005461079325">
                <text:p>32.7005461079325</text:p>
              </table:table-cell>
              <table:table-cell office:value-type="float" office:value="37.3194907307794">
                <text:p>37.3194907307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.8460897350258">
                <text:p>30.8460897350258</text:p>
              </table:table-cell>
              <table:table-cell office:value-type="float" office:value="35.4958655431084">
                <text:p>35.4958655431084</text:p>
              </table:table-cell>
              <table:table-cell office:value-type="float" office:value="41.0369813275144">
                <text:p>41.0369813275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2.9306980521464">
                <text:p>32.9306980521464</text:p>
              </table:table-cell>
              <table:table-cell office:value-type="float" office:value="38.3500677984338">
                <text:p>38.3500677984338</text:p>
              </table:table-cell>
              <table:table-cell office:value-type="float" office:value="44.9127379346592">
                <text:p>44.9127379346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5.0153062211574">
                <text:p>35.0153062211574</text:p>
              </table:table-cell>
              <table:table-cell office:value-type="float" office:value="41.2643932116984">
                <text:p>41.2643932116984</text:p>
              </table:table-cell>
              <table:table-cell office:value-type="float" office:value="48.9534984294113">
                <text:p>48.953498429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.099914234867">
                <text:p>37.099914234867</text:p>
              </table:table-cell>
              <table:table-cell office:value-type="float" office:value="44.240108247096">
                <text:p>44.240108247096</text:p>
              </table:table-cell>
              <table:table-cell office:value-type="float" office:value="53.1662875382362">
                <text:p>53.1662875382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9.1845220860833">
                <text:p>39.1845220860833</text:p>
              </table:table-cell>
              <table:table-cell office:value-type="float" office:value="47.2785060455214">
                <text:p>47.2785060455214</text:p>
              </table:table-cell>
              <table:table-cell office:value-type="float" office:value="57.5584290485296">
                <text:p>57.5584290485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1.2691297676146">
                <text:p>41.2691297676146</text:p>
              </table:table-cell>
              <table:table-cell office:value-type="float" office:value="50.3809069864544">
                <text:p>50.3809069864544</text:p>
              </table:table-cell>
              <table:table-cell office:value-type="float" office:value="62.1375585401197">
                <text:p>62.1375585401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.3537372722688">
                <text:p>43.3537372722688</text:p>
              </table:table-cell>
              <table:table-cell office:value-type="float" office:value="53.5486592616782">
                <text:p>53.5486592616782</text:p>
              </table:table-cell>
              <table:table-cell office:value-type="float" office:value="66.9116366587507">
                <text:p>66.9116366587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.4383445928543">
                <text:p>45.4383445928543</text:p>
              </table:table-cell>
              <table:table-cell office:value-type="float" office:value="56.7831394610796">
                <text:p>56.7831394610796</text:p>
              </table:table-cell>
              <table:table-cell office:value-type="float" office:value="71.8889629546043">
                <text:p>71.8889629546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.5229517221793">
                <text:p>47.5229517221793</text:p>
              </table:table-cell>
              <table:table-cell office:value-type="float" office:value="60.0857531707876">
                <text:p>60.0857531707876</text:p>
              </table:table-cell>
              <table:table-cell office:value-type="float" office:value="77.0781903099199">
                <text:p>77.0781903099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9.6075586530517">
                <text:p>49.6075586530517</text:p>
              </table:table-cell>
              <table:table-cell office:value-type="float" office:value="63.4579355839072">
                <text:p>63.4579355839072</text:p>
              </table:table-cell>
              <table:table-cell office:value-type="float" office:value="82.4883399807844">
                <text:p>82.4883399807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.6921653782798">
                <text:p>51.6921653782798</text:p>
              </table:table-cell>
              <table:table-cell office:value-type="float" office:value="66.9011521241177">
                <text:p>66.9011521241177</text:p>
              </table:table-cell>
              <table:table-cell office:value-type="float" office:value="88.1288172792347">
                <text:p>88.1288172792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3.776771890672">
                <text:p>53.776771890672</text:p>
              </table:table-cell>
              <table:table-cell office:value-type="float" office:value="70.4168990824011">
                <text:p>70.4168990824011</text:p>
              </table:table-cell>
              <table:table-cell office:value-type="float" office:value="94.0094279229218">
                <text:p>94.0094279229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5.8613781830363">
                <text:p>55.8613781830363</text:p>
              </table:table-cell>
              <table:table-cell office:value-type="float" office:value="74.0067042671819">
                <text:p>74.0067042671819</text:p>
              </table:table-cell>
              <table:table-cell office:value-type="float" office:value="100.140395080762">
                <text:p>100.140395080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7.9459842481808">
                <text:p>57.9459842481808</text:p>
              </table:table-cell>
              <table:table-cell office:value-type="float" office:value="77.6721276681575">
                <text:p>77.6721276681575</text:p>
              </table:table-cell>
              <table:table-cell office:value-type="float" office:value="106.53237714418">
                <text:p>106.53237714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0.0305900789138">
                <text:p>60.0305900789138</text:p>
              </table:table-cell>
              <table:table-cell office:value-type="float" office:value="81.4147621341082">
                <text:p>81.4147621341082</text:p>
              </table:table-cell>
              <table:table-cell office:value-type="float" office:value="113.196486254852">
                <text:p>113.196486254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1151956680435">
                <text:p>62.1151956680435</text:p>
              </table:table-cell>
              <table:table-cell office:value-type="float" office:value="85.2362340649835">
                <text:p>85.2362340649835</text:p>
              </table:table-cell>
              <table:table-cell office:value-type="float" office:value="120.144307621122">
                <text:p>120.144307621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4.199801008378">
                <text:p>64.199801008378</text:p>
              </table:table-cell>
              <table:table-cell office:value-type="float" office:value="89.1382041185619">
                <text:p>89.1382041185619</text:p>
              </table:table-cell>
              <table:table-cell office:value-type="float" office:value="127.387919656672">
                <text:p>127.387919656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6.2844060927257">
                <text:p>66.2844060927257</text:p>
              </table:table-cell>
              <table:table-cell office:value-type="float" office:value="93.1223679319903">
                <text:p>93.1223679319903</text:p>
              </table:table-cell>
              <table:table-cell office:value-type="float" office:value="134.939914976449">
                <text:p>134.939914976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8.3690109138946">
                <text:p>68.3690109138946</text:p>
              </table:table-cell>
              <table:table-cell office:value-type="float" office:value="97.1904568585247">
                <text:p>97.1904568585247</text:p>
              </table:table-cell>
              <table:table-cell office:value-type="float" office:value="142.813422286309">
                <text:p>142.813422286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0.4536154646929">
                <text:p>70.4536154646929</text:p>
              </table:table-cell>
              <table:table-cell office:value-type="float" office:value="101.344238719775">
                <text:p>101.344238719775</text:p>
              </table:table-cell>
              <table:table-cell office:value-type="float" office:value="151.022129204448">
                <text:p>151.022129204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2.5382197379289">
                <text:p>72.5382197379289</text:p>
              </table:table-cell>
              <table:table-cell office:value-type="float" office:value="105.585518573806">
                <text:p>105.585518573806</text:p>
              </table:table-cell>
              <table:table-cell office:value-type="float" office:value="159.580306054245">
                <text:p>159.580306054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4.6228237264108">
                <text:p>74.6228237264108</text:p>
              </table:table-cell>
              <table:table-cell office:value-type="float" office:value="109.9161394994">
                <text:p>109.9161394994</text:p>
              </table:table-cell>
              <table:table-cell office:value-type="float" office:value="168.502830669887">
                <text:p>168.502830669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6.7074274229468">
                <text:p>76.7074274229468</text:p>
              </table:table-cell>
              <table:table-cell office:value-type="float" office:value="114.33798339684">
                <text:p>114.33798339684</text:p>
              </table:table-cell>
              <table:table-cell office:value-type="float" office:value="177.805214257849">
                <text:p>177.805214257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8.7920308203451">
                <text:p>78.7920308203451</text:p>
              </table:table-cell>
              <table:table-cell office:value-type="float" office:value="118.85297180556">
                <text:p>118.85297180556</text:p>
              </table:table-cell>
              <table:table-cell office:value-type="float" office:value="187.503628359196">
                <text:p>187.503628359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.8766339114138">
                <text:p>80.8766339114138</text:p>
              </table:table-cell>
              <table:table-cell office:value-type="float" office:value="123.463066739003">
                <text:p>123.463066739003</text:p>
              </table:table-cell>
              <table:table-cell office:value-type="float" office:value="197.614932959527">
                <text:p>197.614932959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2.9612366889615">
                <text:p>82.9612366889615</text:p>
              </table:table-cell>
              <table:table-cell office:value-type="float" office:value="128.170271537076">
                <text:p>128.170271537076</text:p>
              </table:table-cell>
              <table:table-cell office:value-type="float" office:value="208.156705795417">
                <text:p>208.156705795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5.0458391457964">
                <text:p>85.0458391457964</text:p>
              </table:table-cell>
              <table:table-cell office:value-type="float" office:value="132.976631736537">
                <text:p>132.976631736537</text:p>
              </table:table-cell>
              <table:table-cell office:value-type="float" office:value="219.147272908267">
                <text:p>219.147272908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.1304412747264">
                <text:p>87.1304412747264</text:p>
              </table:table-cell>
              <table:table-cell office:value-type="float" office:value="137.884235959729">
                <text:p>137.884235959729</text:p>
              </table:table-cell>
              <table:table-cell office:value-type="float" office:value="230.605740498652">
                <text:p>230.605740498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9.21504306856">
                <text:p>89.21504306856</text:p>
              </table:table-cell>
              <table:table-cell office:value-type="float" office:value="142.89521682201">
                <text:p>142.89521682201</text:p>
              </table:table-cell>
              <table:table-cell office:value-type="float" office:value="242.552028136497">
                <text:p>242.552028136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1.2996445201052">
                <text:p>91.2996445201052</text:p>
              </table:table-cell>
              <table:table-cell office:value-type="float" office:value="148.01175185831">
                <text:p>148.01175185831</text:p>
              </table:table-cell>
              <table:table-cell office:value-type="float" office:value="255.006903384782">
                <text:p>255.006903384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3.38424562217">
                <text:p>93.38424562217</text:p>
              </table:table-cell>
              <table:table-cell office:value-type="float" office:value="153.23606446918">
                <text:p>153.23606446918</text:p>
              </table:table-cell>
              <table:table-cell office:value-type="float" office:value="267.992017896945">
                <text:p>267.992017896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5.4688463675636">
                <text:p>95.4688463675636</text:p>
              </table:table-cell>
              <table:table-cell office:value-type="float" office:value="158.570424886778">
                <text:p>158.570424886778</text:p>
              </table:table-cell>
              <table:table-cell office:value-type="float" office:value="281.529945050634">
                <text:p>281.529945050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7.5534467490937">
                <text:p>97.5534467490937</text:p>
              </table:table-cell>
              <table:table-cell office:value-type="float" office:value="164.017151161193">
                <text:p>164.017151161193</text:p>
              </table:table-cell>
              <table:table-cell office:value-type="float" office:value="295.644219183261">
                <text:p>295.644219183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.6380467595686">
                <text:p>99.6380467595686</text:p>
              </table:table-cell>
              <table:table-cell office:value-type="float" office:value="169.578610167523">
                <text:p>169.578610167523</text:p>
              </table:table-cell>
              <table:table-cell office:value-type="float" office:value="310.359376497433">
                <text:p>310.359376497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1.722646391797">
                <text:p>101.722646391797</text:p>
              </table:table-cell>
              <table:table-cell office:value-type="float" office:value="175.257218634178">
                <text:p>175.257218634178</text:p>
              </table:table-cell>
              <table:table-cell office:value-type="float" office:value="325.700997707377">
                <text:p>325.700997707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3.807245638586">
                <text:p>103.807245638586</text:p>
              </table:table-cell>
              <table:table-cell office:value-type="float" office:value="181.055444192829">
                <text:p>181.055444192829</text:p>
              </table:table-cell>
              <table:table-cell office:value-type="float" office:value="341.695752500384">
                <text:p>341.695752500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5.891844492745">
                <text:p>105.891844492745</text:p>
              </table:table-cell>
              <table:table-cell office:value-type="float" office:value="186.975806450456">
                <text:p>186.975806450456</text:p>
              </table:table-cell>
              <table:table-cell office:value-type="float" office:value="358.371445890533">
                <text:p>358.371445890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7.976442947082">
                <text:p>107.976442947082</text:p>
              </table:table-cell>
              <table:table-cell office:value-type="float" office:value="193.020878083981">
                <text:p>193.020878083981</text:p>
              </table:table-cell>
              <table:table-cell office:value-type="float" office:value="375.757066545159">
                <text:p>375.757066545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0.061040994405">
                <text:p>110.061040994405</text:p>
              </table:table-cell>
              <table:table-cell office:value-type="float" office:value="199.193285957949">
                <text:p>199.193285957949</text:p>
              </table:table-cell>
              <table:table-cell office:value-type="float" office:value="393.882837168046">
                <text:p>393.882837168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2.145638627523">
                <text:p>112.145638627523</text:p>
              </table:table-cell>
              <table:table-cell office:value-type="float" office:value="205.495712265733">
                <text:p>205.495712265733</text:p>
              </table:table-cell>
              <table:table-cell office:value-type="float" office:value="412.780267026816">
                <text:p>412.780267026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4.230235839243">
                <text:p>114.230235839243</text:p>
              </table:table-cell>
              <table:table-cell office:value-type="float" office:value="211.930895694778">
                <text:p>211.930895694778</text:p>
              </table:table-cell>
              <table:table-cell office:value-type="float" office:value="432.482206715695">
                <text:p>432.482206715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6.314832622375">
                <text:p>116.314832622375</text:p>
              </table:table-cell>
              <table:table-cell office:value-type="float" office:value="218.501632616368">
                <text:p>218.501632616368</text:p>
              </table:table-cell>
              <table:table-cell office:value-type="float" office:value="453.022905248824">
                <text:p>453.022905248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8.399428969726">
                <text:p>118.399428969726</text:p>
              </table:table-cell>
              <table:table-cell office:value-type="float" office:value="225.21077830046">
                <text:p>225.21077830046</text:p>
              </table:table-cell>
              <table:table-cell office:value-type="float" office:value="474.438069583182">
                <text:p>474.438069583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0.484024874105">
                <text:p>120.484024874105</text:p>
              </table:table-cell>
              <table:table-cell office:value-type="float" office:value="232.061248156081">
                <text:p>232.061248156081</text:p>
              </table:table-cell>
              <table:table-cell office:value-type="float" office:value="496.764926674543">
                <text:p>496.764926674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2.568620328319">
                <text:p>122.568620328319</text:p>
              </table:table-cell>
              <table:table-cell office:value-type="float" office:value="239.056018997852">
                <text:p>239.056018997852</text:p>
              </table:table-cell>
              <table:table-cell office:value-type="float" office:value="520.042288174115">
                <text:p>520.042288174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4.653215325179">
                <text:p>124.653215325179</text:p>
              </table:table-cell>
              <table:table-cell office:value-type="float" office:value="246.198130339167">
                <text:p>246.198130339167</text:p>
              </table:table-cell>
              <table:table-cell office:value-type="float" office:value="544.310617878273">
                <text:p>544.310617878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6.737809857491">
                <text:p>126.737809857491</text:p>
              </table:table-cell>
              <table:table-cell office:value-type="float" office:value="253.49068571261">
                <text:p>253.49068571261</text:p>
              </table:table-cell>
              <table:table-cell office:value-type="float" office:value="569.612102048421">
                <text:p>569.612102048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8.822403918064">
                <text:p>128.822403918064</text:p>
              </table:table-cell>
              <table:table-cell office:value-type="float" office:value="260.936854018167">
                <text:p>260.936854018167</text:p>
              </table:table-cell>
              <table:table-cell office:value-type="float" office:value="595.990722723074">
                <text:p>595.990722723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0.906997499707">
                <text:p>130.906997499707</text:p>
              </table:table-cell>
              <table:table-cell office:value-type="float" office:value="268.539870899828">
                <text:p>268.539870899828</text:p>
              </table:table-cell>
              <table:table-cell office:value-type="float" office:value="623.492334149414">
                <text:p>623.492334149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2.991590595228">
                <text:p>132.991590595228</text:p>
              </table:table-cell>
              <table:table-cell office:value-type="float" office:value="276.303040151155">
                <text:p>276.303040151155</text:p>
              </table:table-cell>
              <table:table-cell office:value-type="float" office:value="652.164742466983">
                <text:p>652.164742466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5.076183197435">
                <text:p>135.076183197435</text:p>
              </table:table-cell>
              <table:table-cell office:value-type="float" office:value="284.229735150467">
                <text:p>284.229735150467</text:p>
              </table:table-cell>
              <table:table-cell office:value-type="float" office:value="682.057788781758">
                <text:p>682.0577887817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7.160775299137">
                <text:p>137.160775299137</text:p>
              </table:table-cell>
              <table:table-cell office:value-type="float" office:value="292.323400326215">
                <text:p>292.323400326215</text:p>
              </table:table-cell>
              <table:table-cell office:value-type="float" office:value="713.223435774912">
                <text:p>713.223435774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9.245366893142">
                <text:p>139.245366893142</text:p>
              </table:table-cell>
              <table:table-cell office:value-type="float" office:value="300.587552653229">
                <text:p>300.587552653229</text:p>
              </table:table-cell>
              <table:table-cell office:value-type="float" office:value="745.71585799634">
                <text:p>745.71585799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1.329957972257">
                <text:p>141.329957972257</text:p>
              </table:table-cell>
              <table:table-cell office:value-type="float" office:value="309.025783180457">
                <text:p>309.025783180457</text:p>
              </table:table-cell>
              <table:table-cell office:value-type="float" office:value="779.591535999871">
                <text:p>779.591535999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3.414548529293">
                <text:p>143.414548529293</text:p>
              </table:table-cell>
              <table:table-cell office:value-type="float" office:value="317.64175859084">
                <text:p>317.64175859084</text:p>
              </table:table-cell>
              <table:table-cell office:value-type="float" office:value="814.90935448329">
                <text:p>814.90935448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5.499138557057">
                <text:p>145.499138557057</text:p>
              </table:table-cell>
              <table:table-cell office:value-type="float" office:value="326.439222794094">
                <text:p>326.439222794094</text:p>
              </table:table-cell>
              <table:table-cell office:value-type="float" office:value="851.730704603538">
                <text:p>851.730704603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7.583728048358">
                <text:p>147.583728048358</text:p>
              </table:table-cell>
              <table:table-cell office:value-type="float" office:value="335.421998552939">
                <text:p>335.421998552939</text:p>
              </table:table-cell>
              <table:table-cell office:value-type="float" office:value="890.119590644495">
                <text:p>890.119590644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9.668316996004">
                <text:p>149.668316996004</text:p>
              </table:table-cell>
              <table:table-cell office:value-type="float" office:value="344.593989143623">
                <text:p>344.593989143623</text:p>
              </table:table-cell>
              <table:table-cell office:value-type="float" office:value="930.142741222522">
                <text:p>930.142741222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1.752905392803">
                <text:p>151.752905392803</text:p>
              </table:table-cell>
              <table:table-cell office:value-type="float" office:value="353.95918005138">
                <text:p>353.95918005138</text:p>
              </table:table-cell>
              <table:table-cell office:value-type="float" office:value="971.869725222448">
                <text:p>971.869725222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3.837493231564">
                <text:p>153.837493231564</text:p>
              </table:table-cell>
              <table:table-cell office:value-type="float" office:value="363.521640701568">
                <text:p>363.521640701568</text:p>
              </table:table-cell>
              <table:table-cell office:value-type="float" office:value="1015.37307266521">
                <text:p>1015.37307266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5.922080505096">
                <text:p>155.922080505096</text:p>
              </table:table-cell>
              <table:table-cell office:value-type="float" office:value="373.285526227279">
                <text:p>373.285526227279</text:p>
              </table:table-cell>
              <table:table-cell office:value-type="float" office:value="1060.72840071659">
                <text:p>1060.72840071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8.006667206205">
                <text:p>158.006667206205</text:p>
              </table:table-cell>
              <table:table-cell office:value-type="float" office:value="383.25507927413">
                <text:p>383.25507927413</text:p>
              </table:table-cell>
              <table:table-cell office:value-type="float" office:value="1108.01454505573">
                <text:p>1108.01454505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60.091253327703">
                <text:p>160.091253327703</text:p>
              </table:table-cell>
              <table:table-cell office:value-type="float" office:value="393.434631843056">
                <text:p>393.434631843056</text:p>
              </table:table-cell>
              <table:table-cell office:value-type="float" office:value="1157.31369683091">
                <text:p>1157.31369683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62.175838862395">
                <text:p>162.175838862395</text:p>
              </table:table-cell>
              <table:table-cell office:value-type="float" office:value="403.828607171895">
                <text:p>403.828607171895</text:p>
              </table:table-cell>
              <table:table-cell office:value-type="float" office:value="1208.71154544025">
                <text:p>1208.71154544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64.260423803092">
                <text:p>164.260423803092</text:p>
              </table:table-cell>
              <table:table-cell office:value-type="float" office:value="414.441521656571">
                <text:p>414.441521656571</text:p>
              </table:table-cell>
              <table:table-cell office:value-type="float" office:value="1262.29742738467">
                <text:p>1262.29742738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6.345008142603">
                <text:p>166.345008142603</text:p>
              </table:table-cell>
              <table:table-cell office:value-type="float" office:value="425.277986812725">
                <text:p>425.277986812725</text:p>
              </table:table-cell>
              <table:table-cell office:value-type="float" office:value="1318.164481451">
                <text:p>1318.164481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68.429591873734">
                <text:p>168.429591873734</text:p>
              </table:table-cell>
              <table:table-cell office:value-type="float" office:value="436.342711278631">
                <text:p>436.342711278631</text:p>
              </table:table-cell>
              <table:table-cell office:value-type="float" office:value="1376.40981049442">
                <text:p>1376.40981049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0.514174989293">
                <text:p>170.514174989293</text:p>
              </table:table-cell>
              <table:table-cell office:value-type="float" office:value="447.640502860281">
                <text:p>447.640502860281</text:p>
              </table:table-cell>
              <table:table-cell office:value-type="float" office:value="1437.13465010006">
                <text:p>1437.13465010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72.598757482093">
                <text:p>172.598757482093</text:p>
              </table:table-cell>
              <table:table-cell office:value-type="float" office:value="459.176270619488">
                <text:p>459.176270619488</text:p>
              </table:table-cell>
              <table:table-cell office:value-type="float" office:value="1500.44454441653">
                <text:p>1500.44454441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4.683339344938">
                <text:p>174.683339344938</text:p>
              </table:table-cell>
              <table:table-cell office:value-type="float" office:value="470.955027005964">
                <text:p>470.955027005964</text:p>
              </table:table-cell>
              <table:table-cell office:value-type="float" office:value="1566.44952946523">
                <text:p>1566.44952946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76.76792057064">
                <text:p>176.76792057064</text:p>
              </table:table-cell>
              <table:table-cell office:value-type="float" office:value="482.981890034275">
                <text:p>482.981890034275</text:p>
              </table:table-cell>
              <table:table-cell office:value-type="float" office:value="1635.26432424358">
                <text:p>1635.264324243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1cm" svg:y="3.955cm" style:legend-expansion="high" chart:style-name="ch2"/>
        <chart:plot-area chart:style-name="ch3" table:cell-range-address="Sheet3.A1:Sheet3.C82" chart:data-source-has-labels="row" svg:x="0.32cm" svg:y="0.18cm" svg:width="12.441cm" svg:height="8.64cm">
          <chartooo:coordinate-region svg:x="2.343cm" svg:y="0.378cm" svg:width="10.21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2" chart:label-cell-address="Sheet3.B1:Sheet3.B1" chart:class="chart:scatter">
            <chart:domain table:cell-range-address="Sheet3.A2:Sheet3.A82"/>
            <chart:data-point chart:repeated="81"/>
          </chart:series>
          <chart:series chart:style-name="ch7" chart:values-cell-range-address="Sheet3.C2:Sheet3.C82" chart:label-cell-address="Sheet3.C1:Sheet3.C1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2.0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10">
                <text:p>10</text:p>
                <draw:g>
                  <svg:desc>Sheet3.B2:Sheet3.B82</svg:desc>
                </draw:g>
              </table:table-cell>
              <table:table-cell office:value-type="float" office:value="10">
                <text:p>10</text:p>
                <draw:g>
                  <svg:desc>Sheet3.C2:Sheet3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355835862425">
                <text:p>14.6355835862425</text:p>
              </table:table-cell>
              <table:table-cell office:value-type="float" office:value="14.6356168174702">
                <text:p>14.6356168174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3455985434739">
                <text:p>20.3455985434739</text:p>
              </table:table-cell>
              <table:table-cell office:value-type="float" office:value="20.345680798861">
                <text:p>20.345680798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.3790754022574">
                <text:p>27.3790754022574</text:p>
              </table:table-cell>
              <table:table-cell office:value-type="float" office:value="27.3792282113002">
                <text:p>27.3792282113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6.0427646138532">
                <text:p>36.0427646138532</text:p>
              </table:table-cell>
              <table:table-cell office:value-type="float" office:value="36.0430171573181">
                <text:p>36.0430171573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6.7145147326246">
                <text:p>46.7145147326246</text:p>
              </table:table-cell>
              <table:table-cell office:value-type="float" office:value="46.7149063903948">
                <text:p>46.7149063903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9.8597513331244">
                <text:p>59.8597513331244</text:p>
              </table:table-cell>
              <table:table-cell office:value-type="float" office:value="59.8603350836229">
                <text:p>59.8603350836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6.0517753217594">
                <text:p>76.0517753217594</text:p>
              </table:table-cell>
              <table:table-cell office:value-type="float" office:value="76.0526222930102">
                <text:p>76.0526222930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5.9967658598997">
                <text:p>95.9967658598997</text:p>
              </table:table-cell>
              <table:table-cell office:value-type="float" office:value="95.9979714474546">
                <text:p>95.9979714474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0.564578269766">
                <text:p>120.564578269766</text:p>
              </table:table-cell>
              <table:table-cell office:value-type="float" office:value="120.566270400432">
                <text:p>120.566270400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0.826679988819">
                <text:p>150.826679988819</text:p>
              </table:table-cell>
              <table:table-cell office:value-type="float" office:value="150.829030343562">
                <text:p>150.82903034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8.10287888609">
                <text:p>188.10287888609</text:p>
              </table:table-cell>
              <table:table-cell office:value-type="float" office:value="188.106118233464">
                <text:p>188.106118233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4.018881617995">
                <text:p>234.018881617995</text:p>
              </table:table-cell>
              <table:table-cell office:value-type="float" office:value="234.023320899804">
                <text:p>234.023320899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90.57719188414">
                <text:p>290.57719188414</text:p>
              </table:table-cell>
              <table:table-cell office:value-type="float" office:value="290.583251410706">
                <text:p>290.583251410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0.24444001281">
                <text:p>360.24444001281</text:p>
              </table:table-cell>
              <table:table-cell office:value-type="float" office:value="360.252690175174">
                <text:p>360.252690175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46.05895158563">
                <text:p>446.05895158563</text:p>
              </table:table-cell>
              <table:table-cell office:value-type="float" office:value="446.070170039655">
                <text:p>446.070170039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51.76324498033">
                <text:p>551.76324498033</text:p>
              </table:table-cell>
              <table:table-cell office:value-type="float" office:value="551.77849754877">
                <text:p>551.77849754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81.967234152986">
                <text:p>681.967234152986</text:p>
              </table:table-cell>
              <table:table-cell office:value-type="float" office:value="681.987990095282">
                <text:p>681.987990095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42.349250941061">
                <text:p>842.349250941061</text:p>
              </table:table-cell>
              <table:table-cell office:value-type="float" office:value="842.377548313936">
                <text:p>842.377548313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39.90364878945">
                <text:p>1039.90364878945</text:p>
              </table:table-cell>
              <table:table-cell office:value-type="float" office:value="1039.94233320384">
                <text:p>1039.94233320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83.24577862298">
                <text:p>1283.24577862298</text:p>
              </table:table-cell>
              <table:table-cell office:value-type="float" office:value="1283.29885006252">
                <text:p>1283.29885006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82.98762561159">
                <text:p>1582.98762561159</text:p>
              </table:table-cell>
              <table:table-cell office:value-type="float" office:value="1583.06074503076">
                <text:p>1583.0607450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52.20047101274">
                <text:p>1952.20047101274</text:p>
              </table:table-cell>
              <table:table-cell office:value-type="float" office:value="1952.30170407657">
                <text:p>1952.3017040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06.98472915">
                <text:p>2406.98472915</text:p>
              </table:table-cell>
              <table:table-cell office:value-type="float" office:value="2407.12564309495">
                <text:p>2407.12564309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67.17176932494">
                <text:p>2967.17176932494</text:p>
              </table:table-cell>
              <table:table-cell office:value-type="float" office:value="2967.36905714843">
                <text:p>2967.36905714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657.18826673445">
                <text:p>3657.18826673445</text:p>
              </table:table-cell>
              <table:table-cell office:value-type="float" office:value="3657.46616080506">
                <text:p>3657.46616080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507.12068149082">
                <text:p>4507.12068149082</text:p>
              </table:table-cell>
              <table:table-cell office:value-type="float" office:value="4507.5145514316">
                <text:p>4507.5145514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54.02614243215">
                <text:p>5554.02614243215</text:p>
              </table:table-cell>
              <table:table-cell office:value-type="float" office:value="5554.58787282073">
                <text:p>5554.5878728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843.5466821095">
                <text:p>6843.5466821095</text:p>
              </table:table-cell>
              <table:table-cell office:value-type="float" office:value="6844.35272909766">
                <text:p>6844.35272909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431.89688296665">
                <text:p>8431.89688296665</text:p>
              </table:table-cell>
              <table:table-cell office:value-type="float" office:value="8433.06036829155">
                <text:p>8433.06036829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388.3111037185">
                <text:p>10388.3111037185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798.0562307761">
                <text:p>12798.0562307761</text:p>
              </table:table-cell>
              <table:table-cell office:value-type="float" office:value="12800.5207450845">
                <text:p>12800.5207450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766.1401576471">
                <text:p>15766.1401576471</text:p>
              </table:table-cell>
              <table:table-cell office:value-type="float" office:value="15769.7540154077">
                <text:p>15769.7540154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421.875922151">
                <text:p>19421.875922151</text:p>
              </table:table-cell>
              <table:table-cell office:value-type="float" office:value="19427.198669876">
                <text:p>19427.198669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924.4978153732">
                <text:p>23924.4978153732</text:p>
              </table:table-cell>
              <table:table-cell office:value-type="float" office:value="23932.3689218054">
                <text:p>23932.3689218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9470.0702405843">
                <text:p>29470.0702405843</text:p>
              </table:table-cell>
              <table:table-cell office:value-type="float" office:value="29481.7513230052">
                <text:p>29481.7513230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299.9843361445">
                <text:p>36299.9843361445</text:p>
              </table:table-cell>
              <table:table-cell office:value-type="float" office:value="36317.3742434838">
                <text:p>36317.3742434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711.4033739466">
                <text:p>44711.4033739466</text:p>
              </table:table-cell>
              <table:table-cell office:value-type="float" office:value="44737.3635923652">
                <text:p>44737.3635923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5070.0980152433">
                <text:p>55070.0980152433</text:p>
              </table:table-cell>
              <table:table-cell office:value-type="float" office:value="55108.9451526763">
                <text:p>55108.9451526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7826.209283789">
                <text:p>67826.209283789</text:p>
              </table:table-cell>
              <table:table-cell office:value-type="float" office:value="67884.4606082244">
                <text:p>67884.4606082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3533.593529021">
                <text:p>83533.593529021</text:p>
              </table:table-cell>
              <table:table-cell office:value-type="float" office:value="83621.0957786522">
                <text:p>83621.0957786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2873.542826173">
                <text:p>102873.542826173</text:p>
              </table:table-cell>
              <table:table-cell office:value-type="float" office:value="103005.181481401">
                <text:p>103005.181481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6683.839329252">
                <text:p>126683.839329252</text:p>
              </table:table-cell>
              <table:table-cell office:value-type="float" office:value="126882.126867898">
                <text:p>126882.126867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5994.295844247">
                <text:p>155994.295844247</text:p>
              </table:table-cell>
              <table:table-cell office:value-type="float" office:value="156293.290733567">
                <text:p>156293.290733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2070.159160384">
                <text:p>192070.159160384</text:p>
              </table:table-cell>
              <table:table-cell office:value-type="float" office:value="192521.39889109">
                <text:p>192521.39889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6465.007362734">
                <text:p>236465.007362734</text:p>
              </table:table-cell>
              <table:table-cell office:value-type="float" office:value="237146.48842062">
                <text:p>237146.4884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1085.053835519">
                <text:p>291085.053835519</text:p>
              </table:table-cell>
              <table:table-cell office:value-type="float" office:value="292114.81872536">
                <text:p>292114.81872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8267.069400957">
                <text:p>358267.069400957</text:p>
              </table:table-cell>
              <table:table-cell office:value-type="float" office:value="359823.754849546">
                <text:p>359823.754849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0872.43087484">
                <text:p>440872.43087484</text:p>
              </table:table-cell>
              <table:table-cell office:value-type="float" office:value="443226.325123246">
                <text:p>443226.325123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42400.065106513">
                <text:p>542400.065106513</text:p>
              </table:table-cell>
              <table:table-cell office:value-type="float" office:value="545960.013265996">
                <text:p>545960.013265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67121.225380139">
                <text:p>667121.225380139</text:p>
              </table:table-cell>
              <table:table-cell office:value-type="float" office:value="672505.402032511">
                <text:p>672505.402032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20239.021313252">
                <text:p>820239.021313252</text:p>
              </table:table-cell>
              <table:table-cell office:value-type="float" office:value="828381.587415991">
                <text:p>828381.58741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08075.28525698">
                <text:p>1008075.28525698</text:p>
              </table:table-cell>
              <table:table-cell office:value-type="float" office:value="1020386.88611981">
                <text:p>1020386.886119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38286.49190858">
                <text:p>1238286.49190858</text:p>
              </table:table-cell>
              <table:table-cell office:value-type="float" office:value="1256895.33440937">
                <text:p>1256895.334409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20108.75875541">
                <text:p>1520108.75875541</text:p>
              </table:table-cell>
              <table:table-cell office:value-type="float" office:value="1548221.90971718">
                <text:p>1548221.909717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64629.03745606">
                <text:p>1864629.03745606</text:p>
              </table:table-cell>
              <table:table-cell office:value-type="float" office:value="1907072.40361863">
                <text:p>1907072.40361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85074.92890444">
                <text:p>2285074.92890444</text:p>
              </table:table-cell>
              <table:table-cell office:value-type="float" office:value="2349097.56674443">
                <text:p>2349097.56674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797108.46802152">
                <text:p>2797108.46802152</text:p>
              </table:table-cell>
              <table:table-cell office:value-type="float" office:value="2893575.69386677">
                <text:p>2893575.693866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419099.01837537">
                <text:p>3419099.01837537</text:p>
              </table:table-cell>
              <table:table-cell office:value-type="float" office:value="3564253.41913077">
                <text:p>3564253.41913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172336.4729538">
                <text:p>4172336.4729538</text:p>
              </table:table-cell>
              <table:table-cell office:value-type="float" office:value="4390381.3915116">
                <text:p>4390381.3915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81128.0567562">
                <text:p>5081128.0567562</text:p>
              </table:table-cell>
              <table:table-cell office:value-type="float" office:value="5407989.99999997">
                <text:p>5407989.999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72700.88631417">
                <text:p>6172700.88631417</text:p>
              </table:table-cell>
              <table:table-cell office:value-type="float" office:value="6661460.78744391">
                <text:p>6661460.78744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476810.52647968">
                <text:p>7476810.52647968</text:p>
              </table:table-cell>
              <table:table-cell office:value-type="float" office:value="8205462.08801199">
                <text:p>8205462.08801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024938.34644181">
                <text:p>9024938.34644181</text:p>
              </table:table-cell>
              <table:table-cell office:value-type="float" office:value="10107333.3083355">
                <text:p>10107333.3083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848956.5223446">
                <text:p>10848956.5223446</text:p>
              </table:table-cell>
              <table:table-cell office:value-type="float" office:value="12450021.8393388">
                <text:p>12450021.8393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79162.0394079">
                <text:p>12979162.0394079</text:p>
              </table:table-cell>
              <table:table-cell office:value-type="float" office:value="15335700.6879627">
                <text:p>15335700.6879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441645.2104855">
                <text:p>15441645.2104855</text:p>
              </table:table-cell>
              <table:table-cell office:value-type="float" office:value="18890224.6066115">
                <text:p>18890224.6066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255076.3059484">
                <text:p>18255076.3059484</text:p>
              </table:table-cell>
              <table:table-cell office:value-type="float" office:value="23268619.0680298">
                <text:p>23268619.0680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1427165.8525565">
                <text:p>21427165.8525565</text:p>
              </table:table-cell>
              <table:table-cell office:value-type="float" office:value="28661841.4793916">
                <text:p>28661841.4793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4951255.9432165">
                <text:p>24951255.9432165</text:p>
              </table:table-cell>
              <table:table-cell office:value-type="float" office:value="35305109.5162766">
                <text:p>35305109.5162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8803675.4378273">
                <text:p>28803675.4378273</text:p>
              </table:table-cell>
              <table:table-cell office:value-type="float" office:value="43488159.804899">
                <text:p>43488159.804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2942559.1544186">
                <text:p>32942559.1544186</text:p>
              </table:table-cell>
              <table:table-cell office:value-type="float" office:value="53567884.3703285">
                <text:p>53567884.3703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7308710.4070976">
                <text:p>37308710.4070976</text:p>
              </table:table-cell>
              <table:table-cell office:value-type="float" office:value="65983895.9713065">
                <text:p>65983895.9713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1828747.252314">
                <text:p>41828747.252314</text:p>
              </table:table-cell>
              <table:table-cell office:value-type="float" office:value="81277701.1814546">
                <text:p>81277701.1814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6420276.077112">
                <text:p>46420276.077112</text:p>
              </table:table-cell>
              <table:table-cell office:value-type="float" office:value="100116317.423367">
                <text:p>100116317.423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0998333.8288731">
                <text:p>50998333.8288731</text:p>
              </table:table-cell>
              <table:table-cell office:value-type="float" office:value="123321363.978722">
                <text:p>123321363.978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5482017.71652">
                <text:p>55482017.71652</text:p>
              </table:table-cell>
              <table:table-cell office:value-type="float" office:value="151904895.737187">
                <text:p>151904895.737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9800204.544625">
                <text:p>59800204.544625</text:p>
              </table:table-cell>
              <table:table-cell office:value-type="float" office:value="187113542.521763">
                <text:p>187113542.521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3895549.0357899">
                <text:p>63895549.0357899</text:p>
              </table:table-cell>
              <table:table-cell office:value-type="float" office:value="230482879.064087">
                <text:p>230482879.064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7726416.0981404">
                <text:p>67726416.0981404</text:p>
              </table:table-cell>
              <table:table-cell office:value-type="float" office:value="283904396.898317">
                <text:p>283904396.898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1266869.2651171">
                <text:p>71266869.2651171</text:p>
              </table:table-cell>
              <table:table-cell office:value-type="float" office:value="349707999.056904">
                <text:p>349707999.0569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1cm" svg:y="3.955cm" style:legend-expansion="high" chart:style-name="ch2"/>
        <chart:plot-area chart:style-name="ch3" table:cell-range-address="Sheet3.E1:Sheet3.G82" chart:data-source-has-labels="row" svg:x="0.32cm" svg:y="0.18cm" svg:width="12.421cm" svg:height="8.64cm">
          <chartooo:coordinate-region svg:x="0.965cm" svg:y="0.379cm" svg:width="11.57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82" chart:label-cell-address="Sheet3.F1:Sheet3.F1" chart:class="chart:scatter">
            <chart:domain table:cell-range-address="Sheet3.E2:Sheet3.E82"/>
            <chart:data-point chart:repeated="81"/>
          </chart:series>
          <chart:series chart:style-name="ch7" chart:values-cell-range-address="Sheet3.G2:Sheet3.G82" chart:label-cell-address="Sheet3.G1:Sheet3.G1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=0.5</text:p>
                <draw:g>
                  <svg:desc>Sheet3.F1:Sheet3.F1</svg:desc>
                </draw:g>
              </table:table-cell>
              <table:table-cell office:value-type="string">
                <text:p/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E2:Sheet3.E82</svg:desc>
                </draw:g>
              </table:table-cell>
              <table:table-cell office:value-type="float" office:value="10">
                <text:p>10</text:p>
                <draw:g>
                  <svg:desc>Sheet3.F2:Sheet3.F82</svg:desc>
                </draw:g>
              </table:table-cell>
              <table:table-cell office:value-type="float" office:value="10">
                <text:p>10</text:p>
                <draw:g>
                  <svg:desc>Sheet3.G2:Sheet3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898268343395">
                <text:p>10.9898268343395</text:p>
              </table:table-cell>
              <table:table-cell office:value-type="float" office:value="10.98982393224">
                <text:p>10.98982393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8816779291463">
                <text:p>11.8816779291463</text:p>
              </table:table-cell>
              <table:table-cell office:value-type="float" office:value="11.8816727227966">
                <text:p>11.8816727227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6852511883405">
                <text:p>12.6852511883405</text:p>
              </table:table-cell>
              <table:table-cell office:value-type="float" office:value="12.6852441856699">
                <text:p>12.6852441856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4092845910598">
                <text:p>13.4092845910598</text:p>
              </table:table-cell>
              <table:table-cell office:value-type="float" office:value="13.4092762220215">
                <text:p>13.4092762220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.0616512076132">
                <text:p>14.0616512076132</text:p>
              </table:table-cell>
              <table:table-cell office:value-type="float" office:value="14.0616418346441">
                <text:p>14.061641834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.649444810498">
                <text:p>14.649444810498</text:p>
              </table:table-cell>
              <table:table-cell office:value-type="float" office:value="14.6494347376724">
                <text:p>14.6494347376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1790570114069">
                <text:p>15.1790570114069</text:p>
              </table:table-cell>
              <table:table-cell office:value-type="float" office:value="15.1790464924388">
                <text:p>15.1790464924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656246763005">
                <text:p>15.656246763005</text:p>
              </table:table-cell>
              <table:table-cell office:value-type="float" office:value="15.6562360082388">
                <text:p>15.656236008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0862029812332">
                <text:p>16.0862029812332</text:p>
              </table:table-cell>
              <table:table-cell office:value-type="float" office:value="16.0861921637436">
                <text:p>16.086192163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4736009690858">
                <text:p>16.4736009690858</text:p>
              </table:table-cell>
              <table:table-cell office:value-type="float" office:value="16.4735902299951">
                <text:p>16.4735902299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822653255411">
                <text:p>16.822653255411</text:p>
              </table:table-cell>
              <table:table-cell office:value-type="float" office:value="16.8226427085187">
                <text:p>16.8226427085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.1371554015481">
                <text:p>17.1371554015481</text:p>
              </table:table-cell>
              <table:table-cell office:value-type="float" office:value="17.1371451373573">
                <text:p>17.1371451373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4205272739007">
                <text:p>17.4205272739007</text:p>
              </table:table-cell>
              <table:table-cell office:value-type="float" office:value="17.4205173631146">
                <text:p>17.4205173631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6758502312376">
                <text:p>17.6758502312376</text:p>
              </table:table-cell>
              <table:table-cell office:value-type="float" office:value="17.6758407277933">
                <text:p>17.6758407277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9059006310957">
                <text:p>17.9059006310957</text:p>
              </table:table-cell>
              <table:table-cell office:value-type="float" office:value="17.9058915747901">
                <text:p>17.9058915747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.1131800196275">
                <text:p>18.1131800196275</text:p>
              </table:table-cell>
              <table:table-cell office:value-type="float" office:value="18.1131714383879">
                <text:p>18.1131714383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.2999423331755">
                <text:p>18.2999423331755</text:p>
              </table:table-cell>
              <table:table-cell office:value-type="float" office:value="18.2999342450197">
                <text:p>18.2999342450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4682184073613">
                <text:p>18.4682184073613</text:p>
              </table:table-cell>
              <table:table-cell office:value-type="float" office:value="18.4682108220858">
                <text:p>18.4682108220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6198380601993">
                <text:p>18.6198380601993</text:p>
              </table:table-cell>
              <table:table-cell office:value-type="float" office:value="18.6198309808304">
                <text:p>18.6198309808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7564499893638">
                <text:p>18.7564499893638</text:p>
              </table:table-cell>
              <table:table-cell office:value-type="float" office:value="18.7564434134014">
                <text:p>18.7564434134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8795396999696">
                <text:p>18.8795396999696</text:p>
              </table:table-cell>
              <table:table-cell office:value-type="float" office:value="18.8795336204524">
                <text:p>18.8795336204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9904456578148">
                <text:p>18.9904456578148</text:p>
              </table:table-cell>
              <table:table-cell office:value-type="float" office:value="18.9904400642271">
                <text:p>18.9904400642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.0903738437292">
                <text:p>19.0903738437292</text:p>
              </table:table-cell>
              <table:table-cell office:value-type="float" office:value="19.090368722773">
                <text:p>19.090368722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1804108672954">
                <text:p>19.1804108672954</text:p>
              </table:table-cell>
              <table:table-cell office:value-type="float" office:value="19.1804062035443">
                <text:p>19.1804062035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.261535782538">
                <text:p>19.261535782538</text:p>
              </table:table-cell>
              <table:table-cell office:value-type="float" office:value="19.261531558989">
                <text:p>19.261531558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.3346307340638">
                <text:p>19.3346307340638</text:p>
              </table:table-cell>
              <table:table-cell office:value-type="float" office:value="19.3346269326007">
                <text:p>19.3346269326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.4004905494191">
                <text:p>19.4004905494191</text:p>
              </table:table-cell>
              <table:table-cell office:value-type="float" office:value="19.4004871511987">
                <text:p>19.4004871511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4598313819673">
                <text:p>19.4598313819673</text:p>
              </table:table-cell>
              <table:table-cell office:value-type="float" office:value="19.4598283677416">
                <text:p>19.4598283677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.5132984982738">
                <text:p>19.5132984982738</text:p>
              </table:table-cell>
              <table:table-cell office:value-type="float" office:value="19.5132958486542">
                <text:p>19.5132958486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.5614732946724">
                <text:p>19.5614732946724</text:p>
              </table:table-cell>
              <table:table-cell office:value-type="float" office:value="19.5614709903465">
                <text:p>19.5614709903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.6048796193139">
                <text:p>19.6048796193139</text:p>
              </table:table-cell>
              <table:table-cell office:value-type="float" office:value="19.6048776412201">
                <text:p>19.6048776412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.6439894684411">
                <text:p>19.6439894684411</text:p>
              </table:table-cell>
              <table:table-cell office:value-type="float" office:value="19.6439877979085">
                <text:p>19.6439877979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.6792281188308">
                <text:p>19.6792281188308</text:p>
              </table:table-cell>
              <table:table-cell office:value-type="float" office:value="19.6792267376885">
                <text:p>19.679226737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.7109787522138">
                <text:p>19.7109787522138</text:p>
              </table:table-cell>
              <table:table-cell office:value-type="float" office:value="19.7109776428743">
                <text:p>19.71097764287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.7395866219553">
                <text:p>19.7395866219553</text:p>
              </table:table-cell>
              <table:table-cell office:value-type="float" office:value="19.7395857674779">
                <text:p>19.7395857674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.765362807308">
                <text:p>19.765362807308</text:p>
              </table:table-cell>
              <table:table-cell office:value-type="float" office:value="19.7653621914425">
                <text:p>19.76536219144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.788587596058">
                <text:p>19.788587596058</text:p>
              </table:table-cell>
              <table:table-cell office:value-type="float" office:value="19.7885872032744">
                <text:p>19.7885872032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.8095135323481">
                <text:p>19.8095135323481</text:p>
              </table:table-cell>
              <table:table-cell office:value-type="float" office:value="19.8095133478524">
                <text:p>19.8095133478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.8283681628172">
                <text:p>19.8283681628172</text:p>
              </table:table-cell>
              <table:table-cell office:value-type="float" office:value="19.8283681725592">
                <text:p>19.8283681725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.8453565109228">
                <text:p>19.8453565109228</text:p>
              </table:table-cell>
              <table:table-cell office:value-type="float" office:value="19.8453567015927">
                <text:p>19.8453567015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.8606633063456">
                <text:p>19.8606633063456</text:p>
              </table:table-cell>
              <table:table-cell office:value-type="float" office:value="19.8606636653651">
                <text:p>19.8606636653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.8744549937217">
                <text:p>19.8744549937217</text:p>
              </table:table-cell>
              <table:table-cell office:value-type="float" office:value="19.8744555092304">
                <text:p>19.8744555092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.8868815425468">
                <text:p>19.8868815425468</text:p>
              </table:table-cell>
              <table:table-cell office:value-type="float" office:value="19.8868822033828">
                <text:p>19.8868822033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.8980780779306">
                <text:p>19.8980780779306</text:p>
              </table:table-cell>
              <table:table-cell office:value-type="float" office:value="19.8980788736082">
                <text:p>19.8980788736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9081663499328">
                <text:p>19.9081663499328</text:p>
              </table:table-cell>
              <table:table-cell office:value-type="float" office:value="19.9081672706186">
                <text:p>19.9081672706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9172560574636">
                <text:p>19.9172560574636</text:p>
              </table:table-cell>
              <table:table-cell office:value-type="float" office:value="19.917257093949">
                <text:p>19.917257093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925446041137">
                <text:p>19.925446041137</text:p>
              </table:table-cell>
              <table:table-cell office:value-type="float" office:value="19.9254471848123">
                <text:p>19.9254471848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.9328253580558">
                <text:p>19.9328253580558</text:p>
              </table:table-cell>
              <table:table-cell office:value-type="float" office:value="19.9328266008811">
                <text:p>19.9328266008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9394742502103">
                <text:p>19.9394742502103</text:p>
              </table:table-cell>
              <table:table-cell office:value-type="float" office:value="19.9394755846869">
                <text:p>19.9394755846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.9454650170207">
                <text:p>19.9454650170207</text:p>
              </table:table-cell>
              <table:table-cell office:value-type="float" office:value="19.9454664361631">
                <text:p>19.9454664361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.950862801515">
                <text:p>19.950862801515</text:p>
              </table:table-cell>
              <table:table-cell office:value-type="float" office:value="19.9508642988227">
                <text:p>19.9508642988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.9557262986882">
                <text:p>19.9557262986882</text:p>
              </table:table-cell>
              <table:table-cell office:value-type="float" office:value="19.955727868118">
                <text:p>19.955727868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.9601083937458">
                <text:p>19.9601083937458</text:p>
              </table:table-cell>
              <table:table-cell office:value-type="float" office:value="19.9601100296848">
                <text:p>19.9601100296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.9640567371721">
                <text:p>19.9640567371721</text:p>
              </table:table-cell>
              <table:table-cell office:value-type="float" office:value="19.9640584344122">
                <text:p>19.9640584344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967614262878">
                <text:p>19.967614262878</text:p>
              </table:table-cell>
              <table:table-cell office:value-type="float" office:value="19.9676160165903">
                <text:p>19.9676160165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9708196550593">
                <text:p>19.9708196550593</text:p>
              </table:table-cell>
              <table:table-cell office:value-type="float" office:value="19.9708214607703">
                <text:p>19.97082146077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737077688454">
                <text:p>19.9737077688454</text:p>
              </table:table-cell>
              <table:table-cell office:value-type="float" office:value="19.9737096224141">
                <text:p>19.9737096224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.976310009311">
                <text:p>19.976310009311</text:p>
              </table:table-cell>
              <table:table-cell office:value-type="float" office:value="19.9763119069063">
                <text:p>19.9763119069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.9786546729709">
                <text:p>19.9786546729709</text:p>
              </table:table-cell>
              <table:table-cell office:value-type="float" office:value="19.9786566110516">
                <text:p>19.9786566110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.9807672554746">
                <text:p>19.9807672554746</text:p>
              </table:table-cell>
              <table:table-cell office:value-type="float" office:value="19.9807692307692">
                <text:p>19.9807692307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.9826707288435">
                <text:p>19.9826707288435</text:p>
              </table:table-cell>
              <table:table-cell office:value-type="float" office:value="19.9826727383312">
                <text:p>19.9826727383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.9843857912656">
                <text:p>19.9843857912656</text:p>
              </table:table-cell>
              <table:table-cell office:value-type="float" office:value="19.9843878321592">
                <text:p>19.9843878321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.9859310921663">
                <text:p>19.9859310921663</text:p>
              </table:table-cell>
              <table:table-cell office:value-type="float" office:value="19.9859331618955">
                <text:p>19.9859331618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.9873234350008">
                <text:p>19.9873234350008</text:p>
              </table:table-cell>
              <table:table-cell office:value-type="float" office:value="19.9873255311962">
                <text:p>19.9873255311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9.9885779599725">
                <text:p>19.9885779599725</text:p>
              </table:table-cell>
              <table:table-cell office:value-type="float" office:value="19.9885800804512">
                <text:p>19.9885800804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9.9897083086664">
                <text:p>19.9897083086664</text:p>
              </table:table-cell>
              <table:table-cell office:value-type="float" office:value="19.9897104514186">
                <text:p>19.9897104514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.9907267723867">
                <text:p>19.9907267723867</text:p>
              </table:table-cell>
              <table:table-cell office:value-type="float" office:value="19.9907289355624">
                <text:p>19.990728935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.9916444258108">
                <text:p>19.9916444258108</text:p>
              </table:table-cell>
              <table:table-cell office:value-type="float" office:value="19.9916466077082">
                <text:p>19.9916466077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.9924712474152">
                <text:p>19.9924712474152</text:p>
              </table:table-cell>
              <table:table-cell office:value-type="float" office:value="19.9924734464687">
                <text:p>19.99247344646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.9932162279788">
                <text:p>19.9932162279788</text:p>
              </table:table-cell>
              <table:table-cell office:value-type="float" office:value="19.99321844275">
                <text:p>19.99321844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.9938874683495">
                <text:p>19.9938874683495</text:p>
              </table:table-cell>
              <table:table-cell office:value-type="float" office:value="19.9938896975164">
                <text:p>19.9938896975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9.9944922675315">
                <text:p>19.9944922675315</text:p>
              </table:table-cell>
              <table:table-cell office:value-type="float" office:value="19.9944945098795">
                <text:p>19.9944945098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995037202053">
                <text:p>19.995037202053</text:p>
              </table:table-cell>
              <table:table-cell office:value-type="float" office:value="19.9950394564675">
                <text:p>19.9950394564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.9955281974807">
                <text:p>19.9955281974807</text:p>
              </table:table-cell>
              <table:table-cell office:value-type="float" office:value="19.9955304629381">
                <text:p>19.9955304629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.9959705928517">
                <text:p>19.9959705928517</text:p>
              </table:table-cell>
              <table:table-cell office:value-type="float" office:value="19.9959728684131">
                <text:p>19.9959728684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.9963691987313">
                <text:p>19.9963691987313</text:p>
              </table:table-cell>
              <table:table-cell office:value-type="float" office:value="19.9963714835354">
                <text:p>19.9963714835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.9967283495219">
                <text:p>19.9967283495219</text:p>
              </table:table-cell>
              <table:table-cell office:value-type="float" office:value="19.9967306427789">
                <text:p>19.9967306427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.997051950595">
                <text:p>19.997051950595</text:p>
              </table:table-cell>
              <table:table-cell office:value-type="float" office:value="19.9970542515809">
                <text:p>19.9970542515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.997343520758">
                <text:p>19.997343520758</text:p>
              </table:table-cell>
              <table:table-cell office:value-type="float" office:value="19.9973458288093">
                <text:p>19.9973458288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.997606230517">
                <text:p>19.997606230517</text:p>
              </table:table-cell>
              <table:table-cell office:value-type="float" office:value="19.9976085450258">
                <text:p>19.99760854502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J30:Sheet2.K82" svg:x="0.32cm" svg:y="0.18cm" svg:width="12.46cm" svg:height="8.64cm">
          <chartooo:coordinate-region svg:x="1.555cm" svg:y="0.378cm" svg:width="11.02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K30:Sheet2.K82" chart:class="chart:scatter">
            <chart:domain table:cell-range-address="Sheet2.J30:Sheet2.J82"/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2.J30:Sheet2.J82</svg:desc>
                </draw:g>
              </table:table-cell>
              <table:table-cell office:value-type="float" office:value="142.813422286309">
                <text:p>142.813422286309</text:p>
                <draw:g>
                  <svg:desc>Sheet2.K30:Sheet2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51.022129204448">
                <text:p>151.022129204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9.580306054245">
                <text:p>159.580306054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68.502830669887">
                <text:p>168.502830669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77.805214257849">
                <text:p>177.805214257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87.503628359196">
                <text:p>187.503628359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97.614932959527">
                <text:p>197.614932959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08.156705795417">
                <text:p>208.156705795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219.147272908267">
                <text:p>219.147272908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30.605740498652">
                <text:p>230.605740498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42.552028136497">
                <text:p>242.552028136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255.006903384782">
                <text:p>255.006903384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67.992017896945">
                <text:p>267.992017896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81.529945050634">
                <text:p>281.529945050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95.644219183261">
                <text:p>295.644219183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310.359376497433">
                <text:p>310.359376497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325.700997707377">
                <text:p>325.700997707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341.695752500384">
                <text:p>341.69575250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358.371445890533">
                <text:p>358.371445890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375.757066545159">
                <text:p>375.757066545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93.882837168046">
                <text:p>393.882837168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412.780267026816">
                <text:p>412.780267026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32.482206715695">
                <text:p>432.482206715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53.022905248824">
                <text:p>453.022905248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474.438069583182">
                <text:p>474.43806958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496.764926674543">
                <text:p>496.764926674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520.042288174115">
                <text:p>520.042288174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544.310617878273">
                <text:p>544.310617878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9.612102048421">
                <text:p>569.612102048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595.990722723074">
                <text:p>595.990722723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623.492334149414">
                <text:p>623.492334149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652.164742466983">
                <text:p>652.164742466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682.057788781758">
                <text:p>682.057788781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713.223435774912">
                <text:p>713.223435774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745.71585799634">
                <text:p>745.71585799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779.591535999871">
                <text:p>779.591535999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814.90935448329">
                <text:p>814.90935448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851.730704603538">
                <text:p>851.730704603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890.119590644495">
                <text:p>890.119590644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930.142741222522">
                <text:p>930.142741222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971.869725222448">
                <text:p>971.869725222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1015.37307266521">
                <text:p>1015.37307266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1060.72840071659">
                <text:p>1060.72840071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1108.01454505573">
                <text:p>1108.01454505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1157.31369683091">
                <text:p>1157.31369683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1208.71154544025">
                <text:p>1208.71154544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1262.29742738467">
                <text:p>1262.2974273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318.164481451">
                <text:p>1318.164481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1376.40981049442">
                <text:p>1376.40981049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1437.13465010006">
                <text:p>1437.13465010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1500.44454441653">
                <text:p>1500.44454441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1566.44952946523">
                <text:p>1566.44952946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1635.26432424358">
                <text:p>1635.26432424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298cm" svg:height="17.647cm" xlink:href=".." xlink:type="simple" chart:class="chart:scatter" chart:style-name="ch1">
        <chart:legend chart:legend-position="end" svg:x="30.989cm" svg:y="2.338cm" style:legend-expansion="high" chart:style-name="ch2"/>
        <chart:plot-area chart:style-name="ch3" table:cell-range-address="Sheet1.A1:Sheet1.AA32" chart:data-source-has-labels="row" svg:x="0.665cm" svg:y="0.352cm" svg:width="29.659cm" svg:height="16.943cm">
          <chartooo:coordinate-region svg:x="1.704cm" svg:y="0.55cm" svg:width="28.225cm" svg:height="16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scatter">
            <chart:domain table:cell-range-address="Sheet1.A2:Sheet1.A32"/>
            <chart:data-point chart:repeated="31"/>
          </chart:series>
          <chart:series chart:style-name="ch8" chart:values-cell-range-address="Sheet1.C2:Sheet1.C32" chart:label-cell-address="Sheet1.C1:Sheet1.C1" chart:class="chart:scatter">
            <chart:data-point chart:repeated="31"/>
          </chart:series>
          <chart:series chart:style-name="ch9" chart:values-cell-range-address="Sheet1.D2:Sheet1.D32" chart:label-cell-address="Sheet1.D1:Sheet1.D1" chart:class="chart:scatter">
            <chart:data-point chart:repeated="31"/>
          </chart:series>
          <chart:series chart:style-name="ch10" chart:values-cell-range-address="Sheet1.E2:Sheet1.E32" chart:label-cell-address="Sheet1.E1:Sheet1.E1" chart:class="chart:scatter">
            <chart:data-point chart:repeated="31"/>
          </chart:series>
          <chart:series chart:style-name="ch11" chart:values-cell-range-address="Sheet1.F2:Sheet1.F32" chart:label-cell-address="Sheet1.F1:Sheet1.F1" chart:class="chart:scatter">
            <chart:data-point chart:repeated="31"/>
          </chart:series>
          <chart:series chart:style-name="ch12" chart:values-cell-range-address="Sheet1.G2:Sheet1.G32" chart:label-cell-address="Sheet1.G1:Sheet1.G1" chart:class="chart:scatter">
            <chart:data-point chart:repeated="31"/>
          </chart:series>
          <chart:series chart:style-name="ch13" chart:values-cell-range-address="Sheet1.H2:Sheet1.H32" chart:label-cell-address="Sheet1.H1:Sheet1.H1" chart:class="chart:scatter">
            <chart:data-point chart:repeated="31"/>
          </chart:series>
          <chart:series chart:style-name="ch14" chart:values-cell-range-address="Sheet1.I2:Sheet1.I32" chart:label-cell-address="Sheet1.I1:Sheet1.I1" chart:class="chart:scatter">
            <chart:data-point chart:repeated="31"/>
          </chart:series>
          <chart:series chart:style-name="ch15" chart:values-cell-range-address="Sheet1.J2:Sheet1.J32" chart:label-cell-address="Sheet1.J1:Sheet1.J1" chart:class="chart:scatter">
            <chart:data-point chart:repeated="31"/>
          </chart:series>
          <chart:series chart:style-name="ch16" chart:values-cell-range-address="Sheet1.K2:Sheet1.K32" chart:label-cell-address="Sheet1.K1:Sheet1.K1" chart:class="chart:scatter">
            <chart:data-point chart:repeated="31"/>
          </chart:series>
          <chart:series chart:style-name="ch17" chart:values-cell-range-address="Sheet1.L2:Sheet1.L32" chart:label-cell-address="Sheet1.L1:Sheet1.L1" chart:class="chart:scatter">
            <chart:data-point chart:repeated="31"/>
          </chart:series>
          <chart:series chart:style-name="ch18" chart:values-cell-range-address="Sheet1.M2:Sheet1.M32" chart:label-cell-address="Sheet1.M1:Sheet1.M1" chart:class="chart:scatter">
            <chart:data-point chart:repeated="31"/>
          </chart:series>
          <chart:series chart:style-name="ch19" chart:values-cell-range-address="Sheet1.N2:Sheet1.N32" chart:label-cell-address="Sheet1.N1:Sheet1.N1" chart:class="chart:scatter">
            <chart:data-point chart:repeated="31"/>
          </chart:series>
          <chart:series chart:style-name="ch20" chart:values-cell-range-address="Sheet1.O2:Sheet1.O32" chart:label-cell-address="Sheet1.O1:Sheet1.O1" chart:class="chart:scatter">
            <chart:data-point chart:repeated="31"/>
          </chart:series>
          <chart:series chart:style-name="ch21" chart:values-cell-range-address="Sheet1.P2:Sheet1.P32" chart:label-cell-address="Sheet1.P1:Sheet1.P1" chart:class="chart:scatter">
            <chart:data-point chart:repeated="31"/>
          </chart:series>
          <chart:series chart:style-name="ch10" chart:values-cell-range-address="Sheet1.Q2:Sheet1.Q32" chart:label-cell-address="Sheet1.Q1:Sheet1.Q1" chart:class="chart:scatter">
            <chart:data-point chart:repeated="31"/>
          </chart:series>
          <chart:series chart:style-name="ch11" chart:values-cell-range-address="Sheet1.R2:Sheet1.R32" chart:label-cell-address="Sheet1.R1:Sheet1.R1" chart:class="chart:scatter">
            <chart:data-point chart:repeated="31"/>
          </chart:series>
          <chart:series chart:style-name="ch12" chart:values-cell-range-address="Sheet1.S2:Sheet1.S32" chart:label-cell-address="Sheet1.S1:Sheet1.S1" chart:class="chart:scatter">
            <chart:data-point chart:repeated="31"/>
          </chart:series>
          <chart:series chart:style-name="ch13" chart:values-cell-range-address="Sheet1.T2:Sheet1.T32" chart:label-cell-address="Sheet1.T1:Sheet1.T1" chart:class="chart:scatter">
            <chart:data-point chart:repeated="31"/>
          </chart:series>
          <chart:series chart:style-name="ch14" chart:values-cell-range-address="Sheet1.U2:Sheet1.U32" chart:label-cell-address="Sheet1.U1:Sheet1.U1" chart:class="chart:scatter">
            <chart:data-point chart:repeated="31"/>
          </chart:series>
          <chart:series chart:style-name="ch15" chart:values-cell-range-address="Sheet1.V2:Sheet1.V32" chart:label-cell-address="Sheet1.V1:Sheet1.V1" chart:class="chart:scatter">
            <chart:data-point chart:repeated="31"/>
          </chart:series>
          <chart:series chart:style-name="ch16" chart:values-cell-range-address="Sheet1.W2:Sheet1.W32" chart:label-cell-address="Sheet1.W1:Sheet1.W1" chart:class="chart:scatter">
            <chart:data-point chart:repeated="31"/>
          </chart:series>
          <chart:series chart:style-name="ch17" chart:values-cell-range-address="Sheet1.X2:Sheet1.X32" chart:label-cell-address="Sheet1.X1:Sheet1.X1" chart:class="chart:scatter">
            <chart:data-point chart:repeated="31"/>
          </chart:series>
          <chart:series chart:style-name="ch18" chart:values-cell-range-address="Sheet1.Y2:Sheet1.Y32" chart:label-cell-address="Sheet1.Y1:Sheet1.Y1" chart:class="chart:scatter">
            <chart:data-point chart:repeated="31"/>
          </chart:series>
          <chart:series chart:style-name="ch19" chart:values-cell-range-address="Sheet1.Z2:Sheet1.Z32" chart:label-cell-address="Sheet1.Z1:Sheet1.Z1" chart:class="chart:scatter">
            <chart:data-point chart:repeated="31"/>
          </chart:series>
          <chart:series chart:style-name="ch20" chart:values-cell-range-address="Sheet1.AA2:Sheet1.AA32" chart:label-cell-address="Sheet1.AA1:Sheet1.AA1" chart:class="chart:scatter">
            <chart:data-point chart:repeated="3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0.5</text:p>
                <draw:g>
                  <svg:desc>Sheet1.B1:Sheet1.B1</svg:desc>
                </draw:g>
              </table:table-cell>
              <table:table-cell office:value-type="string">
                <text:p>R=0.6</text:p>
                <draw:g>
                  <svg:desc>Sheet1.C1:Sheet1.C1</svg:desc>
                </draw:g>
              </table:table-cell>
              <table:table-cell office:value-type="string">
                <text:p>R=0.7</text:p>
                <draw:g>
                  <svg:desc>Sheet1.D1:Sheet1.D1</svg:desc>
                </draw:g>
              </table:table-cell>
              <table:table-cell office:value-type="string">
                <text:p>R=0.8</text:p>
                <draw:g>
                  <svg:desc>Sheet1.E1:Sheet1.E1</svg:desc>
                </draw:g>
              </table:table-cell>
              <table:table-cell office:value-type="string">
                <text:p>R=0.9</text:p>
                <draw:g>
                  <svg:desc>Sheet1.F1:Sheet1.F1</svg:desc>
                </draw:g>
              </table:table-cell>
              <table:table-cell office:value-type="string">
                <text:p>R=1.0</text:p>
                <draw:g>
                  <svg:desc>Sheet1.G1:Sheet1.G1</svg:desc>
                </draw:g>
              </table:table-cell>
              <table:table-cell office:value-type="string">
                <text:p>R=1.1</text:p>
                <draw:g>
                  <svg:desc>Sheet1.H1:Sheet1.H1</svg:desc>
                </draw:g>
              </table:table-cell>
              <table:table-cell office:value-type="string">
                <text:p>R=1.2</text:p>
                <draw:g>
                  <svg:desc>Sheet1.I1:Sheet1.I1</svg:desc>
                </draw:g>
              </table:table-cell>
              <table:table-cell office:value-type="string">
                <text:p>R=1.3</text:p>
                <draw:g>
                  <svg:desc>Sheet1.J1:Sheet1.J1</svg:desc>
                </draw:g>
              </table:table-cell>
              <table:table-cell office:value-type="string">
                <text:p>R=1.4</text:p>
                <draw:g>
                  <svg:desc>Sheet1.K1:Sheet1.K1</svg:desc>
                </draw:g>
              </table:table-cell>
              <table:table-cell office:value-type="string">
                <text:p>R=1.5</text:p>
                <draw:g>
                  <svg:desc>Sheet1.L1:Sheet1.L1</svg:desc>
                </draw:g>
              </table:table-cell>
              <table:table-cell office:value-type="string">
                <text:p>R=1.6</text:p>
                <draw:g>
                  <svg:desc>Sheet1.M1:Sheet1.M1</svg:desc>
                </draw:g>
              </table:table-cell>
              <table:table-cell office:value-type="string">
                <text:p>R=1.7</text:p>
                <draw:g>
                  <svg:desc>Sheet1.N1:Sheet1.N1</svg:desc>
                </draw:g>
              </table:table-cell>
              <table:table-cell office:value-type="string">
                <text:p>R=1.8</text:p>
                <draw:g>
                  <svg:desc>Sheet1.O1:Sheet1.O1</svg:desc>
                </draw:g>
              </table:table-cell>
              <table:table-cell office:value-type="string">
                <text:p>R=1.9</text:p>
                <draw:g>
                  <svg:desc>Sheet1.P1:Sheet1.P1</svg:desc>
                </draw:g>
              </table:table-cell>
              <table:table-cell office:value-type="string">
                <text:p>R=2.0</text:p>
                <draw:g>
                  <svg:desc>Sheet1.Q1:Sheet1.Q1</svg:desc>
                </draw:g>
              </table:table-cell>
              <table:table-cell office:value-type="string">
                <text:p>R=2.1</text:p>
                <draw:g>
                  <svg:desc>Sheet1.R1:Sheet1.R1</svg:desc>
                </draw:g>
              </table:table-cell>
              <table:table-cell office:value-type="string">
                <text:p>R=2.2</text:p>
                <draw:g>
                  <svg:desc>Sheet1.S1:Sheet1.S1</svg:desc>
                </draw:g>
              </table:table-cell>
              <table:table-cell office:value-type="string">
                <text:p>R=2.3</text:p>
                <draw:g>
                  <svg:desc>Sheet1.T1:Sheet1.T1</svg:desc>
                </draw:g>
              </table:table-cell>
              <table:table-cell office:value-type="string">
                <text:p>R=2.4</text:p>
                <draw:g>
                  <svg:desc>Sheet1.U1:Sheet1.U1</svg:desc>
                </draw:g>
              </table:table-cell>
              <table:table-cell office:value-type="string">
                <text:p>R=2.5</text:p>
                <draw:g>
                  <svg:desc>Sheet1.V1:Sheet1.V1</svg:desc>
                </draw:g>
              </table:table-cell>
              <table:table-cell office:value-type="string">
                <text:p>R=2.6</text:p>
                <draw:g>
                  <svg:desc>Sheet1.W1:Sheet1.W1</svg:desc>
                </draw:g>
              </table:table-cell>
              <table:table-cell office:value-type="string">
                <text:p>R=2.7</text:p>
                <draw:g>
                  <svg:desc>Sheet1.X1:Sheet1.X1</svg:desc>
                </draw:g>
              </table:table-cell>
              <table:table-cell office:value-type="string">
                <text:p>R=2.8</text:p>
                <draw:g>
                  <svg:desc>Sheet1.Y1:Sheet1.Y1</svg:desc>
                </draw:g>
              </table:table-cell>
              <table:table-cell office:value-type="string">
                <text:p>R=2.9</text:p>
                <draw:g>
                  <svg:desc>Sheet1.Z1:Sheet1.Z1</svg:desc>
                </draw:g>
              </table:table-cell>
              <table:table-cell office:value-type="string">
                <text:p>R=3.0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2</svg:desc>
                </draw:g>
              </table:table-cell>
              <table:table-cell office:value-type="float" office:value="10">
                <text:p>10</text:p>
                <draw:g>
                  <svg:desc>Sheet1.B2:Sheet1.B32</svg:desc>
                </draw:g>
              </table:table-cell>
              <table:table-cell office:value-type="float" office:value="10">
                <text:p>10</text:p>
                <draw:g>
                  <svg:desc>Sheet1.C2:Sheet1.C32</svg:desc>
                </draw:g>
              </table:table-cell>
              <table:table-cell office:value-type="float" office:value="10">
                <text:p>10</text:p>
                <draw:g>
                  <svg:desc>Sheet1.D2:Sheet1.D32</svg:desc>
                </draw:g>
              </table:table-cell>
              <table:table-cell office:value-type="float" office:value="10">
                <text:p>10</text:p>
                <draw:g>
                  <svg:desc>Sheet1.E2:Sheet1.E32</svg:desc>
                </draw:g>
              </table:table-cell>
              <table:table-cell office:value-type="float" office:value="10">
                <text:p>10</text:p>
                <draw:g>
                  <svg:desc>Sheet1.F2:Sheet1.F32</svg:desc>
                </draw:g>
              </table:table-cell>
              <table:table-cell office:value-type="float" office:value="10">
                <text:p>10</text:p>
                <draw:g>
                  <svg:desc>Sheet1.G2:Sheet1.G32</svg:desc>
                </draw:g>
              </table:table-cell>
              <table:table-cell office:value-type="float" office:value="10">
                <text:p>10</text:p>
                <draw:g>
                  <svg:desc>Sheet1.H2:Sheet1.H32</svg:desc>
                </draw:g>
              </table:table-cell>
              <table:table-cell office:value-type="float" office:value="10">
                <text:p>10</text:p>
                <draw:g>
                  <svg:desc>Sheet1.I2:Sheet1.I32</svg:desc>
                </draw:g>
              </table:table-cell>
              <table:table-cell office:value-type="float" office:value="10">
                <text:p>10</text:p>
                <draw:g>
                  <svg:desc>Sheet1.J2:Sheet1.J32</svg:desc>
                </draw:g>
              </table:table-cell>
              <table:table-cell office:value-type="float" office:value="10">
                <text:p>10</text:p>
                <draw:g>
                  <svg:desc>Sheet1.K2:Sheet1.K32</svg:desc>
                </draw:g>
              </table:table-cell>
              <table:table-cell office:value-type="float" office:value="10">
                <text:p>10</text:p>
                <draw:g>
                  <svg:desc>Sheet1.L2:Sheet1.L32</svg:desc>
                </draw:g>
              </table:table-cell>
              <table:table-cell office:value-type="float" office:value="10">
                <text:p>10</text:p>
                <draw:g>
                  <svg:desc>Sheet1.M2:Sheet1.M32</svg:desc>
                </draw:g>
              </table:table-cell>
              <table:table-cell office:value-type="float" office:value="10">
                <text:p>10</text:p>
                <draw:g>
                  <svg:desc>Sheet1.N2:Sheet1.N32</svg:desc>
                </draw:g>
              </table:table-cell>
              <table:table-cell office:value-type="float" office:value="10">
                <text:p>10</text:p>
                <draw:g>
                  <svg:desc>Sheet1.O2:Sheet1.O32</svg:desc>
                </draw:g>
              </table:table-cell>
              <table:table-cell office:value-type="float" office:value="10">
                <text:p>10</text:p>
                <draw:g>
                  <svg:desc>Sheet1.P2:Sheet1.P32</svg:desc>
                </draw:g>
              </table:table-cell>
              <table:table-cell office:value-type="float" office:value="10">
                <text:p>10</text:p>
                <draw:g>
                  <svg:desc>Sheet1.Q2:Sheet1.Q32</svg:desc>
                </draw:g>
              </table:table-cell>
              <table:table-cell office:value-type="float" office:value="10">
                <text:p>10</text:p>
                <draw:g>
                  <svg:desc>Sheet1.R2:Sheet1.R32</svg:desc>
                </draw:g>
              </table:table-cell>
              <table:table-cell office:value-type="float" office:value="10">
                <text:p>10</text:p>
                <draw:g>
                  <svg:desc>Sheet1.S2:Sheet1.S32</svg:desc>
                </draw:g>
              </table:table-cell>
              <table:table-cell office:value-type="float" office:value="10">
                <text:p>10</text:p>
                <draw:g>
                  <svg:desc>Sheet1.T2:Sheet1.T32</svg:desc>
                </draw:g>
              </table:table-cell>
              <table:table-cell office:value-type="float" office:value="10">
                <text:p>10</text:p>
                <draw:g>
                  <svg:desc>Sheet1.U2:Sheet1.U32</svg:desc>
                </draw:g>
              </table:table-cell>
              <table:table-cell office:value-type="float" office:value="10">
                <text:p>10</text:p>
                <draw:g>
                  <svg:desc>Sheet1.V2:Sheet1.V32</svg:desc>
                </draw:g>
              </table:table-cell>
              <table:table-cell office:value-type="float" office:value="10">
                <text:p>10</text:p>
                <draw:g>
                  <svg:desc>Sheet1.W2:Sheet1.W32</svg:desc>
                </draw:g>
              </table:table-cell>
              <table:table-cell office:value-type="float" office:value="10">
                <text:p>10</text:p>
                <draw:g>
                  <svg:desc>Sheet1.X2:Sheet1.X32</svg:desc>
                </draw:g>
              </table:table-cell>
              <table:table-cell office:value-type="float" office:value="10">
                <text:p>10</text:p>
                <draw:g>
                  <svg:desc>Sheet1.Y2:Sheet1.Y32</svg:desc>
                </draw:g>
              </table:table-cell>
              <table:table-cell office:value-type="float" office:value="10">
                <text:p>10</text:p>
                <draw:g>
                  <svg:desc>Sheet1.Z2:Sheet1.Z32</svg:desc>
                </draw:g>
              </table:table-cell>
              <table:table-cell office:value-type="float" office:value="10">
                <text:p>10</text:p>
                <draw:g>
                  <svg:desc>Sheet1.AA2:Sheet1.A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898268343395">
                <text:p>10.9898268343395</text:p>
              </table:table-cell>
              <table:table-cell office:value-type="float" office:value="11.2000411204344">
                <text:p>11.2000411204344</text:p>
              </table:table-cell>
              <table:table-cell office:value-type="float" office:value="11.4145369352691">
                <text:p>11.4145369352691</text:p>
              </table:table-cell>
              <table:table-cell office:value-type="float" office:value="11.6334029359536">
                <text:p>11.6334029359536</text:p>
              </table:table-cell>
              <table:table-cell office:value-type="float" office:value="11.8567296277374">
                <text:p>11.8567296277374</text:p>
              </table:table-cell>
              <table:table-cell office:value-type="float" office:value="12.0846094026646">
                <text:p>12.0846094026646</text:p>
              </table:table-cell>
              <table:table-cell office:value-type="float" office:value="12.3171365790397">
                <text:p>12.3171365790397</text:p>
              </table:table-cell>
              <table:table-cell office:value-type="float" office:value="12.5544074417186">
                <text:p>12.5544074417186</text:p>
              </table:table-cell>
              <table:table-cell office:value-type="float" office:value="12.796520283246">
                <text:p>12.796520283246</text:p>
              </table:table-cell>
              <table:table-cell office:value-type="float" office:value="13.0435754458538">
                <text:p>13.0435754458538</text:p>
              </table:table-cell>
              <table:table-cell office:value-type="float" office:value="13.2956753643405">
                <text:p>13.2956753643405</text:p>
              </table:table-cell>
              <table:table-cell office:value-type="float" office:value="13.5529246098476">
                <text:p>13.5529246098476</text:p>
              </table:table-cell>
              <table:table-cell office:value-type="float" office:value="13.8154299345553">
                <text:p>13.8154299345553</text:p>
              </table:table-cell>
              <table:table-cell office:value-type="float" office:value="14.0833003173136">
                <text:p>14.0833003173136</text:p>
              </table:table-cell>
              <table:table-cell office:value-type="float" office:value="14.3566470102323">
                <text:p>14.3566470102323</text:p>
              </table:table-cell>
              <table:table-cell office:value-type="float" office:value="14.6355835862425">
                <text:p>14.6355835862425</text:p>
              </table:table-cell>
              <table:table-cell office:value-type="float" office:value="14.920225987661">
                <text:p>14.920225987661</text:p>
              </table:table-cell>
              <table:table-cell office:value-type="float" office:value="15.2106925757681">
                <text:p>15.2106925757681</text:p>
              </table:table-cell>
              <table:table-cell office:value-type="float" office:value="15.5071041814263">
                <text:p>15.5071041814263</text:p>
              </table:table-cell>
              <table:table-cell office:value-type="float" office:value="15.8095841567617">
                <text:p>15.8095841567617</text:p>
              </table:table-cell>
              <table:table-cell office:value-type="float" office:value="16.1182584279243">
                <text:p>16.1182584279243</text:p>
              </table:table-cell>
              <table:table-cell office:value-type="float" office:value="16.4332555489597">
                <text:p>16.4332555489597</text:p>
              </table:table-cell>
              <table:table-cell office:value-type="float" office:value="16.7547067568054">
                <text:p>16.7547067568054</text:p>
              </table:table-cell>
              <table:table-cell office:value-type="float" office:value="17.0827460274434">
                <text:p>17.0827460274434</text:p>
              </table:table-cell>
              <table:table-cell office:value-type="float" office:value="17.4175101332276">
                <text:p>17.4175101332276</text:p>
              </table:table-cell>
              <table:table-cell office:value-type="float" office:value="17.759138701415">
                <text:p>17.759138701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.8816779291463">
                <text:p>11.8816779291463</text:p>
              </table:table-cell>
              <table:table-cell office:value-type="float" office:value="12.3040756305598">
                <text:p>12.3040756305598</text:p>
              </table:table-cell>
              <table:table-cell office:value-type="float" office:value="12.7433203418043">
                <text:p>12.7433203418043</text:p>
              </table:table-cell>
              <table:table-cell office:value-type="float" office:value="13.2001056929279">
                <text:p>13.2001056929279</text:p>
              </table:table-cell>
              <table:table-cell office:value-type="float" office:value="13.6751542497745">
                <text:p>13.6751542497745</text:p>
              </table:table-cell>
              <table:table-cell office:value-type="float" office:value="14.1692187291382">
                <text:p>14.1692187291382</text:p>
              </table:table-cell>
              <table:table-cell office:value-type="float" office:value="14.683083265142">
                <text:p>14.683083265142</text:p>
              </table:table-cell>
              <table:table-cell office:value-type="float" office:value="15.217564729006">
                <text:p>15.217564729006</text:p>
              </table:table-cell>
              <table:table-cell office:value-type="float" office:value="15.7735141044623">
                <text:p>15.7735141044623</text:p>
              </table:table-cell>
              <table:table-cell office:value-type="float" office:value="16.3518179211677">
                <text:p>16.3518179211677</text:p>
              </table:table-cell>
              <table:table-cell office:value-type="float" office:value="16.9533997485652">
                <text:p>16.9533997485652</text:p>
              </table:table-cell>
              <table:table-cell office:value-type="float" office:value="17.5792217527481">
                <text:p>17.5792217527481</text:p>
              </table:table-cell>
              <table:table-cell office:value-type="float" office:value="18.2302863189937">
                <text:p>18.2302863189937</text:p>
              </table:table-cell>
              <table:table-cell office:value-type="float" office:value="18.9076377427368">
                <text:p>18.9076377427368</text:p>
              </table:table-cell>
              <table:table-cell office:value-type="float" office:value="19.6123639918842">
                <text:p>19.6123639918842</text:p>
              </table:table-cell>
              <table:table-cell office:value-type="float" office:value="20.3455985434739">
                <text:p>20.3455985434739</text:p>
              </table:table-cell>
              <table:table-cell office:value-type="float" office:value="21.108522297838">
                <text:p>21.108522297838</text:p>
              </table:table-cell>
              <table:table-cell office:value-type="float" office:value="21.9023655735315">
                <text:p>21.9023655735315</text:p>
              </table:table-cell>
              <table:table-cell office:value-type="float" office:value="22.7284101864522">
                <text:p>22.7284101864522</text:p>
              </table:table-cell>
              <table:table-cell office:value-type="float" office:value="23.5879916167101">
                <text:p>23.5879916167101</text:p>
              </table:table-cell>
              <table:table-cell office:value-type="float" office:value="24.4825012669467">
                <text:p>24.4825012669467</text:p>
              </table:table-cell>
              <table:table-cell office:value-type="float" office:value="25.4133888159931">
                <text:p>25.4133888159931</text:p>
              </table:table-cell>
              <table:table-cell office:value-type="float" office:value="26.3821646718728">
                <text:p>26.3821646718728</text:p>
              </table:table-cell>
              <table:table-cell office:value-type="float" office:value="27.3904025283773">
                <text:p>27.3904025283773</text:p>
              </table:table-cell>
              <table:table-cell office:value-type="float" office:value="28.4397420295712">
                <text:p>28.4397420295712</text:p>
              </table:table-cell>
              <table:table-cell office:value-type="float" office:value="29.5318915468115">
                <text:p>29.5318915468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6852511883405">
                <text:p>12.6852511883405</text:p>
              </table:table-cell>
              <table:table-cell office:value-type="float" office:value="13.3197843244922">
                <text:p>13.3197843244922</text:p>
              </table:table-cell>
              <table:table-cell office:value-type="float" office:value="13.9915488580806">
                <text:p>13.9915488580806</text:p>
              </table:table-cell>
              <table:table-cell office:value-type="float" office:value="14.7028319773386">
                <text:p>14.7028319773386</text:p>
              </table:table-cell>
              <table:table-cell office:value-type="float" office:value="15.4560641079853">
                <text:p>15.4560641079853</text:p>
              </table:table-cell>
              <table:table-cell office:value-type="float" office:value="16.2538279722288">
                <text:p>16.2538279722288</text:p>
              </table:table-cell>
              <table:table-cell office:value-type="float" office:value="17.0988682239617">
                <text:p>17.0988682239617</text:p>
              </table:table-cell>
              <table:table-cell office:value-type="float" office:value="17.994101696924">
                <text:p>17.994101696924</text:p>
              </table:table-cell>
              <table:table-cell office:value-type="float" office:value="18.9426283049738">
                <text:p>18.9426283049738</text:p>
              </table:table-cell>
              <table:table-cell office:value-type="float" office:value="19.9477426360938">
                <text:p>19.9477426360938</text:p>
              </table:table-cell>
              <table:table-cell office:value-type="float" office:value="21.0129462844418">
                <text:p>21.0129462844418</text:p>
              </table:table-cell>
              <table:table-cell office:value-type="float" office:value="22.1419609675721">
                <text:p>22.1419609675721</text:p>
              </table:table-cell>
              <table:table-cell office:value-type="float" office:value="23.3387424789927">
                <text:p>23.3387424789927</text:p>
              </table:table-cell>
              <table:table-cell office:value-type="float" office:value="24.6074955294084">
                <text:p>24.6074955294084</text:p>
              </table:table-cell>
              <table:table-cell office:value-type="float" office:value="25.9526895334464">
                <text:p>25.9526895334464</text:p>
              </table:table-cell>
              <table:table-cell office:value-type="float" office:value="27.3790754022574">
                <text:p>27.3790754022574</text:p>
              </table:table-cell>
              <table:table-cell office:value-type="float" office:value="28.8917034062981">
                <text:p>28.8917034062981</text:p>
              </table:table-cell>
              <table:table-cell office:value-type="float" office:value="30.4959421766819">
                <text:p>30.4959421766819</text:p>
              </table:table-cell>
              <table:table-cell office:value-type="float" office:value="32.1974989178797">
                <text:p>32.1974989178797</text:p>
              </table:table-cell>
              <table:table-cell office:value-type="float" office:value="34.0024409092216">
                <text:p>34.0024409092216</text:p>
              </table:table-cell>
              <table:table-cell office:value-type="float" office:value="35.9172183775815">
                <text:p>35.9172183775815</text:p>
              </table:table-cell>
              <table:table-cell office:value-type="float" office:value="37.9486888289562">
                <text:p>37.9486888289562</text:p>
              </table:table-cell>
              <table:table-cell office:value-type="float" office:value="40.1041429321995">
                <text:p>40.1041429321995</text:p>
              </table:table-cell>
              <table:table-cell office:value-type="float" office:value="42.391332054225">
                <text:p>42.391332054225</text:p>
              </table:table-cell>
              <table:table-cell office:value-type="float" office:value="44.8184975522765">
                <text:p>44.8184975522765</text:p>
              </table:table-cell>
              <table:table-cell office:value-type="float" office:value="47.3944019357009">
                <text:p>47.3944019357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4092845910598">
                <text:p>13.4092845910598</text:p>
              </table:table-cell>
              <table:table-cell office:value-type="float" office:value="14.2542335116517">
                <text:p>14.2542335116517</text:p>
              </table:table-cell>
              <table:table-cell office:value-type="float" office:value="15.1641059655026">
                <text:p>15.1641059655026</text:p>
              </table:table-cell>
              <table:table-cell office:value-type="float" office:value="16.144194273049">
                <text:p>16.144194273049</text:p>
              </table:table-cell>
              <table:table-cell office:value-type="float" office:value="17.2002331415303">
                <text:p>17.2002331415303</text:p>
              </table:table-cell>
              <table:table-cell office:value-type="float" office:value="18.3384371247447">
                <text:p>18.3384371247447</text:p>
              </table:table-cell>
              <table:table-cell office:value-type="float" office:value="19.5655412785741">
                <text:p>19.5655412785741</text:p>
              </table:table-cell>
              <table:table-cell office:value-type="float" office:value="20.8888452861994">
                <text:p>20.8888452861994</text:p>
              </table:table-cell>
              <table:table-cell office:value-type="float" office:value="22.3162613504886">
                <text:p>22.3162613504886</text:p>
              </table:table-cell>
              <table:table-cell office:value-type="float" office:value="23.8563661766085">
                <text:p>23.8563661766085</text:p>
              </table:table-cell>
              <table:table-cell office:value-type="float" office:value="25.5184573957181">
                <text:p>25.5184573957181</text:p>
              </table:table-cell>
              <table:table-cell office:value-type="float" office:value="27.3126148107569">
                <text:p>27.3126148107569</text:p>
              </table:table-cell>
              <table:table-cell office:value-type="float" office:value="29.2497668781633">
                <text:p>29.2497668781633</text:p>
              </table:table-cell>
              <table:table-cell office:value-type="float" office:value="31.3417628749247">
                <text:p>31.3417628749247</text:p>
              </table:table-cell>
              <table:table-cell office:value-type="float" office:value="33.6014512390924">
                <text:p>33.6014512390924</text:p>
              </table:table-cell>
              <table:table-cell office:value-type="float" office:value="36.0427646138532">
                <text:p>36.0427646138532</text:p>
              </table:table-cell>
              <table:table-cell office:value-type="float" office:value="38.6808121709536">
                <text:p>38.6808121709536</text:p>
              </table:table-cell>
              <table:table-cell office:value-type="float" office:value="41.5319798388045">
                <text:p>41.5319798388045</text:p>
              </table:table-cell>
              <table:table-cell office:value-type="float" office:value="44.6140391144549">
                <text:p>44.6140391144549</text:p>
              </table:table-cell>
              <table:table-cell office:value-type="float" office:value="47.9462651971638">
                <text:p>47.9462651971638</text:p>
              </table:table-cell>
              <table:table-cell office:value-type="float" office:value="51.5495652447605">
                <text:p>51.5495652447605</text:p>
              </table:table-cell>
              <table:table-cell office:value-type="float" office:value="55.4466176231441">
                <text:p>55.4466176231441</text:p>
              </table:table-cell>
              <table:table-cell office:value-type="float" office:value="59.6620230941038">
                <text:p>59.6620230941038</text:p>
              </table:table-cell>
              <table:table-cell office:value-type="float" office:value="64.2224689682699">
                <text:p>64.2224689682699</text:p>
              </table:table-cell>
              <table:table-cell office:value-type="float" office:value="69.1569073383308">
                <text:p>69.1569073383308</text:p>
              </table:table-cell>
              <table:table-cell office:value-type="float" office:value="74.4967486039259">
                <text:p>74.496748603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.0616512076132">
                <text:p>14.0616512076132</text:p>
              </table:table-cell>
              <table:table-cell office:value-type="float" office:value="15.1139241772222">
                <text:p>15.1139241772222</text:p>
              </table:table-cell>
              <table:table-cell office:value-type="float" office:value="16.2655790941563">
                <text:p>16.2655790941563</text:p>
              </table:table-cell>
              <table:table-cell office:value-type="float" office:value="17.5266983831278">
                <text:p>17.5266983831278</text:p>
              </table:table-cell>
              <table:table-cell office:value-type="float" office:value="18.9084193231761">
                <text:p>18.9084193231761</text:p>
              </table:table-cell>
              <table:table-cell office:value-type="float" office:value="20.4230461794939">
                <text:p>20.4230461794939</text:p>
              </table:table-cell>
              <table:table-cell office:value-type="float" office:value="22.0841743656495">
                <text:p>22.0841743656495</text:p>
              </table:table-cell>
              <table:table-cell office:value-type="float" office:value="23.906827934461">
                <text:p>23.906827934461</text:p>
              </table:table-cell>
              <table:table-cell office:value-type="float" office:value="25.9076118364426">
                <text:p>25.9076118364426</text:p>
              </table:table-cell>
              <table:table-cell office:value-type="float" office:value="28.1048805406504">
                <text:p>28.1048805406504</text:p>
              </table:table-cell>
              <table:table-cell office:value-type="float" office:value="30.5189247856491">
                <text:p>30.5189247856491</text:p>
              </table:table-cell>
              <table:table-cell office:value-type="float" office:value="33.1721784199467">
                <text:p>33.1721784199467</text:p>
              </table:table-cell>
              <table:table-cell office:value-type="float" office:value="36.0894475037793">
                <text:p>36.0894475037793</text:p>
              </table:table-cell>
              <table:table-cell office:value-type="float" office:value="39.2981640796591">
                <text:p>39.2981640796591</text:p>
              </table:table-cell>
              <table:table-cell office:value-type="float" office:value="42.8286672803694">
                <text:p>42.8286672803694</text:p>
              </table:table-cell>
              <table:table-cell office:value-type="float" office:value="46.7145147326246">
                <text:p>46.7145147326246</text:p>
              </table:table-cell>
              <table:table-cell office:value-type="float" office:value="50.992827535812">
                <text:p>50.992827535812</text:p>
              </table:table-cell>
              <table:table-cell office:value-type="float" office:value="55.7046724512042">
                <text:p>55.7046724512042</text:p>
              </table:table-cell>
              <table:table-cell office:value-type="float" office:value="60.8954853318359">
                <text:p>60.8954853318359</text:p>
              </table:table-cell>
              <table:table-cell office:value-type="float" office:value="66.6155402610278">
                <text:p>66.6155402610278</text:p>
              </table:table-cell>
              <table:table-cell office:value-type="float" office:value="72.9204693527972">
                <text:p>72.9204693527972</text:p>
              </table:table-cell>
              <table:table-cell office:value-type="float" office:value="79.8718387058075">
                <text:p>79.8718387058075</text:p>
              </table:table-cell>
              <table:table-cell office:value-type="float" office:value="87.5377865990829">
                <text:p>87.5377865990829</text:p>
              </table:table-cell>
              <table:table-cell office:value-type="float" office:value="95.9937306797463">
                <text:p>95.9937306797463</text:p>
              </table:table-cell>
              <table:table-cell office:value-type="float" office:value="105.323151626661">
                <text:p>105.323151626661</text:p>
              </table:table-cell>
              <table:table-cell office:value-type="float" office:value="115.618461587823">
                <text:p>115.618461587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.649444810498">
                <text:p>14.649444810498</text:p>
              </table:table-cell>
              <table:table-cell office:value-type="float" office:value="15.9048372096423">
                <text:p>15.9048372096423</text:p>
              </table:table-cell>
              <table:table-cell office:value-type="float" office:value="17.3002775703172">
                <text:p>17.3002775703172</text:p>
              </table:table-cell>
              <table:table-cell office:value-type="float" office:value="18.8527477861461">
                <text:p>18.8527477861461</text:p>
              </table:table-cell>
              <table:table-cell office:value-type="float" office:value="20.5813649886745">
                <text:p>20.5813649886745</text:p>
              </table:table-cell>
              <table:table-cell office:value-type="float" office:value="22.5076551292847">
                <text:p>22.5076551292847</text:p>
              </table:table-cell>
              <table:table-cell office:value-type="float" office:value="24.6558620012353">
                <text:p>24.6558620012353</text:p>
              </table:table-cell>
              <table:table-cell office:value-type="float" office:value="27.0532963246992">
                <text:p>27.0532963246992</text:p>
              </table:table-cell>
              <table:table-cell office:value-type="float" office:value="29.7307301235293">
                <text:p>29.7307301235293</text:p>
              </table:table-cell>
              <table:table-cell office:value-type="float" office:value="32.722842307925">
                <text:p>32.722842307925</text:p>
              </table:table-cell>
              <table:table-cell office:value-type="float" office:value="36.0687221528285">
                <text:p>36.0687221528285</text:p>
              </table:table-cell>
              <table:table-cell office:value-type="float" office:value="39.8124382395033">
                <text:p>39.8124382395033</text:p>
              </table:table-cell>
              <table:table-cell office:value-type="float" office:value="44.0036814209319">
                <text:p>44.0036814209319</text:p>
              </table:table-cell>
              <table:table-cell office:value-type="float" office:value="48.6984914954611">
                <text:p>48.6984914954611</text:p>
              </table:table-cell>
              <table:table-cell office:value-type="float" office:value="53.9600785449816">
                <text:p>53.9600785449816</text:p>
              </table:table-cell>
              <table:table-cell office:value-type="float" office:value="59.8597513331244">
                <text:p>59.8597513331244</text:p>
              </table:table-cell>
              <table:table-cell office:value-type="float" office:value="66.4779667878433">
                <text:p>66.4779667878433</text:p>
              </table:table-cell>
              <table:table-cell office:value-type="float" office:value="73.9055164360942">
                <text:p>73.9055164360942</text:p>
              </table:table-cell>
              <table:table-cell office:value-type="float" office:value="82.2448677445934">
                <text:p>82.2448677445934</text:p>
              </table:table-cell>
              <table:table-cell office:value-type="float" office:value="91.6116806819406">
                <text:p>91.6116806819406</text:p>
              </table:table-cell>
              <table:table-cell office:value-type="float" office:value="102.136522489683">
                <text:p>102.136522489683</text:p>
              </table:table-cell>
              <table:table-cell office:value-type="float" office:value="113.966806674954">
                <text:p>113.966806674954</text:p>
              </table:table-cell>
              <table:table-cell office:value-type="float" office:value="127.268985660653">
                <text:p>127.268985660653</text:p>
              </table:table-cell>
              <table:table-cell office:value-type="float" office:value="142.231030404683">
                <text:p>142.231030404683</text:p>
              </table:table-cell>
              <table:table-cell office:value-type="float" office:value="159.06523468571">
                <text:p>159.06523468571</text:p>
              </table:table-cell>
              <table:table-cell office:value-type="float" office:value="178.011386718337">
                <text:p>178.011386718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1790570114069">
                <text:p>15.1790570114069</text:p>
              </table:table-cell>
              <table:table-cell office:value-type="float" office:value="16.632475009772">
                <text:p>16.632475009772</text:p>
              </table:table-cell>
              <table:table-cell office:value-type="float" office:value="18.2722494759273">
                <text:p>18.2722494759273</text:p>
              </table:table-cell>
              <table:table-cell office:value-type="float" office:value="20.1246478145875">
                <text:p>20.1246478145875</text:p>
              </table:table-cell>
              <table:table-cell office:value-type="float" office:value="22.219797159349">
                <text:p>22.219797159349</text:p>
              </table:table-cell>
              <table:table-cell office:value-type="float" office:value="24.5922639669251">
                <text:p>24.5922639669251</text:p>
              </table:table-cell>
              <table:table-cell office:value-type="float" office:value="27.2817217563469">
                <text:p>27.2817217563469</text:p>
              </table:table-cell>
              <table:table-cell office:value-type="float" office:value="30.3337205061551">
                <text:p>30.3337205061551</text:p>
              </table:table-cell>
              <table:table-cell office:value-type="float" office:value="33.8005733054075">
                <text:p>33.8005733054075</text:p>
              </table:table-cell>
              <table:table-cell office:value-type="float" office:value="37.7423782593142">
                <text:p>37.7423782593142</text:p>
              </table:table-cell>
              <table:table-cell office:value-type="float" office:value="42.2281964275661">
                <text:p>42.2281964275661</text:p>
              </table:table-cell>
              <table:table-cell office:value-type="float" office:value="47.3374097806035">
                <text:p>47.3374097806035</text:p>
              </table:table-cell>
              <table:table-cell office:value-type="float" office:value="53.1612868630539">
                <text:p>53.1612868630539</text:p>
              </table:table-cell>
              <table:table-cell office:value-type="float" office:value="59.8047881312862">
                <text:p>59.8047881312862</text:p>
              </table:table-cell>
              <table:table-cell office:value-type="float" office:value="67.3886478727969">
                <text:p>67.3886478727969</text:p>
              </table:table-cell>
              <table:table-cell office:value-type="float" office:value="76.0517753217594">
                <text:p>76.0517753217594</text:p>
              </table:table-cell>
              <table:table-cell office:value-type="float" office:value="85.9540241766432">
                <text:p>85.9540241766432</text:p>
              </table:table-cell>
              <table:table-cell office:value-type="float" office:value="97.279387339877">
                <text:p>97.279387339877</text:p>
              </table:table-cell>
              <table:table-cell office:value-type="float" office:value="110.239682494689">
                <text:p>110.239682494689</text:p>
              </table:table-cell>
              <table:table-cell office:value-type="float" office:value="125.07880429486">
                <text:p>125.07880429486</text:p>
              </table:table-cell>
              <table:table-cell office:value-type="float" office:value="142.077630680318">
                <text:p>142.077630680318</text:p>
              </table:table-cell>
              <table:table-cell office:value-type="float" office:value="161.559684391879">
                <text:p>161.559684391879</text:p>
              </table:table-cell>
              <table:table-cell office:value-type="float" office:value="183.897666423998">
                <text:p>183.897666423998</text:p>
              </table:table-cell>
              <table:table-cell office:value-type="float" office:value="209.52099625425">
                <text:p>209.52099625425</text:p>
              </table:table-cell>
              <table:table-cell office:value-type="float" office:value="238.924514599287">
                <text:p>238.924514599287</text:p>
              </table:table-cell>
              <table:table-cell office:value-type="float" office:value="272.678528608743">
                <text:p>272.678528608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656246763005">
                <text:p>15.656246763005</text:p>
              </table:table-cell>
              <table:table-cell office:value-type="float" office:value="17.301899771215">
                <text:p>17.301899771215</text:p>
              </table:table-cell>
              <table:table-cell office:value-type="float" office:value="19.1852974860028">
                <text:p>19.1852974860028</text:p>
              </table:table-cell>
              <table:table-cell office:value-type="float" office:value="21.3446096626326">
                <text:p>21.3446096626326</text:p>
              </table:table-cell>
              <table:table-cell office:value-type="float" office:value="23.8244278580262">
                <text:p>23.8244278580262</text:p>
              </table:table-cell>
              <table:table-cell office:value-type="float" office:value="26.6768726852233">
                <text:p>26.6768726852233</text:p>
              </table:table-cell>
              <table:table-cell office:value-type="float" office:value="29.9628947425775">
                <text:p>29.9628947425775</text:p>
              </table:table-cell>
              <table:table-cell office:value-type="float" office:value="33.7538034034924">
                <text:p>33.7538034034924</text:p>
              </table:table-cell>
              <table:table-cell office:value-type="float" office:value="38.133063723611">
                <text:p>38.133063723611</text:p>
              </table:table-cell>
              <table:table-cell office:value-type="float" office:value="43.1984088762531">
                <text:p>43.1984088762531</text:p>
              </table:table-cell>
              <table:table-cell office:value-type="float" office:value="49.0643239573107">
                <text:p>49.0643239573107</text:p>
              </table:table-cell>
              <table:table-cell office:value-type="float" office:value="55.8649669361454">
                <text:p>55.8649669361454</text:p>
              </table:table-cell>
              <table:table-cell office:value-type="float" office:value="63.7576042388503">
                <text:p>63.7576042388503</text:p>
              </table:table-cell>
              <table:table-cell office:value-type="float" office:value="72.9266522520481">
                <text:p>72.9266522520481</text:p>
              </table:table-cell>
              <table:table-cell office:value-type="float" office:value="83.5884323042933">
                <text:p>83.5884323042933</text:p>
              </table:table-cell>
              <table:table-cell office:value-type="float" office:value="95.9967658598997">
                <text:p>95.9967658598997</text:p>
              </table:table-cell>
              <table:table-cell office:value-type="float" office:value="110.44955926814">
                <text:p>110.44955926814</text:p>
              </table:table-cell>
              <table:table-cell office:value-type="float" office:value="127.296554064365">
                <text:p>127.296554064365</text:p>
              </table:table-cell>
              <table:table-cell office:value-type="float" office:value="146.948450243684">
                <text:p>146.948450243684</text:p>
              </table:table-cell>
              <table:table-cell office:value-type="float" office:value="169.887646978953">
                <text:p>169.887646978953</text:p>
              </table:table-cell>
              <table:table-cell office:value-type="float" office:value="196.680888941183">
                <text:p>196.680888941183</text:p>
              </table:table-cell>
              <table:table-cell office:value-type="float" office:value="227.994157894338">
                <text:p>227.994157894338</text:p>
              </table:table-cell>
              <table:table-cell office:value-type="float" office:value="264.61020998075">
                <text:p>264.61020998075</text:p>
              </table:table-cell>
              <table:table-cell office:value-type="float" office:value="307.449230747038">
                <text:p>307.449230747038</text:p>
              </table:table-cell>
              <table:table-cell office:value-type="float" office:value="357.593164435816">
                <text:p>357.593164435816</text:p>
              </table:table-cell>
              <table:table-cell office:value-type="float" office:value="416.31437369425">
                <text:p>416.31437369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0862029812332">
                <text:p>16.0862029812332</text:p>
              </table:table-cell>
              <table:table-cell office:value-type="float" office:value="17.9177686981094">
                <text:p>17.9177686981094</text:p>
              </table:table-cell>
              <table:table-cell office:value-type="float" office:value="20.0429937459328">
                <text:p>20.0429937459328</text:p>
              </table:table-cell>
              <table:table-cell office:value-type="float" office:value="22.5147542302883">
                <text:p>22.5147542302883</text:p>
              </table:table-cell>
              <table:table-cell office:value-type="float" office:value="25.3959544184493">
                <text:p>25.3959544184493</text:p>
              </table:table-cell>
              <table:table-cell office:value-type="float" office:value="28.7614812769875">
                <text:p>28.7614812769875</text:p>
              </table:table-cell>
              <table:table-cell office:value-type="float" office:value="32.7005461079325">
                <text:p>32.7005461079325</text:p>
              </table:table-cell>
              <table:table-cell office:value-type="float" office:value="37.3194907307794">
                <text:p>37.3194907307794</text:p>
              </table:table-cell>
              <table:table-cell office:value-type="float" office:value="42.7451512585624">
                <text:p>42.7451512585624</text:p>
              </table:table-cell>
              <table:table-cell office:value-type="float" office:value="49.1288912748001">
                <text:p>49.1288912748001</text:p>
              </table:table-cell>
              <table:table-cell office:value-type="float" office:value="56.6514387757393">
                <text:p>56.6514387757393</text:p>
              </table:table-cell>
              <table:table-cell office:value-type="float" office:value="65.5286883708612">
                <text:p>65.5286883708612</text:p>
              </table:table-cell>
              <table:table-cell office:value-type="float" office:value="76.01866286338">
                <text:p>76.01866286338</text:p>
              </table:table-cell>
              <table:table-cell office:value-type="float" office:value="88.429867579599">
                <text:p>88.429867579599</text:p>
              </table:table-cell>
              <table:table-cell office:value-type="float" office:value="103.131318028346">
                <text:p>103.131318028346</text:p>
              </table:table-cell>
              <table:table-cell office:value-type="float" office:value="120.564578269766">
                <text:p>120.564578269766</text:p>
              </table:table-cell>
              <table:table-cell office:value-type="float" office:value="141.258215708105">
                <text:p>141.258215708105</text:p>
              </table:table-cell>
              <table:table-cell office:value-type="float" office:value="165.845160245111">
                <text:p>165.845160245111</text:p>
              </table:table-cell>
              <table:table-cell office:value-type="float" office:value="195.083554667496">
                <text:p>195.083554667496</text:p>
              </table:table-cell>
              <table:table-cell office:value-type="float" office:value="229.881802199942">
                <text:p>229.881802199942</text:p>
              </table:table-cell>
              <table:table-cell office:value-type="float" office:value="271.328660433504">
                <text:p>271.328660433504</text:p>
              </table:table-cell>
              <table:table-cell office:value-type="float" office:value="320.729403276821">
                <text:p>320.729403276821</text:p>
              </table:table-cell>
              <table:table-cell office:value-type="float" office:value="379.649280116856">
                <text:p>379.649280116856</text:p>
              </table:table-cell>
              <table:table-cell office:value-type="float" office:value="449.965751177037">
                <text:p>449.965751177037</text:p>
              </table:table-cell>
              <table:table-cell office:value-type="float" office:value="533.931278738721">
                <text:p>533.931278738721</text:p>
              </table:table-cell>
              <table:table-cell office:value-type="float" office:value="634.248815827243">
                <text:p>634.248815827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4736009690858">
                <text:p>16.4736009690858</text:p>
              </table:table-cell>
              <table:table-cell office:value-type="float" office:value="18.4843664053991">
                <text:p>18.4843664053991</text:p>
              </table:table-cell>
              <table:table-cell office:value-type="float" office:value="20.8486938468717">
                <text:p>20.8486938468717</text:p>
              </table:table-cell>
              <table:table-cell office:value-type="float" office:value="23.6371158105435">
                <text:p>23.6371158105435</text:p>
              </table:table-cell>
              <table:table-cell office:value-type="float" office:value="26.935059788309">
                <text:p>26.935059788309</text:p>
              </table:table-cell>
              <table:table-cell office:value-type="float" office:value="30.8460897350258">
                <text:p>30.8460897350258</text:p>
              </table:table-cell>
              <table:table-cell office:value-type="float" office:value="35.4958655431084">
                <text:p>35.4958655431084</text:p>
              </table:table-cell>
              <table:table-cell office:value-type="float" office:value="41.0369813275144">
                <text:p>41.0369813275144</text:p>
              </table:table-cell>
              <table:table-cell office:value-type="float" office:value="47.6548796403568">
                <text:p>47.6548796403568</text:p>
              </table:table-cell>
              <table:table-cell office:value-type="float" office:value="55.5750832643063">
                <text:p>55.5750832643063</text:p>
              </table:table-cell>
              <table:table-cell office:value-type="float" office:value="65.072040873833">
                <text:p>65.072040873833</text:p>
              </table:table-cell>
              <table:table-cell office:value-type="float" office:value="76.4799499068473">
                <text:p>76.4799499068473</text:p>
              </table:table-cell>
              <table:table-cell office:value-type="float" office:value="90.2060022866365">
                <text:p>90.2060022866365</text:p>
              </table:table-cell>
              <table:table-cell office:value-type="float" office:value="106.746599651562">
                <text:p>106.746599651562</text:p>
              </table:table-cell>
              <table:table-cell office:value-type="float" office:value="126.707208760013">
                <text:p>126.707208760013</text:p>
              </table:table-cell>
              <table:table-cell office:value-type="float" office:value="150.826679988819">
                <text:p>150.826679988819</text:p>
              </table:table-cell>
              <table:table-cell office:value-type="float" office:value="180.007038784061">
                <text:p>180.007038784061</text:p>
              </table:table-cell>
              <table:table-cell office:value-type="float" office:value="215.34998947921">
                <text:p>215.34998947921</text:p>
              </table:table-cell>
              <table:table-cell office:value-type="float" office:value="258.201652804494">
                <text:p>258.201652804494</text:p>
              </table:table-cell>
              <table:table-cell office:value-type="float" office:value="310.207404642496">
                <text:p>310.207404642496</text:p>
              </table:table-cell>
              <table:table-cell office:value-type="float" office:value="373.379108843291">
                <text:p>373.379108843291</text:p>
              </table:table-cell>
              <table:table-cell office:value-type="float" office:value="450.177559274874">
                <text:p>450.177559274874</text:p>
              </table:table-cell>
              <table:table-cell office:value-type="float" office:value="543.613587959912">
                <text:p>543.613587959912</text:p>
              </table:table-cell>
              <table:table-cell office:value-type="float" office:value="657.372084438724">
                <text:p>657.372084438724</text:p>
              </table:table-cell>
              <table:table-cell office:value-type="float" office:value="795.964139939702">
                <text:p>795.964139939702</text:p>
              </table:table-cell>
              <table:table-cell office:value-type="float" office:value="964.913719758057">
                <text:p>964.913719758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822653255411">
                <text:p>16.822653255411</text:p>
              </table:table-cell>
              <table:table-cell office:value-type="float" office:value="19.0056347269955">
                <text:p>19.0056347269955</text:p>
              </table:table-cell>
              <table:table-cell office:value-type="float" office:value="21.6055499539036">
                <text:p>21.6055499539036</text:p>
              </table:table-cell>
              <table:table-cell office:value-type="float" office:value="24.7136456259597">
                <text:p>24.7136456259597</text:p>
              </table:table-cell>
              <table:table-cell office:value-type="float" office:value="28.4424128260244">
                <text:p>28.4424128260244</text:p>
              </table:table-cell>
              <table:table-cell office:value-type="float" office:value="32.9306980521464">
                <text:p>32.9306980521464</text:p>
              </table:table-cell>
              <table:table-cell office:value-type="float" office:value="38.3500677984338">
                <text:p>38.3500677984338</text:p>
              </table:table-cell>
              <table:table-cell office:value-type="float" office:value="44.9127379346592">
                <text:p>44.9127379346592</text:p>
              </table:table-cell>
              <table:table-cell office:value-type="float" office:value="52.8814570387106">
                <text:p>52.8814570387106</text:p>
              </table:table-cell>
              <table:table-cell office:value-type="float" office:value="62.5818303675255">
                <text:p>62.5818303675255</text:p>
              </table:table-cell>
              <table:table-cell office:value-type="float" office:value="74.417693261001">
                <text:p>74.417693261001</text:p>
              </table:table-cell>
              <table:table-cell office:value-type="float" office:value="88.8902956774058">
                <text:p>88.8902956774058</text:p>
              </table:table-cell>
              <table:table-cell office:value-type="float" office:value="106.622251053726">
                <text:p>106.622251053726</text:p>
              </table:table-cell>
              <table:table-cell office:value-type="float" office:value="128.387442543982">
                <text:p>128.387442543982</text:p>
              </table:table-cell>
              <table:table-cell office:value-type="float" office:value="155.148380169444">
                <text:p>155.148380169444</text:p>
              </table:table-cell>
              <table:table-cell office:value-type="float" office:value="188.10287888609">
                <text:p>188.10287888609</text:p>
              </table:table-cell>
              <table:table-cell office:value-type="float" office:value="228.742399311037">
                <text:p>228.742399311037</text:p>
              </table:table-cell>
              <table:table-cell office:value-type="float" office:value="278.924984025254">
                <text:p>278.924984025254</text:p>
              </table:table-cell>
              <table:table-cell office:value-type="float" office:value="340.966463302035">
                <text:p>340.966463302035</text:p>
              </table:table-cell>
              <table:table-cell office:value-type="float" office:value="417.754532828994">
                <text:p>417.754532828994</text:p>
              </table:table-cell>
              <table:table-cell office:value-type="float" office:value="512.891470189546">
                <text:p>512.891470189546</text:p>
              </table:table-cell>
              <table:table-cell office:value-type="float" office:value="630.872716376355">
                <text:p>630.872716376355</text:p>
              </table:table-cell>
              <table:table-cell office:value-type="float" office:value="777.310378456174">
                <text:p>777.310378456174</text:p>
              </table:table-cell>
              <table:table-cell office:value-type="float" office:value="959.213003807501">
                <text:p>959.213003807501</text:p>
              </table:table-cell>
              <table:table-cell office:value-type="float" office:value="1185.33585312885">
                <text:p>1185.33585312885</text:p>
              </table:table-cell>
              <table:table-cell office:value-type="float" office:value="1466.61950667623">
                <text:p>1466.61950667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.1371554015481">
                <text:p>17.1371554015481</text:p>
              </table:table-cell>
              <table:table-cell office:value-type="float" office:value="19.4852001392046">
                <text:p>19.4852001392046</text:p>
              </table:table-cell>
              <table:table-cell office:value-type="float" office:value="22.3165231383388">
                <text:p>22.3165231383388</text:p>
              </table:table-cell>
              <table:table-cell office:value-type="float" office:value="25.7462152208465">
                <text:p>25.7462152208465</text:p>
              </table:table-cell>
              <table:table-cell office:value-type="float" office:value="29.9186685913993">
                <text:p>29.9186685913993</text:p>
              </table:table-cell>
              <table:table-cell office:value-type="float" office:value="35.0153062211574">
                <text:p>35.0153062211574</text:p>
              </table:table-cell>
              <table:table-cell office:value-type="float" office:value="41.2643932116984">
                <text:p>41.2643932116984</text:p>
              </table:table-cell>
              <table:table-cell office:value-type="float" office:value="48.9534984294113">
                <text:p>48.9534984294113</text:p>
              </table:table-cell>
              <table:table-cell office:value-type="float" office:value="58.4453312081999">
                <text:p>58.4453312081999</text:p>
              </table:table-cell>
              <table:table-cell office:value-type="float" office:value="70.1978777987014">
                <text:p>70.1978777987014</text:p>
              </table:table-cell>
              <table:table-cell office:value-type="float" office:value="84.7900175696051">
                <text:p>84.7900175696051</text:p>
              </table:table-cell>
              <table:table-cell office:value-type="float" office:value="102.954125187945">
                <text:p>102.954125187945</text:p>
              </table:table-cell>
              <table:table-cell office:value-type="float" office:value="125.617581884176">
                <text:p>125.617581884176</text:p>
              </table:table-cell>
              <table:table-cell office:value-type="float" office:value="153.955651733404">
                <text:p>153.955651733404</text:p>
              </table:table-cell>
              <table:table-cell office:value-type="float" office:value="189.458860019991">
                <text:p>189.458860019991</text:p>
              </table:table-cell>
              <table:table-cell office:value-type="float" office:value="234.018881617995">
                <text:p>234.018881617995</text:p>
              </table:table-cell>
              <table:table-cell office:value-type="float" office:value="290.03806092758">
                <text:p>290.03806092758</text:p>
              </table:table-cell>
              <table:table-cell office:value-type="float" office:value="360.569109115669">
                <text:p>360.569109115669</text:p>
              </table:table-cell>
              <table:table-cell office:value-type="float" office:value="449.493346077297">
                <text:p>449.493346077297</text:p>
              </table:table-cell>
              <table:table-cell office:value-type="float" office:value="561.748184855149">
                <text:p>561.748184855149</text:p>
              </table:table-cell>
              <table:table-cell office:value-type="float" office:value="703.617537561712">
                <text:p>703.617537561712</text:p>
              </table:table-cell>
              <table:table-cell office:value-type="float" office:value="883.10263634638">
                <text:p>883.10263634638</text:p>
              </table:table-cell>
              <table:table-cell office:value-type="float" office:value="1110.39564385728">
                <text:p>1110.39564385728</text:p>
              </table:table-cell>
              <table:table-cell office:value-type="float" office:value="1398.48467347412">
                <text:p>1398.48467347412</text:p>
              </table:table-cell>
              <table:table-cell office:value-type="float" office:value="1763.92683233136">
                <text:p>1763.92683233136</text:p>
              </table:table-cell>
              <table:table-cell office:value-type="float" office:value="2227.83612859425">
                <text:p>2227.83612859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4205272739007">
                <text:p>17.4205272739007</text:p>
              </table:table-cell>
              <table:table-cell office:value-type="float" office:value="19.9263989902039">
                <text:p>19.9263989902039</text:p>
              </table:table-cell>
              <table:table-cell office:value-type="float" office:value="22.9843949623903">
                <text:p>22.9843949623903</text:p>
              </table:table-cell>
              <table:table-cell office:value-type="float" office:value="26.736619714919">
                <text:p>26.736619714919</text:p>
              </table:table-cell>
              <table:table-cell office:value-type="float" office:value="31.3644686302843">
                <text:p>31.3644686302843</text:p>
              </table:table-cell>
              <table:table-cell office:value-type="float" office:value="37.099914234867">
                <text:p>37.099914234867</text:p>
              </table:table-cell>
              <table:table-cell office:value-type="float" office:value="44.240108247096">
                <text:p>44.240108247096</text:p>
              </table:table-cell>
              <table:table-cell office:value-type="float" office:value="53.1662875382362">
                <text:p>53.1662875382362</text:p>
              </table:table-cell>
              <table:table-cell office:value-type="float" office:value="64.368269482736">
                <text:p>64.368269482736</text:p>
              </table:table-cell>
              <table:table-cell office:value-type="float" office:value="78.4762095697696">
                <text:p>78.4762095697696</text:p>
              </table:table-cell>
              <table:table-cell office:value-type="float" office:value="96.3017990275073">
                <text:p>96.3017990275073</text:p>
              </table:table-cell>
              <table:table-cell office:value-type="float" office:value="118.891738370038">
                <text:p>118.891738370038</text:p>
              </table:table-cell>
              <table:table-cell office:value-type="float" office:value="147.597180948356">
                <text:p>147.597180948356</text:p>
              </table:table-cell>
              <table:table-cell office:value-type="float" office:value="184.163959799248">
                <text:p>184.163959799248</text:p>
              </table:table-cell>
              <table:table-cell office:value-type="float" office:value="230.84987104286">
                <text:p>230.84987104286</text:p>
              </table:table-cell>
              <table:table-cell office:value-type="float" office:value="290.57719188414">
                <text:p>290.57719188414</text:p>
              </table:table-cell>
              <table:table-cell office:value-type="float" office:value="367.131096909206">
                <text:p>367.131096909206</text:p>
              </table:table-cell>
              <table:table-cell office:value-type="float" office:value="465.417880478276">
                <text:p>465.417880478276</text:p>
              </table:table-cell>
              <table:table-cell office:value-type="float" office:value="591.801127671093">
                <text:p>591.801127671093</text:p>
              </table:table-cell>
              <table:table-cell office:value-type="float" office:value="754.539504625938">
                <text:p>754.539504625938</text:p>
              </table:table-cell>
              <table:table-cell office:value-type="float" office:value="964.357057308891">
                <text:p>964.357057308891</text:p>
              </table:table-cell>
              <table:table-cell office:value-type="float" office:value="1235.18633318145">
                <text:p>1235.18633318145</text:p>
              </table:table-cell>
              <table:table-cell office:value-type="float" office:value="1585.13694876021">
                <text:p>1585.13694876021</text:p>
              </table:table-cell>
              <table:table-cell office:value-type="float" office:value="2037.75830036462">
                <text:p>2037.75830036462</text:p>
              </table:table-cell>
              <table:table-cell office:value-type="float" office:value="2623.68610790724">
                <text:p>2623.68610790724</text:p>
              </table:table-cell>
              <table:table-cell office:value-type="float" office:value="3382.78989666116">
                <text:p>3382.78989666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6758502312376">
                <text:p>17.6758502312376</text:p>
              </table:table-cell>
              <table:table-cell office:value-type="float" office:value="20.3323007110932">
                <text:p>20.3323007110932</text:p>
              </table:table-cell>
              <table:table-cell office:value-type="float" office:value="23.6117783615533">
                <text:p>23.6117783615533</text:p>
              </table:table-cell>
              <table:table-cell office:value-type="float" office:value="27.6865809240924">
                <text:p>27.6865809240924</text:p>
              </table:table-cell>
              <table:table-cell office:value-type="float" office:value="32.7804412533667">
                <text:p>32.7804412533667</text:p>
              </table:table-cell>
              <table:table-cell office:value-type="float" office:value="39.1845220860833">
                <text:p>39.1845220860833</text:p>
              </table:table-cell>
              <table:table-cell office:value-type="float" office:value="47.2785060455214">
                <text:p>47.2785060455214</text:p>
              </table:table-cell>
              <table:table-cell office:value-type="float" office:value="57.5584290485296">
                <text:p>57.5584290485296</text:p>
              </table:table-cell>
              <table:table-cell office:value-type="float" office:value="70.673443932184">
                <text:p>70.673443932184</text:p>
              </table:table-cell>
              <table:table-cell office:value-type="float" office:value="87.4744170834704">
                <text:p>87.4744170834704</text:p>
              </table:table-cell>
              <table:table-cell office:value-type="float" office:value="109.078212812213">
                <text:p>109.078212812213</text:p>
              </table:table-cell>
              <table:table-cell office:value-type="float" office:value="136.952786321014">
                <text:p>136.952786321014</text:p>
              </table:table-cell>
              <table:table-cell office:value-type="float" office:value="173.029890544696">
                <text:p>173.029890544696</text:p>
              </table:table-cell>
              <table:table-cell office:value-type="float" office:value="219.854443644852">
                <text:p>219.854443644852</text:p>
              </table:table-cell>
              <table:table-cell office:value-type="float" office:value="280.782587531606">
                <text:p>280.782587531606</text:p>
              </table:table-cell>
              <table:table-cell office:value-type="float" office:value="360.24444001281">
                <text:p>360.24444001281</text:p>
              </table:table-cell>
              <table:table-cell office:value-type="float" office:value="464.092832737161">
                <text:p>464.092832737161</text:p>
              </table:table-cell>
              <table:table-cell office:value-type="float" office:value="600.066372217676">
                <text:p>600.066372217676</text:p>
              </table:table-cell>
              <table:table-cell office:value-type="float" office:value="778.40454613701">
                <text:p>778.40454613701</text:p>
              </table:table-cell>
              <table:table-cell office:value-type="float" office:value="1012.66510079009">
                <text:p>1012.66510079009</text:p>
              </table:table-cell>
              <table:table-cell office:value-type="float" office:value="1320.81057637947">
                <text:p>1320.81057637947</text:p>
              </table:table-cell>
              <table:table-cell office:value-type="float" office:value="1726.6530892771">
                <text:p>1726.6530892771</text:p>
              </table:table-cell>
              <table:table-cell office:value-type="float" office:value="2261.77603932697">
                <text:p>2261.77603932697</text:p>
              </table:table-cell>
              <table:table-cell office:value-type="float" office:value="2968.09085413793">
                <text:p>2968.09085413793</text:p>
              </table:table-cell>
              <table:table-cell office:value-type="float" office:value="3901.23943523681">
                <text:p>3901.23943523681</text:p>
              </table:table-cell>
              <table:table-cell office:value-type="float" office:value="5135.12300098435">
                <text:p>5135.12300098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9059006310957">
                <text:p>17.9059006310957</text:p>
              </table:table-cell>
              <table:table-cell office:value-type="float" office:value="20.7057291699967">
                <text:p>20.7057291699967</text:p>
              </table:table-cell>
              <table:table-cell office:value-type="float" office:value="24.2011278672617">
                <text:p>24.2011278672617</text:p>
              </table:table-cell>
              <table:table-cell office:value-type="float" office:value="28.5977503538389">
                <text:p>28.5977503538389</text:p>
              </table:table-cell>
              <table:table-cell office:value-type="float" office:value="34.1672018092087">
                <text:p>34.1672018092087</text:p>
              </table:table-cell>
              <table:table-cell office:value-type="float" office:value="41.2691297676146">
                <text:p>41.2691297676146</text:p>
              </table:table-cell>
              <table:table-cell office:value-type="float" office:value="50.3809069864544">
                <text:p>50.3809069864544</text:p>
              </table:table-cell>
              <table:table-cell office:value-type="float" office:value="62.1375585401197">
                <text:p>62.1375585401197</text:p>
              </table:table-cell>
              <table:table-cell office:value-type="float" office:value="77.3855220142249">
                <text:p>77.3855220142249</text:p>
              </table:table-cell>
              <table:table-cell office:value-type="float" office:value="97.2550997772642">
                <text:p>97.2550997772642</text:p>
              </table:table-cell>
              <table:table-cell office:value-type="float" office:value="123.25818511966">
                <text:p>123.25818511966</text:p>
              </table:table-cell>
              <table:table-cell office:value-type="float" office:value="157.420181774397">
                <text:p>157.420181774397</text:p>
              </table:table-cell>
              <table:table-cell office:value-type="float" office:value="202.458209503179">
                <text:p>202.458209503179</text:p>
              </table:table-cell>
              <table:table-cell office:value-type="float" office:value="262.021996949326">
                <text:p>262.021996949326</text:p>
              </table:table-cell>
              <table:table-cell office:value-type="float" office:value="341.0197147253">
                <text:p>341.0197147253</text:p>
              </table:table-cell>
              <table:table-cell office:value-type="float" office:value="446.05895158563">
                <text:p>446.05895158563</text:p>
              </table:table-cell>
              <table:table-cell office:value-type="float" office:value="586.043839401112">
                <text:p>586.043839401112</text:p>
              </table:table-cell>
              <table:table-cell office:value-type="float" office:value="772.984015526827">
                <text:p>772.984015526827</text:p>
              </table:table-cell>
              <table:table-cell office:value-type="float" office:value="1023.09107139991">
                <text:p>1023.09107139991</text:p>
              </table:table-cell>
              <table:table-cell office:value-type="float" office:value="1358.26527498575">
                <text:p>1358.26527498575</text:p>
              </table:table-cell>
              <table:table-cell office:value-type="float" office:value="1808.11225838783">
                <text:p>1808.11225838783</text:p>
              </table:table-cell>
              <table:table-cell office:value-type="float" office:value="2412.67954842527">
                <text:p>2412.67954842527</text:p>
              </table:table-cell>
              <table:table-cell office:value-type="float" office:value="3226.17107059988">
                <text:p>3226.17107059988</text:p>
              </table:table-cell>
              <table:table-cell office:value-type="float" office:value="4321.99057655512">
                <text:p>4321.99057655512</text:p>
              </table:table-cell>
              <table:table-cell office:value-type="float" office:value="5799.59116086982">
                <text:p>5799.59116086982</text:p>
              </table:table-cell>
              <table:table-cell office:value-type="float" office:value="7793.7796236837">
                <text:p>7793.7796236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.1131800196275">
                <text:p>18.1131800196275</text:p>
              </table:table-cell>
              <table:table-cell office:value-type="float" office:value="21.0492823177794">
                <text:p>21.0492823177794</text:p>
              </table:table-cell>
              <table:table-cell office:value-type="float" office:value="24.7547492098201">
                <text:p>24.7547492098201</text:p>
              </table:table-cell>
              <table:table-cell office:value-type="float" office:value="29.4717120703134">
                <text:p>29.4717120703134</text:p>
              </table:table-cell>
              <table:table-cell office:value-type="float" office:value="35.5253529516513">
                <text:p>35.5253529516513</text:p>
              </table:table-cell>
              <table:table-cell office:value-type="float" office:value="43.3537372722688">
                <text:p>43.3537372722688</text:p>
              </table:table-cell>
              <table:table-cell office:value-type="float" office:value="53.5486592616782">
                <text:p>53.5486592616782</text:p>
              </table:table-cell>
              <table:table-cell office:value-type="float" office:value="66.9116366587507">
                <text:p>66.9116366587507</text:p>
              </table:table-cell>
              <table:table-cell office:value-type="float" office:value="84.5307630760506">
                <text:p>84.5307630760506</text:p>
              </table:table-cell>
              <table:table-cell office:value-type="float" office:value="107.886300604826">
                <text:p>107.886300604826</text:p>
              </table:table-cell>
              <table:table-cell office:value-type="float" office:value="138.995903745082">
                <text:p>138.995903745082</text:p>
              </table:table-cell>
              <table:table-cell office:value-type="float" office:value="180.614530545491">
                <text:p>180.614530545491</text:p>
              </table:table-cell>
              <table:table-cell office:value-type="float" office:value="236.509864591518">
                <text:p>236.509864591518</text:p>
              </table:table-cell>
              <table:table-cell office:value-type="float" office:value="311.842062019313">
                <text:p>311.842062019313</text:p>
              </table:table-cell>
              <table:table-cell office:value-type="float" office:value="413.687711360142">
                <text:p>413.687711360142</text:p>
              </table:table-cell>
              <table:table-cell office:value-type="float" office:value="551.76324498033">
                <text:p>551.76324498033</text:p>
              </table:table-cell>
              <table:table-cell office:value-type="float" office:value="739.424327180004">
                <text:p>739.424327180004</text:p>
              </table:table-cell>
              <table:table-cell office:value-type="float" office:value="995.047267663943">
                <text:p>995.047267663943</text:p>
              </table:table-cell>
              <table:table-cell office:value-type="float" office:value="1343.93946627865">
                <text:p>1343.93946627865</text:p>
              </table:table-cell>
              <table:table-cell office:value-type="float" office:value="1820.98272296989">
                <text:p>1820.98272296989</text:p>
              </table:table-cell>
              <table:table-cell office:value-type="float" office:value="2474.2921052367">
                <text:p>2474.2921052367</text:p>
              </table:table-cell>
              <table:table-cell office:value-type="float" office:value="3370.28250092572">
                <text:p>3370.28250092572</text:p>
              </table:table-cell>
              <table:table-cell office:value-type="float" office:value="4600.68685102805">
                <text:p>4600.68685102805</text:p>
              </table:table-cell>
              <table:table-cell office:value-type="float" office:value="6292.28078313173">
                <text:p>6292.28078313173</text:p>
              </table:table-cell>
              <table:table-cell office:value-type="float" office:value="8620.3606920355">
                <text:p>8620.3606920355</text:p>
              </table:table-cell>
              <table:table-cell office:value-type="float" office:value="11827.4276675028">
                <text:p>11827.4276675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.2999423331755">
                <text:p>18.2999423331755</text:p>
              </table:table-cell>
              <table:table-cell office:value-type="float" office:value="21.3653502620506">
                <text:p>21.3653502620506</text:p>
              </table:table-cell>
              <table:table-cell office:value-type="float" office:value="25.2748083391735">
                <text:p>25.2748083391735</text:p>
              </table:table-cell>
              <table:table-cell office:value-type="float" office:value="30.3099854542349">
                <text:p>30.3099854542349</text:p>
              </table:table-cell>
              <table:table-cell office:value-type="float" office:value="36.8554849017065">
                <text:p>36.8554849017065</text:p>
              </table:table-cell>
              <table:table-cell office:value-type="float" office:value="45.4383445928543">
                <text:p>45.4383445928543</text:p>
              </table:table-cell>
              <table:table-cell office:value-type="float" office:value="56.7831394610796">
                <text:p>56.7831394610796</text:p>
              </table:table-cell>
              <table:table-cell office:value-type="float" office:value="71.8889629546043">
                <text:p>71.8889629546043</text:p>
              </table:table-cell>
              <table:table-cell office:value-type="float" office:value="92.1371210833597">
                <text:p>92.1371210833597</text:p>
              </table:table-cell>
              <table:table-cell office:value-type="float" office:value="119.441979384198">
                <text:p>119.441979384198</text:p>
              </table:table-cell>
              <table:table-cell office:value-type="float" office:value="156.462494598574">
                <text:p>156.462494598574</text:p>
              </table:table-cell>
              <table:table-cell office:value-type="float" office:value="206.899153354022">
                <text:p>206.899153354022</text:p>
              </table:table-cell>
              <table:table-cell office:value-type="float" office:value="275.911199697019">
                <text:p>275.911199697019</text:p>
              </table:table-cell>
              <table:table-cell office:value-type="float" office:value="370.70339388541">
                <text:p>370.70339388541</text:p>
              </table:table-cell>
              <table:table-cell office:value-type="float" office:value="501.351851273926">
                <text:p>501.351851273926</text:p>
              </table:table-cell>
              <table:table-cell office:value-type="float" office:value="681.967234152986">
                <text:p>681.967234152986</text:p>
              </table:table-cell>
              <table:table-cell office:value-type="float" office:value="932.334212861137">
                <text:p>932.334212861137</text:p>
              </table:table-cell>
              <table:table-cell office:value-type="float" office:value="1280.22363686541">
                <text:p>1280.22363686541</text:p>
              </table:table-cell>
              <table:table-cell office:value-type="float" office:value="1764.65529110179">
                <text:p>1764.65529110179</text:p>
              </table:table-cell>
              <table:table-cell office:value-type="float" office:value="2440.50441521703">
                <text:p>2440.50441521703</text:p>
              </table:table-cell>
              <table:table-cell office:value-type="float" office:value="3385.00843477495">
                <text:p>3385.00843477495</text:p>
              </table:table-cell>
              <table:table-cell office:value-type="float" office:value="4706.96155335412">
                <text:p>4706.96155335412</text:p>
              </table:table-cell>
              <table:table-cell office:value-type="float" office:value="6559.71221096097">
                <text:p>6559.71221096097</text:p>
              </table:table-cell>
              <table:table-cell office:value-type="float" office:value="9159.54180131709">
                <text:p>9159.54180131709</text:p>
              </table:table-cell>
              <table:table-cell office:value-type="float" office:value="12811.6586807634">
                <text:p>12811.6586807634</text:p>
              </table:table-cell>
              <table:table-cell office:value-type="float" office:value="17946.9684586411">
                <text:p>17946.9684586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4682184073613">
                <text:p>18.4682184073613</text:p>
              </table:table-cell>
              <table:table-cell office:value-type="float" office:value="21.656131895198">
                <text:p>21.656131895198</text:p>
              </table:table-cell>
              <table:table-cell office:value-type="float" office:value="25.7633398988147">
                <text:p>25.7633398988147</text:p>
              </table:table-cell>
              <table:table-cell office:value-type="float" office:value="31.1140278423172">
                <text:p>31.1140278423172</text:p>
              </table:table-cell>
              <table:table-cell office:value-type="float" office:value="38.1581757040419">
                <text:p>38.1581757040419</text:p>
              </table:table-cell>
              <table:table-cell office:value-type="float" office:value="47.5229517221793">
                <text:p>47.5229517221793</text:p>
              </table:table-cell>
              <table:table-cell office:value-type="float" office:value="60.0857531707876">
                <text:p>60.0857531707876</text:p>
              </table:table-cell>
              <table:table-cell office:value-type="float" office:value="77.0781903099199">
                <text:p>77.0781903099199</text:p>
              </table:table-cell>
              <table:table-cell office:value-type="float" office:value="100.234353978467">
                <text:p>100.234353978467</text:p>
              </table:table-cell>
              <table:table-cell office:value-type="float" office:value="132.002527304974">
                <text:p>132.002527304974</text:p>
              </table:table-cell>
              <table:table-cell office:value-type="float" office:value="175.847882381579">
                <text:p>175.847882381579</text:p>
              </table:table-cell>
              <table:table-cell office:value-type="float" office:value="236.685776669705">
                <text:p>236.685776669705</text:p>
              </table:table-cell>
              <table:table-cell office:value-type="float" office:value="321.502668312811">
                <text:p>321.502668312811</text:p>
              </table:table-cell>
              <table:table-cell office:value-type="float" office:value="440.246769684087">
                <text:p>440.246769684087</text:p>
              </table:table-cell>
              <table:table-cell office:value-type="float" office:value="607.106772870032">
                <text:p>607.106772870032</text:p>
              </table:table-cell>
              <table:table-cell office:value-type="float" office:value="842.349250941061">
                <text:p>842.349250941061</text:p>
              </table:table-cell>
              <table:table-cell office:value-type="float" office:value="1174.96080885087">
                <text:p>1174.96080885087</text:p>
              </table:table-cell>
              <table:table-cell office:value-type="float" office:value="1646.45005616952">
                <text:p>1646.45005616952</text:p>
              </table:table-cell>
              <table:table-cell office:value-type="float" office:value="2316.32193171831">
                <text:p>2316.32193171831</text:p>
              </table:table-cell>
              <table:table-cell office:value-type="float" office:value="3269.96440687708">
                <text:p>3269.96440687708</text:p>
              </table:table-cell>
              <table:table-cell office:value-type="float" office:value="4630.01630282219">
                <text:p>4630.01630282219</text:p>
              </table:table-cell>
              <table:table-cell office:value-type="float" office:value="6572.75987333619">
                <text:p>6572.75987333619</text:p>
              </table:table-cell>
              <table:table-cell office:value-type="float" office:value="9351.76779747932">
                <text:p>9351.76779747932</text:p>
              </table:table-cell>
              <table:table-cell office:value-type="float" office:value="13332.0246357233">
                <text:p>13332.0246357233</text:p>
              </table:table-cell>
              <table:table-cell office:value-type="float" office:value="19039.1715569881">
                <text:p>19039.1715569881</text:p>
              </table:table-cell>
              <table:table-cell office:value-type="float" office:value="27230.5815926303">
                <text:p>27230.5815926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6198380601993">
                <text:p>18.6198380601993</text:p>
              </table:table-cell>
              <table:table-cell office:value-type="float" office:value="21.9236501921348">
                <text:p>21.9236501921348</text:p>
              </table:table-cell>
              <table:table-cell office:value-type="float" office:value="26.2222551859763">
                <text:p>26.2222551859763</text:p>
              </table:table-cell>
              <table:table-cell office:value-type="float" office:value="31.885237060833">
                <text:p>31.885237060833</text:p>
              </table:table-cell>
              <table:table-cell office:value-type="float" office:value="39.4339914781781">
                <text:p>39.4339914781781</text:p>
              </table:table-cell>
              <table:table-cell office:value-type="float" office:value="49.6075586530517">
                <text:p>49.6075586530517</text:p>
              </table:table-cell>
              <table:table-cell office:value-type="float" office:value="63.4579355839072">
                <text:p>63.4579355839072</text:p>
              </table:table-cell>
              <table:table-cell office:value-type="float" office:value="82.4883399807844">
                <text:p>82.4883399807844</text:p>
              </table:table-cell>
              <table:table-cell office:value-type="float" office:value="108.85414009528">
                <text:p>108.85414009528</text:p>
              </table:table-cell>
              <table:table-cell office:value-type="float" office:value="145.655326173157">
                <text:p>145.655326173157</text:p>
              </table:table-cell>
              <table:table-cell office:value-type="float" office:value="197.36285565218">
                <text:p>197.36285565218</text:p>
              </table:table-cell>
              <table:table-cell office:value-type="float" office:value="270.440981701207">
                <text:p>270.440981701207</text:p>
              </table:table-cell>
              <table:table-cell office:value-type="float" office:value="374.256759696884">
                <text:p>374.256759696884</text:p>
              </table:table-cell>
              <table:table-cell office:value-type="float" office:value="522.410721980875">
                <text:p>522.410721980875</text:p>
              </table:table-cell>
              <table:table-cell office:value-type="float" office:value="734.68571153075">
                <text:p>734.68571153075</text:p>
              </table:table-cell>
              <table:table-cell office:value-type="float" office:value="1039.90364878945">
                <text:p>1039.90364878945</text:p>
              </table:table-cell>
              <table:table-cell office:value-type="float" office:value="1480.11670363643">
                <text:p>1480.11670363643</text:p>
              </table:table-cell>
              <table:table-cell office:value-type="float" office:value="2116.76080211372">
                <text:p>2116.76080211372</text:p>
              </table:table-cell>
              <table:table-cell office:value-type="float" office:value="3039.6963613747">
                <text:p>3039.6963613747</text:p>
              </table:table-cell>
              <table:table-cell office:value-type="float" office:value="4380.49894739971">
                <text:p>4380.49894739971</text:p>
              </table:table-cell>
              <table:table-cell office:value-type="float" office:value="6332.00797401957">
                <text:p>6332.00797401957</text:p>
              </table:table-cell>
              <table:table-cell office:value-type="float" office:value="9177.09288635731">
                <text:p>9177.09288635731</text:p>
              </table:table-cell>
              <table:table-cell office:value-type="float" office:value="13330.9978448467">
                <text:p>13330.9978448467</text:p>
              </table:table-cell>
              <table:table-cell office:value-type="float" office:value="19403.6891491955">
                <text:p>19403.6891491955</text:p>
              </table:table-cell>
              <table:table-cell office:value-type="float" office:value="28291.6627504238">
                <text:p>28291.6627504238</text:p>
              </table:table-cell>
              <table:table-cell office:value-type="float" office:value="41313.1185863715">
                <text:p>41313.1185863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7564499893638">
                <text:p>18.7564499893638</text:p>
              </table:table-cell>
              <table:table-cell office:value-type="float" office:value="22.1697662841833">
                <text:p>22.1697662841833</text:p>
              </table:table-cell>
              <table:table-cell office:value-type="float" office:value="26.6533496292533">
                <text:p>26.6533496292533</text:p>
              </table:table-cell>
              <table:table-cell office:value-type="float" office:value="32.624953855723">
                <text:p>32.624953855723</text:p>
              </table:table-cell>
              <table:table-cell office:value-type="float" office:value="40.6834866644998">
                <text:p>40.6834866644998</text:p>
              </table:table-cell>
              <table:table-cell office:value-type="float" office:value="51.6921653782798">
                <text:p>51.6921653782798</text:p>
              </table:table-cell>
              <table:table-cell office:value-type="float" office:value="66.9011521241177">
                <text:p>66.9011521241177</text:p>
              </table:table-cell>
              <table:table-cell office:value-type="float" office:value="88.1288172792347">
                <text:p>88.1288172792347</text:p>
              </table:table-cell>
              <table:table-cell office:value-type="float" office:value="118.030202086468">
                <text:p>118.030202086468</text:p>
              </table:table-cell>
              <table:table-cell office:value-type="float" office:value="160.495356283385">
                <text:p>160.495356283385</text:p>
              </table:table-cell>
              <table:table-cell office:value-type="float" office:value="221.241358728445">
                <text:p>221.241358728445</text:p>
              </table:table-cell>
              <table:table-cell office:value-type="float" office:value="308.693512518301">
                <text:p>308.693512518301</text:p>
              </table:table-cell>
              <table:table-cell office:value-type="float" office:value="435.298740950245">
                <text:p>435.298740950245</text:p>
              </table:table-cell>
              <table:table-cell office:value-type="float" office:value="619.485570328428">
                <text:p>619.485570328428</text:p>
              </table:table-cell>
              <table:table-cell office:value-type="float" office:value="888.592268930855">
                <text:p>888.592268930855</text:p>
              </table:table-cell>
              <table:table-cell office:value-type="float" office:value="1283.24577862298">
                <text:p>1283.24577862298</text:p>
              </table:table-cell>
              <table:table-cell office:value-type="float" office:value="1863.91621223773">
                <text:p>1863.91621223773</text:p>
              </table:table-cell>
              <table:table-cell office:value-type="float" office:value="2720.73581490053">
                <text:p>2720.73581490053</text:p>
              </table:table-cell>
              <table:table-cell office:value-type="float" office:value="3988.21897293239">
                <text:p>3988.21897293239</text:p>
              </table:table-cell>
              <table:table-cell office:value-type="float" office:value="5867.34369258865">
                <text:p>5867.34369258865</text:p>
              </table:table-cell>
              <table:table-cell office:value-type="float" office:value="8658.69405562862">
                <text:p>8658.69405562862</text:p>
              </table:table-cell>
              <table:table-cell office:value-type="float" office:value="12812.2260668019">
                <text:p>12812.2260668019</text:p>
              </table:table-cell>
              <table:table-cell office:value-type="float" office:value="19002.0179359347">
                <text:p>19002.0179359347</text:p>
              </table:table-cell>
              <table:table-cell office:value-type="float" office:value="28238.5645322807">
                <text:p>28238.5645322807</text:p>
              </table:table-cell>
              <table:table-cell office:value-type="float" office:value="42037.4610941292">
                <text:p>42037.4610941292</text:p>
              </table:table-cell>
              <table:table-cell office:value-type="float" office:value="62672.6975462257">
                <text:p>62672.6975462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8795396999696">
                <text:p>18.8795396999696</text:p>
              </table:table-cell>
              <table:table-cell office:value-type="float" office:value="22.3961924070084">
                <text:p>22.3961924070084</text:p>
              </table:table-cell>
              <table:table-cell office:value-type="float" office:value="27.0583098129081">
                <text:p>27.0583098129081</text:p>
              </table:table-cell>
              <table:table-cell office:value-type="float" office:value="33.334464223472">
                <text:p>33.334464223472</text:p>
              </table:table-cell>
              <table:table-cell office:value-type="float" office:value="41.907204265198">
                <text:p>41.907204265198</text:p>
              </table:table-cell>
              <table:table-cell office:value-type="float" office:value="53.776771890672">
                <text:p>53.776771890672</text:p>
              </table:table-cell>
              <table:table-cell office:value-type="float" office:value="70.4168990824011">
                <text:p>70.4168990824011</text:p>
              </table:table-cell>
              <table:table-cell office:value-type="float" office:value="94.0094279229218">
                <text:p>94.0094279229218</text:p>
              </table:table-cell>
              <table:table-cell office:value-type="float" office:value="127.798438847551">
                <text:p>127.798438847551</text:p>
              </table:table-cell>
              <table:table-cell office:value-type="float" office:value="176.625857146381">
                <text:p>176.625857146381</text:p>
              </table:table-cell>
              <table:table-cell office:value-type="float" office:value="247.743035344315">
                <text:p>247.743035344315</text:p>
              </table:table-cell>
              <table:table-cell office:value-type="float" office:value="352.042557746213">
                <text:p>352.042557746213</text:p>
              </table:table-cell>
              <table:table-cell office:value-type="float" office:value="505.930657280578">
                <text:p>505.930657280578</text:p>
              </table:table-cell>
              <table:table-cell office:value-type="float" office:value="734.177256448755">
                <text:p>734.177256448755</text:p>
              </table:table-cell>
              <table:table-cell office:value-type="float" office:value="1074.25936780265">
                <text:p>1074.25936780265</text:p>
              </table:table-cell>
              <table:table-cell office:value-type="float" office:value="1582.98762561159">
                <text:p>1582.98762561159</text:p>
              </table:table-cell>
              <table:table-cell office:value-type="float" office:value="2346.62607724582">
                <text:p>2346.62607724582</text:p>
              </table:table-cell>
              <table:table-cell office:value-type="float" office:value="3496.36037070184">
                <text:p>3496.36037070184</text:p>
              </table:table-cell>
              <table:table-cell office:value-type="float" office:value="5231.959366737">
                <text:p>5231.959366737</text:p>
              </table:table-cell>
              <table:table-cell office:value-type="float" office:value="7857.99436616097">
                <text:p>7857.99436616097</text:p>
              </table:table-cell>
              <table:table-cell office:value-type="float" office:value="11839.3109018418">
                <text:p>11839.3109018418</text:p>
              </table:table-cell>
              <table:table-cell office:value-type="float" office:value="17886.0215785529">
                <text:p>17886.0215785529</text:p>
              </table:table-cell>
              <table:table-cell office:value-type="float" office:value="27083.7605270405">
                <text:p>27083.7605270405</text:p>
              </table:table-cell>
              <table:table-cell office:value-type="float" office:value="41093.3014328558">
                <text:p>41093.3014328558</text:p>
              </table:table-cell>
              <table:table-cell office:value-type="float" office:value="62456.3728094515">
                <text:p>62456.3728094515</text:p>
              </table:table-cell>
              <table:table-cell office:value-type="float" office:value="95063.7819602351">
                <text:p>95063.7819602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9904456578148">
                <text:p>18.9904456578148</text:p>
              </table:table-cell>
              <table:table-cell office:value-type="float" office:value="22.6045038126834">
                <text:p>22.6045038126834</text:p>
              </table:table-cell>
              <table:table-cell office:value-type="float" office:value="27.4387200753447">
                <text:p>27.4387200753447</text:p>
              </table:table-cell>
              <table:table-cell office:value-type="float" office:value="34.0150016468019">
                <text:p>34.0150016468019</text:p>
              </table:table-cell>
              <table:table-cell office:value-type="float" office:value="43.1056760802359">
                <text:p>43.1056760802359</text:p>
              </table:table-cell>
              <table:table-cell office:value-type="float" office:value="55.8613781830363">
                <text:p>55.8613781830363</text:p>
              </table:table-cell>
              <table:table-cell office:value-type="float" office:value="74.0067042671819">
                <text:p>74.0067042671819</text:p>
              </table:table-cell>
              <table:table-cell office:value-type="float" office:value="100.140395080762">
                <text:p>100.140395080762</text:p>
              </table:table-cell>
              <table:table-cell office:value-type="float" office:value="138.197065953878">
                <text:p>138.197065953878</text:p>
              </table:table-cell>
              <table:table-cell office:value-type="float" office:value="194.159045666975">
                <text:p>194.159045666975</text:p>
              </table:table-cell>
              <table:table-cell office:value-type="float" office:value="277.156051708429">
                <text:p>277.156051708429</text:p>
              </table:table-cell>
              <table:table-cell office:value-type="float" office:value="401.167135510734">
                <text:p>401.167135510734</text:p>
              </table:table-cell>
              <table:table-cell office:value-type="float" office:value="587.659102155796">
                <text:p>587.659102155796</text:p>
              </table:table-cell>
              <table:table-cell office:value-type="float" office:value="869.68276139978">
                <text:p>869.68276139978</text:p>
              </table:table-cell>
              <table:table-cell office:value-type="float" office:value="1298.24099895136">
                <text:p>1298.24099895136</text:p>
              </table:table-cell>
              <table:table-cell office:value-type="float" office:value="1952.20047101274">
                <text:p>1952.20047101274</text:p>
              </table:table-cell>
              <table:table-cell office:value-type="float" office:value="2953.73527795112">
                <text:p>2953.73527795112</text:p>
              </table:table-cell>
              <table:table-cell office:value-type="float" office:value="4492.41283292731">
                <text:p>4492.41283292731</text:p>
              </table:table-cell>
              <table:table-cell office:value-type="float" office:value="6862.78876966359">
                <text:p>6862.78876966359</text:p>
              </table:table-cell>
              <table:table-cell office:value-type="float" office:value="10523.1279005087">
                <text:p>10523.1279005087</text:p>
              </table:table-cell>
              <table:table-cell office:value-type="float" office:value="16187.1716326158">
                <text:p>16187.1716326158</text:p>
              </table:table-cell>
              <table:table-cell office:value-type="float" office:value="24967.5987524575">
                <text:p>24967.5987524575</text:p>
              </table:table-cell>
              <table:table-cell office:value-type="float" office:value="38600.3198146018">
                <text:p>38600.3198146018</text:p>
              </table:table-cell>
              <table:table-cell office:value-type="float" office:value="59795.0605047273">
                <text:p>59795.0605047273</text:p>
              </table:table-cell>
              <table:table-cell office:value-type="float" office:value="92782.9173262443">
                <text:p>92782.9173262443</text:p>
              </table:table-cell>
              <table:table-cell office:value-type="float" office:value="144170.229635635">
                <text:p>144170.229635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.0903738437292">
                <text:p>19.0903738437292</text:p>
              </table:table-cell>
              <table:table-cell office:value-type="float" office:value="22.7961497287545">
                <text:p>22.7961497287545</text:p>
              </table:table-cell>
              <table:table-cell office:value-type="float" office:value="27.7960687075595">
                <text:p>27.7960687075595</text:p>
              </table:table-cell>
              <table:table-cell office:value-type="float" office:value="34.667749239073">
                <text:p>34.667749239073</text:p>
              </table:table-cell>
              <table:table-cell office:value-type="float" office:value="44.2794229384506">
                <text:p>44.2794229384506</text:p>
              </table:table-cell>
              <table:table-cell office:value-type="float" office:value="57.9459842481808">
                <text:p>57.9459842481808</text:p>
              </table:table-cell>
              <table:table-cell office:value-type="float" office:value="77.6721276681575">
                <text:p>77.6721276681575</text:p>
              </table:table-cell>
              <table:table-cell office:value-type="float" office:value="106.53237714418">
                <text:p>106.53237714418</text:p>
              </table:table-cell>
              <table:table-cell office:value-type="float" office:value="149.266765159766">
                <text:p>149.266765159766</text:p>
              </table:table-cell>
              <table:table-cell office:value-type="float" office:value="213.216896767502">
                <text:p>213.216896767502</text:p>
              </table:table-cell>
              <table:table-cell office:value-type="float" office:value="309.800229652287">
                <text:p>309.800229652287</text:p>
              </table:table-cell>
              <table:table-cell office:value-type="float" office:value="456.83672858032">
                <text:p>456.83672858032</text:p>
              </table:table-cell>
              <table:table-cell office:value-type="float" office:value="682.227349384121">
                <text:p>682.227349384121</text:p>
              </table:table-cell>
              <table:table-cell office:value-type="float" office:value="1029.77920550531">
                <text:p>1029.77920550531</text:p>
              </table:table-cell>
              <table:table-cell office:value-type="float" office:value="1568.44352283493">
                <text:p>1568.44352283493</text:p>
              </table:table-cell>
              <table:table-cell office:value-type="float" office:value="2406.98472915">
                <text:p>2406.98472915</text:p>
              </table:table-cell>
              <table:table-cell office:value-type="float" office:value="3717.30033609611">
                <text:p>3717.30033609611</text:p>
              </table:table-cell>
              <table:table-cell office:value-type="float" office:value="5771.53026363373">
                <text:p>5771.53026363373</text:p>
              </table:table-cell>
              <table:table-cell office:value-type="float" office:value="9001.15976485905">
                <text:p>9001.15976485905</text:p>
              </table:table-cell>
              <table:table-cell office:value-type="float" office:value="14091.2155163262">
                <text:p>14091.2155163262</text:p>
              </table:table-cell>
              <table:table-cell office:value-type="float" office:value="22130.4653040053">
                <text:p>22130.4653040053</text:p>
              </table:table-cell>
              <table:table-cell office:value-type="float" office:value="34850.9732312737">
                <text:p>34850.9732312737</text:p>
              </table:table-cell>
              <table:table-cell office:value-type="float" office:value="55010.1202199777">
                <text:p>55010.1202199777</text:p>
              </table:table-cell>
              <table:table-cell office:value-type="float" office:value="86999.4160630526">
                <text:p>86999.4160630526</text:p>
              </table:table-cell>
              <table:table-cell office:value-type="float" office:value="137813.32868722">
                <text:p>137813.32868722</text:p>
              </table:table-cell>
              <table:table-cell office:value-type="float" office:value="218586.859596425">
                <text:p>218586.859596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1804108672954">
                <text:p>19.1804108672954</text:p>
              </table:table-cell>
              <table:table-cell office:value-type="float" office:value="22.9724634405527">
                <text:p>22.9724634405527</text:p>
              </table:table-cell>
              <table:table-cell office:value-type="float" office:value="28.1317537758268">
                <text:p>28.1317537758268</text:p>
              </table:table-cell>
              <table:table-cell office:value-type="float" office:value="35.293841801117">
                <text:p>35.293841801117</text:p>
              </table:table-cell>
              <table:table-cell office:value-type="float" office:value="45.4289549238853">
                <text:p>45.4289549238853</text:p>
              </table:table-cell>
              <table:table-cell office:value-type="float" office:value="60.0305900789138">
                <text:p>60.0305900789138</text:p>
              </table:table-cell>
              <table:table-cell office:value-type="float" office:value="81.4147621341082">
                <text:p>81.4147621341082</text:p>
              </table:table-cell>
              <table:table-cell office:value-type="float" office:value="113.196486254852">
                <text:p>113.196486254852</text:p>
              </table:table-cell>
              <table:table-cell office:value-type="float" office:value="161.050843544511">
                <text:p>161.050843544511</text:p>
              </table:table-cell>
              <table:table-cell office:value-type="float" office:value="233.931991885517">
                <text:p>233.931991885517</text:p>
              </table:table-cell>
              <table:table-cell office:value-type="float" office:value="346.03052392363">
                <text:p>346.03052392363</text:p>
              </table:table-cell>
              <table:table-cell office:value-type="float" office:value="519.923336216951">
                <text:p>519.923336216951</text:p>
              </table:table-cell>
              <table:table-cell office:value-type="float" office:value="791.652532089982">
                <text:p>791.652532089982</text:p>
              </table:table-cell>
              <table:table-cell office:value-type="float" office:value="1218.92911263397">
                <text:p>1218.92911263397</text:p>
              </table:table-cell>
              <table:table-cell office:value-type="float" office:value="1894.40468129454">
                <text:p>1894.40468129454</text:p>
              </table:table-cell>
              <table:table-cell office:value-type="float" office:value="2967.17176932494">
                <text:p>2967.17176932494</text:p>
              </table:table-cell>
              <table:table-cell office:value-type="float" office:value="4677.6369922646">
                <text:p>4677.6369922646</text:p>
              </table:table-cell>
              <table:table-cell office:value-type="float" office:value="7414.14404633622">
                <text:p>7414.14404633622</text:p>
              </table:table-cell>
              <table:table-cell office:value-type="float" office:value="11804.9916900222">
                <text:p>11804.9916900222</text:p>
              </table:table-cell>
              <table:table-cell office:value-type="float" office:value="18868.0716620078">
                <text:p>18868.0716620078</text:p>
              </table:table-cell>
              <table:table-cell office:value-type="float" office:value="30254.3058567001">
                <text:p>30254.3058567001</text:p>
              </table:table-cell>
              <table:table-cell office:value-type="float" office:value="48643.6996461489">
                <text:p>48643.6996461489</text:p>
              </table:table-cell>
              <table:table-cell office:value-type="float" office:value="78389.3861313935">
                <text:p>78389.3861313935</text:p>
              </table:table-cell>
              <table:table-cell office:value-type="float" office:value="126563.615528783">
                <text:p>126563.615528783</text:p>
              </table:table-cell>
              <table:table-cell office:value-type="float" office:value="204652.263402417">
                <text:p>204652.263402417</text:p>
              </table:table-cell>
              <table:table-cell office:value-type="float" office:value="331287.507264512">
                <text:p>331287.50726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.261535782538">
                <text:p>19.261535782538</text:p>
              </table:table-cell>
              <table:table-cell office:value-type="float" office:value="23.1346715668904">
                <text:p>23.1346715668904</text:p>
              </table:table-cell>
              <table:table-cell office:value-type="float" office:value="28.4470885913937">
                <text:p>28.4470885913937</text:p>
              </table:table-cell>
              <table:table-cell office:value-type="float" office:value="35.8943677940804">
                <text:p>35.8943677940804</text:p>
              </table:table-cell>
              <table:table-cell office:value-type="float" office:value="46.5547715974522">
                <text:p>46.5547715974522</text:p>
              </table:table-cell>
              <table:table-cell office:value-type="float" office:value="62.1151956680435">
                <text:p>62.1151956680435</text:p>
              </table:table-cell>
              <table:table-cell office:value-type="float" office:value="85.2362340649835">
                <text:p>85.2362340649835</text:p>
              </table:table-cell>
              <table:table-cell office:value-type="float" office:value="120.144307621122">
                <text:p>120.144307621122</text:p>
              </table:table-cell>
              <table:table-cell office:value-type="float" office:value="173.595402927663">
                <text:p>173.595402927663</text:p>
              </table:table-cell>
              <table:table-cell office:value-type="float" office:value="256.448441246681">
                <text:p>256.448441246681</text:p>
              </table:table-cell>
              <table:table-cell office:value-type="float" office:value="386.240881419856">
                <text:p>386.240881419856</text:p>
              </table:table-cell>
              <table:table-cell office:value-type="float" office:value="591.41513141623">
                <text:p>591.41513141623</text:p>
              </table:table-cell>
              <table:table-cell office:value-type="float" office:value="918.268661060765">
                <text:p>918.268661060765</text:p>
              </table:table-cell>
              <table:table-cell office:value-type="float" office:value="1442.40477015182">
                <text:p>1442.40477015182</text:p>
              </table:table-cell>
              <table:table-cell office:value-type="float" office:value="2287.63015479604">
                <text:p>2287.63015479604</text:p>
              </table:table-cell>
              <table:table-cell office:value-type="float" office:value="3657.18826673445">
                <text:p>3657.18826673445</text:p>
              </table:table-cell>
              <table:table-cell office:value-type="float" office:value="5885.44731816349">
                <text:p>5885.44731816349</text:p>
              </table:table-cell>
              <table:table-cell office:value-type="float" office:value="9523.53195381254">
                <text:p>9523.53195381254</text:p>
              </table:table-cell>
              <table:table-cell office:value-type="float" office:value="15481.3137837738">
                <text:p>15481.3137837738</text:p>
              </table:table-cell>
              <table:table-cell office:value-type="float" office:value="25262.9985515329">
                <text:p>25262.9985515329</text:p>
              </table:table-cell>
              <table:table-cell office:value-type="float" office:value="41358.1116097339">
                <text:p>41358.1116097339</text:p>
              </table:table-cell>
              <table:table-cell office:value-type="float" office:value="67890.2361054789">
                <text:p>67890.2361054789</text:p>
              </table:table-cell>
              <table:table-cell office:value-type="float" office:value="111692.356205874">
                <text:p>111692.356205874</text:p>
              </table:table-cell>
              <table:table-cell office:value-type="float" office:value="184085.416434286">
                <text:p>184085.416434286</text:p>
              </table:table-cell>
              <table:table-cell office:value-type="float" office:value="303807.715454489">
                <text:p>303807.715454489</text:p>
              </table:table-cell>
              <table:table-cell office:value-type="float" office:value="501803.996541408">
                <text:p>501803.996541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.3346307340638">
                <text:p>19.3346307340638</text:p>
              </table:table-cell>
              <table:table-cell office:value-type="float" office:value="23.2839025936794">
                <text:p>23.2839025936794</text:p>
              </table:table-cell>
              <table:table-cell office:value-type="float" office:value="28.7433068485865">
                <text:p>28.7433068485865</text:p>
              </table:table-cell>
              <table:table-cell office:value-type="float" office:value="36.4703712317069">
                <text:p>36.4703712317069</text:p>
              </table:table-cell>
              <table:table-cell office:value-type="float" office:value="47.6573622140263">
                <text:p>47.6573622140263</text:p>
              </table:table-cell>
              <table:table-cell office:value-type="float" office:value="64.199801008378">
                <text:p>64.199801008378</text:p>
              </table:table-cell>
              <table:table-cell office:value-type="float" office:value="89.1382041185619">
                <text:p>89.1382041185619</text:p>
              </table:table-cell>
              <table:table-cell office:value-type="float" office:value="127.387919656672">
                <text:p>127.387919656672</text:p>
              </table:table-cell>
              <table:table-cell office:value-type="float" office:value="186.949520216162">
                <text:p>186.949520216162</text:p>
              </table:table-cell>
              <table:table-cell office:value-type="float" office:value="280.922886326452">
                <text:p>280.922886326452</text:p>
              </table:table-cell>
              <table:table-cell office:value-type="float" office:value="430.868524305694">
                <text:p>430.868524305694</text:p>
              </table:table-cell>
              <table:table-cell office:value-type="float" office:value="672.431937334865">
                <text:p>672.431937334865</text:p>
              </table:table-cell>
              <table:table-cell office:value-type="float" office:value="1064.77639929898">
                <text:p>1064.77639929898</text:p>
              </table:table-cell>
              <table:table-cell office:value-type="float" office:value="1706.43514698661">
                <text:p>1706.43514698661</text:p>
              </table:table-cell>
              <table:table-cell office:value-type="float" office:value="2761.99952547755">
                <text:p>2761.99952547755</text:p>
              </table:table-cell>
              <table:table-cell office:value-type="float" office:value="4507.12068149082">
                <text:p>4507.12068149082</text:p>
              </table:table-cell>
              <table:table-cell office:value-type="float" office:value="7404.4941661373">
                <text:p>7404.4941661373</text:p>
              </table:table-cell>
              <table:table-cell office:value-type="float" office:value="12232.3025903764">
                <text:p>12232.3025903764</text:p>
              </table:table-cell>
              <table:table-cell office:value-type="float" office:value="20301.5187230737">
                <text:p>20301.5187230737</text:p>
              </table:table-cell>
              <table:table-cell office:value-type="float" office:value="33823.7382389911">
                <text:p>33823.7382389911</text:p>
              </table:table-cell>
              <table:table-cell office:value-type="float" office:value="56533.8516715769">
                <text:p>56533.8516715769</text:p>
              </table:table-cell>
              <table:table-cell office:value-type="float" office:value="94743.4258649819">
                <text:p>94743.4258649819</text:p>
              </table:table-cell>
              <table:table-cell office:value-type="float" office:value="159119.564478569">
                <text:p>159119.564478569</text:p>
              </table:table-cell>
              <table:table-cell office:value-type="float" office:value="267678.047893162">
                <text:p>267678.047893162</text:p>
              </table:table-cell>
              <table:table-cell office:value-type="float" office:value="450785.903713062">
                <text:p>450785.903713062</text:p>
              </table:table-cell>
              <table:table-cell office:value-type="float" office:value="759422.219073885">
                <text:p>759422.219073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.4004905494191">
                <text:p>19.4004905494191</text:p>
              </table:table-cell>
              <table:table-cell office:value-type="float" office:value="23.4211947248332">
                <text:p>23.4211947248332</text:p>
              </table:table-cell>
              <table:table-cell office:value-type="float" office:value="29.0215674514299">
                <text:p>29.0215674514299</text:p>
              </table:table-cell>
              <table:table-cell office:value-type="float" office:value="37.0228534953482">
                <text:p>37.0228534953482</text:p>
              </table:table-cell>
              <table:table-cell office:value-type="float" office:value="48.737205935057">
                <text:p>48.737205935057</text:p>
              </table:table-cell>
              <table:table-cell office:value-type="float" office:value="66.2844060927257">
                <text:p>66.2844060927257</text:p>
              </table:table-cell>
              <table:table-cell office:value-type="float" office:value="93.1223679319903">
                <text:p>93.1223679319903</text:p>
              </table:table-cell>
              <table:table-cell office:value-type="float" office:value="134.939914976449">
                <text:p>134.939914976449</text:p>
              </table:table-cell>
              <table:table-cell office:value-type="float" office:value="201.165439388613">
                <text:p>201.165439388613</text:p>
              </table:table-cell>
              <table:table-cell office:value-type="float" office:value="307.525589471723">
                <text:p>307.525589471723</text:p>
              </table:table-cell>
              <table:table-cell office:value-type="float" office:value="480.398703563851">
                <text:p>480.398703563851</text:p>
              </table:table-cell>
              <table:table-cell office:value-type="float" office:value="764.242765161816">
                <text:p>764.242765161816</text:p>
              </table:table-cell>
              <table:table-cell office:value-type="float" office:value="1234.30065346291">
                <text:p>1234.30065346291</text:p>
              </table:table-cell>
              <table:table-cell office:value-type="float" office:value="2018.37945939934">
                <text:p>2018.37945939934</text:p>
              </table:table-cell>
              <table:table-cell office:value-type="float" office:value="3334.25594694485">
                <text:p>3334.25594694485</text:p>
              </table:table-cell>
              <table:table-cell office:value-type="float" office:value="5554.02614243215">
                <text:p>5554.02614243215</text:p>
              </table:table-cell>
              <table:table-cell office:value-type="float" office:value="9314.96350998732">
                <text:p>9314.96350998732</text:p>
              </table:table-cell>
              <table:table-cell office:value-type="float" office:value="15710.7170325065">
                <text:p>15710.7170325065</text:p>
              </table:table-cell>
              <table:table-cell office:value-type="float" office:value="26621.3404575663">
                <text:p>26621.3404575663</text:p>
              </table:table-cell>
              <table:table-cell office:value-type="float" office:value="45283.1753889843">
                <text:p>45283.1753889843</text:p>
              </table:table-cell>
              <table:table-cell office:value-type="float" office:value="77272.6489311891">
                <text:p>77272.6489311891</text:p>
              </table:table-cell>
              <table:table-cell office:value-type="float" office:value="132202.464262661">
                <text:p>132202.464262661</text:p>
              </table:table-cell>
              <table:table-cell office:value-type="float" office:value="226637.488375479">
                <text:p>226637.488375479</text:p>
              </table:table-cell>
              <table:table-cell office:value-type="float" office:value="389078.646683531">
                <text:p>389078.646683531</text:p>
              </table:table-cell>
              <table:table-cell office:value-type="float" office:value="668391.179068915">
                <text:p>668391.179068915</text:p>
              </table:table-cell>
              <table:table-cell office:value-type="float" office:value="1147783.57080679">
                <text:p>1147783.57080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4598313819673">
                <text:p>19.4598313819673</text:p>
              </table:table-cell>
              <table:table-cell office:value-type="float" office:value="23.5475031050775">
                <text:p>23.5475031050775</text:p>
              </table:table-cell>
              <table:table-cell office:value-type="float" office:value="29.2829590476613">
                <text:p>29.2829590476613</text:p>
              </table:table-cell>
              <table:table-cell office:value-type="float" office:value="37.5527750748576">
                <text:p>37.5527750748576</text:p>
              </table:table-cell>
              <table:table-cell office:value-type="float" office:value="49.7947720367944">
                <text:p>49.7947720367944</text:p>
              </table:table-cell>
              <table:table-cell office:value-type="float" office:value="68.3690109138946">
                <text:p>68.3690109138946</text:p>
              </table:table-cell>
              <table:table-cell office:value-type="float" office:value="97.1904568585247">
                <text:p>97.1904568585247</text:p>
              </table:table-cell>
              <table:table-cell office:value-type="float" office:value="142.813422286309">
                <text:p>142.813422286309</text:p>
              </table:table-cell>
              <table:table-cell office:value-type="float" office:value="216.298775867494">
                <text:p>216.298775867494</text:p>
              </table:table-cell>
              <table:table-cell office:value-type="float" office:value="336.441618259291">
                <text:p>336.441618259291</text:p>
              </table:table-cell>
              <table:table-cell office:value-type="float" office:value="535.369974636963">
                <text:p>535.369974636963</text:p>
              </table:table-cell>
              <table:table-cell office:value-type="float" office:value="868.28568793166">
                <text:p>868.28568793166</text:p>
              </table:table-cell>
              <table:table-cell office:value-type="float" office:value="1430.45720926165">
                <text:p>1430.45720926165</text:p>
              </table:table-cell>
              <table:table-cell office:value-type="float" office:value="2386.9322145559">
                <text:p>2386.9322145559</text:p>
              </table:table-cell>
              <table:table-cell office:value-type="float" office:value="4024.59676291864">
                <text:p>4024.59676291864</text:p>
              </table:table-cell>
              <table:table-cell office:value-type="float" office:value="6843.5466821095">
                <text:p>6843.5466821095</text:p>
              </table:table-cell>
              <table:table-cell office:value-type="float" office:value="11717.6911596724">
                <text:p>11717.6911596724</text:p>
              </table:table-cell>
              <table:table-cell office:value-type="float" office:value="20177.3660691199">
                <text:p>20177.3660691199</text:p>
              </table:table-cell>
              <table:table-cell office:value-type="float" office:value="34907.0098633448">
                <text:p>34907.0098633448</text:p>
              </table:table-cell>
              <table:table-cell office:value-type="float" office:value="60621.6984220222">
                <text:p>60621.6984220222</text:p>
              </table:table-cell>
              <table:table-cell office:value-type="float" office:value="105609.831426385">
                <text:p>105609.831426385</text:p>
              </table:table-cell>
              <table:table-cell office:value-type="float" office:value="184442.350864451">
                <text:p>184442.350864451</text:p>
              </table:table-cell>
              <table:table-cell office:value-type="float" office:value="322708.578225642">
                <text:p>322708.578225642</text:p>
              </table:table-cell>
              <table:table-cell office:value-type="float" office:value="565220.779144754">
                <text:p>565220.779144754</text:p>
              </table:table-cell>
              <table:table-cell office:value-type="float" office:value="989991.81296907">
                <text:p>989991.81296907</text:p>
              </table:table-cell>
              <table:table-cell office:value-type="float" office:value="1731314.27646653">
                <text:p>1731314.27646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.5132984982738">
                <text:p>19.5132984982738</text:p>
              </table:table-cell>
              <table:table-cell office:value-type="float" office:value="23.6637064649146">
                <text:p>23.6637064649146</text:p>
              </table:table-cell>
              <table:table-cell office:value-type="float" office:value="29.5285042878801">
                <text:p>29.5285042878801</text:p>
              </table:table-cell>
              <table:table-cell office:value-type="float" office:value="38.0610572384002">
                <text:p>38.0610572384002</text:p>
              </table:table-cell>
              <table:table-cell office:value-type="float" office:value="50.8305201142198">
                <text:p>50.8305201142198</text:p>
              </table:table-cell>
              <table:table-cell office:value-type="float" office:value="70.4536154646929">
                <text:p>70.4536154646929</text:p>
              </table:table-cell>
              <table:table-cell office:value-type="float" office:value="101.344238719775">
                <text:p>101.344238719775</text:p>
              </table:table-cell>
              <table:table-cell office:value-type="float" office:value="151.022129204448">
                <text:p>151.022129204448</text:p>
              </table:table-cell>
              <table:table-cell office:value-type="float" office:value="232.408734078544">
                <text:p>232.408734078544</text:p>
              </table:table-cell>
              <table:table-cell office:value-type="float" office:value="367.872132826569">
                <text:p>367.872132826569</text:p>
              </table:table-cell>
              <table:table-cell office:value-type="float" office:value="596.380052489164">
                <text:p>596.380052489164</text:p>
              </table:table-cell>
              <table:table-cell office:value-type="float" office:value="986.190361306512">
                <text:p>986.190361306512</text:p>
              </table:table-cell>
              <table:table-cell office:value-type="float" office:value="1657.42983030679">
                <text:p>1657.42983030679</text:p>
              </table:table-cell>
              <table:table-cell office:value-type="float" office:value="2822.36543620782">
                <text:p>2822.36543620782</text:p>
              </table:table-cell>
              <table:table-cell office:value-type="float" office:value="4857.38586036843">
                <text:p>4857.38586036843</text:p>
              </table:table-cell>
              <table:table-cell office:value-type="float" office:value="8431.89688296665">
                <text:p>8431.89688296665</text:p>
              </table:table-cell>
              <table:table-cell office:value-type="float" office:value="14739.4753487282">
                <text:p>14739.4753487282</text:p>
              </table:table-cell>
              <table:table-cell office:value-type="float" office:value="25912.8663415391">
                <text:p>25912.8663415391</text:p>
              </table:table-cell>
              <table:table-cell office:value-type="float" office:value="45769.4819724134">
                <text:p>45769.4819724134</text:p>
              </table:table-cell>
              <table:table-cell office:value-type="float" office:value="81150.3921931848">
                <text:p>81150.3921931848</text:p>
              </table:table-cell>
              <table:table-cell office:value-type="float" office:value="144321.954601348">
                <text:p>144321.954601348</text:p>
              </table:table-cell>
              <table:table-cell office:value-type="float" office:value="257268.487675169">
                <text:p>257268.487675169</text:p>
              </table:table-cell>
              <table:table-cell office:value-type="float" office:value="459310.375688885">
                <text:p>459310.375688885</text:p>
              </table:table-cell>
              <table:table-cell office:value-type="float" office:value="820438.300479484">
                <text:p>820438.300479484</text:p>
              </table:table-cell>
              <table:table-cell office:value-type="float" office:value="1464046.88885269">
                <text:p>1464046.88885269</text:p>
              </table:table-cell>
              <table:table-cell office:value-type="float" office:value="2603770.75156811">
                <text:p>2603770.75156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.5614732946724">
                <text:p>19.5614732946724</text:p>
              </table:table-cell>
              <table:table-cell office:value-type="float" office:value="23.7706132339729">
                <text:p>23.7706132339729</text:p>
              </table:table-cell>
              <table:table-cell office:value-type="float" office:value="29.7591638264938">
                <text:p>29.7591638264938</text:p>
              </table:table-cell>
              <table:table-cell office:value-type="float" office:value="38.548583634069">
                <text:p>38.548583634069</text:p>
              </table:table-cell>
              <table:table-cell office:value-type="float" office:value="51.8449002807709">
                <text:p>51.8449002807709</text:p>
              </table:table-cell>
              <table:table-cell office:value-type="float" office:value="72.5382197379289">
                <text:p>72.5382197379289</text:p>
              </table:table-cell>
              <table:table-cell office:value-type="float" office:value="105.585518573806">
                <text:p>105.585518573806</text:p>
              </table:table-cell>
              <table:table-cell office:value-type="float" office:value="159.580306054245">
                <text:p>159.580306054245</text:p>
              </table:table-cell>
              <table:table-cell office:value-type="float" office:value="249.558339048047">
                <text:p>249.558339048047</text:p>
              </table:table-cell>
              <table:table-cell office:value-type="float" office:value="402.035785125432">
                <text:p>402.035785125432</text:p>
              </table:table-cell>
              <table:table-cell office:value-type="float" office:value="664.0923097073">
                <text:p>664.0923097073</text:p>
              </table:table-cell>
              <table:table-cell office:value-type="float" office:value="1119.8035437351">
                <text:p>1119.8035437351</text:p>
              </table:table-cell>
              <table:table-cell office:value-type="float" office:value="1920.05946247452">
                <text:p>1920.05946247452</text:p>
              </table:table-cell>
              <table:table-cell office:value-type="float" office:value="3336.81480873154">
                <text:p>3336.81480873154</text:p>
              </table:table-cell>
              <table:table-cell office:value-type="float" office:value="5862.01281089113">
                <text:p>5862.01281089113</text:p>
              </table:table-cell>
              <table:table-cell office:value-type="float" office:value="10388.3111037185">
                <text:p>10388.3111037185</text:p>
              </table:table-cell>
              <table:table-cell office:value-type="float" office:value="18539.7530396002">
                <text:p>18539.7530396002</text:p>
              </table:table-cell>
              <table:table-cell office:value-type="float" office:value="33277.4231850421">
                <text:p>33277.4231850421</text:p>
              </table:table-cell>
              <table:table-cell office:value-type="float" office:value="60009.1970628373">
                <text:p>60009.1970628373</text:p>
              </table:table-cell>
              <table:table-cell office:value-type="float" office:value="108621.883485943">
                <text:p>108621.883485943</text:p>
              </table:table-cell>
              <table:table-cell office:value-type="float" office:value="197193.772431415">
                <text:p>197193.772431415</text:p>
              </table:table-cell>
              <table:table-cell office:value-type="float" office:value="358741.029652666">
                <text:p>358741.029652666</text:p>
              </table:table-cell>
              <table:table-cell office:value-type="float" office:value="653345.151796431">
                <text:p>653345.151796431</text:p>
              </table:table-cell>
              <table:table-cell office:value-type="float" office:value="1189497.42498348">
                <text:p>1189497.42498348</text:p>
              </table:table-cell>
              <table:table-cell office:value-type="float" office:value="2160142.71552416">
                <text:p>2160142.71552416</text:p>
              </table:table-cell>
              <table:table-cell office:value-type="float" office:value="3898624.57395136">
                <text:p>3898624.57395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" chart:max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4.266cm" svg:height="19.592cm" xlink:href=".." xlink:type="simple" chart:class="chart:scatter" chart:style-name="ch1">
        <chart:legend chart:legend-position="end" svg:x="31.957cm" svg:y="5.786cm" style:legend-expansion="high" chart:style-name="ch2"/>
        <chart:plot-area chart:style-name="ch3" table:cell-range-address="Sheet1.A1:Sheet1.A82 Sheet1.L1:Sheet1.AA82" chart:data-source-has-labels="row" svg:x="1.051cm" svg:y="0.146cm" svg:width="30.586cm" svg:height="18.809cm">
          <chartooo:coordinate-region svg:x="2.483cm" svg:y="0.345cm" svg:width="28.955cm" svg:height="17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82" chart:label-cell-address="Sheet1.L1:Sheet1.L1" chart:class="chart:scatter">
            <chart:domain table:cell-range-address="Sheet1.A2:Sheet1.A82"/>
            <chart:data-point chart:repeated="81"/>
          </chart:series>
          <chart:series chart:style-name="ch8" chart:values-cell-range-address="Sheet1.M2:Sheet1.M82" chart:label-cell-address="Sheet1.M1:Sheet1.M1" chart:class="chart:scatter">
            <chart:data-point chart:repeated="81"/>
          </chart:series>
          <chart:series chart:style-name="ch9" chart:values-cell-range-address="Sheet1.N2:Sheet1.N82" chart:label-cell-address="Sheet1.N1:Sheet1.N1" chart:class="chart:scatter">
            <chart:data-point chart:repeated="81"/>
          </chart:series>
          <chart:series chart:style-name="ch10" chart:values-cell-range-address="Sheet1.O2:Sheet1.O82" chart:label-cell-address="Sheet1.O1:Sheet1.O1" chart:class="chart:scatter">
            <chart:data-point chart:repeated="81"/>
          </chart:series>
          <chart:series chart:style-name="ch11" chart:values-cell-range-address="Sheet1.P2:Sheet1.P82" chart:label-cell-address="Sheet1.P1:Sheet1.P1" chart:class="chart:scatter">
            <chart:data-point chart:repeated="81"/>
          </chart:series>
          <chart:series chart:style-name="ch12" chart:values-cell-range-address="Sheet1.Q2:Sheet1.Q82" chart:label-cell-address="Sheet1.Q1:Sheet1.Q1" chart:class="chart:scatter">
            <chart:data-point chart:repeated="81"/>
          </chart:series>
          <chart:series chart:style-name="ch13" chart:values-cell-range-address="Sheet1.R2:Sheet1.R82" chart:label-cell-address="Sheet1.R1:Sheet1.R1" chart:class="chart:scatter">
            <chart:data-point chart:repeated="81"/>
          </chart:series>
          <chart:series chart:style-name="ch14" chart:values-cell-range-address="Sheet1.S2:Sheet1.S82" chart:label-cell-address="Sheet1.S1:Sheet1.S1" chart:class="chart:scatter">
            <chart:data-point chart:repeated="81"/>
          </chart:series>
          <chart:series chart:style-name="ch15" chart:values-cell-range-address="Sheet1.T2:Sheet1.T82" chart:label-cell-address="Sheet1.T1:Sheet1.T1" chart:class="chart:scatter">
            <chart:data-point chart:repeated="81"/>
          </chart:series>
          <chart:series chart:style-name="ch16" chart:values-cell-range-address="Sheet1.U2:Sheet1.U82" chart:label-cell-address="Sheet1.U1:Sheet1.U1" chart:class="chart:scatter">
            <chart:data-point chart:repeated="81"/>
          </chart:series>
          <chart:series chart:style-name="ch17" chart:values-cell-range-address="Sheet1.V2:Sheet1.V82" chart:label-cell-address="Sheet1.V1:Sheet1.V1" chart:class="chart:scatter">
            <chart:data-point chart:repeated="81"/>
          </chart:series>
          <chart:series chart:style-name="ch18" chart:values-cell-range-address="Sheet1.W2:Sheet1.W82" chart:label-cell-address="Sheet1.W1:Sheet1.W1" chart:class="chart:scatter">
            <chart:data-point chart:repeated="81"/>
          </chart:series>
          <chart:series chart:style-name="ch19" chart:values-cell-range-address="Sheet1.X2:Sheet1.X82" chart:label-cell-address="Sheet1.X1:Sheet1.X1" chart:class="chart:scatter">
            <chart:data-point chart:repeated="81"/>
          </chart:series>
          <chart:series chart:style-name="ch20" chart:values-cell-range-address="Sheet1.Y2:Sheet1.Y82" chart:label-cell-address="Sheet1.Y1:Sheet1.Y1" chart:class="chart:scatter">
            <chart:data-point chart:repeated="81"/>
          </chart:series>
          <chart:series chart:style-name="ch21" chart:values-cell-range-address="Sheet1.Z2:Sheet1.Z82" chart:label-cell-address="Sheet1.Z1:Sheet1.Z1" chart:class="chart:scatter">
            <chart:data-point chart:repeated="81"/>
          </chart:series>
          <chart:series chart:style-name="ch10" chart:values-cell-range-address="Sheet1.AA2:Sheet1.AA82" chart:label-cell-address="Sheet1.AA1:Sheet1.AA1" chart:class="chart:scatter">
            <chart:data-point chart:repeated="8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1.5</text:p>
                <draw:g>
                  <svg:desc>Sheet1.L1:Sheet1.L1</svg:desc>
                </draw:g>
              </table:table-cell>
              <table:table-cell office:value-type="string">
                <text:p>R=1.6</text:p>
                <draw:g>
                  <svg:desc>Sheet1.M1:Sheet1.M1</svg:desc>
                </draw:g>
              </table:table-cell>
              <table:table-cell office:value-type="string">
                <text:p>R=1.7</text:p>
                <draw:g>
                  <svg:desc>Sheet1.N1:Sheet1.N1</svg:desc>
                </draw:g>
              </table:table-cell>
              <table:table-cell office:value-type="string">
                <text:p>R=1.8</text:p>
                <draw:g>
                  <svg:desc>Sheet1.O1:Sheet1.O1</svg:desc>
                </draw:g>
              </table:table-cell>
              <table:table-cell office:value-type="string">
                <text:p>R=1.9</text:p>
                <draw:g>
                  <svg:desc>Sheet1.P1:Sheet1.P1</svg:desc>
                </draw:g>
              </table:table-cell>
              <table:table-cell office:value-type="string">
                <text:p>R=2.0</text:p>
                <draw:g>
                  <svg:desc>Sheet1.Q1:Sheet1.Q1</svg:desc>
                </draw:g>
              </table:table-cell>
              <table:table-cell office:value-type="string">
                <text:p>R=2.1</text:p>
                <draw:g>
                  <svg:desc>Sheet1.R1:Sheet1.R1</svg:desc>
                </draw:g>
              </table:table-cell>
              <table:table-cell office:value-type="string">
                <text:p>R=2.2</text:p>
                <draw:g>
                  <svg:desc>Sheet1.S1:Sheet1.S1</svg:desc>
                </draw:g>
              </table:table-cell>
              <table:table-cell office:value-type="string">
                <text:p>R=2.3</text:p>
                <draw:g>
                  <svg:desc>Sheet1.T1:Sheet1.T1</svg:desc>
                </draw:g>
              </table:table-cell>
              <table:table-cell office:value-type="string">
                <text:p>R=2.4</text:p>
                <draw:g>
                  <svg:desc>Sheet1.U1:Sheet1.U1</svg:desc>
                </draw:g>
              </table:table-cell>
              <table:table-cell office:value-type="string">
                <text:p>R=2.5</text:p>
                <draw:g>
                  <svg:desc>Sheet1.V1:Sheet1.V1</svg:desc>
                </draw:g>
              </table:table-cell>
              <table:table-cell office:value-type="string">
                <text:p>R=2.6</text:p>
                <draw:g>
                  <svg:desc>Sheet1.W1:Sheet1.W1</svg:desc>
                </draw:g>
              </table:table-cell>
              <table:table-cell office:value-type="string">
                <text:p>R=2.7</text:p>
                <draw:g>
                  <svg:desc>Sheet1.X1:Sheet1.X1</svg:desc>
                </draw:g>
              </table:table-cell>
              <table:table-cell office:value-type="string">
                <text:p>R=2.8</text:p>
                <draw:g>
                  <svg:desc>Sheet1.Y1:Sheet1.Y1</svg:desc>
                </draw:g>
              </table:table-cell>
              <table:table-cell office:value-type="string">
                <text:p>R=2.9</text:p>
                <draw:g>
                  <svg:desc>Sheet1.Z1:Sheet1.Z1</svg:desc>
                </draw:g>
              </table:table-cell>
              <table:table-cell office:value-type="string">
                <text:p>R=3.0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0">
                <text:p>10</text:p>
                <draw:g>
                  <svg:desc>Sheet1.L2:Sheet1.L82</svg:desc>
                </draw:g>
              </table:table-cell>
              <table:table-cell office:value-type="float" office:value="10">
                <text:p>10</text:p>
                <draw:g>
                  <svg:desc>Sheet1.M2:Sheet1.M82</svg:desc>
                </draw:g>
              </table:table-cell>
              <table:table-cell office:value-type="float" office:value="10">
                <text:p>10</text:p>
                <draw:g>
                  <svg:desc>Sheet1.N2:Sheet1.N82</svg:desc>
                </draw:g>
              </table:table-cell>
              <table:table-cell office:value-type="float" office:value="10">
                <text:p>10</text:p>
                <draw:g>
                  <svg:desc>Sheet1.O2:Sheet1.O82</svg:desc>
                </draw:g>
              </table:table-cell>
              <table:table-cell office:value-type="float" office:value="10">
                <text:p>10</text:p>
                <draw:g>
                  <svg:desc>Sheet1.P2:Sheet1.P82</svg:desc>
                </draw:g>
              </table:table-cell>
              <table:table-cell office:value-type="float" office:value="10">
                <text:p>10</text:p>
                <draw:g>
                  <svg:desc>Sheet1.Q2:Sheet1.Q82</svg:desc>
                </draw:g>
              </table:table-cell>
              <table:table-cell office:value-type="float" office:value="10">
                <text:p>10</text:p>
                <draw:g>
                  <svg:desc>Sheet1.R2:Sheet1.R82</svg:desc>
                </draw:g>
              </table:table-cell>
              <table:table-cell office:value-type="float" office:value="10">
                <text:p>10</text:p>
                <draw:g>
                  <svg:desc>Sheet1.S2:Sheet1.S82</svg:desc>
                </draw:g>
              </table:table-cell>
              <table:table-cell office:value-type="float" office:value="10">
                <text:p>10</text:p>
                <draw:g>
                  <svg:desc>Sheet1.T2:Sheet1.T82</svg:desc>
                </draw:g>
              </table:table-cell>
              <table:table-cell office:value-type="float" office:value="10">
                <text:p>10</text:p>
                <draw:g>
                  <svg:desc>Sheet1.U2:Sheet1.U82</svg:desc>
                </draw:g>
              </table:table-cell>
              <table:table-cell office:value-type="float" office:value="10">
                <text:p>10</text:p>
                <draw:g>
                  <svg:desc>Sheet1.V2:Sheet1.V82</svg:desc>
                </draw:g>
              </table:table-cell>
              <table:table-cell office:value-type="float" office:value="10">
                <text:p>10</text:p>
                <draw:g>
                  <svg:desc>Sheet1.W2:Sheet1.W82</svg:desc>
                </draw:g>
              </table:table-cell>
              <table:table-cell office:value-type="float" office:value="10">
                <text:p>10</text:p>
                <draw:g>
                  <svg:desc>Sheet1.X2:Sheet1.X82</svg:desc>
                </draw:g>
              </table:table-cell>
              <table:table-cell office:value-type="float" office:value="10">
                <text:p>10</text:p>
                <draw:g>
                  <svg:desc>Sheet1.Y2:Sheet1.Y82</svg:desc>
                </draw:g>
              </table:table-cell>
              <table:table-cell office:value-type="float" office:value="10">
                <text:p>10</text:p>
                <draw:g>
                  <svg:desc>Sheet1.Z2:Sheet1.Z82</svg:desc>
                </draw:g>
              </table:table-cell>
              <table:table-cell office:value-type="float" office:value="10">
                <text:p>10</text:p>
                <draw:g>
                  <svg:desc>Sheet1.AA2:Sheet1.AA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2956753643405">
                <text:p>13.2956753643405</text:p>
              </table:table-cell>
              <table:table-cell office:value-type="float" office:value="13.5529246098476">
                <text:p>13.5529246098476</text:p>
              </table:table-cell>
              <table:table-cell office:value-type="float" office:value="13.8154299345553">
                <text:p>13.8154299345553</text:p>
              </table:table-cell>
              <table:table-cell office:value-type="float" office:value="14.0833003173136">
                <text:p>14.0833003173136</text:p>
              </table:table-cell>
              <table:table-cell office:value-type="float" office:value="14.3566470102323">
                <text:p>14.3566470102323</text:p>
              </table:table-cell>
              <table:table-cell office:value-type="float" office:value="14.6355835862425">
                <text:p>14.6355835862425</text:p>
              </table:table-cell>
              <table:table-cell office:value-type="float" office:value="14.920225987661">
                <text:p>14.920225987661</text:p>
              </table:table-cell>
              <table:table-cell office:value-type="float" office:value="15.2106925757681">
                <text:p>15.2106925757681</text:p>
              </table:table-cell>
              <table:table-cell office:value-type="float" office:value="15.5071041814263">
                <text:p>15.5071041814263</text:p>
              </table:table-cell>
              <table:table-cell office:value-type="float" office:value="15.8095841567617">
                <text:p>15.8095841567617</text:p>
              </table:table-cell>
              <table:table-cell office:value-type="float" office:value="16.1182584279243">
                <text:p>16.1182584279243</text:p>
              </table:table-cell>
              <table:table-cell office:value-type="float" office:value="16.4332555489597">
                <text:p>16.4332555489597</text:p>
              </table:table-cell>
              <table:table-cell office:value-type="float" office:value="16.7547067568054">
                <text:p>16.7547067568054</text:p>
              </table:table-cell>
              <table:table-cell office:value-type="float" office:value="17.0827460274434">
                <text:p>17.0827460274434</text:p>
              </table:table-cell>
              <table:table-cell office:value-type="float" office:value="17.4175101332276">
                <text:p>17.4175101332276</text:p>
              </table:table-cell>
              <table:table-cell office:value-type="float" office:value="17.759138701415">
                <text:p>17.759138701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.9533997485652">
                <text:p>16.9533997485652</text:p>
              </table:table-cell>
              <table:table-cell office:value-type="float" office:value="17.5792217527481">
                <text:p>17.5792217527481</text:p>
              </table:table-cell>
              <table:table-cell office:value-type="float" office:value="18.2302863189937">
                <text:p>18.2302863189937</text:p>
              </table:table-cell>
              <table:table-cell office:value-type="float" office:value="18.9076377427368">
                <text:p>18.9076377427368</text:p>
              </table:table-cell>
              <table:table-cell office:value-type="float" office:value="19.6123639918842">
                <text:p>19.6123639918842</text:p>
              </table:table-cell>
              <table:table-cell office:value-type="float" office:value="20.3455985434739">
                <text:p>20.3455985434739</text:p>
              </table:table-cell>
              <table:table-cell office:value-type="float" office:value="21.108522297838">
                <text:p>21.108522297838</text:p>
              </table:table-cell>
              <table:table-cell office:value-type="float" office:value="21.9023655735315">
                <text:p>21.9023655735315</text:p>
              </table:table-cell>
              <table:table-cell office:value-type="float" office:value="22.7284101864522">
                <text:p>22.7284101864522</text:p>
              </table:table-cell>
              <table:table-cell office:value-type="float" office:value="23.5879916167101">
                <text:p>23.5879916167101</text:p>
              </table:table-cell>
              <table:table-cell office:value-type="float" office:value="24.4825012669467">
                <text:p>24.4825012669467</text:p>
              </table:table-cell>
              <table:table-cell office:value-type="float" office:value="25.4133888159931">
                <text:p>25.4133888159931</text:p>
              </table:table-cell>
              <table:table-cell office:value-type="float" office:value="26.3821646718728">
                <text:p>26.3821646718728</text:p>
              </table:table-cell>
              <table:table-cell office:value-type="float" office:value="27.3904025283773">
                <text:p>27.3904025283773</text:p>
              </table:table-cell>
              <table:table-cell office:value-type="float" office:value="28.4397420295712">
                <text:p>28.4397420295712</text:p>
              </table:table-cell>
              <table:table-cell office:value-type="float" office:value="29.5318915468115">
                <text:p>29.5318915468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0129462844418">
                <text:p>21.0129462844418</text:p>
              </table:table-cell>
              <table:table-cell office:value-type="float" office:value="22.1419609675721">
                <text:p>22.1419609675721</text:p>
              </table:table-cell>
              <table:table-cell office:value-type="float" office:value="23.3387424789927">
                <text:p>23.3387424789927</text:p>
              </table:table-cell>
              <table:table-cell office:value-type="float" office:value="24.6074955294084">
                <text:p>24.6074955294084</text:p>
              </table:table-cell>
              <table:table-cell office:value-type="float" office:value="25.9526895334464">
                <text:p>25.9526895334464</text:p>
              </table:table-cell>
              <table:table-cell office:value-type="float" office:value="27.3790754022574">
                <text:p>27.3790754022574</text:p>
              </table:table-cell>
              <table:table-cell office:value-type="float" office:value="28.8917034062981">
                <text:p>28.8917034062981</text:p>
              </table:table-cell>
              <table:table-cell office:value-type="float" office:value="30.4959421766819">
                <text:p>30.4959421766819</text:p>
              </table:table-cell>
              <table:table-cell office:value-type="float" office:value="32.1974989178797">
                <text:p>32.1974989178797</text:p>
              </table:table-cell>
              <table:table-cell office:value-type="float" office:value="34.0024409092216">
                <text:p>34.0024409092216</text:p>
              </table:table-cell>
              <table:table-cell office:value-type="float" office:value="35.9172183775815">
                <text:p>35.9172183775815</text:p>
              </table:table-cell>
              <table:table-cell office:value-type="float" office:value="37.9486888289562">
                <text:p>37.9486888289562</text:p>
              </table:table-cell>
              <table:table-cell office:value-type="float" office:value="40.1041429321995">
                <text:p>40.1041429321995</text:p>
              </table:table-cell>
              <table:table-cell office:value-type="float" office:value="42.391332054225">
                <text:p>42.391332054225</text:p>
              </table:table-cell>
              <table:table-cell office:value-type="float" office:value="44.8184975522765">
                <text:p>44.8184975522765</text:p>
              </table:table-cell>
              <table:table-cell office:value-type="float" office:value="47.3944019357009">
                <text:p>47.3944019357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.5184573957181">
                <text:p>25.5184573957181</text:p>
              </table:table-cell>
              <table:table-cell office:value-type="float" office:value="27.3126148107569">
                <text:p>27.3126148107569</text:p>
              </table:table-cell>
              <table:table-cell office:value-type="float" office:value="29.2497668781633">
                <text:p>29.2497668781633</text:p>
              </table:table-cell>
              <table:table-cell office:value-type="float" office:value="31.3417628749247">
                <text:p>31.3417628749247</text:p>
              </table:table-cell>
              <table:table-cell office:value-type="float" office:value="33.6014512390924">
                <text:p>33.6014512390924</text:p>
              </table:table-cell>
              <table:table-cell office:value-type="float" office:value="36.0427646138532">
                <text:p>36.0427646138532</text:p>
              </table:table-cell>
              <table:table-cell office:value-type="float" office:value="38.6808121709536">
                <text:p>38.6808121709536</text:p>
              </table:table-cell>
              <table:table-cell office:value-type="float" office:value="41.5319798388045">
                <text:p>41.5319798388045</text:p>
              </table:table-cell>
              <table:table-cell office:value-type="float" office:value="44.6140391144549">
                <text:p>44.6140391144549</text:p>
              </table:table-cell>
              <table:table-cell office:value-type="float" office:value="47.9462651971638">
                <text:p>47.9462651971638</text:p>
              </table:table-cell>
              <table:table-cell office:value-type="float" office:value="51.5495652447605">
                <text:p>51.5495652447605</text:p>
              </table:table-cell>
              <table:table-cell office:value-type="float" office:value="55.4466176231441">
                <text:p>55.4466176231441</text:p>
              </table:table-cell>
              <table:table-cell office:value-type="float" office:value="59.6620230941038">
                <text:p>59.6620230941038</text:p>
              </table:table-cell>
              <table:table-cell office:value-type="float" office:value="64.2224689682699">
                <text:p>64.2224689682699</text:p>
              </table:table-cell>
              <table:table-cell office:value-type="float" office:value="69.1569073383308">
                <text:p>69.1569073383308</text:p>
              </table:table-cell>
              <table:table-cell office:value-type="float" office:value="74.4967486039259">
                <text:p>74.496748603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0.5189247856491">
                <text:p>30.5189247856491</text:p>
              </table:table-cell>
              <table:table-cell office:value-type="float" office:value="33.1721784199467">
                <text:p>33.1721784199467</text:p>
              </table:table-cell>
              <table:table-cell office:value-type="float" office:value="36.0894475037793">
                <text:p>36.0894475037793</text:p>
              </table:table-cell>
              <table:table-cell office:value-type="float" office:value="39.2981640796591">
                <text:p>39.2981640796591</text:p>
              </table:table-cell>
              <table:table-cell office:value-type="float" office:value="42.8286672803694">
                <text:p>42.8286672803694</text:p>
              </table:table-cell>
              <table:table-cell office:value-type="float" office:value="46.7145147326246">
                <text:p>46.7145147326246</text:p>
              </table:table-cell>
              <table:table-cell office:value-type="float" office:value="50.992827535812">
                <text:p>50.992827535812</text:p>
              </table:table-cell>
              <table:table-cell office:value-type="float" office:value="55.7046724512042">
                <text:p>55.7046724512042</text:p>
              </table:table-cell>
              <table:table-cell office:value-type="float" office:value="60.8954853318359">
                <text:p>60.8954853318359</text:p>
              </table:table-cell>
              <table:table-cell office:value-type="float" office:value="66.6155402610278">
                <text:p>66.6155402610278</text:p>
              </table:table-cell>
              <table:table-cell office:value-type="float" office:value="72.9204693527972">
                <text:p>72.9204693527972</text:p>
              </table:table-cell>
              <table:table-cell office:value-type="float" office:value="79.8718387058075">
                <text:p>79.8718387058075</text:p>
              </table:table-cell>
              <table:table-cell office:value-type="float" office:value="87.5377865990829">
                <text:p>87.5377865990829</text:p>
              </table:table-cell>
              <table:table-cell office:value-type="float" office:value="95.9937306797463">
                <text:p>95.9937306797463</text:p>
              </table:table-cell>
              <table:table-cell office:value-type="float" office:value="105.323151626661">
                <text:p>105.323151626661</text:p>
              </table:table-cell>
              <table:table-cell office:value-type="float" office:value="115.618461587823">
                <text:p>115.618461587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0687221528285">
                <text:p>36.0687221528285</text:p>
              </table:table-cell>
              <table:table-cell office:value-type="float" office:value="39.8124382395033">
                <text:p>39.8124382395033</text:p>
              </table:table-cell>
              <table:table-cell office:value-type="float" office:value="44.0036814209319">
                <text:p>44.0036814209319</text:p>
              </table:table-cell>
              <table:table-cell office:value-type="float" office:value="48.6984914954611">
                <text:p>48.6984914954611</text:p>
              </table:table-cell>
              <table:table-cell office:value-type="float" office:value="53.9600785449816">
                <text:p>53.9600785449816</text:p>
              </table:table-cell>
              <table:table-cell office:value-type="float" office:value="59.8597513331244">
                <text:p>59.8597513331244</text:p>
              </table:table-cell>
              <table:table-cell office:value-type="float" office:value="66.4779667878433">
                <text:p>66.4779667878433</text:p>
              </table:table-cell>
              <table:table-cell office:value-type="float" office:value="73.9055164360942">
                <text:p>73.9055164360942</text:p>
              </table:table-cell>
              <table:table-cell office:value-type="float" office:value="82.2448677445934">
                <text:p>82.2448677445934</text:p>
              </table:table-cell>
              <table:table-cell office:value-type="float" office:value="91.6116806819406">
                <text:p>91.6116806819406</text:p>
              </table:table-cell>
              <table:table-cell office:value-type="float" office:value="102.136522489683">
                <text:p>102.136522489683</text:p>
              </table:table-cell>
              <table:table-cell office:value-type="float" office:value="113.966806674954">
                <text:p>113.966806674954</text:p>
              </table:table-cell>
              <table:table-cell office:value-type="float" office:value="127.268985660653">
                <text:p>127.268985660653</text:p>
              </table:table-cell>
              <table:table-cell office:value-type="float" office:value="142.231030404683">
                <text:p>142.231030404683</text:p>
              </table:table-cell>
              <table:table-cell office:value-type="float" office:value="159.06523468571">
                <text:p>159.06523468571</text:p>
              </table:table-cell>
              <table:table-cell office:value-type="float" office:value="178.011386718337">
                <text:p>178.011386718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2.2281964275661">
                <text:p>42.2281964275661</text:p>
              </table:table-cell>
              <table:table-cell office:value-type="float" office:value="47.3374097806035">
                <text:p>47.3374097806035</text:p>
              </table:table-cell>
              <table:table-cell office:value-type="float" office:value="53.1612868630539">
                <text:p>53.1612868630539</text:p>
              </table:table-cell>
              <table:table-cell office:value-type="float" office:value="59.8047881312862">
                <text:p>59.8047881312862</text:p>
              </table:table-cell>
              <table:table-cell office:value-type="float" office:value="67.3886478727969">
                <text:p>67.3886478727969</text:p>
              </table:table-cell>
              <table:table-cell office:value-type="float" office:value="76.0517753217594">
                <text:p>76.0517753217594</text:p>
              </table:table-cell>
              <table:table-cell office:value-type="float" office:value="85.9540241766432">
                <text:p>85.9540241766432</text:p>
              </table:table-cell>
              <table:table-cell office:value-type="float" office:value="97.279387339877">
                <text:p>97.279387339877</text:p>
              </table:table-cell>
              <table:table-cell office:value-type="float" office:value="110.239682494689">
                <text:p>110.239682494689</text:p>
              </table:table-cell>
              <table:table-cell office:value-type="float" office:value="125.07880429486">
                <text:p>125.07880429486</text:p>
              </table:table-cell>
              <table:table-cell office:value-type="float" office:value="142.077630680318">
                <text:p>142.077630680318</text:p>
              </table:table-cell>
              <table:table-cell office:value-type="float" office:value="161.559684391879">
                <text:p>161.559684391879</text:p>
              </table:table-cell>
              <table:table-cell office:value-type="float" office:value="183.897666423998">
                <text:p>183.897666423998</text:p>
              </table:table-cell>
              <table:table-cell office:value-type="float" office:value="209.52099625425">
                <text:p>209.52099625425</text:p>
              </table:table-cell>
              <table:table-cell office:value-type="float" office:value="238.924514599287">
                <text:p>238.924514599287</text:p>
              </table:table-cell>
              <table:table-cell office:value-type="float" office:value="272.678528608743">
                <text:p>272.678528608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.0643239573107">
                <text:p>49.0643239573107</text:p>
              </table:table-cell>
              <table:table-cell office:value-type="float" office:value="55.8649669361454">
                <text:p>55.8649669361454</text:p>
              </table:table-cell>
              <table:table-cell office:value-type="float" office:value="63.7576042388503">
                <text:p>63.7576042388503</text:p>
              </table:table-cell>
              <table:table-cell office:value-type="float" office:value="72.9266522520481">
                <text:p>72.9266522520481</text:p>
              </table:table-cell>
              <table:table-cell office:value-type="float" office:value="83.5884323042933">
                <text:p>83.5884323042933</text:p>
              </table:table-cell>
              <table:table-cell office:value-type="float" office:value="95.9967658598997">
                <text:p>95.9967658598997</text:p>
              </table:table-cell>
              <table:table-cell office:value-type="float" office:value="110.44955926814">
                <text:p>110.44955926814</text:p>
              </table:table-cell>
              <table:table-cell office:value-type="float" office:value="127.296554064365">
                <text:p>127.296554064365</text:p>
              </table:table-cell>
              <table:table-cell office:value-type="float" office:value="146.948450243684">
                <text:p>146.948450243684</text:p>
              </table:table-cell>
              <table:table-cell office:value-type="float" office:value="169.887646978953">
                <text:p>169.887646978953</text:p>
              </table:table-cell>
              <table:table-cell office:value-type="float" office:value="196.680888941183">
                <text:p>196.680888941183</text:p>
              </table:table-cell>
              <table:table-cell office:value-type="float" office:value="227.994157894338">
                <text:p>227.994157894338</text:p>
              </table:table-cell>
              <table:table-cell office:value-type="float" office:value="264.61020998075">
                <text:p>264.61020998075</text:p>
              </table:table-cell>
              <table:table-cell office:value-type="float" office:value="307.449230747038">
                <text:p>307.449230747038</text:p>
              </table:table-cell>
              <table:table-cell office:value-type="float" office:value="357.593164435816">
                <text:p>357.593164435816</text:p>
              </table:table-cell>
              <table:table-cell office:value-type="float" office:value="416.31437369425">
                <text:p>416.31437369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6.6514387757393">
                <text:p>56.6514387757393</text:p>
              </table:table-cell>
              <table:table-cell office:value-type="float" office:value="65.5286883708612">
                <text:p>65.5286883708612</text:p>
              </table:table-cell>
              <table:table-cell office:value-type="float" office:value="76.01866286338">
                <text:p>76.01866286338</text:p>
              </table:table-cell>
              <table:table-cell office:value-type="float" office:value="88.429867579599">
                <text:p>88.429867579599</text:p>
              </table:table-cell>
              <table:table-cell office:value-type="float" office:value="103.131318028346">
                <text:p>103.131318028346</text:p>
              </table:table-cell>
              <table:table-cell office:value-type="float" office:value="120.564578269766">
                <text:p>120.564578269766</text:p>
              </table:table-cell>
              <table:table-cell office:value-type="float" office:value="141.258215708105">
                <text:p>141.258215708105</text:p>
              </table:table-cell>
              <table:table-cell office:value-type="float" office:value="165.845160245111">
                <text:p>165.845160245111</text:p>
              </table:table-cell>
              <table:table-cell office:value-type="float" office:value="195.083554667496">
                <text:p>195.083554667496</text:p>
              </table:table-cell>
              <table:table-cell office:value-type="float" office:value="229.881802199942">
                <text:p>229.881802199942</text:p>
              </table:table-cell>
              <table:table-cell office:value-type="float" office:value="271.328660433504">
                <text:p>271.328660433504</text:p>
              </table:table-cell>
              <table:table-cell office:value-type="float" office:value="320.729403276821">
                <text:p>320.729403276821</text:p>
              </table:table-cell>
              <table:table-cell office:value-type="float" office:value="379.649280116856">
                <text:p>379.649280116856</text:p>
              </table:table-cell>
              <table:table-cell office:value-type="float" office:value="449.965751177037">
                <text:p>449.965751177037</text:p>
              </table:table-cell>
              <table:table-cell office:value-type="float" office:value="533.931278738721">
                <text:p>533.931278738721</text:p>
              </table:table-cell>
              <table:table-cell office:value-type="float" office:value="634.248815827243">
                <text:p>634.248815827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5.072040873833">
                <text:p>65.072040873833</text:p>
              </table:table-cell>
              <table:table-cell office:value-type="float" office:value="76.4799499068473">
                <text:p>76.4799499068473</text:p>
              </table:table-cell>
              <table:table-cell office:value-type="float" office:value="90.2060022866365">
                <text:p>90.2060022866365</text:p>
              </table:table-cell>
              <table:table-cell office:value-type="float" office:value="106.746599651562">
                <text:p>106.746599651562</text:p>
              </table:table-cell>
              <table:table-cell office:value-type="float" office:value="126.707208760013">
                <text:p>126.707208760013</text:p>
              </table:table-cell>
              <table:table-cell office:value-type="float" office:value="150.826679988819">
                <text:p>150.826679988819</text:p>
              </table:table-cell>
              <table:table-cell office:value-type="float" office:value="180.007038784061">
                <text:p>180.007038784061</text:p>
              </table:table-cell>
              <table:table-cell office:value-type="float" office:value="215.34998947921">
                <text:p>215.34998947921</text:p>
              </table:table-cell>
              <table:table-cell office:value-type="float" office:value="258.201652804494">
                <text:p>258.201652804494</text:p>
              </table:table-cell>
              <table:table-cell office:value-type="float" office:value="310.207404642496">
                <text:p>310.207404642496</text:p>
              </table:table-cell>
              <table:table-cell office:value-type="float" office:value="373.379108843291">
                <text:p>373.379108843291</text:p>
              </table:table-cell>
              <table:table-cell office:value-type="float" office:value="450.177559274874">
                <text:p>450.177559274874</text:p>
              </table:table-cell>
              <table:table-cell office:value-type="float" office:value="543.613587959912">
                <text:p>543.613587959912</text:p>
              </table:table-cell>
              <table:table-cell office:value-type="float" office:value="657.372084438724">
                <text:p>657.372084438724</text:p>
              </table:table-cell>
              <table:table-cell office:value-type="float" office:value="795.964139939702">
                <text:p>795.964139939702</text:p>
              </table:table-cell>
              <table:table-cell office:value-type="float" office:value="964.913719758057">
                <text:p>964.913719758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4.417693261001">
                <text:p>74.417693261001</text:p>
              </table:table-cell>
              <table:table-cell office:value-type="float" office:value="88.8902956774058">
                <text:p>88.8902956774058</text:p>
              </table:table-cell>
              <table:table-cell office:value-type="float" office:value="106.622251053726">
                <text:p>106.622251053726</text:p>
              </table:table-cell>
              <table:table-cell office:value-type="float" office:value="128.387442543982">
                <text:p>128.387442543982</text:p>
              </table:table-cell>
              <table:table-cell office:value-type="float" office:value="155.148380169444">
                <text:p>155.148380169444</text:p>
              </table:table-cell>
              <table:table-cell office:value-type="float" office:value="188.10287888609">
                <text:p>188.10287888609</text:p>
              </table:table-cell>
              <table:table-cell office:value-type="float" office:value="228.742399311037">
                <text:p>228.742399311037</text:p>
              </table:table-cell>
              <table:table-cell office:value-type="float" office:value="278.924984025254">
                <text:p>278.924984025254</text:p>
              </table:table-cell>
              <table:table-cell office:value-type="float" office:value="340.966463302035">
                <text:p>340.966463302035</text:p>
              </table:table-cell>
              <table:table-cell office:value-type="float" office:value="417.754532828994">
                <text:p>417.754532828994</text:p>
              </table:table-cell>
              <table:table-cell office:value-type="float" office:value="512.891470189546">
                <text:p>512.891470189546</text:p>
              </table:table-cell>
              <table:table-cell office:value-type="float" office:value="630.872716376355">
                <text:p>630.872716376355</text:p>
              </table:table-cell>
              <table:table-cell office:value-type="float" office:value="777.310378456174">
                <text:p>777.310378456174</text:p>
              </table:table-cell>
              <table:table-cell office:value-type="float" office:value="959.213003807501">
                <text:p>959.213003807501</text:p>
              </table:table-cell>
              <table:table-cell office:value-type="float" office:value="1185.33585312885">
                <text:p>1185.33585312885</text:p>
              </table:table-cell>
              <table:table-cell office:value-type="float" office:value="1466.61950667623">
                <text:p>1466.61950667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4.7900175696051">
                <text:p>84.7900175696051</text:p>
              </table:table-cell>
              <table:table-cell office:value-type="float" office:value="102.954125187945">
                <text:p>102.954125187945</text:p>
              </table:table-cell>
              <table:table-cell office:value-type="float" office:value="125.617581884176">
                <text:p>125.617581884176</text:p>
              </table:table-cell>
              <table:table-cell office:value-type="float" office:value="153.955651733404">
                <text:p>153.955651733404</text:p>
              </table:table-cell>
              <table:table-cell office:value-type="float" office:value="189.458860019991">
                <text:p>189.458860019991</text:p>
              </table:table-cell>
              <table:table-cell office:value-type="float" office:value="234.018881617995">
                <text:p>234.018881617995</text:p>
              </table:table-cell>
              <table:table-cell office:value-type="float" office:value="290.03806092758">
                <text:p>290.03806092758</text:p>
              </table:table-cell>
              <table:table-cell office:value-type="float" office:value="360.569109115669">
                <text:p>360.569109115669</text:p>
              </table:table-cell>
              <table:table-cell office:value-type="float" office:value="449.493346077297">
                <text:p>449.493346077297</text:p>
              </table:table-cell>
              <table:table-cell office:value-type="float" office:value="561.748184855149">
                <text:p>561.748184855149</text:p>
              </table:table-cell>
              <table:table-cell office:value-type="float" office:value="703.617537561712">
                <text:p>703.617537561712</text:p>
              </table:table-cell>
              <table:table-cell office:value-type="float" office:value="883.10263634638">
                <text:p>883.10263634638</text:p>
              </table:table-cell>
              <table:table-cell office:value-type="float" office:value="1110.39564385728">
                <text:p>1110.39564385728</text:p>
              </table:table-cell>
              <table:table-cell office:value-type="float" office:value="1398.48467347412">
                <text:p>1398.48467347412</text:p>
              </table:table-cell>
              <table:table-cell office:value-type="float" office:value="1763.92683233136">
                <text:p>1763.92683233136</text:p>
              </table:table-cell>
              <table:table-cell office:value-type="float" office:value="2227.83612859425">
                <text:p>2227.83612859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.3017990275073">
                <text:p>96.3017990275073</text:p>
              </table:table-cell>
              <table:table-cell office:value-type="float" office:value="118.891738370038">
                <text:p>118.891738370038</text:p>
              </table:table-cell>
              <table:table-cell office:value-type="float" office:value="147.597180948356">
                <text:p>147.597180948356</text:p>
              </table:table-cell>
              <table:table-cell office:value-type="float" office:value="184.163959799248">
                <text:p>184.163959799248</text:p>
              </table:table-cell>
              <table:table-cell office:value-type="float" office:value="230.84987104286">
                <text:p>230.84987104286</text:p>
              </table:table-cell>
              <table:table-cell office:value-type="float" office:value="290.57719188414">
                <text:p>290.57719188414</text:p>
              </table:table-cell>
              <table:table-cell office:value-type="float" office:value="367.131096909206">
                <text:p>367.131096909206</text:p>
              </table:table-cell>
              <table:table-cell office:value-type="float" office:value="465.417880478276">
                <text:p>465.417880478276</text:p>
              </table:table-cell>
              <table:table-cell office:value-type="float" office:value="591.801127671093">
                <text:p>591.801127671093</text:p>
              </table:table-cell>
              <table:table-cell office:value-type="float" office:value="754.539504625938">
                <text:p>754.539504625938</text:p>
              </table:table-cell>
              <table:table-cell office:value-type="float" office:value="964.357057308891">
                <text:p>964.357057308891</text:p>
              </table:table-cell>
              <table:table-cell office:value-type="float" office:value="1235.18633318145">
                <text:p>1235.18633318145</text:p>
              </table:table-cell>
              <table:table-cell office:value-type="float" office:value="1585.13694876021">
                <text:p>1585.13694876021</text:p>
              </table:table-cell>
              <table:table-cell office:value-type="float" office:value="2037.75830036462">
                <text:p>2037.75830036462</text:p>
              </table:table-cell>
              <table:table-cell office:value-type="float" office:value="2623.68610790724">
                <text:p>2623.68610790724</text:p>
              </table:table-cell>
              <table:table-cell office:value-type="float" office:value="3382.78989666116">
                <text:p>3382.78989666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078212812213">
                <text:p>109.078212812213</text:p>
              </table:table-cell>
              <table:table-cell office:value-type="float" office:value="136.952786321014">
                <text:p>136.952786321014</text:p>
              </table:table-cell>
              <table:table-cell office:value-type="float" office:value="173.029890544696">
                <text:p>173.029890544696</text:p>
              </table:table-cell>
              <table:table-cell office:value-type="float" office:value="219.854443644852">
                <text:p>219.854443644852</text:p>
              </table:table-cell>
              <table:table-cell office:value-type="float" office:value="280.782587531606">
                <text:p>280.782587531606</text:p>
              </table:table-cell>
              <table:table-cell office:value-type="float" office:value="360.24444001281">
                <text:p>360.24444001281</text:p>
              </table:table-cell>
              <table:table-cell office:value-type="float" office:value="464.092832737161">
                <text:p>464.092832737161</text:p>
              </table:table-cell>
              <table:table-cell office:value-type="float" office:value="600.066372217676">
                <text:p>600.066372217676</text:p>
              </table:table-cell>
              <table:table-cell office:value-type="float" office:value="778.40454613701">
                <text:p>778.40454613701</text:p>
              </table:table-cell>
              <table:table-cell office:value-type="float" office:value="1012.66510079009">
                <text:p>1012.66510079009</text:p>
              </table:table-cell>
              <table:table-cell office:value-type="float" office:value="1320.81057637947">
                <text:p>1320.81057637947</text:p>
              </table:table-cell>
              <table:table-cell office:value-type="float" office:value="1726.6530892771">
                <text:p>1726.6530892771</text:p>
              </table:table-cell>
              <table:table-cell office:value-type="float" office:value="2261.77603932697">
                <text:p>2261.77603932697</text:p>
              </table:table-cell>
              <table:table-cell office:value-type="float" office:value="2968.09085413793">
                <text:p>2968.09085413793</text:p>
              </table:table-cell>
              <table:table-cell office:value-type="float" office:value="3901.23943523681">
                <text:p>3901.23943523681</text:p>
              </table:table-cell>
              <table:table-cell office:value-type="float" office:value="5135.12300098435">
                <text:p>5135.12300098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3.25818511966">
                <text:p>123.25818511966</text:p>
              </table:table-cell>
              <table:table-cell office:value-type="float" office:value="157.420181774397">
                <text:p>157.420181774397</text:p>
              </table:table-cell>
              <table:table-cell office:value-type="float" office:value="202.458209503179">
                <text:p>202.458209503179</text:p>
              </table:table-cell>
              <table:table-cell office:value-type="float" office:value="262.021996949326">
                <text:p>262.021996949326</text:p>
              </table:table-cell>
              <table:table-cell office:value-type="float" office:value="341.0197147253">
                <text:p>341.0197147253</text:p>
              </table:table-cell>
              <table:table-cell office:value-type="float" office:value="446.05895158563">
                <text:p>446.05895158563</text:p>
              </table:table-cell>
              <table:table-cell office:value-type="float" office:value="586.043839401112">
                <text:p>586.043839401112</text:p>
              </table:table-cell>
              <table:table-cell office:value-type="float" office:value="772.984015526827">
                <text:p>772.984015526827</text:p>
              </table:table-cell>
              <table:table-cell office:value-type="float" office:value="1023.09107139991">
                <text:p>1023.09107139991</text:p>
              </table:table-cell>
              <table:table-cell office:value-type="float" office:value="1358.26527498575">
                <text:p>1358.26527498575</text:p>
              </table:table-cell>
              <table:table-cell office:value-type="float" office:value="1808.11225838783">
                <text:p>1808.11225838783</text:p>
              </table:table-cell>
              <table:table-cell office:value-type="float" office:value="2412.67954842527">
                <text:p>2412.67954842527</text:p>
              </table:table-cell>
              <table:table-cell office:value-type="float" office:value="3226.17107059988">
                <text:p>3226.17107059988</text:p>
              </table:table-cell>
              <table:table-cell office:value-type="float" office:value="4321.99057655512">
                <text:p>4321.99057655512</text:p>
              </table:table-cell>
              <table:table-cell office:value-type="float" office:value="5799.59116086982">
                <text:p>5799.59116086982</text:p>
              </table:table-cell>
              <table:table-cell office:value-type="float" office:value="7793.7796236837">
                <text:p>7793.7796236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8.995903745082">
                <text:p>138.995903745082</text:p>
              </table:table-cell>
              <table:table-cell office:value-type="float" office:value="180.614530545491">
                <text:p>180.614530545491</text:p>
              </table:table-cell>
              <table:table-cell office:value-type="float" office:value="236.509864591518">
                <text:p>236.509864591518</text:p>
              </table:table-cell>
              <table:table-cell office:value-type="float" office:value="311.842062019313">
                <text:p>311.842062019313</text:p>
              </table:table-cell>
              <table:table-cell office:value-type="float" office:value="413.687711360142">
                <text:p>413.687711360142</text:p>
              </table:table-cell>
              <table:table-cell office:value-type="float" office:value="551.76324498033">
                <text:p>551.76324498033</text:p>
              </table:table-cell>
              <table:table-cell office:value-type="float" office:value="739.424327180004">
                <text:p>739.424327180004</text:p>
              </table:table-cell>
              <table:table-cell office:value-type="float" office:value="995.047267663943">
                <text:p>995.047267663943</text:p>
              </table:table-cell>
              <table:table-cell office:value-type="float" office:value="1343.93946627865">
                <text:p>1343.93946627865</text:p>
              </table:table-cell>
              <table:table-cell office:value-type="float" office:value="1820.98272296989">
                <text:p>1820.98272296989</text:p>
              </table:table-cell>
              <table:table-cell office:value-type="float" office:value="2474.2921052367">
                <text:p>2474.2921052367</text:p>
              </table:table-cell>
              <table:table-cell office:value-type="float" office:value="3370.28250092572">
                <text:p>3370.28250092572</text:p>
              </table:table-cell>
              <table:table-cell office:value-type="float" office:value="4600.68685102805">
                <text:p>4600.68685102805</text:p>
              </table:table-cell>
              <table:table-cell office:value-type="float" office:value="6292.28078313173">
                <text:p>6292.28078313173</text:p>
              </table:table-cell>
              <table:table-cell office:value-type="float" office:value="8620.3606920355">
                <text:p>8620.3606920355</text:p>
              </table:table-cell>
              <table:table-cell office:value-type="float" office:value="11827.4276675028">
                <text:p>11827.4276675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6.462494598574">
                <text:p>156.462494598574</text:p>
              </table:table-cell>
              <table:table-cell office:value-type="float" office:value="206.899153354022">
                <text:p>206.899153354022</text:p>
              </table:table-cell>
              <table:table-cell office:value-type="float" office:value="275.911199697019">
                <text:p>275.911199697019</text:p>
              </table:table-cell>
              <table:table-cell office:value-type="float" office:value="370.70339388541">
                <text:p>370.70339388541</text:p>
              </table:table-cell>
              <table:table-cell office:value-type="float" office:value="501.351851273926">
                <text:p>501.351851273926</text:p>
              </table:table-cell>
              <table:table-cell office:value-type="float" office:value="681.967234152986">
                <text:p>681.967234152986</text:p>
              </table:table-cell>
              <table:table-cell office:value-type="float" office:value="932.334212861137">
                <text:p>932.334212861137</text:p>
              </table:table-cell>
              <table:table-cell office:value-type="float" office:value="1280.22363686541">
                <text:p>1280.22363686541</text:p>
              </table:table-cell>
              <table:table-cell office:value-type="float" office:value="1764.65529110179">
                <text:p>1764.65529110179</text:p>
              </table:table-cell>
              <table:table-cell office:value-type="float" office:value="2440.50441521703">
                <text:p>2440.50441521703</text:p>
              </table:table-cell>
              <table:table-cell office:value-type="float" office:value="3385.00843477495">
                <text:p>3385.00843477495</text:p>
              </table:table-cell>
              <table:table-cell office:value-type="float" office:value="4706.96155335412">
                <text:p>4706.96155335412</text:p>
              </table:table-cell>
              <table:table-cell office:value-type="float" office:value="6559.71221096097">
                <text:p>6559.71221096097</text:p>
              </table:table-cell>
              <table:table-cell office:value-type="float" office:value="9159.54180131709">
                <text:p>9159.54180131709</text:p>
              </table:table-cell>
              <table:table-cell office:value-type="float" office:value="12811.6586807634">
                <text:p>12811.6586807634</text:p>
              </table:table-cell>
              <table:table-cell office:value-type="float" office:value="17946.9684586411">
                <text:p>17946.9684586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5.847882381579">
                <text:p>175.847882381579</text:p>
              </table:table-cell>
              <table:table-cell office:value-type="float" office:value="236.685776669705">
                <text:p>236.685776669705</text:p>
              </table:table-cell>
              <table:table-cell office:value-type="float" office:value="321.502668312811">
                <text:p>321.502668312811</text:p>
              </table:table-cell>
              <table:table-cell office:value-type="float" office:value="440.246769684087">
                <text:p>440.246769684087</text:p>
              </table:table-cell>
              <table:table-cell office:value-type="float" office:value="607.106772870032">
                <text:p>607.106772870032</text:p>
              </table:table-cell>
              <table:table-cell office:value-type="float" office:value="842.349250941061">
                <text:p>842.349250941061</text:p>
              </table:table-cell>
              <table:table-cell office:value-type="float" office:value="1174.96080885087">
                <text:p>1174.96080885087</text:p>
              </table:table-cell>
              <table:table-cell office:value-type="float" office:value="1646.45005616952">
                <text:p>1646.45005616952</text:p>
              </table:table-cell>
              <table:table-cell office:value-type="float" office:value="2316.32193171831">
                <text:p>2316.32193171831</text:p>
              </table:table-cell>
              <table:table-cell office:value-type="float" office:value="3269.96440687708">
                <text:p>3269.96440687708</text:p>
              </table:table-cell>
              <table:table-cell office:value-type="float" office:value="4630.01630282219">
                <text:p>4630.01630282219</text:p>
              </table:table-cell>
              <table:table-cell office:value-type="float" office:value="6572.75987333619">
                <text:p>6572.75987333619</text:p>
              </table:table-cell>
              <table:table-cell office:value-type="float" office:value="9351.76779747932">
                <text:p>9351.76779747932</text:p>
              </table:table-cell>
              <table:table-cell office:value-type="float" office:value="13332.0246357233">
                <text:p>13332.0246357233</text:p>
              </table:table-cell>
              <table:table-cell office:value-type="float" office:value="19039.1715569881">
                <text:p>19039.1715569881</text:p>
              </table:table-cell>
              <table:table-cell office:value-type="float" office:value="27230.5815926303">
                <text:p>27230.5815926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7.36285565218">
                <text:p>197.36285565218</text:p>
              </table:table-cell>
              <table:table-cell office:value-type="float" office:value="270.440981701207">
                <text:p>270.440981701207</text:p>
              </table:table-cell>
              <table:table-cell office:value-type="float" office:value="374.256759696884">
                <text:p>374.256759696884</text:p>
              </table:table-cell>
              <table:table-cell office:value-type="float" office:value="522.410721980875">
                <text:p>522.410721980875</text:p>
              </table:table-cell>
              <table:table-cell office:value-type="float" office:value="734.68571153075">
                <text:p>734.68571153075</text:p>
              </table:table-cell>
              <table:table-cell office:value-type="float" office:value="1039.90364878945">
                <text:p>1039.90364878945</text:p>
              </table:table-cell>
              <table:table-cell office:value-type="float" office:value="1480.11670363643">
                <text:p>1480.11670363643</text:p>
              </table:table-cell>
              <table:table-cell office:value-type="float" office:value="2116.76080211372">
                <text:p>2116.76080211372</text:p>
              </table:table-cell>
              <table:table-cell office:value-type="float" office:value="3039.6963613747">
                <text:p>3039.6963613747</text:p>
              </table:table-cell>
              <table:table-cell office:value-type="float" office:value="4380.49894739971">
                <text:p>4380.49894739971</text:p>
              </table:table-cell>
              <table:table-cell office:value-type="float" office:value="6332.00797401957">
                <text:p>6332.00797401957</text:p>
              </table:table-cell>
              <table:table-cell office:value-type="float" office:value="9177.09288635731">
                <text:p>9177.09288635731</text:p>
              </table:table-cell>
              <table:table-cell office:value-type="float" office:value="13330.9978448467">
                <text:p>13330.9978448467</text:p>
              </table:table-cell>
              <table:table-cell office:value-type="float" office:value="19403.6891491955">
                <text:p>19403.6891491955</text:p>
              </table:table-cell>
              <table:table-cell office:value-type="float" office:value="28291.6627504238">
                <text:p>28291.6627504238</text:p>
              </table:table-cell>
              <table:table-cell office:value-type="float" office:value="41313.1185863715">
                <text:p>41313.1185863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1.241358728445">
                <text:p>221.241358728445</text:p>
              </table:table-cell>
              <table:table-cell office:value-type="float" office:value="308.693512518301">
                <text:p>308.693512518301</text:p>
              </table:table-cell>
              <table:table-cell office:value-type="float" office:value="435.298740950245">
                <text:p>435.298740950245</text:p>
              </table:table-cell>
              <table:table-cell office:value-type="float" office:value="619.485570328428">
                <text:p>619.485570328428</text:p>
              </table:table-cell>
              <table:table-cell office:value-type="float" office:value="888.592268930855">
                <text:p>888.592268930855</text:p>
              </table:table-cell>
              <table:table-cell office:value-type="float" office:value="1283.24577862298">
                <text:p>1283.24577862298</text:p>
              </table:table-cell>
              <table:table-cell office:value-type="float" office:value="1863.91621223773">
                <text:p>1863.91621223773</text:p>
              </table:table-cell>
              <table:table-cell office:value-type="float" office:value="2720.73581490053">
                <text:p>2720.73581490053</text:p>
              </table:table-cell>
              <table:table-cell office:value-type="float" office:value="3988.21897293239">
                <text:p>3988.21897293239</text:p>
              </table:table-cell>
              <table:table-cell office:value-type="float" office:value="5867.34369258865">
                <text:p>5867.34369258865</text:p>
              </table:table-cell>
              <table:table-cell office:value-type="float" office:value="8658.69405562862">
                <text:p>8658.69405562862</text:p>
              </table:table-cell>
              <table:table-cell office:value-type="float" office:value="12812.2260668019">
                <text:p>12812.2260668019</text:p>
              </table:table-cell>
              <table:table-cell office:value-type="float" office:value="19002.0179359347">
                <text:p>19002.0179359347</text:p>
              </table:table-cell>
              <table:table-cell office:value-type="float" office:value="28238.5645322807">
                <text:p>28238.5645322807</text:p>
              </table:table-cell>
              <table:table-cell office:value-type="float" office:value="42037.4610941292">
                <text:p>42037.4610941292</text:p>
              </table:table-cell>
              <table:table-cell office:value-type="float" office:value="62672.6975462257">
                <text:p>62672.6975462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7.743035344315">
                <text:p>247.743035344315</text:p>
              </table:table-cell>
              <table:table-cell office:value-type="float" office:value="352.042557746213">
                <text:p>352.042557746213</text:p>
              </table:table-cell>
              <table:table-cell office:value-type="float" office:value="505.930657280578">
                <text:p>505.930657280578</text:p>
              </table:table-cell>
              <table:table-cell office:value-type="float" office:value="734.177256448755">
                <text:p>734.177256448755</text:p>
              </table:table-cell>
              <table:table-cell office:value-type="float" office:value="1074.25936780265">
                <text:p>1074.25936780265</text:p>
              </table:table-cell>
              <table:table-cell office:value-type="float" office:value="1582.98762561159">
                <text:p>1582.98762561159</text:p>
              </table:table-cell>
              <table:table-cell office:value-type="float" office:value="2346.62607724582">
                <text:p>2346.62607724582</text:p>
              </table:table-cell>
              <table:table-cell office:value-type="float" office:value="3496.36037070184">
                <text:p>3496.36037070184</text:p>
              </table:table-cell>
              <table:table-cell office:value-type="float" office:value="5231.959366737">
                <text:p>5231.959366737</text:p>
              </table:table-cell>
              <table:table-cell office:value-type="float" office:value="7857.99436616097">
                <text:p>7857.99436616097</text:p>
              </table:table-cell>
              <table:table-cell office:value-type="float" office:value="11839.3109018418">
                <text:p>11839.3109018418</text:p>
              </table:table-cell>
              <table:table-cell office:value-type="float" office:value="17886.0215785529">
                <text:p>17886.0215785529</text:p>
              </table:table-cell>
              <table:table-cell office:value-type="float" office:value="27083.7605270405">
                <text:p>27083.7605270405</text:p>
              </table:table-cell>
              <table:table-cell office:value-type="float" office:value="41093.3014328558">
                <text:p>41093.3014328558</text:p>
              </table:table-cell>
              <table:table-cell office:value-type="float" office:value="62456.3728094515">
                <text:p>62456.3728094515</text:p>
              </table:table-cell>
              <table:table-cell office:value-type="float" office:value="95063.7819602351">
                <text:p>95063.7819602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7.156051708429">
                <text:p>277.156051708429</text:p>
              </table:table-cell>
              <table:table-cell office:value-type="float" office:value="401.167135510734">
                <text:p>401.167135510734</text:p>
              </table:table-cell>
              <table:table-cell office:value-type="float" office:value="587.659102155796">
                <text:p>587.659102155796</text:p>
              </table:table-cell>
              <table:table-cell office:value-type="float" office:value="869.68276139978">
                <text:p>869.68276139978</text:p>
              </table:table-cell>
              <table:table-cell office:value-type="float" office:value="1298.24099895136">
                <text:p>1298.24099895136</text:p>
              </table:table-cell>
              <table:table-cell office:value-type="float" office:value="1952.20047101274">
                <text:p>1952.20047101274</text:p>
              </table:table-cell>
              <table:table-cell office:value-type="float" office:value="2953.73527795112">
                <text:p>2953.73527795112</text:p>
              </table:table-cell>
              <table:table-cell office:value-type="float" office:value="4492.41283292731">
                <text:p>4492.41283292731</text:p>
              </table:table-cell>
              <table:table-cell office:value-type="float" office:value="6862.78876966359">
                <text:p>6862.78876966359</text:p>
              </table:table-cell>
              <table:table-cell office:value-type="float" office:value="10523.1279005087">
                <text:p>10523.1279005087</text:p>
              </table:table-cell>
              <table:table-cell office:value-type="float" office:value="16187.1716326158">
                <text:p>16187.1716326158</text:p>
              </table:table-cell>
              <table:table-cell office:value-type="float" office:value="24967.5987524575">
                <text:p>24967.5987524575</text:p>
              </table:table-cell>
              <table:table-cell office:value-type="float" office:value="38600.3198146018">
                <text:p>38600.3198146018</text:p>
              </table:table-cell>
              <table:table-cell office:value-type="float" office:value="59795.0605047273">
                <text:p>59795.0605047273</text:p>
              </table:table-cell>
              <table:table-cell office:value-type="float" office:value="92782.9173262443">
                <text:p>92782.9173262443</text:p>
              </table:table-cell>
              <table:table-cell office:value-type="float" office:value="144170.229635635">
                <text:p>144170.229635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9.800229652287">
                <text:p>309.800229652287</text:p>
              </table:table-cell>
              <table:table-cell office:value-type="float" office:value="456.83672858032">
                <text:p>456.83672858032</text:p>
              </table:table-cell>
              <table:table-cell office:value-type="float" office:value="682.227349384121">
                <text:p>682.227349384121</text:p>
              </table:table-cell>
              <table:table-cell office:value-type="float" office:value="1029.77920550531">
                <text:p>1029.77920550531</text:p>
              </table:table-cell>
              <table:table-cell office:value-type="float" office:value="1568.44352283493">
                <text:p>1568.44352283493</text:p>
              </table:table-cell>
              <table:table-cell office:value-type="float" office:value="2406.98472915">
                <text:p>2406.98472915</text:p>
              </table:table-cell>
              <table:table-cell office:value-type="float" office:value="3717.30033609611">
                <text:p>3717.30033609611</text:p>
              </table:table-cell>
              <table:table-cell office:value-type="float" office:value="5771.53026363373">
                <text:p>5771.53026363373</text:p>
              </table:table-cell>
              <table:table-cell office:value-type="float" office:value="9001.15976485905">
                <text:p>9001.15976485905</text:p>
              </table:table-cell>
              <table:table-cell office:value-type="float" office:value="14091.2155163262">
                <text:p>14091.2155163262</text:p>
              </table:table-cell>
              <table:table-cell office:value-type="float" office:value="22130.4653040053">
                <text:p>22130.4653040053</text:p>
              </table:table-cell>
              <table:table-cell office:value-type="float" office:value="34850.9732312737">
                <text:p>34850.9732312737</text:p>
              </table:table-cell>
              <table:table-cell office:value-type="float" office:value="55010.1202199777">
                <text:p>55010.1202199777</text:p>
              </table:table-cell>
              <table:table-cell office:value-type="float" office:value="86999.4160630526">
                <text:p>86999.4160630526</text:p>
              </table:table-cell>
              <table:table-cell office:value-type="float" office:value="137813.32868722">
                <text:p>137813.32868722</text:p>
              </table:table-cell>
              <table:table-cell office:value-type="float" office:value="218586.859596425">
                <text:p>218586.859596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6.03052392363">
                <text:p>346.03052392363</text:p>
              </table:table-cell>
              <table:table-cell office:value-type="float" office:value="519.923336216951">
                <text:p>519.923336216951</text:p>
              </table:table-cell>
              <table:table-cell office:value-type="float" office:value="791.652532089982">
                <text:p>791.652532089982</text:p>
              </table:table-cell>
              <table:table-cell office:value-type="float" office:value="1218.92911263397">
                <text:p>1218.92911263397</text:p>
              </table:table-cell>
              <table:table-cell office:value-type="float" office:value="1894.40468129454">
                <text:p>1894.40468129454</text:p>
              </table:table-cell>
              <table:table-cell office:value-type="float" office:value="2967.17176932494">
                <text:p>2967.17176932494</text:p>
              </table:table-cell>
              <table:table-cell office:value-type="float" office:value="4677.6369922646">
                <text:p>4677.6369922646</text:p>
              </table:table-cell>
              <table:table-cell office:value-type="float" office:value="7414.14404633622">
                <text:p>7414.14404633622</text:p>
              </table:table-cell>
              <table:table-cell office:value-type="float" office:value="11804.9916900222">
                <text:p>11804.9916900222</text:p>
              </table:table-cell>
              <table:table-cell office:value-type="float" office:value="18868.0716620078">
                <text:p>18868.0716620078</text:p>
              </table:table-cell>
              <table:table-cell office:value-type="float" office:value="30254.3058567001">
                <text:p>30254.3058567001</text:p>
              </table:table-cell>
              <table:table-cell office:value-type="float" office:value="48643.6996461489">
                <text:p>48643.6996461489</text:p>
              </table:table-cell>
              <table:table-cell office:value-type="float" office:value="78389.3861313935">
                <text:p>78389.3861313935</text:p>
              </table:table-cell>
              <table:table-cell office:value-type="float" office:value="126563.615528783">
                <text:p>126563.615528783</text:p>
              </table:table-cell>
              <table:table-cell office:value-type="float" office:value="204652.263402417">
                <text:p>204652.263402417</text:p>
              </table:table-cell>
              <table:table-cell office:value-type="float" office:value="331287.507264512">
                <text:p>331287.50726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86.240881419856">
                <text:p>386.240881419856</text:p>
              </table:table-cell>
              <table:table-cell office:value-type="float" office:value="591.41513141623">
                <text:p>591.41513141623</text:p>
              </table:table-cell>
              <table:table-cell office:value-type="float" office:value="918.268661060765">
                <text:p>918.268661060765</text:p>
              </table:table-cell>
              <table:table-cell office:value-type="float" office:value="1442.40477015182">
                <text:p>1442.40477015182</text:p>
              </table:table-cell>
              <table:table-cell office:value-type="float" office:value="2287.63015479604">
                <text:p>2287.63015479604</text:p>
              </table:table-cell>
              <table:table-cell office:value-type="float" office:value="3657.18826673445">
                <text:p>3657.18826673445</text:p>
              </table:table-cell>
              <table:table-cell office:value-type="float" office:value="5885.44731816349">
                <text:p>5885.44731816349</text:p>
              </table:table-cell>
              <table:table-cell office:value-type="float" office:value="9523.53195381254">
                <text:p>9523.53195381254</text:p>
              </table:table-cell>
              <table:table-cell office:value-type="float" office:value="15481.3137837738">
                <text:p>15481.3137837738</text:p>
              </table:table-cell>
              <table:table-cell office:value-type="float" office:value="25262.9985515329">
                <text:p>25262.9985515329</text:p>
              </table:table-cell>
              <table:table-cell office:value-type="float" office:value="41358.1116097339">
                <text:p>41358.1116097339</text:p>
              </table:table-cell>
              <table:table-cell office:value-type="float" office:value="67890.2361054789">
                <text:p>67890.2361054789</text:p>
              </table:table-cell>
              <table:table-cell office:value-type="float" office:value="111692.356205874">
                <text:p>111692.356205874</text:p>
              </table:table-cell>
              <table:table-cell office:value-type="float" office:value="184085.416434286">
                <text:p>184085.416434286</text:p>
              </table:table-cell>
              <table:table-cell office:value-type="float" office:value="303807.715454489">
                <text:p>303807.715454489</text:p>
              </table:table-cell>
              <table:table-cell office:value-type="float" office:value="501803.996541408">
                <text:p>501803.996541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30.868524305694">
                <text:p>430.868524305694</text:p>
              </table:table-cell>
              <table:table-cell office:value-type="float" office:value="672.431937334865">
                <text:p>672.431937334865</text:p>
              </table:table-cell>
              <table:table-cell office:value-type="float" office:value="1064.77639929898">
                <text:p>1064.77639929898</text:p>
              </table:table-cell>
              <table:table-cell office:value-type="float" office:value="1706.43514698661">
                <text:p>1706.43514698661</text:p>
              </table:table-cell>
              <table:table-cell office:value-type="float" office:value="2761.99952547755">
                <text:p>2761.99952547755</text:p>
              </table:table-cell>
              <table:table-cell office:value-type="float" office:value="4507.12068149082">
                <text:p>4507.12068149082</text:p>
              </table:table-cell>
              <table:table-cell office:value-type="float" office:value="7404.4941661373">
                <text:p>7404.4941661373</text:p>
              </table:table-cell>
              <table:table-cell office:value-type="float" office:value="12232.3025903764">
                <text:p>12232.3025903764</text:p>
              </table:table-cell>
              <table:table-cell office:value-type="float" office:value="20301.5187230737">
                <text:p>20301.5187230737</text:p>
              </table:table-cell>
              <table:table-cell office:value-type="float" office:value="33823.7382389911">
                <text:p>33823.7382389911</text:p>
              </table:table-cell>
              <table:table-cell office:value-type="float" office:value="56533.8516715769">
                <text:p>56533.8516715769</text:p>
              </table:table-cell>
              <table:table-cell office:value-type="float" office:value="94743.4258649819">
                <text:p>94743.4258649819</text:p>
              </table:table-cell>
              <table:table-cell office:value-type="float" office:value="159119.564478569">
                <text:p>159119.564478569</text:p>
              </table:table-cell>
              <table:table-cell office:value-type="float" office:value="267678.047893162">
                <text:p>267678.047893162</text:p>
              </table:table-cell>
              <table:table-cell office:value-type="float" office:value="450785.903713062">
                <text:p>450785.903713062</text:p>
              </table:table-cell>
              <table:table-cell office:value-type="float" office:value="759422.219073885">
                <text:p>759422.219073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0.398703563851">
                <text:p>480.398703563851</text:p>
              </table:table-cell>
              <table:table-cell office:value-type="float" office:value="764.242765161816">
                <text:p>764.242765161816</text:p>
              </table:table-cell>
              <table:table-cell office:value-type="float" office:value="1234.30065346291">
                <text:p>1234.30065346291</text:p>
              </table:table-cell>
              <table:table-cell office:value-type="float" office:value="2018.37945939934">
                <text:p>2018.37945939934</text:p>
              </table:table-cell>
              <table:table-cell office:value-type="float" office:value="3334.25594694485">
                <text:p>3334.25594694485</text:p>
              </table:table-cell>
              <table:table-cell office:value-type="float" office:value="5554.02614243215">
                <text:p>5554.02614243215</text:p>
              </table:table-cell>
              <table:table-cell office:value-type="float" office:value="9314.96350998732">
                <text:p>9314.96350998732</text:p>
              </table:table-cell>
              <table:table-cell office:value-type="float" office:value="15710.7170325065">
                <text:p>15710.7170325065</text:p>
              </table:table-cell>
              <table:table-cell office:value-type="float" office:value="26621.3404575663">
                <text:p>26621.3404575663</text:p>
              </table:table-cell>
              <table:table-cell office:value-type="float" office:value="45283.1753889843">
                <text:p>45283.1753889843</text:p>
              </table:table-cell>
              <table:table-cell office:value-type="float" office:value="77272.6489311891">
                <text:p>77272.6489311891</text:p>
              </table:table-cell>
              <table:table-cell office:value-type="float" office:value="132202.464262661">
                <text:p>132202.464262661</text:p>
              </table:table-cell>
              <table:table-cell office:value-type="float" office:value="226637.488375479">
                <text:p>226637.488375479</text:p>
              </table:table-cell>
              <table:table-cell office:value-type="float" office:value="389078.646683531">
                <text:p>389078.646683531</text:p>
              </table:table-cell>
              <table:table-cell office:value-type="float" office:value="668391.179068915">
                <text:p>668391.179068915</text:p>
              </table:table-cell>
              <table:table-cell office:value-type="float" office:value="1147783.57080679">
                <text:p>1147783.57080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35.369974636963">
                <text:p>535.369974636963</text:p>
              </table:table-cell>
              <table:table-cell office:value-type="float" office:value="868.28568793166">
                <text:p>868.28568793166</text:p>
              </table:table-cell>
              <table:table-cell office:value-type="float" office:value="1430.45720926165">
                <text:p>1430.45720926165</text:p>
              </table:table-cell>
              <table:table-cell office:value-type="float" office:value="2386.9322145559">
                <text:p>2386.9322145559</text:p>
              </table:table-cell>
              <table:table-cell office:value-type="float" office:value="4024.59676291864">
                <text:p>4024.59676291864</text:p>
              </table:table-cell>
              <table:table-cell office:value-type="float" office:value="6843.5466821095">
                <text:p>6843.5466821095</text:p>
              </table:table-cell>
              <table:table-cell office:value-type="float" office:value="11717.6911596724">
                <text:p>11717.6911596724</text:p>
              </table:table-cell>
              <table:table-cell office:value-type="float" office:value="20177.3660691199">
                <text:p>20177.3660691199</text:p>
              </table:table-cell>
              <table:table-cell office:value-type="float" office:value="34907.0098633448">
                <text:p>34907.0098633448</text:p>
              </table:table-cell>
              <table:table-cell office:value-type="float" office:value="60621.6984220222">
                <text:p>60621.6984220222</text:p>
              </table:table-cell>
              <table:table-cell office:value-type="float" office:value="105609.831426385">
                <text:p>105609.831426385</text:p>
              </table:table-cell>
              <table:table-cell office:value-type="float" office:value="184442.350864451">
                <text:p>184442.350864451</text:p>
              </table:table-cell>
              <table:table-cell office:value-type="float" office:value="322708.578225642">
                <text:p>322708.578225642</text:p>
              </table:table-cell>
              <table:table-cell office:value-type="float" office:value="565220.779144754">
                <text:p>565220.779144754</text:p>
              </table:table-cell>
              <table:table-cell office:value-type="float" office:value="989991.81296907">
                <text:p>989991.81296907</text:p>
              </table:table-cell>
              <table:table-cell office:value-type="float" office:value="1731314.27646653">
                <text:p>1731314.27646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96.380052489164">
                <text:p>596.380052489164</text:p>
              </table:table-cell>
              <table:table-cell office:value-type="float" office:value="986.190361306512">
                <text:p>986.190361306512</text:p>
              </table:table-cell>
              <table:table-cell office:value-type="float" office:value="1657.42983030679">
                <text:p>1657.42983030679</text:p>
              </table:table-cell>
              <table:table-cell office:value-type="float" office:value="2822.36543620782">
                <text:p>2822.36543620782</text:p>
              </table:table-cell>
              <table:table-cell office:value-type="float" office:value="4857.38586036843">
                <text:p>4857.38586036843</text:p>
              </table:table-cell>
              <table:table-cell office:value-type="float" office:value="8431.89688296665">
                <text:p>8431.89688296665</text:p>
              </table:table-cell>
              <table:table-cell office:value-type="float" office:value="14739.4753487282">
                <text:p>14739.4753487282</text:p>
              </table:table-cell>
              <table:table-cell office:value-type="float" office:value="25912.8663415391">
                <text:p>25912.8663415391</text:p>
              </table:table-cell>
              <table:table-cell office:value-type="float" office:value="45769.4819724134">
                <text:p>45769.4819724134</text:p>
              </table:table-cell>
              <table:table-cell office:value-type="float" office:value="81150.3921931848">
                <text:p>81150.3921931848</text:p>
              </table:table-cell>
              <table:table-cell office:value-type="float" office:value="144321.954601348">
                <text:p>144321.954601348</text:p>
              </table:table-cell>
              <table:table-cell office:value-type="float" office:value="257268.487675169">
                <text:p>257268.487675169</text:p>
              </table:table-cell>
              <table:table-cell office:value-type="float" office:value="459310.375688885">
                <text:p>459310.375688885</text:p>
              </table:table-cell>
              <table:table-cell office:value-type="float" office:value="820438.300479484">
                <text:p>820438.300479484</text:p>
              </table:table-cell>
              <table:table-cell office:value-type="float" office:value="1464046.88885269">
                <text:p>1464046.88885269</text:p>
              </table:table-cell>
              <table:table-cell office:value-type="float" office:value="2603770.75156811">
                <text:p>2603770.75156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64.0923097073">
                <text:p>664.0923097073</text:p>
              </table:table-cell>
              <table:table-cell office:value-type="float" office:value="1119.8035437351">
                <text:p>1119.8035437351</text:p>
              </table:table-cell>
              <table:table-cell office:value-type="float" office:value="1920.05946247452">
                <text:p>1920.05946247452</text:p>
              </table:table-cell>
              <table:table-cell office:value-type="float" office:value="3336.81480873154">
                <text:p>3336.81480873154</text:p>
              </table:table-cell>
              <table:table-cell office:value-type="float" office:value="5862.01281089113">
                <text:p>5862.01281089113</text:p>
              </table:table-cell>
              <table:table-cell office:value-type="float" office:value="10388.3111037185">
                <text:p>10388.3111037185</text:p>
              </table:table-cell>
              <table:table-cell office:value-type="float" office:value="18539.7530396002">
                <text:p>18539.7530396002</text:p>
              </table:table-cell>
              <table:table-cell office:value-type="float" office:value="33277.4231850421">
                <text:p>33277.4231850421</text:p>
              </table:table-cell>
              <table:table-cell office:value-type="float" office:value="60009.1970628373">
                <text:p>60009.1970628373</text:p>
              </table:table-cell>
              <table:table-cell office:value-type="float" office:value="108621.883485943">
                <text:p>108621.883485943</text:p>
              </table:table-cell>
              <table:table-cell office:value-type="float" office:value="197193.772431415">
                <text:p>197193.772431415</text:p>
              </table:table-cell>
              <table:table-cell office:value-type="float" office:value="358741.029652666">
                <text:p>358741.029652666</text:p>
              </table:table-cell>
              <table:table-cell office:value-type="float" office:value="653345.151796431">
                <text:p>653345.151796431</text:p>
              </table:table-cell>
              <table:table-cell office:value-type="float" office:value="1189497.42498348">
                <text:p>1189497.42498348</text:p>
              </table:table-cell>
              <table:table-cell office:value-type="float" office:value="2160142.71552416">
                <text:p>2160142.71552416</text:p>
              </table:table-cell>
              <table:table-cell office:value-type="float" office:value="3898624.57395136">
                <text:p>3898624.57395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9.242988243319">
                <text:p>739.242988243319</text:p>
              </table:table-cell>
              <table:table-cell office:value-type="float" office:value="1271.21801527662">
                <text:p>1271.21801527662</text:p>
              </table:table-cell>
              <table:table-cell office:value-type="float" office:value="2223.94744319372">
                <text:p>2223.94744319372</text:p>
              </table:table-cell>
              <table:table-cell office:value-type="float" office:value="3944.6176936936">
                <text:p>3944.6176936936</text:p>
              </table:table-cell>
              <table:table-cell office:value-type="float" office:value="7073.92899329836">
                <text:p>7073.92899329836</text:p>
              </table:table-cell>
              <table:table-cell office:value-type="float" office:value="12798.0562307761">
                <text:p>12798.0562307761</text:p>
              </table:table-cell>
              <table:table-cell office:value-type="float" office:value="23318.9882309575">
                <text:p>23318.9882309575</text:p>
              </table:table-cell>
              <table:table-cell office:value-type="float" office:value="42733.3423143375">
                <text:p>42733.3423143375</text:p>
              </table:table-cell>
              <table:table-cell office:value-type="float" office:value="78674.5684221917">
                <text:p>78674.5684221917</text:p>
              </table:table-cell>
              <table:table-cell office:value-type="float" office:value="145377.784960934">
                <text:p>145377.784960934</text:p>
              </table:table-cell>
              <table:table-cell office:value-type="float" office:value="269378.793121861">
                <text:p>269378.793121861</text:p>
              </table:table-cell>
              <table:table-cell office:value-type="float" office:value="500026.690727511">
                <text:p>500026.690727511</text:p>
              </table:table-cell>
              <table:table-cell office:value-type="float" office:value="928563.450893019">
                <text:p>928563.450893019</text:p>
              </table:table-cell>
              <table:table-cell office:value-type="float" office:value="1721650.39811579">
                <text:p>1721650.39811579</text:p>
              </table:table-cell>
              <table:table-cell office:value-type="float" office:value="3176530.30919477">
                <text:p>3176530.30919477</text:p>
              </table:table-cell>
              <table:table-cell office:value-type="float" office:value="5799533.48145123">
                <text:p>5799533.48145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22.649203145956">
                <text:p>822.649203145956</text:p>
              </table:table-cell>
              <table:table-cell office:value-type="float" office:value="1442.80534748146">
                <text:p>1442.80534748146</text:p>
              </table:table-cell>
              <table:table-cell office:value-type="float" office:value="2575.57491265927">
                <text:p>2575.57491265927</text:p>
              </table:table-cell>
              <table:table-cell office:value-type="float" office:value="4662.71241024667">
                <text:p>4662.71241024667</text:p>
              </table:table-cell>
              <table:table-cell office:value-type="float" office:value="8535.89707601553">
                <text:p>8535.89707601553</text:p>
              </table:table-cell>
              <table:table-cell office:value-type="float" office:value="15766.1401576471">
                <text:p>15766.1401576471</text:p>
              </table:table-cell>
              <table:table-cell office:value-type="float" office:value="29329.2084655673">
                <text:p>29329.2084655673</text:p>
              </table:table-cell>
              <table:table-cell office:value-type="float" office:value="54873.8691625509">
                <text:p>54873.8691625509</text:p>
              </table:table-cell>
              <table:table-cell office:value-type="float" office:value="103138.321904895">
                <text:p>103138.321904895</text:p>
              </table:table-cell>
              <table:table-cell office:value-type="float" office:value="194544.381255724">
                <text:p>194544.381255724</text:p>
              </table:table-cell>
              <table:table-cell office:value-type="float" office:value="367883.993125408">
                <text:p>367883.993125408</text:p>
              </table:table-cell>
              <table:table-cell office:value-type="float" office:value="696549.86827606">
                <text:p>696549.86827606</text:p>
              </table:table-cell>
              <table:table-cell office:value-type="float" office:value="1318136.22464985">
                <text:p>1318136.22464985</text:p>
              </table:table-cell>
              <table:table-cell office:value-type="float" office:value="2485810.91850937">
                <text:p>2485810.91850937</text:p>
              </table:table-cell>
              <table:table-cell office:value-type="float" office:value="4648445.01444708">
                <text:p>4648445.01444708</text:p>
              </table:table-cell>
              <table:table-cell office:value-type="float" office:value="8546073.80999565">
                <text:p>8546073.80999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15.217825225481">
                <text:p>915.217825225481</text:p>
              </table:table-cell>
              <table:table-cell office:value-type="float" office:value="1637.25303687354">
                <text:p>1637.25303687354</text:p>
              </table:table-cell>
              <table:table-cell office:value-type="float" office:value="2982.44096802962">
                <text:p>2982.44096802962</text:p>
              </table:table-cell>
              <table:table-cell office:value-type="float" office:value="5511.10986608239">
                <text:p>5511.10986608239</text:p>
              </table:table-cell>
              <table:table-cell office:value-type="float" office:value="10299.4976794892">
                <text:p>10299.4976794892</text:p>
              </table:table-cell>
              <table:table-cell office:value-type="float" office:value="19421.875922151">
                <text:p>19421.875922151</text:p>
              </table:table-cell>
              <table:table-cell office:value-type="float" office:value="36887.2352386619">
                <text:p>36887.2352386619</text:p>
              </table:table-cell>
              <table:table-cell office:value-type="float" office:value="70460.108638761">
                <text:p>70460.108638761</text:p>
              </table:table-cell>
              <table:table-cell office:value-type="float" office:value="135196.991153873">
                <text:p>135196.991153873</text:p>
              </table:table-cell>
              <table:table-cell office:value-type="float" office:value="260291.554319459">
                <text:p>260291.554319459</text:p>
              </table:table-cell>
              <table:table-cell office:value-type="float" office:value="502217.292751395">
                <text:p>502217.292751395</text:p>
              </table:table-cell>
              <table:table-cell office:value-type="float" office:value="969527.024387786">
                <text:p>969527.024387786</text:p>
              </table:table-cell>
              <table:table-cell office:value-type="float" office:value="1867989.0401094">
                <text:p>1867989.0401094</text:p>
              </table:table-cell>
              <table:table-cell office:value-type="float" office:value="3576658.8064584">
                <text:p>3576658.8064584</text:p>
              </table:table-cell>
              <table:table-cell office:value-type="float" office:value="6754944.73407303">
                <text:p>6754944.73407303</text:p>
              </table:table-cell>
              <table:table-cell office:value-type="float" office:value="12424859.5303415">
                <text:p>12424859.5303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17.95533913231">
                <text:p>1017.95533913231</text:p>
              </table:table-cell>
              <table:table-cell office:value-type="float" office:value="1857.60658271112">
                <text:p>1857.60658271112</text:p>
              </table:table-cell>
              <table:table-cell office:value-type="float" office:value="3453.22249940415">
                <text:p>3453.22249940415</text:p>
              </table:table-cell>
              <table:table-cell office:value-type="float" office:value="6513.45062524817">
                <text:p>6513.45062524817</text:p>
              </table:table-cell>
              <table:table-cell office:value-type="float" office:value="12426.9459861928">
                <text:p>12426.9459861928</text:p>
              </table:table-cell>
              <table:table-cell office:value-type="float" office:value="23924.4978153732">
                <text:p>23924.4978153732</text:p>
              </table:table-cell>
              <table:table-cell office:value-type="float" office:value="46391.2900390727">
                <text:p>46391.2900390727</text:p>
              </table:table-cell>
              <table:table-cell office:value-type="float" office:value="90468.2467658366">
                <text:p>90468.2467658366</text:p>
              </table:table-cell>
              <table:table-cell office:value-type="float" office:value="177200.343403697">
                <text:p>177200.343403697</text:p>
              </table:table-cell>
              <table:table-cell office:value-type="float" office:value="348173.977984275">
                <text:p>348173.977984275</text:p>
              </table:table-cell>
              <table:table-cell office:value-type="float" office:value="685244.737580309">
                <text:p>685244.737580309</text:p>
              </table:table-cell>
              <table:table-cell office:value-type="float" office:value="1347971.03494085">
                <text:p>1347971.03494085</text:p>
              </table:table-cell>
              <table:table-cell office:value-type="float" office:value="2640914.87067147">
                <text:p>2640914.87067147</text:p>
              </table:table-cell>
              <table:table-cell office:value-type="float" office:value="5120804.32210384">
                <text:p>5120804.32210384</text:p>
              </table:table-cell>
              <table:table-cell office:value-type="float" office:value="9719236.55356076">
                <text:p>9719236.55356076</text:p>
              </table:table-cell>
              <table:table-cell office:value-type="float" office:value="17730737.075989">
                <text:p>17730737.075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31.97878391197">
                <text:p>1131.97878391197</text:p>
              </table:table-cell>
              <table:table-cell office:value-type="float" office:value="2107.31716686923">
                <text:p>2107.31716686923</text:p>
              </table:table-cell>
              <table:table-cell office:value-type="float" office:value="3997.95910610114">
                <text:p>3997.95910610114</text:p>
              </table:table-cell>
              <table:table-cell office:value-type="float" office:value="7697.66285668117">
                <text:p>7697.66285668117</text:p>
              </table:table-cell>
              <table:table-cell office:value-type="float" office:value="14993.2818161859">
                <text:p>14993.2818161859</text:p>
              </table:table-cell>
              <table:table-cell office:value-type="float" office:value="29470.0702405843">
                <text:p>29470.0702405843</text:p>
              </table:table-cell>
              <table:table-cell office:value-type="float" office:value="58341.8261805982">
                <text:p>58341.8261805982</text:p>
              </table:table-cell>
              <table:table-cell office:value-type="float" office:value="116149.878637445">
                <text:p>116149.878637445</text:p>
              </table:table-cell>
              <table:table-cell office:value-type="float" office:value="232219.312833145">
                <text:p>232219.312833145</text:p>
              </table:table-cell>
              <table:table-cell office:value-type="float" office:value="465578.209951505">
                <text:p>465578.209951505</text:p>
              </table:table-cell>
              <table:table-cell office:value-type="float" office:value="934311.015460504">
                <text:p>934311.015460504</text:p>
              </table:table-cell>
              <table:table-cell office:value-type="float" office:value="1871230.98861204">
                <text:p>1871230.98861204</text:p>
              </table:table-cell>
              <table:table-cell office:value-type="float" office:value="3721232.01277142">
                <text:p>3721232.01277142</text:p>
              </table:table-cell>
              <table:table-cell office:value-type="float" office:value="7280833.64751498">
                <text:p>7280833.64751498</text:p>
              </table:table-cell>
              <table:table-cell office:value-type="float" office:value="13793660.9457332">
                <text:p>13793660.9457332</text:p>
              </table:table-cell>
              <table:table-cell office:value-type="float" office:value="24683576.9791488">
                <text:p>24683576.9791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58.52789483875">
                <text:p>1258.52789483875</text:p>
              </table:table-cell>
              <table:table-cell office:value-type="float" office:value="2390.29568107621">
                <text:p>2390.29568107621</text:p>
              </table:table-cell>
              <table:table-cell office:value-type="float" office:value="4628.26702303718">
                <text:p>4628.26702303718</text:p>
              </table:table-cell>
              <table:table-cell office:value-type="float" office:value="9096.73938584346">
                <text:p>9096.73938584346</text:p>
              </table:table-cell>
              <table:table-cell office:value-type="float" office:value="18089.0095918453">
                <text:p>18089.0095918453</text:p>
              </table:table-cell>
              <table:table-cell office:value-type="float" office:value="36299.9843361445">
                <text:p>36299.9843361445</text:p>
              </table:table-cell>
              <table:table-cell office:value-type="float" office:value="73367.6442114681">
                <text:p>73367.6442114681</text:p>
              </table:table-cell>
              <table:table-cell office:value-type="float" office:value="149108.964805057">
                <text:p>149108.964805057</text:p>
              </table:table-cell>
              <table:table-cell office:value-type="float" office:value="304263.166372718">
                <text:p>304263.166372718</text:p>
              </table:table-cell>
              <table:table-cell office:value-type="float" office:value="622304.070683955">
                <text:p>622304.070683955</text:p>
              </table:table-cell>
              <table:table-cell office:value-type="float" office:value="1272677.78125512">
                <text:p>1272677.78125512</text:p>
              </table:table-cell>
              <table:table-cell office:value-type="float" office:value="2592060.35641365">
                <text:p>2592060.35641365</text:p>
              </table:table-cell>
              <table:table-cell office:value-type="float" office:value="5219231.03158783">
                <text:p>5219231.03158783</text:p>
              </table:table-cell>
              <table:table-cell office:value-type="float" office:value="10252954.0591184">
                <text:p>10252954.0591184</text:p>
              </table:table-cell>
              <table:table-cell office:value-type="float" office:value="19217831.8672375">
                <text:p>19217831.8672375</text:p>
              </table:table-cell>
              <table:table-cell office:value-type="float" office:value="33305747.0213826">
                <text:p>33305747.0213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98.97857835533">
                <text:p>1398.97857835533</text:p>
              </table:table-cell>
              <table:table-cell office:value-type="float" office:value="2710.97394569726">
                <text:p>2710.97394569726</text:p>
              </table:table-cell>
              <table:table-cell office:value-type="float" office:value="5357.58660085954">
                <text:p>5357.58660085954</text:p>
              </table:table-cell>
              <table:table-cell office:value-type="float" office:value="10749.6553450438">
                <text:p>10749.6553450438</text:p>
              </table:table-cell>
              <table:table-cell office:value-type="float" office:value="21823.2800924609">
                <text:p>21823.2800924609</text:p>
              </table:table-cell>
              <table:table-cell office:value-type="float" office:value="44711.4033739466">
                <text:p>44711.4033739466</text:p>
              </table:table-cell>
              <table:table-cell office:value-type="float" office:value="92258.6032146554">
                <text:p>92258.6032146554</text:p>
              </table:table-cell>
              <table:table-cell office:value-type="float" office:value="191399.80920438">
                <text:p>191399.80920438</text:p>
              </table:table-cell>
              <table:table-cell office:value-type="float" office:value="398559.080660793">
                <text:p>398559.080660793</text:p>
              </table:table-cell>
              <table:table-cell office:value-type="float" office:value="831312.6703265">
                <text:p>831312.6703265</text:p>
              </table:table-cell>
              <table:table-cell office:value-type="float" office:value="1731321.17561568">
                <text:p>1731321.17561568</text:p>
              </table:table-cell>
              <table:table-cell office:value-type="float" office:value="3580036.37995238">
                <text:p>3580036.37995238</text:p>
              </table:table-cell>
              <table:table-cell office:value-type="float" office:value="7273716.78688896">
                <text:p>7273716.78688896</text:p>
              </table:table-cell>
              <table:table-cell office:value-type="float" office:value="14251447.7086799">
                <text:p>14251447.7086799</text:p>
              </table:table-cell>
              <table:table-cell office:value-type="float" office:value="26142710.7489973">
                <text:p>26142710.7489973</text:p>
              </table:table-cell>
              <table:table-cell office:value-type="float" office:value="43309409.6257998">
                <text:p>43309409.6257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54.85786639485">
                <text:p>1554.85786639485</text:p>
              </table:table-cell>
              <table:table-cell office:value-type="float" office:value="3074.37407630854">
                <text:p>3074.37407630854</text:p>
              </table:table-cell>
              <table:table-cell office:value-type="float" office:value="6201.46859257301">
                <text:p>6201.46859257301</text:p>
              </table:table-cell>
              <table:table-cell office:value-type="float" office:value="12702.4517718975">
                <text:p>12702.4517718975</text:p>
              </table:table-cell>
              <table:table-cell office:value-type="float" office:value="26327.7244368462">
                <text:p>26327.7244368462</text:p>
              </table:table-cell>
              <table:table-cell office:value-type="float" office:value="55070.0980152433">
                <text:p>55070.0980152433</text:p>
              </table:table-cell>
              <table:table-cell office:value-type="float" office:value="116006.550026861">
                <text:p>116006.550026861</text:p>
              </table:table-cell>
              <table:table-cell office:value-type="float" office:value="245651.487748923">
                <text:p>245651.487748923</text:p>
              </table:table-cell>
              <table:table-cell office:value-type="float" office:value="521909.918299396">
                <text:p>521909.918299396</text:p>
              </table:table-cell>
              <table:table-cell office:value-type="float" office:value="1109674.68225419">
                <text:p>1109674.68225419</text:p>
              </table:table-cell>
              <table:table-cell office:value-type="float" office:value="2351088.48227491">
                <text:p>2351088.48227491</text:p>
              </table:table-cell>
              <table:table-cell office:value-type="float" office:value="4924817.67480572">
                <text:p>4924817.67480572</text:p>
              </table:table-cell>
              <table:table-cell office:value-type="float" office:value="10049538.5385528">
                <text:p>10049538.5385528</text:p>
              </table:table-cell>
              <table:table-cell office:value-type="float" office:value="19472063.3158036">
                <text:p>19472063.3158036</text:p>
              </table:table-cell>
              <table:table-cell office:value-type="float" office:value="34532445.6949932">
                <text:p>34532445.6949932</text:p>
              </table:table-cell>
              <table:table-cell office:value-type="float" office:value="54081674.0201767">
                <text:p>54081674.0201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727.86051239146">
                <text:p>1727.86051239146</text:p>
              </table:table-cell>
              <table:table-cell office:value-type="float" office:value="3486.18708116494">
                <text:p>3486.18708116494</text:p>
              </table:table-cell>
              <table:table-cell office:value-type="float" office:value="7177.90531829046">
                <text:p>7177.90531829046</text:p>
              </table:table-cell>
              <table:table-cell office:value-type="float" office:value="15009.515040013">
                <text:p>15009.515040013</text:p>
              </table:table-cell>
              <table:table-cell office:value-type="float" office:value="31761.0729010395">
                <text:p>31761.0729010395</text:p>
              </table:table-cell>
              <table:table-cell office:value-type="float" office:value="67826.209283789">
                <text:p>67826.209283789</text:p>
              </table:table-cell>
              <table:table-cell office:value-type="float" office:value="145856.461596663">
                <text:p>145856.461596663</text:p>
              </table:table-cell>
              <table:table-cell office:value-type="float" office:value="315225.353169169">
                <text:p>315225.353169169</text:p>
              </table:table-cell>
              <table:table-cell office:value-type="float" office:value="683148.402153201">
                <text:p>683148.402153201</text:p>
              </table:table-cell>
              <table:table-cell office:value-type="float" office:value="1479747.33146617">
                <text:p>1479747.33146617</text:p>
              </table:table-cell>
              <table:table-cell office:value-type="float" office:value="3185120.38921023">
                <text:p>3185120.38921023</text:p>
              </table:table-cell>
              <table:table-cell office:value-type="float" office:value="6738146.97090326">
                <text:p>6738146.97090326</text:p>
              </table:table-cell>
              <table:table-cell office:value-type="float" office:value="13725418.6114725">
                <text:p>13725418.6114725</text:p>
              </table:table-cell>
              <table:table-cell office:value-type="float" office:value="26030847.1606563">
                <text:p>26030847.1606563</text:p>
              </table:table-cell>
              <table:table-cell office:value-type="float" office:value="44088221.7493957">
                <text:p>44088221.7493957</text:p>
              </table:table-cell>
              <table:table-cell office:value-type="float" office:value="64824634.6420812">
                <text:p>64824634.6420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19.86740906593">
                <text:p>1919.86740906593</text:p>
              </table:table-cell>
              <table:table-cell office:value-type="float" office:value="3952.86191627091">
                <text:p>3952.86191627091</text:p>
              </table:table-cell>
              <table:table-cell office:value-type="float" office:value="8307.71372512346">
                <text:p>8307.71372512346</text:p>
              </table:table-cell>
              <table:table-cell office:value-type="float" office:value="17735.0873375882">
                <text:p>17735.0873375882</text:p>
              </table:table-cell>
              <table:table-cell office:value-type="float" office:value="38314.7176401593">
                <text:p>38314.7176401593</text:p>
              </table:table-cell>
              <table:table-cell office:value-type="float" office:value="83533.593529021">
                <text:p>83533.593529021</text:p>
              </table:table-cell>
              <table:table-cell office:value-type="float" office:value="183370.239458218">
                <text:p>183370.239458218</text:p>
              </table:table-cell>
              <table:table-cell office:value-type="float" office:value="404413.561534777">
                <text:p>404413.561534777</text:p>
              </table:table-cell>
              <table:table-cell office:value-type="float" office:value="893707.384852059">
                <text:p>893707.384852059</text:p>
              </table:table-cell>
              <table:table-cell office:value-type="float" office:value="1970590.73142494">
                <text:p>1970590.73142494</text:p>
              </table:table-cell>
              <table:table-cell office:value-type="float" office:value="4301265.09279919">
                <text:p>4301265.09279919</text:p>
              </table:table-cell>
              <table:table-cell office:value-type="float" office:value="9152647.06834824">
                <text:p>9152647.06834824</text:p>
              </table:table-cell>
              <table:table-cell office:value-type="float" office:value="18466803.024089">
                <text:p>18466803.024089</text:p>
              </table:table-cell>
              <table:table-cell office:value-type="float" office:value="33889163.0767697">
                <text:p>33889163.0767697</text:p>
              </table:table-cell>
              <table:table-cell office:value-type="float" office:value="54257420.5110505">
                <text:p>54257420.5110505</text:p>
              </table:table-cell>
              <table:table-cell office:value-type="float" office:value="74794013.330197">
                <text:p>74794013.330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32.96602779614">
                <text:p>2132.96602779614</text:p>
              </table:table-cell>
              <table:table-cell office:value-type="float" office:value="4481.70638730498">
                <text:p>4481.70638730498</text:p>
              </table:table-cell>
              <table:table-cell office:value-type="float" office:value="9614.97845026972">
                <text:p>9614.97845026972</text:p>
              </table:table-cell>
              <table:table-cell office:value-type="float" office:value="20955.0496725523">
                <text:p>20955.0496725523</text:p>
              </table:table-cell>
              <table:table-cell office:value-type="float" office:value="46219.4098971196">
                <text:p>46219.4098971196</text:p>
              </table:table-cell>
              <table:table-cell office:value-type="float" office:value="102873.542826173">
                <text:p>102873.542826173</text:p>
              </table:table-cell>
              <table:table-cell office:value-type="float" office:value="230506.113362358">
                <text:p>230506.113362358</text:p>
              </table:table-cell>
              <table:table-cell office:value-type="float" office:value="518687.912755154">
                <text:p>518687.912755154</text:p>
              </table:table-cell>
              <table:table-cell office:value-type="float" office:value="1168325.183079">
                <text:p>1168325.183079</text:p>
              </table:table-cell>
              <table:table-cell office:value-type="float" office:value="2619593.3573485">
                <text:p>2619593.3573485</text:p>
              </table:table-cell>
              <table:table-cell office:value-type="float" office:value="5783901.77651188">
                <text:p>5783901.77651188</text:p>
              </table:table-cell>
              <table:table-cell office:value-type="float" office:value="12314467.6458124">
                <text:p>12314467.6458124</text:p>
              </table:table-cell>
              <table:table-cell office:value-type="float" office:value="24381242.2580215">
                <text:p>24381242.2580215</text:p>
              </table:table-cell>
              <table:table-cell office:value-type="float" office:value="42797331.5478552">
                <text:p>42797331.5478552</text:p>
              </table:table-cell>
              <table:table-cell office:value-type="float" office:value="64357235.096256">
                <text:p>64357235.096256</text:p>
              </table:table-cell>
              <table:table-cell office:value-type="float" office:value="83494467.5215514">
                <text:p>83494467.5215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69.47310125715">
                <text:p>2369.47310125715</text:p>
              </table:table-cell>
              <table:table-cell office:value-type="float" office:value="5081.0014715899">
                <text:p>5081.0014715899</text:p>
              </table:table-cell>
              <table:table-cell office:value-type="float" office:value="11127.5642539513">
                <text:p>11127.5642539513</text:p>
              </table:table-cell>
              <table:table-cell office:value-type="float" office:value="24759.0262319285">
                <text:p>24759.0262319285</text:p>
              </table:table-cell>
              <table:table-cell office:value-type="float" office:value="55753.3197040821">
                <text:p>55753.3197040821</text:p>
              </table:table-cell>
              <table:table-cell office:value-type="float" office:value="126683.839329252">
                <text:p>126683.839329252</text:p>
              </table:table-cell>
              <table:table-cell office:value-type="float" office:value="289717.200246334">
                <text:p>289717.200246334</text:p>
              </table:table-cell>
              <table:table-cell office:value-type="float" office:value="665009.471941899">
                <text:p>665009.471941899</text:p>
              </table:table-cell>
              <table:table-cell office:value-type="float" office:value="1525899.72251655">
                <text:p>1525899.72251655</text:p>
              </table:table-cell>
              <table:table-cell office:value-type="float" office:value="3474197.21719359">
                <text:p>3474197.21719359</text:p>
              </table:table-cell>
              <table:table-cell office:value-type="float" office:value="7734125.02588489">
                <text:p>7734125.02588489</text:p>
              </table:table-cell>
              <table:table-cell office:value-type="float" office:value="16366288.2934298">
                <text:p>16366288.2934298</text:p>
              </table:table-cell>
              <table:table-cell office:value-type="float" office:value="31462573.68556">
                <text:p>31462573.68556</text:p>
              </table:table-cell>
              <table:table-cell office:value-type="float" office:value="52300702.9619961">
                <text:p>52300702.9619961</text:p>
              </table:table-cell>
              <table:table-cell office:value-type="float" office:value="73760980.1998126">
                <text:p>73760980.1998126</text:p>
              </table:table-cell>
              <table:table-cell office:value-type="float" office:value="90735044.7921161">
                <text:p>90735044.7921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631.9597952773">
                <text:p>2631.9597952773</text:p>
              </table:table-cell>
              <table:table-cell office:value-type="float" office:value="5760.13084142135">
                <text:p>5760.13084142135</text:p>
              </table:table-cell>
              <table:table-cell office:value-type="float" office:value="12877.7086400391">
                <text:p>12877.7086400391</text:p>
              </table:table-cell>
              <table:table-cell office:value-type="float" office:value="29252.8675354469">
                <text:p>29252.8675354469</text:p>
              </table:table-cell>
              <table:table-cell office:value-type="float" office:value="67251.7303673739">
                <text:p>67251.7303673739</text:p>
              </table:table-cell>
              <table:table-cell office:value-type="float" office:value="155994.295844247">
                <text:p>155994.295844247</text:p>
              </table:table-cell>
              <table:table-cell office:value-type="float" office:value="364073.408733948">
                <text:p>364073.408733948</text:p>
              </table:table-cell>
              <table:table-cell office:value-type="float" office:value="852210.070980097">
                <text:p>852210.070980097</text:p>
              </table:table-cell>
              <table:table-cell office:value-type="float" office:value="1990491.81690559">
                <text:p>1990491.81690559</text:p>
              </table:table-cell>
              <table:table-cell office:value-type="float" office:value="4593475.61688045">
                <text:p>4593475.61688045</text:p>
              </table:table-cell>
              <table:table-cell office:value-type="float" office:value="10266655.3893121">
                <text:p>10266655.3893121</text:p>
              </table:table-cell>
              <table:table-cell office:value-type="float" office:value="21418276.8030858">
                <text:p>21418276.8030858</text:p>
              </table:table-cell>
              <table:table-cell office:value-type="float" office:value="39543970.2062258">
                <text:p>39543970.2062258</text:p>
              </table:table-cell>
              <table:table-cell office:value-type="float" office:value="61829053.2216072">
                <text:p>61829053.2216072</text:p>
              </table:table-cell>
              <table:table-cell office:value-type="float" office:value="82045178.4252625">
                <text:p>82045178.4252625</text:p>
              </table:table-cell>
              <table:table-cell office:value-type="float" office:value="96563776.6245225">
                <text:p>96563776.6245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23.27964276104">
                <text:p>2923.27964276104</text:p>
              </table:table-cell>
              <table:table-cell office:value-type="float" office:value="6529.72760549776">
                <text:p>6529.72760549776</text:p>
              </table:table-cell>
              <table:table-cell office:value-type="float" office:value="14902.7071544814">
                <text:p>14902.7071544814</text:p>
              </table:table-cell>
              <table:table-cell office:value-type="float" office:value="34561.5799006843">
                <text:p>34561.5799006843</text:p>
              </table:table-cell>
              <table:table-cell office:value-type="float" office:value="81118.6922022709">
                <text:p>81118.6922022709</text:p>
              </table:table-cell>
              <table:table-cell office:value-type="float" office:value="192070.159160384">
                <text:p>192070.159160384</text:p>
              </table:table-cell>
              <table:table-cell office:value-type="float" office:value="457411.539526146">
                <text:p>457411.539526146</text:p>
              </table:table-cell>
              <table:table-cell office:value-type="float" office:value="1091456.2383684">
                <text:p>1091456.2383684</text:p>
              </table:table-cell>
              <table:table-cell office:value-type="float" office:value="2592450.61672705">
                <text:p>2592450.61672705</text:p>
              </table:table-cell>
              <table:table-cell office:value-type="float" office:value="6049100.38762531">
                <text:p>6049100.38762531</text:p>
              </table:table-cell>
              <table:table-cell office:value-type="float" office:value="13501337.0738242">
                <text:p>13501337.0738242</text:p>
              </table:table-cell>
              <table:table-cell office:value-type="float" office:value="27508900.5657601">
                <text:p>27508900.5657601</text:p>
              </table:table-cell>
              <table:table-cell office:value-type="float" office:value="48289449.3162536">
                <text:p>48289449.3162536</text:p>
              </table:table-cell>
              <table:table-cell office:value-type="float" office:value="70836851.7394468">
                <text:p>70836851.7394468</text:p>
              </table:table-cell>
              <table:table-cell office:value-type="float" office:value="89032666.4151712">
                <text:p>89032666.4151712</text:p>
              </table:table-cell>
              <table:table-cell office:value-type="float" office:value="101160350.459438">
                <text:p>101160350.459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246.59954236469">
                <text:p>3246.59954236469</text:p>
              </table:table-cell>
              <table:table-cell office:value-type="float" office:value="7401.84055144967">
                <text:p>7401.84055144967</text:p>
              </table:table-cell>
              <table:table-cell office:value-type="float" office:value="17245.7057774429">
                <text:p>17245.7057774429</text:p>
              </table:table-cell>
              <table:table-cell office:value-type="float" office:value="40832.7805064469">
                <text:p>40832.7805064469</text:p>
              </table:table-cell>
              <table:table-cell office:value-type="float" office:value="97841.0211199108">
                <text:p>97841.0211199108</text:p>
              </table:table-cell>
              <table:table-cell office:value-type="float" office:value="236465.007362734">
                <text:p>236465.007362734</text:p>
              </table:table-cell>
              <table:table-cell office:value-type="float" office:value="574519.032338183">
                <text:p>574519.032338183</text:p>
              </table:table-cell>
              <table:table-cell office:value-type="float" office:value="1396803.3140874">
                <text:p>1396803.3140874</text:p>
              </table:table-cell>
              <table:table-cell office:value-type="float" office:value="3369585.13327873">
                <text:p>3369585.13327873</text:p>
              </table:table-cell>
              <table:table-cell office:value-type="float" office:value="7924935.94899947">
                <text:p>7924935.94899947</text:p>
              </table:table-cell>
              <table:table-cell office:value-type="float" office:value="17547153.7914114">
                <text:p>17547153.7914114</text:p>
              </table:table-cell>
              <table:table-cell office:value-type="float" office:value="34565373.616276">
                <text:p>34565373.616276</text:p>
              </table:table-cell>
              <table:table-cell office:value-type="float" office:value="57244012.3994722">
                <text:p>57244012.3994722</text:p>
              </table:table-cell>
              <table:table-cell office:value-type="float" office:value="78924613.3999873">
                <text:p>78924613.3999873</text:p>
              </table:table-cell>
              <table:table-cell office:value-type="float" office:value="94745535.0799332">
                <text:p>94745535.0799332</text:p>
              </table:table-cell>
              <table:table-cell office:value-type="float" office:value="104747022.812064">
                <text:p>104747022.812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605.43415768945">
                <text:p>3605.43415768945</text:p>
              </table:table-cell>
              <table:table-cell office:value-type="float" office:value="8390.12247350342">
                <text:p>8390.12247350342</text:p>
              </table:table-cell>
              <table:table-cell office:value-type="float" office:value="19956.6170410771">
                <text:p>19956.6170410771</text:p>
              </table:table-cell>
              <table:table-cell office:value-type="float" office:value="48240.7710562551">
                <text:p>48240.7710562551</text:p>
              </table:table-cell>
              <table:table-cell office:value-type="float" office:value="118005.098807021">
                <text:p>118005.098807021</text:p>
              </table:table-cell>
              <table:table-cell office:value-type="float" office:value="291085.053835519">
                <text:p>291085.053835519</text:p>
              </table:table-cell>
              <table:table-cell office:value-type="float" office:value="721357.214810849">
                <text:p>721357.214810849</text:p>
              </table:table-cell>
              <table:table-cell office:value-type="float" office:value="1785840.81907186">
                <text:p>1785840.81907186</text:p>
              </table:table-cell>
              <table:table-cell office:value-type="float" office:value="4368224.94090476">
                <text:p>4368224.94090476</text:p>
              </table:table-cell>
              <table:table-cell office:value-type="float" office:value="10314156.0713115">
                <text:p>10314156.0713115</text:p>
              </table:table-cell>
              <table:table-cell office:value-type="float" office:value="22478133.4217166">
                <text:p>22478133.4217166</text:p>
              </table:table-cell>
              <table:table-cell office:value-type="float" office:value="42381582.0005885">
                <text:p>42381582.0005885</text:p>
              </table:table-cell>
              <table:table-cell office:value-type="float" office:value="65931153.756638">
                <text:p>65931153.756638</text:p>
              </table:table-cell>
              <table:table-cell office:value-type="float" office:value="85889079.028186">
                <text:p>85889079.028186</text:p>
              </table:table-cell>
              <table:table-cell office:value-type="float" office:value="99323196.7946697">
                <text:p>99323196.7946697</text:p>
              </table:table-cell>
              <table:table-cell office:value-type="float" office:value="107536252.254159">
                <text:p>107536252.25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003.68408943099">
                <text:p>4003.68408943099</text:p>
              </table:table-cell>
              <table:table-cell office:value-type="float" office:value="9510.04350957089">
                <text:p>9510.04350957089</text:p>
              </table:table-cell>
              <table:table-cell office:value-type="float" office:value="23093.1790525398">
                <text:p>23093.1790525398</text:p>
              </table:table-cell>
              <table:table-cell office:value-type="float" office:value="56991.3389832332">
                <text:p>56991.3389832332</text:p>
              </table:table-cell>
              <table:table-cell office:value-type="float" office:value="142317.013282393">
                <text:p>142317.013282393</text:p>
              </table:table-cell>
              <table:table-cell office:value-type="float" office:value="358267.069400957">
                <text:p>358267.069400957</text:p>
              </table:table-cell>
              <table:table-cell office:value-type="float" office:value="905329.890299401">
                <text:p>905329.890299401</text:p>
              </table:table-cell>
              <table:table-cell office:value-type="float" office:value="2280417.10614506">
                <text:p>2280417.10614506</text:p>
              </table:table-cell>
              <table:table-cell office:value-type="float" office:value="5643891.51168351">
                <text:p>5643891.51168351</text:p>
              </table:table-cell>
              <table:table-cell office:value-type="float" office:value="13312535.1013821">
                <text:p>13312535.1013821</text:p>
              </table:table-cell>
              <table:table-cell office:value-type="float" office:value="28304029.4451577">
                <text:p>28304029.4451577</text:p>
              </table:table-cell>
              <table:table-cell office:value-type="float" office:value="50631737.8337977">
                <text:p>50631737.8337977</text:p>
              </table:table-cell>
              <table:table-cell office:value-type="float" office:value="73955299.13247">
                <text:p>73955299.13247</text:p>
              </table:table-cell>
              <table:table-cell office:value-type="float" office:value="91701618.693979">
                <text:p>91701618.693979</text:p>
              </table:table-cell>
              <table:table-cell office:value-type="float" office:value="102950326.194377">
                <text:p>102950326.194377</text:p>
              </table:table-cell>
              <table:table-cell office:value-type="float" office:value="109708503.17992">
                <text:p>109708503.17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45.67823357686">
                <text:p>4445.67823357686</text:p>
              </table:table-cell>
              <table:table-cell office:value-type="float" office:value="10779.1327965011">
                <text:p>10779.1327965011</text:p>
              </table:table-cell>
              <table:table-cell office:value-type="float" office:value="26722.179527749">
                <text:p>26722.179527749</text:p>
              </table:table-cell>
              <table:table-cell office:value-type="float" office:value="67327.413601612">
                <text:p>67327.413601612</text:p>
              </table:table-cell>
              <table:table-cell office:value-type="float" office:value="171626.672142743">
                <text:p>171626.672142743</text:p>
              </table:table-cell>
              <table:table-cell office:value-type="float" office:value="440872.43087484">
                <text:p>440872.43087484</text:p>
              </table:table-cell>
              <table:table-cell office:value-type="float" office:value="1135602.29442394">
                <text:p>1135602.29442394</text:p>
              </table:table-cell>
              <table:table-cell office:value-type="float" office:value="2907408.51131207">
                <text:p>2907408.51131207</text:p>
              </table:table-cell>
              <table:table-cell office:value-type="float" office:value="7261137.33181312">
                <text:p>7261137.33181312</text:p>
              </table:table-cell>
              <table:table-cell office:value-type="float" office:value="17006707.794397">
                <text:p>17006707.794397</text:p>
              </table:table-cell>
              <table:table-cell office:value-type="float" office:value="34943842.0478659">
                <text:p>34943842.0478659</text:p>
              </table:table-cell>
              <table:table-cell office:value-type="float" office:value="58924494.3471122">
                <text:p>58924494.3471122</text:p>
              </table:table-cell>
              <table:table-cell office:value-type="float" office:value="81064889.4732136">
                <text:p>81064889.4732136</text:p>
              </table:table-cell>
              <table:table-cell office:value-type="float" office:value="96449823.8536737">
                <text:p>96449823.8536737</text:p>
              </table:table-cell>
              <table:table-cell office:value-type="float" office:value="105811162.584678">
                <text:p>105811162.584678</text:p>
              </table:table-cell>
              <table:table-cell office:value-type="float" office:value="111407760.361467">
                <text:p>111407760.3614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36.22078380252">
                <text:p>4936.22078380252</text:p>
              </table:table-cell>
              <table:table-cell office:value-type="float" office:value="12217.2521864333">
                <text:p>12217.2521864333</text:p>
              </table:table-cell>
              <table:table-cell office:value-type="float" office:value="30920.8702975154">
                <text:p>30920.8702975154</text:p>
              </table:table-cell>
              <table:table-cell office:value-type="float" office:value="79535.725912958">
                <text:p>79535.725912958</text:p>
              </table:table-cell>
              <table:table-cell office:value-type="float" office:value="206956.625801373">
                <text:p>206956.625801373</text:p>
              </table:table-cell>
              <table:table-cell office:value-type="float" office:value="542400.065106513">
                <text:p>542400.065106513</text:p>
              </table:table-cell>
              <table:table-cell office:value-type="float" office:value="1423473.29275007">
                <text:p>1423473.29275007</text:p>
              </table:table-cell>
              <table:table-cell office:value-type="float" office:value="3699461.38797717">
                <text:p>3699461.38797717</text:p>
              </table:table-cell>
              <table:table-cell office:value-type="float" office:value="9291922.05737561">
                <text:p>9291922.05737561</text:p>
              </table:table-cell>
              <table:table-cell office:value-type="float" office:value="21457141.2912746">
                <text:p>21457141.2912746</text:p>
              </table:table-cell>
              <table:table-cell office:value-type="float" office:value="42214343.4003904">
                <text:p>42214343.4003904</text:p>
              </table:table-cell>
              <table:table-cell office:value-type="float" office:value="66880104.4220448">
                <text:p>66880104.4220448</text:p>
              </table:table-cell>
              <table:table-cell office:value-type="float" office:value="87160207.4571744">
                <text:p>87160207.4571744</text:p>
              </table:table-cell>
              <table:table-cell office:value-type="float" office:value="100277805.332685">
                <text:p>100277805.332685</text:p>
              </table:table-cell>
              <table:table-cell office:value-type="float" office:value="108067615.180038">
                <text:p>108067615.180038</text:p>
              </table:table-cell>
              <table:table-cell office:value-type="float" office:value="112745088.94769">
                <text:p>112745088.94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80.64338615073">
                <text:p>5480.64338615073</text:p>
              </table:table-cell>
              <table:table-cell office:value-type="float" office:value="13846.9062573592">
                <text:p>13846.9062573592</text:p>
              </table:table-cell>
              <table:table-cell office:value-type="float" office:value="35778.6015916869">
                <text:p>35778.6015916869</text:p>
              </table:table-cell>
              <table:table-cell office:value-type="float" office:value="93954.6452332838">
                <text:p>93954.6452332838</text:p>
              </table:table-cell>
              <table:table-cell office:value-type="float" office:value="249536.45342239">
                <text:p>249536.45342239</text:p>
              </table:table-cell>
              <table:table-cell office:value-type="float" office:value="667121.225380139">
                <text:p>667121.225380139</text:p>
              </table:table-cell>
              <table:table-cell office:value-type="float" office:value="1782799.35488493">
                <text:p>1782799.35488493</text:p>
              </table:table-cell>
              <table:table-cell office:value-type="float" office:value="4695580.13571853">
                <text:p>4695580.13571853</text:p>
              </table:table-cell>
              <table:table-cell office:value-type="float" office:value="11811744.7717716">
                <text:p>11811744.7717716</text:p>
              </table:table-cell>
              <table:table-cell office:value-type="float" office:value="26677655.4069369">
                <text:p>26677655.4069369</text:p>
              </table:table-cell>
              <table:table-cell office:value-type="float" office:value="49844279.8588224">
                <text:p>49844279.8588224</text:p>
              </table:table-cell>
              <table:table-cell office:value-type="float" office:value="74199349.1670671">
                <text:p>74199349.1670671</text:p>
              </table:table-cell>
              <table:table-cell office:value-type="float" office:value="92260968.2435263">
                <text:p>92260968.2435263</text:p>
              </table:table-cell>
              <table:table-cell office:value-type="float" office:value="103343114.202657">
                <text:p>103343114.202657</text:p>
              </table:table-cell>
              <table:table-cell office:value-type="float" office:value="109852635.294524">
                <text:p>109852635.294524</text:p>
              </table:table-cell>
              <table:table-cell office:value-type="float" office:value="113804720.813353">
                <text:p>113804720.813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084.86300940636">
                <text:p>6084.86300940636</text:p>
              </table:table-cell>
              <table:table-cell office:value-type="float" office:value="15693.5934040663">
                <text:p>15693.5934040663</text:p>
              </table:table-cell>
              <table:table-cell office:value-type="float" office:value="41398.7098022943">
                <text:p>41398.7098022943</text:p>
              </table:table-cell>
              <table:table-cell office:value-type="float" office:value="110983.393717362">
                <text:p>110983.393717362</text:p>
              </table:table-cell>
              <table:table-cell office:value-type="float" office:value="300843.687343768">
                <text:p>300843.687343768</text:p>
              </table:table-cell>
              <table:table-cell office:value-type="float" office:value="820239.021313252">
                <text:p>820239.021313252</text:p>
              </table:table-cell>
              <table:table-cell office:value-type="float" office:value="2230461.15970051">
                <text:p>2230461.15970051</text:p>
              </table:table-cell>
              <table:table-cell office:value-type="float" office:value="5941358.03589583">
                <text:p>5941358.03589583</text:p>
              </table:table-cell>
              <table:table-cell office:value-type="float" office:value="14892765.2337589">
                <text:p>14892765.2337589</text:p>
              </table:table-cell>
              <table:table-cell office:value-type="float" office:value="32616318.1167841">
                <text:p>32616318.1167841</text:p>
              </table:table-cell>
              <table:table-cell office:value-type="float" office:value="57515376.8236351">
                <text:p>57515376.8236351</text:p>
              </table:table-cell>
              <table:table-cell office:value-type="float" office:value="80699489.0206829">
                <text:p>80699489.0206829</text:p>
              </table:table-cell>
              <table:table-cell office:value-type="float" office:value="96459963.7573594">
                <text:p>96459963.7573594</text:p>
              </table:table-cell>
              <table:table-cell office:value-type="float" office:value="105792531.605484">
                <text:p>105792531.605484</text:p>
              </table:table-cell>
              <table:table-cell office:value-type="float" office:value="111271345.283837">
                <text:p>111271345.283837</text:p>
              </table:table-cell>
              <table:table-cell office:value-type="float" office:value="114650114.712593">
                <text:p>114650114.712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755.44615587305">
                <text:p>6755.44615587305</text:p>
              </table:table-cell>
              <table:table-cell office:value-type="float" office:value="17786.2034192859">
                <text:p>17786.2034192859</text:p>
              </table:table-cell>
              <table:table-cell office:value-type="float" office:value="47900.6974423302">
                <text:p>47900.6974423302</text:p>
              </table:table-cell>
              <table:table-cell office:value-type="float" office:value="131092.871464402">
                <text:p>131092.871464402</text:p>
              </table:table-cell>
              <table:table-cell office:value-type="float" office:value="362652.37726461">
                <text:p>362652.37726461</text:p>
              </table:table-cell>
              <table:table-cell office:value-type="float" office:value="1008075.28525698">
                <text:p>1008075.28525698</text:p>
              </table:table-cell>
              <table:table-cell office:value-type="float" office:value="2786851.13239579">
                <text:p>2786851.13239579</text:p>
              </table:table-cell>
              <table:table-cell office:value-type="float" office:value="7488553.66251722">
                <text:p>7488553.66251722</text:p>
              </table:table-cell>
              <table:table-cell office:value-type="float" office:value="18593517.6399333">
                <text:p>18593517.6399333</text:p>
              </table:table-cell>
              <table:table-cell office:value-type="float" office:value="39145064.730454">
                <text:p>39145064.730454</text:p>
              </table:table-cell>
              <table:table-cell office:value-type="float" office:value="64917859.218441">
                <text:p>64917859.218441</text:p>
              </table:table-cell>
              <table:table-cell office:value-type="float" office:value="86312800.4971519">
                <text:p>86312800.4971519</text:p>
              </table:table-cell>
              <table:table-cell office:value-type="float" office:value="99882231.9323994">
                <text:p>99882231.9323994</text:p>
              </table:table-cell>
              <table:table-cell office:value-type="float" office:value="107751863.19333">
                <text:p>107751863.19333</text:p>
              </table:table-cell>
              <table:table-cell office:value-type="float" office:value="112405190.051779">
                <text:p>112405190.051779</text:p>
              </table:table-cell>
              <table:table-cell office:value-type="float" office:value="115329070.034241">
                <text:p>115329070.034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499.68010514351">
                <text:p>7499.68010514351</text:p>
              </table:table-cell>
              <table:table-cell office:value-type="float" office:value="20157.4676776394">
                <text:p>20157.4676776394</text:p>
              </table:table-cell>
              <table:table-cell office:value-type="float" office:value="55422.7497266764">
                <text:p>55422.7497266764</text:p>
              </table:table-cell>
              <table:table-cell office:value-type="float" office:value="154838.36034015">
                <text:p>154838.36034015</text:p>
              </table:table-cell>
              <table:table-cell office:value-type="float" office:value="437090.514147921">
                <text:p>437090.514147921</text:p>
              </table:table-cell>
              <table:table-cell office:value-type="float" office:value="1238286.49190858">
                <text:p>1238286.49190858</text:p>
              </table:table-cell>
              <table:table-cell office:value-type="float" office:value="3476340.96728735">
                <text:p>3476340.96728735</text:p>
              </table:table-cell>
              <table:table-cell office:value-type="float" office:value="9393619.90943107">
                <text:p>9393619.90943107</text:p>
              </table:table-cell>
              <table:table-cell office:value-type="float" office:value="22945742.4541589">
                <text:p>22945742.4541589</text:p>
              </table:table-cell>
              <table:table-cell office:value-type="float" office:value="46065134.1643149">
                <text:p>46065134.1643149</text:p>
              </table:table-cell>
              <table:table-cell office:value-type="float" office:value="71800422.837688">
                <text:p>71800422.837688</text:p>
              </table:table-cell>
              <table:table-cell office:value-type="float" office:value="91060353.0042906">
                <text:p>91060353.0042906</text:p>
              </table:table-cell>
              <table:table-cell office:value-type="float" office:value="102657360.654303">
                <text:p>102657360.654303</text:p>
              </table:table-cell>
              <table:table-cell office:value-type="float" office:value="109323952.623955">
                <text:p>109323952.623955</text:p>
              </table:table-cell>
              <table:table-cell office:value-type="float" office:value="113316670.817747">
                <text:p>113316670.817747</text:p>
              </table:table-cell>
              <table:table-cell office:value-type="float" office:value="115877728.65938">
                <text:p>115877728.65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325.65195863099">
                <text:p>8325.65195863099</text:p>
              </table:table-cell>
              <table:table-cell office:value-type="float" office:value="22844.468826279">
                <text:p>22844.468826279</text:p>
              </table:table-cell>
              <table:table-cell office:value-type="float" office:value="64124.638683521">
                <text:p>64124.638683521</text:p>
              </table:table-cell>
              <table:table-cell office:value-type="float" office:value="182874.413918322">
                <text:p>182874.413918322</text:p>
              </table:table-cell>
              <table:table-cell office:value-type="float" office:value="526707.630726552">
                <text:p>526707.630726552</text:p>
              </table:table-cell>
              <table:table-cell office:value-type="float" office:value="1520108.75875541">
                <text:p>1520108.75875541</text:p>
              </table:table-cell>
              <table:table-cell office:value-type="float" office:value="4327660.45518359">
                <text:p>4327660.45518359</text:p>
              </table:table-cell>
              <table:table-cell office:value-type="float" office:value="11714733.2818701">
                <text:p>11714733.2818701</text:p>
              </table:table-cell>
              <table:table-cell office:value-type="float" office:value="27940356.7391402">
                <text:p>27940356.7391402</text:p>
              </table:table-cell>
              <table:table-cell office:value-type="float" office:value="53130768.8334863">
                <text:p>53130768.8334863</text:p>
              </table:table-cell>
              <table:table-cell office:value-type="float" office:value="77998572.8021288">
                <text:p>77998572.8021288</text:p>
              </table:table-cell>
              <table:table-cell office:value-type="float" office:value="95018137.6744689">
                <text:p>95018137.6744689</text:p>
              </table:table-cell>
              <table:table-cell office:value-type="float" office:value="104904367.590828">
                <text:p>104904367.590828</text:p>
              </table:table-cell>
              <table:table-cell office:value-type="float" office:value="110590632.471607">
                <text:p>110590632.471607</text:p>
              </table:table-cell>
              <table:table-cell office:value-type="float" office:value="114053622.540731">
                <text:p>114053622.540731</text:p>
              </table:table-cell>
              <table:table-cell office:value-type="float" office:value="116323589.108759">
                <text:p>116323589.108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242.33633584968">
                <text:p>9242.33633584968</text:p>
              </table:table-cell>
              <table:table-cell office:value-type="float" office:value="25889.2177763221">
                <text:p>25889.2177763221</text:p>
              </table:table-cell>
              <table:table-cell office:value-type="float" office:value="74191.0730379595">
                <text:p>74191.0730379595</text:p>
              </table:table-cell>
              <table:table-cell office:value-type="float" office:value="215972.283728154">
                <text:p>215972.283728154</text:p>
              </table:table-cell>
              <table:table-cell office:value-type="float" office:value="634553.947503449">
                <text:p>634553.947503449</text:p>
              </table:table-cell>
              <table:table-cell office:value-type="float" office:value="1864629.03745606">
                <text:p>1864629.03745606</text:p>
              </table:table-cell>
              <table:table-cell office:value-type="float" office:value="5374081.69401839">
                <text:p>5374081.69401839</text:p>
              </table:table-cell>
              <table:table-cell office:value-type="float" office:value="14506915.3806106">
                <text:p>14506915.3806106</text:p>
              </table:table-cell>
              <table:table-cell office:value-type="float" office:value="33516247.8521518">
                <text:p>33516247.8521518</text:p>
              </table:table-cell>
              <table:table-cell office:value-type="float" office:value="60085939.6560208">
                <text:p>60085939.6560208</text:p>
              </table:table-cell>
              <table:table-cell office:value-type="float" office:value="83437329.9893929">
                <text:p>83437329.9893929</text:p>
              </table:table-cell>
              <table:table-cell office:value-type="float" office:value="98287533.2343905">
                <text:p>98287533.2343905</text:p>
              </table:table-cell>
              <table:table-cell office:value-type="float" office:value="106725485.250642">
                <text:p>106725485.250642</text:p>
              </table:table-cell>
              <table:table-cell office:value-type="float" office:value="111616076.965177">
                <text:p>111616076.965177</text:p>
              </table:table-cell>
              <table:table-cell office:value-type="float" office:value="114652716.922751">
                <text:p>114652716.922751</text:p>
              </table:table-cell>
              <table:table-cell office:value-type="float" office:value="116687733.343384">
                <text:p>116687733.343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259.6926655352">
                <text:p>10259.6926655352</text:p>
              </table:table-cell>
              <table:table-cell office:value-type="float" office:value="29339.3067895876">
                <text:p>29339.3067895876</text:p>
              </table:table-cell>
              <table:table-cell office:value-type="float" office:value="85835.5603725769">
                <text:p>85835.5603725769</text:p>
              </table:table-cell>
              <table:table-cell office:value-type="float" office:value="255040.27757282">
                <text:p>255040.27757282</text:p>
              </table:table-cell>
              <table:table-cell office:value-type="float" office:value="764272.405391358">
                <text:p>764272.405391358</text:p>
              </table:table-cell>
              <table:table-cell office:value-type="float" office:value="2285074.92890444">
                <text:p>2285074.92890444</text:p>
              </table:table-cell>
              <table:table-cell office:value-type="float" office:value="6653257.23751232">
                <text:p>6653257.23751232</text:p>
              </table:table-cell>
              <table:table-cell office:value-type="float" office:value="17815078.2336751">
                <text:p>17815078.2336751</text:p>
              </table:table-cell>
              <table:table-cell office:value-type="float" office:value="39556465.3078001">
                <text:p>39556465.3078001</text:p>
              </table:table-cell>
              <table:table-cell office:value-type="float" office:value="66702663.3040545">
                <text:p>66702663.3040545</text:p>
              </table:table-cell>
              <table:table-cell office:value-type="float" office:value="88115255.2463573">
                <text:p>88115255.2463573</text:p>
              </table:table-cell>
              <table:table-cell office:value-type="float" office:value="100974795.14032">
                <text:p>100974795.14032</text:p>
              </table:table-cell>
              <table:table-cell office:value-type="float" office:value="108205142.612376">
                <text:p>108205142.612376</text:p>
              </table:table-cell>
              <table:table-cell office:value-type="float" office:value="112450282.942414">
                <text:p>112450282.942414</text:p>
              </table:table-cell>
              <table:table-cell office:value-type="float" office:value="115142191.913247">
                <text:p>115142191.913247</text:p>
              </table:table-cell>
              <table:table-cell office:value-type="float" office:value="116986457.999289">
                <text:p>116986457.999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1388.7731165994">
                <text:p>11388.7731165994</text:p>
              </table:table-cell>
              <table:table-cell office:value-type="float" office:value="33248.6485781163">
                <text:p>33248.6485781163</text:p>
              </table:table-cell>
              <table:table-cell office:value-type="float" office:value="99304.8573350344">
                <text:p>99304.8573350344</text:p>
              </table:table-cell>
              <table:table-cell office:value-type="float" office:value="301147.492708386">
                <text:p>301147.492708386</text:p>
              </table:table-cell>
              <table:table-cell office:value-type="float" office:value="920204.767856622">
                <text:p>920204.767856622</text:p>
              </table:table-cell>
              <table:table-cell office:value-type="float" office:value="2797108.46802152">
                <text:p>2797108.46802152</text:p>
              </table:table-cell>
              <table:table-cell office:value-type="float" office:value="8206512.77495406">
                <text:p>8206512.77495406</text:p>
              </table:table-cell>
              <table:table-cell office:value-type="float" office:value="21665342.6487393">
                <text:p>21665342.6487393</text:p>
              </table:table-cell>
              <table:table-cell office:value-type="float" office:value="45895380.049059">
                <text:p>45895380.049059</text:p>
              </table:table-cell>
              <table:table-cell office:value-type="float" office:value="72809089.5090196">
                <text:p>72809089.5090196</text:p>
              </table:table-cell>
              <table:table-cell office:value-type="float" office:value="92080728.2805746">
                <text:p>92080728.2805746</text:p>
              </table:table-cell>
              <table:table-cell office:value-type="float" office:value="103179275.091173">
                <text:p>103179275.091173</text:p>
              </table:table-cell>
              <table:table-cell office:value-type="float" office:value="109411476.534595">
                <text:p>109411476.534595</text:p>
              </table:table-cell>
              <table:table-cell office:value-type="float" office:value="113132147.73541">
                <text:p>113132147.73541</text:p>
              </table:table-cell>
              <table:table-cell office:value-type="float" office:value="115543923.232564">
                <text:p>115543923.232564</text:p>
              </table:table-cell>
              <table:table-cell office:value-type="float" office:value="117232467.101843">
                <text:p>117232467.101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641.8423266186">
                <text:p>12641.8423266186</text:p>
              </table:table-cell>
              <table:table-cell office:value-type="float" office:value="37678.3125927632">
                <text:p>37678.3125927632</text:p>
              </table:table-cell>
              <table:table-cell office:value-type="float" office:value="114884.093989521">
                <text:p>114884.093989521</text:p>
              </table:table-cell>
              <table:table-cell office:value-type="float" office:value="355551.412890332">
                <text:p>355551.412890332</text:p>
              </table:table-cell>
              <table:table-cell office:value-type="float" office:value="1107512.61452161">
                <text:p>1107512.61452161</text:p>
              </table:table-cell>
              <table:table-cell office:value-type="float" office:value="3419099.01837537">
                <text:p>3419099.01837537</text:p>
              </table:table-cell>
              <table:table-cell office:value-type="float" office:value="10077358.2075434">
                <text:p>10077358.2075434</text:p>
              </table:table-cell>
              <table:table-cell office:value-type="float" office:value="26055771.3446794">
                <text:p>26055771.3446794</text:p>
              </table:table-cell>
              <table:table-cell office:value-type="float" office:value="52337106.8660881">
                <text:p>52337106.8660881</text:p>
              </table:table-cell>
              <table:table-cell office:value-type="float" office:value="78301056.2947071">
                <text:p>78301056.2947071</text:p>
              </table:table-cell>
              <table:table-cell office:value-type="float" office:value="95409245.492891">
                <text:p>95409245.492891</text:p>
              </table:table-cell>
              <table:table-cell office:value-type="float" office:value="104988060.629027">
                <text:p>104988060.629027</text:p>
              </table:table-cell>
              <table:table-cell office:value-type="float" office:value="110398777.242915">
                <text:p>110398777.242915</text:p>
              </table:table-cell>
              <table:table-cell office:value-type="float" office:value="113691992.612451">
                <text:p>113691992.612451</text:p>
              </table:table-cell>
              <table:table-cell office:value-type="float" office:value="115874975.760778">
                <text:p>115874975.760778</text:p>
              </table:table-cell>
              <table:table-cell office:value-type="float" office:value="117435746.153481">
                <text:p>117435746.153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032.5102101511">
                <text:p>14032.5102101511</text:p>
              </table:table-cell>
              <table:table-cell office:value-type="float" office:value="42697.4710860282">
                <text:p>42697.4710860282</text:p>
              </table:table-cell>
              <table:table-cell office:value-type="float" office:value="132902.669834483">
                <text:p>132902.669834483</text:p>
              </table:table-cell>
              <table:table-cell office:value-type="float" office:value="419729.900160996">
                <text:p>419729.900160996</text:p>
              </table:table-cell>
              <table:table-cell office:value-type="float" office:value="1332313.38511198">
                <text:p>1332313.38511198</text:p>
              </table:table-cell>
              <table:table-cell office:value-type="float" office:value="4172336.4729538">
                <text:p>4172336.4729538</text:p>
              </table:table-cell>
              <table:table-cell office:value-type="float" office:value="12308980.0035412">
                <text:p>12308980.0035412</text:p>
              </table:table-cell>
              <table:table-cell office:value-type="float" office:value="30948538.6347739">
                <text:p>30948538.6347739</text:p>
              </table:table-cell>
              <table:table-cell office:value-type="float" office:value="58681144.4796723">
                <text:p>58681144.4796723</text:p>
              </table:table-cell>
              <table:table-cell office:value-type="float" office:value="83138146.1747101">
                <text:p>83138146.1747101</text:p>
              </table:table-cell>
              <table:table-cell office:value-type="float" office:value="98186112.7294707">
                <text:p>98186112.7294707</text:p>
              </table:table-cell>
              <table:table-cell office:value-type="float" office:value="106474578.119381">
                <text:p>106474578.119381</text:p>
              </table:table-cell>
              <table:table-cell office:value-type="float" office:value="111210040.54303">
                <text:p>111210040.54303</text:p>
              </table:table-cell>
              <table:table-cell office:value-type="float" office:value="114153550.157437">
                <text:p>114153550.157437</text:p>
              </table:table-cell>
              <table:table-cell office:value-type="float" office:value="116148759.096693">
                <text:p>116148759.096693</text:p>
              </table:table-cell>
              <table:table-cell office:value-type="float" office:value="117604205.921198">
                <text:p>117604205.921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575.8792668757">
                <text:p>15575.8792668757</text:p>
              </table:table-cell>
              <table:table-cell office:value-type="float" office:value="48384.4691082876">
                <text:p>48384.4691082876</text:p>
              </table:table-cell>
              <table:table-cell office:value-type="float" office:value="153741.031534261">
                <text:p>153741.031534261</text:p>
              </table:table-cell>
              <table:table-cell office:value-type="float" office:value="495418.144423177">
                <text:p>495418.144423177</text:p>
              </table:table-cell>
              <table:table-cell office:value-type="float" office:value="1601830.5342784">
                <text:p>1601830.5342784</text:p>
              </table:table-cell>
              <table:table-cell office:value-type="float" office:value="5081128.0567562">
                <text:p>5081128.0567562</text:p>
              </table:table-cell>
              <table:table-cell office:value-type="float" office:value="14940548.0014348">
                <text:p>14940548.0014348</text:p>
              </table:table-cell>
              <table:table-cell office:value-type="float" office:value="36266107.0196195">
                <text:p>36266107.0196195</text:p>
              </table:table-cell>
              <table:table-cell office:value-type="float" office:value="64748177.2992531">
                <text:p>64748177.2992531</text:p>
              </table:table-cell>
              <table:table-cell office:value-type="float" office:value="87330045.3804569">
                <text:p>87330045.3804569</text:p>
              </table:table-cell>
              <table:table-cell office:value-type="float" office:value="100495321.836533">
                <text:p>100495321.836533</text:p>
              </table:table-cell>
              <table:table-cell office:value-type="float" office:value="107699291.546528">
                <text:p>107699291.546528</text:p>
              </table:table-cell>
              <table:table-cell office:value-type="float" office:value="111879262.272282">
                <text:p>111879262.272282</text:p>
              </table:table-cell>
              <table:table-cell office:value-type="float" office:value="114535495.530023">
                <text:p>114535495.530023</text:p>
              </table:table-cell>
              <table:table-cell office:value-type="float" office:value="116375887.893995">
                <text:p>116375887.893995</text:p>
              </table:table-cell>
              <table:table-cell office:value-type="float" office:value="117744159.806997">
                <text:p>117744159.806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288.7079616274">
                <text:p>17288.7079616274</text:p>
              </table:table-cell>
              <table:table-cell office:value-type="float" office:value="54828.0343513501">
                <text:p>54828.0343513501</text:p>
              </table:table-cell>
              <table:table-cell office:value-type="float" office:value="177838.455983283">
                <text:p>177838.455983283</text:p>
              </table:table-cell>
              <table:table-cell office:value-type="float" office:value="584651.148510387">
                <text:p>584651.148510387</text:p>
              </table:table-cell>
              <table:table-cell office:value-type="float" office:value="1924555.1528402">
                <text:p>1924555.1528402</text:p>
              </table:table-cell>
              <table:table-cell office:value-type="float" office:value="6172700.88631417">
                <text:p>6172700.88631417</text:p>
              </table:table-cell>
              <table:table-cell office:value-type="float" office:value="18002350.6212263">
                <text:p>18002350.6212263</text:p>
              </table:table-cell>
              <table:table-cell office:value-type="float" office:value="41893676.1440662">
                <text:p>41893676.1440662</text:p>
              </table:table-cell>
              <table:table-cell office:value-type="float" office:value="70399170.7293957">
                <text:p>70399170.7293957</text:p>
              </table:table-cell>
              <table:table-cell office:value-type="float" office:value="90919777.9038778">
                <text:p>90919777.9038778</text:p>
              </table:table-cell>
              <table:table-cell office:value-type="float" office:value="102413533.676525">
                <text:p>102413533.676525</text:p>
              </table:table-cell>
              <table:table-cell office:value-type="float" office:value="108711306.06909">
                <text:p>108711306.06909</text:p>
              </table:table-cell>
              <table:table-cell office:value-type="float" office:value="112433357.346813">
                <text:p>112433357.346813</text:p>
              </table:table-cell>
              <table:table-cell office:value-type="float" office:value="114852613.016349">
                <text:p>114852613.016349</text:p>
              </table:table-cell>
              <table:table-cell office:value-type="float" office:value="116564824.192584">
                <text:p>116564824.192584</text:p>
              </table:table-cell>
              <table:table-cell office:value-type="float" office:value="117860680.605111">
                <text:p>117860680.605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189.5919162967">
                <text:p>19189.5919162967</text:p>
              </table:table-cell>
              <table:table-cell office:value-type="float" office:value="62128.644704776">
                <text:p>62128.644704776</text:p>
              </table:table-cell>
              <table:table-cell office:value-type="float" office:value="205701.976803979">
                <text:p>205701.976803979</text:p>
              </table:table-cell>
              <table:table-cell office:value-type="float" office:value="689812.312484458">
                <text:p>689812.312484458</text:p>
              </table:table-cell>
              <table:table-cell office:value-type="float" office:value="2310413.88992961">
                <text:p>2310413.88992961</text:p>
              </table:table-cell>
              <table:table-cell office:value-type="float" office:value="7476810.52647968">
                <text:p>7476810.52647968</text:p>
              </table:table-cell>
              <table:table-cell office:value-type="float" office:value="21510086.7163599">
                <text:p>21510086.7163599</text:p>
              </table:table-cell>
              <table:table-cell office:value-type="float" office:value="47688733.4506073">
                <text:p>47688733.4506073</text:p>
              </table:table-cell>
              <table:table-cell office:value-type="float" office:value="75544054.1980516">
                <text:p>75544054.1980516</text:p>
              </table:table-cell>
              <table:table-cell office:value-type="float" office:value="93968492.0944929">
                <text:p>93968492.0944929</text:p>
              </table:table-cell>
              <table:table-cell office:value-type="float" office:value="104007578.417259">
                <text:p>104007578.417259</text:p>
              </table:table-cell>
              <table:table-cell office:value-type="float" office:value="109550208.574901">
                <text:p>109550208.574901</text:p>
              </table:table-cell>
              <table:table-cell office:value-type="float" office:value="112893702.845321">
                <text:p>112893702.845321</text:p>
              </table:table-cell>
              <table:table-cell office:value-type="float" office:value="115116680.554774">
                <text:p>115116680.554774</text:p>
              </table:table-cell>
              <table:table-cell office:value-type="float" office:value="116722359.360815">
                <text:p>116722359.360815</text:p>
              </table:table-cell>
              <table:table-cell office:value-type="float" office:value="117957869.394176">
                <text:p>117957869.394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299.164838781">
                <text:p>21299.164838781</text:p>
              </table:table-cell>
              <table:table-cell office:value-type="float" office:value="70400.0735545402">
                <text:p>70400.0735545402</text:p>
              </table:table-cell>
              <table:table-cell office:value-type="float" office:value="237916.607524451">
                <text:p>237916.607524451</text:p>
              </table:table-cell>
              <table:table-cell office:value-type="float" office:value="813688.622734778">
                <text:p>813688.622734778</text:p>
              </table:table-cell>
              <table:table-cell office:value-type="float" office:value="2770934.43592471">
                <text:p>2770934.43592471</text:p>
              </table:table-cell>
              <table:table-cell office:value-type="float" office:value="9024938.34644181">
                <text:p>9024938.34644181</text:p>
              </table:table-cell>
              <table:table-cell office:value-type="float" office:value="25459063.6172561">
                <text:p>25459063.6172561</text:p>
              </table:table-cell>
              <table:table-cell office:value-type="float" office:value="53496311.8375906">
                <text:p>53496311.8375906</text:p>
              </table:table-cell>
              <table:table-cell office:value-type="float" office:value="80140359.2434296">
                <text:p>80140359.2434296</text:p>
              </table:table-cell>
              <table:table-cell office:value-type="float" office:value="96543956.1824708">
                <text:p>96543956.1824708</text:p>
              </table:table-cell>
              <table:table-cell office:value-type="float" office:value="105334066.81564">
                <text:p>105334066.81564</text:p>
              </table:table-cell>
              <table:table-cell office:value-type="float" office:value="110247816.172125">
                <text:p>110247816.172125</text:p>
              </table:table-cell>
              <table:table-cell office:value-type="float" office:value="113277351.573646">
                <text:p>113277351.573646</text:p>
              </table:table-cell>
              <table:table-cell office:value-type="float" office:value="115337140.130139">
                <text:p>115337140.130139</text:p>
              </table:table-cell>
              <table:table-cell office:value-type="float" office:value="116853977.998122">
                <text:p>116853977.998122</text:p>
              </table:table-cell>
              <table:table-cell office:value-type="float" office:value="118039059.999495">
                <text:p>118039059.999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3640.3213183835">
                <text:p>23640.3213183835</text:p>
              </table:table-cell>
              <table:table-cell office:value-type="float" office:value="79771.135245511">
                <text:p>79771.135245511</text:p>
              </table:table-cell>
              <table:table-cell office:value-type="float" office:value="275157.030079446">
                <text:p>275157.030079446</text:p>
              </table:table-cell>
              <table:table-cell office:value-type="float" office:value="959532.827918548">
                <text:p>959532.827918548</text:p>
              </table:table-cell>
              <table:table-cell office:value-type="float" office:value="3319394.96135239">
                <text:p>3319394.96135239</text:p>
              </table:table-cell>
              <table:table-cell office:value-type="float" office:value="10848956.5223446">
                <text:p>10848956.5223446</text:p>
              </table:table-cell>
              <table:table-cell office:value-type="float" office:value="29819469.805228">
                <text:p>29819469.805228</text:p>
              </table:table-cell>
              <table:table-cell office:value-type="float" office:value="59166528.6611716">
                <text:p>59166528.6611716</text:p>
              </table:table-cell>
              <table:table-cell office:value-type="float" office:value="84185007.5284664">
                <text:p>84185007.5284664</text:p>
              </table:table-cell>
              <table:table-cell office:value-type="float" office:value="98713030.780893">
                <text:p>98713030.780893</text:p>
              </table:table-cell>
              <table:table-cell office:value-type="float" office:value="106440103.222837">
                <text:p>106440103.222837</text:p>
              </table:table-cell>
              <table:table-cell office:value-type="float" office:value="110829698.771236">
                <text:p>110829698.771236</text:p>
              </table:table-cell>
              <table:table-cell office:value-type="float" office:value="113597975.035441">
                <text:p>113597975.035441</text:p>
              </table:table-cell>
              <table:table-cell office:value-type="float" office:value="115521607.105661">
                <text:p>115521607.105661</text:p>
              </table:table-cell>
              <table:table-cell office:value-type="float" office:value="116964134.702699">
                <text:p>116964134.702699</text:p>
              </table:table-cell>
              <table:table-cell office:value-type="float" office:value="118106975.852716">
                <text:p>118106975.852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6238.4638420143">
                <text:p>26238.4638420143</text:p>
              </table:table-cell>
              <table:table-cell office:value-type="float" office:value="90387.6557623506">
                <text:p>90387.6557623506</text:p>
              </table:table-cell>
              <table:table-cell office:value-type="float" office:value="318200.93229744">
                <text:p>318200.93229744</text:p>
              </table:table-cell>
              <table:table-cell office:value-type="float" office:value="1131132.76655447">
                <text:p>1131132.76655447</text:p>
              </table:table-cell>
              <table:table-cell office:value-type="float" office:value="3970937.5761937">
                <text:p>3970937.5761937</text:p>
              </table:table-cell>
              <table:table-cell office:value-type="float" office:value="12979162.0394079">
                <text:p>12979162.0394079</text:p>
              </table:table-cell>
              <table:table-cell office:value-type="float" office:value="34534111.6478688">
                <text:p>34534111.6478688</text:p>
              </table:table-cell>
              <table:table-cell office:value-type="float" office:value="64570212.5018602">
                <text:p>64570212.5018602</text:p>
              </table:table-cell>
              <table:table-cell office:value-type="float" office:value="87703194.1933271">
                <text:p>87703194.1933271</text:p>
              </table:table-cell>
              <table:table-cell office:value-type="float" office:value="100537423.768764">
                <text:p>100537423.768764</text:p>
              </table:table-cell>
              <table:table-cell office:value-type="float" office:value="107364465.28204">
                <text:p>107364465.28204</text:p>
              </table:table-cell>
              <table:table-cell office:value-type="float" office:value="111316443.829018">
                <text:p>111316443.829018</text:p>
              </table:table-cell>
              <table:table-cell office:value-type="float" office:value="113866591.987105">
                <text:p>113866591.987105</text:p>
              </table:table-cell>
              <table:table-cell office:value-type="float" office:value="115676258.867519">
                <text:p>115676258.867519</text:p>
              </table:table-cell>
              <table:table-cell office:value-type="float" office:value="117056466.204847">
                <text:p>117056466.204847</text:p>
              </table:table-cell>
              <table:table-cell office:value-type="float" office:value="118163851.392721">
                <text:p>118163851.3927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9121.7766331499">
                <text:p>29121.7766331499</text:p>
              </table:table-cell>
              <table:table-cell office:value-type="float" office:value="102414.696568519">
                <text:p>102414.696568519</text:p>
              </table:table-cell>
              <table:table-cell office:value-type="float" office:value="367944.191747373">
                <text:p>367944.191747373</text:p>
              </table:table-cell>
              <table:table-cell office:value-type="float" office:value="1332887.66325792">
                <text:p>1332887.66325792</text:p>
              </table:table-cell>
              <table:table-cell office:value-type="float" office:value="4742618.06860409">
                <text:p>4742618.06860409</text:p>
              </table:table-cell>
              <table:table-cell office:value-type="float" office:value="15441645.2104855">
                <text:p>15441645.2104855</text:p>
              </table:table-cell>
              <table:table-cell office:value-type="float" office:value="39519809.7517973">
                <text:p>39519809.7517973</text:p>
              </table:table-cell>
              <table:table-cell office:value-type="float" office:value="69609319.3652055">
                <text:p>69609319.3652055</text:p>
              </table:table-cell>
              <table:table-cell office:value-type="float" office:value="90737497.74283">
                <text:p>90737497.74283</text:p>
              </table:table-cell>
              <table:table-cell office:value-type="float" office:value="102071766.101011">
                <text:p>102071766.101011</text:p>
              </table:table-cell>
              <table:table-cell office:value-type="float" office:value="108138891.43639">
                <text:p>108138891.43639</text:p>
              </table:table-cell>
              <table:table-cell office:value-type="float" office:value="111724678.737104">
                <text:p>111724678.737104</text:p>
              </table:table-cell>
              <table:table-cell office:value-type="float" office:value="114092130.487816">
                <text:p>114092130.487816</text:p>
              </table:table-cell>
              <table:table-cell office:value-type="float" office:value="115806133.044796">
                <text:p>115806133.044796</text:p>
              </table:table-cell>
              <table:table-cell office:value-type="float" office:value="117133955.262552">
                <text:p>117133955.262552</text:p>
              </table:table-cell>
              <table:table-cell office:value-type="float" office:value="118211526.826336">
                <text:p>118211526.826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2321.5291877705">
                <text:p>32321.5291877705</text:p>
              </table:table-cell>
              <table:table-cell office:value-type="float" office:value="116039.062686371">
                <text:p>116039.062686371</text:p>
              </table:table-cell>
              <table:table-cell office:value-type="float" office:value="425418.114389799">
                <text:p>425418.114389799</text:p>
              </table:table-cell>
              <table:table-cell office:value-type="float" office:value="1569890.68543445">
                <text:p>1569890.68543445</text:p>
              </table:table-cell>
              <table:table-cell office:value-type="float" office:value="5653355.22996124">
                <text:p>5653355.22996124</text:p>
              </table:table-cell>
              <table:table-cell office:value-type="float" office:value="18255076.3059484">
                <text:p>18255076.3059484</text:p>
              </table:table-cell>
              <table:table-cell office:value-type="float" office:value="44672938.2106854">
                <text:p>44672938.2106854</text:p>
              </table:table-cell>
              <table:table-cell office:value-type="float" office:value="74220839.2016792">
                <text:p>74220839.2016792</text:p>
              </table:table-cell>
              <table:table-cell office:value-type="float" office:value="93338966.0247192">
                <text:p>93338966.0247192</text:p>
              </table:table-cell>
              <table:table-cell office:value-type="float" office:value="103363144.749267">
                <text:p>103363144.749267</text:p>
              </table:table-cell>
              <table:table-cell office:value-type="float" office:value="108789295.686448">
                <text:p>108789295.686448</text:p>
              </table:table-cell>
              <table:table-cell office:value-type="float" office:value="112067884.429052">
                <text:p>112067884.429052</text:p>
              </table:table-cell>
              <table:table-cell office:value-type="float" office:value="114281862.072999">
                <text:p>114281862.072999</text:p>
              </table:table-cell>
              <table:table-cell office:value-type="float" office:value="115915357.815311">
                <text:p>115915357.815311</text:p>
              </table:table-cell>
              <table:table-cell office:value-type="float" office:value="117199058.304593">
                <text:p>117199058.304593</text:p>
              </table:table-cell>
              <table:table-cell office:value-type="float" office:value="118251522.698016">
                <text:p>118251522.698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5872.4126805534">
                <text:p>35872.4126805534</text:p>
              </table:table-cell>
              <table:table-cell office:value-type="float" office:value="131472.129502503">
                <text:p>131472.129502503</text:p>
              </table:table-cell>
              <table:table-cell office:value-type="float" office:value="491808.943049482">
                <text:p>491808.943049482</text:p>
              </table:table-cell>
              <table:table-cell office:value-type="float" office:value="1848016.2926027">
                <text:p>1848016.2926027</text:p>
              </table:table-cell>
              <table:table-cell office:value-type="float" office:value="6723733.87881753">
                <text:p>6723733.87881753</text:p>
              </table:table-cell>
              <table:table-cell office:value-type="float" office:value="21427165.8525565">
                <text:p>21427165.8525565</text:p>
              </table:table-cell>
              <table:table-cell office:value-type="float" office:value="49878503.5319386">
                <text:p>49878503.5319386</text:p>
              </table:table-cell>
              <table:table-cell office:value-type="float" office:value="78374928.4834064">
                <text:p>78374928.4834064</text:p>
              </table:table-cell>
              <table:table-cell office:value-type="float" office:value="95560724.2474138">
                <text:p>95560724.2474138</text:p>
              </table:table-cell>
              <table:table-cell office:value-type="float" office:value="104451449.606799">
                <text:p>104451449.606799</text:p>
              </table:table-cell>
              <table:table-cell office:value-type="float" office:value="109336833.786193">
                <text:p>109336833.786193</text:p>
              </table:table-cell>
              <table:table-cell office:value-type="float" office:value="112357037.3487">
                <text:p>112357037.3487</text:p>
              </table:table-cell>
              <table:table-cell office:value-type="float" office:value="114441738.236847">
                <text:p>114441738.236847</text:p>
              </table:table-cell>
              <table:table-cell office:value-type="float" office:value="116007330.991783">
                <text:p>116007330.991783</text:p>
              </table:table-cell>
              <table:table-cell office:value-type="float" office:value="117253805.622539">
                <text:p>117253805.622539</text:p>
              </table:table-cell>
              <table:table-cell office:value-type="float" office:value="118285099.021204">
                <text:p>118285099.021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9812.9127426469">
                <text:p>39812.9127426469</text:p>
              </table:table-cell>
              <table:table-cell office:value-type="float" office:value="148953.026431945">
                <text:p>148953.026431945</text:p>
              </table:table-cell>
              <table:table-cell office:value-type="float" office:value="568479.850252383">
                <text:p>568479.850252383</text:p>
              </table:table-cell>
              <table:table-cell office:value-type="float" office:value="2174009.84989448">
                <text:p>2174009.84989448</text:p>
              </table:table-cell>
              <table:table-cell office:value-type="float" office:value="7975608.03385859">
                <text:p>7975608.03385859</text:p>
              </table:table-cell>
              <table:table-cell office:value-type="float" office:value="24951255.9432165">
                <text:p>24951255.9432165</text:p>
              </table:table-cell>
              <table:table-cell office:value-type="float" office:value="55021099.9080359">
                <text:p>55021099.9080359</text:p>
              </table:table-cell>
              <table:table-cell office:value-type="float" office:value="82069239.0592223">
                <text:p>82069239.0592223</text:p>
              </table:table-cell>
              <table:table-cell office:value-type="float" office:value="97453909.6231412">
                <text:p>97453909.6231412</text:p>
              </table:table-cell>
              <table:table-cell office:value-type="float" office:value="105370108.98222">
                <text:p>105370108.98222</text:p>
              </table:table-cell>
              <table:table-cell office:value-type="float" office:value="109798801.577888">
                <text:p>109798801.577888</text:p>
              </table:table-cell>
              <table:table-cell office:value-type="float" office:value="112601114.062091">
                <text:p>112601114.062091</text:p>
              </table:table-cell>
              <table:table-cell office:value-type="float" office:value="114576652.39336">
                <text:p>114576652.39336</text:p>
              </table:table-cell>
              <table:table-cell office:value-type="float" office:value="116084860.270981">
                <text:p>116084860.270981</text:p>
              </table:table-cell>
              <table:table-cell office:value-type="float" office:value="117299880.611856">
                <text:p>117299880.611856</text:p>
              </table:table-cell>
              <table:table-cell office:value-type="float" office:value="118313302.502208">
                <text:p>118313302.502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4185.7224717495">
                <text:p>44185.7224717495</text:p>
              </table:table-cell>
              <table:table-cell office:value-type="float" office:value="168752.219449727">
                <text:p>168752.219449727</text:p>
              </table:table-cell>
              <table:table-cell office:value-type="float" office:value="656995.619020185">
                <text:p>656995.619020185</text:p>
              </table:table-cell>
              <table:table-cell office:value-type="float" office:value="2555575.54362558">
                <text:p>2555575.54362558</text:p>
              </table:table-cell>
              <table:table-cell office:value-type="float" office:value="9431447.47679358">
                <text:p>9431447.47679358</text:p>
              </table:table-cell>
              <table:table-cell office:value-type="float" office:value="28803675.4378273">
                <text:p>28803675.4378273</text:p>
              </table:table-cell>
              <table:table-cell office:value-type="float" office:value="59995515.2405764">
                <text:p>59995515.2405764</text:p>
              </table:table-cell>
              <table:table-cell office:value-type="float" office:value="85321642.9392322">
                <text:p>85321642.9392322</text:p>
              </table:table-cell>
              <table:table-cell office:value-type="float" office:value="99065421.9483228">
                <text:p>99065421.9483228</text:p>
              </table:table-cell>
              <table:table-cell office:value-type="float" office:value="106146957.516493">
                <text:p>106146957.516493</text:p>
              </table:table-cell>
              <table:table-cell office:value-type="float" office:value="110189373.727569">
                <text:p>110189373.727569</text:p>
              </table:table-cell>
              <table:table-cell office:value-type="float" office:value="112807487.65555">
                <text:p>112807487.65555</text:p>
              </table:table-cell>
              <table:table-cell office:value-type="float" office:value="114690644.924026">
                <text:p>114690644.924026</text:p>
              </table:table-cell>
              <table:table-cell office:value-type="float" office:value="116150273.851592">
                <text:p>116150273.851592</text:p>
              </table:table-cell>
              <table:table-cell office:value-type="float" office:value="117338682.894286">
                <text:p>117338682.894286</text:p>
              </table:table-cell>
              <table:table-cell office:value-type="float" office:value="118337004.501794">
                <text:p>118337004.501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038.1999282727">
                <text:p>49038.1999282727</text:p>
              </table:table-cell>
              <table:table-cell office:value-type="float" office:value="191175.53855824">
                <text:p>191175.53855824</text:p>
              </table:table-cell>
              <table:table-cell office:value-type="float" office:value="759150.189247469">
                <text:p>759150.189247469</text:p>
              </table:table-cell>
              <table:table-cell office:value-type="float" office:value="3001456.76108622">
                <text:p>3001456.76108622</text:p>
              </table:table-cell>
              <table:table-cell office:value-type="float" office:value="11113376.3673929">
                <text:p>11113376.3673929</text:p>
              </table:table-cell>
              <table:table-cell office:value-type="float" office:value="32942559.1544186">
                <text:p>32942559.1544186</text:p>
              </table:table-cell>
              <table:table-cell office:value-type="float" office:value="64714956.9171269">
                <text:p>64714956.9171269</text:p>
              </table:table-cell>
              <table:table-cell office:value-type="float" office:value="88163081.0762959">
                <text:p>88163081.0762959</text:p>
              </table:table-cell>
              <table:table-cell office:value-type="float" office:value="100436937.243912">
                <text:p>100436937.243912</text:p>
              </table:table-cell>
              <table:table-cell office:value-type="float" office:value="106805096.024351">
                <text:p>106805096.024351</text:p>
              </table:table-cell>
              <table:table-cell office:value-type="float" office:value="110520202.492355">
                <text:p>110520202.492355</text:p>
              </table:table-cell>
              <table:table-cell office:value-type="float" office:value="112982239.616736">
                <text:p>112982239.616736</text:p>
              </table:table-cell>
              <table:table-cell office:value-type="float" office:value="114787064.628763">
                <text:p>114787064.628763</text:p>
              </table:table-cell>
              <table:table-cell office:value-type="float" office:value="116205508.29094">
                <text:p>116205508.29094</text:p>
              </table:table-cell>
              <table:table-cell office:value-type="float" office:value="117371378.939182">
                <text:p>117371378.939182</text:p>
              </table:table-cell>
              <table:table-cell office:value-type="float" office:value="118356931.733195">
                <text:p>118356931.733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4422.8748004998">
                <text:p>54422.8748004998</text:p>
              </table:table-cell>
              <table:table-cell office:value-type="float" office:value="216568.70043929">
                <text:p>216568.70043929</text:p>
              </table:table-cell>
              <table:table-cell office:value-type="float" office:value="876997.200381887">
                <text:p>876997.200381887</text:p>
              </table:table-cell>
              <table:table-cell office:value-type="float" office:value="3521500.72856994">
                <text:p>3521500.72856994</text:p>
              </table:table-cell>
              <table:table-cell office:value-type="float" office:value="13041871.7360211">
                <text:p>13041871.7360211</text:p>
              </table:table-cell>
              <table:table-cell office:value-type="float" office:value="37308710.4070976">
                <text:p>37308710.4070976</text:p>
              </table:table-cell>
              <table:table-cell office:value-type="float" office:value="69115698.9880051">
                <text:p>69115698.9880051</text:p>
              </table:table-cell>
              <table:table-cell office:value-type="float" office:value="90631544.0217293">
                <text:p>90631544.0217293</text:p>
              </table:table-cell>
              <table:table-cell office:value-type="float" office:value="101604718.552826">
                <text:p>101604718.552826</text:p>
              </table:table-cell>
              <table:table-cell office:value-type="float" office:value="107363675.189077">
                <text:p>107363675.189077</text:p>
              </table:table-cell>
              <table:table-cell office:value-type="float" office:value="110800899.080279">
                <text:p>110800899.080279</text:p>
              </table:table-cell>
              <table:table-cell office:value-type="float" office:value="113130405.976859">
                <text:p>113130405.976859</text:p>
              </table:table-cell>
              <table:table-cell office:value-type="float" office:value="114868696.636617">
                <text:p>114868696.636617</text:p>
              </table:table-cell>
              <table:table-cell office:value-type="float" office:value="116252178.753277">
                <text:p>116252178.753277</text:p>
              </table:table-cell>
              <table:table-cell office:value-type="float" office:value="117398942.912661">
                <text:p>117398942.912661</text:p>
              </table:table-cell>
              <table:table-cell office:value-type="float" office:value="118373691.219772">
                <text:p>118373691.219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0398.0093891795">
                <text:p>60398.0093891795</text:p>
              </table:table-cell>
              <table:table-cell office:value-type="float" office:value="245322.380744751">
                <text:p>245322.380744751</text:p>
              </table:table-cell>
              <table:table-cell office:value-type="float" office:value="1012883.58570521">
                <text:p>1012883.58570521</text:p>
              </table:table-cell>
              <table:table-cell office:value-type="float" office:value="4126696.33570197">
                <text:p>4126696.33570197</text:p>
              </table:table-cell>
              <table:table-cell office:value-type="float" office:value="15234127.539456">
                <text:p>15234127.539456</text:p>
              </table:table-cell>
              <table:table-cell office:value-type="float" office:value="41828747.252314">
                <text:p>41828747.252314</text:p>
              </table:table-cell>
              <table:table-cell office:value-type="float" office:value="73158015.6258066">
                <text:p>73158015.6258066</text:p>
              </table:table-cell>
              <table:table-cell office:value-type="float" office:value="92767554.3630578">
                <text:p>92767554.3630578</text:p>
              </table:table-cell>
              <table:table-cell office:value-type="float" office:value="102599881.030291">
                <text:p>102599881.030291</text:p>
              </table:table-cell>
              <table:table-cell office:value-type="float" office:value="107838577.188186">
                <text:p>107838577.188186</text:p>
              </table:table-cell>
              <table:table-cell office:value-type="float" office:value="111039419.080122">
                <text:p>111039419.080122</text:p>
              </table:table-cell>
              <table:table-cell office:value-type="float" office:value="113256172.370038">
                <text:p>113256172.370038</text:p>
              </table:table-cell>
              <table:table-cell office:value-type="float" office:value="114937864.377857">
                <text:p>114937864.377857</text:p>
              </table:table-cell>
              <table:table-cell office:value-type="float" office:value="116291635.5367">
                <text:p>116291635.5367</text:p>
              </table:table-cell>
              <table:table-cell office:value-type="float" office:value="117422189.829146">
                <text:p>117422189.829146</text:p>
              </table:table-cell>
              <table:table-cell office:value-type="float" office:value="118387790.683127">
                <text:p>118387790.68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7028.2195701583">
                <text:p>67028.2195701583</text:p>
              </table:table-cell>
              <table:table-cell office:value-type="float" office:value="277877.894571846">
                <text:p>277877.894571846</text:p>
              </table:table-cell>
              <table:table-cell office:value-type="float" office:value="1169486.16004714">
                <text:p>1169486.16004714</text:p>
              </table:table-cell>
              <table:table-cell office:value-type="float" office:value="4829170.78917863">
                <text:p>4829170.78917863</text:p>
              </table:table-cell>
              <table:table-cell office:value-type="float" office:value="17702149.1864622">
                <text:p>17702149.1864622</text:p>
              </table:table-cell>
              <table:table-cell office:value-type="float" office:value="46420276.077112">
                <text:p>46420276.077112</text:p>
              </table:table-cell>
              <table:table-cell office:value-type="float" office:value="76824125.4198232">
                <text:p>76824125.4198232</text:p>
              </table:table-cell>
              <table:table-cell office:value-type="float" office:value="94611101.3960223">
                <text:p>94611101.3960223</text:p>
              </table:table-cell>
              <table:table-cell office:value-type="float" office:value="103448881.562597">
                <text:p>103448881.562597</text:p>
              </table:table-cell>
              <table:table-cell office:value-type="float" office:value="108242992.052739">
                <text:p>108242992.052739</text:p>
              </table:table-cell>
              <table:table-cell office:value-type="float" office:value="111242370.735345">
                <text:p>111242370.735345</text:p>
              </table:table-cell>
              <table:table-cell office:value-type="float" office:value="113363029.349856">
                <text:p>113363029.349856</text:p>
              </table:table-cell>
              <table:table-cell office:value-type="float" office:value="114996511.378679">
                <text:p>114996511.378679</text:p>
              </table:table-cell>
              <table:table-cell office:value-type="float" office:value="116325009.829839">
                <text:p>116325009.829839</text:p>
              </table:table-cell>
              <table:table-cell office:value-type="float" office:value="117441802.594902">
                <text:p>117441802.594902</text:p>
              </table:table-cell>
              <table:table-cell office:value-type="float" office:value="118399655.269221">
                <text:p>118399655.269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385.1619444695">
                <text:p>74385.1619444695</text:p>
              </table:table-cell>
              <table:table-cell office:value-type="float" office:value="314733.547457378">
                <text:p>314733.547457378</text:p>
              </table:table-cell>
              <table:table-cell office:value-type="float" office:value="1349850.97954723">
                <text:p>1349850.97954723</text:p>
              </table:table-cell>
              <table:table-cell office:value-type="float" office:value="5642127.25267372">
                <text:p>5642127.25267372</text:p>
              </table:table-cell>
              <table:table-cell office:value-type="float" office:value="20450721.2860712">
                <text:p>20450721.2860712</text:p>
              </table:table-cell>
              <table:table-cell office:value-type="float" office:value="50998333.8288731">
                <text:p>50998333.8288731</text:p>
              </table:table-cell>
              <table:table-cell office:value-type="float" office:value="80114290.611882">
                <text:p>80114290.611882</text:p>
              </table:table-cell>
              <table:table-cell office:value-type="float" office:value="96199773.2127585">
                <text:p>96199773.2127585</text:p>
              </table:table-cell>
              <table:table-cell office:value-type="float" office:value="104174090.474085">
                <text:p>104174090.474085</text:p>
              </table:table-cell>
              <table:table-cell office:value-type="float" office:value="108587896.613888">
                <text:p>108587896.613888</text:p>
              </table:table-cell>
              <table:table-cell office:value-type="float" office:value="111415261.728048">
                <text:p>111415261.728048</text:p>
              </table:table-cell>
              <table:table-cell office:value-type="float" office:value="113453896.699556">
                <text:p>113453896.699556</text:p>
              </table:table-cell>
              <table:table-cell office:value-type="float" office:value="115046267.262002">
                <text:p>115046267.262002</text:p>
              </table:table-cell>
              <table:table-cell office:value-type="float" office:value="116353250.954259">
                <text:p>116353250.954259</text:p>
              </table:table-cell>
              <table:table-cell office:value-type="float" office:value="117458354.171386">
                <text:p>117458354.171386</text:p>
              </table:table-cell>
              <table:table-cell office:value-type="float" office:value="118409641.32164">
                <text:p>118409641.32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2548.2939805145">
                <text:p>82548.2939805145</text:p>
              </table:table-cell>
              <table:table-cell office:value-type="float" office:value="356451.722449788">
                <text:p>356451.722449788</text:p>
              </table:table-cell>
              <table:table-cell office:value-type="float" office:value="1557435.02511026">
                <text:p>1557435.02511026</text:p>
              </table:table-cell>
              <table:table-cell office:value-type="float" office:value="6579702.3658257">
                <text:p>6579702.3658257</text:p>
              </table:table-cell>
              <table:table-cell office:value-type="float" office:value="23475476.4779692">
                <text:p>23475476.4779692</text:p>
              </table:table-cell>
              <table:table-cell office:value-type="float" office:value="55482017.71652">
                <text:p>55482017.71652</text:p>
              </table:table-cell>
              <table:table-cell office:value-type="float" office:value="83042206.3442258">
                <text:p>83042206.3442258</text:p>
              </table:table-cell>
              <table:table-cell office:value-type="float" office:value="97567776.2553052">
                <text:p>97567776.2553052</text:p>
              </table:table-cell>
              <table:table-cell office:value-type="float" office:value="104794363.735526">
                <text:p>104794363.735526</text:p>
              </table:table-cell>
              <table:table-cell office:value-type="float" office:value="108882448.320412">
                <text:p>108882448.320412</text:p>
              </table:table-cell>
              <table:table-cell office:value-type="float" office:value="111562697.191854">
                <text:p>111562697.191854</text:p>
              </table:table-cell>
              <table:table-cell office:value-type="float" office:value="113531223.45738">
                <text:p>113531223.45738</text:p>
              </table:table-cell>
              <table:table-cell office:value-type="float" office:value="115088501.305835">
                <text:p>115088501.305835</text:p>
              </table:table-cell>
              <table:table-cell office:value-type="float" office:value="116377156.82942">
                <text:p>116377156.82942</text:p>
              </table:table-cell>
              <table:table-cell office:value-type="float" office:value="117472325.814218">
                <text:p>117472325.814218</text:p>
              </table:table-cell>
              <table:table-cell office:value-type="float" office:value="118418047.760507">
                <text:p>118418047.760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1605.7145937564">
                <text:p>91605.7145937564</text:p>
              </table:table-cell>
              <table:table-cell office:value-type="float" office:value="403666.77113204">
                <text:p>403666.77113204</text:p>
              </table:table-cell>
              <table:table-cell office:value-type="float" office:value="1796149.45431066">
                <text:p>1796149.45431066</text:p>
              </table:table-cell>
              <table:table-cell office:value-type="float" office:value="7656720.19528943">
                <text:p>7656720.19528943</text:p>
              </table:table-cell>
              <table:table-cell office:value-type="float" office:value="26761364.0678487">
                <text:p>26761364.0678487</text:p>
              </table:table-cell>
              <table:table-cell office:value-type="float" office:value="59800204.544625">
                <text:p>59800204.544625</text:p>
              </table:table-cell>
              <table:table-cell office:value-type="float" office:value="85630540.8028795">
                <text:p>85630540.8028795</text:p>
              </table:table-cell>
              <table:table-cell office:value-type="float" office:value="98745559.0164844">
                <text:p>98745559.0164844</text:p>
              </table:table-cell>
              <table:table-cell office:value-type="float" office:value="105325573.498717">
                <text:p>105325573.498717</text:p>
              </table:table-cell>
              <table:table-cell office:value-type="float" office:value="109134307.119087">
                <text:p>109134307.119087</text:p>
              </table:table-cell>
              <table:table-cell office:value-type="float" office:value="111688539.109599">
                <text:p>111688539.109599</text:p>
              </table:table-cell>
              <table:table-cell office:value-type="float" office:value="113597068.832345">
                <text:p>113597068.832345</text:p>
              </table:table-cell>
              <table:table-cell office:value-type="float" office:value="115124366.135735">
                <text:p>115124366.135735</text:p>
              </table:table-cell>
              <table:table-cell office:value-type="float" office:value="116397399.007086">
                <text:p>116397399.007086</text:p>
              </table:table-cell>
              <table:table-cell office:value-type="float" office:value="117484122.137604">
                <text:p>117484122.137604</text:p>
              </table:table-cell>
              <table:table-cell office:value-type="float" office:value="118425125.510103">
                <text:p>118425125.510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1655.093296324">
                <text:p>101655.093296324</text:p>
              </table:table-cell>
              <table:table-cell office:value-type="float" office:value="457093.777414987">
                <text:p>457093.777414987</text:p>
              </table:table-cell>
              <table:table-cell office:value-type="float" office:value="2070403.26190174">
                <text:p>2070403.26190174</text:p>
              </table:table-cell>
              <table:table-cell office:value-type="float" office:value="8888318.78646502">
                <text:p>8888318.78646502</text:p>
              </table:table-cell>
              <table:table-cell office:value-type="float" office:value="30281844.9009239">
                <text:p>30281844.9009239</text:p>
              </table:table-cell>
              <table:table-cell office:value-type="float" office:value="63895549.0357899">
                <text:p>63895549.0357899</text:p>
              </table:table-cell>
              <table:table-cell office:value-type="float" office:value="87907132.989901">
                <text:p>87907132.989901</text:p>
              </table:table-cell>
              <table:table-cell office:value-type="float" office:value="99759815.2658634">
                <text:p>99759815.2658634</text:p>
              </table:table-cell>
              <table:table-cell office:value-type="float" office:value="105781078.776116">
                <text:p>105781078.776116</text:p>
              </table:table-cell>
              <table:table-cell office:value-type="float" office:value="109349897.784436">
                <text:p>109349897.784436</text:p>
              </table:table-cell>
              <table:table-cell office:value-type="float" office:value="111796035.124962">
                <text:p>111796035.124962</text:p>
              </table:table-cell>
              <table:table-cell office:value-type="float" office:value="113653168.004567">
                <text:p>113653168.004567</text:p>
              </table:table-cell>
              <table:table-cell office:value-type="float" office:value="115154833.544191">
                <text:p>115154833.544191</text:p>
              </table:table-cell>
              <table:table-cell office:value-type="float" office:value="116414543.327402">
                <text:p>116414543.327402</text:p>
              </table:table-cell>
              <table:table-cell office:value-type="float" office:value="117494083.596812">
                <text:p>117494083.596812</text:p>
              </table:table-cell>
              <table:table-cell office:value-type="float" office:value="118431085.32913">
                <text:p>118431085.32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2804.696781711">
                <text:p>112804.696781711</text:p>
              </table:table-cell>
              <table:table-cell office:value-type="float" office:value="517538.261907104">
                <text:p>517538.261907104</text:p>
              </table:table-cell>
              <table:table-cell office:value-type="float" office:value="2385145.66859312">
                <text:p>2385145.66859312</text:p>
              </table:table-cell>
              <table:table-cell office:value-type="float" office:value="10289428.412751">
                <text:p>10289428.412751</text:p>
              </table:table-cell>
              <table:table-cell office:value-type="float" office:value="33999095.8488618">
                <text:p>33999095.8488618</text:p>
              </table:table-cell>
              <table:table-cell office:value-type="float" office:value="67726416.0981404">
                <text:p>67726416.0981404</text:p>
              </table:table-cell>
              <table:table-cell office:value-type="float" office:value="89902047.3116888">
                <text:p>89902047.3116888</text:p>
              </table:table-cell>
              <table:table-cell office:value-type="float" office:value="100633704.445236">
                <text:p>100633704.445236</text:p>
              </table:table-cell>
              <table:table-cell office:value-type="float" office:value="106172131.801419">
                <text:p>106172131.801419</text:p>
              </table:table-cell>
              <table:table-cell office:value-type="float" office:value="109534623.572281">
                <text:p>109534623.572281</text:p>
              </table:table-cell>
              <table:table-cell office:value-type="float" office:value="111887923.08095">
                <text:p>111887923.08095</text:p>
              </table:table-cell>
              <table:table-cell office:value-type="float" office:value="113700985.903413">
                <text:p>113700985.903413</text:p>
              </table:table-cell>
              <table:table-cell office:value-type="float" office:value="115180723.988076">
                <text:p>115180723.988076</text:p>
              </table:table-cell>
              <table:table-cell office:value-type="float" office:value="116429067.024497">
                <text:p>116429067.024497</text:p>
              </table:table-cell>
              <table:table-cell office:value-type="float" office:value="117502496.860364">
                <text:p>117502496.860364</text:p>
              </table:table-cell>
              <table:table-cell office:value-type="float" office:value="118436104.328153">
                <text:p>118436104.3281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5174.522586737">
                <text:p>125174.522586737</text:p>
              </table:table-cell>
              <table:table-cell office:value-type="float" office:value="585906.890931171">
                <text:p>585906.890931171</text:p>
              </table:table-cell>
              <table:table-cell office:value-type="float" office:value="2745904.90501436">
                <text:p>2745904.90501436</text:p>
              </table:table-cell>
              <table:table-cell office:value-type="float" office:value="11874088.4226336">
                <text:p>11874088.4226336</text:p>
              </table:table-cell>
              <table:table-cell office:value-type="float" office:value="37865380.5826381">
                <text:p>37865380.5826381</text:p>
              </table:table-cell>
              <table:table-cell office:value-type="float" office:value="71266869.2651171">
                <text:p>71266869.2651171</text:p>
              </table:table-cell>
              <table:table-cell office:value-type="float" office:value="91645475.2221722">
                <text:p>91645475.2221722</text:p>
              </table:table-cell>
              <table:table-cell office:value-type="float" office:value="101387179.916665">
                <text:p>101387179.916665</text:p>
              </table:table-cell>
              <table:table-cell office:value-type="float" office:value="106508222.850757">
                <text:p>106508222.850757</text:p>
              </table:table-cell>
              <table:table-cell office:value-type="float" office:value="109693040.383117">
                <text:p>109693040.383117</text:p>
              </table:table-cell>
              <table:table-cell office:value-type="float" office:value="111966516.236747">
                <text:p>111966516.236747</text:p>
              </table:table-cell>
              <table:table-cell office:value-type="float" office:value="113741761.369536">
                <text:p>113741761.369536</text:p>
              </table:table-cell>
              <table:table-cell office:value-type="float" office:value="115202730.979426">
                <text:p>115202730.979426</text:p>
              </table:table-cell>
              <table:table-cell office:value-type="float" office:value="116441372.937636">
                <text:p>116441372.937636</text:p>
              </table:table-cell>
              <table:table-cell office:value-type="float" office:value="117509603.449816">
                <text:p>117509603.449816</text:p>
              </table:table-cell>
              <table:table-cell office:value-type="float" office:value="118440331.404258">
                <text:p>118440331.4042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5cm" svg:y="3.955cm" style:legend-expansion="high" chart:style-name="ch2"/>
        <chart:plot-area chart:style-name="ch3" table:cell-range-address="Sheet2.A12:Sheet2.B23" svg:x="0.32cm" svg:y="0.18cm" svg:width="10.275cm" svg:height="8.64cm">
          <chartooo:coordinate-region svg:x="1.555cm" svg:y="0.379cm" svg:width="8.64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2:Sheet2.B23" chart:class="chart:scatter">
            <chart:domain table:cell-range-address="Sheet2.A12:Sheet2.A23"/>
            <chart:regression-curve chart:style-name="ch8">
              <chart:equation chart:display-equation="true" chart:display-r-square="true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12:Sheet2.A23</svg:desc>
                </draw:g>
              </table:table-cell>
              <table:table-cell office:value-type="float" office:value="964.913719758057">
                <text:p>964.913719758057</text:p>
                <draw:g>
                  <svg:desc>Sheet2.B1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466.61950667623">
                <text:p>1466.61950667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27.83612859425">
                <text:p>2227.83612859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82.78989666116">
                <text:p>3382.78989666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135.12300098435">
                <text:p>5135.12300098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793.7796236837">
                <text:p>7793.7796236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827.4276675028">
                <text:p>11827.4276675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7946.9684586411">
                <text:p>17946.9684586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230.5815926303">
                <text:p>27230.5815926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1313.1185863715">
                <text:p>41313.1185863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2672.6975462257">
                <text:p>62672.6975462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95063.7819602351">
                <text:p>95063.78196023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5cm" svg:y="3.955cm" style:legend-expansion="high" chart:style-name="ch2"/>
        <chart:plot-area chart:style-name="ch3" table:cell-range-address="Sheet2.D15:Sheet2.E30" svg:x="0.32cm" svg:y="0.18cm" svg:width="10.275cm" svg:height="8.64cm">
          <chartooo:coordinate-region svg:x="1.555cm" svg:y="0.379cm" svg:width="8.44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5:Sheet2.E30" chart:class="chart:scatter">
            <chart:domain table:cell-range-address="Sheet2.D15:Sheet2.D30"/>
            <chart:regression-curve chart:style-name="ch8">
              <chart:equation chart:display-equation="true" chart:display-r-square="true"/>
            </chart:regression-curve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2.D15:Sheet2.D30</svg:desc>
                </draw:g>
              </table:table-cell>
              <table:table-cell office:value-type="float" office:value="964.357057308891">
                <text:p>964.357057308891</text:p>
                <draw:g>
                  <svg:desc>Sheet2.E15:Sheet2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320.81057637947">
                <text:p>1320.81057637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808.11225838783">
                <text:p>1808.11225838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474.2921052367">
                <text:p>2474.2921052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385.00843477495">
                <text:p>3385.00843477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4630.01630282219">
                <text:p>4630.01630282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6332.00797401957">
                <text:p>6332.00797401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658.69405562862">
                <text:p>8658.69405562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1839.3109018418">
                <text:p>11839.3109018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187.1716326158">
                <text:p>16187.1716326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2130.4653040053">
                <text:p>22130.465304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0254.3058567001">
                <text:p>30254.3058567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358.1116097339">
                <text:p>41358.1116097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6533.8516715769">
                <text:p>56533.8516715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77272.6489311891">
                <text:p>77272.6489311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05609.831426385">
                <text:p>105609.8314263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95cm" svg:y="3.955cm" style:legend-expansion="high" chart:style-name="ch2"/>
        <chart:plot-area chart:style-name="ch3" table:cell-range-address="Sheet2.G19:Sheet2.H39" svg:x="0.32cm" svg:y="0.18cm" svg:width="10.255cm" svg:height="8.64cm">
          <chartooo:coordinate-region svg:x="1.555cm" svg:y="0.379cm" svg:width="8.62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H19:Sheet2.H39" chart:class="chart:scatter">
            <chart:domain table:cell-range-address="Sheet2.G19:Sheet2.G39"/>
            <chart:regression-curve chart:style-name="ch8">
              <chart:equation chart:display-equation="true" chart:display-r-square="true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2.G19:Sheet2.G39</svg:desc>
                </draw:g>
              </table:table-cell>
              <table:table-cell office:value-type="float" office:value="932.334212861137">
                <text:p>932.334212861137</text:p>
                <draw:g>
                  <svg:desc>Sheet2.H19:Sheet2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174.96080885087">
                <text:p>1174.96080885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480.11670363643">
                <text:p>1480.1167036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863.91621223773">
                <text:p>1863.91621223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346.62607724582">
                <text:p>2346.62607724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953.73527795112">
                <text:p>2953.73527795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3717.30033609611">
                <text:p>3717.30033609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677.6369922646">
                <text:p>4677.6369922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5885.44731816349">
                <text:p>5885.44731816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404.4941661373">
                <text:p>7404.494166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9314.96350998732">
                <text:p>9314.96350998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1717.6911596724">
                <text:p>11717.6911596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4739.4753487282">
                <text:p>14739.4753487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8539.7530396002">
                <text:p>18539.7530396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3318.9882309575">
                <text:p>23318.9882309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9329.2084655673">
                <text:p>29329.2084655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6887.2352386619">
                <text:p>36887.2352386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46391.2900390727">
                <text:p>46391.2900390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58341.8261805982">
                <text:p>58341.8261805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3367.6442114681">
                <text:p>73367.6442114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92258.6032146554">
                <text:p>92258.60321465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6cm" svg:height="14.628cm" xlink:href=".." xlink:type="simple" chart:class="chart:scatter" chart:style-name="ch1">
        <chart:legend chart:legend-position="end" svg:x="20.921cm" svg:y="6.769cm" style:legend-expansion="high" chart:style-name="ch2"/>
        <chart:plot-area chart:style-name="ch3" table:cell-range-address="Sheet2.J55:Sheet2.K82" svg:x="0.52cm" svg:y="0.292cm" svg:width="19.881cm" svg:height="14.044cm">
          <chartooo:coordinate-region svg:x="1.362cm" svg:y="0.49cm" svg:width="18.643cm" svg:height="13.2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K55:Sheet2.K82" chart:class="chart:scatter">
            <chart:domain table:cell-range-address="Sheet2.J55:Sheet2.J82"/>
            <chart:regression-curve chart:style-name="ch7">
              <chart:equation chart:display-equation="true" chart:display-r-square="true"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2.J55:Sheet2.J82</svg:desc>
                </draw:g>
              </table:table-cell>
              <table:table-cell office:value-type="float" office:value="496.764926674543">
                <text:p>496.764926674543</text:p>
                <draw:g>
                  <svg:desc>Sheet2.K55:Sheet2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520.042288174115">
                <text:p>520.04228817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544.310617878273">
                <text:p>544.310617878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569.612102048421">
                <text:p>569.61210204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95.990722723074">
                <text:p>595.990722723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623.492334149414">
                <text:p>623.492334149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652.164742466983">
                <text:p>652.164742466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82.057788781758">
                <text:p>682.057788781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713.223435774912">
                <text:p>713.22343577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745.71585799634">
                <text:p>745.71585799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779.591535999871">
                <text:p>779.591535999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14.90935448329">
                <text:p>814.90935448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51.730704603538">
                <text:p>851.730704603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890.119590644495">
                <text:p>890.119590644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930.142741222522">
                <text:p>930.14274122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971.869725222448">
                <text:p>971.869725222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1015.37307266521">
                <text:p>1015.37307266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1060.72840071659">
                <text:p>1060.72840071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108.01454505573">
                <text:p>1108.01454505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157.31369683091">
                <text:p>1157.31369683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208.71154544025">
                <text:p>1208.71154544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1262.29742738467">
                <text:p>1262.29742738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1318.164481451">
                <text:p>1318.16448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1376.40981049442">
                <text:p>1376.40981049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1437.13465010006">
                <text:p>1437.13465010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1500.44454441653">
                <text:p>1500.44454441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566.44952946523">
                <text:p>1566.44952946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1635.26432424358">
                <text:p>1635.264324243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1cm" svg:y="3.707cm" style:legend-expansion="high" chart:style-name="ch2"/>
        <chart:plot-area chart:style-name="ch3" table:cell-range-address="Sheet1.A1:Sheet1.A82 Sheet1.F1:Sheet1.H82" chart:data-source-has-labels="row" svg:x="0.32cm" svg:y="0.18cm" svg:width="13.051cm" svg:height="8.64cm">
          <chartooo:coordinate-region svg:x="1.162cm" svg:y="0.379cm" svg:width="12.0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2" chart:label-cell-address="Sheet1.F1:Sheet1.F1" chart:class="chart:scatter">
            <chart:domain table:cell-range-address="Sheet1.A2:Sheet1.A82"/>
            <chart:data-point chart:repeated="81"/>
          </chart:series>
          <chart:series chart:style-name="ch7" chart:values-cell-range-address="Sheet1.G2:Sheet1.G82" chart:label-cell-address="Sheet1.G1:Sheet1.G1" chart:class="chart:scatter">
            <chart:data-point chart:repeated="81"/>
          </chart:series>
          <chart:series chart:style-name="ch8" chart:values-cell-range-address="Sheet1.H2:Sheet1.H82" chart:label-cell-address="Sheet1.H1:Sheet1.H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=0.9</text:p>
                <draw:g>
                  <svg:desc>Sheet1.F1:Sheet1.F1</svg:desc>
                </draw:g>
              </table:table-cell>
              <table:table-cell office:value-type="string">
                <text:p>R=1.0</text:p>
                <draw:g>
                  <svg:desc>Sheet1.G1:Sheet1.G1</svg:desc>
                </draw:g>
              </table:table-cell>
              <table:table-cell office:value-type="string">
                <text:p>R=1.1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0">
                <text:p>10</text:p>
                <draw:g>
                  <svg:desc>Sheet1.F2:Sheet1.F82</svg:desc>
                </draw:g>
              </table:table-cell>
              <table:table-cell office:value-type="float" office:value="10">
                <text:p>10</text:p>
                <draw:g>
                  <svg:desc>Sheet1.G2:Sheet1.G82</svg:desc>
                </draw:g>
              </table:table-cell>
              <table:table-cell office:value-type="float" office:value="10">
                <text:p>10</text:p>
                <draw:g>
                  <svg:desc>Sheet1.H2:Sheet1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567296277374">
                <text:p>11.8567296277374</text:p>
              </table:table-cell>
              <table:table-cell office:value-type="float" office:value="12.0846094026646">
                <text:p>12.0846094026646</text:p>
              </table:table-cell>
              <table:table-cell office:value-type="float" office:value="12.3171365790397">
                <text:p>12.3171365790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6751542497745">
                <text:p>13.6751542497745</text:p>
              </table:table-cell>
              <table:table-cell office:value-type="float" office:value="14.1692187291382">
                <text:p>14.1692187291382</text:p>
              </table:table-cell>
              <table:table-cell office:value-type="float" office:value="14.683083265142">
                <text:p>14.683083265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.4560641079853">
                <text:p>15.4560641079853</text:p>
              </table:table-cell>
              <table:table-cell office:value-type="float" office:value="16.2538279722288">
                <text:p>16.2538279722288</text:p>
              </table:table-cell>
              <table:table-cell office:value-type="float" office:value="17.0988682239617">
                <text:p>17.0988682239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2002331415303">
                <text:p>17.2002331415303</text:p>
              </table:table-cell>
              <table:table-cell office:value-type="float" office:value="18.3384371247447">
                <text:p>18.3384371247447</text:p>
              </table:table-cell>
              <table:table-cell office:value-type="float" office:value="19.5655412785741">
                <text:p>19.5655412785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.9084193231761">
                <text:p>18.9084193231761</text:p>
              </table:table-cell>
              <table:table-cell office:value-type="float" office:value="20.4230461794939">
                <text:p>20.4230461794939</text:p>
              </table:table-cell>
              <table:table-cell office:value-type="float" office:value="22.0841743656495">
                <text:p>22.0841743656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.5813649886745">
                <text:p>20.5813649886745</text:p>
              </table:table-cell>
              <table:table-cell office:value-type="float" office:value="22.5076551292847">
                <text:p>22.5076551292847</text:p>
              </table:table-cell>
              <table:table-cell office:value-type="float" office:value="24.6558620012353">
                <text:p>24.6558620012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.219797159349">
                <text:p>22.219797159349</text:p>
              </table:table-cell>
              <table:table-cell office:value-type="float" office:value="24.5922639669251">
                <text:p>24.5922639669251</text:p>
              </table:table-cell>
              <table:table-cell office:value-type="float" office:value="27.2817217563469">
                <text:p>27.281721756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.8244278580262">
                <text:p>23.8244278580262</text:p>
              </table:table-cell>
              <table:table-cell office:value-type="float" office:value="26.6768726852233">
                <text:p>26.6768726852233</text:p>
              </table:table-cell>
              <table:table-cell office:value-type="float" office:value="29.9628947425775">
                <text:p>29.9628947425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3959544184493">
                <text:p>25.3959544184493</text:p>
              </table:table-cell>
              <table:table-cell office:value-type="float" office:value="28.7614812769875">
                <text:p>28.7614812769875</text:p>
              </table:table-cell>
              <table:table-cell office:value-type="float" office:value="32.7005461079325">
                <text:p>32.700546107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.935059788309">
                <text:p>26.935059788309</text:p>
              </table:table-cell>
              <table:table-cell office:value-type="float" office:value="30.8460897350258">
                <text:p>30.8460897350258</text:p>
              </table:table-cell>
              <table:table-cell office:value-type="float" office:value="35.4958655431084">
                <text:p>35.4958655431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.4424128260244">
                <text:p>28.4424128260244</text:p>
              </table:table-cell>
              <table:table-cell office:value-type="float" office:value="32.9306980521464">
                <text:p>32.9306980521464</text:p>
              </table:table-cell>
              <table:table-cell office:value-type="float" office:value="38.3500677984338">
                <text:p>38.3500677984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.9186685913993">
                <text:p>29.9186685913993</text:p>
              </table:table-cell>
              <table:table-cell office:value-type="float" office:value="35.0153062211574">
                <text:p>35.0153062211574</text:p>
              </table:table-cell>
              <table:table-cell office:value-type="float" office:value="41.2643932116984">
                <text:p>41.2643932116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1.3644686302843">
                <text:p>31.3644686302843</text:p>
              </table:table-cell>
              <table:table-cell office:value-type="float" office:value="37.099914234867">
                <text:p>37.099914234867</text:p>
              </table:table-cell>
              <table:table-cell office:value-type="float" office:value="44.240108247096">
                <text:p>44.240108247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2.7804412533667">
                <text:p>32.7804412533667</text:p>
              </table:table-cell>
              <table:table-cell office:value-type="float" office:value="39.1845220860833">
                <text:p>39.1845220860833</text:p>
              </table:table-cell>
              <table:table-cell office:value-type="float" office:value="47.2785060455214">
                <text:p>47.2785060455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.1672018092087">
                <text:p>34.1672018092087</text:p>
              </table:table-cell>
              <table:table-cell office:value-type="float" office:value="41.2691297676146">
                <text:p>41.2691297676146</text:p>
              </table:table-cell>
              <table:table-cell office:value-type="float" office:value="50.3809069864544">
                <text:p>50.3809069864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.5253529516513">
                <text:p>35.5253529516513</text:p>
              </table:table-cell>
              <table:table-cell office:value-type="float" office:value="43.3537372722688">
                <text:p>43.3537372722688</text:p>
              </table:table-cell>
              <table:table-cell office:value-type="float" office:value="53.5486592616782">
                <text:p>53.548659261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.8554849017065">
                <text:p>36.8554849017065</text:p>
              </table:table-cell>
              <table:table-cell office:value-type="float" office:value="45.4383445928543">
                <text:p>45.4383445928543</text:p>
              </table:table-cell>
              <table:table-cell office:value-type="float" office:value="56.7831394610796">
                <text:p>56.7831394610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8.1581757040419">
                <text:p>38.1581757040419</text:p>
              </table:table-cell>
              <table:table-cell office:value-type="float" office:value="47.5229517221793">
                <text:p>47.5229517221793</text:p>
              </table:table-cell>
              <table:table-cell office:value-type="float" office:value="60.0857531707876">
                <text:p>60.085753170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9.4339914781781">
                <text:p>39.4339914781781</text:p>
              </table:table-cell>
              <table:table-cell office:value-type="float" office:value="49.6075586530517">
                <text:p>49.6075586530517</text:p>
              </table:table-cell>
              <table:table-cell office:value-type="float" office:value="63.4579355839072">
                <text:p>63.4579355839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.6834866644998">
                <text:p>40.6834866644998</text:p>
              </table:table-cell>
              <table:table-cell office:value-type="float" office:value="51.6921653782798">
                <text:p>51.6921653782798</text:p>
              </table:table-cell>
              <table:table-cell office:value-type="float" office:value="66.9011521241177">
                <text:p>66.901152124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1.907204265198">
                <text:p>41.907204265198</text:p>
              </table:table-cell>
              <table:table-cell office:value-type="float" office:value="53.776771890672">
                <text:p>53.776771890672</text:p>
              </table:table-cell>
              <table:table-cell office:value-type="float" office:value="70.4168990824011">
                <text:p>70.4168990824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.1056760802359">
                <text:p>43.1056760802359</text:p>
              </table:table-cell>
              <table:table-cell office:value-type="float" office:value="55.8613781830363">
                <text:p>55.8613781830363</text:p>
              </table:table-cell>
              <table:table-cell office:value-type="float" office:value="74.0067042671819">
                <text:p>74.0067042671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4.2794229384506">
                <text:p>44.2794229384506</text:p>
              </table:table-cell>
              <table:table-cell office:value-type="float" office:value="57.9459842481808">
                <text:p>57.9459842481808</text:p>
              </table:table-cell>
              <table:table-cell office:value-type="float" office:value="77.6721276681575">
                <text:p>77.6721276681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5.4289549238853">
                <text:p>45.4289549238853</text:p>
              </table:table-cell>
              <table:table-cell office:value-type="float" office:value="60.0305900789138">
                <text:p>60.0305900789138</text:p>
              </table:table-cell>
              <table:table-cell office:value-type="float" office:value="81.4147621341082">
                <text:p>81.4147621341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6.5547715974522">
                <text:p>46.5547715974522</text:p>
              </table:table-cell>
              <table:table-cell office:value-type="float" office:value="62.1151956680435">
                <text:p>62.1151956680435</text:p>
              </table:table-cell>
              <table:table-cell office:value-type="float" office:value="85.2362340649835">
                <text:p>85.2362340649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.6573622140263">
                <text:p>47.6573622140263</text:p>
              </table:table-cell>
              <table:table-cell office:value-type="float" office:value="64.199801008378">
                <text:p>64.199801008378</text:p>
              </table:table-cell>
              <table:table-cell office:value-type="float" office:value="89.1382041185619">
                <text:p>89.1382041185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.737205935057">
                <text:p>48.737205935057</text:p>
              </table:table-cell>
              <table:table-cell office:value-type="float" office:value="66.2844060927257">
                <text:p>66.2844060927257</text:p>
              </table:table-cell>
              <table:table-cell office:value-type="float" office:value="93.1223679319903">
                <text:p>93.1223679319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9.7947720367944">
                <text:p>49.7947720367944</text:p>
              </table:table-cell>
              <table:table-cell office:value-type="float" office:value="68.3690109138946">
                <text:p>68.3690109138946</text:p>
              </table:table-cell>
              <table:table-cell office:value-type="float" office:value="97.1904568585247">
                <text:p>97.1904568585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.8305201142198">
                <text:p>50.8305201142198</text:p>
              </table:table-cell>
              <table:table-cell office:value-type="float" office:value="70.4536154646929">
                <text:p>70.4536154646929</text:p>
              </table:table-cell>
              <table:table-cell office:value-type="float" office:value="101.344238719775">
                <text:p>101.344238719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1.8449002807709">
                <text:p>51.8449002807709</text:p>
              </table:table-cell>
              <table:table-cell office:value-type="float" office:value="72.5382197379289">
                <text:p>72.5382197379289</text:p>
              </table:table-cell>
              <table:table-cell office:value-type="float" office:value="105.585518573806">
                <text:p>105.585518573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2.8383533639451">
                <text:p>52.8383533639451</text:p>
              </table:table-cell>
              <table:table-cell office:value-type="float" office:value="74.6228237264108">
                <text:p>74.6228237264108</text:p>
              </table:table-cell>
              <table:table-cell office:value-type="float" office:value="109.9161394994">
                <text:p>109.9161394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3.8113110968686">
                <text:p>53.8113110968686</text:p>
              </table:table-cell>
              <table:table-cell office:value-type="float" office:value="76.7074274229468">
                <text:p>76.7074274229468</text:p>
              </table:table-cell>
              <table:table-cell office:value-type="float" office:value="114.33798339684">
                <text:p>114.33798339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4.7641963059131">
                <text:p>54.7641963059131</text:p>
              </table:table-cell>
              <table:table-cell office:value-type="float" office:value="78.7920308203451">
                <text:p>78.7920308203451</text:p>
              </table:table-cell>
              <table:table-cell office:value-type="float" office:value="118.85297180556">
                <text:p>118.85297180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5.6974230944416">
                <text:p>55.6974230944416</text:p>
              </table:table-cell>
              <table:table-cell office:value-type="float" office:value="80.8766339114138">
                <text:p>80.8766339114138</text:p>
              </table:table-cell>
              <table:table-cell office:value-type="float" office:value="123.463066739003">
                <text:p>123.463066739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6.6113970227642">
                <text:p>56.6113970227642</text:p>
              </table:table-cell>
              <table:table-cell office:value-type="float" office:value="82.9612366889615">
                <text:p>82.9612366889615</text:p>
              </table:table-cell>
              <table:table-cell office:value-type="float" office:value="128.170271537076">
                <text:p>128.170271537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7.5065152843822">
                <text:p>57.5065152843822</text:p>
              </table:table-cell>
              <table:table-cell office:value-type="float" office:value="85.0458391457964">
                <text:p>85.0458391457964</text:p>
              </table:table-cell>
              <table:table-cell office:value-type="float" office:value="132.976631736537">
                <text:p>132.976631736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8.3831668785935">
                <text:p>58.3831668785935</text:p>
              </table:table-cell>
              <table:table-cell office:value-type="float" office:value="87.1304412747264">
                <text:p>87.1304412747264</text:p>
              </table:table-cell>
              <table:table-cell office:value-type="float" office:value="137.884235959729">
                <text:p>137.884235959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9.2417327795422">
                <text:p>59.2417327795422</text:p>
              </table:table-cell>
              <table:table-cell office:value-type="float" office:value="89.21504306856">
                <text:p>89.21504306856</text:p>
              </table:table-cell>
              <table:table-cell office:value-type="float" office:value="142.89521682201">
                <text:p>142.89521682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0.0825861017759">
                <text:p>60.0825861017759</text:p>
              </table:table-cell>
              <table:table-cell office:value-type="float" office:value="91.2996445201052">
                <text:p>91.2996445201052</text:p>
              </table:table-cell>
              <table:table-cell office:value-type="float" office:value="148.01175185831">
                <text:p>148.0117518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0.9060922623894">
                <text:p>60.9060922623894</text:p>
              </table:table-cell>
              <table:table-cell office:value-type="float" office:value="93.38424562217">
                <text:p>93.38424562217</text:p>
              </table:table-cell>
              <table:table-cell office:value-type="float" office:value="153.23606446918">
                <text:p>153.23606446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1.7126091398252">
                <text:p>61.7126091398252</text:p>
              </table:table-cell>
              <table:table-cell office:value-type="float" office:value="95.4688463675636">
                <text:p>95.4688463675636</text:p>
              </table:table-cell>
              <table:table-cell office:value-type="float" office:value="158.570424886778">
                <text:p>158.570424886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2.5024872293935">
                <text:p>62.5024872293935</text:p>
              </table:table-cell>
              <table:table-cell office:value-type="float" office:value="97.5534467490937">
                <text:p>97.5534467490937</text:p>
              </table:table-cell>
              <table:table-cell office:value-type="float" office:value="164.017151161193">
                <text:p>164.017151161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3.276069795591">
                <text:p>63.276069795591</text:p>
              </table:table-cell>
              <table:table-cell office:value-type="float" office:value="99.6380467595686">
                <text:p>99.6380467595686</text:p>
              </table:table-cell>
              <table:table-cell office:value-type="float" office:value="169.578610167523">
                <text:p>169.578610167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4.0336930212695">
                <text:p>64.0336930212695</text:p>
              </table:table-cell>
              <table:table-cell office:value-type="float" office:value="101.722646391797">
                <text:p>101.722646391797</text:p>
              </table:table-cell>
              <table:table-cell office:value-type="float" office:value="175.257218634178">
                <text:p>175.257218634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4.7756861537333">
                <text:p>64.7756861537333</text:p>
              </table:table-cell>
              <table:table-cell office:value-type="float" office:value="103.807245638586">
                <text:p>103.807245638586</text:p>
              </table:table-cell>
              <table:table-cell office:value-type="float" office:value="181.055444192829">
                <text:p>181.055444192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5.5023716478172">
                <text:p>65.5023716478172</text:p>
              </table:table-cell>
              <table:table-cell office:value-type="float" office:value="105.891844492745">
                <text:p>105.891844492745</text:p>
              </table:table-cell>
              <table:table-cell office:value-type="float" office:value="186.975806450456">
                <text:p>186.975806450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6.2140653060192">
                <text:p>66.2140653060192</text:p>
              </table:table-cell>
              <table:table-cell office:value-type="float" office:value="107.976442947082">
                <text:p>107.976442947082</text:p>
              </table:table-cell>
              <table:table-cell office:value-type="float" office:value="193.020878083981">
                <text:p>193.020878083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6.9110764157383">
                <text:p>66.9110764157383</text:p>
              </table:table-cell>
              <table:table-cell office:value-type="float" office:value="110.061040994405">
                <text:p>110.061040994405</text:p>
              </table:table-cell>
              <table:table-cell office:value-type="float" office:value="199.193285957949">
                <text:p>199.193285957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7.5937078836801">
                <text:p>67.5937078836801</text:p>
              </table:table-cell>
              <table:table-cell office:value-type="float" office:value="112.145638627523">
                <text:p>112.145638627523</text:p>
              </table:table-cell>
              <table:table-cell office:value-type="float" office:value="205.495712265733">
                <text:p>205.4957122657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8.2622563674932">
                <text:p>68.2622563674932</text:p>
              </table:table-cell>
              <table:table-cell office:value-type="float" office:value="114.230235839243">
                <text:p>114.230235839243</text:p>
              </table:table-cell>
              <table:table-cell office:value-type="float" office:value="211.930895694778">
                <text:p>211.930895694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8.9170124046848">
                <text:p>68.9170124046848</text:p>
              </table:table-cell>
              <table:table-cell office:value-type="float" office:value="116.314832622375">
                <text:p>116.314832622375</text:p>
              </table:table-cell>
              <table:table-cell office:value-type="float" office:value="218.501632616368">
                <text:p>218.501632616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9.5582605388861">
                <text:p>69.5582605388861</text:p>
              </table:table-cell>
              <table:table-cell office:value-type="float" office:value="118.399428969726">
                <text:p>118.399428969726</text:p>
              </table:table-cell>
              <table:table-cell office:value-type="float" office:value="225.21077830046">
                <text:p>225.21077830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0.1862794435009">
                <text:p>70.1862794435009</text:p>
              </table:table-cell>
              <table:table-cell office:value-type="float" office:value="120.484024874105">
                <text:p>120.484024874105</text:p>
              </table:table-cell>
              <table:table-cell office:value-type="float" office:value="232.061248156081">
                <text:p>232.061248156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0.801342042814">
                <text:p>70.801342042814</text:p>
              </table:table-cell>
              <table:table-cell office:value-type="float" office:value="122.568620328319">
                <text:p>122.568620328319</text:p>
              </table:table-cell>
              <table:table-cell office:value-type="float" office:value="239.056018997852">
                <text:p>239.056018997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1.4037156305915">
                <text:p>71.4037156305915</text:p>
              </table:table-cell>
              <table:table-cell office:value-type="float" office:value="124.653215325179">
                <text:p>124.653215325179</text:p>
              </table:table-cell>
              <table:table-cell office:value-type="float" office:value="246.198130339167">
                <text:p>246.198130339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1.9936619862436">
                <text:p>71.9936619862436</text:p>
              </table:table-cell>
              <table:table-cell office:value-type="float" office:value="126.737809857491">
                <text:p>126.737809857491</text:p>
              </table:table-cell>
              <table:table-cell office:value-type="float" office:value="253.49068571261">
                <text:p>253.49068571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2.5714374885841">
                <text:p>72.5714374885841</text:p>
              </table:table-cell>
              <table:table-cell office:value-type="float" office:value="128.822403918064">
                <text:p>128.822403918064</text:p>
              </table:table-cell>
              <table:table-cell office:value-type="float" office:value="260.936854018167">
                <text:p>260.936854018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3.1372932272495">
                <text:p>73.1372932272495</text:p>
              </table:table-cell>
              <table:table-cell office:value-type="float" office:value="130.906997499707">
                <text:p>130.906997499707</text:p>
              </table:table-cell>
              <table:table-cell office:value-type="float" office:value="268.539870899828">
                <text:p>268.539870899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6914751118092">
                <text:p>73.6914751118092</text:p>
              </table:table-cell>
              <table:table-cell office:value-type="float" office:value="132.991590595228">
                <text:p>132.991590595228</text:p>
              </table:table-cell>
              <table:table-cell office:value-type="float" office:value="276.303040151155">
                <text:p>276.303040151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4.2342239786394">
                <text:p>74.2342239786394</text:p>
              </table:table-cell>
              <table:table-cell office:value-type="float" office:value="135.076183197435">
                <text:p>135.076183197435</text:p>
              </table:table-cell>
              <table:table-cell office:value-type="float" office:value="284.229735150467">
                <text:p>284.2297351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4.765775695577">
                <text:p>74.765775695577</text:p>
              </table:table-cell>
              <table:table-cell office:value-type="float" office:value="137.160775299137">
                <text:p>137.160775299137</text:p>
              </table:table-cell>
              <table:table-cell office:value-type="float" office:value="292.323400326215">
                <text:p>292.3234003262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5.2863612644238">
                <text:p>75.2863612644238</text:p>
              </table:table-cell>
              <table:table-cell office:value-type="float" office:value="139.245366893142">
                <text:p>139.245366893142</text:p>
              </table:table-cell>
              <table:table-cell office:value-type="float" office:value="300.587552653229">
                <text:p>300.587552653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5.7962069213368">
                <text:p>75.7962069213368</text:p>
              </table:table-cell>
              <table:table-cell office:value-type="float" office:value="141.329957972257">
                <text:p>141.329957972257</text:p>
              </table:table-cell>
              <table:table-cell office:value-type="float" office:value="309.025783180457">
                <text:p>309.025783180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.295534235141">
                <text:p>76.295534235141</text:p>
              </table:table-cell>
              <table:table-cell office:value-type="float" office:value="143.414548529293">
                <text:p>143.414548529293</text:p>
              </table:table-cell>
              <table:table-cell office:value-type="float" office:value="317.64175859084">
                <text:p>317.64175859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6.7845602036181">
                <text:p>76.7845602036181</text:p>
              </table:table-cell>
              <table:table-cell office:value-type="float" office:value="145.499138557057">
                <text:p>145.499138557057</text:p>
              </table:table-cell>
              <table:table-cell office:value-type="float" office:value="326.439222794094">
                <text:p>326.439222794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7.2634973478108">
                <text:p>77.2634973478108</text:p>
              </table:table-cell>
              <table:table-cell office:value-type="float" office:value="147.583728048358">
                <text:p>147.583728048358</text:p>
              </table:table-cell>
              <table:table-cell office:value-type="float" office:value="335.421998552939">
                <text:p>335.421998552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7.7325538043752">
                <text:p>77.7325538043752</text:p>
              </table:table-cell>
              <table:table-cell office:value-type="float" office:value="149.668316996004">
                <text:p>149.668316996004</text:p>
              </table:table-cell>
              <table:table-cell office:value-type="float" office:value="344.593989143623">
                <text:p>344.593989143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8.1919334160329">
                <text:p>78.1919334160329</text:p>
              </table:table-cell>
              <table:table-cell office:value-type="float" office:value="151.752905392803">
                <text:p>151.752905392803</text:p>
              </table:table-cell>
              <table:table-cell office:value-type="float" office:value="353.95918005138">
                <text:p>353.95918005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8.6418358201572">
                <text:p>78.6418358201572</text:p>
              </table:table-cell>
              <table:table-cell office:value-type="float" office:value="153.837493231564">
                <text:p>153.837493231564</text:p>
              </table:table-cell>
              <table:table-cell office:value-type="float" office:value="363.521640701568">
                <text:p>363.521640701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9.0824565355311">
                <text:p>79.0824565355311</text:p>
              </table:table-cell>
              <table:table-cell office:value-type="float" office:value="155.922080505096">
                <text:p>155.922080505096</text:p>
              </table:table-cell>
              <table:table-cell office:value-type="float" office:value="373.285526227279">
                <text:p>373.285526227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9.5139870473118">
                <text:p>79.5139870473118</text:p>
              </table:table-cell>
              <table:table-cell office:value-type="float" office:value="158.006667206205">
                <text:p>158.006667206205</text:p>
              </table:table-cell>
              <table:table-cell office:value-type="float" office:value="383.25507927413">
                <text:p>383.25507927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9.936614890248">
                <text:p>79.936614890248</text:p>
              </table:table-cell>
              <table:table-cell office:value-type="float" office:value="160.091253327703">
                <text:p>160.091253327703</text:p>
              </table:table-cell>
              <table:table-cell office:value-type="float" office:value="393.434631843056">
                <text:p>393.434631843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0.3505237301764">
                <text:p>80.3505237301764</text:p>
              </table:table-cell>
              <table:table-cell office:value-type="float" office:value="162.175838862395">
                <text:p>162.175838862395</text:p>
              </table:table-cell>
              <table:table-cell office:value-type="float" office:value="403.828607171895">
                <text:p>403.828607171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0.755893443838">
                <text:p>80.755893443838</text:p>
              </table:table-cell>
              <table:table-cell office:value-type="float" office:value="164.260423803092">
                <text:p>164.260423803092</text:p>
              </table:table-cell>
              <table:table-cell office:value-type="float" office:value="414.441521656571">
                <text:p>414.441521656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.1529001970514">
                <text:p>81.1529001970514</text:p>
              </table:table-cell>
              <table:table-cell office:value-type="float" office:value="166.345008142603">
                <text:p>166.345008142603</text:p>
              </table:table-cell>
              <table:table-cell office:value-type="float" office:value="425.277986812725">
                <text:p>425.277986812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1.5417165212681">
                <text:p>81.5417165212681</text:p>
              </table:table-cell>
              <table:table-cell office:value-type="float" office:value="168.429591873734">
                <text:p>168.429591873734</text:p>
              </table:table-cell>
              <table:table-cell office:value-type="float" office:value="436.342711278631">
                <text:p>436.342711278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1.9225113885463">
                <text:p>81.9225113885463</text:p>
              </table:table-cell>
              <table:table-cell office:value-type="float" office:value="170.514174989293">
                <text:p>170.514174989293</text:p>
              </table:table-cell>
              <table:table-cell office:value-type="float" office:value="447.640502860281">
                <text:p>447.640502860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2.2954502849911">
                <text:p>82.2954502849911</text:p>
              </table:table-cell>
              <table:table-cell office:value-type="float" office:value="172.598757482093">
                <text:p>172.598757482093</text:p>
              </table:table-cell>
              <table:table-cell office:value-type="float" office:value="459.176270619488">
                <text:p>459.176270619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2.6606952826629">
                <text:p>82.6606952826629</text:p>
              </table:table-cell>
              <table:table-cell office:value-type="float" office:value="174.683339344938">
                <text:p>174.683339344938</text:p>
              </table:table-cell>
              <table:table-cell office:value-type="float" office:value="470.955027005964">
                <text:p>470.955027005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3.0184051100147">
                <text:p>83.0184051100147</text:p>
              </table:table-cell>
              <table:table-cell office:value-type="float" office:value="176.76792057064">
                <text:p>176.76792057064</text:p>
              </table:table-cell>
              <table:table-cell office:value-type="float" office:value="482.981890034275">
                <text:p>482.981890034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